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6.451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5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1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3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60"/>
    <style:style style:name="ce6" style:family="table-cell" style:parent-style-name="Default" style:data-style-name="N111"/>
    <style:style style:name="ce7" style:family="table-cell" style:parent-style-name="Default" style:data-style-name="N117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/>
    <style:style style:name="ce14" style:family="table-cell" style:parent-style-name="Default" style:data-style-name="N1"/>
    <style:style style:name="ce15" style:family="table-cell" style:parent-style-name="Default" style:data-style-name="N118"/>
    <style:style style:name="ce16" style:family="table-cell" style:parent-style-name="Default" style:data-style-name="N11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loorplan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 table:number-columns-repeated="3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0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office:value-type="string" calcext:value-type="string">
            <text:p>LC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CX</text:p>
          </table:table-cell>
          <table:table-cell table:style-name="Default" office:value-type="float" office:value="0.005145" calcext:value-type="float">
            <text:p>0.005145</text:p>
          </table:table-cell>
          <table:table-cell table:style-name="Default"/>
          <table:table-cell table:style-name="Default" office:value-type="string" calcext:value-type="string">
            <text:p>Specific heat capacity (Air)</text:p>
          </table:table-cell>
          <table:table-cell table:style-name="ce5" office:value-type="float" office:value="1750000" calcext:value-type="float">
            <text:p>1.75E+006</text:p>
          </table:table-cell>
          <table:table-cell office:value-type="string" calcext:value-type="string">
            <text:p>J/(m^3K)</text:p>
          </table:table-cell>
          <table:table-cell/>
          <table:table-cell table:style-name="ce5" office:value-type="float" office:value="1169" calcext:value-type="float">
            <text:p>1.17E+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Y</text:p>
          </table:table-cell>
          <table:table-cell table:style-name="Default" office:value-type="float" office:value="0.005145" calcext:value-type="float">
            <text:p>0.005145</text:p>
          </table:table-cell>
          <table:table-cell table:style-name="Default"/>
          <table:table-cell table:style-name="Default" office:value-type="string" calcext:value-type="string">
            <text:p>Resistivity (Air)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string" calcext:value-type="string">
            <text:p>(m-K)/W</text:p>
          </table:table-cell>
          <table:table-cell/>
          <table:table-cell office:value-type="float" office:value="38.16" calcext:value-type="float">
            <text:p>38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0.007" calcext:value-type="float">
            <text:p>0.007</text:p>
          </table:table-cell>
          <table:table-cell table:style-name="Default" table:number-columns-repeated="3"/>
          <table:table-cell table:number-columns-repeated="2"/>
          <table:table-cell table:style-name="ce3" office:value-type="float" office:value="0.0074496" calcext:value-type="float">
            <text:p>0.00744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X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/>
          <table:table-cell table:style-name="Default" office:value-type="string" calcext:value-type="string">
            <text:p>Check<text:a xlink:href="../../../../../../../../sem1/hpc/3d_dram/res/Peri/hmc_1GB_16b_HP_8L_2kPage.out" xlink:type="simple">/home/siddhulokesh/sem1/hpc/3d_dram/res/Peri/hmc_1GB_16b_HP_8L_2kPage.out</text:a></text:p>
          </table:table-cell>
          <table:table-cell table:style-name="Default"/>
          <table:table-cell table:number-columns-repeated="5"/>
          <table:table-cell office:value-type="string" calcext:value-type="string">
            <text:p><text:a xlink:href="../../../../../../mcpat_exp/HostCore/res/power_300.txt" xlink:type="simple">/home/siddhulokesh/sniper/test/mcpat_exp/HostCore/res/power_300.txt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Y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/>
          <table:table-cell table:style-name="Default" office:value-type="string" calcext:value-type="string">
            <text:p>MemArea(mm2)</text:p>
          </table:table-cell>
          <table:table-cell table:style-name="Default" office:value-type="float" office:value="46.6191" calcext:value-type="float">
            <text:p>46.6191</text:p>
          </table:table-cell>
          <table:table-cell office:value-type="string" calcext:value-type="string">
            <text:p>MemSide(mm)</text:p>
          </table:table-cell>
          <table:table-cell table:style-name="ce6" table:formula="of:= [.E28]^(0.5)" office:value-type="float" office:value="6.82781809951027" calcext:value-type="float">
            <text:p>6.82782</text:p>
          </table:table-cell>
          <table:table-cell office:value-type="string" calcext:value-type="string">
            <text:p>BankSide(mm)</text:p>
          </table:table-cell>
          <table:table-cell table:style-name="ce7" table:formula="of:=[.G28]/4" office:value-type="float" office:value="1.70695452487757" calcext:value-type="float">
            <text:p>1.707</text:p>
          </table:table-cell>
          <table:table-cell office:value-type="string" calcext:value-type="string">
            <text:p>BankSide(m)</text:p>
          </table:table-cell>
          <table:table-cell table:formula="of:=[.I28]/1000" office:value-type="float" office:value="0.00170695452487757" calcext:value-type="float">
            <text:p>0.0017069545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0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2" table:formula="of:=(4*[.B24] + [.B26] + 4*[.B27])" office:value-type="float" office:value="0.034407818" calcext:value-type="float">
            <text:p>0.034408</text:p>
          </table:table-cell>
          <table:table-cell table:style-name="ce2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number-columns-repeated="3"/>
          <table:table-cell table:style-name="ce2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C0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T_0</text:p>
          </table:table-cell>
          <table:table-cell table:style-name="ce4" table:formula="of:=(4*[.B24] + [.B26] + 4*[.B27])" office:value-type="float" office:value="0.034407818" calcext:value-type="float">
            <text:p>0.034408</text:p>
          </table:table-cell>
          <table:table-cell table:style-name="ce4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office:value-type="float" office:value="0" calcext:value-type="float">
            <text:p>0.00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0 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2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3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1</text:p>
          </table:table-cell>
          <table:table-cell table:formula="of:=[.$B$26]" office:value-type="float" office:value="0.007" calcext:value-type="float">
            <text:p>0.007000</text:p>
          </table:table-cell>
          <table:table-cell table:formula="of:= 4*[.$B$28]" office:value-type="float" office:value="0.006827818" calcext:value-type="float">
            <text:p>0.006828</text:p>
          </table:table-cell>
          <table:table-cell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2</text:p>
          </table:table-cell>
          <table:table-cell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formula="of:= 4*[.$B$24]" office:value-type="float" office:value="0.02058" calcext:value-type="float">
            <text:p>0.020580</text:p>
          </table:table-cell>
          <table:table-cell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3</text:p>
          </table:table-cell>
          <table:table-cell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formula="of:= 4*[.$B$24]" office:value-type="float" office:value="0.02058" calcext:value-type="float">
            <text:p>0.020580</text:p>
          </table:table-cell>
          <table:table-cell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Total Core X</text:p>
          </table:table-cell>
          <table:table-cell table:style-name="Default" table:formula="of:=(4*[.B24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office:value-type="string" calcext:value-type="string">
            <text:p>Core X</text:p>
          </table:table-cell>
          <table:table-cell table:formula="of:= [.B66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  <table:table-cell table:number-columns-repeated="5"/>
        </table:table-row>
        <table:table-row table:style-name="ro1">
          <table:table-cell office:value-type="string" calcext:value-type="string">
            <text:p>Total Core Y</text:p>
          </table:table-cell>
          <table:table-cell table:style-name="Default" table:formula="of:=(4*[.B25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table:style-name="Default" office:value-type="string" calcext:value-type="string">
            <text:p>Core Y</text:p>
          </table:table-cell>
          <table:table-cell table:formula="of:= [.B67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9" table:style-name="ce9"/>
          <table:table-cell table:number-columns-repeated="5"/>
        </table:table-row>
        <table:table-row table:style-name="ro1">
          <table:table-cell office:value-type="string" calcext:value-type="string">
            <text:p>Total Core Area</text:p>
          </table:table-cell>
          <table:table-cell table:formula="of:= [.B67] * [.B66]" office:value-type="float" office:value="423.5364" calcext:value-type="float">
            <text:p>423.536400</text:p>
          </table:table-cell>
          <table:table-cell table:style-name="ce4" office:value-type="string" calcext:value-type="string">
            <text:p>mm^2</text:p>
          </table:table-cell>
          <table:table-cell table:style-name="Default"/>
          <table:table-cell office:value-type="string" calcext:value-type="string">
            <text:p>Core Area</text:p>
          </table:table-cell>
          <table:table-cell table:style-name="ce2" table:formula="of:= [.F67] * [.F66]" office:value-type="float" office:value="26.471025" calcext:value-type="float">
            <text:p>26.471025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B3_0</text:p>
          </table:table-cell>
          <table:table-cell table:style-name="ce8" office:value-type="string" calcext:value-type="string">
            <text:p>B3_1</text:p>
          </table:table-cell>
          <table:table-cell table:style-name="ce8" office:value-type="string" calcext:value-type="string">
            <text:p>B3_2</text:p>
          </table:table-cell>
          <table:table-cell table:style-name="ce8" office:value-type="string" calcext:value-type="string">
            <text:p>B3_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/>
          <table:table-cell table:style-name="ce5"/>
          <table:table-cell table:style-name="ce4"/>
          <table:table-cell/>
          <table:covered-table-cell table:number-columns-repeated="5" table:style-name="ce9"/>
          <table:table-cell table:style-name="ce8" office:value-type="string" calcext:value-type="string">
            <text:p>B2_0</text:p>
          </table:table-cell>
          <table:table-cell table:style-name="ce8" office:value-type="string" calcext:value-type="string">
            <text:p>B2_1</text:p>
          </table:table-cell>
          <table:table-cell table:style-name="ce8" office:value-type="string" calcext:value-type="string">
            <text:p>B2_2</text:p>
          </table:table-cell>
          <table:table-cell table:style-name="ce8" office:value-type="string" calcext:value-type="string">
            <text:p>B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 Die X</text:p>
          </table:table-cell>
          <table:table-cell table:formula="of:=(4*[.B27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office:value-type="string" calcext:value-type="string">
            <text:p>Bank X</text:p>
          </table:table-cell>
          <table:table-cell table:formula="of:= [.B70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B1_0</text:p>
          </table:table-cell>
          <table:table-cell table:style-name="ce8" office:value-type="string" calcext:value-type="string">
            <text:p>B1_1</text:p>
          </table:table-cell>
          <table:table-cell table:style-name="ce8" office:value-type="string" calcext:value-type="string">
            <text:p>B1_2</text:p>
          </table:table-cell>
          <table:table-cell table:style-name="ce8" office:value-type="string" calcext:value-type="string">
            <text:p>B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 Die Y</text:p>
          </table:table-cell>
          <table:table-cell table:formula="of:=(4*[.B28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table:style-name="Default" office:value-type="string" calcext:value-type="string">
            <text:p>Bank Y</text:p>
          </table:table-cell>
          <table:table-cell table:formula="of:= [.B71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5" table:style-name="ce9"/>
          <table:table-cell table:style-name="ce8" office:value-type="string" calcext:value-type="string">
            <text:p>B0_0</text:p>
          </table:table-cell>
          <table:table-cell table:style-name="ce8" office:value-type="string" calcext:value-type="string">
            <text:p>B0_1</text:p>
          </table:table-cell>
          <table:table-cell table:style-name="ce8" office:value-type="string" calcext:value-type="string">
            <text:p>B0_2</text:p>
          </table:table-cell>
          <table:table-cell table:style-name="ce8" office:value-type="string" calcext:value-type="string">
            <text:p>B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ie Area</text:p>
          </table:table-cell>
          <table:table-cell table:formula="of:= [.B71] * [.B70]" office:value-type="float" office:value="46.619098641124" calcext:value-type="float">
            <text:p>46.619099</text:p>
          </table:table-cell>
          <table:table-cell table:style-name="ce4" office:value-type="string" calcext:value-type="string">
            <text:p>mm^2</text:p>
          </table:table-cell>
          <table:table-cell table:style-name="Default"/>
          <table:table-cell table:style-name="Default" office:value-type="string" calcext:value-type="string">
            <text:p>Bank Area</text:p>
          </table:table-cell>
          <table:table-cell table:style-name="ce2" table:formula="of:= [.F71] * [.F70]" office:value-type="float" office:value="2.91369366507025" calcext:value-type="float">
            <text:p>2.913694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covered-table-cell table:number-columns-repeated="9" table:style-name="ce9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Total X</text:p>
          </table:table-cell>
          <table:table-cell table:style-name="Default" table:formula="of:=(4*[.B24] + [.B26] + 4*[.B27])" office:value-type="float" office:value="0.034407818" calcext:value-type="float">
            <text:p>0.034407818</text:p>
          </table:table-cell>
          <table:table-cell table:style-name="Default" office:value-type="string" calcext:value-type="string">
            <text:p>m</text:p>
          </table:table-cell>
          <table:table-cell table:style-name="Default" table:formula="of:=[.B75] * 1000" office:value-type="float" office:value="34.407818" calcext:value-type="float">
            <text:p>34.40781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Y</text:p>
          </table:table-cell>
          <table:table-cell table:style-name="Default" table:formula="of:= 4 * [.B25]" office:value-type="float" office:value="0.02058" calcext:value-type="float">
            <text:p>0.02058</text:p>
          </table:table-cell>
          <table:table-cell table:style-name="Default" office:value-type="string" calcext:value-type="string">
            <text:p>m</text:p>
          </table:table-cell>
          <table:table-cell table:style-name="Default" table:formula="of:=[.B76]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Area</text:p>
          </table:table-cell>
          <table:table-cell table:style-name="Default" table:formula="of:= [.B75] * [.B76]" office:value-type="float" office:value="0.00070811289444" calcext:value-type="float">
            <text:p>0.0007081129</text:p>
          </table:table-cell>
          <table:table-cell table:style-name="Default" office:value-type="string" calcext:value-type="string">
            <text:p>m^2</text:p>
          </table:table-cell>
          <table:table-cell table:style-name="Default"/>
          <table:table-cell table:style-name="ce4"/>
          <table:table-cell table:number-columns-repeated="17"/>
        </table:table-row>
        <table:table-row table:style-name="ro1">
          <table:table-cell/>
          <table:table-cell table:style-name="Default" table:formula="of:=[.B77] * 1000000" office:value-type="float" office:value="708.11289444" calcext:value-type="float">
            <text:p>708.11289444</text:p>
          </table:table-cell>
          <table:table-cell table:style-name="Default" office:value-type="string" calcext:value-type="string">
            <text:p>mm^2</text:p>
          </table:table-cell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ce3" table:number-columns-repeated="2"/>
          <table:table-cell table:number-columns-repeated="10"/>
        </table:table-row>
        <table:table-row table:style-name="ro1" table:number-rows-repeated="16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formula="of:=240000000/16" office:value-type="float" office:value="15000000" calcext:value-type="float">
            <text:p>15000000</text:p>
          </table:table-cell>
          <table:table-cell table:number-columns-repeated="14"/>
        </table:table-row>
      </table:table>
      <table:table table:name="Floorplan_exp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0.0017069545" calcext:value-type="float">
            <text:p>0.001707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0.0017069545" calcext:value-type="float">
            <text:p>0.001707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B0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X</text:p>
          </table:table-cell>
          <table:table-cell table:style-name="Default" office:value-type="float" office:value="0.005145" calcext:value-type="float">
            <text:p>0.005145</text:p>
          </table:table-cell>
          <table:table-cell/>
          <table:table-cell office:value-type="string" calcext:value-type="string">
            <text:p>Specific heat capacity (Air)</text:p>
          </table:table-cell>
          <table:table-cell table:style-name="ce5" office:value-type="float" office:value="1750000" calcext:value-type="float">
            <text:p>1.75E+006</text:p>
          </table:table-cell>
          <table:table-cell office:value-type="string" calcext:value-type="string">
            <text:p>J/(m^3K)</text:p>
          </table:table-cell>
          <table:table-cell/>
          <table:table-cell table:style-name="ce5" office:value-type="float" office:value="1169" calcext:value-type="float">
            <text:p>1.17E+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Y</text:p>
          </table:table-cell>
          <table:table-cell table:style-name="Default" office:value-type="float" office:value="0.005145" calcext:value-type="float">
            <text:p>0.005145</text:p>
          </table:table-cell>
          <table:table-cell/>
          <table:table-cell office:value-type="string" calcext:value-type="string">
            <text:p>Resistivity (Air)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string" calcext:value-type="string">
            <text:p>(m-K)/W</text:p>
          </table:table-cell>
          <table:table-cell/>
          <table:table-cell office:value-type="float" office:value="38.16" calcext:value-type="float">
            <text:p>38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0.007" calcext:value-type="float">
            <text:p>0.007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0.0074496" calcext:value-type="float">
            <text:p>0.00744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X</text:p>
          </table:table-cell>
          <table:table-cell table:style-name="ce1" office:value-type="float" office:value="0.0017069545" calcext:value-type="float">
            <text:p>0.0017070</text:p>
          </table:table-cell>
          <table:table-cell/>
          <table:table-cell office:value-type="string" calcext:value-type="string">
            <text:p>Check<text:a xlink:href="../../../../../../../../sem1/hpc/3d_dram/res/Peri/hmc_1GB_16b_HP_8L_2kPage.out" xlink:type="simple">/home/siddhulokesh/sem1/hpc/3d_dram/res/Peri/hmc_1GB_16b_HP_8L_2kPage.out</text:a></text:p>
          </table:table-cell>
          <table:table-cell table:style-name="Default"/>
          <table:table-cell table:number-columns-repeated="5"/>
          <table:table-cell office:value-type="string" calcext:value-type="string">
            <text:p><text:a xlink:href="../../../../../../mcpat_exp/HostCore/res/power_300.txt" xlink:type="simple">/home/siddhulokesh/sniper/test/mcpat_exp/HostCore/res/power_300.txt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Y</text:p>
          </table:table-cell>
          <table:table-cell table:style-name="ce1" office:value-type="float" office:value="0.0017069545" calcext:value-type="float">
            <text:p>0.0017070</text:p>
          </table:table-cell>
          <table:table-cell/>
          <table:table-cell office:value-type="string" calcext:value-type="string">
            <text:p>MemArea(mm2)</text:p>
          </table:table-cell>
          <table:table-cell table:style-name="Default" office:value-type="float" office:value="46.6191" calcext:value-type="float">
            <text:p>46.6191</text:p>
          </table:table-cell>
          <table:table-cell office:value-type="string" calcext:value-type="string">
            <text:p>MemSide(mm)</text:p>
          </table:table-cell>
          <table:table-cell table:style-name="ce6" table:formula="of:= [.E28]^(0.5)" office:value-type="float" office:value="6.82781809951027" calcext:value-type="float">
            <text:p>6.82782</text:p>
          </table:table-cell>
          <table:table-cell office:value-type="string" calcext:value-type="string">
            <text:p>BankSide(mm)</text:p>
          </table:table-cell>
          <table:table-cell table:style-name="ce7" table:formula="of:=[.G28]/4" office:value-type="float" office:value="1.70695452487757" calcext:value-type="float">
            <text:p>1.707</text:p>
          </table:table-cell>
          <table:table-cell office:value-type="string" calcext:value-type="string">
            <text:p>BankSide(m)</text:p>
          </table:table-cell>
          <table:table-cell table:formula="of:=[.I28]/1000" office:value-type="float" office:value="0.00170695452487757" calcext:value-type="float">
            <text:p>0.00170695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ir Width Right</text:p>
          </table:table-cell>
          <table:table-cell table:style-name="Default" office:value-type="float" office:value="0.007" calcext:value-type="float">
            <text:p>0.007</text:p>
          </table:table-cell>
          <table:table-cell table:number-columns-repeated="2"/>
          <table:table-cell table:style-name="Default"/>
          <table:table-cell/>
          <table:table-cell table:style-name="ce6"/>
          <table:table-cell/>
          <table:table-cell table:style-name="ce7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0_0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2" table:formula="of:=(4*[.B24] + [.B26] + 4*[.B27]) + [.B66]" office:value-type="float" office:value="0.041407818" calcext:value-type="float">
            <text:p>0.041408</text:p>
          </table:table-cell>
          <table:table-cell table:style-name="ce2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1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[.$B$24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number-columns-repeated="3"/>
          <table:table-cell table:style-name="ce2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C0_2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2*[.$B$24]" office:value-type="float" office:value="0.01029" calcext:value-type="float">
            <text:p>0.010290</text:p>
          </table:table-cell>
          <table:table-cell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T_0</text:p>
          </table:table-cell>
          <table:table-cell table:style-name="ce4" table:formula="of:=(4*[.B24] + [.B26] + 4*[.B27]) + [.B66]" office:value-type="float" office:value="0.041407818" calcext:value-type="float">
            <text:p>0.041408</text:p>
          </table:table-cell>
          <table:table-cell table:style-name="ce4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3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3*[.$B$24]" office:value-type="float" office:value="0.015435" calcext:value-type="float">
            <text:p>0.015435</text:p>
          </table:table-cell>
          <table:table-cell office:value-type="float" office:value="0" calcext:value-type="float">
            <text:p>0.00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0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office:value-type="float" office:value="0" calcext:value-type="float">
            <text:p>0.00000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1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2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2*[.$B$24]" office:value-type="float" office:value="0.01029" calcext:value-type="float">
            <text:p>0.01029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3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3*[.$B$24]" office:value-type="float" office:value="0.015435" calcext:value-type="float">
            <text:p>0.01543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_0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office:value-type="float" office:value="0" calcext:value-type="float">
            <text:p>0.00000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1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[.$B$24]" office:value-type="float" office:value="0.005145" calcext:value-type="float">
            <text:p>0.00514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2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2*[.$B$24]" office:value-type="float" office:value="0.01029" calcext:value-type="float">
            <text:p>0.01029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3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3*[.$B$24]" office:value-type="float" office:value="0.015435" calcext:value-type="float">
            <text:p>0.01543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0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office:value-type="float" office:value="0" calcext:value-type="float">
            <text:p>0.00000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1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[.$B$24]" office:value-type="float" office:value="0.005145" calcext:value-type="float">
            <text:p>0.00514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2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2*[.$B$24]" office:value-type="float" office:value="0.01029" calcext:value-type="float">
            <text:p>0.01029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3</text:p>
          </table:table-cell>
          <table:table-cell table:formula="of:=[.$B$24]" office:value-type="float" office:value="0.005145" calcext:value-type="float">
            <text:p>0.005145</text:p>
          </table:table-cell>
          <table:table-cell table:style-name="ce2" table:formula="of:=[.$B$25]" office:value-type="float" office:value="0.005145" calcext:value-type="float">
            <text:p>0.005145</text:p>
          </table:table-cell>
          <table:table-cell table:style-name="ce2" table:formula="of:=3*[.$B$24]" office:value-type="float" office:value="0.015435" calcext:value-type="float">
            <text:p>0.01543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formula="of:=0 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2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3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  <table:table-cell office:value-type="string" calcext:value-type="string">
            <text:p>X4</text:p>
          </table:table-cell>
          <table:table-cell table:formula="of:=[.$B$29]" office:value-type="float" office:value="0.007" calcext:value-type="float">
            <text:p>0.007</text:p>
          </table:table-cell>
          <table:table-cell table:style-name="ce4" table:formula="of:= 4 * [.$C$31]" office:value-type="float" office:value="0.02058" calcext:value-type="float">
            <text:p>0.020580</text:p>
          </table:table-cell>
          <table:table-cell table:style-name="ce2" table:formula="of:= 4 * [.$B$24] + [.$B$64]" office:value-type="float" office:value="0.034407818" calcext:value-type="float">
            <text:p>0.034408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4</text:p>
          </table:table-cell>
          <table:table-cell table:formula="of:=[.$B$29]" office:value-type="float" office:value="0.007" calcext:value-type="float">
            <text:p>0.007</text:p>
          </table:table-cell>
          <table:table-cell table:style-name="ce4" table:formula="of:= 4 * [.$C$31]" office:value-type="float" office:value="0.02058" calcext:value-type="float">
            <text:p>0.020580</text:p>
          </table:table-cell>
          <table:table-cell table:style-name="ce2" table:formula="of:= 4 * [.$B$24] + [.$B$64]" office:value-type="float" office:value="0.034407818" calcext:value-type="float">
            <text:p>0.034408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3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1</text:p>
          </table:table-cell>
          <table:table-cell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2</text:p>
          </table:table-cell>
          <table:table-cell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3</text:p>
          </table:table-cell>
          <table:table-cell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4</text:p>
          </table:table-cell>
          <table:table-cell table:style-name="Default" table:formula="of:=[.$B$29]" office:value-type="float" office:value="0.007" calcext:value-type="float">
            <text:p>0.007</text:p>
          </table:table-cell>
          <table:table-cell table:style-name="ce4" table:formula="of:= 4 * [.$C$31]" office:value-type="float" office:value="0.02058" calcext:value-type="float">
            <text:p>0.020580</text:p>
          </table:table-cell>
          <table:table-cell table:style-name="ce2" table:formula="of:= 4 * [.$B$24] + [.$B$64]" office:value-type="float" office:value="0.034407818" calcext:value-type="float">
            <text:p>0.034408</text:p>
          </table:table-cell>
          <table:table-cell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2"/>
          <table:table-cell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Total Core X</text:p>
          </table:table-cell>
          <table:table-cell table:style-name="Default" table:formula="of:=(4*[.B24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Core X</text:p>
          </table:table-cell>
          <table:table-cell table:formula="of:= [.B72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  <table:table-cell table:style-name="ce10" office:value-type="string" calcext:value-type="string" table:number-columns-spanned="1" table:number-rows-spanned="8">
            <text:p>Air X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ore Y</text:p>
          </table:table-cell>
          <table:table-cell table:style-name="Default" table:formula="of:=(4*[.B25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Default" office:value-type="string" calcext:value-type="string">
            <text:p>Core Y</text:p>
          </table:table-cell>
          <table:table-cell table:formula="of:= [.B73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9" table:style-name="ce9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otal Core Area</text:p>
          </table:table-cell>
          <table:table-cell table:formula="of:= [.B73] * [.B72]" office:value-type="float" office:value="423.5364" calcext:value-type="float">
            <text:p>423.536400</text:p>
          </table:table-cell>
          <table:table-cell table:style-name="ce4" office:value-type="string" calcext:value-type="string">
            <text:p>mm^2</text:p>
          </table:table-cell>
          <table:table-cell/>
          <table:table-cell office:value-type="string" calcext:value-type="string">
            <text:p>Core Area</text:p>
          </table:table-cell>
          <table:table-cell table:style-name="ce2" table:formula="of:= [.F73] * [.F72]" office:value-type="float" office:value="26.471025" calcext:value-type="float">
            <text:p>26.471025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1</text:p>
          </table:table-cell>
          <table:table-cell table:style-name="ce8" office:value-type="string" calcext:value-type="string">
            <text:p>B3_0</text:p>
          </table:table-cell>
          <table:table-cell table:style-name="ce8" office:value-type="string" calcext:value-type="string">
            <text:p>B3_1</text:p>
          </table:table-cell>
          <table:table-cell table:style-name="ce8" office:value-type="string" calcext:value-type="string">
            <text:p>B3_2</text:p>
          </table:table-cell>
          <table:table-cell table:style-name="ce8" office:value-type="string" calcext:value-type="string">
            <text:p>B3_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5"/>
          <table:table-cell table:style-name="ce4"/>
          <table:table-cell/>
          <table:covered-table-cell table:number-columns-repeated="5" table:style-name="ce9"/>
          <table:table-cell table:style-name="ce8" office:value-type="string" calcext:value-type="string">
            <text:p>B2_0</text:p>
          </table:table-cell>
          <table:table-cell table:style-name="ce8" office:value-type="string" calcext:value-type="string">
            <text:p>B2_1</text:p>
          </table:table-cell>
          <table:table-cell table:style-name="ce8" office:value-type="string" calcext:value-type="string">
            <text:p>B2_2</text:p>
          </table:table-cell>
          <table:table-cell table:style-name="ce8" office:value-type="string" calcext:value-type="string">
            <text:p>B2_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RAM Die X</text:p>
          </table:table-cell>
          <table:table-cell table:formula="of:=(4*[.B27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Bank X</text:p>
          </table:table-cell>
          <table:table-cell table:formula="of:= [.B76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B1_0</text:p>
          </table:table-cell>
          <table:table-cell table:style-name="ce8" office:value-type="string" calcext:value-type="string">
            <text:p>B1_1</text:p>
          </table:table-cell>
          <table:table-cell table:style-name="ce8" office:value-type="string" calcext:value-type="string">
            <text:p>B1_2</text:p>
          </table:table-cell>
          <table:table-cell table:style-name="ce8" office:value-type="string" calcext:value-type="string">
            <text:p>B1_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RAM Die Y</text:p>
          </table:table-cell>
          <table:table-cell table:formula="of:=(4*[.B28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Default" office:value-type="string" calcext:value-type="string">
            <text:p>Bank Y</text:p>
          </table:table-cell>
          <table:table-cell table:formula="of:= [.B77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5" table:style-name="ce9"/>
          <table:table-cell table:style-name="ce8" office:value-type="string" calcext:value-type="string">
            <text:p>B0_0</text:p>
          </table:table-cell>
          <table:table-cell table:style-name="ce8" office:value-type="string" calcext:value-type="string">
            <text:p>B0_1</text:p>
          </table:table-cell>
          <table:table-cell table:style-name="ce8" office:value-type="string" calcext:value-type="string">
            <text:p>B0_2</text:p>
          </table:table-cell>
          <table:table-cell table:style-name="ce8" office:value-type="string" calcext:value-type="string">
            <text:p>B0_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otal Die Area</text:p>
          </table:table-cell>
          <table:table-cell table:formula="of:= [.B77] * [.B76]" office:value-type="float" office:value="46.619098641124" calcext:value-type="float">
            <text:p>46.619099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Default" office:value-type="string" calcext:value-type="string">
            <text:p>Bank Area</text:p>
          </table:table-cell>
          <table:table-cell table:style-name="ce2" table:formula="of:= [.F77] * [.F76]" office:value-type="float" office:value="2.91369366507025" calcext:value-type="float">
            <text:p>2.913694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3</text:p>
          </table:table-cell>
          <table:covered-table-cell table:number-columns-repeated="4" table:style-name="ce9"/>
          <table:covered-table-cell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covered-table-cell table:number-columns-repeated="9" table:style-name="ce9"/>
          <table:covered-table-cell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Total X</text:p>
          </table:table-cell>
          <table:table-cell table:style-name="Default" table:formula="of:=(4*[.B24] + [.B26] + 4*[.B27])" office:value-type="float" office:value="0.034407818" calcext:value-type="float">
            <text:p>0.034407818</text:p>
          </table:table-cell>
          <table:table-cell office:value-type="string" calcext:value-type="string">
            <text:p>m</text:p>
          </table:table-cell>
          <table:table-cell table:formula="of:=[.B81] * 1000" office:value-type="float" office:value="34.407818" calcext:value-type="float">
            <text:p>34.40781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Y</text:p>
          </table:table-cell>
          <table:table-cell table:style-name="Default" table:formula="of:= 4 * [.B25]" office:value-type="float" office:value="0.02058" calcext:value-type="float">
            <text:p>0.02058</text:p>
          </table:table-cell>
          <table:table-cell office:value-type="string" calcext:value-type="string">
            <text:p>m</text:p>
          </table:table-cell>
          <table:table-cell table:formula="of:=[.B82]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Area</text:p>
          </table:table-cell>
          <table:table-cell table:style-name="Default" table:formula="of:= [.B81] * [.B82]" office:value-type="float" office:value="0.00070811289444" calcext:value-type="float">
            <text:p>0.0007081129</text:p>
          </table:table-cell>
          <table:table-cell office:value-type="string" calcext:value-type="string">
            <text:p>m^2</text:p>
          </table:table-cell>
          <table:table-cell/>
          <table:table-cell table:style-name="ce4"/>
          <table:table-cell table:number-columns-repeated="17"/>
        </table:table-row>
        <table:table-row table:style-name="ro1">
          <table:table-cell/>
          <table:table-cell table:style-name="Default" table:formula="of:=[.B83] * 1000000" office:value-type="float" office:value="708.11289444" calcext:value-type="float">
            <text:p>708.11289444</text:p>
          </table:table-cell>
          <table:table-cell office:value-type="string" calcext:value-type="string">
            <text:p>mm^2</text:p>
          </table:table-cell>
          <table:table-cell/>
          <table:table-cell table:style-name="Default"/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3" table:number-columns-repeated="2"/>
          <table:table-cell table:number-columns-repeated="10"/>
        </table:table-row>
        <table:table-row table:style-name="ro1" table:number-rows-repeated="13">
          <table:table-cell/>
          <table:table-cell table:style-name="Default"/>
          <table:table-cell table:number-columns-repeated="2"/>
          <table:table-cell table:style-name="Default"/>
          <table:table-cell table:number-columns-repeated="17"/>
        </table:table-row>
        <table:table-row table:style-name="ro1" table:number-rows-repeated="23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number-columns-repeated="13"/>
        </table:table-row>
      </table:table>
      <table:table table:name="Result" table:style-name="ta1"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mul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88.893" calcext:value-type="float">
            <text:p>88.8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11.4251" calcext:value-type="float">
            <text:p>11.42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395207" calcext:value-type="float">
            <text:p>0.003952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ayer wise Bank Temperature(3D)</text:p>
          </table:table-cell>
          <table:table-cell office:value-type="float" office:value="66.93" calcext:value-type="float">
            <text:p>66.93</text:p>
          </table:table-cell>
          <table:table-cell office:value-type="float" office:value="66.91" calcext:value-type="float">
            <text:p>66.91</text:p>
          </table:table-cell>
          <table:table-cell office:value-type="float" office:value="66.89" calcext:value-type="float">
            <text:p>66.89</text:p>
          </table:table-cell>
          <table:table-cell office:value-type="float" office:value="66.86" calcext:value-type="float">
            <text:p>66.86</text:p>
          </table:table-cell>
          <table:table-cell office:value-type="float" office:value="66.82" calcext:value-type="float">
            <text:p>66.82</text:p>
          </table:table-cell>
          <table:table-cell office:value-type="float" office:value="66.78" calcext:value-type="float">
            <text:p>66.78</text:p>
          </table:table-cell>
          <table:table-cell office:value-type="float" office:value="66.72" calcext:value-type="float">
            <text:p>66.72</text:p>
          </table:table-cell>
          <table:table-cell office:value-type="float" office:value="66.65" calcext:value-type="float">
            <text:p>66.65</text:p>
          </table:table-cell>
          <table:table-cell office:value-type="string" calcext:value-type="string">
            <text:p>83.7,</text:p>
          </table:table-cell>
          <table:table-cell office:value-type="string" calcext:value-type="string">
            <text:p>81.18,</text:p>
          </table:table-cell>
          <table:table-cell office:value-type="string" calcext:value-type="string">
            <text:p>78.29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8.74" calcext:value-type="float">
            <text:p>68.74</text:p>
          </table:table-cell>
          <table:table-cell office:value-type="float" office:value="67.74" calcext:value-type="float">
            <text:p>67.74</text:p>
          </table:table-cell>
          <table:table-cell table:number-columns-repeated="2" office:value-type="float" office:value="66.74" calcext:value-type="float">
            <text:p>66.74</text:p>
          </table:table-cell>
          <table:table-cell office:value-type="float" office:value="68.82" calcext:value-type="float">
            <text:p>68.82</text:p>
          </table:table-cell>
          <table:table-cell office:value-type="float" office:value="67.87" calcext:value-type="float">
            <text:p>67.87</text:p>
          </table:table-cell>
          <table:table-cell table:number-columns-repeated="2" office:value-type="float" office:value="66.92" calcext:value-type="float">
            <text:p>66.92</text:p>
          </table:table-cell>
          <table:table-cell office:value-type="float" office:value="68.83" calcext:value-type="float">
            <text:p>68.83</text:p>
          </table:table-cell>
          <table:table-cell office:value-type="float" office:value="67.88" calcext:value-type="float">
            <text:p>67.88</text:p>
          </table:table-cell>
          <table:table-cell table:number-columns-repeated="2" office:value-type="float" office:value="66.93" calcext:value-type="float">
            <text:p>66.93</text:p>
          </table:table-cell>
          <table:table-cell office:value-type="float" office:value="68.76" calcext:value-type="float">
            <text:p>68.76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6.75" calcext:value-type="float">
            <text:p>66.75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8.92" calcext:value-type="float">
            <text:p>78.92</text:p>
          </table:table-cell>
          <table:table-cell office:value-type="float" office:value="80.47" calcext:value-type="float">
            <text:p>80.47</text:p>
          </table:table-cell>
          <table:table-cell office:value-type="float" office:value="80.33" calcext:value-type="float">
            <text:p>80.33</text:p>
          </table:table-cell>
          <table:table-cell office:value-type="float" office:value="78.35" calcext:value-type="float">
            <text:p>78.35</text:p>
          </table:table-cell>
          <table:table-cell office:value-type="float" office:value="81.66" calcext:value-type="float">
            <text:p>81.6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4" calcext:value-type="float">
            <text:p>82.24</text:p>
          </table:table-cell>
          <table:table-cell office:value-type="float" office:value="79.95" calcext:value-type="float">
            <text:p>79.95</text:p>
          </table:table-cell>
          <table:table-cell office:value-type="float" office:value="81.84" calcext:value-type="float">
            <text:p>81.84</text:p>
          </table:table-cell>
          <table:table-cell office:value-type="float" office:value="82.75" calcext:value-type="float">
            <text:p>82.75</text:p>
          </table:table-cell>
          <table:table-cell office:value-type="float" office:value="82.31" calcext:value-type="float">
            <text:p>82.31</text:p>
          </table:table-cell>
          <table:table-cell office:value-type="float" office:value="79.99" calcext:value-type="float">
            <text:p>79.99</text:p>
          </table:table-cell>
          <table:table-cell office:value-type="float" office:value="80.2" calcext:value-type="float">
            <text:p>80.2</text:p>
          </table:table-cell>
          <table:table-cell office:value-type="float" office:value="80.9" calcext:value-type="float">
            <text:p>80.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66.93" calcext:value-type="float">
            <text:p>66.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68.83" calcext:value-type="float">
            <text:p>68.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2.75" calcext:value-type="float">
            <text:p>82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c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14.847" calcext:value-type="float">
            <text:p>14.8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6.36919" calcext:value-type="float">
            <text:p>6.369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31914" calcext:value-type="float">
            <text:p>0.319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261882" calcext:value-type="float">
            <text:p>0.2618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3.19" calcext:value-type="float">
            <text:p>83.19</text:p>
          </table:table-cell>
          <table:table-cell office:value-type="float" office:value="82.42" calcext:value-type="float">
            <text:p>82.42</text:p>
          </table:table-cell>
          <table:table-cell office:value-type="float" office:value="81.27" calcext:value-type="float">
            <text:p>81.27</text:p>
          </table:table-cell>
          <table:table-cell office:value-type="float" office:value="79.74" calcext:value-type="float">
            <text:p>79.74</text:p>
          </table:table-cell>
          <table:table-cell office:value-type="float" office:value="77.8" calcext:value-type="float">
            <text:p>77.8</text:p>
          </table:table-cell>
          <table:table-cell office:value-type="float" office:value="75.45" calcext:value-type="float">
            <text:p>75.45</text:p>
          </table:table-cell>
          <table:table-cell office:value-type="float" office:value="72.68" calcext:value-type="float">
            <text:p>72.68</text:p>
          </table:table-cell>
          <table:table-cell office:value-type="float" office:value="69.46" calcext:value-type="float">
            <text:p>69.46</text:p>
          </table:table-cell>
          <table:table-cell office:value-type="string" calcext:value-type="string">
            <text:p>73.16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6.97" calcext:value-type="float">
            <text:p>66.97</text:p>
          </table:table-cell>
          <table:table-cell office:value-type="float" office:value="70.88" calcext:value-type="float">
            <text:p>70.88</text:p>
          </table:table-cell>
          <table:table-cell table:number-columns-repeated="2" office:value-type="float" office:value="74.79" calcext:value-type="float">
            <text:p>74.79</text:p>
          </table:table-cell>
          <table:table-cell office:value-type="float" office:value="68.44" calcext:value-type="float">
            <text:p>68.4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3.57" calcext:value-type="float">
            <text:p>83.57</text:p>
          </table:table-cell>
          <table:table-cell office:value-type="float" office:value="68.43" calcext:value-type="float">
            <text:p>68.4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3.58" calcext:value-type="float">
            <text:p>83.58</text:p>
          </table:table-cell>
          <table:table-cell office:value-type="float" office:value="66.96" calcext:value-type="float">
            <text:p>66.96</text:p>
          </table:table-cell>
          <table:table-cell office:value-type="float" office:value="70.88" calcext:value-type="float">
            <text:p>70.88</text:p>
          </table:table-cell>
          <table:table-cell table:number-columns-repeated="2" office:value-type="float" office:value="74.79" calcext:value-type="float">
            <text:p>74.79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7.47" calcext:value-type="float">
            <text:p>67.47</text:p>
          </table:table-cell>
          <table:table-cell office:value-type="float" office:value="67.94" calcext:value-type="float">
            <text:p>67.94</text:p>
          </table:table-cell>
          <table:table-cell office:value-type="float" office:value="67.98" calcext:value-type="float">
            <text:p>67.98</text:p>
          </table:table-cell>
          <table:table-cell office:value-type="float" office:value="67.29" calcext:value-type="float">
            <text:p>67.29</text:p>
          </table:table-cell>
          <table:table-cell office:value-type="float" office:value="68.19" calcext:value-type="float">
            <text:p>68.19</text:p>
          </table:table-cell>
          <table:table-cell office:value-type="float" office:value="68.95" calcext:value-type="float">
            <text:p>68.95</text:p>
          </table:table-cell>
          <table:table-cell office:value-type="float" office:value="69.07" calcext:value-type="float">
            <text:p>69.07</text:p>
          </table:table-cell>
          <table:table-cell office:value-type="float" office:value="68.35" calcext:value-type="float">
            <text:p>68.35</text:p>
          </table:table-cell>
          <table:table-cell office:value-type="float" office:value="68.16" calcext:value-type="float">
            <text:p>68.16</text:p>
          </table:table-cell>
          <table:table-cell office:value-type="float" office:value="68.94" calcext:value-type="float">
            <text:p>68.94</text:p>
          </table:table-cell>
          <table:table-cell office:value-type="float" office:value="69.07" calcext:value-type="float">
            <text:p>69.07</text:p>
          </table:table-cell>
          <table:table-cell office:value-type="float" office:value="68.35" calcext:value-type="float">
            <text:p>68.35</text:p>
          </table:table-cell>
          <table:table-cell office:value-type="float" office:value="67.25" calcext:value-type="float">
            <text:p>67.25</text:p>
          </table:table-cell>
          <table:table-cell office:value-type="float" office:value="67.87" calcext:value-type="float">
            <text:p>67.87</text:p>
          </table:table-cell>
          <table:table-cell office:value-type="float" office:value="67.96" calcext:value-type="float">
            <text:p>67.96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3.19" calcext:value-type="float">
            <text:p>83.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3.58" calcext:value-type="float">
            <text:p>83.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69.07" calcext:value-type="float">
            <text:p>69.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mult3_c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55.965" calcext:value-type="float">
            <text:p>55.9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9.31816" calcext:value-type="float">
            <text:p>9.31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8518" calcext:value-type="float">
            <text:p>0.185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153491" calcext:value-type="float">
            <text:p>0.1534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8" calcext:value-type="float">
            <text:p>78</text:p>
          </table:table-cell>
          <table:table-cell office:value-type="float" office:value="77.55" calcext:value-type="float">
            <text:p>77.55</text:p>
          </table:table-cell>
          <table:table-cell office:value-type="float" office:value="76.87" calcext:value-type="float">
            <text:p>76.87</text:p>
          </table:table-cell>
          <table:table-cell office:value-type="float" office:value="75.97" calcext:value-type="float">
            <text:p>75.97</text:p>
          </table:table-cell>
          <table:table-cell office:value-type="float" office:value="74.83" calcext:value-type="float">
            <text:p>74.83</text:p>
          </table:table-cell>
          <table:table-cell office:value-type="float" office:value="73.45" calcext:value-type="float">
            <text:p>73.45</text:p>
          </table:table-cell>
          <table:table-cell office:value-type="float" office:value="71.81" calcext:value-type="float">
            <text:p>71.81</text:p>
          </table:table-cell>
          <table:table-cell office:value-type="float" office:value="69.92" calcext:value-type="float">
            <text:p>69.92</text:p>
          </table:table-cell>
          <table:table-cell office:value-type="string" calcext:value-type="string">
            <text:p>77.3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9.64" calcext:value-type="float">
            <text:p>69.64</text:p>
          </table:table-cell>
          <table:table-cell office:value-type="float" office:value="71.39" calcext:value-type="float">
            <text:p>71.39</text:p>
          </table:table-cell>
          <table:table-cell table:number-columns-repeated="2" office:value-type="float" office:value="73.14" calcext:value-type="float">
            <text:p>73.14</text:p>
          </table:table-cell>
          <table:table-cell office:value-type="float" office:value="70.49" calcext:value-type="float">
            <text:p>70.49</text:p>
          </table:table-cell>
          <table:table-cell office:value-type="float" office:value="74.39" calcext:value-type="float">
            <text:p>74.39</text:p>
          </table:table-cell>
          <table:table-cell table:number-columns-repeated="2" office:value-type="float" office:value="78.28" calcext:value-type="float">
            <text:p>78.28</text:p>
          </table:table-cell>
          <table:table-cell office:value-type="float" office:value="70.39" calcext:value-type="float">
            <text:p>70.39</text:p>
          </table:table-cell>
          <table:table-cell office:value-type="float" office:value="74.31" calcext:value-type="float">
            <text:p>74.31</text:p>
          </table:table-cell>
          <table:table-cell table:number-columns-repeated="2" office:value-type="float" office:value="78.23" calcext:value-type="float">
            <text:p>78.23</text:p>
          </table:table-cell>
          <table:table-cell office:value-type="float" office:value="69.46" calcext:value-type="float">
            <text:p>69.46</text:p>
          </table:table-cell>
          <table:table-cell office:value-type="float" office:value="71.24" calcext:value-type="float">
            <text:p>71.24</text:p>
          </table:table-cell>
          <table:table-cell table:number-columns-repeated="2" office:value-type="float" office:value="73.03" calcext:value-type="float">
            <text:p>73.03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5.8" calcext:value-type="float">
            <text:p>75.8</text:p>
          </table:table-cell>
          <table:table-cell office:value-type="float" office:value="77.42" calcext:value-type="float">
            <text:p>77.42</text:p>
          </table:table-cell>
          <table:table-cell office:value-type="float" office:value="77.48" calcext:value-type="float">
            <text:p>77.48</text:p>
          </table:table-cell>
          <table:table-cell office:value-type="float" office:value="75.91" calcext:value-type="float">
            <text:p>75.91</text:p>
          </table:table-cell>
          <table:table-cell office:value-type="float" office:value="77.92" calcext:value-type="float">
            <text:p>77.92</text:p>
          </table:table-cell>
          <table:table-cell office:value-type="float" office:value="78.83" calcext:value-type="float">
            <text:p>78.83</text:p>
          </table:table-cell>
          <table:table-cell office:value-type="float" office:value="78.65" calcext:value-type="float">
            <text:p>78.65</text:p>
          </table:table-cell>
          <table:table-cell office:value-type="float" office:value="76.92" calcext:value-type="float">
            <text:p>76.92</text:p>
          </table:table-cell>
          <table:table-cell office:value-type="float" office:value="76.84" calcext:value-type="float">
            <text:p>76.84</text:p>
          </table:table-cell>
          <table:table-cell office:value-type="float" office:value="76.82" calcext:value-type="float">
            <text:p>76.82</text:p>
          </table:table-cell>
          <table:table-cell office:value-type="float" office:value="76.41" calcext:value-type="float">
            <text:p>76.41</text:p>
          </table:table-cell>
          <table:table-cell office:value-type="float" office:value="74.93" calcext:value-type="float">
            <text:p>74.93</text:p>
          </table:table-cell>
          <table:table-cell office:value-type="float" office:value="74.12" calcext:value-type="float">
            <text:p>74.12</text:p>
          </table:table-cell>
          <table:table-cell office:value-type="float" office:value="74.61" calcext:value-type="float">
            <text:p>74.61</text:p>
          </table:table-cell>
          <table:table-cell office:value-type="float" office:value="74.38" calcext:value-type="float">
            <text:p>74.38</text:p>
          </table:table-cell>
          <table:table-cell office:value-type="float" office:value="73.13" calcext:value-type="float">
            <text:p>73.13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78.28" calcext:value-type="float">
            <text:p>78.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8.83" calcext:value-type="float">
            <text:p>78.83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1" office:value-type="string" calcext:value-type="string">
            <text:p>Compute Intensive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Ambient Temp.</text:p>
          </table:table-cell>
          <table:table-cell table:number-columns-repeated="16"/>
        </table:table-row>
        <table:table-row table:style-name="ro1">
          <table:table-cell table:style-name="ce12"/>
          <table:table-cell table:number-columns-repeated="16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13" table:formula="of:=[.B9]" office:value-type="float" office:value="66.93" calcext:value-type="float">
            <text:p>66.9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</text:p>
          </table:table-cell>
          <table:table-cell table:style-name="ce13" table:formula="of:=[.B10]" office:value-type="float" office:value="68.83" calcext:value-type="float">
            <text:p>68.8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emory Ctrl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Host Core</text:p>
          </table:table-cell>
          <table:table-cell table:style-name="ce13" table:formula="of:=[.B11]" office:value-type="float" office:value="82.75" calcext:value-type="float">
            <text:p>82.7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Total(System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emory Intensive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Ambient Temp.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2"/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13" table:formula="of:=[.B20]" office:value-type="float" office:value="83.19" calcext:value-type="float">
            <text:p>83.19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</text:p>
          </table:table-cell>
          <table:table-cell table:style-name="ce13" table:formula="of:=[.B21]" office:value-type="float" office:value="83.58" calcext:value-type="float">
            <text:p>83.58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emory Ctrl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6"/>
          <table:table-cell table:formula="of:=[.I49] ^(1/3)" office:value-type="float" office:value="0.928317766722556" calcext:value-type="float">
            <text:p>0.928317766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ost Core</text:p>
          </table:table-cell>
          <table:table-cell table:style-name="ce13" table:formula="of:=[.B22]" office:value-type="float" office:value="69.07" calcext:value-type="float">
            <text:p>69.07</text:p>
          </table:table-cell>
          <table:table-cell table:number-columns-repeated="6"/>
          <table:table-cell table:formula="of:=1-[.I50]" office:value-type="float" office:value="0.0716822332774442" calcext:value-type="float">
            <text:p>0.071682233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(System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ixed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Ambient Temp.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2"/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13" table:formula="of:=[.B31]" office:value-type="float" office:value="78" calcext:value-type="float">
            <text:p>78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</text:p>
          </table:table-cell>
          <table:table-cell table:style-name="ce13" table:formula="of:=[.B32]" office:value-type="float" office:value="78.28" calcext:value-type="float">
            <text:p>78.28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emory Ctrl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Host Core</text:p>
          </table:table-cell>
          <table:table-cell table:style-name="ce13" table:formula="of:=[.B33]" office:value-type="float" office:value="78.83" calcext:value-type="float">
            <text:p>78.8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Total(System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88">
          <table:table-cell table:number-columns-repeated="17"/>
        </table:table-row>
        <table:table-row table:style-name="ro1">
          <table:table-cell/>
          <table:table-cell table:style-name="ce13"/>
          <table:table-cell table:style-name="ce14"/>
          <table:table-cell/>
          <table:table-cell table:style-name="ce15"/>
          <table:table-cell table:style-name="ce16"/>
          <table:table-cell table:number-columns-repeated="11"/>
        </table:table-row>
      </table:table>
      <table:table table:name="Result_spec" table:style-name="ta1"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xalancbm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38.787" calcext:value-type="float">
            <text:p>38.7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27647" calcext:value-type="float">
            <text:p>8.276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1182" calcext:value-type="float">
            <text:p>0.011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124232" calcext:value-type="float">
            <text:p>0.01242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ayer wise Bank Temperature(3D)</text:p>
          </table:table-cell>
          <table:table-cell office:value-type="float" office:value="82.96" calcext:value-type="float">
            <text:p>82.96</text:p>
          </table:table-cell>
          <table:table-cell office:value-type="float" office:value="82.3" calcext:value-type="float">
            <text:p>82.3</text:p>
          </table:table-cell>
          <table:table-cell office:value-type="float" office:value="81.33" calcext:value-type="float">
            <text:p>81.33</text:p>
          </table:table-cell>
          <table:table-cell office:value-type="float" office:value="79.95" calcext:value-type="float">
            <text:p>79.95</text:p>
          </table:table-cell>
          <table:table-cell office:value-type="float" office:value="78.26" calcext:value-type="float">
            <text:p>78.26</text:p>
          </table:table-cell>
          <table:table-cell office:value-type="float" office:value="76.23" calcext:value-type="float">
            <text:p>76.23</text:p>
          </table:table-cell>
          <table:table-cell office:value-type="float" office:value="73.8" calcext:value-type="float">
            <text:p>73.8</text:p>
          </table:table-cell>
          <table:table-cell office:value-type="float" office:value="71.02" calcext:value-type="float">
            <text:p>71.02</text:p>
          </table:table-cell>
          <table:table-cell office:value-type="string" calcext:value-type="string">
            <text:p>83.7,</text:p>
          </table:table-cell>
          <table:table-cell office:value-type="string" calcext:value-type="string">
            <text:p>81.18,</text:p>
          </table:table-cell>
          <table:table-cell office:value-type="string" calcext:value-type="string">
            <text:p>78.29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9.28" calcext:value-type="float">
            <text:p>69.28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5.46" calcext:value-type="float">
            <text:p>75.46</text:p>
          </table:table-cell>
          <table:table-cell office:value-type="float" office:value="70.46" calcext:value-type="float">
            <text:p>70.46</text:p>
          </table:table-cell>
          <table:table-cell office:value-type="float" office:value="76.69" calcext:value-type="float">
            <text:p>76.69</text:p>
          </table:table-cell>
          <table:table-cell table:number-columns-repeated="2" office:value-type="float" office:value="82.92" calcext:value-type="float">
            <text:p>82.92</text:p>
          </table:table-cell>
          <table:table-cell office:value-type="float" office:value="70.53" calcext:value-type="float">
            <text:p>70.53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3.31" calcext:value-type="float">
            <text:p>83.31</text:p>
          </table:table-cell>
          <table:table-cell office:value-type="float" office:value="69.34" calcext:value-type="float">
            <text:p>69.34</text:p>
          </table:table-cell>
          <table:table-cell office:value-type="float" office:value="72.5" calcext:value-type="float">
            <text:p>72.5</text:p>
          </table:table-cell>
          <table:table-cell table:number-columns-repeated="2" office:value-type="float" office:value="75.67" calcext:value-type="float">
            <text:p>75.67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2.85" calcext:value-type="float">
            <text:p>72.85</text:p>
          </table:table-cell>
          <table:table-cell office:value-type="float" office:value="73.53" calcext:value-type="float">
            <text:p>73.53</text:p>
          </table:table-cell>
          <table:table-cell office:value-type="float" office:value="73.49" calcext:value-type="float">
            <text:p>73.49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6" calcext:value-type="float">
            <text:p>74.06</text:p>
          </table:table-cell>
          <table:table-cell office:value-type="float" office:value="74.93" calcext:value-type="float">
            <text:p>74.93</text:p>
          </table:table-cell>
          <table:table-cell office:value-type="float" office:value="74.9" calcext:value-type="float">
            <text:p>74.9</text:p>
          </table:table-cell>
          <table:table-cell office:value-type="float" office:value="73.66" calcext:value-type="float">
            <text:p>73.66</text:p>
          </table:table-cell>
          <table:table-cell office:value-type="float" office:value="74.07" calcext:value-type="float">
            <text:p>74.07</text:p>
          </table:table-cell>
          <table:table-cell office:value-type="float" office:value="74.93" calcext:value-type="float">
            <text:p>74.93</text:p>
          </table:table-cell>
          <table:table-cell office:value-type="float" office:value="74.9" calcext:value-type="float">
            <text:p>74.9</text:p>
          </table:table-cell>
          <table:table-cell office:value-type="float" office:value="73.67" calcext:value-type="float">
            <text:p>73.67</text:p>
          </table:table-cell>
          <table:table-cell office:value-type="float" office:value="72.85" calcext:value-type="float">
            <text:p>72.85</text:p>
          </table:table-cell>
          <table:table-cell office:value-type="float" office:value="73.54" calcext:value-type="float">
            <text:p>73.54</text:p>
          </table:table-cell>
          <table:table-cell office:value-type="float" office:value="73.49" calcext:value-type="float">
            <text:p>73.49</text:p>
          </table:table-cell>
          <table:table-cell office:value-type="float" office:value="72.36" calcext:value-type="float">
            <text:p>72.36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2.96" calcext:value-type="float">
            <text:p>82.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3.31" calcext:value-type="float">
            <text:p>83.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4.93" calcext:value-type="float">
            <text:p>74.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dealI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3.184" calcext:value-type="float">
            <text:p>23.1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6.89783" calcext:value-type="float">
            <text:p>6.897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0270875" calcext:value-type="float">
            <text:p>0.002708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465164" calcext:value-type="float">
            <text:p>0.004651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7.72" calcext:value-type="float">
            <text:p>77.72</text:p>
          </table:table-cell>
          <table:table-cell office:value-type="float" office:value="77.12" calcext:value-type="float">
            <text:p>77.12</text:p>
          </table:table-cell>
          <table:table-cell office:value-type="float" office:value="76.22" calcext:value-type="float">
            <text:p>76.22</text:p>
          </table:table-cell>
          <table:table-cell office:value-type="float" office:value="75.01" calcext:value-type="float">
            <text:p>75.01</text:p>
          </table:table-cell>
          <table:table-cell office:value-type="float" office:value="73.5" calcext:value-type="float">
            <text:p>73.5</text:p>
          </table:table-cell>
          <table:table-cell office:value-type="float" office:value="71.68" calcext:value-type="float">
            <text:p>71.68</text:p>
          </table:table-cell>
          <table:table-cell office:value-type="float" office:value="69.54" calcext:value-type="float">
            <text:p>69.54</text:p>
          </table:table-cell>
          <table:table-cell office:value-type="float" office:value="67.08" calcext:value-type="float">
            <text:p>67.08</text:p>
          </table:table-cell>
          <table:table-cell office:value-type="string" calcext:value-type="string">
            <text:p>73.16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5.46" calcext:value-type="float">
            <text:p>65.46</text:p>
          </table:table-cell>
          <table:table-cell office:value-type="float" office:value="68.35" calcext:value-type="float">
            <text:p>68.35</text:p>
          </table:table-cell>
          <table:table-cell table:number-columns-repeated="2" office:value-type="float" office:value="71.24" calcext:value-type="float">
            <text:p>71.24</text:p>
          </table:table-cell>
          <table:table-cell office:value-type="float" office:value="66.53" calcext:value-type="float">
            <text:p>66.53</text:p>
          </table:table-cell>
          <table:table-cell office:value-type="float" office:value="72.28" calcext:value-type="float">
            <text:p>72.28</text:p>
          </table:table-cell>
          <table:table-cell table:number-columns-repeated="2" office:value-type="float" office:value="78.02" calcext:value-type="float">
            <text:p>78.02</text:p>
          </table:table-cell>
          <table:table-cell office:value-type="float" office:value="66.53" calcext:value-type="float">
            <text:p>66.53</text:p>
          </table:table-cell>
          <table:table-cell office:value-type="float" office:value="72.28" calcext:value-type="float">
            <text:p>72.28</text:p>
          </table:table-cell>
          <table:table-cell table:number-columns-repeated="2" office:value-type="float" office:value="78.03" calcext:value-type="float">
            <text:p>78.03</text:p>
          </table:table-cell>
          <table:table-cell office:value-type="float" office:value="65.46" calcext:value-type="float">
            <text:p>65.46</text:p>
          </table:table-cell>
          <table:table-cell office:value-type="float" office:value="68.35" calcext:value-type="float">
            <text:p>68.35</text:p>
          </table:table-cell>
          <table:table-cell table:number-columns-repeated="2" office:value-type="float" office:value="71.24" calcext:value-type="float">
            <text:p>71.24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7.86" calcext:value-type="float">
            <text:p>67.86</text:p>
          </table:table-cell>
          <table:table-cell office:value-type="float" office:value="68.43" calcext:value-type="float">
            <text:p>68.43</text:p>
          </table:table-cell>
          <table:table-cell office:value-type="float" office:value="68.42" calcext:value-type="float">
            <text:p>68.42</text:p>
          </table:table-cell>
          <table:table-cell office:value-type="float" office:value="67.54" calcext:value-type="float">
            <text:p>67.54</text:p>
          </table:table-cell>
          <table:table-cell office:value-type="float" office:value="68.84" calcext:value-type="float">
            <text:p>68.84</text:p>
          </table:table-cell>
          <table:table-cell office:value-type="float" office:value="69.56" calcext:value-type="float">
            <text:p>69.56</text:p>
          </table:table-cell>
          <table:table-cell office:value-type="float" office:value="69.57" calcext:value-type="float">
            <text:p>69.57</text:p>
          </table:table-cell>
          <table:table-cell office:value-type="float" office:value="68.61" calcext:value-type="float">
            <text:p>68.61</text:p>
          </table:table-cell>
          <table:table-cell office:value-type="float" office:value="68.84" calcext:value-type="float">
            <text:p>68.84</text:p>
          </table:table-cell>
          <table:table-cell office:value-type="float" office:value="69.56" calcext:value-type="float">
            <text:p>69.56</text:p>
          </table:table-cell>
          <table:table-cell office:value-type="float" office:value="69.57" calcext:value-type="float">
            <text:p>69.57</text:p>
          </table:table-cell>
          <table:table-cell office:value-type="float" office:value="68.61" calcext:value-type="float">
            <text:p>68.61</text:p>
          </table:table-cell>
          <table:table-cell office:value-type="float" office:value="67.86" calcext:value-type="float">
            <text:p>67.86</text:p>
          </table:table-cell>
          <table:table-cell office:value-type="float" office:value="68.43" calcext:value-type="float">
            <text:p>68.43</text:p>
          </table:table-cell>
          <table:table-cell office:value-type="float" office:value="68.42" calcext:value-type="float">
            <text:p>68.42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7.72" calcext:value-type="float">
            <text:p>77.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78.03" calcext:value-type="float">
            <text:p>78.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69.57" calcext:value-type="float">
            <text:p>69.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h264re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50.757" calcext:value-type="float">
            <text:p>50.7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9.65137" calcext:value-type="float">
            <text:p>9.651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201925" calcext:value-type="float">
            <text:p>0.02019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183587" calcext:value-type="float">
            <text:p>0.01835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7.86" calcext:value-type="float">
            <text:p>87.86</text:p>
          </table:table-cell>
          <table:table-cell office:value-type="float" office:value="87.07" calcext:value-type="float">
            <text:p>87.07</text:p>
          </table:table-cell>
          <table:table-cell office:value-type="float" office:value="85.93" calcext:value-type="float">
            <text:p>85.93</text:p>
          </table:table-cell>
          <table:table-cell office:value-type="float" office:value="84.42" calcext:value-type="float">
            <text:p>84.42</text:p>
          </table:table-cell>
          <table:table-cell office:value-type="float" office:value="82.56" calcext:value-type="float">
            <text:p>82.56</text:p>
          </table:table-cell>
          <table:table-cell office:value-type="float" office:value="80.34" calcext:value-type="float">
            <text:p>80.34</text:p>
          </table:table-cell>
          <table:table-cell office:value-type="float" office:value="77.75" calcext:value-type="float">
            <text:p>77.75</text:p>
          </table:table-cell>
          <table:table-cell office:value-type="float" office:value="74.78" calcext:value-type="float">
            <text:p>74.78</text:p>
          </table:table-cell>
          <table:table-cell office:value-type="string" calcext:value-type="string">
            <text:p>77.3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3.15" calcext:value-type="float">
            <text:p>73.15</text:p>
          </table:table-cell>
          <table:table-cell office:value-type="float" office:value="76.48" calcext:value-type="float">
            <text:p>76.48</text:p>
          </table:table-cell>
          <table:table-cell table:number-columns-repeated="2" office:value-type="float" office:value="79.82" calcext:value-type="float">
            <text:p>79.82</text:p>
          </table:table-cell>
          <table:table-cell office:value-type="float" office:value="74.43" calcext:value-type="float">
            <text:p>74.43</text:p>
          </table:table-cell>
          <table:table-cell office:value-type="float" office:value="81.23" calcext:value-type="float">
            <text:p>81.23</text:p>
          </table:table-cell>
          <table:table-cell table:number-columns-repeated="2" office:value-type="float" office:value="88.04" calcext:value-type="float">
            <text:p>88.04</text:p>
          </table:table-cell>
          <table:table-cell office:value-type="float" office:value="74.43" calcext:value-type="float">
            <text:p>74.43</text:p>
          </table:table-cell>
          <table:table-cell office:value-type="float" office:value="81.35" calcext:value-type="float">
            <text:p>81.35</text:p>
          </table:table-cell>
          <table:table-cell table:number-columns-repeated="2" office:value-type="float" office:value="88.27" calcext:value-type="float">
            <text:p>88.27</text:p>
          </table:table-cell>
          <table:table-cell office:value-type="float" office:value="73.15" calcext:value-type="float">
            <text:p>73.15</text:p>
          </table:table-cell>
          <table:table-cell office:value-type="float" office:value="76.56" calcext:value-type="float">
            <text:p>76.56</text:p>
          </table:table-cell>
          <table:table-cell table:number-columns-repeated="2" office:value-type="float" office:value="79.97" calcext:value-type="float">
            <text:p>79.97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7.88" calcext:value-type="float">
            <text:p>77.88</text:p>
          </table:table-cell>
          <table:table-cell office:value-type="float" office:value="78.67" calcext:value-type="float">
            <text:p>78.67</text:p>
          </table:table-cell>
          <table:table-cell office:value-type="float" office:value="78.59" calcext:value-type="float">
            <text:p>78.59</text:p>
          </table:table-cell>
          <table:table-cell office:value-type="float" office:value="77.21" calcext:value-type="float">
            <text:p>77.21</text:p>
          </table:table-cell>
          <table:table-cell office:value-type="float" office:value="79.33" calcext:value-type="float">
            <text:p>79.33</text:p>
          </table:table-cell>
          <table:table-cell office:value-type="float" office:value="80.33" calcext:value-type="float">
            <text:p>80.33</text:p>
          </table:table-cell>
          <table:table-cell office:value-type="float" office:value="80.26" calcext:value-type="float">
            <text:p>80.26</text:p>
          </table:table-cell>
          <table:table-cell office:value-type="float" office:value="78.74" calcext:value-type="float">
            <text:p>78.74</text:p>
          </table:table-cell>
          <table:table-cell office:value-type="float" office:value="79.33" calcext:value-type="float">
            <text:p>79.33</text:p>
          </table:table-cell>
          <table:table-cell office:value-type="float" office:value="80.34" calcext:value-type="float">
            <text:p>80.34</text:p>
          </table:table-cell>
          <table:table-cell office:value-type="float" office:value="80.26" calcext:value-type="float">
            <text:p>80.26</text:p>
          </table:table-cell>
          <table:table-cell office:value-type="float" office:value="78.74" calcext:value-type="float">
            <text:p>78.74</text:p>
          </table:table-cell>
          <table:table-cell office:value-type="float" office:value="77.88" calcext:value-type="float">
            <text:p>77.88</text:p>
          </table:table-cell>
          <table:table-cell office:value-type="float" office:value="78.68" calcext:value-type="float">
            <text:p>78.68</text:p>
          </table:table-cell>
          <table:table-cell office:value-type="float" office:value="78.59" calcext:value-type="float">
            <text:p>78.59</text:p>
          </table:table-cell>
          <table:table-cell office:value-type="float" office:value="77.21" calcext:value-type="float">
            <text:p>77.21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7.86" calcext:value-type="float">
            <text:p>87.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8.27" calcext:value-type="float">
            <text:p>88.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0.34" calcext:value-type="float">
            <text:p>80.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soplex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IPS Performance(3D)</text:p>
          </table:table-cell>
          <table:table-cell office:value-type="float" office:value="14.112" calcext:value-type="float">
            <text:p>14.112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Core Power(3D)</text:p>
          </table:table-cell>
          <table:table-cell office:value-type="float" office:value="6.35835" calcext:value-type="float">
            <text:p>6.35835</text:p>
          </table:table-cell>
          <table:table-cell table:number-columns-repeated="15"/>
        </table:table-row>
        <table:table-row table:style-name="ro1">
          <table:table-cell table:style-name="ce12" office:value-type="string" calcext:value-type="string">
            <text:p>Logic Core Power(3D)</text:p>
          </table:table-cell>
          <table:table-cell office:value-type="float" office:value="0.180009" calcext:value-type="float">
            <text:p>0.180009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Bank Power(3D)</text:p>
          </table:table-cell>
          <table:table-cell table:style-name="ce13" office:value-type="float" office:value="0.149049" calcext:value-type="float">
            <text:p>0.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imum Bank Temperature(3D)</text:p>
          </table:table-cell>
          <table:table-cell table:style-name="ce13" office:value-type="float" office:value="95.92" calcext:value-type="float">
            <text:p>95.92</text:p>
          </table:table-cell>
          <table:table-cell office:value-type="float" office:value="94.67" calcext:value-type="float">
            <text:p>94.67</text:p>
          </table:table-cell>
          <table:table-cell office:value-type="float" office:value="92.85" calcext:value-type="float">
            <text:p>92.85</text:p>
          </table:table-cell>
          <table:table-cell office:value-type="float" office:value="90.46" calcext:value-type="float">
            <text:p>90.46</text:p>
          </table:table-cell>
          <table:table-cell office:value-type="float" office:value="87.51" calcext:value-type="float">
            <text:p>87.51</text:p>
          </table:table-cell>
          <table:table-cell office:value-type="float" office:value="83.98" calcext:value-type="float">
            <text:p>83.98</text:p>
          </table:table-cell>
          <table:table-cell office:value-type="float" office:value="79.87" calcext:value-type="float">
            <text:p>79.87</text:p>
          </table:table-cell>
          <table:table-cell office:value-type="float" office:value="75.15" calcext:value-type="float">
            <text:p>75.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C Temperature</text:p>
          </table:table-cell>
          <table:table-cell table:style-name="ce13" office:value-type="float" office:value="70.79" calcext:value-type="float">
            <text:p>70.79</text:p>
          </table:table-cell>
          <table:table-cell office:value-type="float" office:value="77.1" calcext:value-type="float">
            <text:p>77.1</text:p>
          </table:table-cell>
          <table:table-cell table:number-columns-repeated="2" office:value-type="float" office:value="83.4" calcext:value-type="float">
            <text:p>83.4</text:p>
          </table:table-cell>
          <table:table-cell office:value-type="float" office:value="72.8" calcext:value-type="float">
            <text:p>72.8</text:p>
          </table:table-cell>
          <table:table-cell office:value-type="float" office:value="84.73" calcext:value-type="float">
            <text:p>84.73</text:p>
          </table:table-cell>
          <table:table-cell table:number-columns-repeated="2" office:value-type="float" office:value="96.66" calcext:value-type="float">
            <text:p>96.66</text:p>
          </table:table-cell>
          <table:table-cell office:value-type="float" office:value="72.76" calcext:value-type="float">
            <text:p>72.76</text:p>
          </table:table-cell>
          <table:table-cell office:value-type="float" office:value="84.68" calcext:value-type="float">
            <text:p>84.68</text:p>
          </table:table-cell>
          <table:table-cell table:number-columns-repeated="2" office:value-type="float" office:value="96.6" calcext:value-type="float">
            <text:p>96.6</text:p>
          </table:table-cell>
          <table:table-cell office:value-type="float" office:value="70.77" calcext:value-type="float">
            <text:p>70.77</text:p>
          </table:table-cell>
          <table:table-cell office:value-type="float" office:value="77.07" calcext:value-type="float">
            <text:p>77.07</text:p>
          </table:table-cell>
          <table:table-cell table:number-columns-repeated="2" office:value-type="float" office:value="83.37" calcext:value-type="float">
            <text:p>83.37</text:p>
          </table:table-cell>
        </table:table-row>
        <table:table-row table:style-name="ro1">
          <table:table-cell table:style-name="ce3" office:value-type="string" calcext:value-type="string">
            <text:p>Core Temperature(3D)</text:p>
          </table:table-cell>
          <table:table-cell table:style-name="ce13" office:value-type="float" office:value="69.03" calcext:value-type="float">
            <text:p>69.03</text:p>
          </table:table-cell>
          <table:table-cell office:value-type="float" office:value="69.77" calcext:value-type="float">
            <text:p>69.77</text:p>
          </table:table-cell>
          <table:table-cell office:value-type="float" office:value="69.99" calcext:value-type="float">
            <text:p>69.99</text:p>
          </table:table-cell>
          <table:table-cell office:value-type="float" office:value="69.45" calcext:value-type="float">
            <text:p>69.45</text:p>
          </table:table-cell>
          <table:table-cell office:value-type="float" office:value="69.95" calcext:value-type="float">
            <text:p>69.95</text:p>
          </table:table-cell>
          <table:table-cell office:value-type="float" office:value="70.87" calcext:value-type="float">
            <text:p>70.87</text:p>
          </table:table-cell>
          <table:table-cell office:value-type="float" office:value="71.17" calcext:value-type="float">
            <text:p>71.17</text:p>
          </table:table-cell>
          <table:table-cell office:value-type="float" office:value="70.63" calcext:value-type="float">
            <text:p>70.63</text:p>
          </table:table-cell>
          <table:table-cell office:value-type="float" office:value="69.95" calcext:value-type="float">
            <text:p>69.95</text:p>
          </table:table-cell>
          <table:table-cell office:value-type="float" office:value="70.87" calcext:value-type="float">
            <text:p>70.87</text:p>
          </table:table-cell>
          <table:table-cell office:value-type="float" office:value="71.17" calcext:value-type="float">
            <text:p>71.17</text:p>
          </table:table-cell>
          <table:table-cell office:value-type="float" office:value="70.63" calcext:value-type="float">
            <text:p>70.63</text:p>
          </table:table-cell>
          <table:table-cell office:value-type="float" office:value="69.03" calcext:value-type="float">
            <text:p>69.03</text:p>
          </table:table-cell>
          <table:table-cell office:value-type="float" office:value="69.77" calcext:value-type="float">
            <text:p>69.77</text:p>
          </table:table-cell>
          <table:table-cell office:value-type="float" office:value="69.99" calcext:value-type="float">
            <text:p>69.99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table:style-name="ce3" office:value-type="string" calcext:value-type="string">
            <text:p>Maximum Bank Temperature(3D)</text:p>
          </table:table-cell>
          <table:table-cell table:style-name="ce13" office:value-type="float" office:value="95.92" calcext:value-type="float">
            <text:p>95.92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imum LC Temperature(3D)</text:p>
          </table:table-cell>
          <table:table-cell table:style-name="ce13" office:value-type="float" office:value="96.66" calcext:value-type="float">
            <text:p>96.66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aximum Core Temperature(3D)</text:p>
          </table:table-cell>
          <table:table-cell table:style-name="ce13" office:value-type="float" office:value="71.17" calcext:value-type="float">
            <text:p>71.17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st of benchmarks</text:p>
          </table:table-cell>
          <table:table-cell table:style-name="ce13" office:value-type="string" calcext:value-type="string">
            <text:p>gamess</text:p>
          </table:table-cell>
          <table:table-cell table:number-columns-repeated="15"/>
        </table:table-row>
        <table:table-row table:style-name="ro1">
          <table:table-cell table:style-name="ce12" office:value-type="string" calcext:value-type="string">
            <text:p>IPS Performance(3D)</text:p>
          </table:table-cell>
          <table:table-cell table:style-name="ce13" office:value-type="float" office:value="42.672" calcext:value-type="float">
            <text:p>42.67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Core Power(3D)</text:p>
          </table:table-cell>
          <table:table-cell table:style-name="ce13" office:value-type="float" office:value="9.30342" calcext:value-type="float">
            <text:p>9.3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 Power(3D)</text:p>
          </table:table-cell>
          <table:table-cell table:style-name="ce13" office:value-type="float" office:value="0.002955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Bank Power(3D)</text:p>
          </table:table-cell>
          <table:table-cell table:style-name="ce13" office:value-type="float" office:value="0.0047284" calcext:value-type="float">
            <text:p>0.00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aximum Bank Temperature(3D)</text:p>
          </table:table-cell>
          <table:table-cell table:style-name="ce13" office:value-type="float" office:value="84.72" calcext:value-type="float">
            <text:p>84.72</text:p>
          </table:table-cell>
          <table:table-cell office:value-type="float" office:value="84.03" calcext:value-type="float">
            <text:p>84.03</text:p>
          </table:table-cell>
          <table:table-cell office:value-type="float" office:value="83.02" calcext:value-type="float">
            <text:p>83.02</text:p>
          </table:table-cell>
          <table:table-cell office:value-type="float" office:value="81.68" calcext:value-type="float">
            <text:p>81.68</text:p>
          </table:table-cell>
          <table:table-cell office:value-type="float" office:value="80.02" calcext:value-type="float">
            <text:p>80.02</text:p>
          </table:table-cell>
          <table:table-cell office:value-type="float" office:value="78.01" calcext:value-type="float">
            <text:p>78.01</text:p>
          </table:table-cell>
          <table:table-cell office:value-type="float" office:value="75.67" calcext:value-type="float">
            <text:p>75.67</text:p>
          </table:table-cell>
          <table:table-cell office:value-type="float" office:value="72.98" calcext:value-type="float">
            <text:p>72.9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C Temperature</text:p>
          </table:table-cell>
          <table:table-cell table:style-name="ce13" office:value-type="float" office:value="71.61" calcext:value-type="float">
            <text:p>71.61</text:p>
          </table:table-cell>
          <table:table-cell office:value-type="float" office:value="74.63" calcext:value-type="float">
            <text:p>74.63</text:p>
          </table:table-cell>
          <table:table-cell table:number-columns-repeated="2" office:value-type="float" office:value="77.65" calcext:value-type="float">
            <text:p>77.65</text:p>
          </table:table-cell>
          <table:table-cell office:value-type="float" office:value="72.79" calcext:value-type="float">
            <text:p>72.79</text:p>
          </table:table-cell>
          <table:table-cell office:value-type="float" office:value="78.98" calcext:value-type="float">
            <text:p>78.98</text:p>
          </table:table-cell>
          <table:table-cell table:number-columns-repeated="2" office:value-type="float" office:value="85.18" calcext:value-type="float">
            <text:p>85.18</text:p>
          </table:table-cell>
          <table:table-cell office:value-type="float" office:value="72.78" calcext:value-type="float">
            <text:p>72.78</text:p>
          </table:table-cell>
          <table:table-cell office:value-type="float" office:value="78.93" calcext:value-type="float">
            <text:p>78.93</text:p>
          </table:table-cell>
          <table:table-cell table:number-columns-repeated="2" office:value-type="float" office:value="85.08" calcext:value-type="float">
            <text:p>85.08</text:p>
          </table:table-cell>
          <table:table-cell office:value-type="float" office:value="71.6" calcext:value-type="float">
            <text:p>71.6</text:p>
          </table:table-cell>
          <table:table-cell office:value-type="float" office:value="74.6" calcext:value-type="float">
            <text:p>74.6</text:p>
          </table:table-cell>
          <table:table-cell table:number-columns-repeated="2" office:value-type="float" office:value="77.59" calcext:value-type="float">
            <text:p>77.59</text:p>
          </table:table-cell>
        </table:table-row>
        <table:table-row table:style-name="ro1">
          <table:table-cell table:style-name="ce3" office:value-type="string" calcext:value-type="string">
            <text:p>Core Temperature(3D)</text:p>
          </table:table-cell>
          <table:table-cell table:style-name="ce13" office:value-type="float" office:value="76.34" calcext:value-type="float">
            <text:p>76.34</text:p>
          </table:table-cell>
          <table:table-cell office:value-type="float" office:value="77.08" calcext:value-type="float">
            <text:p>77.08</text:p>
          </table:table-cell>
          <table:table-cell office:value-type="float" office:value="76.99" calcext:value-type="float">
            <text:p>76.99</text:p>
          </table:table-cell>
          <table:table-cell office:value-type="float" office:value="75.66" calcext:value-type="float">
            <text:p>75.66</text:p>
          </table:table-cell>
          <table:table-cell office:value-type="float" office:value="77.72" calcext:value-type="float">
            <text:p>77.72</text:p>
          </table:table-cell>
          <table:table-cell office:value-type="float" office:value="78.67" calcext:value-type="float">
            <text:p>78.67</text:p>
          </table:table-cell>
          <table:table-cell office:value-type="float" office:value="78.59" calcext:value-type="float">
            <text:p>78.59</text:p>
          </table:table-cell>
          <table:table-cell office:value-type="float" office:value="77.11" calcext:value-type="float">
            <text:p>77.11</text:p>
          </table:table-cell>
          <table:table-cell office:value-type="float" office:value="77.72" calcext:value-type="float">
            <text:p>77.72</text:p>
          </table:table-cell>
          <table:table-cell office:value-type="float" office:value="78.67" calcext:value-type="float">
            <text:p>78.67</text:p>
          </table:table-cell>
          <table:table-cell office:value-type="float" office:value="78.59" calcext:value-type="float">
            <text:p>78.59</text:p>
          </table:table-cell>
          <table:table-cell office:value-type="float" office:value="77.11" calcext:value-type="float">
            <text:p>77.11</text:p>
          </table:table-cell>
          <table:table-cell office:value-type="float" office:value="76.34" calcext:value-type="float">
            <text:p>76.34</text:p>
          </table:table-cell>
          <table:table-cell office:value-type="float" office:value="77.08" calcext:value-type="float">
            <text:p>77.08</text:p>
          </table:table-cell>
          <table:table-cell office:value-type="float" office:value="76.99" calcext:value-type="float">
            <text:p>76.99</text:p>
          </table:table-cell>
          <table:table-cell office:value-type="float" office:value="75.66" calcext:value-type="float">
            <text:p>75.66</text:p>
          </table:table-cell>
        </table:table-row>
        <table:table-row table:style-name="ro1">
          <table:table-cell table:style-name="ce11" office:value-type="string" calcext:value-type="string">
            <text:p>Maximum Bank Temperature(3D)</text:p>
          </table:table-cell>
          <table:table-cell table:style-name="ce13" office:value-type="float" office:value="84.72" calcext:value-type="float">
            <text:p>84.72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imum LC Temperature(3D)</text:p>
          </table:table-cell>
          <table:table-cell table:style-name="ce13" office:value-type="float" office:value="85.18" calcext:value-type="float">
            <text:p>85.18</text:p>
          </table:table-cell>
          <table:table-cell table:number-columns-repeated="15"/>
        </table:table-row>
        <table:table-row table:style-name="ro1">
          <table:table-cell table:style-name="ce12" office:value-type="string" calcext:value-type="string">
            <text:p>Maximum Core Temperature(3D)</text:p>
          </table:table-cell>
          <table:table-cell table:style-name="ce13" office:value-type="float" office:value="78.67" calcext:value-type="float">
            <text:p>78.67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st of benchmarks</text:p>
          </table:table-cell>
          <table:table-cell table:style-name="ce13" office:value-type="string" calcext:value-type="string">
            <text:p>povray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IPS Performance(3D)</text:p>
          </table:table-cell>
          <table:table-cell table:style-name="ce13" office:value-type="float" office:value="43.008" calcext:value-type="float">
            <text:p>43.0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Core Power(3D)</text:p>
          </table:table-cell>
          <table:table-cell table:style-name="ce13" office:value-type="float" office:value="9.38221" calcext:value-type="float">
            <text:p>9.38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 Power(3D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Bank Power(3D)</text:p>
          </table:table-cell>
          <table:table-cell table:style-name="ce13" office:value-type="float" office:value="0.00180543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imum Bank Temperature(3D)</text:p>
          </table:table-cell>
          <table:table-cell table:style-name="ce13" office:value-type="float" office:value="84.57" calcext:value-type="float">
            <text:p>84.57</text:p>
          </table:table-cell>
          <table:table-cell office:value-type="float" office:value="83.89" calcext:value-type="float">
            <text:p>83.89</text:p>
          </table:table-cell>
          <table:table-cell office:value-type="float" office:value="82.9" calcext:value-type="float">
            <text:p>82.9</text:p>
          </table:table-cell>
          <table:table-cell office:value-type="float" office:value="81.58" calcext:value-type="float">
            <text:p>81.58</text:p>
          </table:table-cell>
          <table:table-cell office:value-type="float" office:value="79.94" calcext:value-type="float">
            <text:p>79.94</text:p>
          </table:table-cell>
          <table:table-cell office:value-type="float" office:value="77.96" calcext:value-type="float">
            <text:p>77.96</text:p>
          </table:table-cell>
          <table:table-cell office:value-type="float" office:value="75.65" calcext:value-type="float">
            <text:p>75.65</text:p>
          </table:table-cell>
          <table:table-cell office:value-type="float" office:value="72.99" calcext:value-type="float">
            <text:p>72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1.68" calcext:value-type="float">
            <text:p>71.68</text:p>
          </table:table-cell>
          <table:table-cell office:value-type="float" office:value="74.61" calcext:value-type="float">
            <text:p>74.61</text:p>
          </table:table-cell>
          <table:table-cell table:number-columns-repeated="2" office:value-type="float" office:value="77.55" calcext:value-type="float">
            <text:p>77.55</text:p>
          </table:table-cell>
          <table:table-cell office:value-type="float" office:value="72.84" calcext:value-type="float">
            <text:p>72.84</text:p>
          </table:table-cell>
          <table:table-cell office:value-type="float" office:value="78.89" calcext:value-type="float">
            <text:p>78.89</text:p>
          </table:table-cell>
          <table:table-cell table:number-columns-repeated="2" office:value-type="float" office:value="84.93" calcext:value-type="float">
            <text:p>84.93</text:p>
          </table:table-cell>
          <table:table-cell office:value-type="float" office:value="72.84" calcext:value-type="float">
            <text:p>72.84</text:p>
          </table:table-cell>
          <table:table-cell office:value-type="float" office:value="78.89" calcext:value-type="float">
            <text:p>78.89</text:p>
          </table:table-cell>
          <table:table-cell table:number-columns-repeated="2" office:value-type="float" office:value="84.93" calcext:value-type="float">
            <text:p>84.93</text:p>
          </table:table-cell>
          <table:table-cell office:value-type="float" office:value="71.68" calcext:value-type="float">
            <text:p>71.68</text:p>
          </table:table-cell>
          <table:table-cell office:value-type="float" office:value="74.61" calcext:value-type="float">
            <text:p>74.61</text:p>
          </table:table-cell>
          <table:table-cell table:number-columns-repeated="2" office:value-type="float" office:value="77.54" calcext:value-type="float">
            <text:p>77.54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6.56" calcext:value-type="float">
            <text:p>76.56</text:p>
          </table:table-cell>
          <table:table-cell office:value-type="float" office:value="77.31" calcext:value-type="float">
            <text:p>77.31</text:p>
          </table:table-cell>
          <table:table-cell office:value-type="float" office:value="77.2" calcext:value-type="float">
            <text:p>77.2</text:p>
          </table:table-cell>
          <table:table-cell office:value-type="float" office:value="75.85" calcext:value-type="float">
            <text:p>75.85</text:p>
          </table:table-cell>
          <table:table-cell office:value-type="float" office:value="77.96" calcext:value-type="float">
            <text:p>77.96</text:p>
          </table:table-cell>
          <table:table-cell office:value-type="float" office:value="78.91" calcext:value-type="float">
            <text:p>78.91</text:p>
          </table:table-cell>
          <table:table-cell office:value-type="float" office:value="78.81" calcext:value-type="float">
            <text:p>78.81</text:p>
          </table:table-cell>
          <table:table-cell office:value-type="float" office:value="77.31" calcext:value-type="float">
            <text:p>77.31</text:p>
          </table:table-cell>
          <table:table-cell office:value-type="float" office:value="77.96" calcext:value-type="float">
            <text:p>77.96</text:p>
          </table:table-cell>
          <table:table-cell office:value-type="float" office:value="78.91" calcext:value-type="float">
            <text:p>78.91</text:p>
          </table:table-cell>
          <table:table-cell office:value-type="float" office:value="78.81" calcext:value-type="float">
            <text:p>78.81</text:p>
          </table:table-cell>
          <table:table-cell office:value-type="float" office:value="77.31" calcext:value-type="float">
            <text:p>77.3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31" calcext:value-type="float">
            <text:p>77.31</text:p>
          </table:table-cell>
          <table:table-cell office:value-type="float" office:value="77.2" calcext:value-type="float">
            <text:p>77.2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4.57" calcext:value-type="float">
            <text:p>84.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4.93" calcext:value-type="float">
            <text:p>84.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8.91" calcext:value-type="float">
            <text:p>78.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mil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5.116" calcext:value-type="float">
            <text:p>25.1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7.95435" calcext:value-type="float">
            <text:p>7.954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34699" calcext:value-type="float">
            <text:p>0.1346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11229" calcext:value-type="float">
            <text:p>0.112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7.06" calcext:value-type="float">
            <text:p>97.06</text:p>
          </table:table-cell>
          <table:table-cell office:value-type="float" office:value="95.97" calcext:value-type="float">
            <text:p>95.97</text:p>
          </table:table-cell>
          <table:table-cell office:value-type="float" office:value="94.24" calcext:value-type="float">
            <text:p>94.24</text:p>
          </table:table-cell>
          <table:table-cell office:value-type="float" office:value="92.03" calcext:value-type="float">
            <text:p>92.03</text:p>
          </table:table-cell>
          <table:table-cell office:value-type="float" office:value="89.17" calcext:value-type="float">
            <text:p>89.17</text:p>
          </table:table-cell>
          <table:table-cell office:value-type="float" office:value="85.81" calcext:value-type="float">
            <text:p>85.81</text:p>
          </table:table-cell>
          <table:table-cell office:value-type="float" office:value="81.79" calcext:value-type="float">
            <text:p>81.79</text:p>
          </table:table-cell>
          <table:table-cell office:value-type="float" office:value="77.25" calcext:value-type="float">
            <text:p>77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2.71" calcext:value-type="float">
            <text:p>72.71</text:p>
          </table:table-cell>
          <table:table-cell office:value-type="float" office:value="78.02" calcext:value-type="float">
            <text:p>78.02</text:p>
          </table:table-cell>
          <table:table-cell table:number-columns-repeated="2" office:value-type="float" office:value="83.32" calcext:value-type="float">
            <text:p>83.32</text:p>
          </table:table-cell>
          <table:table-cell office:value-type="float" office:value="74.39" calcext:value-type="float">
            <text:p>74.39</text:p>
          </table:table-cell>
          <table:table-cell office:value-type="float" office:value="84.69" calcext:value-type="float">
            <text:p>84.6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5.87" calcext:value-type="float">
            <text:p>75.87</text:p>
          </table:table-cell>
          <table:table-cell office:value-type="float" office:value="86.78" calcext:value-type="float">
            <text:p>86.78</text:p>
          </table:table-cell>
          <table:table-cell table:number-columns-repeated="2" office:value-type="float" office:value="97.68" calcext:value-type="float">
            <text:p>97.68</text:p>
          </table:table-cell>
          <table:table-cell office:value-type="float" office:value="73.86" calcext:value-type="float">
            <text:p>73.86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84.93" calcext:value-type="float">
            <text:p>84.93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3.87" calcext:value-type="float">
            <text:p>73.87</text:p>
          </table:table-cell>
          <table:table-cell office:value-type="float" office:value="74.68" calcext:value-type="float">
            <text:p>74.68</text:p>
          </table:table-cell>
          <table:table-cell office:value-type="float" office:value="74.79" calcext:value-type="float">
            <text:p>74.79</text:p>
          </table:table-cell>
          <table:table-cell office:value-type="float" office:value="73.87" calcext:value-type="float">
            <text:p>73.87</text:p>
          </table:table-cell>
          <table:table-cell office:value-type="float" office:value="75.07" calcext:value-type="float">
            <text:p>75.07</text:p>
          </table:table-cell>
          <table:table-cell office:value-type="float" office:value="76.07" calcext:value-type="float">
            <text:p>76.07</text:p>
          </table:table-cell>
          <table:table-cell office:value-type="float" office:value="76.24" calcext:value-type="float">
            <text:p>76.24</text:p>
          </table:table-cell>
          <table:table-cell office:value-type="float" office:value="75.28" calcext:value-type="float">
            <text:p>75.28</text:p>
          </table:table-cell>
          <table:table-cell office:value-type="float" office:value="75.08" calcext:value-type="float">
            <text:p>75.08</text:p>
          </table:table-cell>
          <table:table-cell office:value-type="float" office:value="76.09" calcext:value-type="float">
            <text:p>76.09</text:p>
          </table:table-cell>
          <table:table-cell office:value-type="float" office:value="76.25" calcext:value-type="float">
            <text:p>76.25</text:p>
          </table:table-cell>
          <table:table-cell office:value-type="float" office:value="75.31" calcext:value-type="float">
            <text:p>75.31</text:p>
          </table:table-cell>
          <table:table-cell office:value-type="float" office:value="73.89" calcext:value-type="float">
            <text:p>73.89</text:p>
          </table:table-cell>
          <table:table-cell office:value-type="float" office:value="74.7" calcext:value-type="float">
            <text:p>74.7</text:p>
          </table:table-cell>
          <table:table-cell office:value-type="float" office:value="74.82" calcext:value-type="float">
            <text:p>74.82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7.06" calcext:value-type="float">
            <text:p>97.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7.68" calcext:value-type="float">
            <text:p>97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6.25" calcext:value-type="float">
            <text:p>76.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bwav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2.911" calcext:value-type="float">
            <text:p>22.9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7.12186" calcext:value-type="float">
            <text:p>7.121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0244" calcext:value-type="float">
            <text:p>0.102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849016" calcext:value-type="float">
            <text:p>0.08490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9.21" calcext:value-type="float">
            <text:p>89.21</text:p>
          </table:table-cell>
          <table:table-cell office:value-type="float" office:value="88.24" calcext:value-type="float">
            <text:p>88.24</text:p>
          </table:table-cell>
          <table:table-cell office:value-type="float" office:value="86.82" calcext:value-type="float">
            <text:p>86.82</text:p>
          </table:table-cell>
          <table:table-cell office:value-type="float" office:value="84.95" calcext:value-type="float">
            <text:p>84.95</text:p>
          </table:table-cell>
          <table:table-cell office:value-type="float" office:value="82.62" calcext:value-type="float">
            <text:p>82.62</text:p>
          </table:table-cell>
          <table:table-cell office:value-type="float" office:value="79.82" calcext:value-type="float">
            <text:p>79.82</text:p>
          </table:table-cell>
          <table:table-cell office:value-type="float" office:value="76.55" calcext:value-type="float">
            <text:p>76.55</text:p>
          </table:table-cell>
          <table:table-cell office:value-type="float" office:value="72.8" calcext:value-type="float">
            <text:p>7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9.72" calcext:value-type="float">
            <text:p>69.72</text:p>
          </table:table-cell>
          <table:table-cell office:value-type="float" office:value="74.49" calcext:value-type="float">
            <text:p>74.49</text:p>
          </table:table-cell>
          <table:table-cell table:number-columns-repeated="2" office:value-type="float" office:value="79.26" calcext:value-type="float">
            <text:p>79.26</text:p>
          </table:table-cell>
          <table:table-cell office:value-type="float" office:value="71.33" calcext:value-type="float">
            <text:p>71.33</text:p>
          </table:table-cell>
          <table:table-cell office:value-type="float" office:value="80.53" calcext:value-type="float">
            <text:p>80.53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71.33" calcext:value-type="float">
            <text:p>71.33</text:p>
          </table:table-cell>
          <table:table-cell office:value-type="float" office:value="80.53" calcext:value-type="float">
            <text:p>80.53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74.49" calcext:value-type="float">
            <text:p>74.49</text:p>
          </table:table-cell>
          <table:table-cell table:number-columns-repeated="2" office:value-type="float" office:value="79.26" calcext:value-type="float">
            <text:p>79.26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0.33" calcext:value-type="float">
            <text:p>70.33</text:p>
          </table:table-cell>
          <table:table-cell office:value-type="float" office:value="71.03" calcext:value-type="float">
            <text:p>71.03</text:p>
          </table:table-cell>
          <table:table-cell office:value-type="float" office:value="71.13" calcext:value-type="float">
            <text:p>71.13</text:p>
          </table:table-cell>
          <table:table-cell office:value-type="float" office:value="70.34" calcext:value-type="float">
            <text:p>70.34</text:p>
          </table:table-cell>
          <table:table-cell office:value-type="float" office:value="71.37" calcext:value-type="float">
            <text:p>71.37</text:p>
          </table:table-cell>
          <table:table-cell office:value-type="float" office:value="72.25" calcext:value-type="float">
            <text:p>72.25</text:p>
          </table:table-cell>
          <table:table-cell office:value-type="float" office:value="72.39" calcext:value-type="float">
            <text:p>72.39</text:p>
          </table:table-cell>
          <table:table-cell office:value-type="float" office:value="71.56" calcext:value-type="float">
            <text:p>71.56</text:p>
          </table:table-cell>
          <table:table-cell office:value-type="float" office:value="71.37" calcext:value-type="float">
            <text:p>71.37</text:p>
          </table:table-cell>
          <table:table-cell office:value-type="float" office:value="72.25" calcext:value-type="float">
            <text:p>72.25</text:p>
          </table:table-cell>
          <table:table-cell office:value-type="float" office:value="72.39" calcext:value-type="float">
            <text:p>72.39</text:p>
          </table:table-cell>
          <table:table-cell office:value-type="float" office:value="71.56" calcext:value-type="float">
            <text:p>71.56</text:p>
          </table:table-cell>
          <table:table-cell office:value-type="float" office:value="70.33" calcext:value-type="float">
            <text:p>70.33</text:p>
          </table:table-cell>
          <table:table-cell office:value-type="float" office:value="71.04" calcext:value-type="float">
            <text:p>71.04</text:p>
          </table:table-cell>
          <table:table-cell office:value-type="float" office:value="71.13" calcext:value-type="float">
            <text:p>71.13</text:p>
          </table:table-cell>
          <table:table-cell office:value-type="float" office:value="70.34" calcext:value-type="float">
            <text:p>70.34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9.21" calcext:value-type="float">
            <text:p>89.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9.72" calcext:value-type="float">
            <text:p>89.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2.39" calcext:value-type="float">
            <text:p>72.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sje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38.304" calcext:value-type="float">
            <text:p>38.3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02175" calcext:value-type="float">
            <text:p>8.021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04925" calcext:value-type="float">
            <text:p>0.0049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660562" calcext:value-type="float">
            <text:p>0.006605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1.24" calcext:value-type="float">
            <text:p>81.24</text:p>
          </table:table-cell>
          <table:table-cell office:value-type="float" office:value="80.6" calcext:value-type="float">
            <text:p>80.6</text:p>
          </table:table-cell>
          <table:table-cell office:value-type="float" office:value="79.65" calcext:value-type="float">
            <text:p>79.65</text:p>
          </table:table-cell>
          <table:table-cell office:value-type="float" office:value="78.36" calcext:value-type="float">
            <text:p>78.36</text:p>
          </table:table-cell>
          <table:table-cell office:value-type="float" office:value="76.76" calcext:value-type="float">
            <text:p>76.76</text:p>
          </table:table-cell>
          <table:table-cell office:value-type="float" office:value="74.81" calcext:value-type="float">
            <text:p>74.81</text:p>
          </table:table-cell>
          <table:table-cell office:value-type="float" office:value="72.54" calcext:value-type="float">
            <text:p>72.54</text:p>
          </table:table-cell>
          <table:table-cell office:value-type="float" office:value="69.93" calcext:value-type="float">
            <text:p>69.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8.39" calcext:value-type="float">
            <text:p>68.39</text:p>
          </table:table-cell>
          <table:table-cell office:value-type="float" office:value="71.33" calcext:value-type="float">
            <text:p>71.33</text:p>
          </table:table-cell>
          <table:table-cell table:number-columns-repeated="2" office:value-type="float" office:value="74.27" calcext:value-type="float">
            <text:p>74.27</text:p>
          </table:table-cell>
          <table:table-cell office:value-type="float" office:value="69.51" calcext:value-type="float">
            <text:p>69.51</text:p>
          </table:table-cell>
          <table:table-cell office:value-type="float" office:value="75.46" calcext:value-type="float">
            <text:p>75.46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69.55" calcext:value-type="float">
            <text:p>69.55</text:p>
          </table:table-cell>
          <table:table-cell office:value-type="float" office:value="75.56" calcext:value-type="float">
            <text:p>75.56</text:p>
          </table:table-cell>
          <table:table-cell table:number-columns-repeated="2" office:value-type="float" office:value="81.57" calcext:value-type="float">
            <text:p>81.57</text:p>
          </table:table-cell>
          <table:table-cell office:value-type="float" office:value="68.41" calcext:value-type="float">
            <text:p>68.41</text:p>
          </table:table-cell>
          <table:table-cell office:value-type="float" office:value="71.39" calcext:value-type="float">
            <text:p>71.39</text:p>
          </table:table-cell>
          <table:table-cell table:number-columns-repeated="2" office:value-type="float" office:value="74.37" calcext:value-type="float">
            <text:p>74.37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1.83" calcext:value-type="float">
            <text:p>71.83</text:p>
          </table:table-cell>
          <table:table-cell office:value-type="float" office:value="72.49" calcext:value-type="float">
            <text:p>72.49</text:p>
          </table:table-cell>
          <table:table-cell office:value-type="float" office:value="72.44" calcext:value-type="float">
            <text:p>72.44</text:p>
          </table:table-cell>
          <table:table-cell office:value-type="float" office:value="71.35" calcext:value-type="float">
            <text:p>71.35</text:p>
          </table:table-cell>
          <table:table-cell office:value-type="float" office:value="73" calcext:value-type="float">
            <text:p>73</text:p>
          </table:table-cell>
          <table:table-cell office:value-type="float" office:value="73.83" calcext:value-type="float">
            <text:p>73.83</text:p>
          </table:table-cell>
          <table:table-cell office:value-type="float" office:value="73.8" calcext:value-type="float">
            <text:p>73.8</text:p>
          </table:table-cell>
          <table:table-cell office:value-type="float" office:value="72.61" calcext:value-type="float">
            <text:p>72.61</text:p>
          </table:table-cell>
          <table:table-cell office:value-type="float" office:value="73" calcext:value-type="float">
            <text:p>73</text:p>
          </table:table-cell>
          <table:table-cell office:value-type="float" office:value="73.83" calcext:value-type="float">
            <text:p>73.83</text:p>
          </table:table-cell>
          <table:table-cell office:value-type="float" office:value="73.8" calcext:value-type="float">
            <text:p>73.8</text:p>
          </table:table-cell>
          <table:table-cell office:value-type="float" office:value="72.61" calcext:value-type="float">
            <text:p>72.61</text:p>
          </table:table-cell>
          <table:table-cell office:value-type="float" office:value="71.83" calcext:value-type="float">
            <text:p>71.83</text:p>
          </table:table-cell>
          <table:table-cell office:value-type="float" office:value="72.49" calcext:value-type="float">
            <text:p>72.49</text:p>
          </table:table-cell>
          <table:table-cell office:value-type="float" office:value="72.44" calcext:value-type="float">
            <text:p>72.44</text:p>
          </table:table-cell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1.24" calcext:value-type="float">
            <text:p>81.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1.57" calcext:value-type="float">
            <text:p>81.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3.83" calcext:value-type="float">
            <text:p>73.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gromac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37.443" calcext:value-type="float">
            <text:p>37.4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9.15416" calcext:value-type="float">
            <text:p>9.154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0788" calcext:value-type="float">
            <text:p>0.00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75886" calcext:value-type="float">
            <text:p>0.00758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4.68" calcext:value-type="float">
            <text:p>84.68</text:p>
          </table:table-cell>
          <table:table-cell office:value-type="float" office:value="83.99" calcext:value-type="float">
            <text:p>83.99</text:p>
          </table:table-cell>
          <table:table-cell office:value-type="float" office:value="82.97" calcext:value-type="float">
            <text:p>82.97</text:p>
          </table:table-cell>
          <table:table-cell office:value-type="float" office:value="81.62" calcext:value-type="float">
            <text:p>81.62</text:p>
          </table:table-cell>
          <table:table-cell office:value-type="float" office:value="79.94" calcext:value-type="float">
            <text:p>79.94</text:p>
          </table:table-cell>
          <table:table-cell office:value-type="float" office:value="77.91" calcext:value-type="float">
            <text:p>77.91</text:p>
          </table:table-cell>
          <table:table-cell office:value-type="float" office:value="75.54" calcext:value-type="float">
            <text:p>75.54</text:p>
          </table:table-cell>
          <table:table-cell office:value-type="float" office:value="72.81" calcext:value-type="float">
            <text:p>7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1.36" calcext:value-type="float">
            <text:p>71.36</text:p>
          </table:table-cell>
          <table:table-cell office:value-type="float" office:value="74.42" calcext:value-type="float">
            <text:p>74.42</text:p>
          </table:table-cell>
          <table:table-cell table:number-columns-repeated="2" office:value-type="float" office:value="77.47" calcext:value-type="float">
            <text:p>77.47</text:p>
          </table:table-cell>
          <table:table-cell office:value-type="float" office:value="72.55" calcext:value-type="float">
            <text:p>72.55</text:p>
          </table:table-cell>
          <table:table-cell office:value-type="float" office:value="78.8" calcext:value-type="float">
            <text:p>78.8</text:p>
          </table:table-cell>
          <table:table-cell table:number-columns-repeated="2" office:value-type="float" office:value="85.05" calcext:value-type="float">
            <text:p>85.05</text:p>
          </table:table-cell>
          <table:table-cell office:value-type="float" office:value="72.55" calcext:value-type="float">
            <text:p>72.55</text:p>
          </table:table-cell>
          <table:table-cell office:value-type="float" office:value="78.8" calcext:value-type="float">
            <text:p>78.8</text:p>
          </table:table-cell>
          <table:table-cell table:number-columns-repeated="2" office:value-type="float" office:value="85.05" calcext:value-type="float">
            <text:p>85.05</text:p>
          </table:table-cell>
          <table:table-cell office:value-type="float" office:value="71.36" calcext:value-type="float">
            <text:p>71.36</text:p>
          </table:table-cell>
          <table:table-cell office:value-type="float" office:value="74.42" calcext:value-type="float">
            <text:p>74.42</text:p>
          </table:table-cell>
          <table:table-cell table:number-columns-repeated="2" office:value-type="float" office:value="77.47" calcext:value-type="float">
            <text:p>77.47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5.87" calcext:value-type="float">
            <text:p>75.87</text:p>
          </table:table-cell>
          <table:table-cell office:value-type="float" office:value="76.61" calcext:value-type="float">
            <text:p>76.61</text:p>
          </table:table-cell>
          <table:table-cell office:value-type="float" office:value="76.52" calcext:value-type="float">
            <text:p>76.52</text:p>
          </table:table-cell>
          <table:table-cell office:value-type="float" office:value="75.22" calcext:value-type="float">
            <text:p>75.22</text:p>
          </table:table-cell>
          <table:table-cell office:value-type="float" office:value="77.23" calcext:value-type="float">
            <text:p>77.23</text:p>
          </table:table-cell>
          <table:table-cell office:value-type="float" office:value="78.17" calcext:value-type="float">
            <text:p>78.17</text:p>
          </table:table-cell>
          <table:table-cell office:value-type="float" office:value="78.1" calcext:value-type="float">
            <text:p>78.1</text:p>
          </table:table-cell>
          <table:table-cell office:value-type="float" office:value="76.66" calcext:value-type="float">
            <text:p>76.66</text:p>
          </table:table-cell>
          <table:table-cell office:value-type="float" office:value="77.23" calcext:value-type="float">
            <text:p>77.23</text:p>
          </table:table-cell>
          <table:table-cell office:value-type="float" office:value="78.17" calcext:value-type="float">
            <text:p>78.17</text:p>
          </table:table-cell>
          <table:table-cell office:value-type="float" office:value="78.1" calcext:value-type="float">
            <text:p>78.1</text:p>
          </table:table-cell>
          <table:table-cell office:value-type="float" office:value="76.66" calcext:value-type="float">
            <text:p>76.66</text:p>
          </table:table-cell>
          <table:table-cell office:value-type="float" office:value="75.87" calcext:value-type="float">
            <text:p>75.87</text:p>
          </table:table-cell>
          <table:table-cell office:value-type="float" office:value="76.61" calcext:value-type="float">
            <text:p>76.61</text:p>
          </table:table-cell>
          <table:table-cell office:value-type="float" office:value="76.52" calcext:value-type="float">
            <text:p>76.52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4.68" calcext:value-type="float">
            <text:p>84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5.05" calcext:value-type="float">
            <text:p>85.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8.17" calcext:value-type="float">
            <text:p>78.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zeusm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32.592" calcext:value-type="float">
            <text:p>32.5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61536" calcext:value-type="float">
            <text:p>8.615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920975" calcext:value-type="float">
            <text:p>0.09209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770655" calcext:value-type="float">
            <text:p>0.07706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2.71" calcext:value-type="float">
            <text:p>92.71</text:p>
          </table:table-cell>
          <table:table-cell office:value-type="float" office:value="91.7" calcext:value-type="float">
            <text:p>91.7</text:p>
          </table:table-cell>
          <table:table-cell office:value-type="float" office:value="90.24" calcext:value-type="float">
            <text:p>90.24</text:p>
          </table:table-cell>
          <table:table-cell office:value-type="float" office:value="88.33" calcext:value-type="float">
            <text:p>88.33</text:p>
          </table:table-cell>
          <table:table-cell office:value-type="float" office:value="85.96" calcext:value-type="float">
            <text:p>85.96</text:p>
          </table:table-cell>
          <table:table-cell office:value-type="float" office:value="83.12" calcext:value-type="float">
            <text:p>83.12</text:p>
          </table:table-cell>
          <table:table-cell office:value-type="float" office:value="79.82" calcext:value-type="float">
            <text:p>79.82</text:p>
          </table:table-cell>
          <table:table-cell office:value-type="float" office:value="76.03" calcext:value-type="float">
            <text:p>76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3.23" calcext:value-type="float">
            <text:p>73.23</text:p>
          </table:table-cell>
          <table:table-cell office:value-type="float" office:value="77.93" calcext:value-type="float">
            <text:p>77.93</text:p>
          </table:table-cell>
          <table:table-cell table:number-columns-repeated="2" office:value-type="float" office:value="82.62" calcext:value-type="float">
            <text:p>82.62</text:p>
          </table:table-cell>
          <table:table-cell office:value-type="float" office:value="74.86" calcext:value-type="float">
            <text:p>74.86</text:p>
          </table:table-cell>
          <table:table-cell office:value-type="float" office:value="84.06" calcext:value-type="float">
            <text:p>84.06</text:p>
          </table:table-cell>
          <table:table-cell table:number-columns-repeated="2" office:value-type="float" office:value="93.26" calcext:value-type="float">
            <text:p>93.26</text:p>
          </table:table-cell>
          <table:table-cell office:value-type="float" office:value="74.84" calcext:value-type="float">
            <text:p>74.84</text:p>
          </table:table-cell>
          <table:table-cell office:value-type="float" office:value="84.05" calcext:value-type="float">
            <text:p>84.05</text:p>
          </table:table-cell>
          <table:table-cell table:number-columns-repeated="2" office:value-type="float" office:value="93.26" calcext:value-type="float">
            <text:p>93.26</text:p>
          </table:table-cell>
          <table:table-cell office:value-type="float" office:value="73.22" calcext:value-type="float">
            <text:p>73.22</text:p>
          </table:table-cell>
          <table:table-cell office:value-type="float" office:value="77.92" calcext:value-type="float">
            <text:p>77.92</text:p>
          </table:table-cell>
          <table:table-cell table:number-columns-repeated="2" office:value-type="float" office:value="82.62" calcext:value-type="float">
            <text:p>82.62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5.46" calcext:value-type="float">
            <text:p>75.46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" calcext:value-type="float">
            <text:p>76.3</text:p>
          </table:table-cell>
          <table:table-cell office:value-type="float" office:value="75.21" calcext:value-type="float">
            <text:p>75.21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6" calcext:value-type="float">
            <text:p>77.76</text:p>
          </table:table-cell>
          <table:table-cell office:value-type="float" office:value="77.83" calcext:value-type="float">
            <text:p>77.83</text:p>
          </table:table-cell>
          <table:table-cell office:value-type="float" office:value="76.65" calcext:value-type="float">
            <text:p>76.65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6" calcext:value-type="float">
            <text:p>77.76</text:p>
          </table:table-cell>
          <table:table-cell office:value-type="float" office:value="77.83" calcext:value-type="float">
            <text:p>77.83</text:p>
          </table:table-cell>
          <table:table-cell office:value-type="float" office:value="76.65" calcext:value-type="float">
            <text:p>76.65</text:p>
          </table:table-cell>
          <table:table-cell office:value-type="float" office:value="75.46" calcext:value-type="float">
            <text:p>75.46</text:p>
          </table:table-cell>
          <table:table-cell office:value-type="float" office:value="76.26" calcext:value-type="float">
            <text:p>76.26</text:p>
          </table:table-cell>
          <table:table-cell office:value-type="float" office:value="76.29" calcext:value-type="float">
            <text:p>76.29</text:p>
          </table:table-cell>
          <table:table-cell office:value-type="float" office:value="75.21" calcext:value-type="float">
            <text:p>75.21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2.71" calcext:value-type="float">
            <text:p>92.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3.26" calcext:value-type="float">
            <text:p>93.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7.83" calcext:value-type="float">
            <text:p>77.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perlbenc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40.803" calcext:value-type="float">
            <text:p>40.8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47379" calcext:value-type="float">
            <text:p>8.473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233938" calcext:value-type="float">
            <text:p>0.02339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214794" calcext:value-type="float">
            <text:p>0.02147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4.56" calcext:value-type="float">
            <text:p>84.56</text:p>
          </table:table-cell>
          <table:table-cell office:value-type="float" office:value="83.84" calcext:value-type="float">
            <text:p>83.84</text:p>
          </table:table-cell>
          <table:table-cell office:value-type="float" office:value="82.75" calcext:value-type="float">
            <text:p>82.75</text:p>
          </table:table-cell>
          <table:table-cell office:value-type="float" office:value="81.31" calcext:value-type="float">
            <text:p>81.31</text:p>
          </table:table-cell>
          <table:table-cell office:value-type="float" office:value="79.52" calcext:value-type="float">
            <text:p>79.52</text:p>
          </table:table-cell>
          <table:table-cell office:value-type="float" office:value="77.37" calcext:value-type="float">
            <text:p>77.37</text:p>
          </table:table-cell>
          <table:table-cell office:value-type="float" office:value="74.87" calcext:value-type="float">
            <text:p>74.87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0.25" calcext:value-type="float">
            <text:p>70.25</text:p>
          </table:table-cell>
          <table:table-cell office:value-type="float" office:value="73.59" calcext:value-type="float">
            <text:p>73.59</text:p>
          </table:table-cell>
          <table:table-cell table:number-columns-repeated="2" office:value-type="float" office:value="76.93" calcext:value-type="float">
            <text:p>76.93</text:p>
          </table:table-cell>
          <table:table-cell office:value-type="float" office:value="71.51" calcext:value-type="float">
            <text:p>71.51</text:p>
          </table:table-cell>
          <table:table-cell office:value-type="float" office:value="78.22" calcext:value-type="float">
            <text:p>78.22</text:p>
          </table:table-cell>
          <table:table-cell table:number-columns-repeated="2" office:value-type="float" office:value="84.93" calcext:value-type="float">
            <text:p>84.93</text:p>
          </table:table-cell>
          <table:table-cell office:value-type="float" office:value="71.49" calcext:value-type="float">
            <text:p>71.49</text:p>
          </table:table-cell>
          <table:table-cell office:value-type="float" office:value="78.22" calcext:value-type="float">
            <text:p>78.22</text:p>
          </table:table-cell>
          <table:table-cell table:number-columns-repeated="2" office:value-type="float" office:value="84.94" calcext:value-type="float">
            <text:p>84.94</text:p>
          </table:table-cell>
          <table:table-cell office:value-type="float" office:value="70.25" calcext:value-type="float">
            <text:p>70.25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76.94" calcext:value-type="float">
            <text:p>76.94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3.74" calcext:value-type="float">
            <text:p>73.74</text:p>
          </table:table-cell>
          <table:table-cell office:value-type="float" office:value="74.46" calcext:value-type="float">
            <text:p>74.46</text:p>
          </table:table-cell>
          <table:table-cell office:value-type="float" office:value="74.41" calcext:value-type="float">
            <text:p>74.41</text:p>
          </table:table-cell>
          <table:table-cell office:value-type="float" office:value="73.26" calcext:value-type="float">
            <text:p>73.26</text:p>
          </table:table-cell>
          <table:table-cell office:value-type="float" office:value="74.99" calcext:value-type="float">
            <text:p>74.99</text:p>
          </table:table-cell>
          <table:table-cell office:value-type="float" office:value="75.89" calcext:value-type="float">
            <text:p>75.89</text:p>
          </table:table-cell>
          <table:table-cell office:value-type="float" office:value="75.87" calcext:value-type="float">
            <text:p>75.87</text:p>
          </table:table-cell>
          <table:table-cell office:value-type="float" office:value="74.61" calcext:value-type="float">
            <text:p>74.61</text:p>
          </table:table-cell>
          <table:table-cell office:value-type="float" office:value="74.99" calcext:value-type="float">
            <text:p>74.99</text:p>
          </table:table-cell>
          <table:table-cell office:value-type="float" office:value="75.89" calcext:value-type="float">
            <text:p>75.89</text:p>
          </table:table-cell>
          <table:table-cell office:value-type="float" office:value="75.87" calcext:value-type="float">
            <text:p>75.87</text:p>
          </table:table-cell>
          <table:table-cell office:value-type="float" office:value="74.61" calcext:value-type="float">
            <text:p>74.61</text:p>
          </table:table-cell>
          <table:table-cell office:value-type="float" office:value="73.74" calcext:value-type="float">
            <text:p>73.74</text:p>
          </table:table-cell>
          <table:table-cell office:value-type="float" office:value="74.46" calcext:value-type="float">
            <text:p>74.46</text:p>
          </table:table-cell>
          <table:table-cell office:value-type="float" office:value="74.42" calcext:value-type="float">
            <text:p>74.42</text:p>
          </table:table-cell>
          <table:table-cell office:value-type="float" office:value="73.27" calcext:value-type="float">
            <text:p>73.27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4.56" calcext:value-type="float">
            <text:p>84.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4.94" calcext:value-type="float">
            <text:p>84.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5.89" calcext:value-type="float">
            <text:p>75.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wr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30.576" calcext:value-type="float">
            <text:p>30.5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04135" calcext:value-type="float">
            <text:p>8.041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27996" calcext:value-type="float">
            <text:p>0.0027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0.76" calcext:value-type="float">
            <text:p>80.76</text:p>
          </table:table-cell>
          <table:table-cell office:value-type="float" office:value="80.13" calcext:value-type="float">
            <text:p>80.13</text:p>
          </table:table-cell>
          <table:table-cell office:value-type="float" office:value="79.19" calcext:value-type="float">
            <text:p>79.19</text:p>
          </table:table-cell>
          <table:table-cell office:value-type="float" office:value="77.94" calcext:value-type="float">
            <text:p>77.94</text:p>
          </table:table-cell>
          <table:table-cell office:value-type="float" office:value="76.37" calcext:value-type="float">
            <text:p>76.37</text:p>
          </table:table-cell>
          <table:table-cell office:value-type="float" office:value="74.48" calcext:value-type="float">
            <text:p>74.48</text:p>
          </table:table-cell>
          <table:table-cell office:value-type="float" office:value="72.28" calcext:value-type="float">
            <text:p>72.28</text:p>
          </table:table-cell>
          <table:table-cell office:value-type="float" office:value="69.74" calcext:value-type="float">
            <text:p>6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8.27" calcext:value-type="float">
            <text:p>68.27</text:p>
          </table:table-cell>
          <table:table-cell office:value-type="float" office:value="71.16" calcext:value-type="float">
            <text:p>71.16</text:p>
          </table:table-cell>
          <table:table-cell table:number-columns-repeated="2" office:value-type="float" office:value="74.05" calcext:value-type="float">
            <text:p>74.05</text:p>
          </table:table-cell>
          <table:table-cell office:value-type="float" office:value="69.38" calcext:value-type="float">
            <text:p>69.38</text:p>
          </table:table-cell>
          <table:table-cell office:value-type="float" office:value="75.23" calcext:value-type="float">
            <text:p>75.23</text:p>
          </table:table-cell>
          <table:table-cell table:number-columns-repeated="2" office:value-type="float" office:value="81.08" calcext:value-type="float">
            <text:p>81.08</text:p>
          </table:table-cell>
          <table:table-cell office:value-type="float" office:value="69.38" calcext:value-type="float">
            <text:p>69.38</text:p>
          </table:table-cell>
          <table:table-cell office:value-type="float" office:value="75.23" calcext:value-type="float">
            <text:p>75.23</text:p>
          </table:table-cell>
          <table:table-cell table:number-columns-repeated="2" office:value-type="float" office:value="81.08" calcext:value-type="float">
            <text:p>81.08</text:p>
          </table:table-cell>
          <table:table-cell office:value-type="float" office:value="68.27" calcext:value-type="float">
            <text:p>68.27</text:p>
          </table:table-cell>
          <table:table-cell office:value-type="float" office:value="71.16" calcext:value-type="float">
            <text:p>71.16</text:p>
          </table:table-cell>
          <table:table-cell table:number-columns-repeated="2" office:value-type="float" office:value="74.05" calcext:value-type="float">
            <text:p>74.05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1.82" calcext:value-type="float">
            <text:p>71.82</text:p>
          </table:table-cell>
          <table:table-cell office:value-type="float" office:value="72.47" calcext:value-type="float">
            <text:p>72.47</text:p>
          </table:table-cell>
          <table:table-cell office:value-type="float" office:value="72.42" calcext:value-type="float">
            <text:p>72.42</text:p>
          </table:table-cell>
          <table:table-cell office:value-type="float" office:value="71.32" calcext:value-type="float">
            <text:p>71.32</text:p>
          </table:table-cell>
          <table:table-cell office:value-type="float" office:value="72.99" calcext:value-type="float">
            <text:p>72.99</text:p>
          </table:table-cell>
          <table:table-cell office:value-type="float" office:value="73.82" calcext:value-type="float">
            <text:p>73.82</text:p>
          </table:table-cell>
          <table:table-cell office:value-type="float" office:value="73.78" calcext:value-type="float">
            <text:p>73.78</text:p>
          </table:table-cell>
          <table:table-cell office:value-type="float" office:value="72.57" calcext:value-type="float">
            <text:p>72.57</text:p>
          </table:table-cell>
          <table:table-cell office:value-type="float" office:value="72.99" calcext:value-type="float">
            <text:p>72.99</text:p>
          </table:table-cell>
          <table:table-cell office:value-type="float" office:value="73.82" calcext:value-type="float">
            <text:p>73.82</text:p>
          </table:table-cell>
          <table:table-cell office:value-type="float" office:value="73.78" calcext:value-type="float">
            <text:p>73.78</text:p>
          </table:table-cell>
          <table:table-cell office:value-type="float" office:value="72.57" calcext:value-type="float">
            <text:p>72.57</text:p>
          </table:table-cell>
          <table:table-cell office:value-type="float" office:value="71.82" calcext:value-type="float">
            <text:p>71.82</text:p>
          </table:table-cell>
          <table:table-cell office:value-type="float" office:value="72.47" calcext:value-type="float">
            <text:p>72.47</text:p>
          </table:table-cell>
          <table:table-cell office:value-type="float" office:value="72.42" calcext:value-type="float">
            <text:p>72.42</text:p>
          </table:table-cell>
          <table:table-cell office:value-type="float" office:value="71.32" calcext:value-type="float">
            <text:p>71.32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0.76" calcext:value-type="float">
            <text:p>80.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1.08" calcext:value-type="float">
            <text:p>81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3.82" calcext:value-type="float">
            <text:p>73.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hmm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68.208" calcext:value-type="float">
            <text:p>68.2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11.2079" calcext:value-type="float">
            <text:p>11.20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743675" calcext:value-type="float">
            <text:p>0.07436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616693" calcext:value-type="float">
            <text:p>0.06166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8.9" calcext:value-type="float">
            <text:p>98.9</text:p>
          </table:table-cell>
          <table:table-cell office:value-type="float" office:value="97.83" calcext:value-type="float">
            <text:p>97.83</text:p>
          </table:table-cell>
          <table:table-cell office:value-type="float" office:value="96.31" calcext:value-type="float">
            <text:p>96.31</text:p>
          </table:table-cell>
          <table:table-cell office:value-type="float" office:value="94.33" calcext:value-type="float">
            <text:p>94.33</text:p>
          </table:table-cell>
          <table:table-cell office:value-type="float" office:value="91.89" calcext:value-type="float">
            <text:p>91.89</text:p>
          </table:table-cell>
          <table:table-cell office:value-type="float" office:value="88.98" calcext:value-type="float">
            <text:p>88.98</text:p>
          </table:table-cell>
          <table:table-cell office:value-type="float" office:value="85.6" calcext:value-type="float">
            <text:p>85.6</text:p>
          </table:table-cell>
          <table:table-cell office:value-type="float" office:value="81.73" calcext:value-type="float">
            <text:p>81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table:style-name="ce13" office:value-type="float" office:value="79.41" calcext:value-type="float">
            <text:p>79.41</text:p>
          </table:table-cell>
          <table:table-cell table:style-name="ce14" office:value-type="float" office:value="84" calcext:value-type="float">
            <text:p>84</text:p>
          </table:table-cell>
          <table:table-cell office:value-type="float" office:value="88.58" calcext:value-type="float">
            <text:p>88.58</text:p>
          </table:table-cell>
          <table:table-cell table:style-name="ce15" office:value-type="float" office:value="88.58" calcext:value-type="float">
            <text:p>88.6</text:p>
          </table:table-cell>
          <table:table-cell table:style-name="ce16" office:value-type="percentage" office:value="81.08" calcext:value-type="percentage">
            <text:p>8108.00%</text:p>
          </table:table-cell>
          <table:table-cell office:value-type="float" office:value="90.3" calcext:value-type="float">
            <text:p>90.3</text:p>
          </table:table-cell>
          <table:table-cell table:number-columns-repeated="2" office:value-type="float" office:value="99.52" calcext:value-type="float">
            <text:p>99.52</text:p>
          </table:table-cell>
          <table:table-cell office:value-type="float" office:value="81.08" calcext:value-type="float">
            <text:p>81.08</text:p>
          </table:table-cell>
          <table:table-cell office:value-type="float" office:value="90.3" calcext:value-type="float">
            <text:p>90.3</text:p>
          </table:table-cell>
          <table:table-cell table:number-columns-repeated="2" office:value-type="float" office:value="99.52" calcext:value-type="float">
            <text:p>99.52</text:p>
          </table:table-cell>
          <table:table-cell office:value-type="float" office:value="79.41" calcext:value-type="float">
            <text:p>79.4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8.58" calcext:value-type="float">
            <text:p>88.58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84.53" calcext:value-type="float">
            <text:p>84.53</text:p>
          </table:table-cell>
          <table:table-cell office:value-type="float" office:value="85.5" calcext:value-type="float">
            <text:p>85.5</text:p>
          </table:table-cell>
          <table:table-cell office:value-type="float" office:value="85.42" calcext:value-type="float">
            <text:p>85.42</text:p>
          </table:table-cell>
          <table:table-cell office:value-type="float" office:value="83.81" calcext:value-type="float">
            <text:p>83.81</text:p>
          </table:table-cell>
          <table:table-cell office:value-type="float" office:value="86.26" calcext:value-type="float">
            <text:p>86.26</text:p>
          </table:table-cell>
          <table:table-cell office:value-type="float" office:value="87.49" calcext:value-type="float">
            <text:p>87.49</text:p>
          </table:table-cell>
          <table:table-cell office:value-type="float" office:value="87.44" calcext:value-type="float">
            <text:p>87.44</text:p>
          </table:table-cell>
          <table:table-cell office:value-type="float" office:value="85.67" calcext:value-type="float">
            <text:p>85.67</text:p>
          </table:table-cell>
          <table:table-cell office:value-type="float" office:value="86.26" calcext:value-type="float">
            <text:p>86.26</text:p>
          </table:table-cell>
          <table:table-cell office:value-type="float" office:value="87.49" calcext:value-type="float">
            <text:p>87.49</text:p>
          </table:table-cell>
          <table:table-cell office:value-type="float" office:value="87.44" calcext:value-type="float">
            <text:p>87.44</text:p>
          </table:table-cell>
          <table:table-cell office:value-type="float" office:value="85.67" calcext:value-type="float">
            <text:p>85.67</text:p>
          </table:table-cell>
          <table:table-cell office:value-type="float" office:value="84.53" calcext:value-type="float">
            <text:p>84.53</text:p>
          </table:table-cell>
          <table:table-cell office:value-type="float" office:value="85.5" calcext:value-type="float">
            <text:p>85.5</text:p>
          </table:table-cell>
          <table:table-cell office:value-type="float" office:value="85.42" calcext:value-type="float">
            <text:p>85.42</text:p>
          </table:table-cell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8.9" calcext:value-type="float">
            <text:p>98.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9.52" calcext:value-type="float">
            <text:p>99.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7.49" calcext:value-type="float">
            <text:p>87.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lb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4.864" calcext:value-type="float">
            <text:p>24.8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12109" calcext:value-type="float">
            <text:p>8.121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244034" calcext:value-type="float">
            <text:p>0.2440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200291" calcext:value-type="float">
            <text:p>0.2002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5.6" calcext:value-type="float">
            <text:p>105.6</text:p>
          </table:table-cell>
          <table:table-cell office:value-type="float" office:value="102.55" calcext:value-type="float">
            <text:p>102.55</text:p>
          </table:table-cell>
          <table:table-cell office:value-type="float" office:value="98.8" calcext:value-type="float">
            <text:p>98.8</text:p>
          </table:table-cell>
          <table:table-cell office:value-type="float" office:value="94.35" calcext:value-type="float">
            <text:p>94.35</text:p>
          </table:table-cell>
          <table:table-cell office:value-type="float" office:value="89.2" calcext:value-type="float">
            <text:p>89.2</text:p>
          </table:table-cell>
          <table:table-cell office:value-type="float" office:value="83.33" calcext:value-type="float">
            <text:p>8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7.97" calcext:value-type="float">
            <text:p>77.97</text:p>
          </table:table-cell>
          <table:table-cell office:value-type="float" office:value="85.93" calcext:value-type="float">
            <text:p>85.93</text:p>
          </table:table-cell>
          <table:table-cell table:number-columns-repeated="2" office:value-type="float" office:value="93.89" calcext:value-type="float">
            <text:p>93.89</text:p>
          </table:table-cell>
          <table:table-cell office:value-type="float" office:value="80.42" calcext:value-type="float">
            <text:p>80.42</text:p>
          </table:table-cell>
          <table:table-cell office:value-type="float" office:value="95.55" calcext:value-type="float">
            <text:p>95.55</text:p>
          </table:table-cell>
          <table:table-cell table:number-columns-repeated="2" office:value-type="float" office:value="110.68" calcext:value-type="float">
            <text:p>110.68</text:p>
          </table:table-cell>
          <table:table-cell office:value-type="float" office:value="80.42" calcext:value-type="float">
            <text:p>80.42</text:p>
          </table:table-cell>
          <table:table-cell office:value-type="float" office:value="95.53" calcext:value-type="float">
            <text:p>95.53</text:p>
          </table:table-cell>
          <table:table-cell table:number-columns-repeated="2" office:value-type="float" office:value="110.65" calcext:value-type="float">
            <text:p>110.65</text:p>
          </table:table-cell>
          <table:table-cell office:value-type="float" office:value="77.97" calcext:value-type="float">
            <text:p>77.97</text:p>
          </table:table-cell>
          <table:table-cell office:value-type="float" office:value="85.92" calcext:value-type="float">
            <text:p>85.92</text:p>
          </table:table-cell>
          <table:table-cell table:number-columns-repeated="2" office:value-type="float" office:value="93.88" calcext:value-type="float">
            <text:p>93.88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6.5" calcext:value-type="float">
            <text:p>76.5</text:p>
          </table:table-cell>
          <table:table-cell office:value-type="float" office:value="77.45" calcext:value-type="float">
            <text:p>77.45</text:p>
          </table:table-cell>
          <table:table-cell office:value-type="float" office:value="77.7" calcext:value-type="float">
            <text:p>77.7</text:p>
          </table:table-cell>
          <table:table-cell office:value-type="float" office:value="76.91" calcext:value-type="float">
            <text:p>76.91</text:p>
          </table:table-cell>
          <table:table-cell office:value-type="float" office:value="77.74" calcext:value-type="float">
            <text:p>77.74</text:p>
          </table:table-cell>
          <table:table-cell office:value-type="float" office:value="78.92" calcext:value-type="float">
            <text:p>78.92</text:p>
          </table:table-cell>
          <table:table-cell office:value-type="float" office:value="79.25" calcext:value-type="float">
            <text:p>79.25</text:p>
          </table:table-cell>
          <table:table-cell office:value-type="float" office:value="78.45" calcext:value-type="float">
            <text:p>78.45</text:p>
          </table:table-cell>
          <table:table-cell office:value-type="float" office:value="77.74" calcext:value-type="float">
            <text:p>77.74</text:p>
          </table:table-cell>
          <table:table-cell office:value-type="float" office:value="78.92" calcext:value-type="float">
            <text:p>78.92</text:p>
          </table:table-cell>
          <table:table-cell office:value-type="float" office:value="79.25" calcext:value-type="float">
            <text:p>79.25</text:p>
          </table:table-cell>
          <table:table-cell office:value-type="float" office:value="78.45" calcext:value-type="float">
            <text:p>78.45</text:p>
          </table:table-cell>
          <table:table-cell office:value-type="float" office:value="76.5" calcext:value-type="float">
            <text:p>76.5</text:p>
          </table:table-cell>
          <table:table-cell office:value-type="float" office:value="77.46" calcext:value-type="float">
            <text:p>77.46</text:p>
          </table:table-cell>
          <table:table-cell office:value-type="float" office:value="77.7" calcext:value-type="float">
            <text:p>77.7</text:p>
          </table:table-cell>
          <table:table-cell office:value-type="float" office:value="76.91" calcext:value-type="float">
            <text:p>76.91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09.64" calcext:value-type="float">
            <text:p>109.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110.68" calcext:value-type="float">
            <text:p>110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9.25" calcext:value-type="float">
            <text:p>79.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GemsFDT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8.182" calcext:value-type="float">
            <text:p>28.1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20502" calcext:value-type="float">
            <text:p>8.205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8912" calcext:value-type="float">
            <text:p>0.189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155938" calcext:value-type="float">
            <text:p>0.1559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1.55" calcext:value-type="float">
            <text:p>101.55</text:p>
          </table:table-cell>
          <table:table-cell office:value-type="float" office:value="99.54" calcext:value-type="float">
            <text:p>99.54</text:p>
          </table:table-cell>
          <table:table-cell office:value-type="float" office:value="96.94" calcext:value-type="float">
            <text:p>96.94</text:p>
          </table:table-cell>
          <table:table-cell office:value-type="float" office:value="93.72" calcext:value-type="float">
            <text:p>93.72</text:p>
          </table:table-cell>
          <table:table-cell office:value-type="float" office:value="89.9" calcext:value-type="float">
            <text:p>89.9</text:p>
          </table:table-cell>
          <table:table-cell office:value-type="float" office:value="85.45" calcext:value-type="float">
            <text:p>85.45</text:p>
          </table:table-cell>
          <table:table-cell office:value-type="float" office:value="80.37" calcext:value-type="float">
            <text:p>80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5.96" calcext:value-type="float">
            <text:p>75.96</text:p>
          </table:table-cell>
          <table:table-cell office:value-type="float" office:value="82.67" calcext:value-type="float">
            <text:p>82.67</text:p>
          </table:table-cell>
          <table:table-cell table:number-columns-repeated="2" office:value-type="float" office:value="89.37" calcext:value-type="float">
            <text:p>89.37</text:p>
          </table:table-cell>
          <table:table-cell office:value-type="float" office:value="78.1" calcext:value-type="float">
            <text:p>78.1</text:p>
          </table:table-cell>
          <table:table-cell office:value-type="float" office:value="90.93" calcext:value-type="float">
            <text:p>90.93</text:p>
          </table:table-cell>
          <table:table-cell table:number-columns-repeated="2" office:value-type="float" office:value="103.76" calcext:value-type="float">
            <text:p>103.76</text:p>
          </table:table-cell>
          <table:table-cell office:value-type="float" office:value="78.1" calcext:value-type="float">
            <text:p>78.1</text:p>
          </table:table-cell>
          <table:table-cell office:value-type="float" office:value="90.93" calcext:value-type="float">
            <text:p>90.93</text:p>
          </table:table-cell>
          <table:table-cell table:number-columns-repeated="2" office:value-type="float" office:value="103.77" calcext:value-type="float">
            <text:p>103.77</text:p>
          </table:table-cell>
          <table:table-cell office:value-type="float" office:value="75.96" calcext:value-type="float">
            <text:p>75.96</text:p>
          </table:table-cell>
          <table:table-cell office:value-type="float" office:value="82.67" calcext:value-type="float">
            <text:p>82.67</text:p>
          </table:table-cell>
          <table:table-cell table:number-columns-repeated="2" office:value-type="float" office:value="89.37" calcext:value-type="float">
            <text:p>89.37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5.76" calcext:value-type="float">
            <text:p>75.76</text:p>
          </table:table-cell>
          <table:table-cell office:value-type="float" office:value="76.65" calcext:value-type="float">
            <text:p>76.65</text:p>
          </table:table-cell>
          <table:table-cell office:value-type="float" office:value="76.82" calcext:value-type="float">
            <text:p>76.82</text:p>
          </table:table-cell>
          <table:table-cell office:value-type="float" office:value="75.95" calcext:value-type="float">
            <text:p>75.95</text:p>
          </table:table-cell>
          <table:table-cell office:value-type="float" office:value="77" calcext:value-type="float">
            <text:p>77</text:p>
          </table:table-cell>
          <table:table-cell office:value-type="float" office:value="78.11" calcext:value-type="float">
            <text:p>78.11</text:p>
          </table:table-cell>
          <table:table-cell office:value-type="float" office:value="78.35" calcext:value-type="float">
            <text:p>78.35</text:p>
          </table:table-cell>
          <table:table-cell office:value-type="float" office:value="77.43" calcext:value-type="float">
            <text:p>77.43</text:p>
          </table:table-cell>
          <table:table-cell office:value-type="float" office:value="77" calcext:value-type="float">
            <text:p>77</text:p>
          </table:table-cell>
          <table:table-cell office:value-type="float" office:value="78.11" calcext:value-type="float">
            <text:p>78.11</text:p>
          </table:table-cell>
          <table:table-cell office:value-type="float" office:value="78.35" calcext:value-type="float">
            <text:p>78.35</text:p>
          </table:table-cell>
          <table:table-cell office:value-type="float" office:value="77.43" calcext:value-type="float">
            <text:p>77.43</text:p>
          </table:table-cell>
          <table:table-cell office:value-type="float" office:value="75.77" calcext:value-type="float">
            <text:p>75.77</text:p>
          </table:table-cell>
          <table:table-cell office:value-type="float" office:value="76.66" calcext:value-type="float">
            <text:p>76.66</text:p>
          </table:table-cell>
          <table:table-cell office:value-type="float" office:value="76.82" calcext:value-type="float">
            <text:p>76.82</text:p>
          </table:table-cell>
          <table:table-cell office:value-type="float" office:value="75.94" calcext:value-type="float">
            <text:p>75.94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02.95" calcext:value-type="float">
            <text:p>102.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103.77" calcext:value-type="float">
            <text:p>103.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8.35" calcext:value-type="float">
            <text:p>78.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libquantu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0.454" calcext:value-type="float">
            <text:p>20.4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6.58967" calcext:value-type="float">
            <text:p>6.589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0244" calcext:value-type="float">
            <text:p>0.102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853559" calcext:value-type="float">
            <text:p>0.08535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7.66" calcext:value-type="float">
            <text:p>87.66</text:p>
          </table:table-cell>
          <table:table-cell office:value-type="float" office:value="86.71" calcext:value-type="float">
            <text:p>86.71</text:p>
          </table:table-cell>
          <table:table-cell office:value-type="float" office:value="85.32" calcext:value-type="float">
            <text:p>85.32</text:p>
          </table:table-cell>
          <table:table-cell office:value-type="float" office:value="83.48" calcext:value-type="float">
            <text:p>83.48</text:p>
          </table:table-cell>
          <table:table-cell office:value-type="float" office:value="81.19" calcext:value-type="float">
            <text:p>81.19</text:p>
          </table:table-cell>
          <table:table-cell office:value-type="float" office:value="78.43" calcext:value-type="float">
            <text:p>78.43</text:p>
          </table:table-cell>
          <table:table-cell office:value-type="float" office:value="75.21" calcext:value-type="float">
            <text:p>75.21</text:p>
          </table:table-cell>
          <table:table-cell office:value-type="float" office:value="71.51" calcext:value-type="float">
            <text:p>71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8.38" calcext:value-type="float">
            <text:p>68.38</text:p>
          </table:table-cell>
          <table:table-cell office:value-type="float" office:value="73.12" calcext:value-type="float">
            <text:p>73.12</text:p>
          </table:table-cell>
          <table:table-cell table:number-columns-repeated="2" office:value-type="float" office:value="77.86" calcext:value-type="float">
            <text:p>77.86</text:p>
          </table:table-cell>
          <table:table-cell office:value-type="float" office:value="69.96" calcext:value-type="float">
            <text:p>69.96</text:p>
          </table:table-cell>
          <table:table-cell office:value-type="float" office:value="79.06" calcext:value-type="float">
            <text:p>79.06</text:p>
          </table:table-cell>
          <table:table-cell table:number-columns-repeated="2" office:value-type="float" office:value="88.16" calcext:value-type="float">
            <text:p>88.16</text:p>
          </table:table-cell>
          <table:table-cell office:value-type="float" office:value="69.96" calcext:value-type="float">
            <text:p>69.96</text:p>
          </table:table-cell>
          <table:table-cell office:value-type="float" office:value="79.06" calcext:value-type="float">
            <text:p>79.06</text:p>
          </table:table-cell>
          <table:table-cell table:number-columns-repeated="2" office:value-type="float" office:value="88.16" calcext:value-type="float">
            <text:p>88.16</text:p>
          </table:table-cell>
          <table:table-cell office:value-type="float" office:value="68.38" calcext:value-type="float">
            <text:p>68.38</text:p>
          </table:table-cell>
          <table:table-cell office:value-type="float" office:value="73.12" calcext:value-type="float">
            <text:p>73.12</text:p>
          </table:table-cell>
          <table:table-cell table:number-columns-repeated="2" office:value-type="float" office:value="77.86" calcext:value-type="float">
            <text:p>77.86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8.47" calcext:value-type="float">
            <text:p>68.47</text:p>
          </table:table-cell>
          <table:table-cell office:value-type="float" office:value="69.14" calcext:value-type="float">
            <text:p>69.14</text:p>
          </table:table-cell>
          <table:table-cell office:value-type="float" office:value="69.25" calcext:value-type="float">
            <text:p>69.25</text:p>
          </table:table-cell>
          <table:table-cell office:value-type="float" office:value="68.56" calcext:value-type="float">
            <text:p>68.56</text:p>
          </table:table-cell>
          <table:table-cell office:value-type="float" office:value="69.42" calcext:value-type="float">
            <text:p>69.42</text:p>
          </table:table-cell>
          <table:table-cell office:value-type="float" office:value="70.25" calcext:value-type="float">
            <text:p>70.25</text:p>
          </table:table-cell>
          <table:table-cell office:value-type="float" office:value="70.42" calcext:value-type="float">
            <text:p>70.42</text:p>
          </table:table-cell>
          <table:table-cell office:value-type="float" office:value="69.69" calcext:value-type="float">
            <text:p>69.69</text:p>
          </table:table-cell>
          <table:table-cell office:value-type="float" office:value="69.41" calcext:value-type="float">
            <text:p>69.41</text:p>
          </table:table-cell>
          <table:table-cell office:value-type="float" office:value="70.25" calcext:value-type="float">
            <text:p>70.25</text:p>
          </table:table-cell>
          <table:table-cell office:value-type="float" office:value="70.42" calcext:value-type="float">
            <text:p>70.42</text:p>
          </table:table-cell>
          <table:table-cell office:value-type="float" office:value="69.69" calcext:value-type="float">
            <text:p>69.69</text:p>
          </table:table-cell>
          <table:table-cell office:value-type="float" office:value="68.47" calcext:value-type="float">
            <text:p>68.47</text:p>
          </table:table-cell>
          <table:table-cell office:value-type="float" office:value="69.14" calcext:value-type="float">
            <text:p>69.14</text:p>
          </table:table-cell>
          <table:table-cell office:value-type="float" office:value="69.26" calcext:value-type="float">
            <text:p>69.26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7.66" calcext:value-type="float">
            <text:p>87.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8.16" calcext:value-type="float">
            <text:p>88.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0.42" calcext:value-type="float">
            <text:p>70.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omnet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0.16" calcext:value-type="float">
            <text:p>20.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6.7983" calcext:value-type="float">
            <text:p>6.79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38146" calcext:value-type="float">
            <text:p>0.1381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114366" calcext:value-type="float">
            <text:p>0.1143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2.41" calcext:value-type="float">
            <text:p>92.41</text:p>
          </table:table-cell>
          <table:table-cell office:value-type="float" office:value="91.32" calcext:value-type="float">
            <text:p>91.32</text:p>
          </table:table-cell>
          <table:table-cell office:value-type="float" office:value="89.72" calcext:value-type="float">
            <text:p>89.72</text:p>
          </table:table-cell>
          <table:table-cell office:value-type="float" office:value="87.6" calcext:value-type="float">
            <text:p>87.6</text:p>
          </table:table-cell>
          <table:table-cell office:value-type="float" office:value="84.97" calcext:value-type="float">
            <text:p>84.97</text:p>
          </table:table-cell>
          <table:table-cell office:value-type="float" office:value="81.83" calcext:value-type="float">
            <text:p>81.83</text:p>
          </table:table-cell>
          <table:table-cell office:value-type="float" office:value="78.16" calcext:value-type="float">
            <text:p>78.16</text:p>
          </table:table-cell>
          <table:table-cell office:value-type="float" office:value="73.95" calcext:value-type="float">
            <text:p>73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0.26" calcext:value-type="float">
            <text:p>70.26</text:p>
          </table:table-cell>
          <table:table-cell office:value-type="float" office:value="75.73" calcext:value-type="float">
            <text:p>75.73</text:p>
          </table:table-cell>
          <table:table-cell table:number-columns-repeated="2" office:value-type="float" office:value="81.2" calcext:value-type="float">
            <text:p>81.2</text:p>
          </table:table-cell>
          <table:table-cell office:value-type="float" office:value="72.04" calcext:value-type="float">
            <text:p>72.04</text:p>
          </table:table-cell>
          <table:table-cell office:value-type="float" office:value="82.48" calcext:value-type="float">
            <text:p>82.48</text:p>
          </table:table-cell>
          <table:table-cell table:number-columns-repeated="2" office:value-type="float" office:value="92.93" calcext:value-type="float">
            <text:p>92.93</text:p>
          </table:table-cell>
          <table:table-cell office:value-type="float" office:value="72.06" calcext:value-type="float">
            <text:p>72.06</text:p>
          </table:table-cell>
          <table:table-cell office:value-type="float" office:value="82.53" calcext:value-type="float">
            <text:p>82.5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0.28" calcext:value-type="float">
            <text:p>70.28</text:p>
          </table:table-cell>
          <table:table-cell office:value-type="float" office:value="75.75" calcext:value-type="float">
            <text:p>75.75</text:p>
          </table:table-cell>
          <table:table-cell table:number-columns-repeated="2" office:value-type="float" office:value="81.23" calcext:value-type="float">
            <text:p>81.23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9.82" calcext:value-type="float">
            <text:p>69.82</text:p>
          </table:table-cell>
          <table:table-cell office:value-type="float" office:value="70.55" calcext:value-type="float">
            <text:p>70.55</text:p>
          </table:table-cell>
          <table:table-cell office:value-type="float" office:value="70.7" calcext:value-type="float">
            <text:p>70.7</text:p>
          </table:table-cell>
          <table:table-cell office:value-type="float" office:value="70.02" calcext:value-type="float">
            <text:p>70.02</text:p>
          </table:table-cell>
          <table:table-cell office:value-type="float" office:value="70.81" calcext:value-type="float">
            <text:p>70.81</text:p>
          </table:table-cell>
          <table:table-cell office:value-type="float" office:value="71.72" calcext:value-type="float">
            <text:p>71.72</text:p>
          </table:table-cell>
          <table:table-cell office:value-type="float" office:value="71.93" calcext:value-type="float">
            <text:p>71.93</text:p>
          </table:table-cell>
          <table:table-cell office:value-type="float" office:value="71.22" calcext:value-type="float">
            <text:p>71.22</text:p>
          </table:table-cell>
          <table:table-cell office:value-type="float" office:value="70.81" calcext:value-type="float">
            <text:p>70.81</text:p>
          </table:table-cell>
          <table:table-cell office:value-type="float" office:value="71.72" calcext:value-type="float">
            <text:p>71.72</text:p>
          </table:table-cell>
          <table:table-cell office:value-type="float" office:value="71.93" calcext:value-type="float">
            <text:p>71.93</text:p>
          </table:table-cell>
          <table:table-cell office:value-type="float" office:value="71.22" calcext:value-type="float">
            <text:p>71.22</text:p>
          </table:table-cell>
          <table:table-cell office:value-type="float" office:value="69.82" calcext:value-type="float">
            <text:p>69.82</text:p>
          </table:table-cell>
          <table:table-cell office:value-type="float" office:value="70.55" calcext:value-type="float">
            <text:p>70.55</text:p>
          </table:table-cell>
          <table:table-cell office:value-type="float" office:value="70.7" calcext:value-type="float">
            <text:p>70.7</text:p>
          </table:table-cell>
          <table:table-cell office:value-type="float" office:value="70.02" calcext:value-type="float">
            <text:p>70.02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2.41" calcext:value-type="float">
            <text:p>92.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1.93" calcext:value-type="float">
            <text:p>71.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calculi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71.925" calcext:value-type="float">
            <text:p>71.9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14.061" calcext:value-type="float">
            <text:p>14.0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165753" calcext:value-type="float">
            <text:p>0.001657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9.74" calcext:value-type="float">
            <text:p>99.74</text:p>
          </table:table-cell>
          <table:table-cell office:value-type="float" office:value="98.81" calcext:value-type="float">
            <text:p>98.81</text:p>
          </table:table-cell>
          <table:table-cell office:value-type="float" office:value="97.51" calcext:value-type="float">
            <text:p>97.51</text:p>
          </table:table-cell>
          <table:table-cell office:value-type="float" office:value="95.83" calcext:value-type="float">
            <text:p>95.83</text:p>
          </table:table-cell>
          <table:table-cell office:value-type="float" office:value="93.77" calcext:value-type="float">
            <text:p>93.77</text:p>
          </table:table-cell>
          <table:table-cell office:value-type="float" office:value="91.33" calcext:value-type="float">
            <text:p>91.33</text:p>
          </table:table-cell>
          <table:table-cell office:value-type="float" office:value="88.5" calcext:value-type="float">
            <text:p>88.5</text:p>
          </table:table-cell>
          <table:table-cell office:value-type="float" office:value="85.27" calcext:value-type="float">
            <text:p>85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84.33" calcext:value-type="float">
            <text:p>84.33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91.08" calcext:value-type="float">
            <text:p>91.08</text:p>
          </table:table-cell>
          <table:table-cell office:value-type="float" office:value="85.76" calcext:value-type="float">
            <text:p>85.76</text:p>
          </table:table-cell>
          <table:table-cell office:value-type="float" office:value="93.03" calcext:value-type="float">
            <text:p>93.03</text:p>
          </table:table-cell>
          <table:table-cell table:number-columns-repeated="2" office:value-type="float" office:value="100.3" calcext:value-type="float">
            <text:p>100.3</text:p>
          </table:table-cell>
          <table:table-cell office:value-type="float" office:value="85.76" calcext:value-type="float">
            <text:p>85.76</text:p>
          </table:table-cell>
          <table:table-cell office:value-type="float" office:value="93.03" calcext:value-type="float">
            <text:p>93.03</text:p>
          </table:table-cell>
          <table:table-cell table:number-columns-repeated="2" office:value-type="float" office:value="100.3" calcext:value-type="float">
            <text:p>100.3</text:p>
          </table:table-cell>
          <table:table-cell office:value-type="float" office:value="84.33" calcext:value-type="float">
            <text:p>84.33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91.08" calcext:value-type="float">
            <text:p>91.08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93.77" calcext:value-type="float">
            <text:p>93.77</text:p>
          </table:table-cell>
          <table:table-cell office:value-type="float" office:value="94.87" calcext:value-type="float">
            <text:p>94.87</text:p>
          </table:table-cell>
          <table:table-cell office:value-type="float" office:value="94.6" calcext:value-type="float">
            <text:p>94.6</text:p>
          </table:table-cell>
          <table:table-cell office:value-type="float" office:value="92.33" calcext:value-type="float">
            <text:p>92.33</text:p>
          </table:table-cell>
          <table:table-cell office:value-type="float" office:value="95.99" calcext:value-type="float">
            <text:p>95.99</text:p>
          </table:table-cell>
          <table:table-cell office:value-type="float" office:value="97.39" calcext:value-type="float">
            <text:p>97.39</text:p>
          </table:table-cell>
          <table:table-cell office:value-type="float" office:value="97.12" calcext:value-type="float">
            <text:p>97.12</text:p>
          </table:table-cell>
          <table:table-cell office:value-type="float" office:value="94.58" calcext:value-type="float">
            <text:p>94.58</text:p>
          </table:table-cell>
          <table:table-cell office:value-type="float" office:value="95.99" calcext:value-type="float">
            <text:p>95.99</text:p>
          </table:table-cell>
          <table:table-cell office:value-type="float" office:value="97.39" calcext:value-type="float">
            <text:p>97.39</text:p>
          </table:table-cell>
          <table:table-cell office:value-type="float" office:value="97.12" calcext:value-type="float">
            <text:p>97.12</text:p>
          </table:table-cell>
          <table:table-cell office:value-type="float" office:value="94.58" calcext:value-type="float">
            <text:p>94.58</text:p>
          </table:table-cell>
          <table:table-cell office:value-type="float" office:value="93.77" calcext:value-type="float">
            <text:p>93.77</text:p>
          </table:table-cell>
          <table:table-cell office:value-type="float" office:value="94.87" calcext:value-type="float">
            <text:p>94.87</text:p>
          </table:table-cell>
          <table:table-cell office:value-type="float" office:value="94.6" calcext:value-type="float">
            <text:p>94.6</text:p>
          </table:table-cell>
          <table:table-cell office:value-type="float" office:value="92.33" calcext:value-type="float">
            <text:p>92.33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9.74" calcext:value-type="float">
            <text:p>99.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100.3" calcext:value-type="float">
            <text:p>100.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97.39" calcext:value-type="float">
            <text:p>97.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cactusAD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41.118" calcext:value-type="float">
            <text:p>41.1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10.9611" calcext:value-type="float">
            <text:p>10.96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591" calcext:value-type="float">
            <text:p>0.05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515946" calcext:value-type="float">
            <text:p>0.05159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6.54" calcext:value-type="float">
            <text:p>96.54</text:p>
          </table:table-cell>
          <table:table-cell office:value-type="float" office:value="95.54" calcext:value-type="float">
            <text:p>95.54</text:p>
          </table:table-cell>
          <table:table-cell office:value-type="float" office:value="94.12" calcext:value-type="float">
            <text:p>94.12</text:p>
          </table:table-cell>
          <table:table-cell office:value-type="float" office:value="92.26" calcext:value-type="float">
            <text:p>92.26</text:p>
          </table:table-cell>
          <table:table-cell office:value-type="float" office:value="89.96" calcext:value-type="float">
            <text:p>89.96</text:p>
          </table:table-cell>
          <table:table-cell office:value-type="float" office:value="87.21" calcext:value-type="float">
            <text:p>87.21</text:p>
          </table:table-cell>
          <table:table-cell office:value-type="float" office:value="84.01" calcext:value-type="float">
            <text:p>84.01</text:p>
          </table:table-cell>
          <table:table-cell office:value-type="float" office:value="80.36" calcext:value-type="float">
            <text:p>8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8.23" calcext:value-type="float">
            <text:p>78.23</text:p>
          </table:table-cell>
          <table:table-cell office:value-type="float" office:value="82.51" calcext:value-type="float">
            <text:p>82.51</text:p>
          </table:table-cell>
          <table:table-cell table:number-columns-repeated="2" office:value-type="float" office:value="86.79" calcext:value-type="float">
            <text:p>86.79</text:p>
          </table:table-cell>
          <table:table-cell office:value-type="float" office:value="79.81" calcext:value-type="float">
            <text:p>79.81</text:p>
          </table:table-cell>
          <table:table-cell office:value-type="float" office:value="88.46" calcext:value-type="float">
            <text:p>88.46</text:p>
          </table:table-cell>
          <table:table-cell table:number-columns-repeated="2" office:value-type="float" office:value="97.1" calcext:value-type="float">
            <text:p>97.1</text:p>
          </table:table-cell>
          <table:table-cell office:value-type="float" office:value="79.81" calcext:value-type="float">
            <text:p>79.81</text:p>
          </table:table-cell>
          <table:table-cell office:value-type="float" office:value="88.46" calcext:value-type="float">
            <text:p>88.46</text:p>
          </table:table-cell>
          <table:table-cell table:number-columns-repeated="2" office:value-type="float" office:value="97.1" calcext:value-type="float">
            <text:p>97.1</text:p>
          </table:table-cell>
          <table:table-cell office:value-type="float" office:value="78.23" calcext:value-type="float">
            <text:p>78.23</text:p>
          </table:table-cell>
          <table:table-cell office:value-type="float" office:value="82.51" calcext:value-type="float">
            <text:p>82.51</text:p>
          </table:table-cell>
          <table:table-cell table:number-columns-repeated="2" office:value-type="float" office:value="86.79" calcext:value-type="float">
            <text:p>86.79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83.38" calcext:value-type="float">
            <text:p>83.38</text:p>
          </table:table-cell>
          <table:table-cell office:value-type="float" office:value="84.32" calcext:value-type="float">
            <text:p>84.32</text:p>
          </table:table-cell>
          <table:table-cell office:value-type="float" office:value="84.24" calcext:value-type="float">
            <text:p>84.24</text:p>
          </table:table-cell>
          <table:table-cell office:value-type="float" office:value="82.66" calcext:value-type="float">
            <text:p>82.66</text:p>
          </table:table-cell>
          <table:table-cell office:value-type="float" office:value="85.06" calcext:value-type="float">
            <text:p>85.06</text:p>
          </table:table-cell>
          <table:table-cell office:value-type="float" office:value="86.25" calcext:value-type="float">
            <text:p>86.25</text:p>
          </table:table-cell>
          <table:table-cell office:value-type="float" office:value="86.19" calcext:value-type="float">
            <text:p>86.19</text:p>
          </table:table-cell>
          <table:table-cell office:value-type="float" office:value="84.45" calcext:value-type="float">
            <text:p>84.45</text:p>
          </table:table-cell>
          <table:table-cell office:value-type="float" office:value="85.07" calcext:value-type="float">
            <text:p>85.07</text:p>
          </table:table-cell>
          <table:table-cell office:value-type="float" office:value="86.25" calcext:value-type="float">
            <text:p>86.25</text:p>
          </table:table-cell>
          <table:table-cell office:value-type="float" office:value="86.19" calcext:value-type="float">
            <text:p>86.19</text:p>
          </table:table-cell>
          <table:table-cell office:value-type="float" office:value="84.45" calcext:value-type="float">
            <text:p>84.45</text:p>
          </table:table-cell>
          <table:table-cell office:value-type="float" office:value="83.38" calcext:value-type="float">
            <text:p>83.38</text:p>
          </table:table-cell>
          <table:table-cell office:value-type="float" office:value="84.32" calcext:value-type="float">
            <text:p>84.32</text:p>
          </table:table-cell>
          <table:table-cell office:value-type="float" office:value="84.23" calcext:value-type="float">
            <text:p>84.23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6.54" calcext:value-type="float">
            <text:p>96.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7.1" calcext:value-type="float">
            <text:p>97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6.25" calcext:value-type="float">
            <text:p>86.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leslie3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44.709" calcext:value-type="float">
            <text:p>44.7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9.39204" calcext:value-type="float">
            <text:p>9.392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706738" calcext:value-type="float">
            <text:p>0.07067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583461" calcext:value-type="float">
            <text:p>0.05834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2.5" calcext:value-type="float">
            <text:p>92.5</text:p>
          </table:table-cell>
          <table:table-cell office:value-type="float" office:value="91.55" calcext:value-type="float">
            <text:p>91.55</text:p>
          </table:table-cell>
          <table:table-cell office:value-type="float" office:value="90.18" calcext:value-type="float">
            <text:p>90.18</text:p>
          </table:table-cell>
          <table:table-cell office:value-type="float" office:value="88.37" calcext:value-type="float">
            <text:p>88.37</text:p>
          </table:table-cell>
          <table:table-cell office:value-type="float" office:value="86.14" calcext:value-type="float">
            <text:p>86.14</text:p>
          </table:table-cell>
          <table:table-cell office:value-type="float" office:value="83.46" calcext:value-type="float">
            <text:p>83.46</text:p>
          </table:table-cell>
          <table:table-cell office:value-type="float" office:value="80.34" calcext:value-type="float">
            <text:p>80.34</text:p>
          </table:table-cell>
          <table:table-cell office:value-type="float" office:value="76.77" calcext:value-type="float">
            <text:p>76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4.38" calcext:value-type="float">
            <text:p>74.38</text:p>
          </table:table-cell>
          <table:table-cell office:value-type="float" office:value="78.69" calcext:value-type="float">
            <text:p>78.6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5.93" calcext:value-type="float">
            <text:p>75.93</text:p>
          </table:table-cell>
          <table:table-cell office:value-type="float" office:value="84.48" calcext:value-type="float">
            <text:p>84.48</text:p>
          </table:table-cell>
          <table:table-cell table:number-columns-repeated="2" office:value-type="float" office:value="93.03" calcext:value-type="float">
            <text:p>93.03</text:p>
          </table:table-cell>
          <table:table-cell office:value-type="float" office:value="75.93" calcext:value-type="float">
            <text:p>75.93</text:p>
          </table:table-cell>
          <table:table-cell office:value-type="float" office:value="84.47" calcext:value-type="float">
            <text:p>84.47</text:p>
          </table:table-cell>
          <table:table-cell table:number-columns-repeated="2" office:value-type="float" office:value="93.02" calcext:value-type="float">
            <text:p>93.02</text:p>
          </table:table-cell>
          <table:table-cell office:value-type="float" office:value="74.38" calcext:value-type="float">
            <text:p>74.38</text:p>
          </table:table-cell>
          <table:table-cell office:value-type="float" office:value="78.69" calcext:value-type="float">
            <text:p>78.69</text:p>
          </table:table-cell>
          <table:table-cell table:number-columns-repeated="2" office:value-type="float" office:value="82.99" calcext:value-type="float">
            <text:p>82.99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7.83" calcext:value-type="float">
            <text:p>77.83</text:p>
          </table:table-cell>
          <table:table-cell office:value-type="float" office:value="78.67" calcext:value-type="float">
            <text:p>78.67</text:p>
          </table:table-cell>
          <table:table-cell office:value-type="float" office:value="78.65" calcext:value-type="float">
            <text:p>78.65</text:p>
          </table:table-cell>
          <table:table-cell office:value-type="float" office:value="77.39" calcext:value-type="float">
            <text:p>77.39</text:p>
          </table:table-cell>
          <table:table-cell office:value-type="float" office:value="79.25" calcext:value-type="float">
            <text:p>79.25</text:p>
          </table:table-cell>
          <table:table-cell office:value-type="float" office:value="80.3" calcext:value-type="float">
            <text:p>80.3</text:p>
          </table:table-cell>
          <table:table-cell office:value-type="float" office:value="80.31" calcext:value-type="float">
            <text:p>80.31</text:p>
          </table:table-cell>
          <table:table-cell office:value-type="float" office:value="78.93" calcext:value-type="float">
            <text:p>78.93</text:p>
          </table:table-cell>
          <table:table-cell office:value-type="float" office:value="79.25" calcext:value-type="float">
            <text:p>79.25</text:p>
          </table:table-cell>
          <table:table-cell office:value-type="float" office:value="80.3" calcext:value-type="float">
            <text:p>80.3</text:p>
          </table:table-cell>
          <table:table-cell office:value-type="float" office:value="80.31" calcext:value-type="float">
            <text:p>80.31</text:p>
          </table:table-cell>
          <table:table-cell office:value-type="float" office:value="78.93" calcext:value-type="float">
            <text:p>78.93</text:p>
          </table:table-cell>
          <table:table-cell office:value-type="float" office:value="77.84" calcext:value-type="float">
            <text:p>77.84</text:p>
          </table:table-cell>
          <table:table-cell office:value-type="float" office:value="78.67" calcext:value-type="float">
            <text:p>78.67</text:p>
          </table:table-cell>
          <table:table-cell office:value-type="float" office:value="78.65" calcext:value-type="float">
            <text:p>78.65</text:p>
          </table:table-cell>
          <table:table-cell office:value-type="float" office:value="77.39" calcext:value-type="float">
            <text:p>77.39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2.5" calcext:value-type="float">
            <text:p>92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3.03" calcext:value-type="float">
            <text:p>93.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0.31" calcext:value-type="float">
            <text:p>80.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sphinx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8.896" calcext:value-type="float">
            <text:p>28.8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7.89417" calcext:value-type="float">
            <text:p>7.894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795388" calcext:value-type="float">
            <text:p>0.07953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673467" calcext:value-type="float">
            <text:p>0.06734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9.07" calcext:value-type="float">
            <text:p>89.07</text:p>
          </table:table-cell>
          <table:table-cell office:value-type="float" office:value="88.15" calcext:value-type="float">
            <text:p>88.15</text:p>
          </table:table-cell>
          <table:table-cell office:value-type="float" office:value="86.81" calcext:value-type="float">
            <text:p>86.81</text:p>
          </table:table-cell>
          <table:table-cell office:value-type="float" office:value="85.04" calcext:value-type="float">
            <text:p>85.04</text:p>
          </table:table-cell>
          <table:table-cell office:value-type="float" office:value="82.83" calcext:value-type="float">
            <text:p>82.83</text:p>
          </table:table-cell>
          <table:table-cell office:value-type="float" office:value="80.19" calcext:value-type="float">
            <text:p>80.19</text:p>
          </table:table-cell>
          <table:table-cell office:value-type="float" office:value="77.1" calcext:value-type="float">
            <text:p>77.1</text:p>
          </table:table-cell>
          <table:table-cell office:value-type="float" office:value="73.56" calcext:value-type="float">
            <text:p>73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0.88" calcext:value-type="float">
            <text:p>70.88</text:p>
          </table:table-cell>
          <table:table-cell office:value-type="float" office:value="75.28" calcext:value-type="float">
            <text:p>75.28</text:p>
          </table:table-cell>
          <table:table-cell table:number-columns-repeated="2" office:value-type="float" office:value="79.68" calcext:value-type="float">
            <text:p>79.68</text:p>
          </table:table-cell>
          <table:table-cell office:value-type="float" office:value="72.41" calcext:value-type="float">
            <text:p>72.4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9.59" calcext:value-type="float">
            <text:p>89.59</text:p>
          </table:table-cell>
          <table:table-cell office:value-type="float" office:value="72.42" calcext:value-type="float">
            <text:p>72.42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89.56" calcext:value-type="float">
            <text:p>89.56</text:p>
          </table:table-cell>
          <table:table-cell office:value-type="float" office:value="70.89" calcext:value-type="float">
            <text:p>70.89</text:p>
          </table:table-cell>
          <table:table-cell office:value-type="float" office:value="75.28" calcext:value-type="float">
            <text:p>75.28</text:p>
          </table:table-cell>
          <table:table-cell table:number-columns-repeated="2" office:value-type="float" office:value="79.66" calcext:value-type="float">
            <text:p>79.66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2.68" calcext:value-type="float">
            <text:p>72.68</text:p>
          </table:table-cell>
          <table:table-cell office:value-type="float" office:value="73.41" calcext:value-type="float">
            <text:p>73.41</text:p>
          </table:table-cell>
          <table:table-cell office:value-type="float" office:value="73.46" calcext:value-type="float">
            <text:p>73.46</text:p>
          </table:table-cell>
          <table:table-cell office:value-type="float" office:value="72.49" calcext:value-type="float">
            <text:p>72.49</text:p>
          </table:table-cell>
          <table:table-cell office:value-type="float" office:value="73.84" calcext:value-type="float">
            <text:p>73.84</text:p>
          </table:table-cell>
          <table:table-cell office:value-type="float" office:value="74.76" calcext:value-type="float">
            <text:p>74.76</text:p>
          </table:table-cell>
          <table:table-cell office:value-type="float" office:value="74.85" calcext:value-type="float">
            <text:p>74.85</text:p>
          </table:table-cell>
          <table:table-cell office:value-type="float" office:value="73.81" calcext:value-type="float">
            <text:p>73.81</text:p>
          </table:table-cell>
          <table:table-cell office:value-type="float" office:value="73.84" calcext:value-type="float">
            <text:p>73.84</text:p>
          </table:table-cell>
          <table:table-cell office:value-type="float" office:value="74.76" calcext:value-type="float">
            <text:p>74.76</text:p>
          </table:table-cell>
          <table:table-cell office:value-type="float" office:value="74.85" calcext:value-type="float">
            <text:p>74.85</text:p>
          </table:table-cell>
          <table:table-cell office:value-type="float" office:value="73.81" calcext:value-type="float">
            <text:p>73.81</text:p>
          </table:table-cell>
          <table:table-cell office:value-type="float" office:value="72.68" calcext:value-type="float">
            <text:p>72.68</text:p>
          </table:table-cell>
          <table:table-cell office:value-type="float" office:value="73.41" calcext:value-type="float">
            <text:p>73.41</text:p>
          </table:table-cell>
          <table:table-cell office:value-type="float" office:value="73.46" calcext:value-type="float">
            <text:p>73.46</text:p>
          </table:table-cell>
          <table:table-cell office:value-type="float" office:value="72.49" calcext:value-type="float">
            <text:p>72.49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9.07" calcext:value-type="float">
            <text:p>89.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9.59" calcext:value-type="float">
            <text:p>89.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4.85" calcext:value-type="float">
            <text:p>74.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ast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10.416" calcext:value-type="float">
            <text:p>10.4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6.13064" calcext:value-type="float">
            <text:p>6.130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14753" calcext:value-type="float">
            <text:p>0.1147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240539" calcext:value-type="float">
            <text:p>0.02405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9.87" calcext:value-type="float">
            <text:p>79.87</text:p>
          </table:table-cell>
          <table:table-cell office:value-type="float" office:value="79.04" calcext:value-type="float">
            <text:p>79.04</text:p>
          </table:table-cell>
          <table:table-cell office:value-type="float" office:value="77.89" calcext:value-type="float">
            <text:p>77.89</text:p>
          </table:table-cell>
          <table:table-cell office:value-type="float" office:value="76.41" calcext:value-type="float">
            <text:p>76.41</text:p>
          </table:table-cell>
          <table:table-cell office:value-type="float" office:value="74.6" calcext:value-type="float">
            <text:p>74.6</text:p>
          </table:table-cell>
          <table:table-cell office:value-type="float" office:value="72.44" calcext:value-type="float">
            <text:p>72.44</text:p>
          </table:table-cell>
          <table:table-cell office:value-type="float" office:value="69.94" calcext:value-type="float">
            <text:p>69.94</text:p>
          </table:table-cell>
          <table:table-cell office:value-type="float" office:value="67.08" calcext:value-type="float">
            <text:p>67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4.91" calcext:value-type="float">
            <text:p>64.91</text:p>
          </table:table-cell>
          <table:table-cell office:value-type="float" office:value="68.56" calcext:value-type="float">
            <text:p>68.56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66.16" calcext:value-type="float">
            <text:p>66.16</text:p>
          </table:table-cell>
          <table:table-cell office:value-type="float" office:value="73.26" calcext:value-type="float">
            <text:p>73.26</text:p>
          </table:table-cell>
          <table:table-cell table:number-columns-repeated="2" office:value-type="float" office:value="80.35" calcext:value-type="float">
            <text:p>80.35</text:p>
          </table:table-cell>
          <table:table-cell office:value-type="float" office:value="66.16" calcext:value-type="float">
            <text:p>66.16</text:p>
          </table:table-cell>
          <table:table-cell office:value-type="float" office:value="73.26" calcext:value-type="float">
            <text:p>73.26</text:p>
          </table:table-cell>
          <table:table-cell table:number-columns-repeated="2" office:value-type="float" office:value="80.36" calcext:value-type="float">
            <text:p>80.36</text:p>
          </table:table-cell>
          <table:table-cell office:value-type="float" office:value="64.91" calcext:value-type="float">
            <text:p>64.91</text:p>
          </table:table-cell>
          <table:table-cell office:value-type="float" office:value="68.57" calcext:value-type="float">
            <text:p>68.57</text:p>
          </table:table-cell>
          <table:table-cell table:number-columns-repeated="2" office:value-type="float" office:value="72.23" calcext:value-type="float">
            <text:p>72.23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5.79" calcext:value-type="float">
            <text:p>65.79</text:p>
          </table:table-cell>
          <table:table-cell office:value-type="float" office:value="66.36" calcext:value-type="float">
            <text:p>66.36</text:p>
          </table:table-cell>
          <table:table-cell office:value-type="float" office:value="66.42" calcext:value-type="float">
            <text:p>66.42</text:p>
          </table:table-cell>
          <table:table-cell office:value-type="float" office:value="65.73" calcext:value-type="float">
            <text:p>65.73</text:p>
          </table:table-cell>
          <table:table-cell office:value-type="float" office:value="66.66" calcext:value-type="float">
            <text:p>66.66</text:p>
          </table:table-cell>
          <table:table-cell office:value-type="float" office:value="67.36" calcext:value-type="float">
            <text:p>67.36</text:p>
          </table:table-cell>
          <table:table-cell office:value-type="float" office:value="67.45" calcext:value-type="float">
            <text:p>67.45</text:p>
          </table:table-cell>
          <table:table-cell office:value-type="float" office:value="66.72" calcext:value-type="float">
            <text:p>66.72</text:p>
          </table:table-cell>
          <table:table-cell office:value-type="float" office:value="66.66" calcext:value-type="float">
            <text:p>66.66</text:p>
          </table:table-cell>
          <table:table-cell office:value-type="float" office:value="67.36" calcext:value-type="float">
            <text:p>67.36</text:p>
          </table:table-cell>
          <table:table-cell office:value-type="float" office:value="67.45" calcext:value-type="float">
            <text:p>67.45</text:p>
          </table:table-cell>
          <table:table-cell office:value-type="float" office:value="66.72" calcext:value-type="float">
            <text:p>66.72</text:p>
          </table:table-cell>
          <table:table-cell office:value-type="float" office:value="65.79" calcext:value-type="float">
            <text:p>65.79</text:p>
          </table:table-cell>
          <table:table-cell office:value-type="float" office:value="66.36" calcext:value-type="float">
            <text:p>66.36</text:p>
          </table:table-cell>
          <table:table-cell office:value-type="float" office:value="66.42" calcext:value-type="float">
            <text:p>66.42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9.87" calcext:value-type="float">
            <text:p>79.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0.36" calcext:value-type="float">
            <text:p>80.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67.45" calcext:value-type="float">
            <text:p>67.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mc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9.471" calcext:value-type="float">
            <text:p>9.4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5.90817" calcext:value-type="float">
            <text:p>5.908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91336" calcext:value-type="float">
            <text:p>0.1913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157837" calcext:value-type="float">
            <text:p>0.1578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5.76" calcext:value-type="float">
            <text:p>95.76</text:p>
          </table:table-cell>
          <table:table-cell office:value-type="float" office:value="94.49" calcext:value-type="float">
            <text:p>94.49</text:p>
          </table:table-cell>
          <table:table-cell office:value-type="float" office:value="92.64" calcext:value-type="float">
            <text:p>92.64</text:p>
          </table:table-cell>
          <table:table-cell office:value-type="float" office:value="90.22" calcext:value-type="float">
            <text:p>90.22</text:p>
          </table:table-cell>
          <table:table-cell office:value-type="float" office:value="87.21" calcext:value-type="float">
            <text:p>87.21</text:p>
          </table:table-cell>
          <table:table-cell office:value-type="float" office:value="83.61" calcext:value-type="float">
            <text:p>83.61</text:p>
          </table:table-cell>
          <table:table-cell office:value-type="float" office:value="79.41" calcext:value-type="float">
            <text:p>79.41</text:p>
          </table:table-cell>
          <table:table-cell office:value-type="float" office:value="74.6" calcext:value-type="float">
            <text:p>74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0.05" calcext:value-type="float">
            <text:p>70.05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82.96" calcext:value-type="float">
            <text:p>82.96</text:p>
          </table:table-cell>
          <table:table-cell office:value-type="float" office:value="72.08" calcext:value-type="float">
            <text:p>72.08</text:p>
          </table:table-cell>
          <table:table-cell office:value-type="float" office:value="84.26" calcext:value-type="float">
            <text:p>84.26</text:p>
          </table:table-cell>
          <table:table-cell table:number-columns-repeated="2" office:value-type="float" office:value="96.44" calcext:value-type="float">
            <text:p>96.44</text:p>
          </table:table-cell>
          <table:table-cell office:value-type="float" office:value="72.06" calcext:value-type="float">
            <text:p>72.06</text:p>
          </table:table-cell>
          <table:table-cell office:value-type="float" office:value="84.26" calcext:value-type="float">
            <text:p>84.26</text:p>
          </table:table-cell>
          <table:table-cell table:number-columns-repeated="2" office:value-type="float" office:value="96.46" calcext:value-type="float">
            <text:p>96.46</text:p>
          </table:table-cell>
          <table:table-cell office:value-type="float" office:value="70.03" calcext:value-type="float">
            <text:p>70.03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82.97" calcext:value-type="float">
            <text:p>82.97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7.64" calcext:value-type="float">
            <text:p>67.64</text:p>
          </table:table-cell>
          <table:table-cell office:value-type="float" office:value="68.36" calcext:value-type="float">
            <text:p>68.36</text:p>
          </table:table-cell>
          <table:table-cell office:value-type="float" office:value="68.61" calcext:value-type="float">
            <text:p>68.61</text:p>
          </table:table-cell>
          <table:table-cell office:value-type="float" office:value="68.16" calcext:value-type="float">
            <text:p>68.16</text:p>
          </table:table-cell>
          <table:table-cell office:value-type="float" office:value="68.49" calcext:value-type="float">
            <text:p>68.49</text:p>
          </table:table-cell>
          <table:table-cell office:value-type="float" office:value="69.38" calcext:value-type="float">
            <text:p>69.38</text:p>
          </table:table-cell>
          <table:table-cell office:value-type="float" office:value="69.71" calcext:value-type="float">
            <text:p>69.71</text:p>
          </table:table-cell>
          <table:table-cell office:value-type="float" office:value="69.28" calcext:value-type="float">
            <text:p>69.28</text:p>
          </table:table-cell>
          <table:table-cell office:value-type="float" office:value="68.49" calcext:value-type="float">
            <text:p>68.49</text:p>
          </table:table-cell>
          <table:table-cell office:value-type="float" office:value="69.38" calcext:value-type="float">
            <text:p>69.38</text:p>
          </table:table-cell>
          <table:table-cell office:value-type="float" office:value="69.71" calcext:value-type="float">
            <text:p>69.71</text:p>
          </table:table-cell>
          <table:table-cell office:value-type="float" office:value="69.28" calcext:value-type="float">
            <text:p>69.28</text:p>
          </table:table-cell>
          <table:table-cell office:value-type="float" office:value="67.64" calcext:value-type="float">
            <text:p>67.64</text:p>
          </table:table-cell>
          <table:table-cell office:value-type="float" office:value="68.36" calcext:value-type="float">
            <text:p>68.36</text:p>
          </table:table-cell>
          <table:table-cell office:value-type="float" office:value="68.61" calcext:value-type="float">
            <text:p>68.61</text:p>
          </table:table-cell>
          <table:table-cell office:value-type="float" office:value="68.16" calcext:value-type="float">
            <text:p>68.16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5.76" calcext:value-type="float">
            <text:p>95.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6.46" calcext:value-type="float">
            <text:p>96.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69.71" calcext:value-type="float">
            <text:p>69.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nam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46.368" calcext:value-type="float">
            <text:p>46.3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8.70239" calcext:value-type="float">
            <text:p>8.702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291533" calcext:value-type="float">
            <text:p>0.002915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2.68" calcext:value-type="float">
            <text:p>82.68</text:p>
          </table:table-cell>
          <table:table-cell office:value-type="float" office:value="82.03" calcext:value-type="float">
            <text:p>82.03</text:p>
          </table:table-cell>
          <table:table-cell office:value-type="float" office:value="81.06" calcext:value-type="float">
            <text:p>81.06</text:p>
          </table:table-cell>
          <table:table-cell office:value-type="float" office:value="79.77" calcext:value-type="float">
            <text:p>79.77</text:p>
          </table:table-cell>
          <table:table-cell office:value-type="float" office:value="78.17" calcext:value-type="float">
            <text:p>78.17</text:p>
          </table:table-cell>
          <table:table-cell office:value-type="float" office:value="76.23" calcext:value-type="float">
            <text:p>76.23</text:p>
          </table:table-cell>
          <table:table-cell office:value-type="float" office:value="73.97" calcext:value-type="float">
            <text:p>73.97</text:p>
          </table:table-cell>
          <table:table-cell office:value-type="float" office:value="71.37" calcext:value-type="float">
            <text:p>7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9.97" calcext:value-type="float">
            <text:p>69.97</text:p>
          </table:table-cell>
          <table:table-cell office:value-type="float" office:value="72.88" calcext:value-type="float">
            <text:p>72.88</text:p>
          </table:table-cell>
          <table:table-cell table:number-columns-repeated="2" office:value-type="float" office:value="75.8" calcext:value-type="float">
            <text:p>75.8</text:p>
          </table:table-cell>
          <table:table-cell office:value-type="float" office:value="71.1" calcext:value-type="float">
            <text:p>71.1</text:p>
          </table:table-cell>
          <table:table-cell office:value-type="float" office:value="77.06" calcext:value-type="float">
            <text:p>77.06</text:p>
          </table:table-cell>
          <table:table-cell table:number-columns-repeated="2" office:value-type="float" office:value="83.02" calcext:value-type="float">
            <text:p>83.02</text:p>
          </table:table-cell>
          <table:table-cell office:value-type="float" office:value="71.1" calcext:value-type="float">
            <text:p>71.1</text:p>
          </table:table-cell>
          <table:table-cell office:value-type="float" office:value="77.06" calcext:value-type="float">
            <text:p>77.06</text:p>
          </table:table-cell>
          <table:table-cell table:number-columns-repeated="2" office:value-type="float" office:value="83.02" calcext:value-type="float">
            <text:p>83.02</text:p>
          </table:table-cell>
          <table:table-cell office:value-type="float" office:value="69.97" calcext:value-type="float">
            <text:p>69.97</text:p>
          </table:table-cell>
          <table:table-cell office:value-type="float" office:value="72.88" calcext:value-type="float">
            <text:p>72.88</text:p>
          </table:table-cell>
          <table:table-cell table:number-columns-repeated="2" office:value-type="float" office:value="75.8" calcext:value-type="float">
            <text:p>75.8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4.16" calcext:value-type="float">
            <text:p>74.16</text:p>
          </table:table-cell>
          <table:table-cell office:value-type="float" office:value="74.86" calcext:value-type="float">
            <text:p>74.86</text:p>
          </table:table-cell>
          <table:table-cell office:value-type="float" office:value="74.78" calcext:value-type="float">
            <text:p>74.78</text:p>
          </table:table-cell>
          <table:table-cell office:value-type="float" office:value="73.56" calcext:value-type="float">
            <text:p>73.56</text:p>
          </table:table-cell>
          <table:table-cell office:value-type="float" office:value="75.44" calcext:value-type="float">
            <text:p>75.44</text:p>
          </table:table-cell>
          <table:table-cell office:value-type="float" office:value="76.33" calcext:value-type="float">
            <text:p>76.33</text:p>
          </table:table-cell>
          <table:table-cell office:value-type="float" office:value="76.26" calcext:value-type="float">
            <text:p>76.26</text:p>
          </table:table-cell>
          <table:table-cell office:value-type="float" office:value="74.91" calcext:value-type="float">
            <text:p>74.91</text:p>
          </table:table-cell>
          <table:table-cell office:value-type="float" office:value="75.44" calcext:value-type="float">
            <text:p>75.44</text:p>
          </table:table-cell>
          <table:table-cell office:value-type="float" office:value="76.33" calcext:value-type="float">
            <text:p>76.33</text:p>
          </table:table-cell>
          <table:table-cell office:value-type="float" office:value="76.26" calcext:value-type="float">
            <text:p>76.26</text:p>
          </table:table-cell>
          <table:table-cell office:value-type="float" office:value="74.91" calcext:value-type="float">
            <text:p>74.91</text:p>
          </table:table-cell>
          <table:table-cell office:value-type="float" office:value="74.16" calcext:value-type="float">
            <text:p>74.16</text:p>
          </table:table-cell>
          <table:table-cell office:value-type="float" office:value="74.86" calcext:value-type="float">
            <text:p>74.86</text:p>
          </table:table-cell>
          <table:table-cell office:value-type="float" office:value="74.78" calcext:value-type="float">
            <text:p>74.78</text:p>
          </table:table-cell>
          <table:table-cell office:value-type="float" office:value="73.56" calcext:value-type="float">
            <text:p>73.56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2.68" calcext:value-type="float">
            <text:p>82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3.02" calcext:value-type="float">
            <text:p>83.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6.33" calcext:value-type="float">
            <text:p>76.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gc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9.253" calcext:value-type="float">
            <text:p>29.2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7.42896" calcext:value-type="float">
            <text:p>7.428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135438" calcext:value-type="float">
            <text:p>0.01354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13441" calcext:value-type="float">
            <text:p>0.0134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9.93" calcext:value-type="float">
            <text:p>79.93</text:p>
          </table:table-cell>
          <table:table-cell office:value-type="float" office:value="79.29" calcext:value-type="float">
            <text:p>79.29</text:p>
          </table:table-cell>
          <table:table-cell office:value-type="float" office:value="78.33" calcext:value-type="float">
            <text:p>78.33</text:p>
          </table:table-cell>
          <table:table-cell office:value-type="float" office:value="77.06" calcext:value-type="float">
            <text:p>77.06</text:p>
          </table:table-cell>
          <table:table-cell office:value-type="float" office:value="75.48" calcext:value-type="float">
            <text:p>75.48</text:p>
          </table:table-cell>
          <table:table-cell office:value-type="float" office:value="73.57" calcext:value-type="float">
            <text:p>73.57</text:p>
          </table:table-cell>
          <table:table-cell office:value-type="float" office:value="71.34" calcext:value-type="float">
            <text:p>71.34</text:p>
          </table:table-cell>
          <table:table-cell office:value-type="float" office:value="68.77" calcext:value-type="float">
            <text:p>68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7.29" calcext:value-type="float">
            <text:p>67.29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73.31" calcext:value-type="float">
            <text:p>73.31</text:p>
          </table:table-cell>
          <table:table-cell office:value-type="float" office:value="68.45" calcext:value-type="float">
            <text:p>68.45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68.31" calcext:value-type="float">
            <text:p>68.31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0.27" calcext:value-type="float">
            <text:p>80.27</text:p>
          </table:table-cell>
          <table:table-cell office:value-type="float" office:value="67.16" calcext:value-type="float">
            <text:p>67.16</text:p>
          </table:table-cell>
          <table:table-cell office:value-type="float" office:value="70.15" calcext:value-type="float">
            <text:p>70.15</text:p>
          </table:table-cell>
          <table:table-cell table:number-columns-repeated="2" office:value-type="float" office:value="73.14" calcext:value-type="float">
            <text:p>73.14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9.9" calcext:value-type="float">
            <text:p>69.9</text:p>
          </table:table-cell>
          <table:table-cell office:value-type="float" office:value="70.52" calcext:value-type="float">
            <text:p>70.52</text:p>
          </table:table-cell>
          <table:table-cell office:value-type="float" office:value="70.5" calcext:value-type="float">
            <text:p>70.5</text:p>
          </table:table-cell>
          <table:table-cell office:value-type="float" office:value="69.54" calcext:value-type="float">
            <text:p>69.54</text:p>
          </table:table-cell>
          <table:table-cell office:value-type="float" office:value="70.96" calcext:value-type="float">
            <text:p>70.96</text:p>
          </table:table-cell>
          <table:table-cell table:number-columns-repeated="2" office:value-type="float" office:value="71.76" calcext:value-type="float">
            <text:p>71.76</text:p>
          </table:table-cell>
          <table:table-cell office:value-type="float" office:value="70.71" calcext:value-type="float">
            <text:p>70.71</text:p>
          </table:table-cell>
          <table:table-cell office:value-type="float" office:value="70.96" calcext:value-type="float">
            <text:p>70.96</text:p>
          </table:table-cell>
          <table:table-cell office:value-type="float" office:value="71.75" calcext:value-type="float">
            <text:p>71.75</text:p>
          </table:table-cell>
          <table:table-cell office:value-type="float" office:value="71.76" calcext:value-type="float">
            <text:p>71.76</text:p>
          </table:table-cell>
          <table:table-cell office:value-type="float" office:value="70.7" calcext:value-type="float">
            <text:p>70.7</text:p>
          </table:table-cell>
          <table:table-cell office:value-type="float" office:value="69.89" calcext:value-type="float">
            <text:p>69.89</text:p>
          </table:table-cell>
          <table:table-cell office:value-type="float" office:value="70.52" calcext:value-type="float">
            <text:p>70.52</text:p>
          </table:table-cell>
          <table:table-cell office:value-type="float" office:value="70.5" calcext:value-type="float">
            <text:p>70.5</text:p>
          </table:table-cell>
          <table:table-cell office:value-type="float" office:value="69.53" calcext:value-type="float">
            <text:p>69.53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9.93" calcext:value-type="float">
            <text:p>79.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0.56" calcext:value-type="float">
            <text:p>80.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1.76" calcext:value-type="float">
            <text:p>71.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bzip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27.048" calcext:value-type="float">
            <text:p>27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7.38298" calcext:value-type="float">
            <text:p>7.382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4137" calcext:value-type="float">
            <text:p>0.041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521016" calcext:value-type="float">
            <text:p>0.005210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9.9" calcext:value-type="float">
            <text:p>79.9</text:p>
          </table:table-cell>
          <table:table-cell office:value-type="float" office:value="79.21" calcext:value-type="float">
            <text:p>79.21</text:p>
          </table:table-cell>
          <table:table-cell office:value-type="float" office:value="78.22" calcext:value-type="float">
            <text:p>78.22</text:p>
          </table:table-cell>
          <table:table-cell office:value-type="float" office:value="76.92" calcext:value-type="float">
            <text:p>76.92</text:p>
          </table:table-cell>
          <table:table-cell office:value-type="float" office:value="75.3" calcext:value-type="float">
            <text:p>75.3</text:p>
          </table:table-cell>
          <table:table-cell office:value-type="float" office:value="73.37" calcext:value-type="float">
            <text:p>73.37</text:p>
          </table:table-cell>
          <table:table-cell office:value-type="float" office:value="71.12" calcext:value-type="float">
            <text:p>71.12</text:p>
          </table:table-cell>
          <table:table-cell office:value-type="float" office:value="68.54" calcext:value-type="float">
            <text:p>68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6.92" calcext:value-type="float">
            <text:p>66.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.07" calcext:value-type="float">
            <text:p>73.07</text:p>
          </table:table-cell>
          <table:table-cell office:value-type="float" office:value="68.06" calcext:value-type="float">
            <text:p>68.06</text:p>
          </table:table-cell>
          <table:table-cell office:value-type="float" office:value="74.2" calcext:value-type="float">
            <text:p>74.2</text:p>
          </table:table-cell>
          <table:table-cell table:number-columns-repeated="2" office:value-type="float" office:value="80.33" calcext:value-type="float">
            <text:p>80.33</text:p>
          </table:table-cell>
          <table:table-cell office:value-type="float" office:value="68.05" calcext:value-type="float">
            <text:p>68.05</text:p>
          </table:table-cell>
          <table:table-cell office:value-type="float" office:value="74.17" calcext:value-type="float">
            <text:p>74.17</text:p>
          </table:table-cell>
          <table:table-cell table:number-columns-repeated="2" office:value-type="float" office:value="80.29" calcext:value-type="float">
            <text:p>80.29</text:p>
          </table:table-cell>
          <table:table-cell office:value-type="float" office:value="66.91" calcext:value-type="float">
            <text:p>66.91</text:p>
          </table:table-cell>
          <table:table-cell office:value-type="float" office:value="69.98" calcext:value-type="float">
            <text:p>69.98</text:p>
          </table:table-cell>
          <table:table-cell table:number-columns-repeated="2" office:value-type="float" office:value="73.05" calcext:value-type="float">
            <text:p>73.05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69.66" calcext:value-type="float">
            <text:p>69.66</text:p>
          </table:table-cell>
          <table:table-cell office:value-type="float" office:value="70.27" calcext:value-type="float">
            <text:p>70.27</text:p>
          </table:table-cell>
          <table:table-cell office:value-type="float" office:value="70.25" calcext:value-type="float">
            <text:p>70.25</text:p>
          </table:table-cell>
          <table:table-cell office:value-type="float" office:value="69.3" calcext:value-type="float">
            <text:p>69.3</text:p>
          </table:table-cell>
          <table:table-cell office:value-type="float" office:value="70.73" calcext:value-type="float">
            <text:p>70.73</text:p>
          </table:table-cell>
          <table:table-cell office:value-type="float" office:value="71.49" calcext:value-type="float">
            <text:p>71.49</text:p>
          </table:table-cell>
          <table:table-cell office:value-type="float" office:value="71.48" calcext:value-type="float">
            <text:p>71.48</text:p>
          </table:table-cell>
          <table:table-cell office:value-type="float" office:value="70.43" calcext:value-type="float">
            <text:p>70.43</text:p>
          </table:table-cell>
          <table:table-cell office:value-type="float" office:value="70.7" calcext:value-type="float">
            <text:p>70.7</text:p>
          </table:table-cell>
          <table:table-cell table:number-columns-repeated="2" office:value-type="float" office:value="71.47" calcext:value-type="float">
            <text:p>71.47</text:p>
          </table:table-cell>
          <table:table-cell office:value-type="float" office:value="70.43" calcext:value-type="float">
            <text:p>70.43</text:p>
          </table:table-cell>
          <table:table-cell office:value-type="float" office:value="69.63" calcext:value-type="float">
            <text:p>69.63</text:p>
          </table:table-cell>
          <table:table-cell office:value-type="float" office:value="70.25" calcext:value-type="float">
            <text:p>70.25</text:p>
          </table:table-cell>
          <table:table-cell office:value-type="float" office:value="70.23" calcext:value-type="float">
            <text:p>70.23</text:p>
          </table:table-cell>
          <table:table-cell office:value-type="float" office:value="69.27" calcext:value-type="float">
            <text:p>69.27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79.9" calcext:value-type="float">
            <text:p>79.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0.33" calcext:value-type="float">
            <text:p>80.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1.49" calcext:value-type="float">
            <text:p>71.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ton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62.496" calcext:value-type="float">
            <text:p>62.4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10.7138" calcext:value-type="float">
            <text:p>10.71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00763375" calcext:value-type="float">
            <text:p>0.00763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839242" calcext:value-type="float">
            <text:p>0.008392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9.72" calcext:value-type="float">
            <text:p>89.72</text:p>
          </table:table-cell>
          <table:table-cell office:value-type="float" office:value="88.93" calcext:value-type="float">
            <text:p>88.93</text:p>
          </table:table-cell>
          <table:table-cell office:value-type="float" office:value="87.8" calcext:value-type="float">
            <text:p>87.8</text:p>
          </table:table-cell>
          <table:table-cell office:value-type="float" office:value="86.31" calcext:value-type="float">
            <text:p>86.31</text:p>
          </table:table-cell>
          <table:table-cell office:value-type="float" office:value="84.48" calcext:value-type="float">
            <text:p>84.48</text:p>
          </table:table-cell>
          <table:table-cell office:value-type="float" office:value="82.29" calcext:value-type="float">
            <text:p>82.29</text:p>
          </table:table-cell>
          <table:table-cell office:value-type="float" office:value="79.74" calcext:value-type="float">
            <text:p>79.74</text:p>
          </table:table-cell>
          <table:table-cell office:value-type="float" office:value="76.82" calcext:value-type="float">
            <text:p>76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5.5" calcext:value-type="float">
            <text:p>75.5</text:p>
          </table:table-cell>
          <table:table-cell office:value-type="float" office:value="78.69" calcext:value-type="float">
            <text:p>78.69</text:p>
          </table:table-cell>
          <table:table-cell table:number-columns-repeated="2" office:value-type="float" office:value="81.88" calcext:value-type="float">
            <text:p>81.88</text:p>
          </table:table-cell>
          <table:table-cell office:value-type="float" office:value="76.77" calcext:value-type="float">
            <text:p>76.77</text:p>
          </table:table-cell>
          <table:table-cell office:value-type="float" office:value="83.41" calcext:value-type="float">
            <text:p>83.41</text:p>
          </table:table-cell>
          <table:table-cell table:number-columns-repeated="2" office:value-type="float" office:value="90.04" calcext:value-type="float">
            <text:p>90.04</text:p>
          </table:table-cell>
          <table:table-cell office:value-type="float" office:value="76.79" calcext:value-type="float">
            <text:p>76.79</text:p>
          </table:table-cell>
          <table:table-cell office:value-type="float" office:value="83.46" calcext:value-type="float">
            <text:p>83.46</text:p>
          </table:table-cell>
          <table:table-cell table:number-columns-repeated="2" office:value-type="float" office:value="90.14" calcext:value-type="float">
            <text:p>90.14</text:p>
          </table:table-cell>
          <table:table-cell office:value-type="float" office:value="75.5" calcext:value-type="float">
            <text:p>75.5</text:p>
          </table:table-cell>
          <table:table-cell office:value-type="float" office:value="78.72" calcext:value-type="float">
            <text:p>78.72</text:p>
          </table:table-cell>
          <table:table-cell table:number-columns-repeated="2"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81.5" calcext:value-type="float">
            <text:p>81.5</text:p>
          </table:table-cell>
          <table:table-cell office:value-type="float" office:value="82.36" calcext:value-type="float">
            <text:p>82.36</text:p>
          </table:table-cell>
          <table:table-cell office:value-type="float" office:value="82.22" calcext:value-type="float">
            <text:p>82.22</text:p>
          </table:table-cell>
          <table:table-cell office:value-type="float" office:value="80.62" calcext:value-type="float">
            <text:p>80.62</text:p>
          </table:table-cell>
          <table:table-cell office:value-type="float" office:value="83.13" calcext:value-type="float">
            <text:p>83.13</text:p>
          </table:table-cell>
          <table:table-cell office:value-type="float" office:value="84.22" calcext:value-type="float">
            <text:p>84.22</text:p>
          </table:table-cell>
          <table:table-cell office:value-type="float" office:value="84.09" calcext:value-type="float">
            <text:p>84.09</text:p>
          </table:table-cell>
          <table:table-cell office:value-type="float" office:value="82.31" calcext:value-type="float">
            <text:p>82.31</text:p>
          </table:table-cell>
          <table:table-cell office:value-type="float" office:value="83.13" calcext:value-type="float">
            <text:p>83.13</text:p>
          </table:table-cell>
          <table:table-cell office:value-type="float" office:value="84.22" calcext:value-type="float">
            <text:p>84.22</text:p>
          </table:table-cell>
          <table:table-cell office:value-type="float" office:value="84.09" calcext:value-type="float">
            <text:p>84.09</text:p>
          </table:table-cell>
          <table:table-cell office:value-type="float" office:value="82.31" calcext:value-type="float">
            <text:p>82.31</text:p>
          </table:table-cell>
          <table:table-cell office:value-type="float" office:value="81.5" calcext:value-type="float">
            <text:p>81.5</text:p>
          </table:table-cell>
          <table:table-cell office:value-type="float" office:value="82.36" calcext:value-type="float">
            <text:p>82.36</text:p>
          </table:table-cell>
          <table:table-cell office:value-type="float" office:value="82.22" calcext:value-type="float">
            <text:p>82.2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9.72" calcext:value-type="float">
            <text:p>89.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0.14" calcext:value-type="float">
            <text:p>90.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4.22" calcext:value-type="float">
            <text:p>84.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gobm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33.936" calcext:value-type="float">
            <text:p>33.9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7.83783" calcext:value-type="float">
            <text:p>7.837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298191" calcext:value-type="float">
            <text:p>0.002981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0.17" calcext:value-type="float">
            <text:p>80.17</text:p>
          </table:table-cell>
          <table:table-cell office:value-type="float" office:value="79.55" calcext:value-type="float">
            <text:p>79.55</text:p>
          </table:table-cell>
          <table:table-cell office:value-type="float" office:value="78.62" calcext:value-type="float">
            <text:p>78.62</text:p>
          </table:table-cell>
          <table:table-cell office:value-type="float" office:value="77.38" calcext:value-type="float">
            <text:p>77.38</text:p>
          </table:table-cell>
          <table:table-cell office:value-type="float" office:value="75.83" calcext:value-type="float">
            <text:p>75.83</text:p>
          </table:table-cell>
          <table:table-cell office:value-type="float" office:value="73.96" calcext:value-type="float">
            <text:p>73.96</text:p>
          </table:table-cell>
          <table:table-cell office:value-type="float" office:value="71.77" calcext:value-type="float">
            <text:p>71.77</text:p>
          </table:table-cell>
          <table:table-cell office:value-type="float" office:value="69.25" calcext:value-type="float">
            <text:p>69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67.76" calcext:value-type="float">
            <text:p>67.76</text:p>
          </table:table-cell>
          <table:table-cell office:value-type="float" office:value="70.64" calcext:value-type="float">
            <text:p>70.64</text:p>
          </table:table-cell>
          <table:table-cell table:number-columns-repeated="2" office:value-type="float" office:value="73.52" calcext:value-type="float">
            <text:p>73.52</text:p>
          </table:table-cell>
          <table:table-cell office:value-type="float" office:value="68.86" calcext:value-type="float">
            <text:p>68.86</text:p>
          </table:table-cell>
          <table:table-cell office:value-type="float" office:value="74.67" calcext:value-type="float">
            <text:p>74.67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68.86" calcext:value-type="float">
            <text:p>68.86</text:p>
          </table:table-cell>
          <table:table-cell office:value-type="float" office:value="74.67" calcext:value-type="float">
            <text:p>74.67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67.76" calcext:value-type="float">
            <text:p>67.76</text:p>
          </table:table-cell>
          <table:table-cell office:value-type="float" office:value="70.64" calcext:value-type="float">
            <text:p>70.64</text:p>
          </table:table-cell>
          <table:table-cell table:number-columns-repeated="2" office:value-type="float" office:value="73.52" calcext:value-type="float">
            <text:p>73.52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1.11" calcext:value-type="float">
            <text:p>71.11</text:p>
          </table:table-cell>
          <table:table-cell office:value-type="float" office:value="71.75" calcext:value-type="float">
            <text:p>71.75</text:p>
          </table:table-cell>
          <table:table-cell office:value-type="float" office:value="71.7" calcext:value-type="float">
            <text:p>71.7</text:p>
          </table:table-cell>
          <table:table-cell office:value-type="float" office:value="70.64" calcext:value-type="float">
            <text:p>70.64</text:p>
          </table:table-cell>
          <table:table-cell office:value-type="float" office:value="72.24" calcext:value-type="float">
            <text:p>72.24</text:p>
          </table:table-cell>
          <table:table-cell office:value-type="float" office:value="73.05" calcext:value-type="float">
            <text:p>73.05</text:p>
          </table:table-cell>
          <table:table-cell office:value-type="float" office:value="73.02" calcext:value-type="float">
            <text:p>73.02</text:p>
          </table:table-cell>
          <table:table-cell office:value-type="float" office:value="71.86" calcext:value-type="float">
            <text:p>71.86</text:p>
          </table:table-cell>
          <table:table-cell office:value-type="float" office:value="72.24" calcext:value-type="float">
            <text:p>72.24</text:p>
          </table:table-cell>
          <table:table-cell office:value-type="float" office:value="73.05" calcext:value-type="float">
            <text:p>73.05</text:p>
          </table:table-cell>
          <table:table-cell office:value-type="float" office:value="73.02" calcext:value-type="float">
            <text:p>73.02</text:p>
          </table:table-cell>
          <table:table-cell office:value-type="float" office:value="71.86" calcext:value-type="float">
            <text:p>71.86</text:p>
          </table:table-cell>
          <table:table-cell office:value-type="float" office:value="71.11" calcext:value-type="float">
            <text:p>71.11</text:p>
          </table:table-cell>
          <table:table-cell office:value-type="float" office:value="71.75" calcext:value-type="float">
            <text:p>71.75</text:p>
          </table:table-cell>
          <table:table-cell office:value-type="float" office:value="71.7" calcext:value-type="float">
            <text:p>71.7</text:p>
          </table:table-cell>
          <table:table-cell office:value-type="float" office:value="70.64" calcext:value-type="float">
            <text:p>70.64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80.17" calcext:value-type="float">
            <text:p>80.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80.49" calcext:value-type="float">
            <text:p>80.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3.05" calcext:value-type="float">
            <text:p>73.05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3" office:value-type="string" calcext:value-type="string">
            <text:p>Power (in Watts)</text:p>
          </table:table-cell>
          <table:table-cell table:number-columns-repeated="2"/>
          <table:table-cell table:style-name="ce3" office:value-type="string" calcext:value-type="string">
            <text:p>Temperature (in Celcius)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Host Core</text:p>
          </table:table-cell>
          <table:table-cell table:style-name="ce3" office:value-type="string" calcext:value-type="string">
            <text:p>Logic Core</text:p>
          </table:table-cell>
          <table:table-cell table:number-columns-repeated="2" table:style-name="ce3" office:value-type="string" calcext:value-type="string">
            <text:p>Mem</text:p>
          </table:table-cell>
          <table:table-cell table:style-name="ce3" office:value-type="string" calcext:value-type="string">
            <text:p>Logic Core</text:p>
          </table:table-cell>
          <table:table-cell table:style-name="ce3" office:value-type="string" calcext:value-type="string">
            <text:p>Host Core</text:p>
          </table:table-cell>
          <table:table-cell table:number-columns-repeated="10"/>
        </table:table-row>
        <table:table-row table:style-name="ro1">
          <table:table-cell table:style-name="ce3" table:formula="of:=[.L365]" office:value-type="float" office:value="0" calcext:value-type="float">
            <text:p>0</text:p>
          </table:table-cell>
          <table:table-cell table:formula="of:=[.B3]" office:value-type="float" office:value="8.27647" calcext:value-type="float">
            <text:p>8.27647</text:p>
          </table:table-cell>
          <table:table-cell table:formula="of:=[.B4]" office:value-type="float" office:value="0.01182" calcext:value-type="float">
            <text:p>0.01182</text:p>
          </table:table-cell>
          <table:table-cell table:formula="of:=[.B5]" office:value-type="float" office:value="0.0124232" calcext:value-type="float">
            <text:p>0.0124232</text:p>
          </table:table-cell>
          <table:table-cell table:formula="of:=[.B9]" office:value-type="float" office:value="82.96" calcext:value-type="float">
            <text:p>82.96</text:p>
          </table:table-cell>
          <table:table-cell table:formula="of:=[.B10]" office:value-type="float" office:value="83.31" calcext:value-type="float">
            <text:p>83.31</text:p>
          </table:table-cell>
          <table:table-cell table:formula="of:=[.B11]" office:value-type="float" office:value="74.93" calcext:value-type="float">
            <text:p>74.9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table:number-columns-repeated="2"/>
        </table:table-row>
        <table:table-row table:style-name="ro1">
          <table:table-cell table:style-name="ce3" table:formula="of:=[.B12]" office:value-type="string" office:string-value="dealII" calcext:value-type="string">
            <text:p>dealII</text:p>
          </table:table-cell>
          <table:table-cell table:formula="of:=[.B14]" office:value-type="float" office:value="6.89783" calcext:value-type="float">
            <text:p>6.89783</text:p>
          </table:table-cell>
          <table:table-cell table:formula="of:=[.B15]" office:value-type="float" office:value="0.00270875" calcext:value-type="float">
            <text:p>0.00270875</text:p>
          </table:table-cell>
          <table:table-cell table:formula="of:=[.B16]" office:value-type="float" office:value="0.00465164" calcext:value-type="float">
            <text:p>0.00465164</text:p>
          </table:table-cell>
          <table:table-cell table:formula="of:=[.B20]" office:value-type="float" office:value="77.72" calcext:value-type="float">
            <text:p>77.72</text:p>
          </table:table-cell>
          <table:table-cell table:formula="of:=[.B21]" office:value-type="float" office:value="78.03" calcext:value-type="float">
            <text:p>78.03</text:p>
          </table:table-cell>
          <table:table-cell table:formula="of:=[.B22]" office:value-type="float" office:value="69.57" calcext:value-type="float">
            <text:p>69.57</text:p>
          </table:table-cell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  <table:table-cell table:number-columns-repeated="2"/>
        </table:table-row>
        <table:table-row table:style-name="ro1">
          <table:table-cell table:style-name="ce3" table:formula="of:=[.B23]" office:value-type="string" office:string-value="h264ref" calcext:value-type="string">
            <text:p>h264ref</text:p>
          </table:table-cell>
          <table:table-cell table:formula="of:=[.B25]" office:value-type="float" office:value="9.65137" calcext:value-type="float">
            <text:p>9.65137</text:p>
          </table:table-cell>
          <table:table-cell table:formula="of:=[.B26]" office:value-type="float" office:value="0.0201925" calcext:value-type="float">
            <text:p>0.0201925</text:p>
          </table:table-cell>
          <table:table-cell table:formula="of:=[.B27]" office:value-type="float" office:value="0.0183587" calcext:value-type="float">
            <text:p>0.0183587</text:p>
          </table:table-cell>
          <table:table-cell table:formula="of:=[.B31]" office:value-type="float" office:value="87.86" calcext:value-type="float">
            <text:p>87.86</text:p>
          </table:table-cell>
          <table:table-cell table:formula="of:=[.B32]" office:value-type="float" office:value="88.27" calcext:value-type="float">
            <text:p>88.27</text:p>
          </table:table-cell>
          <table:table-cell table:formula="of:=[.B33]" office:value-type="float" office:value="80.34" calcext:value-type="float">
            <text:p>80.34</text:p>
          </table:table-cell>
          <table:table-cell/>
          <table:table-cell office:value-type="string" calcext:value-type="string">
            <text:p>B2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B33</text:p>
          </table:table-cell>
          <table:table-cell table:number-columns-repeated="2"/>
        </table:table-row>
        <table:table-row table:style-name="ro1">
          <table:table-cell table:style-name="ce3" table:formula="of:=[.B34]" office:value-type="string" office:string-value="soplex" calcext:value-type="string">
            <text:p>soplex</text:p>
          </table:table-cell>
          <table:table-cell table:formula="of:=[.B36]" office:value-type="float" office:value="6.35835" calcext:value-type="float">
            <text:p>6.35835</text:p>
          </table:table-cell>
          <table:table-cell table:formula="of:=[.B37]" office:value-type="float" office:value="0.180009" calcext:value-type="float">
            <text:p>0.180009</text:p>
          </table:table-cell>
          <table:table-cell table:formula="of:=[.B38]" office:value-type="float" office:value="0.149049" calcext:value-type="float">
            <text:p>0.149049</text:p>
          </table:table-cell>
          <table:table-cell table:formula="of:=[.B42]" office:value-type="float" office:value="95.92" calcext:value-type="float">
            <text:p>95.92</text:p>
          </table:table-cell>
          <table:table-cell table:formula="of:=[.B43]" office:value-type="float" office:value="96.66" calcext:value-type="float">
            <text:p>96.66</text:p>
          </table:table-cell>
          <table:table-cell table:formula="of:=[.B44]" office:value-type="float" office:value="71.17" calcext:value-type="float">
            <text:p>71.17</text:p>
          </table:table-cell>
          <table:table-cell/>
          <table:table-cell office:value-type="string" calcext:value-type="string">
            <text:p>B3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B44</text:p>
          </table:table-cell>
          <table:table-cell table:number-columns-repeated="2"/>
        </table:table-row>
        <table:table-row table:style-name="ro1">
          <table:table-cell table:style-name="ce3" table:formula="of:=[.B45]" office:value-type="string" office:string-value="gamess" calcext:value-type="string">
            <text:p>gamess</text:p>
          </table:table-cell>
          <table:table-cell table:formula="of:=[.B47]" office:value-type="float" office:value="9.30342" calcext:value-type="float">
            <text:p>9.30342</text:p>
          </table:table-cell>
          <table:table-cell table:formula="of:=[.B48]" office:value-type="float" office:value="0.002955" calcext:value-type="float">
            <text:p>0.002955</text:p>
          </table:table-cell>
          <table:table-cell table:formula="of:=[.B49]" office:value-type="float" office:value="0.0047284" calcext:value-type="float">
            <text:p>0.0047284</text:p>
          </table:table-cell>
          <table:table-cell table:formula="of:=[.B53]" office:value-type="float" office:value="84.72" calcext:value-type="float">
            <text:p>84.72</text:p>
          </table:table-cell>
          <table:table-cell table:formula="of:=[.B54]" office:value-type="float" office:value="85.18" calcext:value-type="float">
            <text:p>85.18</text:p>
          </table:table-cell>
          <table:table-cell table:formula="of:=[.B55]" office:value-type="float" office:value="78.67" calcext:value-type="float">
            <text:p>78.67</text:p>
          </table:table-cell>
          <table:table-cell/>
          <table:table-cell office:value-type="string" calcext:value-type="string">
            <text:p>B45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B53</text:p>
          </table:table-cell>
          <table:table-cell office:value-type="string" calcext:value-type="string">
            <text:p>B54</text:p>
          </table:table-cell>
          <table:table-cell office:value-type="string" calcext:value-type="string">
            <text:p>B55</text:p>
          </table:table-cell>
          <table:table-cell table:number-columns-repeated="2"/>
        </table:table-row>
        <table:table-row table:style-name="ro1">
          <table:table-cell table:style-name="ce3" table:formula="of:=[.B56]" office:value-type="string" office:string-value="povray" calcext:value-type="string">
            <text:p>povray</text:p>
          </table:table-cell>
          <table:table-cell table:formula="of:=[.B58]" office:value-type="float" office:value="9.38221" calcext:value-type="float">
            <text:p>9.38221</text:p>
          </table:table-cell>
          <table:table-cell table:formula="of:=[.B59]" office:value-type="float" office:value="0" calcext:value-type="float">
            <text:p>0</text:p>
          </table:table-cell>
          <table:table-cell table:formula="of:=[.B60]" office:value-type="float" office:value="0.00180543" calcext:value-type="float">
            <text:p>0.00180543</text:p>
          </table:table-cell>
          <table:table-cell table:formula="of:=[.B64]" office:value-type="float" office:value="84.57" calcext:value-type="float">
            <text:p>84.57</text:p>
          </table:table-cell>
          <table:table-cell table:formula="of:=[.B65]" office:value-type="float" office:value="84.93" calcext:value-type="float">
            <text:p>84.93</text:p>
          </table:table-cell>
          <table:table-cell table:formula="of:=[.B66]" office:value-type="float" office:value="78.91" calcext:value-type="float">
            <text:p>78.91</text:p>
          </table:table-cell>
          <table:table-cell/>
          <table:table-cell office:value-type="string" calcext:value-type="string">
            <text:p>B56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B59</text:p>
          </table:table-cell>
          <table:table-cell office:value-type="string" calcext:value-type="string">
            <text:p>B60</text:p>
          </table:table-cell>
          <table:table-cell office:value-type="string" calcext:value-type="string">
            <text:p>B64</text:p>
          </table:table-cell>
          <table:table-cell office:value-type="string" calcext:value-type="string">
            <text:p>B65</text:p>
          </table:table-cell>
          <table:table-cell office:value-type="string" calcext:value-type="string">
            <text:p>B66</text:p>
          </table:table-cell>
          <table:table-cell table:number-columns-repeated="2"/>
        </table:table-row>
        <table:table-row table:style-name="ro1">
          <table:table-cell table:style-name="ce3" table:formula="of:=[.B67]" office:value-type="string" office:string-value="milc" calcext:value-type="string">
            <text:p>milc</text:p>
          </table:table-cell>
          <table:table-cell table:formula="of:=[.B69]" office:value-type="float" office:value="7.95435" calcext:value-type="float">
            <text:p>7.95435</text:p>
          </table:table-cell>
          <table:table-cell table:formula="of:=[.B70]" office:value-type="float" office:value="0.134699" calcext:value-type="float">
            <text:p>0.134699</text:p>
          </table:table-cell>
          <table:table-cell table:formula="of:=[.B71]" office:value-type="float" office:value="0.11229" calcext:value-type="float">
            <text:p>0.11229</text:p>
          </table:table-cell>
          <table:table-cell table:formula="of:=[.B75]" office:value-type="float" office:value="97.06" calcext:value-type="float">
            <text:p>97.06</text:p>
          </table:table-cell>
          <table:table-cell table:formula="of:=[.B76]" office:value-type="float" office:value="97.68" calcext:value-type="float">
            <text:p>97.68</text:p>
          </table:table-cell>
          <table:table-cell table:formula="of:=[.B77]" office:value-type="float" office:value="76.25" calcext:value-type="float">
            <text:p>76.25</text:p>
          </table:table-cell>
          <table:table-cell/>
          <table:table-cell office:value-type="string" calcext:value-type="string">
            <text:p>B67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B7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B75</text:p>
          </table:table-cell>
          <table:table-cell office:value-type="string" calcext:value-type="string">
            <text:p>B76</text:p>
          </table:table-cell>
          <table:table-cell office:value-type="string" calcext:value-type="string">
            <text:p>B77</text:p>
          </table:table-cell>
          <table:table-cell table:number-columns-repeated="2"/>
        </table:table-row>
        <table:table-row table:style-name="ro1">
          <table:table-cell table:style-name="ce3" table:formula="of:=[.B78]" office:value-type="string" office:string-value="bwaves" calcext:value-type="string">
            <text:p>bwaves</text:p>
          </table:table-cell>
          <table:table-cell table:formula="of:=[.B80]" office:value-type="float" office:value="7.12186" calcext:value-type="float">
            <text:p>7.12186</text:p>
          </table:table-cell>
          <table:table-cell table:formula="of:=[.B81]" office:value-type="float" office:value="0.10244" calcext:value-type="float">
            <text:p>0.10244</text:p>
          </table:table-cell>
          <table:table-cell table:formula="of:=[.B82]" office:value-type="float" office:value="0.0849016" calcext:value-type="float">
            <text:p>0.0849016</text:p>
          </table:table-cell>
          <table:table-cell table:formula="of:=[.B86]" office:value-type="float" office:value="89.21" calcext:value-type="float">
            <text:p>89.21</text:p>
          </table:table-cell>
          <table:table-cell table:formula="of:=[.B87]" office:value-type="float" office:value="89.72" calcext:value-type="float">
            <text:p>89.72</text:p>
          </table:table-cell>
          <table:table-cell table:formula="of:=[.B88]" office:value-type="float" office:value="72.39" calcext:value-type="float">
            <text:p>72.39</text:p>
          </table:table-cell>
          <table:table-cell/>
          <table:table-cell office:value-type="string" calcext:value-type="string">
            <text:p>B7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B81</text:p>
          </table:table-cell>
          <table:table-cell office:value-type="string" calcext:value-type="string">
            <text:p>B8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B87</text:p>
          </table:table-cell>
          <table:table-cell office:value-type="string" calcext:value-type="string">
            <text:p>B88</text:p>
          </table:table-cell>
          <table:table-cell table:number-columns-repeated="2"/>
        </table:table-row>
        <table:table-row table:style-name="ro1">
          <table:table-cell table:style-name="ce3" table:formula="of:=[.B89]" office:value-type="string" office:string-value="sjeng" calcext:value-type="string">
            <text:p>sjeng</text:p>
          </table:table-cell>
          <table:table-cell table:formula="of:=[.B91]" office:value-type="float" office:value="8.02175" calcext:value-type="float">
            <text:p>8.02175</text:p>
          </table:table-cell>
          <table:table-cell table:formula="of:=[.B92]" office:value-type="float" office:value="0.004925" calcext:value-type="float">
            <text:p>0.004925</text:p>
          </table:table-cell>
          <table:table-cell table:formula="of:=[.B93]" office:value-type="float" office:value="0.00660562" calcext:value-type="float">
            <text:p>0.00660562</text:p>
          </table:table-cell>
          <table:table-cell table:formula="of:=[.B97]" office:value-type="float" office:value="81.24" calcext:value-type="float">
            <text:p>81.24</text:p>
          </table:table-cell>
          <table:table-cell table:formula="of:=[.B98]" office:value-type="float" office:value="81.57" calcext:value-type="float">
            <text:p>81.57</text:p>
          </table:table-cell>
          <table:table-cell table:formula="of:=[.B99]" office:value-type="float" office:value="73.83" calcext:value-type="float">
            <text:p>73.83</text:p>
          </table:table-cell>
          <table:table-cell/>
          <table:table-cell office:value-type="string" calcext:value-type="string">
            <text:p>B89</text:p>
          </table:table-cell>
          <table:table-cell office:value-type="string" calcext:value-type="string">
            <text:p>B91</text:p>
          </table:table-cell>
          <table:table-cell office:value-type="string" calcext:value-type="string">
            <text:p>B92</text:p>
          </table:table-cell>
          <table:table-cell office:value-type="string" calcext:value-type="string">
            <text:p>B93</text:p>
          </table:table-cell>
          <table:table-cell office:value-type="string" calcext:value-type="string">
            <text:p>B97</text:p>
          </table:table-cell>
          <table:table-cell office:value-type="string" calcext:value-type="string">
            <text:p>B98</text:p>
          </table:table-cell>
          <table:table-cell office:value-type="string" calcext:value-type="string">
            <text:p>B99</text:p>
          </table:table-cell>
          <table:table-cell table:number-columns-repeated="2"/>
        </table:table-row>
        <table:table-row table:style-name="ro1">
          <table:table-cell table:style-name="ce3" table:formula="of:=[.B100]" office:value-type="string" office:string-value="gromacs" calcext:value-type="string">
            <text:p>gromacs</text:p>
          </table:table-cell>
          <table:table-cell table:formula="of:=[.B102]" office:value-type="float" office:value="9.15416" calcext:value-type="float">
            <text:p>9.15416</text:p>
          </table:table-cell>
          <table:table-cell table:formula="of:=[.B103]" office:value-type="float" office:value="0.00788" calcext:value-type="float">
            <text:p>0.00788</text:p>
          </table:table-cell>
          <table:table-cell table:formula="of:=[.B104]" office:value-type="float" office:value="0.0075886" calcext:value-type="float">
            <text:p>0.0075886</text:p>
          </table:table-cell>
          <table:table-cell table:formula="of:=[.B108]" office:value-type="float" office:value="84.68" calcext:value-type="float">
            <text:p>84.68</text:p>
          </table:table-cell>
          <table:table-cell table:formula="of:=[.B109]" office:value-type="float" office:value="85.05" calcext:value-type="float">
            <text:p>85.05</text:p>
          </table:table-cell>
          <table:table-cell table:formula="of:=[.B110]" office:value-type="float" office:value="78.17" calcext:value-type="float">
            <text:p>78.17</text:p>
          </table:table-cell>
          <table:table-cell/>
          <table:table-cell office:value-type="string" calcext:value-type="string">
            <text:p>B10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103</text:p>
          </table:table-cell>
          <table:table-cell office:value-type="string" calcext:value-type="string">
            <text:p>B104</text:p>
          </table:table-cell>
          <table:table-cell office:value-type="string" calcext:value-type="string">
            <text:p>B108</text:p>
          </table:table-cell>
          <table:table-cell office:value-type="string" calcext:value-type="string">
            <text:p>B109</text:p>
          </table:table-cell>
          <table:table-cell office:value-type="string" calcext:value-type="string">
            <text:p>B110</text:p>
          </table:table-cell>
          <table:table-cell table:number-columns-repeated="2"/>
        </table:table-row>
        <table:table-row table:style-name="ro1">
          <table:table-cell table:style-name="ce3" table:formula="of:=[.B111]" office:value-type="string" office:string-value="zeusmp" calcext:value-type="string">
            <text:p>zeusmp</text:p>
          </table:table-cell>
          <table:table-cell table:formula="of:=[.B113]" office:value-type="float" office:value="8.61536" calcext:value-type="float">
            <text:p>8.61536</text:p>
          </table:table-cell>
          <table:table-cell table:formula="of:=[.B114]" office:value-type="float" office:value="0.0920975" calcext:value-type="float">
            <text:p>0.0920975</text:p>
          </table:table-cell>
          <table:table-cell table:formula="of:=[.B115]" office:value-type="float" office:value="0.0770655" calcext:value-type="float">
            <text:p>0.0770655</text:p>
          </table:table-cell>
          <table:table-cell table:formula="of:=[.B119]" office:value-type="float" office:value="92.71" calcext:value-type="float">
            <text:p>92.71</text:p>
          </table:table-cell>
          <table:table-cell table:formula="of:=[.B120]" office:value-type="float" office:value="93.26" calcext:value-type="float">
            <text:p>93.26</text:p>
          </table:table-cell>
          <table:table-cell table:formula="of:=[.B121]" office:value-type="float" office:value="77.83" calcext:value-type="float">
            <text:p>77.83</text:p>
          </table:table-cell>
          <table:table-cell/>
          <table:table-cell office:value-type="string" calcext:value-type="string">
            <text:p>B111</text:p>
          </table:table-cell>
          <table:table-cell office:value-type="string" calcext:value-type="string">
            <text:p>B113</text:p>
          </table:table-cell>
          <table:table-cell office:value-type="string" calcext:value-type="string">
            <text:p>B114</text:p>
          </table:table-cell>
          <table:table-cell office:value-type="string" calcext:value-type="string">
            <text:p>B115</text:p>
          </table:table-cell>
          <table:table-cell office:value-type="string" calcext:value-type="string">
            <text:p>B119</text:p>
          </table:table-cell>
          <table:table-cell office:value-type="string" calcext:value-type="string">
            <text:p>B120</text:p>
          </table:table-cell>
          <table:table-cell office:value-type="string" calcext:value-type="string">
            <text:p>B121</text:p>
          </table:table-cell>
          <table:table-cell table:number-columns-repeated="2"/>
        </table:table-row>
        <table:table-row table:style-name="ro1">
          <table:table-cell table:style-name="ce3" table:formula="of:=[.B122]" office:value-type="string" office:string-value="perlbench" calcext:value-type="string">
            <text:p>perlbench</text:p>
          </table:table-cell>
          <table:table-cell table:formula="of:=[.B124]" office:value-type="float" office:value="8.47379" calcext:value-type="float">
            <text:p>8.47379</text:p>
          </table:table-cell>
          <table:table-cell table:formula="of:=[.B125]" office:value-type="float" office:value="0.0233938" calcext:value-type="float">
            <text:p>0.0233938</text:p>
          </table:table-cell>
          <table:table-cell table:formula="of:=[.B126]" office:value-type="float" office:value="0.0214794" calcext:value-type="float">
            <text:p>0.0214794</text:p>
          </table:table-cell>
          <table:table-cell table:formula="of:=[.B130]" office:value-type="float" office:value="84.56" calcext:value-type="float">
            <text:p>84.56</text:p>
          </table:table-cell>
          <table:table-cell table:formula="of:=[.B131]" office:value-type="float" office:value="84.94" calcext:value-type="float">
            <text:p>84.94</text:p>
          </table:table-cell>
          <table:table-cell table:formula="of:=[.B132]" office:value-type="float" office:value="75.89" calcext:value-type="float">
            <text:p>75.89</text:p>
          </table:table-cell>
          <table:table-cell/>
          <table:table-cell office:value-type="string" calcext:value-type="string">
            <text:p>B122</text:p>
          </table:table-cell>
          <table:table-cell office:value-type="string" calcext:value-type="string">
            <text:p>B124</text:p>
          </table:table-cell>
          <table:table-cell office:value-type="string" calcext:value-type="string">
            <text:p>B125</text:p>
          </table:table-cell>
          <table:table-cell office:value-type="string" calcext:value-type="string">
            <text:p>B126</text:p>
          </table:table-cell>
          <table:table-cell office:value-type="string" calcext:value-type="string">
            <text:p>B130</text:p>
          </table:table-cell>
          <table:table-cell office:value-type="string" calcext:value-type="string">
            <text:p>B131</text:p>
          </table:table-cell>
          <table:table-cell office:value-type="string" calcext:value-type="string">
            <text:p>B132</text:p>
          </table:table-cell>
          <table:table-cell table:number-columns-repeated="2"/>
        </table:table-row>
        <table:table-row table:style-name="ro1">
          <table:table-cell table:style-name="ce3" table:formula="of:=[.B133]" office:value-type="string" office:string-value="wrf" calcext:value-type="string">
            <text:p>wrf</text:p>
          </table:table-cell>
          <table:table-cell table:formula="of:=[.B135]" office:value-type="float" office:value="8.04135" calcext:value-type="float">
            <text:p>8.04135</text:p>
          </table:table-cell>
          <table:table-cell table:formula="of:=[.B136]" office:value-type="float" office:value="0" calcext:value-type="float">
            <text:p>0</text:p>
          </table:table-cell>
          <table:table-cell table:formula="of:=[.B137]" office:value-type="float" office:value="0.0027996" calcext:value-type="float">
            <text:p>0.0027996</text:p>
          </table:table-cell>
          <table:table-cell table:formula="of:=[.B141]" office:value-type="float" office:value="80.76" calcext:value-type="float">
            <text:p>80.76</text:p>
          </table:table-cell>
          <table:table-cell table:formula="of:=[.B142]" office:value-type="float" office:value="81.08" calcext:value-type="float">
            <text:p>81.08</text:p>
          </table:table-cell>
          <table:table-cell table:formula="of:=[.B143]" office:value-type="float" office:value="73.82" calcext:value-type="float">
            <text:p>73.82</text:p>
          </table:table-cell>
          <table:table-cell/>
          <table:table-cell office:value-type="string" calcext:value-type="string">
            <text:p>B133</text:p>
          </table:table-cell>
          <table:table-cell office:value-type="string" calcext:value-type="string">
            <text:p>B135</text:p>
          </table:table-cell>
          <table:table-cell office:value-type="string" calcext:value-type="string">
            <text:p>B136</text:p>
          </table:table-cell>
          <table:table-cell office:value-type="string" calcext:value-type="string">
            <text:p>B137</text:p>
          </table:table-cell>
          <table:table-cell office:value-type="string" calcext:value-type="string">
            <text:p>B141</text:p>
          </table:table-cell>
          <table:table-cell office:value-type="string" calcext:value-type="string">
            <text:p>B142</text:p>
          </table:table-cell>
          <table:table-cell office:value-type="string" calcext:value-type="string">
            <text:p>B143</text:p>
          </table:table-cell>
          <table:table-cell table:number-columns-repeated="2"/>
        </table:table-row>
        <table:table-row table:style-name="ro1">
          <table:table-cell table:style-name="ce3" table:formula="of:=[.B144]" office:value-type="string" office:string-value="hmmer" calcext:value-type="string">
            <text:p>hmmer</text:p>
          </table:table-cell>
          <table:table-cell table:formula="of:=[.B146]" office:value-type="float" office:value="11.2079" calcext:value-type="float">
            <text:p>11.2079</text:p>
          </table:table-cell>
          <table:table-cell table:formula="of:=[.B147]" office:value-type="float" office:value="0.0743675" calcext:value-type="float">
            <text:p>0.0743675</text:p>
          </table:table-cell>
          <table:table-cell table:formula="of:=[.B148]" office:value-type="float" office:value="0.0616693" calcext:value-type="float">
            <text:p>0.0616693</text:p>
          </table:table-cell>
          <table:table-cell table:formula="of:=[.B152]" office:value-type="float" office:value="98.9" calcext:value-type="float">
            <text:p>98.9</text:p>
          </table:table-cell>
          <table:table-cell table:formula="of:=[.B153]" office:value-type="float" office:value="99.52" calcext:value-type="float">
            <text:p>99.52</text:p>
          </table:table-cell>
          <table:table-cell table:formula="of:=[.B154]" office:value-type="float" office:value="87.49" calcext:value-type="float">
            <text:p>87.49</text:p>
          </table:table-cell>
          <table:table-cell/>
          <table:table-cell office:value-type="string" calcext:value-type="string">
            <text:p>B144</text:p>
          </table:table-cell>
          <table:table-cell office:value-type="string" calcext:value-type="string">
            <text:p>B146</text:p>
          </table:table-cell>
          <table:table-cell office:value-type="string" calcext:value-type="string">
            <text:p>B147</text:p>
          </table:table-cell>
          <table:table-cell office:value-type="string" calcext:value-type="string">
            <text:p>B148</text:p>
          </table:table-cell>
          <table:table-cell office:value-type="string" calcext:value-type="string">
            <text:p>B152</text:p>
          </table:table-cell>
          <table:table-cell office:value-type="string" calcext:value-type="string">
            <text:p>B153</text:p>
          </table:table-cell>
          <table:table-cell office:value-type="string" calcext:value-type="string">
            <text:p>B154</text:p>
          </table:table-cell>
          <table:table-cell table:number-columns-repeated="2"/>
        </table:table-row>
        <table:table-row table:style-name="ro1">
          <table:table-cell table:style-name="ce3" table:formula="of:=[.B155]" office:value-type="string" office:string-value="lbm" calcext:value-type="string">
            <text:p>lbm</text:p>
          </table:table-cell>
          <table:table-cell table:formula="of:=[.B157]" office:value-type="float" office:value="8.12109" calcext:value-type="float">
            <text:p>8.12109</text:p>
          </table:table-cell>
          <table:table-cell table:formula="of:=[.B158]" office:value-type="float" office:value="0.244034" calcext:value-type="float">
            <text:p>0.244034</text:p>
          </table:table-cell>
          <table:table-cell table:formula="of:=[.B159]" office:value-type="float" office:value="0.200291" calcext:value-type="float">
            <text:p>0.200291</text:p>
          </table:table-cell>
          <table:table-cell table:formula="of:=[.B163]" office:value-type="float" office:value="109.64" calcext:value-type="float">
            <text:p>109.64</text:p>
          </table:table-cell>
          <table:table-cell table:formula="of:=[.B164]" office:value-type="float" office:value="110.68" calcext:value-type="float">
            <text:p>110.68</text:p>
          </table:table-cell>
          <table:table-cell table:formula="of:=[.B165]" office:value-type="float" office:value="79.25" calcext:value-type="float">
            <text:p>79.25</text:p>
          </table:table-cell>
          <table:table-cell/>
          <table:table-cell office:value-type="string" calcext:value-type="string">
            <text:p>B155</text:p>
          </table:table-cell>
          <table:table-cell office:value-type="string" calcext:value-type="string">
            <text:p>B157</text:p>
          </table:table-cell>
          <table:table-cell office:value-type="string" calcext:value-type="string">
            <text:p>B158</text:p>
          </table:table-cell>
          <table:table-cell office:value-type="string" calcext:value-type="string">
            <text:p>B159</text:p>
          </table:table-cell>
          <table:table-cell office:value-type="string" calcext:value-type="string">
            <text:p>B163</text:p>
          </table:table-cell>
          <table:table-cell office:value-type="string" calcext:value-type="string">
            <text:p>B164</text:p>
          </table:table-cell>
          <table:table-cell office:value-type="string" calcext:value-type="string">
            <text:p>B165</text:p>
          </table:table-cell>
          <table:table-cell table:number-columns-repeated="2"/>
        </table:table-row>
        <table:table-row table:style-name="ro1">
          <table:table-cell table:style-name="ce3" table:formula="of:=[.B166]" office:value-type="string" office:string-value="GemsFDTD" calcext:value-type="string">
            <text:p>GemsFDTD</text:p>
          </table:table-cell>
          <table:table-cell table:formula="of:=[.B168]" office:value-type="float" office:value="8.20502" calcext:value-type="float">
            <text:p>8.20502</text:p>
          </table:table-cell>
          <table:table-cell table:formula="of:=[.B169]" office:value-type="float" office:value="0.18912" calcext:value-type="float">
            <text:p>0.18912</text:p>
          </table:table-cell>
          <table:table-cell table:formula="of:=[.B170]" office:value-type="float" office:value="0.155938" calcext:value-type="float">
            <text:p>0.155938</text:p>
          </table:table-cell>
          <table:table-cell table:formula="of:=[.B174]" office:value-type="float" office:value="102.95" calcext:value-type="float">
            <text:p>102.95</text:p>
          </table:table-cell>
          <table:table-cell table:formula="of:=[.B175]" office:value-type="float" office:value="103.77" calcext:value-type="float">
            <text:p>103.77</text:p>
          </table:table-cell>
          <table:table-cell table:formula="of:=[.B176]" office:value-type="float" office:value="78.35" calcext:value-type="float">
            <text:p>78.35</text:p>
          </table:table-cell>
          <table:table-cell/>
          <table:table-cell office:value-type="string" calcext:value-type="string">
            <text:p>B166</text:p>
          </table:table-cell>
          <table:table-cell office:value-type="string" calcext:value-type="string">
            <text:p>B168</text:p>
          </table:table-cell>
          <table:table-cell office:value-type="string" calcext:value-type="string">
            <text:p>B169</text:p>
          </table:table-cell>
          <table:table-cell office:value-type="string" calcext:value-type="string">
            <text:p>B170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B176</text:p>
          </table:table-cell>
          <table:table-cell table:number-columns-repeated="2"/>
        </table:table-row>
        <table:table-row table:style-name="ro1">
          <table:table-cell table:style-name="ce3" table:formula="of:=[.B177]" office:value-type="string" office:string-value="libquantum" calcext:value-type="string">
            <text:p>libquantum</text:p>
          </table:table-cell>
          <table:table-cell table:formula="of:=[.B179]" office:value-type="float" office:value="6.58967" calcext:value-type="float">
            <text:p>6.58967</text:p>
          </table:table-cell>
          <table:table-cell table:formula="of:=[.B180]" office:value-type="float" office:value="0.10244" calcext:value-type="float">
            <text:p>0.10244</text:p>
          </table:table-cell>
          <table:table-cell table:formula="of:=[.B181]" office:value-type="float" office:value="0.0853559" calcext:value-type="float">
            <text:p>0.0853559</text:p>
          </table:table-cell>
          <table:table-cell table:formula="of:=[.B185]" office:value-type="float" office:value="87.66" calcext:value-type="float">
            <text:p>87.66</text:p>
          </table:table-cell>
          <table:table-cell table:formula="of:=[.B186]" office:value-type="float" office:value="88.16" calcext:value-type="float">
            <text:p>88.16</text:p>
          </table:table-cell>
          <table:table-cell table:formula="of:=[.B187]" office:value-type="float" office:value="70.42" calcext:value-type="float">
            <text:p>70.42</text:p>
          </table:table-cell>
          <table:table-cell/>
          <table:table-cell office:value-type="string" calcext:value-type="string">
            <text:p>B177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18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B187</text:p>
          </table:table-cell>
          <table:table-cell table:number-columns-repeated="2"/>
        </table:table-row>
        <table:table-row table:style-name="ro1">
          <table:table-cell table:style-name="ce3" table:formula="of:=[.B188]" office:value-type="string" office:string-value="omnetpp" calcext:value-type="string">
            <text:p>omnetpp</text:p>
          </table:table-cell>
          <table:table-cell table:formula="of:=[.B190]" office:value-type="float" office:value="6.7983" calcext:value-type="float">
            <text:p>6.7983</text:p>
          </table:table-cell>
          <table:table-cell table:formula="of:=[.B191]" office:value-type="float" office:value="0.138146" calcext:value-type="float">
            <text:p>0.138146</text:p>
          </table:table-cell>
          <table:table-cell table:formula="of:=[.B192]" office:value-type="float" office:value="0.114366" calcext:value-type="float">
            <text:p>0.114366</text:p>
          </table:table-cell>
          <table:table-cell table:formula="of:=[.B196]" office:value-type="float" office:value="92.41" calcext:value-type="float">
            <text:p>92.41</text:p>
          </table:table-cell>
          <table:table-cell table:formula="of:=[.B197]" office:value-type="float" office:value="93" calcext:value-type="float">
            <text:p>93</text:p>
          </table:table-cell>
          <table:table-cell table:formula="of:=[.B198]" office:value-type="float" office:value="71.93" calcext:value-type="float">
            <text:p>71.93</text:p>
          </table:table-cell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B19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B198</text:p>
          </table:table-cell>
          <table:table-cell table:number-columns-repeated="2"/>
        </table:table-row>
        <table:table-row table:style-name="ro1">
          <table:table-cell table:style-name="ce3" table:formula="of:=[.B199]" office:value-type="string" office:string-value="calculix" calcext:value-type="string">
            <text:p>calculix</text:p>
          </table:table-cell>
          <table:table-cell table:formula="of:=[.B201]" office:value-type="float" office:value="14.061" calcext:value-type="float">
            <text:p>14.061</text:p>
          </table:table-cell>
          <table:table-cell table:formula="of:=[.B202]" office:value-type="float" office:value="0" calcext:value-type="float">
            <text:p>0</text:p>
          </table:table-cell>
          <table:table-cell table:formula="of:=[.B203]" office:value-type="float" office:value="0.00165753" calcext:value-type="float">
            <text:p>0.00165753</text:p>
          </table:table-cell>
          <table:table-cell table:formula="of:=[.B207]" office:value-type="float" office:value="99.74" calcext:value-type="float">
            <text:p>99.74</text:p>
          </table:table-cell>
          <table:table-cell table:formula="of:=[.B208]" office:value-type="float" office:value="100.3" calcext:value-type="float">
            <text:p>100.3</text:p>
          </table:table-cell>
          <table:table-cell table:formula="of:=[.B209]" office:value-type="float" office:value="97.39" calcext:value-type="float">
            <text:p>97.39</text:p>
          </table:table-cell>
          <table:table-cell/>
          <table:table-cell office:value-type="string" calcext:value-type="string">
            <text:p>B19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B209</text:p>
          </table:table-cell>
          <table:table-cell table:number-columns-repeated="2"/>
        </table:table-row>
        <table:table-row table:style-name="ro1">
          <table:table-cell table:style-name="ce3" table:formula="of:=[.B210]" office:value-type="string" office:string-value="cactusADM" calcext:value-type="string">
            <text:p>cactusADM</text:p>
          </table:table-cell>
          <table:table-cell table:formula="of:=[.B212]" office:value-type="float" office:value="10.9611" calcext:value-type="float">
            <text:p>10.9611</text:p>
          </table:table-cell>
          <table:table-cell table:formula="of:=[.B213]" office:value-type="float" office:value="0.0591" calcext:value-type="float">
            <text:p>0.0591</text:p>
          </table:table-cell>
          <table:table-cell table:formula="of:=[.B214]" office:value-type="float" office:value="0.0515946" calcext:value-type="float">
            <text:p>0.0515946</text:p>
          </table:table-cell>
          <table:table-cell table:formula="of:=[.B218]" office:value-type="float" office:value="96.54" calcext:value-type="float">
            <text:p>96.54</text:p>
          </table:table-cell>
          <table:table-cell table:formula="of:=[.B219]" office:value-type="float" office:value="97.1" calcext:value-type="float">
            <text:p>97.1</text:p>
          </table:table-cell>
          <table:table-cell table:formula="of:=[.B220]" office:value-type="float" office:value="86.25" calcext:value-type="float">
            <text:p>86.25</text:p>
          </table:table-cell>
          <table:table-cell/>
          <table:table-cell office:value-type="string" calcext:value-type="string">
            <text:p>B210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B220</text:p>
          </table:table-cell>
          <table:table-cell table:number-columns-repeated="2"/>
        </table:table-row>
        <table:table-row table:style-name="ro1">
          <table:table-cell table:style-name="ce3" table:formula="of:=[.B221]" office:value-type="string" office:string-value="leslie3d" calcext:value-type="string">
            <text:p>leslie3d</text:p>
          </table:table-cell>
          <table:table-cell table:formula="of:=[.B223]" office:value-type="float" office:value="9.39204" calcext:value-type="float">
            <text:p>9.39204</text:p>
          </table:table-cell>
          <table:table-cell table:formula="of:=[.B224]" office:value-type="float" office:value="0.0706738" calcext:value-type="float">
            <text:p>0.0706738</text:p>
          </table:table-cell>
          <table:table-cell table:formula="of:=[.B225]" office:value-type="float" office:value="0.0583461" calcext:value-type="float">
            <text:p>0.0583461</text:p>
          </table:table-cell>
          <table:table-cell table:formula="of:=[.B229]" office:value-type="float" office:value="92.5" calcext:value-type="float">
            <text:p>92.5</text:p>
          </table:table-cell>
          <table:table-cell table:formula="of:=[.B230]" office:value-type="float" office:value="93.03" calcext:value-type="float">
            <text:p>93.03</text:p>
          </table:table-cell>
          <table:table-cell table:formula="of:=[.B231]" office:value-type="float" office:value="80.31" calcext:value-type="float">
            <text:p>80.31</text:p>
          </table:table-cell>
          <table:table-cell/>
          <table:table-cell office:value-type="string" calcext:value-type="string">
            <text:p>B22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B229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B231</text:p>
          </table:table-cell>
          <table:table-cell table:number-columns-repeated="2"/>
        </table:table-row>
        <table:table-row table:style-name="ro1">
          <table:table-cell table:style-name="ce3" table:formula="of:=[.B232]" office:value-type="string" office:string-value="sphinx3" calcext:value-type="string">
            <text:p>sphinx3</text:p>
          </table:table-cell>
          <table:table-cell table:formula="of:=[.B234]" office:value-type="float" office:value="7.89417" calcext:value-type="float">
            <text:p>7.89417</text:p>
          </table:table-cell>
          <table:table-cell table:formula="of:=[.B235]" office:value-type="float" office:value="0.0795388" calcext:value-type="float">
            <text:p>0.0795388</text:p>
          </table:table-cell>
          <table:table-cell table:formula="of:=[.B236]" office:value-type="float" office:value="0.0673467" calcext:value-type="float">
            <text:p>0.0673467</text:p>
          </table:table-cell>
          <table:table-cell table:formula="of:=[.B240]" office:value-type="float" office:value="89.07" calcext:value-type="float">
            <text:p>89.07</text:p>
          </table:table-cell>
          <table:table-cell table:formula="of:=[.B241]" office:value-type="float" office:value="89.59" calcext:value-type="float">
            <text:p>89.59</text:p>
          </table:table-cell>
          <table:table-cell table:formula="of:=[.B242]" office:value-type="float" office:value="74.85" calcext:value-type="float">
            <text:p>74.85</text:p>
          </table:table-cell>
          <table:table-cell/>
          <table:table-cell office:value-type="string" calcext:value-type="string">
            <text:p>B232</text:p>
          </table:table-cell>
          <table:table-cell office:value-type="string" calcext:value-type="string">
            <text:p>B234</text:p>
          </table:table-cell>
          <table:table-cell office:value-type="string" calcext:value-type="string">
            <text:p>B235</text:p>
          </table:table-cell>
          <table:table-cell office:value-type="string" calcext:value-type="string">
            <text:p>B236</text:p>
          </table:table-cell>
          <table:table-cell office:value-type="string" calcext:value-type="string">
            <text:p>B240</text:p>
          </table:table-cell>
          <table:table-cell office:value-type="string" calcext:value-type="string">
            <text:p>B241</text:p>
          </table:table-cell>
          <table:table-cell office:value-type="string" calcext:value-type="string">
            <text:p>B242</text:p>
          </table:table-cell>
          <table:table-cell table:number-columns-repeated="2"/>
        </table:table-row>
        <table:table-row table:style-name="ro1">
          <table:table-cell table:style-name="ce3" table:formula="of:=[.B243]" office:value-type="string" office:string-value="astar" calcext:value-type="string">
            <text:p>astar</text:p>
          </table:table-cell>
          <table:table-cell table:formula="of:=[.B245]" office:value-type="float" office:value="6.13064" calcext:value-type="float">
            <text:p>6.13064</text:p>
          </table:table-cell>
          <table:table-cell table:formula="of:=[.B246]" office:value-type="float" office:value="0.114753" calcext:value-type="float">
            <text:p>0.114753</text:p>
          </table:table-cell>
          <table:table-cell table:formula="of:=[.B247]" office:value-type="float" office:value="0.0240539" calcext:value-type="float">
            <text:p>0.0240539</text:p>
          </table:table-cell>
          <table:table-cell table:formula="of:=[.B251]" office:value-type="float" office:value="79.87" calcext:value-type="float">
            <text:p>79.87</text:p>
          </table:table-cell>
          <table:table-cell table:formula="of:=[.B252]" office:value-type="float" office:value="80.36" calcext:value-type="float">
            <text:p>80.36</text:p>
          </table:table-cell>
          <table:table-cell table:formula="of:=[.B253]" office:value-type="float" office:value="67.45" calcext:value-type="float">
            <text:p>67.45</text:p>
          </table:table-cell>
          <table:table-cell/>
          <table:table-cell office:value-type="string" calcext:value-type="string">
            <text:p>B243</text:p>
          </table:table-cell>
          <table:table-cell office:value-type="string" calcext:value-type="string">
            <text:p>B245</text:p>
          </table:table-cell>
          <table:table-cell office:value-type="string" calcext:value-type="string">
            <text:p>B246</text:p>
          </table:table-cell>
          <table:table-cell office:value-type="string" calcext:value-type="string">
            <text:p>B247</text:p>
          </table:table-cell>
          <table:table-cell office:value-type="string" calcext:value-type="string">
            <text:p>B251</text:p>
          </table:table-cell>
          <table:table-cell office:value-type="string" calcext:value-type="string">
            <text:p>B252</text:p>
          </table:table-cell>
          <table:table-cell office:value-type="string" calcext:value-type="string">
            <text:p>B253</text:p>
          </table:table-cell>
          <table:table-cell table:number-columns-repeated="2"/>
        </table:table-row>
        <table:table-row table:style-name="ro1">
          <table:table-cell table:style-name="ce3" table:formula="of:=[.B254]" office:value-type="string" office:string-value="mcf" calcext:value-type="string">
            <text:p>mcf</text:p>
          </table:table-cell>
          <table:table-cell table:formula="of:=[.B256]" office:value-type="float" office:value="5.90817" calcext:value-type="float">
            <text:p>5.90817</text:p>
          </table:table-cell>
          <table:table-cell table:formula="of:=[.B257]" office:value-type="float" office:value="0.191336" calcext:value-type="float">
            <text:p>0.191336</text:p>
          </table:table-cell>
          <table:table-cell table:formula="of:=[.B258]" office:value-type="float" office:value="0.157837" calcext:value-type="float">
            <text:p>0.157837</text:p>
          </table:table-cell>
          <table:table-cell table:formula="of:=[.B262]" office:value-type="float" office:value="95.76" calcext:value-type="float">
            <text:p>95.76</text:p>
          </table:table-cell>
          <table:table-cell table:formula="of:=[.B263]" office:value-type="float" office:value="96.46" calcext:value-type="float">
            <text:p>96.46</text:p>
          </table:table-cell>
          <table:table-cell table:formula="of:=[.B264]" office:value-type="float" office:value="69.71" calcext:value-type="float">
            <text:p>69.71</text:p>
          </table:table-cell>
          <table:table-cell/>
          <table:table-cell office:value-type="string" calcext:value-type="string">
            <text:p>B254</text:p>
          </table:table-cell>
          <table:table-cell office:value-type="string" calcext:value-type="string">
            <text:p>B256</text:p>
          </table:table-cell>
          <table:table-cell office:value-type="string" calcext:value-type="string">
            <text:p>B257</text:p>
          </table:table-cell>
          <table:table-cell office:value-type="string" calcext:value-type="string">
            <text:p>B258</text:p>
          </table:table-cell>
          <table:table-cell office:value-type="string" calcext:value-type="string">
            <text:p>B262</text:p>
          </table:table-cell>
          <table:table-cell office:value-type="string" calcext:value-type="string">
            <text:p>B263</text:p>
          </table:table-cell>
          <table:table-cell office:value-type="string" calcext:value-type="string">
            <text:p>B264</text:p>
          </table:table-cell>
          <table:table-cell table:number-columns-repeated="2"/>
        </table:table-row>
        <table:table-row table:style-name="ro1">
          <table:table-cell table:style-name="ce3" table:formula="of:=[.B265]" office:value-type="string" office:string-value="namd" calcext:value-type="string">
            <text:p>namd</text:p>
          </table:table-cell>
          <table:table-cell table:formula="of:=[.B267]" office:value-type="float" office:value="8.70239" calcext:value-type="float">
            <text:p>8.70239</text:p>
          </table:table-cell>
          <table:table-cell table:formula="of:=[.B268]" office:value-type="float" office:value="0" calcext:value-type="float">
            <text:p>0</text:p>
          </table:table-cell>
          <table:table-cell table:formula="of:=[.B269]" office:value-type="float" office:value="0.00291533" calcext:value-type="float">
            <text:p>0.00291533</text:p>
          </table:table-cell>
          <table:table-cell table:formula="of:=[.B273]" office:value-type="float" office:value="82.68" calcext:value-type="float">
            <text:p>82.68</text:p>
          </table:table-cell>
          <table:table-cell table:formula="of:=[.B274]" office:value-type="float" office:value="83.02" calcext:value-type="float">
            <text:p>83.02</text:p>
          </table:table-cell>
          <table:table-cell table:formula="of:=[.B275]" office:value-type="float" office:value="76.33" calcext:value-type="float">
            <text:p>76.33</text:p>
          </table:table-cell>
          <table:table-cell/>
          <table:table-cell office:value-type="string" calcext:value-type="string">
            <text:p>B265</text:p>
          </table:table-cell>
          <table:table-cell office:value-type="string" calcext:value-type="string">
            <text:p>B267</text:p>
          </table:table-cell>
          <table:table-cell office:value-type="string" calcext:value-type="string">
            <text:p>B268</text:p>
          </table:table-cell>
          <table:table-cell office:value-type="string" calcext:value-type="string">
            <text:p>B269</text:p>
          </table:table-cell>
          <table:table-cell office:value-type="string" calcext:value-type="string">
            <text:p>B273</text:p>
          </table:table-cell>
          <table:table-cell office:value-type="string" calcext:value-type="string">
            <text:p>B274</text:p>
          </table:table-cell>
          <table:table-cell office:value-type="string" calcext:value-type="string">
            <text:p>B275</text:p>
          </table:table-cell>
          <table:table-cell table:number-columns-repeated="2"/>
        </table:table-row>
        <table:table-row table:style-name="ro1">
          <table:table-cell table:style-name="ce3" table:formula="of:=[.B276]" office:value-type="string" office:string-value="gcc" calcext:value-type="string">
            <text:p>gcc</text:p>
          </table:table-cell>
          <table:table-cell table:formula="of:=[.B278]" office:value-type="float" office:value="7.42896" calcext:value-type="float">
            <text:p>7.42896</text:p>
          </table:table-cell>
          <table:table-cell table:formula="of:=[.B279]" office:value-type="float" office:value="0.0135438" calcext:value-type="float">
            <text:p>0.0135438</text:p>
          </table:table-cell>
          <table:table-cell table:formula="of:=[.B280]" office:value-type="float" office:value="0.013441" calcext:value-type="float">
            <text:p>0.013441</text:p>
          </table:table-cell>
          <table:table-cell table:formula="of:=[.B284]" office:value-type="float" office:value="79.93" calcext:value-type="float">
            <text:p>79.93</text:p>
          </table:table-cell>
          <table:table-cell table:formula="of:=[.B285]" office:value-type="float" office:value="80.56" calcext:value-type="float">
            <text:p>80.56</text:p>
          </table:table-cell>
          <table:table-cell table:formula="of:=[.B286]" office:value-type="float" office:value="71.76" calcext:value-type="float">
            <text:p>71.76</text:p>
          </table:table-cell>
          <table:table-cell/>
          <table:table-cell office:value-type="string" calcext:value-type="string">
            <text:p>B276</text:p>
          </table:table-cell>
          <table:table-cell office:value-type="string" calcext:value-type="string">
            <text:p>B278</text:p>
          </table:table-cell>
          <table:table-cell office:value-type="string" calcext:value-type="string">
            <text:p>B279</text:p>
          </table:table-cell>
          <table:table-cell office:value-type="string" calcext:value-type="string">
            <text:p>B280</text:p>
          </table:table-cell>
          <table:table-cell office:value-type="string" calcext:value-type="string">
            <text:p>B284</text:p>
          </table:table-cell>
          <table:table-cell office:value-type="string" calcext:value-type="string">
            <text:p>B285</text:p>
          </table:table-cell>
          <table:table-cell office:value-type="string" calcext:value-type="string">
            <text:p>B286</text:p>
          </table:table-cell>
          <table:table-cell table:number-columns-repeated="2"/>
        </table:table-row>
        <table:table-row table:style-name="ro1">
          <table:table-cell table:style-name="ce3" table:formula="of:=[.B287]" office:value-type="string" office:string-value="bzip2" calcext:value-type="string">
            <text:p>bzip2</text:p>
          </table:table-cell>
          <table:table-cell table:formula="of:=[.B289]" office:value-type="float" office:value="7.38298" calcext:value-type="float">
            <text:p>7.38298</text:p>
          </table:table-cell>
          <table:table-cell table:formula="of:=[.B290]" office:value-type="float" office:value="0.04137" calcext:value-type="float">
            <text:p>0.04137</text:p>
          </table:table-cell>
          <table:table-cell table:formula="of:=[.B291]" office:value-type="float" office:value="0.00521016" calcext:value-type="float">
            <text:p>0.00521016</text:p>
          </table:table-cell>
          <table:table-cell table:formula="of:=[.B295]" office:value-type="float" office:value="79.9" calcext:value-type="float">
            <text:p>79.9</text:p>
          </table:table-cell>
          <table:table-cell table:formula="of:=[.B296]" office:value-type="float" office:value="80.33" calcext:value-type="float">
            <text:p>80.33</text:p>
          </table:table-cell>
          <table:table-cell table:formula="of:=[.B297]" office:value-type="float" office:value="71.49" calcext:value-type="float">
            <text:p>71.49</text:p>
          </table:table-cell>
          <table:table-cell/>
          <table:table-cell office:value-type="string" calcext:value-type="string">
            <text:p>B287</text:p>
          </table:table-cell>
          <table:table-cell office:value-type="string" calcext:value-type="string">
            <text:p>B289</text:p>
          </table:table-cell>
          <table:table-cell office:value-type="string" calcext:value-type="string">
            <text:p>B290</text:p>
          </table:table-cell>
          <table:table-cell office:value-type="string" calcext:value-type="string">
            <text:p>B291</text:p>
          </table:table-cell>
          <table:table-cell office:value-type="string" calcext:value-type="string">
            <text:p>B295</text:p>
          </table:table-cell>
          <table:table-cell office:value-type="string" calcext:value-type="string">
            <text:p>B296</text:p>
          </table:table-cell>
          <table:table-cell office:value-type="string" calcext:value-type="string">
            <text:p>B297</text:p>
          </table:table-cell>
          <table:table-cell table:number-columns-repeated="2"/>
        </table:table-row>
        <table:table-row table:style-name="ro1">
          <table:table-cell table:style-name="ce3" table:formula="of:=[.B298]" office:value-type="string" office:string-value="tonto" calcext:value-type="string">
            <text:p>tonto</text:p>
          </table:table-cell>
          <table:table-cell table:formula="of:=[.B300]" office:value-type="float" office:value="10.7138" calcext:value-type="float">
            <text:p>10.7138</text:p>
          </table:table-cell>
          <table:table-cell table:formula="of:=[.B301]" office:value-type="float" office:value="0.00763375" calcext:value-type="float">
            <text:p>0.00763375</text:p>
          </table:table-cell>
          <table:table-cell table:formula="of:=[.B302]" office:value-type="float" office:value="0.00839242" calcext:value-type="float">
            <text:p>0.00839242</text:p>
          </table:table-cell>
          <table:table-cell table:formula="of:=[.B306]" office:value-type="float" office:value="89.72" calcext:value-type="float">
            <text:p>89.72</text:p>
          </table:table-cell>
          <table:table-cell table:formula="of:=[.B307]" office:value-type="float" office:value="90.14" calcext:value-type="float">
            <text:p>90.14</text:p>
          </table:table-cell>
          <table:table-cell table:formula="of:=[.B308]" office:value-type="float" office:value="84.22" calcext:value-type="float">
            <text:p>84.22</text:p>
          </table:table-cell>
          <table:table-cell/>
          <table:table-cell office:value-type="string" calcext:value-type="string">
            <text:p>B298</text:p>
          </table:table-cell>
          <table:table-cell office:value-type="string" calcext:value-type="string">
            <text:p>B300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B307</text:p>
          </table:table-cell>
          <table:table-cell office:value-type="string" calcext:value-type="string">
            <text:p>B308</text:p>
          </table:table-cell>
          <table:table-cell table:number-columns-repeated="2"/>
        </table:table-row>
        <table:table-row table:style-name="ro1">
          <table:table-cell table:style-name="ce3" table:formula="of:=[.B309]" office:value-type="string" office:string-value="gobmk" calcext:value-type="string">
            <text:p>gobmk</text:p>
          </table:table-cell>
          <table:table-cell table:formula="of:=[.B311]" office:value-type="float" office:value="7.83783" calcext:value-type="float">
            <text:p>7.83783</text:p>
          </table:table-cell>
          <table:table-cell table:formula="of:=[.B312]" office:value-type="float" office:value="0" calcext:value-type="float">
            <text:p>0</text:p>
          </table:table-cell>
          <table:table-cell table:formula="of:=[.B313]" office:value-type="float" office:value="0.00298191" calcext:value-type="float">
            <text:p>0.00298191</text:p>
          </table:table-cell>
          <table:table-cell table:formula="of:=[.B317]" office:value-type="float" office:value="80.17" calcext:value-type="float">
            <text:p>80.17</text:p>
          </table:table-cell>
          <table:table-cell table:formula="of:=[.B318]" office:value-type="float" office:value="80.49" calcext:value-type="float">
            <text:p>80.49</text:p>
          </table:table-cell>
          <table:table-cell table:formula="of:=[.B319]" office:value-type="float" office:value="73.05" calcext:value-type="float">
            <text:p>73.05</text:p>
          </table:table-cell>
          <table:table-cell/>
          <table:table-cell office:value-type="string" calcext:value-type="string">
            <text:p>B309</text:p>
          </table:table-cell>
          <table:table-cell office:value-type="string" calcext:value-type="string">
            <text:p>B311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B317</text:p>
          </table:table-cell>
          <table:table-cell office:value-type="string" calcext:value-type="string">
            <text:p>B318</text:p>
          </table:table-cell>
          <table:table-cell office:value-type="string" calcext:value-type="string">
            <text:p>B319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3" office:value-type="string" calcext:value-type="string">
            <text:p>Power (in Watts)</text:p>
          </table:table-cell>
          <table:table-cell table:number-columns-repeated="2"/>
          <table:table-cell table:style-name="ce3" office:value-type="string" calcext:value-type="string">
            <text:p>Temperature (in Celcius)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Host Core</text:p>
          </table:table-cell>
          <table:table-cell table:style-name="ce3" office:value-type="string" calcext:value-type="string">
            <text:p>Logic Core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Host Core</text:p>
          </table:table-cell>
          <table:table-cell table:style-name="ce3" office:value-type="string" calcext:value-type="string">
            <text:p>Logic Core</text:p>
          </table:table-cell>
          <table:table-cell table:style-name="ce3" office:value-type="string" calcext:value-type="string">
            <text:p>Mem</text:p>
          </table:table-cell>
          <table:table-cell table:number-columns-repeated="10"/>
        </table:table-row>
        <table:table-row table:style-name="ro1">
          <table:table-cell table:formula="of:=[.A325]" office:value-type="float" office:value="0" calcext:value-type="float">
            <text:p>0</text:p>
          </table:table-cell>
          <table:table-cell table:formula="of:=[.B325]" office:value-type="float" office:value="8.27647" calcext:value-type="float">
            <text:p>8.27647</text:p>
          </table:table-cell>
          <table:table-cell table:formula="of:=[.C325]" office:value-type="float" office:value="0.01182" calcext:value-type="float">
            <text:p>0.01182</text:p>
          </table:table-cell>
          <table:table-cell table:formula="of:=[.D325]" office:value-type="float" office:value="0.0124232" calcext:value-type="float">
            <text:p>0.0124232</text:p>
          </table:table-cell>
          <table:table-cell table:formula="of:=[.G325]" office:value-type="float" office:value="74.93" calcext:value-type="float">
            <text:p>74.93</text:p>
          </table:table-cell>
          <table:table-cell table:formula="of:=[.F325]" office:value-type="float" office:value="83.31" calcext:value-type="float">
            <text:p>83.31</text:p>
          </table:table-cell>
          <table:table-cell table:formula="of:=[.E325]" office:value-type="float" office:value="82.96" calcext:value-type="float">
            <text:p>82.96</text:p>
          </table:table-cell>
          <table:table-cell table:number-columns-repeated="10"/>
        </table:table-row>
        <table:table-row table:style-name="ro1">
          <table:table-cell table:formula="of:=[.A326]" office:value-type="string" office:string-value="dealII" calcext:value-type="string">
            <text:p>dealII</text:p>
          </table:table-cell>
          <table:table-cell table:formula="of:=[.B326]" office:value-type="float" office:value="6.89783" calcext:value-type="float">
            <text:p>6.89783</text:p>
          </table:table-cell>
          <table:table-cell table:formula="of:=[.C326]" office:value-type="float" office:value="0.00270875" calcext:value-type="float">
            <text:p>0.00270875</text:p>
          </table:table-cell>
          <table:table-cell table:formula="of:=[.D326]" office:value-type="float" office:value="0.00465164" calcext:value-type="float">
            <text:p>0.00465164</text:p>
          </table:table-cell>
          <table:table-cell table:formula="of:=[.G326]" office:value-type="float" office:value="69.57" calcext:value-type="float">
            <text:p>69.57</text:p>
          </table:table-cell>
          <table:table-cell table:formula="of:=[.F326]" office:value-type="float" office:value="78.03" calcext:value-type="float">
            <text:p>78.03</text:p>
          </table:table-cell>
          <table:table-cell table:formula="of:=[.E326]" office:value-type="float" office:value="77.72" calcext:value-type="float">
            <text:p>77.72</text:p>
          </table:table-cell>
          <table:table-cell table:number-columns-repeated="10"/>
        </table:table-row>
        <table:table-row table:style-name="ro1">
          <table:table-cell table:formula="of:=[.A327]" office:value-type="string" office:string-value="h264ref" calcext:value-type="string">
            <text:p>h264ref</text:p>
          </table:table-cell>
          <table:table-cell table:formula="of:=[.B327]" office:value-type="float" office:value="9.65137" calcext:value-type="float">
            <text:p>9.65137</text:p>
          </table:table-cell>
          <table:table-cell table:formula="of:=[.C327]" office:value-type="float" office:value="0.0201925" calcext:value-type="float">
            <text:p>0.0201925</text:p>
          </table:table-cell>
          <table:table-cell table:formula="of:=[.D327]" office:value-type="float" office:value="0.0183587" calcext:value-type="float">
            <text:p>0.0183587</text:p>
          </table:table-cell>
          <table:table-cell table:formula="of:=[.G327]" office:value-type="float" office:value="80.34" calcext:value-type="float">
            <text:p>80.34</text:p>
          </table:table-cell>
          <table:table-cell table:formula="of:=[.F327]" office:value-type="float" office:value="88.27" calcext:value-type="float">
            <text:p>88.27</text:p>
          </table:table-cell>
          <table:table-cell table:formula="of:=[.E327]" office:value-type="float" office:value="87.86" calcext:value-type="float">
            <text:p>87.86</text:p>
          </table:table-cell>
          <table:table-cell table:number-columns-repeated="10"/>
        </table:table-row>
        <table:table-row table:style-name="ro1">
          <table:table-cell table:formula="of:=[.A328]" office:value-type="string" office:string-value="soplex" calcext:value-type="string">
            <text:p>soplex</text:p>
          </table:table-cell>
          <table:table-cell table:formula="of:=[.B328]" office:value-type="float" office:value="6.35835" calcext:value-type="float">
            <text:p>6.35835</text:p>
          </table:table-cell>
          <table:table-cell table:formula="of:=[.C328]" office:value-type="float" office:value="0.180009" calcext:value-type="float">
            <text:p>0.180009</text:p>
          </table:table-cell>
          <table:table-cell table:formula="of:=[.D328]" office:value-type="float" office:value="0.149049" calcext:value-type="float">
            <text:p>0.149049</text:p>
          </table:table-cell>
          <table:table-cell table:formula="of:=[.G328]" office:value-type="float" office:value="71.17" calcext:value-type="float">
            <text:p>71.17</text:p>
          </table:table-cell>
          <table:table-cell table:formula="of:=[.F328]" office:value-type="float" office:value="96.66" calcext:value-type="float">
            <text:p>96.66</text:p>
          </table:table-cell>
          <table:table-cell table:formula="of:=[.E328]" office:value-type="float" office:value="95.92" calcext:value-type="float">
            <text:p>95.92</text:p>
          </table:table-cell>
          <table:table-cell table:number-columns-repeated="10"/>
        </table:table-row>
        <table:table-row table:style-name="ro1">
          <table:table-cell table:formula="of:=[.A329]" office:value-type="string" office:string-value="gamess" calcext:value-type="string">
            <text:p>gamess</text:p>
          </table:table-cell>
          <table:table-cell table:formula="of:=[.B329]" office:value-type="float" office:value="9.30342" calcext:value-type="float">
            <text:p>9.30342</text:p>
          </table:table-cell>
          <table:table-cell table:formula="of:=[.C329]" office:value-type="float" office:value="0.002955" calcext:value-type="float">
            <text:p>0.002955</text:p>
          </table:table-cell>
          <table:table-cell table:formula="of:=[.D329]" office:value-type="float" office:value="0.0047284" calcext:value-type="float">
            <text:p>0.0047284</text:p>
          </table:table-cell>
          <table:table-cell table:formula="of:=[.G329]" office:value-type="float" office:value="78.67" calcext:value-type="float">
            <text:p>78.67</text:p>
          </table:table-cell>
          <table:table-cell table:formula="of:=[.F329]" office:value-type="float" office:value="85.18" calcext:value-type="float">
            <text:p>85.18</text:p>
          </table:table-cell>
          <table:table-cell table:formula="of:=[.E329]" office:value-type="float" office:value="84.72" calcext:value-type="float">
            <text:p>84.72</text:p>
          </table:table-cell>
          <table:table-cell table:number-columns-repeated="2"/>
          <table:table-cell table:formula="of:=45 + 273"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table:formula="of:=[.A330]" office:value-type="string" office:string-value="povray" calcext:value-type="string">
            <text:p>povray</text:p>
          </table:table-cell>
          <table:table-cell table:formula="of:=[.B330]" office:value-type="float" office:value="9.38221" calcext:value-type="float">
            <text:p>9.38221</text:p>
          </table:table-cell>
          <table:table-cell table:formula="of:=[.C330]" office:value-type="float" office:value="0" calcext:value-type="float">
            <text:p>0</text:p>
          </table:table-cell>
          <table:table-cell table:formula="of:=[.D330]" office:value-type="float" office:value="0.00180543" calcext:value-type="float">
            <text:p>0.00180543</text:p>
          </table:table-cell>
          <table:table-cell table:formula="of:=[.G330]" office:value-type="float" office:value="78.91" calcext:value-type="float">
            <text:p>78.91</text:p>
          </table:table-cell>
          <table:table-cell table:formula="of:=[.F330]" office:value-type="float" office:value="84.93" calcext:value-type="float">
            <text:p>84.93</text:p>
          </table:table-cell>
          <table:table-cell table:formula="of:=[.E330]" office:value-type="float" office:value="84.57" calcext:value-type="float">
            <text:p>84.57</text:p>
          </table:table-cell>
          <table:table-cell table:number-columns-repeated="2"/>
          <table:table-cell table:formula="of:=120 + 273"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table:formula="of:=[.A331]" office:value-type="string" office:string-value="milc" calcext:value-type="string">
            <text:p>milc</text:p>
          </table:table-cell>
          <table:table-cell table:formula="of:=[.B331]" office:value-type="float" office:value="7.95435" calcext:value-type="float">
            <text:p>7.95435</text:p>
          </table:table-cell>
          <table:table-cell table:formula="of:=[.C331]" office:value-type="float" office:value="0.134699" calcext:value-type="float">
            <text:p>0.134699</text:p>
          </table:table-cell>
          <table:table-cell table:formula="of:=[.D331]" office:value-type="float" office:value="0.11229" calcext:value-type="float">
            <text:p>0.11229</text:p>
          </table:table-cell>
          <table:table-cell table:formula="of:=[.G331]" office:value-type="float" office:value="76.25" calcext:value-type="float">
            <text:p>76.25</text:p>
          </table:table-cell>
          <table:table-cell table:formula="of:=[.F331]" office:value-type="float" office:value="97.68" calcext:value-type="float">
            <text:p>97.68</text:p>
          </table:table-cell>
          <table:table-cell table:formula="of:=[.E331]" office:value-type="float" office:value="97.06" calcext:value-type="float">
            <text:p>97.06</text:p>
          </table:table-cell>
          <table:table-cell table:number-columns-repeated="10"/>
        </table:table-row>
        <table:table-row table:style-name="ro1">
          <table:table-cell table:formula="of:=[.A332]" office:value-type="string" office:string-value="bwaves" calcext:value-type="string">
            <text:p>bwaves</text:p>
          </table:table-cell>
          <table:table-cell table:formula="of:=[.B332]" office:value-type="float" office:value="7.12186" calcext:value-type="float">
            <text:p>7.12186</text:p>
          </table:table-cell>
          <table:table-cell table:formula="of:=[.C332]" office:value-type="float" office:value="0.10244" calcext:value-type="float">
            <text:p>0.10244</text:p>
          </table:table-cell>
          <table:table-cell table:formula="of:=[.D332]" office:value-type="float" office:value="0.0849016" calcext:value-type="float">
            <text:p>0.0849016</text:p>
          </table:table-cell>
          <table:table-cell table:formula="of:=[.G332]" office:value-type="float" office:value="72.39" calcext:value-type="float">
            <text:p>72.39</text:p>
          </table:table-cell>
          <table:table-cell table:formula="of:=[.F332]" office:value-type="float" office:value="89.72" calcext:value-type="float">
            <text:p>89.72</text:p>
          </table:table-cell>
          <table:table-cell table:formula="of:=[.E332]" office:value-type="float" office:value="89.21" calcext:value-type="float">
            <text:p>89.21</text:p>
          </table:table-cell>
          <table:table-cell table:number-columns-repeated="10"/>
        </table:table-row>
        <table:table-row table:style-name="ro1">
          <table:table-cell table:formula="of:=[.A333]" office:value-type="string" office:string-value="sjeng" calcext:value-type="string">
            <text:p>sjeng</text:p>
          </table:table-cell>
          <table:table-cell table:formula="of:=[.B333]" office:value-type="float" office:value="8.02175" calcext:value-type="float">
            <text:p>8.02175</text:p>
          </table:table-cell>
          <table:table-cell table:formula="of:=[.C333]" office:value-type="float" office:value="0.004925" calcext:value-type="float">
            <text:p>0.004925</text:p>
          </table:table-cell>
          <table:table-cell table:formula="of:=[.D333]" office:value-type="float" office:value="0.00660562" calcext:value-type="float">
            <text:p>0.00660562</text:p>
          </table:table-cell>
          <table:table-cell table:formula="of:=[.G333]" office:value-type="float" office:value="73.83" calcext:value-type="float">
            <text:p>73.83</text:p>
          </table:table-cell>
          <table:table-cell table:formula="of:=[.F333]" office:value-type="float" office:value="81.57" calcext:value-type="float">
            <text:p>81.57</text:p>
          </table:table-cell>
          <table:table-cell table:formula="of:=[.E333]" office:value-type="float" office:value="81.24" calcext:value-type="float">
            <text:p>81.24</text:p>
          </table:table-cell>
          <table:table-cell table:number-columns-repeated="10"/>
        </table:table-row>
        <table:table-row table:style-name="ro1">
          <table:table-cell table:formula="of:=[.A334]" office:value-type="string" office:string-value="gromacs" calcext:value-type="string">
            <text:p>gromacs</text:p>
          </table:table-cell>
          <table:table-cell table:formula="of:=[.B334]" office:value-type="float" office:value="9.15416" calcext:value-type="float">
            <text:p>9.15416</text:p>
          </table:table-cell>
          <table:table-cell table:formula="of:=[.C334]" office:value-type="float" office:value="0.00788" calcext:value-type="float">
            <text:p>0.00788</text:p>
          </table:table-cell>
          <table:table-cell table:formula="of:=[.D334]" office:value-type="float" office:value="0.0075886" calcext:value-type="float">
            <text:p>0.0075886</text:p>
          </table:table-cell>
          <table:table-cell table:formula="of:=[.G334]" office:value-type="float" office:value="78.17" calcext:value-type="float">
            <text:p>78.17</text:p>
          </table:table-cell>
          <table:table-cell table:formula="of:=[.F334]" office:value-type="float" office:value="85.05" calcext:value-type="float">
            <text:p>85.05</text:p>
          </table:table-cell>
          <table:table-cell table:formula="of:=[.E334]" office:value-type="float" office:value="84.68" calcext:value-type="float">
            <text:p>84.68</text:p>
          </table:table-cell>
          <table:table-cell table:number-columns-repeated="10"/>
        </table:table-row>
        <table:table-row table:style-name="ro1">
          <table:table-cell table:formula="of:=[.A335]" office:value-type="string" office:string-value="zeusmp" calcext:value-type="string">
            <text:p>zeusmp</text:p>
          </table:table-cell>
          <table:table-cell table:formula="of:=[.B335]" office:value-type="float" office:value="8.61536" calcext:value-type="float">
            <text:p>8.61536</text:p>
          </table:table-cell>
          <table:table-cell table:formula="of:=[.C335]" office:value-type="float" office:value="0.0920975" calcext:value-type="float">
            <text:p>0.0920975</text:p>
          </table:table-cell>
          <table:table-cell table:formula="of:=[.D335]" office:value-type="float" office:value="0.0770655" calcext:value-type="float">
            <text:p>0.0770655</text:p>
          </table:table-cell>
          <table:table-cell table:formula="of:=[.G335]" office:value-type="float" office:value="77.83" calcext:value-type="float">
            <text:p>77.83</text:p>
          </table:table-cell>
          <table:table-cell table:formula="of:=[.F335]" office:value-type="float" office:value="93.26" calcext:value-type="float">
            <text:p>93.26</text:p>
          </table:table-cell>
          <table:table-cell table:formula="of:=[.E335]" office:value-type="float" office:value="92.71" calcext:value-type="float">
            <text:p>92.71</text:p>
          </table:table-cell>
          <table:table-cell table:number-columns-repeated="10"/>
        </table:table-row>
        <table:table-row table:style-name="ro1">
          <table:table-cell table:formula="of:=[.A336]" office:value-type="string" office:string-value="perlbench" calcext:value-type="string">
            <text:p>perlbench</text:p>
          </table:table-cell>
          <table:table-cell table:formula="of:=[.B336]" office:value-type="float" office:value="8.47379" calcext:value-type="float">
            <text:p>8.47379</text:p>
          </table:table-cell>
          <table:table-cell table:formula="of:=[.C336]" office:value-type="float" office:value="0.0233938" calcext:value-type="float">
            <text:p>0.0233938</text:p>
          </table:table-cell>
          <table:table-cell table:formula="of:=[.D336]" office:value-type="float" office:value="0.0214794" calcext:value-type="float">
            <text:p>0.0214794</text:p>
          </table:table-cell>
          <table:table-cell table:formula="of:=[.G336]" office:value-type="float" office:value="75.89" calcext:value-type="float">
            <text:p>75.89</text:p>
          </table:table-cell>
          <table:table-cell table:formula="of:=[.F336]" office:value-type="float" office:value="84.94" calcext:value-type="float">
            <text:p>84.94</text:p>
          </table:table-cell>
          <table:table-cell table:formula="of:=[.E336]" office:value-type="float" office:value="84.56" calcext:value-type="float">
            <text:p>84.56</text:p>
          </table:table-cell>
          <table:table-cell table:number-columns-repeated="10"/>
        </table:table-row>
        <table:table-row table:style-name="ro1">
          <table:table-cell table:formula="of:=[.A337]" office:value-type="string" office:string-value="wrf" calcext:value-type="string">
            <text:p>wrf</text:p>
          </table:table-cell>
          <table:table-cell table:formula="of:=[.B337]" office:value-type="float" office:value="8.04135" calcext:value-type="float">
            <text:p>8.04135</text:p>
          </table:table-cell>
          <table:table-cell table:formula="of:=[.C337]" office:value-type="float" office:value="0" calcext:value-type="float">
            <text:p>0</text:p>
          </table:table-cell>
          <table:table-cell table:formula="of:=[.D337]" office:value-type="float" office:value="0.0027996" calcext:value-type="float">
            <text:p>0.0027996</text:p>
          </table:table-cell>
          <table:table-cell table:formula="of:=[.G337]" office:value-type="float" office:value="73.82" calcext:value-type="float">
            <text:p>73.82</text:p>
          </table:table-cell>
          <table:table-cell table:formula="of:=[.F337]" office:value-type="float" office:value="81.08" calcext:value-type="float">
            <text:p>81.08</text:p>
          </table:table-cell>
          <table:table-cell table:formula="of:=[.E337]" office:value-type="float" office:value="80.76" calcext:value-type="float">
            <text:p>80.76</text:p>
          </table:table-cell>
          <table:table-cell table:number-columns-repeated="10"/>
        </table:table-row>
        <table:table-row table:style-name="ro1">
          <table:table-cell table:formula="of:=[.A338]" office:value-type="string" office:string-value="hmmer" calcext:value-type="string">
            <text:p>hmmer</text:p>
          </table:table-cell>
          <table:table-cell table:formula="of:=[.B338]" office:value-type="float" office:value="11.2079" calcext:value-type="float">
            <text:p>11.2079</text:p>
          </table:table-cell>
          <table:table-cell table:formula="of:=[.C338]" office:value-type="float" office:value="0.0743675" calcext:value-type="float">
            <text:p>0.0743675</text:p>
          </table:table-cell>
          <table:table-cell table:formula="of:=[.D338]" office:value-type="float" office:value="0.0616693" calcext:value-type="float">
            <text:p>0.0616693</text:p>
          </table:table-cell>
          <table:table-cell table:formula="of:=[.G338]" office:value-type="float" office:value="87.49" calcext:value-type="float">
            <text:p>87.49</text:p>
          </table:table-cell>
          <table:table-cell table:formula="of:=[.F338]" office:value-type="float" office:value="99.52" calcext:value-type="float">
            <text:p>99.52</text:p>
          </table:table-cell>
          <table:table-cell table:formula="of:=[.E338]" office:value-type="float" office:value="98.9" calcext:value-type="float">
            <text:p>98.9</text:p>
          </table:table-cell>
          <table:table-cell table:number-columns-repeated="10"/>
        </table:table-row>
        <table:table-row table:style-name="ro1">
          <table:table-cell table:formula="of:=[.A339]" office:value-type="string" office:string-value="lbm" calcext:value-type="string">
            <text:p>lbm</text:p>
          </table:table-cell>
          <table:table-cell table:formula="of:=[.B339]" office:value-type="float" office:value="8.12109" calcext:value-type="float">
            <text:p>8.12109</text:p>
          </table:table-cell>
          <table:table-cell table:formula="of:=[.C339]" office:value-type="float" office:value="0.244034" calcext:value-type="float">
            <text:p>0.244034</text:p>
          </table:table-cell>
          <table:table-cell table:formula="of:=[.D339]" office:value-type="float" office:value="0.200291" calcext:value-type="float">
            <text:p>0.200291</text:p>
          </table:table-cell>
          <table:table-cell table:formula="of:=[.G339]" office:value-type="float" office:value="79.25" calcext:value-type="float">
            <text:p>79.25</text:p>
          </table:table-cell>
          <table:table-cell table:formula="of:=[.F339]" office:value-type="float" office:value="110.68" calcext:value-type="float">
            <text:p>110.68</text:p>
          </table:table-cell>
          <table:table-cell table:formula="of:=[.E339]" office:value-type="float" office:value="109.64" calcext:value-type="float">
            <text:p>109.64</text:p>
          </table:table-cell>
          <table:table-cell table:number-columns-repeated="10"/>
        </table:table-row>
        <table:table-row table:style-name="ro1">
          <table:table-cell table:formula="of:=[.A340]" office:value-type="string" office:string-value="GemsFDTD" calcext:value-type="string">
            <text:p>GemsFDTD</text:p>
          </table:table-cell>
          <table:table-cell table:formula="of:=[.B340]" office:value-type="float" office:value="8.20502" calcext:value-type="float">
            <text:p>8.20502</text:p>
          </table:table-cell>
          <table:table-cell table:formula="of:=[.C340]" office:value-type="float" office:value="0.18912" calcext:value-type="float">
            <text:p>0.18912</text:p>
          </table:table-cell>
          <table:table-cell table:formula="of:=[.D340]" office:value-type="float" office:value="0.155938" calcext:value-type="float">
            <text:p>0.155938</text:p>
          </table:table-cell>
          <table:table-cell table:formula="of:=[.G340]" office:value-type="float" office:value="78.35" calcext:value-type="float">
            <text:p>78.35</text:p>
          </table:table-cell>
          <table:table-cell table:formula="of:=[.F340]" office:value-type="float" office:value="103.77" calcext:value-type="float">
            <text:p>103.77</text:p>
          </table:table-cell>
          <table:table-cell table:formula="of:=[.E340]" office:value-type="float" office:value="102.95" calcext:value-type="float">
            <text:p>102.95</text:p>
          </table:table-cell>
          <table:table-cell table:number-columns-repeated="10"/>
        </table:table-row>
        <table:table-row table:style-name="ro1">
          <table:table-cell table:formula="of:=[.A341]" office:value-type="string" office:string-value="libquantum" calcext:value-type="string">
            <text:p>libquantum</text:p>
          </table:table-cell>
          <table:table-cell table:formula="of:=[.B341]" office:value-type="float" office:value="6.58967" calcext:value-type="float">
            <text:p>6.58967</text:p>
          </table:table-cell>
          <table:table-cell table:formula="of:=[.C341]" office:value-type="float" office:value="0.10244" calcext:value-type="float">
            <text:p>0.10244</text:p>
          </table:table-cell>
          <table:table-cell table:formula="of:=[.D341]" office:value-type="float" office:value="0.0853559" calcext:value-type="float">
            <text:p>0.0853559</text:p>
          </table:table-cell>
          <table:table-cell table:formula="of:=[.G341]" office:value-type="float" office:value="70.42" calcext:value-type="float">
            <text:p>70.42</text:p>
          </table:table-cell>
          <table:table-cell table:formula="of:=[.F341]" office:value-type="float" office:value="88.16" calcext:value-type="float">
            <text:p>88.16</text:p>
          </table:table-cell>
          <table:table-cell table:formula="of:=[.E341]" office:value-type="float" office:value="87.66" calcext:value-type="float">
            <text:p>87.66</text:p>
          </table:table-cell>
          <table:table-cell table:number-columns-repeated="10"/>
        </table:table-row>
        <table:table-row table:style-name="ro1">
          <table:table-cell table:formula="of:=[.A342]" office:value-type="string" office:string-value="omnetpp" calcext:value-type="string">
            <text:p>omnetpp</text:p>
          </table:table-cell>
          <table:table-cell table:formula="of:=[.B342]" office:value-type="float" office:value="6.7983" calcext:value-type="float">
            <text:p>6.7983</text:p>
          </table:table-cell>
          <table:table-cell table:formula="of:=[.C342]" office:value-type="float" office:value="0.138146" calcext:value-type="float">
            <text:p>0.138146</text:p>
          </table:table-cell>
          <table:table-cell table:formula="of:=[.D342]" office:value-type="float" office:value="0.114366" calcext:value-type="float">
            <text:p>0.114366</text:p>
          </table:table-cell>
          <table:table-cell table:formula="of:=[.G342]" office:value-type="float" office:value="71.93" calcext:value-type="float">
            <text:p>71.93</text:p>
          </table:table-cell>
          <table:table-cell table:formula="of:=[.F342]" office:value-type="float" office:value="93" calcext:value-type="float">
            <text:p>93</text:p>
          </table:table-cell>
          <table:table-cell table:formula="of:=[.E342]" office:value-type="float" office:value="92.41" calcext:value-type="float">
            <text:p>92.41</text:p>
          </table:table-cell>
          <table:table-cell table:number-columns-repeated="10"/>
        </table:table-row>
        <table:table-row table:style-name="ro1">
          <table:table-cell table:formula="of:=[.A343]" office:value-type="string" office:string-value="calculix" calcext:value-type="string">
            <text:p>calculix</text:p>
          </table:table-cell>
          <table:table-cell table:formula="of:=[.B343]" office:value-type="float" office:value="14.061" calcext:value-type="float">
            <text:p>14.061</text:p>
          </table:table-cell>
          <table:table-cell table:formula="of:=[.C343]" office:value-type="float" office:value="0" calcext:value-type="float">
            <text:p>0</text:p>
          </table:table-cell>
          <table:table-cell table:formula="of:=[.D343]" office:value-type="float" office:value="0.00165753" calcext:value-type="float">
            <text:p>0.00165753</text:p>
          </table:table-cell>
          <table:table-cell table:formula="of:=[.G343]" office:value-type="float" office:value="97.39" calcext:value-type="float">
            <text:p>97.39</text:p>
          </table:table-cell>
          <table:table-cell table:formula="of:=[.F343]" office:value-type="float" office:value="100.3" calcext:value-type="float">
            <text:p>100.3</text:p>
          </table:table-cell>
          <table:table-cell table:formula="of:=[.E343]" office:value-type="float" office:value="99.74" calcext:value-type="float">
            <text:p>99.74</text:p>
          </table:table-cell>
          <table:table-cell table:number-columns-repeated="10"/>
        </table:table-row>
        <table:table-row table:style-name="ro1">
          <table:table-cell table:formula="of:=[.A344]" office:value-type="string" office:string-value="cactusADM" calcext:value-type="string">
            <text:p>cactusADM</text:p>
          </table:table-cell>
          <table:table-cell table:formula="of:=[.B344]" office:value-type="float" office:value="10.9611" calcext:value-type="float">
            <text:p>10.9611</text:p>
          </table:table-cell>
          <table:table-cell table:formula="of:=[.C344]" office:value-type="float" office:value="0.0591" calcext:value-type="float">
            <text:p>0.0591</text:p>
          </table:table-cell>
          <table:table-cell table:formula="of:=[.D344]" office:value-type="float" office:value="0.0515946" calcext:value-type="float">
            <text:p>0.0515946</text:p>
          </table:table-cell>
          <table:table-cell table:formula="of:=[.G344]" office:value-type="float" office:value="86.25" calcext:value-type="float">
            <text:p>86.25</text:p>
          </table:table-cell>
          <table:table-cell table:formula="of:=[.F344]" office:value-type="float" office:value="97.1" calcext:value-type="float">
            <text:p>97.1</text:p>
          </table:table-cell>
          <table:table-cell table:formula="of:=[.E344]" office:value-type="float" office:value="96.54" calcext:value-type="float">
            <text:p>96.54</text:p>
          </table:table-cell>
          <table:table-cell table:number-columns-repeated="10"/>
        </table:table-row>
        <table:table-row table:style-name="ro1">
          <table:table-cell table:formula="of:=[.A345]" office:value-type="string" office:string-value="leslie3d" calcext:value-type="string">
            <text:p>leslie3d</text:p>
          </table:table-cell>
          <table:table-cell table:formula="of:=[.B345]" office:value-type="float" office:value="9.39204" calcext:value-type="float">
            <text:p>9.39204</text:p>
          </table:table-cell>
          <table:table-cell table:formula="of:=[.C345]" office:value-type="float" office:value="0.0706738" calcext:value-type="float">
            <text:p>0.0706738</text:p>
          </table:table-cell>
          <table:table-cell table:formula="of:=[.D345]" office:value-type="float" office:value="0.0583461" calcext:value-type="float">
            <text:p>0.0583461</text:p>
          </table:table-cell>
          <table:table-cell table:formula="of:=[.G345]" office:value-type="float" office:value="80.31" calcext:value-type="float">
            <text:p>80.31</text:p>
          </table:table-cell>
          <table:table-cell table:formula="of:=[.F345]" office:value-type="float" office:value="93.03" calcext:value-type="float">
            <text:p>93.03</text:p>
          </table:table-cell>
          <table:table-cell table:formula="of:=[.E345]" office:value-type="float" office:value="92.5" calcext:value-type="float">
            <text:p>92.5</text:p>
          </table:table-cell>
          <table:table-cell table:number-columns-repeated="10"/>
        </table:table-row>
        <table:table-row table:style-name="ro1">
          <table:table-cell table:formula="of:=[.A346]" office:value-type="string" office:string-value="sphinx3" calcext:value-type="string">
            <text:p>sphinx3</text:p>
          </table:table-cell>
          <table:table-cell table:formula="of:=[.B346]" office:value-type="float" office:value="7.89417" calcext:value-type="float">
            <text:p>7.89417</text:p>
          </table:table-cell>
          <table:table-cell table:formula="of:=[.C346]" office:value-type="float" office:value="0.0795388" calcext:value-type="float">
            <text:p>0.0795388</text:p>
          </table:table-cell>
          <table:table-cell table:formula="of:=[.D346]" office:value-type="float" office:value="0.0673467" calcext:value-type="float">
            <text:p>0.0673467</text:p>
          </table:table-cell>
          <table:table-cell table:formula="of:=[.G346]" office:value-type="float" office:value="74.85" calcext:value-type="float">
            <text:p>74.85</text:p>
          </table:table-cell>
          <table:table-cell table:formula="of:=[.F346]" office:value-type="float" office:value="89.59" calcext:value-type="float">
            <text:p>89.59</text:p>
          </table:table-cell>
          <table:table-cell table:formula="of:=[.E346]" office:value-type="float" office:value="89.07" calcext:value-type="float">
            <text:p>89.07</text:p>
          </table:table-cell>
          <table:table-cell table:number-columns-repeated="10"/>
        </table:table-row>
        <table:table-row table:style-name="ro1">
          <table:table-cell table:formula="of:=[.A347]" office:value-type="string" office:string-value="astar" calcext:value-type="string">
            <text:p>astar</text:p>
          </table:table-cell>
          <table:table-cell table:formula="of:=[.B347]" office:value-type="float" office:value="6.13064" calcext:value-type="float">
            <text:p>6.13064</text:p>
          </table:table-cell>
          <table:table-cell table:formula="of:=[.C347]" office:value-type="float" office:value="0.114753" calcext:value-type="float">
            <text:p>0.114753</text:p>
          </table:table-cell>
          <table:table-cell table:formula="of:=[.D347]" office:value-type="float" office:value="0.0240539" calcext:value-type="float">
            <text:p>0.0240539</text:p>
          </table:table-cell>
          <table:table-cell table:formula="of:=[.G347]" office:value-type="float" office:value="67.45" calcext:value-type="float">
            <text:p>67.45</text:p>
          </table:table-cell>
          <table:table-cell table:formula="of:=[.F347]" office:value-type="float" office:value="80.36" calcext:value-type="float">
            <text:p>80.36</text:p>
          </table:table-cell>
          <table:table-cell table:formula="of:=[.E347]" office:value-type="float" office:value="79.87" calcext:value-type="float">
            <text:p>79.87</text:p>
          </table:table-cell>
          <table:table-cell table:number-columns-repeated="10"/>
        </table:table-row>
        <table:table-row table:style-name="ro1">
          <table:table-cell table:formula="of:=[.A348]" office:value-type="string" office:string-value="mcf" calcext:value-type="string">
            <text:p>mcf</text:p>
          </table:table-cell>
          <table:table-cell table:formula="of:=[.B348]" office:value-type="float" office:value="5.90817" calcext:value-type="float">
            <text:p>5.90817</text:p>
          </table:table-cell>
          <table:table-cell table:formula="of:=[.C348]" office:value-type="float" office:value="0.191336" calcext:value-type="float">
            <text:p>0.191336</text:p>
          </table:table-cell>
          <table:table-cell table:formula="of:=[.D348]" office:value-type="float" office:value="0.157837" calcext:value-type="float">
            <text:p>0.157837</text:p>
          </table:table-cell>
          <table:table-cell table:formula="of:=[.G348]" office:value-type="float" office:value="69.71" calcext:value-type="float">
            <text:p>69.71</text:p>
          </table:table-cell>
          <table:table-cell table:formula="of:=[.F348]" office:value-type="float" office:value="96.46" calcext:value-type="float">
            <text:p>96.46</text:p>
          </table:table-cell>
          <table:table-cell table:formula="of:=[.E348]" office:value-type="float" office:value="95.76" calcext:value-type="float">
            <text:p>95.76</text:p>
          </table:table-cell>
          <table:table-cell table:number-columns-repeated="10"/>
        </table:table-row>
        <table:table-row table:style-name="ro1">
          <table:table-cell table:formula="of:=[.A349]" office:value-type="string" office:string-value="namd" calcext:value-type="string">
            <text:p>namd</text:p>
          </table:table-cell>
          <table:table-cell table:formula="of:=[.B349]" office:value-type="float" office:value="8.70239" calcext:value-type="float">
            <text:p>8.70239</text:p>
          </table:table-cell>
          <table:table-cell table:formula="of:=[.C349]" office:value-type="float" office:value="0" calcext:value-type="float">
            <text:p>0</text:p>
          </table:table-cell>
          <table:table-cell table:formula="of:=[.D349]" office:value-type="float" office:value="0.00291533" calcext:value-type="float">
            <text:p>0.00291533</text:p>
          </table:table-cell>
          <table:table-cell table:formula="of:=[.G349]" office:value-type="float" office:value="76.33" calcext:value-type="float">
            <text:p>76.33</text:p>
          </table:table-cell>
          <table:table-cell table:formula="of:=[.F349]" office:value-type="float" office:value="83.02" calcext:value-type="float">
            <text:p>83.02</text:p>
          </table:table-cell>
          <table:table-cell table:formula="of:=[.E349]" office:value-type="float" office:value="82.68" calcext:value-type="float">
            <text:p>82.68</text:p>
          </table:table-cell>
          <table:table-cell table:number-columns-repeated="10"/>
        </table:table-row>
        <table:table-row table:style-name="ro1">
          <table:table-cell table:formula="of:=[.A350]" office:value-type="string" office:string-value="gcc" calcext:value-type="string">
            <text:p>gcc</text:p>
          </table:table-cell>
          <table:table-cell table:formula="of:=[.B350]" office:value-type="float" office:value="7.42896" calcext:value-type="float">
            <text:p>7.42896</text:p>
          </table:table-cell>
          <table:table-cell table:formula="of:=[.C350]" office:value-type="float" office:value="0.0135438" calcext:value-type="float">
            <text:p>0.0135438</text:p>
          </table:table-cell>
          <table:table-cell table:formula="of:=[.D350]" office:value-type="float" office:value="0.013441" calcext:value-type="float">
            <text:p>0.013441</text:p>
          </table:table-cell>
          <table:table-cell table:formula="of:=[.G350]" office:value-type="float" office:value="71.76" calcext:value-type="float">
            <text:p>71.76</text:p>
          </table:table-cell>
          <table:table-cell table:formula="of:=[.F350]" office:value-type="float" office:value="80.56" calcext:value-type="float">
            <text:p>80.56</text:p>
          </table:table-cell>
          <table:table-cell table:formula="of:=[.E350]" office:value-type="float" office:value="79.93" calcext:value-type="float">
            <text:p>79.93</text:p>
          </table:table-cell>
          <table:table-cell table:number-columns-repeated="10"/>
        </table:table-row>
        <table:table-row table:style-name="ro1">
          <table:table-cell table:formula="of:=[.A351]" office:value-type="string" office:string-value="bzip2" calcext:value-type="string">
            <text:p>bzip2</text:p>
          </table:table-cell>
          <table:table-cell table:formula="of:=[.B351]" office:value-type="float" office:value="7.38298" calcext:value-type="float">
            <text:p>7.38298</text:p>
          </table:table-cell>
          <table:table-cell table:formula="of:=[.C351]" office:value-type="float" office:value="0.04137" calcext:value-type="float">
            <text:p>0.04137</text:p>
          </table:table-cell>
          <table:table-cell table:formula="of:=[.D351]" office:value-type="float" office:value="0.00521016" calcext:value-type="float">
            <text:p>0.00521016</text:p>
          </table:table-cell>
          <table:table-cell table:formula="of:=[.G351]" office:value-type="float" office:value="71.49" calcext:value-type="float">
            <text:p>71.49</text:p>
          </table:table-cell>
          <table:table-cell table:formula="of:=[.F351]" office:value-type="float" office:value="80.33" calcext:value-type="float">
            <text:p>80.33</text:p>
          </table:table-cell>
          <table:table-cell table:formula="of:=[.E351]" office:value-type="float" office:value="79.9" calcext:value-type="float">
            <text:p>79.9</text:p>
          </table:table-cell>
          <table:table-cell table:number-columns-repeated="10"/>
        </table:table-row>
        <table:table-row table:style-name="ro1">
          <table:table-cell table:formula="of:=[.A352]" office:value-type="string" office:string-value="tonto" calcext:value-type="string">
            <text:p>tonto</text:p>
          </table:table-cell>
          <table:table-cell table:formula="of:=[.B352]" office:value-type="float" office:value="10.7138" calcext:value-type="float">
            <text:p>10.7138</text:p>
          </table:table-cell>
          <table:table-cell table:formula="of:=[.C352]" office:value-type="float" office:value="0.00763375" calcext:value-type="float">
            <text:p>0.00763375</text:p>
          </table:table-cell>
          <table:table-cell table:formula="of:=[.D352]" office:value-type="float" office:value="0.00839242" calcext:value-type="float">
            <text:p>0.00839242</text:p>
          </table:table-cell>
          <table:table-cell table:formula="of:=[.G352]" office:value-type="float" office:value="84.22" calcext:value-type="float">
            <text:p>84.22</text:p>
          </table:table-cell>
          <table:table-cell table:formula="of:=[.F352]" office:value-type="float" office:value="90.14" calcext:value-type="float">
            <text:p>90.14</text:p>
          </table:table-cell>
          <table:table-cell table:formula="of:=[.E352]" office:value-type="float" office:value="89.72" calcext:value-type="float">
            <text:p>89.72</text:p>
          </table:table-cell>
          <table:table-cell table:number-columns-repeated="10"/>
        </table:table-row>
        <table:table-row table:style-name="ro1">
          <table:table-cell table:formula="of:=[.A353]" office:value-type="string" office:string-value="gobmk" calcext:value-type="string">
            <text:p>gobmk</text:p>
          </table:table-cell>
          <table:table-cell table:formula="of:=[.B353]" office:value-type="float" office:value="7.83783" calcext:value-type="float">
            <text:p>7.83783</text:p>
          </table:table-cell>
          <table:table-cell table:formula="of:=[.C353]" office:value-type="float" office:value="0" calcext:value-type="float">
            <text:p>0</text:p>
          </table:table-cell>
          <table:table-cell table:formula="of:=[.D353]" office:value-type="float" office:value="0.00298191" calcext:value-type="float">
            <text:p>0.00298191</text:p>
          </table:table-cell>
          <table:table-cell table:formula="of:=[.G353]" office:value-type="float" office:value="73.05" calcext:value-type="float">
            <text:p>73.05</text:p>
          </table:table-cell>
          <table:table-cell table:formula="of:=[.F353]" office:value-type="float" office:value="80.49" calcext:value-type="float">
            <text:p>80.49</text:p>
          </table:table-cell>
          <table:table-cell table:formula="of:=[.E353]" office:value-type="float" office:value="80.17" calcext:value-type="float">
            <text:p>80.17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7" table:number-columns-repeated="2"/>
          <table:table-cell table:style-name="ce18"/>
          <table:table-cell table:style-name="ce17"/>
          <table:table-cell table:number-columns-repeated="13"/>
        </table:table-row>
        <table:table-row table:style-name="ro1" table:number-rows-repeated="8">
          <table:table-cell table:style-name="ce3" table:number-columns-repeated="2"/>
          <table:table-cell table:style-name="ce19"/>
          <table:table-cell table:style-name="ce3"/>
          <table:table-cell table:number-columns-repeated="13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Prabhat Kanaujia</text:p>
          </table:table-cell>
          <table:table-cell table:style-name="ce3" office:value-type="string" calcext:value-type="string">
            <text:p>2016CS50789</text:p>
          </table:table-cell>
          <table:table-cell table:style-name="ce3" office:value-type="string" calcext:value-type="string">
            <text:p>Adithya Anand</text:p>
          </table:table-cell>
          <table:table-cell table:style-name="ce3" office:value-type="string" calcext:value-type="string">
            <text:p>2016CS10377</text:p>
          </table:table-cell>
          <table:table-cell table:style-name="ce3" office:value-type="string" calcext:value-type="string">
            <text:p>FP_Adder</text:p>
          </table:table-cell>
          <table:table-cell office:value-type="string" calcext:value-type="string">
            <text:p>No TB, Some bugs left in overflow/underflow, Limited Validation for correctness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ushant Rathi </text:p>
          </table:table-cell>
          <table:table-cell table:style-name="ce3" office:value-type="string" calcext:value-type="string">
            <text:p>2016CS10329 </text:p>
          </table:table-cell>
          <table:table-cell table:style-name="ce3" office:value-type="string" calcext:value-type="string">
            <text:p>Saransh Verma </text:p>
          </table:table-cell>
          <table:table-cell table:style-name="ce3" office:value-type="string" calcext:value-type="string">
            <text:p>2016CS10326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Good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Manish Tanwar</text:p>
          </table:table-cell>
          <table:table-cell table:style-name="ce3" office:value-type="string" calcext:value-type="string">
            <text:p>2016CS10363</text:p>
          </table:table-cell>
          <table:table-cell table:style-name="ce3" office:value-type="string" calcext:value-type="string">
            <text:p>Tarun Kumar Yadav</text:p>
          </table:table-cell>
          <table:table-cell table:style-name="ce3" office:value-type="string" calcext:value-type="string">
            <text:p>2016CS10359</text:p>
          </table:table-cell>
          <table:table-cell table:style-name="ce3" office:value-type="string" calcext:value-type="string">
            <text:p>CAM</text:p>
          </table:table-cell>
          <table:table-cell office:value-type="string" calcext:value-type="string">
            <text:p>One bug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Shashwat Shivam</text:p>
          </table:table-cell>
          <table:table-cell table:style-name="ce3" office:value-type="string" calcext:value-type="string">
            <text:p>2016CS10328</text:p>
          </table:table-cell>
          <table:table-cell table:style-name="ce3" office:value-type="string" calcext:value-type="string">
            <text:p>Udit Jain</text:p>
          </table:table-cell>
          <table:table-cell table:style-name="ce3" office:value-type="string" calcext:value-type="string">
            <text:p>2016CS10327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Good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Door up signalling issue. Open door button not working. Both lift respond when down input comes.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7" table:number-columns-repeated="2"/>
          <table:table-cell table:style-name="ce18"/>
          <table:table-cell table:style-name="ce17"/>
          <table:table-cell table:number-columns-repeated="13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number-columns-repeated="13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number-columns-repeated="13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number-columns-repeated="13"/>
        </table:table-row>
      </table:table>
      <table:table table:name="TempMap2.5D_exp" table:style-name="ta1">
        <table:table-column table:style-name="co5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ayer_0_I0</text:p>
          </table:table-cell>
          <table:table-cell office:value-type="float" office:value="352.79" calcext:value-type="float">
            <text:p>352.79</text:p>
          </table:table-cell>
          <table:table-cell table:formula="of:=[.B1]-273" office:value-type="float" office:value="79.79" calcext:value-type="float">
            <text:p>79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_IT_0</text:p>
          </table:table-cell>
          <table:table-cell office:value-type="float" office:value="352.79" calcext:value-type="float">
            <text:p>352.79</text:p>
          </table:table-cell>
          <table:table-cell table:formula="of:=[.B2]-273" office:value-type="float" office:value="79.79" calcext:value-type="float">
            <text:p>79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0</text:p>
          </table:table-cell>
          <table:table-cell office:value-type="float" office:value="353.18" calcext:value-type="float">
            <text:p>353.18</text:p>
          </table:table-cell>
          <table:table-cell table:formula="of:=[.B3]-273" office:value-type="float" office:value="80.18" calcext:value-type="float">
            <text:p>80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1</text:p>
          </table:table-cell>
          <table:table-cell office:value-type="float" office:value="355.9" calcext:value-type="float">
            <text:p>355.9</text:p>
          </table:table-cell>
          <table:table-cell table:formula="of:=[.B4]-273" office:value-type="float" office:value="82.9" calcext:value-type="float">
            <text:p>8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2</text:p>
          </table:table-cell>
          <table:table-cell office:value-type="float" office:value="356.59" calcext:value-type="float">
            <text:p>356.59</text:p>
          </table:table-cell>
          <table:table-cell table:formula="of:=[.B5]-273" office:value-type="float" office:value="83.59" calcext:value-type="float">
            <text:p>83.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3</text:p>
          </table:table-cell>
          <table:table-cell office:value-type="float" office:value="355.72" calcext:value-type="float">
            <text:p>355.72</text:p>
          </table:table-cell>
          <table:table-cell table:formula="of:=[.B6]-273" office:value-type="float" office:value="82.72" calcext:value-type="float">
            <text:p>82.72</text:p>
          </table:table-cell>
          <table:table-cell table:number-columns-repeated="7"/>
          <table:table-cell table:style-name="ce9" table:formula="of:=[.C36]" office:value-type="float" office:value="74.53" calcext:value-type="float" table:number-columns-spanned="5" table:number-rows-spanned="1">
            <text:p>74.53</text:p>
          </table:table-cell>
          <table:covered-table-cell table:number-columns-repeated="4"/>
          <table:table-cell table:style-name="ce21" table:formula="of:=[.C38]" office:value-type="float" office:value="93.04" calcext:value-type="float" table:number-columns-spanned="1" table:number-rows-spanned="6">
            <text:p>93.04</text:p>
          </table:table-cell>
        </table:table-row>
        <table:table-row table:style-name="ro1">
          <table:table-cell office:value-type="string" calcext:value-type="string">
            <text:p>layer_2_C1_0</text:p>
          </table:table-cell>
          <table:table-cell office:value-type="float" office:value="355.96" calcext:value-type="float">
            <text:p>355.96</text:p>
          </table:table-cell>
          <table:table-cell table:formula="of:=[.B7]-273" office:value-type="float" office:value="82.96" calcext:value-type="float">
            <text:p>82.96</text:p>
          </table:table-cell>
          <table:table-cell table:number-columns-repeated="3"/>
          <table:table-cell table:formula="of:=['TempMap2.5D_exp'.C15]" office:value-type="float" office:value="79.33" calcext:value-type="float">
            <text:p>79.33</text:p>
          </table:table-cell>
          <table:table-cell table:formula="of:=['TempMap2.5D_exp'.C16]" office:value-type="float" office:value="80.19" calcext:value-type="float">
            <text:p>80.19</text:p>
          </table:table-cell>
          <table:table-cell table:formula="of:=['TempMap2.5D_exp'.C17]" office:value-type="float" office:value="80.45" calcext:value-type="float">
            <text:p>80.45</text:p>
          </table:table-cell>
          <table:table-cell table:formula="of:=['TempMap2.5D_exp'.C18]" office:value-type="float" office:value="79.7" calcext:value-type="float">
            <text:p>79.7</text:p>
          </table:table-cell>
          <table:table-cell table:style-name="ce9" table:formula="of:=[.C35]" office:value-type="float" office:value="77.33" calcext:value-type="float" table:number-columns-spanned="1" table:number-rows-spanned="4">
            <text:p>77.33</text:p>
          </table:table-cell>
          <table:table-cell table:formula="of:=['TempMap2.5D_exp'.C31]" office:value-type="float" office:value="84.9" calcext:value-type="float">
            <text:p>84.9</text:p>
          </table:table-cell>
          <table:table-cell table:formula="of:=['TempMap2.5D_exp'.C32]" office:value-type="float" office:value="91.3" calcext:value-type="float">
            <text:p>91.3</text:p>
          </table:table-cell>
          <table:table-cell table:formula="of:=['TempMap2.5D_exp'.C33]" office:value-type="float" office:value="91.94" calcext:value-type="float">
            <text:p>91.94</text:p>
          </table:table-cell>
          <table:table-cell table:formula="of:=['TempMap2.5D_exp'.C34]" office:value-type="float" office:value="91.2" calcext:value-type="float">
            <text:p>91.2</text:p>
          </table:table-cell>
          <table:covered-table-cell/>
        </table:table-row>
        <table:table-row table:style-name="ro1">
          <table:table-cell office:value-type="string" calcext:value-type="string">
            <text:p>layer_2_C1_1</text:p>
          </table:table-cell>
          <table:table-cell office:value-type="float" office:value="357.47" calcext:value-type="float">
            <text:p>357.47</text:p>
          </table:table-cell>
          <table:table-cell table:formula="of:=[.B8]-273" office:value-type="float" office:value="84.47" calcext:value-type="float">
            <text:p>84.47</text:p>
          </table:table-cell>
          <table:table-cell table:number-columns-repeated="3"/>
          <table:table-cell table:formula="of:=['TempMap2.5D_exp'.C11]" office:value-type="float" office:value="82.58" calcext:value-type="float">
            <text:p>82.58</text:p>
          </table:table-cell>
          <table:table-cell table:formula="of:=['TempMap2.5D_exp'.C12]" office:value-type="float" office:value="82.44" calcext:value-type="float">
            <text:p>82.44</text:p>
          </table:table-cell>
          <table:table-cell table:formula="of:=['TempMap2.5D_exp'.C13]" office:value-type="float" office:value="82.74" calcext:value-type="float">
            <text:p>82.74</text:p>
          </table:table-cell>
          <table:table-cell table:formula="of:=['TempMap2.5D_exp'.C14]" office:value-type="float" office:value="81.85" calcext:value-type="float">
            <text:p>81.85</text:p>
          </table:table-cell>
          <table:covered-table-cell/>
          <table:table-cell table:formula="of:=['TempMap2.5D_exp'.C27]" office:value-type="float" office:value="91.53" calcext:value-type="float">
            <text:p>91.53</text:p>
          </table:table-cell>
          <table:table-cell table:formula="of:=['TempMap2.5D_exp'.C28]" office:value-type="float" office:value="103.35" calcext:value-type="float">
            <text:p>103.35</text:p>
          </table:table-cell>
          <table:table-cell table:formula="of:=['TempMap2.5D_exp'.C29]" office:value-type="float" office:value="105.11" calcext:value-type="float">
            <text:p>105.11</text:p>
          </table:table-cell>
          <table:table-cell table:formula="of:=['TempMap2.5D_exp'.C30]" office:value-type="float" office:value="104.87" calcext:value-type="float">
            <text:p>104.87</text:p>
          </table:table-cell>
          <table:covered-table-cell/>
        </table:table-row>
        <table:table-row table:style-name="ro1">
          <table:table-cell office:value-type="string" calcext:value-type="string">
            <text:p>layer_2_C1_2</text:p>
          </table:table-cell>
          <table:table-cell office:value-type="float" office:value="358.04" calcext:value-type="float">
            <text:p>358.04</text:p>
          </table:table-cell>
          <table:table-cell table:formula="of:=[.B9]-273" office:value-type="float" office:value="85.04" calcext:value-type="float">
            <text:p>85.04</text:p>
          </table:table-cell>
          <table:table-cell table:number-columns-repeated="3"/>
          <table:table-cell table:formula="of:=['TempMap2.5D_exp'.C7]" office:value-type="float" office:value="82.96" calcext:value-type="float">
            <text:p>82.96</text:p>
          </table:table-cell>
          <table:table-cell table:formula="of:=['TempMap2.5D_exp'.C8]" office:value-type="float" office:value="84.47" calcext:value-type="float">
            <text:p>84.47</text:p>
          </table:table-cell>
          <table:table-cell table:formula="of:=['TempMap2.5D_exp'.C9]" office:value-type="float" office:value="85.04" calcext:value-type="float">
            <text:p>85.04</text:p>
          </table:table-cell>
          <table:table-cell table:formula="of:=['TempMap2.5D_exp'.C10]" office:value-type="float" office:value="84.09" calcext:value-type="float">
            <text:p>84.09</text:p>
          </table:table-cell>
          <table:covered-table-cell/>
          <table:table-cell table:formula="of:=['TempMap2.5D_exp'.C23]" office:value-type="float" office:value="91.63" calcext:value-type="float">
            <text:p>91.63</text:p>
          </table:table-cell>
          <table:table-cell table:formula="of:=['TempMap2.5D_exp'.C24]" office:value-type="float" office:value="103.46" calcext:value-type="float">
            <text:p>103.46</text:p>
          </table:table-cell>
          <table:table-cell table:formula="of:=['TempMap2.5D_exp'.C25]" office:value-type="float" office:value="105.2" calcext:value-type="float">
            <text:p>105.2</text:p>
          </table:table-cell>
          <table:table-cell table:formula="of:=['TempMap2.5D_exp'.C26]" office:value-type="float" office:value="104.94" calcext:value-type="float">
            <text:p>104.94</text:p>
          </table:table-cell>
          <table:covered-table-cell/>
        </table:table-row>
        <table:table-row table:style-name="ro1">
          <table:table-cell office:value-type="string" calcext:value-type="string">
            <text:p>layer_2_C1_3</text:p>
          </table:table-cell>
          <table:table-cell office:value-type="float" office:value="357.09" calcext:value-type="float">
            <text:p>357.09</text:p>
          </table:table-cell>
          <table:table-cell table:formula="of:=[.B10]-273" office:value-type="float" office:value="84.09" calcext:value-type="float">
            <text:p>84.09</text:p>
          </table:table-cell>
          <table:table-cell table:number-columns-repeated="3"/>
          <table:table-cell table:formula="of:=['TempMap2.5D_exp'.C3]" office:value-type="float" office:value="80.18" calcext:value-type="float">
            <text:p>80.18</text:p>
          </table:table-cell>
          <table:table-cell table:formula="of:=['TempMap2.5D_exp'.C4]" office:value-type="float" office:value="82.9" calcext:value-type="float">
            <text:p>82.9</text:p>
          </table:table-cell>
          <table:table-cell table:formula="of:=['TempMap2.5D_exp'.C5]" office:value-type="float" office:value="83.59" calcext:value-type="float">
            <text:p>83.59</text:p>
          </table:table-cell>
          <table:table-cell table:formula="of:=['TempMap2.5D_exp'.C6]" office:value-type="float" office:value="82.72" calcext:value-type="float">
            <text:p>82.72</text:p>
          </table:table-cell>
          <table:covered-table-cell/>
          <table:table-cell table:formula="of:=['TempMap2.5D_exp'.C19]" office:value-type="float" office:value="85.09" calcext:value-type="float">
            <text:p>85.09</text:p>
          </table:table-cell>
          <table:table-cell table:formula="of:=['TempMap2.5D_exp'.C20]" office:value-type="float" office:value="91.48" calcext:value-type="float">
            <text:p>91.48</text:p>
          </table:table-cell>
          <table:table-cell table:formula="of:=['TempMap2.5D_exp'.C21]" office:value-type="float" office:value="92.09" calcext:value-type="float">
            <text:p>92.09</text:p>
          </table:table-cell>
          <table:table-cell table:formula="of:=['TempMap2.5D_exp'.C22]" office:value-type="float" office:value="91.33" calcext:value-type="float">
            <text:p>91.33</text:p>
          </table:table-cell>
          <table:covered-table-cell/>
        </table:table-row>
        <table:table-row table:style-name="ro1">
          <table:table-cell office:value-type="string" calcext:value-type="string">
            <text:p>layer_2_C2_0</text:p>
          </table:table-cell>
          <table:table-cell office:value-type="float" office:value="355.58" calcext:value-type="float">
            <text:p>355.58</text:p>
          </table:table-cell>
          <table:table-cell table:formula="of:=[.B11]-273" office:value-type="float" office:value="82.58" calcext:value-type="float">
            <text:p>82.58</text:p>
          </table:table-cell>
          <table:table-cell table:number-columns-repeated="7"/>
          <table:table-cell table:style-name="ce9" table:formula="of:=[.C37]" office:value-type="float" office:value="74.96" calcext:value-type="float" table:number-columns-spanned="5" table:number-rows-spanned="1">
            <text:p>74.96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C2_1</text:p>
          </table:table-cell>
          <table:table-cell office:value-type="float" office:value="355.44" calcext:value-type="float">
            <text:p>355.44</text:p>
          </table:table-cell>
          <table:table-cell table:formula="of:=[.B12]-273" office:value-type="float" office:value="82.44" calcext:value-type="float">
            <text:p>82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2_2</text:p>
          </table:table-cell>
          <table:table-cell office:value-type="float" office:value="355.74" calcext:value-type="float">
            <text:p>355.74</text:p>
          </table:table-cell>
          <table:table-cell table:formula="of:=[.B13]-273" office:value-type="float" office:value="82.74" calcext:value-type="float">
            <text:p>82.74</text:p>
          </table:table-cell>
          <table:table-cell table:number-columns-repeated="7"/>
          <table:table-cell table:style-name="ce9" table:formula="of:=[.C78]" office:value-type="float" office:value="74.53" calcext:value-type="float" table:number-columns-spanned="5" table:number-rows-spanned="1">
            <text:p>74.53</text:p>
          </table:table-cell>
          <table:covered-table-cell table:number-columns-repeated="4"/>
          <table:table-cell table:style-name="ce21" table:formula="of:=[.C80]" office:value-type="float" office:value="99.03" calcext:value-type="float" table:number-columns-spanned="1" table:number-rows-spanned="6">
            <text:p>99.03</text:p>
          </table:table-cell>
        </table:table-row>
        <table:table-row table:style-name="ro1">
          <table:table-cell office:value-type="string" calcext:value-type="string">
            <text:p>layer_2_C2_3</text:p>
          </table:table-cell>
          <table:table-cell office:value-type="float" office:value="354.85" calcext:value-type="float">
            <text:p>354.85</text:p>
          </table:table-cell>
          <table:table-cell table:formula="of:=[.B14]-273" office:value-type="float" office:value="81.85" calcext:value-type="float">
            <text:p>81.85</text:p>
          </table:table-cell>
          <table:table-cell table:number-columns-repeated="3"/>
          <table:table-cell table:style-name="ce9" table:formula="of:=[.C76]" office:value-type="float" office:value="83.77" calcext:value-type="float" table:number-columns-spanned="4" table:number-rows-spanned="4">
            <text:p>83.77</text:p>
          </table:table-cell>
          <table:covered-table-cell table:number-columns-repeated="3"/>
          <table:table-cell table:style-name="ce9" table:formula="of:=[.C77]" office:value-type="float" office:value="77.33" calcext:value-type="float" table:number-columns-spanned="1" table:number-rows-spanned="4">
            <text:p>77.33</text:p>
          </table:table-cell>
          <table:table-cell table:formula="of:=['TempMap2.5D_exp'.C72]" office:value-type="float" office:value="84.7" calcext:value-type="float">
            <text:p>84.7</text:p>
          </table:table-cell>
          <table:table-cell table:formula="of:=['TempMap2.5D_exp'.C73]" office:value-type="float" office:value="90.96" calcext:value-type="float">
            <text:p>90.96</text:p>
          </table:table-cell>
          <table:table-cell table:formula="of:=['TempMap2.5D_exp'.C74]" office:value-type="float" office:value="91.55" calcext:value-type="float">
            <text:p>91.55</text:p>
          </table:table-cell>
          <table:table-cell table:formula="of:=['TempMap2.5D_exp'.C75]" office:value-type="float" office:value="90.83" calcext:value-type="float">
            <text:p>90.83</text:p>
          </table:table-cell>
          <table:covered-table-cell/>
        </table:table-row>
        <table:table-row table:style-name="ro1">
          <table:table-cell office:value-type="string" calcext:value-type="string">
            <text:p>layer_2_C3_0</text:p>
          </table:table-cell>
          <table:table-cell office:value-type="float" office:value="352.33" calcext:value-type="float">
            <text:p>352.33</text:p>
          </table:table-cell>
          <table:table-cell table:formula="of:=[.B15]-273" office:value-type="float" office:value="79.33" calcext:value-type="float">
            <text:p>79.33</text:p>
          </table:table-cell>
          <table:table-cell table:number-columns-repeated="3"/>
          <table:covered-table-cell table:number-columns-repeated="5"/>
          <table:table-cell table:formula="of:=['TempMap2.5D_exp'.C68]" office:value-type="float" office:value="91.17" calcext:value-type="float">
            <text:p>91.17</text:p>
          </table:table-cell>
          <table:table-cell table:formula="of:=['TempMap2.5D_exp'.C69]" office:value-type="float" office:value="102.7" calcext:value-type="float">
            <text:p>102.7</text:p>
          </table:table-cell>
          <table:table-cell table:formula="of:=['TempMap2.5D_exp'.C70]" office:value-type="float" office:value="104.37" calcext:value-type="float">
            <text:p>104.37</text:p>
          </table:table-cell>
          <table:table-cell table:formula="of:=['TempMap2.5D_exp'.C71]" office:value-type="float" office:value="104.2" calcext:value-type="float">
            <text:p>104.2</text:p>
          </table:table-cell>
          <table:covered-table-cell/>
        </table:table-row>
        <table:table-row table:style-name="ro1">
          <table:table-cell office:value-type="string" calcext:value-type="string">
            <text:p>layer_2_C3_1</text:p>
          </table:table-cell>
          <table:table-cell office:value-type="float" office:value="353.19" calcext:value-type="float">
            <text:p>353.19</text:p>
          </table:table-cell>
          <table:table-cell table:formula="of:=[.B16]-273" office:value-type="float" office:value="80.19" calcext:value-type="float">
            <text:p>80.19</text:p>
          </table:table-cell>
          <table:table-cell table:number-columns-repeated="3"/>
          <table:covered-table-cell table:number-columns-repeated="5"/>
          <table:table-cell table:formula="of:=['TempMap2.5D_exp'.C64]" office:value-type="float" office:value="91.27" calcext:value-type="float">
            <text:p>91.27</text:p>
          </table:table-cell>
          <table:table-cell table:formula="of:=['TempMap2.5D_exp'.C65]" office:value-type="float" office:value="102.81" calcext:value-type="float">
            <text:p>102.81</text:p>
          </table:table-cell>
          <table:table-cell table:formula="of:=['TempMap2.5D_exp'.C66]" office:value-type="float" office:value="104.46" calcext:value-type="float">
            <text:p>104.46</text:p>
          </table:table-cell>
          <table:table-cell table:formula="of:=['TempMap2.5D_exp'.C67]" office:value-type="float" office:value="104.27" calcext:value-type="float">
            <text:p>104.27</text:p>
          </table:table-cell>
          <table:covered-table-cell/>
        </table:table-row>
        <table:table-row table:style-name="ro1">
          <table:table-cell office:value-type="string" calcext:value-type="string">
            <text:p>layer_2_C3_2</text:p>
          </table:table-cell>
          <table:table-cell office:value-type="float" office:value="353.45" calcext:value-type="float">
            <text:p>353.45</text:p>
          </table:table-cell>
          <table:table-cell table:formula="of:=[.B17]-273" office:value-type="float" office:value="80.45" calcext:value-type="float">
            <text:p>80.45</text:p>
          </table:table-cell>
          <table:table-cell table:number-columns-repeated="3"/>
          <table:covered-table-cell table:number-columns-repeated="5"/>
          <table:table-cell table:formula="of:=['TempMap2.5D_exp'.C60]" office:value-type="float" office:value="84.89" calcext:value-type="float">
            <text:p>84.89</text:p>
          </table:table-cell>
          <table:table-cell table:formula="of:=['TempMap2.5D_exp'.C61]" office:value-type="float" office:value="91.13" calcext:value-type="float">
            <text:p>91.13</text:p>
          </table:table-cell>
          <table:table-cell table:formula="of:=['TempMap2.5D_exp'.C62]" office:value-type="float" office:value="91.71" calcext:value-type="float">
            <text:p>91.71</text:p>
          </table:table-cell>
          <table:table-cell table:formula="of:=['TempMap2.5D_exp'.C63]" office:value-type="float" office:value="90.96" calcext:value-type="float">
            <text:p>90.96</text:p>
          </table:table-cell>
          <table:covered-table-cell/>
        </table:table-row>
        <table:table-row table:style-name="ro1">
          <table:table-cell office:value-type="string" calcext:value-type="string">
            <text:p>layer_2_C3_3</text:p>
          </table:table-cell>
          <table:table-cell office:value-type="float" office:value="352.7" calcext:value-type="float">
            <text:p>352.7</text:p>
          </table:table-cell>
          <table:table-cell table:formula="of:=[.B18]-273" office:value-type="float" office:value="79.7" calcext:value-type="float">
            <text:p>79.7</text:p>
          </table:table-cell>
          <table:table-cell table:number-columns-repeated="7"/>
          <table:table-cell table:style-name="ce9" table:formula="of:=[.C79]" office:value-type="float" office:value="74.96" calcext:value-type="float" table:number-columns-spanned="5" table:number-rows-spanned="1">
            <text:p>74.96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LC0_0</text:p>
          </table:table-cell>
          <table:table-cell office:value-type="float" office:value="358.09" calcext:value-type="float">
            <text:p>358.09</text:p>
          </table:table-cell>
          <table:table-cell table:formula="of:=[.B19]-273" office:value-type="float" office:value="85.09" calcext:value-type="float">
            <text:p>85.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LC0_1</text:p>
          </table:table-cell>
          <table:table-cell office:value-type="float" office:value="364.48" calcext:value-type="float">
            <text:p>364.48</text:p>
          </table:table-cell>
          <table:table-cell table:formula="of:=[.B20]-273" office:value-type="float" office:value="91.48" calcext:value-type="float">
            <text:p>91.48</text:p>
          </table:table-cell>
          <table:table-cell table:number-columns-repeated="7"/>
          <table:table-cell table:style-name="ce9" table:formula="of:=[.C120]" office:value-type="float" office:value="74.53" calcext:value-type="float" table:number-columns-spanned="5" table:number-rows-spanned="1">
            <text:p>74.53</text:p>
          </table:table-cell>
          <table:covered-table-cell table:number-columns-repeated="4"/>
          <table:table-cell table:style-name="ce21" table:formula="of:=[.C122]" office:value-type="float" office:value="100.75" calcext:value-type="float" table:number-columns-spanned="1" table:number-rows-spanned="6">
            <text:p>100.75</text:p>
          </table:table-cell>
        </table:table-row>
        <table:table-row table:style-name="ro1">
          <table:table-cell office:value-type="string" calcext:value-type="string">
            <text:p>layer_2_LC0_2</text:p>
          </table:table-cell>
          <table:table-cell office:value-type="float" office:value="365.09" calcext:value-type="float">
            <text:p>365.09</text:p>
          </table:table-cell>
          <table:table-cell table:formula="of:=[.B21]-273" office:value-type="float" office:value="92.09" calcext:value-type="float">
            <text:p>92.09</text:p>
          </table:table-cell>
          <table:table-cell table:number-columns-repeated="3"/>
          <table:table-cell table:style-name="ce9" table:formula="of:=[.C118]" office:value-type="float" office:value="83.46" calcext:value-type="float" table:number-columns-spanned="4" table:number-rows-spanned="4">
            <text:p>83.46</text:p>
          </table:table-cell>
          <table:covered-table-cell table:number-columns-repeated="3"/>
          <table:table-cell table:style-name="ce9" table:formula="of:=[.C119]" office:value-type="float" office:value="77.32" calcext:value-type="float" table:number-columns-spanned="1" table:number-rows-spanned="4">
            <text:p>77.32</text:p>
          </table:table-cell>
          <table:table-cell table:formula="of:=['TempMap2.5D_exp'.C114]" office:value-type="float" office:value="84.35" calcext:value-type="float">
            <text:p>84.35</text:p>
          </table:table-cell>
          <table:table-cell table:formula="of:=['TempMap2.5D_exp'.C115]" office:value-type="float" office:value="90.33" calcext:value-type="float">
            <text:p>90.33</text:p>
          </table:table-cell>
          <table:table-cell table:formula="of:=['TempMap2.5D_exp'.C116]" office:value-type="float" office:value="90.86" calcext:value-type="float">
            <text:p>90.86</text:p>
          </table:table-cell>
          <table:table-cell table:formula="of:=['TempMap2.5D_exp'.C117]" office:value-type="float" office:value="90.12" calcext:value-type="float">
            <text:p>90.12</text:p>
          </table:table-cell>
          <table:covered-table-cell/>
        </table:table-row>
        <table:table-row table:style-name="ro1">
          <table:table-cell office:value-type="string" calcext:value-type="string">
            <text:p>layer_2_LC0_3</text:p>
          </table:table-cell>
          <table:table-cell office:value-type="float" office:value="364.33" calcext:value-type="float">
            <text:p>364.33</text:p>
          </table:table-cell>
          <table:table-cell table:formula="of:=[.B22]-273" office:value-type="float" office:value="91.33" calcext:value-type="float">
            <text:p>91.33</text:p>
          </table:table-cell>
          <table:table-cell table:number-columns-repeated="3"/>
          <table:covered-table-cell table:number-columns-repeated="5"/>
          <table:table-cell table:formula="of:=['TempMap2.5D_exp'.C110]" office:value-type="float" office:value="90.53" calcext:value-type="float">
            <text:p>90.53</text:p>
          </table:table-cell>
          <table:table-cell table:formula="of:=['TempMap2.5D_exp'.C111]" office:value-type="float" office:value="101.55" calcext:value-type="float">
            <text:p>101.55</text:p>
          </table:table-cell>
          <table:table-cell table:formula="of:=['TempMap2.5D_exp'.C112]" office:value-type="float" office:value="103.07" calcext:value-type="float">
            <text:p>103.07</text:p>
          </table:table-cell>
          <table:table-cell table:formula="of:=['TempMap2.5D_exp'.C113]" office:value-type="float" office:value="102.89" calcext:value-type="float">
            <text:p>102.89</text:p>
          </table:table-cell>
          <table:covered-table-cell/>
        </table:table-row>
        <table:table-row table:style-name="ro1">
          <table:table-cell office:value-type="string" calcext:value-type="string">
            <text:p>layer_2_LC1_0</text:p>
          </table:table-cell>
          <table:table-cell office:value-type="float" office:value="364.63" calcext:value-type="float">
            <text:p>364.63</text:p>
          </table:table-cell>
          <table:table-cell table:formula="of:=[.B23]-273" office:value-type="float" office:value="91.63" calcext:value-type="float">
            <text:p>91.63</text:p>
          </table:table-cell>
          <table:table-cell table:number-columns-repeated="3"/>
          <table:covered-table-cell table:number-columns-repeated="5"/>
          <table:table-cell table:formula="of:=['TempMap2.5D_exp'.C106]" office:value-type="float" office:value="90.64" calcext:value-type="float">
            <text:p>90.64</text:p>
          </table:table-cell>
          <table:table-cell table:formula="of:=['TempMap2.5D_exp'.C107]" office:value-type="float" office:value="101.65" calcext:value-type="float">
            <text:p>101.65</text:p>
          </table:table-cell>
          <table:table-cell table:formula="of:=['TempMap2.5D_exp'.C108]" office:value-type="float" office:value="103.16" calcext:value-type="float">
            <text:p>103.16</text:p>
          </table:table-cell>
          <table:table-cell table:formula="of:=['TempMap2.5D_exp'.C109]" office:value-type="float" office:value="102.96" calcext:value-type="float">
            <text:p>102.96</text:p>
          </table:table-cell>
          <table:covered-table-cell/>
        </table:table-row>
        <table:table-row table:style-name="ro1">
          <table:table-cell office:value-type="string" calcext:value-type="string">
            <text:p>layer_2_LC1_1</text:p>
          </table:table-cell>
          <table:table-cell office:value-type="float" office:value="376.46" calcext:value-type="float">
            <text:p>376.46</text:p>
          </table:table-cell>
          <table:table-cell table:formula="of:=[.B24]-273" office:value-type="float" office:value="103.46" calcext:value-type="float">
            <text:p>103.46</text:p>
          </table:table-cell>
          <table:table-cell table:number-columns-repeated="3"/>
          <table:covered-table-cell table:number-columns-repeated="5"/>
          <table:table-cell table:formula="of:=['TempMap2.5D_exp'.C102]" office:value-type="float" office:value="84.53" calcext:value-type="float">
            <text:p>84.53</text:p>
          </table:table-cell>
          <table:table-cell table:formula="of:=['TempMap2.5D_exp'.C103]" office:value-type="float" office:value="90.5" calcext:value-type="float">
            <text:p>90.5</text:p>
          </table:table-cell>
          <table:table-cell table:formula="of:=['TempMap2.5D_exp'.C104]" office:value-type="float" office:value="91.01" calcext:value-type="float">
            <text:p>91.01</text:p>
          </table:table-cell>
          <table:table-cell table:formula="of:=['TempMap2.5D_exp'.C105]" office:value-type="float" office:value="90.24" calcext:value-type="float">
            <text:p>90.24</text:p>
          </table:table-cell>
          <table:covered-table-cell/>
        </table:table-row>
        <table:table-row table:style-name="ro1">
          <table:table-cell office:value-type="string" calcext:value-type="string">
            <text:p>layer_2_LC1_2</text:p>
          </table:table-cell>
          <table:table-cell office:value-type="float" office:value="378.2" calcext:value-type="float">
            <text:p>378.2</text:p>
          </table:table-cell>
          <table:table-cell table:formula="of:=[.B25]-273" office:value-type="float" office:value="105.2" calcext:value-type="float">
            <text:p>105.2</text:p>
          </table:table-cell>
          <table:table-cell table:number-columns-repeated="7"/>
          <table:table-cell table:style-name="ce9" table:formula="of:=[.C121]" office:value-type="float" office:value="74.96" calcext:value-type="float" table:number-columns-spanned="5" table:number-rows-spanned="1">
            <text:p>74.96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LC1_3</text:p>
          </table:table-cell>
          <table:table-cell office:value-type="float" office:value="377.94" calcext:value-type="float">
            <text:p>377.94</text:p>
          </table:table-cell>
          <table:table-cell table:formula="of:=[.B26]-273" office:value-type="float" office:value="104.94" calcext:value-type="float">
            <text:p>10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LC2_0</text:p>
          </table:table-cell>
          <table:table-cell office:value-type="float" office:value="364.53" calcext:value-type="float">
            <text:p>364.53</text:p>
          </table:table-cell>
          <table:table-cell table:formula="of:=[.B27]-273" office:value-type="float" office:value="91.53" calcext:value-type="float">
            <text:p>91.53</text:p>
          </table:table-cell>
          <table:table-cell table:number-columns-repeated="7"/>
          <table:table-cell table:style-name="ce9" table:formula="of:=[.C162]" office:value-type="float" office:value="74.53" calcext:value-type="float" table:number-columns-spanned="5" table:number-rows-spanned="1">
            <text:p>74.53</text:p>
          </table:table-cell>
          <table:covered-table-cell table:number-columns-repeated="4"/>
          <table:table-cell table:style-name="ce21" table:formula="of:=[.C164]" office:value-type="float" office:value="100.07" calcext:value-type="float" table:number-columns-spanned="1" table:number-rows-spanned="6">
            <text:p>100.07</text:p>
          </table:table-cell>
        </table:table-row>
        <table:table-row table:style-name="ro1">
          <table:table-cell office:value-type="string" calcext:value-type="string">
            <text:p>layer_2_LC2_1</text:p>
          </table:table-cell>
          <table:table-cell office:value-type="float" office:value="376.35" calcext:value-type="float">
            <text:p>376.35</text:p>
          </table:table-cell>
          <table:table-cell table:formula="of:=[.B28]-273" office:value-type="float" office:value="103.35" calcext:value-type="float">
            <text:p>103.35</text:p>
          </table:table-cell>
          <table:table-cell table:number-columns-repeated="3"/>
          <table:table-cell table:style-name="ce9" table:formula="of:=[.C160]" office:value-type="float" office:value="83.15" calcext:value-type="float" table:number-columns-spanned="4" table:number-rows-spanned="4">
            <text:p>83.15</text:p>
          </table:table-cell>
          <table:covered-table-cell table:number-columns-repeated="3"/>
          <table:table-cell table:style-name="ce9" table:formula="of:=[.C161]" office:value-type="float" office:value="77.31" calcext:value-type="float" table:number-columns-spanned="1" table:number-rows-spanned="4">
            <text:p>77.31</text:p>
          </table:table-cell>
          <table:table-cell table:formula="of:=['TempMap2.5D_exp'.C156]" office:value-type="float" office:value="83.84" calcext:value-type="float">
            <text:p>83.84</text:p>
          </table:table-cell>
          <table:table-cell table:formula="of:=['TempMap2.5D_exp'.C157]" office:value-type="float" office:value="89.42" calcext:value-type="float">
            <text:p>89.42</text:p>
          </table:table-cell>
          <table:table-cell table:formula="of:=['TempMap2.5D_exp'.C158]" office:value-type="float" office:value="89.86" calcext:value-type="float">
            <text:p>89.86</text:p>
          </table:table-cell>
          <table:table-cell table:formula="of:=['TempMap2.5D_exp'.C159]" office:value-type="float" office:value="89.06" calcext:value-type="float">
            <text:p>89.06</text:p>
          </table:table-cell>
          <table:covered-table-cell/>
        </table:table-row>
        <table:table-row table:style-name="ro1">
          <table:table-cell office:value-type="string" calcext:value-type="string">
            <text:p>layer_2_LC2_2</text:p>
          </table:table-cell>
          <table:table-cell office:value-type="float" office:value="378.11" calcext:value-type="float">
            <text:p>378.11</text:p>
          </table:table-cell>
          <table:table-cell table:formula="of:=[.B29]-273" office:value-type="float" office:value="105.11" calcext:value-type="float">
            <text:p>105.11</text:p>
          </table:table-cell>
          <table:table-cell table:number-columns-repeated="3"/>
          <table:covered-table-cell table:number-columns-repeated="5"/>
          <table:table-cell table:formula="of:=['TempMap2.5D_exp'.C152]" office:value-type="float" office:value="89.62" calcext:value-type="float">
            <text:p>89.62</text:p>
          </table:table-cell>
          <table:table-cell table:formula="of:=['TempMap2.5D_exp'.C153]" office:value-type="float" office:value="99.87" calcext:value-type="float">
            <text:p>99.87</text:p>
          </table:table-cell>
          <table:table-cell table:formula="of:=['TempMap2.5D_exp'.C154]" office:value-type="float" office:value="101.22" calcext:value-type="float">
            <text:p>101.22</text:p>
          </table:table-cell>
          <table:table-cell table:formula="of:=['TempMap2.5D_exp'.C155]" office:value-type="float" office:value="100.96" calcext:value-type="float">
            <text:p>100.96</text:p>
          </table:table-cell>
          <table:covered-table-cell/>
        </table:table-row>
        <table:table-row table:style-name="ro1">
          <table:table-cell office:value-type="string" calcext:value-type="string">
            <text:p>layer_2_LC2_3</text:p>
          </table:table-cell>
          <table:table-cell office:value-type="float" office:value="377.87" calcext:value-type="float">
            <text:p>377.87</text:p>
          </table:table-cell>
          <table:table-cell table:formula="of:=[.B30]-273" office:value-type="float" office:value="104.87" calcext:value-type="float">
            <text:p>104.87</text:p>
          </table:table-cell>
          <table:table-cell table:number-columns-repeated="3"/>
          <table:covered-table-cell table:number-columns-repeated="5"/>
          <table:table-cell table:formula="of:=['TempMap2.5D_exp'.C148]" office:value-type="float" office:value="89.72" calcext:value-type="float">
            <text:p>89.72</text:p>
          </table:table-cell>
          <table:table-cell table:formula="of:=['TempMap2.5D_exp'.C149]" office:value-type="float" office:value="99.97" calcext:value-type="float">
            <text:p>99.97</text:p>
          </table:table-cell>
          <table:table-cell table:formula="of:=['TempMap2.5D_exp'.C150]" office:value-type="float" office:value="101.31" calcext:value-type="float">
            <text:p>101.31</text:p>
          </table:table-cell>
          <table:table-cell table:formula="of:=['TempMap2.5D_exp'.C151]" office:value-type="float" office:value="101.03" calcext:value-type="float">
            <text:p>101.03</text:p>
          </table:table-cell>
          <table:covered-table-cell/>
        </table:table-row>
        <table:table-row table:style-name="ro1">
          <table:table-cell office:value-type="string" calcext:value-type="string">
            <text:p>layer_2_LC3_0</text:p>
          </table:table-cell>
          <table:table-cell office:value-type="float" office:value="357.9" calcext:value-type="float">
            <text:p>357.9</text:p>
          </table:table-cell>
          <table:table-cell table:formula="of:=[.B31]-273" office:value-type="float" office:value="84.9" calcext:value-type="float">
            <text:p>84.9</text:p>
          </table:table-cell>
          <table:table-cell table:number-columns-repeated="3"/>
          <table:covered-table-cell table:number-columns-repeated="5"/>
          <table:table-cell table:formula="of:=['TempMap2.5D_exp'.C144]" office:value-type="float" office:value="84.02" calcext:value-type="float">
            <text:p>84.02</text:p>
          </table:table-cell>
          <table:table-cell table:formula="of:=['TempMap2.5D_exp'.C145]" office:value-type="float" office:value="89.59" calcext:value-type="float">
            <text:p>89.59</text:p>
          </table:table-cell>
          <table:table-cell table:formula="of:=['TempMap2.5D_exp'.C146]" office:value-type="float" office:value="90.02" calcext:value-type="float">
            <text:p>90.02</text:p>
          </table:table-cell>
          <table:table-cell table:formula="of:=['TempMap2.5D_exp'.C147]" office:value-type="float" office:value="89.18" calcext:value-type="float">
            <text:p>89.18</text:p>
          </table:table-cell>
          <table:covered-table-cell/>
        </table:table-row>
        <table:table-row table:style-name="ro1">
          <table:table-cell office:value-type="string" calcext:value-type="string">
            <text:p>layer_2_LC3_1</text:p>
          </table:table-cell>
          <table:table-cell office:value-type="float" office:value="364.3" calcext:value-type="float">
            <text:p>364.3</text:p>
          </table:table-cell>
          <table:table-cell table:formula="of:=[.B32]-273" office:value-type="float" office:value="91.3" calcext:value-type="float">
            <text:p>91.3</text:p>
          </table:table-cell>
          <table:table-cell table:number-columns-repeated="7"/>
          <table:table-cell table:style-name="ce9" table:formula="of:=[.C163]" office:value-type="float" office:value="74.96" calcext:value-type="float" table:number-columns-spanned="5" table:number-rows-spanned="1">
            <text:p>74.96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LC3_2</text:p>
          </table:table-cell>
          <table:table-cell office:value-type="float" office:value="364.94" calcext:value-type="float">
            <text:p>364.94</text:p>
          </table:table-cell>
          <table:table-cell table:formula="of:=[.B33]-273" office:value-type="float" office:value="91.94" calcext:value-type="float">
            <text:p>91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LC3_3</text:p>
          </table:table-cell>
          <table:table-cell office:value-type="float" office:value="364.2" calcext:value-type="float">
            <text:p>364.2</text:p>
          </table:table-cell>
          <table:table-cell table:formula="of:=[.B34]-273" office:value-type="float" office:value="91.2" calcext:value-type="float">
            <text:p>91.2</text:p>
          </table:table-cell>
          <table:table-cell table:number-columns-repeated="7"/>
          <table:table-cell table:style-name="ce9" table:formula="of:=[.C204]" office:value-type="float" office:value="74.53" calcext:value-type="float" table:number-columns-spanned="5" table:number-rows-spanned="1">
            <text:p>74.53</text:p>
          </table:table-cell>
          <table:covered-table-cell table:number-columns-repeated="4"/>
          <table:table-cell table:style-name="ce21" table:formula="of:=[.C206]" office:value-type="float" office:value="97.88" calcext:value-type="float" table:number-columns-spanned="1" table:number-rows-spanned="6">
            <text:p>97.88</text:p>
          </table:table-cell>
        </table:table-row>
        <table:table-row table:style-name="ro1">
          <table:table-cell office:value-type="string" calcext:value-type="string">
            <text:p>layer_2_X1</text:p>
          </table:table-cell>
          <table:table-cell office:value-type="float" office:value="350.33" calcext:value-type="float">
            <text:p>350.33</text:p>
          </table:table-cell>
          <table:table-cell table:formula="of:=[.B35]-273" office:value-type="float" office:value="77.33" calcext:value-type="float">
            <text:p>77.33</text:p>
          </table:table-cell>
          <table:table-cell table:number-columns-repeated="3"/>
          <table:table-cell table:style-name="ce9" table:formula="of:=[.C202]" office:value-type="float" office:value="82.84" calcext:value-type="float" table:number-columns-spanned="4" table:number-rows-spanned="4">
            <text:p>82.84</text:p>
          </table:table-cell>
          <table:covered-table-cell table:number-columns-repeated="3"/>
          <table:table-cell table:style-name="ce9" table:formula="of:=[.C203]" office:value-type="float" office:value="77.3" calcext:value-type="float" table:number-columns-spanned="1" table:number-rows-spanned="4">
            <text:p>77.3</text:p>
          </table:table-cell>
          <table:table-cell table:formula="of:=['TempMap2.5D_exp'.C198]" office:value-type="float" office:value="83.16" calcext:value-type="float">
            <text:p>83.16</text:p>
          </table:table-cell>
          <table:table-cell table:formula="of:=['TempMap2.5D_exp'.C199]" office:value-type="float" office:value="88.22" calcext:value-type="float">
            <text:p>88.22</text:p>
          </table:table-cell>
          <table:table-cell table:formula="of:=['TempMap2.5D_exp'.C200]" office:value-type="float" office:value="88.56" calcext:value-type="float">
            <text:p>88.56</text:p>
          </table:table-cell>
          <table:table-cell table:formula="of:=['TempMap2.5D_exp'.C201]" office:value-type="float" office:value="87.66" calcext:value-type="float">
            <text:p>87.66</text:p>
          </table:table-cell>
          <table:covered-table-cell/>
        </table:table-row>
        <table:table-row table:style-name="ro1">
          <table:table-cell office:value-type="string" calcext:value-type="string">
            <text:p>layer_2_X2</text:p>
          </table:table-cell>
          <table:table-cell office:value-type="float" office:value="347.53" calcext:value-type="float">
            <text:p>347.53</text:p>
          </table:table-cell>
          <table:table-cell table:formula="of:=[.B36]-273" office:value-type="float" office:value="74.53" calcext:value-type="float">
            <text:p>74.53</text:p>
          </table:table-cell>
          <table:table-cell table:number-columns-repeated="3"/>
          <table:covered-table-cell table:number-columns-repeated="5"/>
          <table:table-cell table:formula="of:=['TempMap2.5D_exp'.C194]" office:value-type="float" office:value="88.41" calcext:value-type="float">
            <text:p>88.41</text:p>
          </table:table-cell>
          <table:table-cell table:formula="of:=['TempMap2.5D_exp'.C195]" office:value-type="float" office:value="97.67" calcext:value-type="float">
            <text:p>97.67</text:p>
          </table:table-cell>
          <table:table-cell table:formula="of:=['TempMap2.5D_exp'.C196]" office:value-type="float" office:value="98.81" calcext:value-type="float">
            <text:p>98.81</text:p>
          </table:table-cell>
          <table:table-cell table:formula="of:=['TempMap2.5D_exp'.C197]" office:value-type="float" office:value="98.39" calcext:value-type="float">
            <text:p>98.39</text:p>
          </table:table-cell>
          <table:covered-table-cell/>
        </table:table-row>
        <table:table-row table:style-name="ro1">
          <table:table-cell office:value-type="string" calcext:value-type="string">
            <text:p>layer_2_X3</text:p>
          </table:table-cell>
          <table:table-cell office:value-type="float" office:value="347.96" calcext:value-type="float">
            <text:p>347.96</text:p>
          </table:table-cell>
          <table:table-cell table:formula="of:=[.B37]-273" office:value-type="float" office:value="74.96" calcext:value-type="float">
            <text:p>74.96</text:p>
          </table:table-cell>
          <table:table-cell table:number-columns-repeated="3"/>
          <table:covered-table-cell table:number-columns-repeated="5"/>
          <table:table-cell table:formula="of:=['TempMap2.5D_exp'.C190]" office:value-type="float" office:value="88.51" calcext:value-type="float">
            <text:p>88.51</text:p>
          </table:table-cell>
          <table:table-cell table:formula="of:=['TempMap2.5D_exp'.C191]" office:value-type="float" office:value="97.77" calcext:value-type="float">
            <text:p>97.77</text:p>
          </table:table-cell>
          <table:table-cell table:formula="of:=['TempMap2.5D_exp'.C192]" office:value-type="float" office:value="98.89" calcext:value-type="float">
            <text:p>98.89</text:p>
          </table:table-cell>
          <table:table-cell table:formula="of:=['TempMap2.5D_exp'.C193]" office:value-type="float" office:value="98.46" calcext:value-type="float">
            <text:p>98.46</text:p>
          </table:table-cell>
          <table:covered-table-cell/>
        </table:table-row>
        <table:table-row table:style-name="ro1">
          <table:table-cell office:value-type="string" calcext:value-type="string">
            <text:p>layer_2_X4</text:p>
          </table:table-cell>
          <table:table-cell office:value-type="float" office:value="366.04" calcext:value-type="float">
            <text:p>366.04</text:p>
          </table:table-cell>
          <table:table-cell table:formula="of:=[.B38]-273" office:value-type="float" office:value="93.04" calcext:value-type="float">
            <text:p>93.04</text:p>
          </table:table-cell>
          <table:table-cell table:number-columns-repeated="3"/>
          <table:covered-table-cell table:number-columns-repeated="5"/>
          <table:table-cell table:formula="of:=['TempMap2.5D_exp'.C186]" office:value-type="float" office:value="83.35" calcext:value-type="float">
            <text:p>83.35</text:p>
          </table:table-cell>
          <table:table-cell table:formula="of:=['TempMap2.5D_exp'.C187]" office:value-type="float" office:value="88.39" calcext:value-type="float">
            <text:p>88.39</text:p>
          </table:table-cell>
          <table:table-cell table:formula="of:=['TempMap2.5D_exp'.C188]" office:value-type="float" office:value="88.71" calcext:value-type="float">
            <text:p>88.71</text:p>
          </table:table-cell>
          <table:table-cell table:formula="of:=['TempMap2.5D_exp'.C189]" office:value-type="float" office:value="87.78" calcext:value-type="float">
            <text:p>87.78</text:p>
          </table:table-cell>
          <table:covered-table-cell/>
        </table:table-row>
        <table:table-row table:style-name="ro1">
          <table:table-cell office:value-type="string" calcext:value-type="string">
            <text:p>layer_3_TB0_0</text:p>
          </table:table-cell>
          <table:table-cell office:value-type="float" office:value="358.04" calcext:value-type="float">
            <text:p>358.04</text:p>
          </table:table-cell>
          <table:table-cell table:formula="of:=[.B39]-273" office:value-type="float" office:value="85.04" calcext:value-type="float">
            <text:p>85.04</text:p>
          </table:table-cell>
          <table:table-cell table:number-columns-repeated="7"/>
          <table:table-cell table:style-name="ce9" table:formula="of:=[.C205]" office:value-type="float" office:value="74.96" calcext:value-type="float" table:number-columns-spanned="5" table:number-rows-spanned="1">
            <text:p>74.96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3_TB0_1</text:p>
          </table:table-cell>
          <table:table-cell office:value-type="float" office:value="364.41" calcext:value-type="float">
            <text:p>364.41</text:p>
          </table:table-cell>
          <table:table-cell table:formula="of:=[.B40]-273" office:value-type="float" office:value="91.41" calcext:value-type="float">
            <text:p>91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3_TB0_2</text:p>
          </table:table-cell>
          <table:table-cell office:value-type="float" office:value="365.02" calcext:value-type="float">
            <text:p>365.02</text:p>
          </table:table-cell>
          <table:table-cell table:formula="of:=[.B41]-273" office:value-type="float" office:value="92.02" calcext:value-type="float">
            <text:p>92.02</text:p>
          </table:table-cell>
          <table:table-cell table:number-columns-repeated="7"/>
          <table:table-cell table:style-name="ce9" table:formula="of:=[.C246]" office:value-type="float" office:value="74.52" calcext:value-type="float" table:number-columns-spanned="5" table:number-rows-spanned="1">
            <text:p>74.52</text:p>
          </table:table-cell>
          <table:covered-table-cell table:number-columns-repeated="4"/>
          <table:table-cell table:style-name="ce21" table:formula="of:=[.C248]" office:value-type="float" office:value="94.56" calcext:value-type="float" table:number-columns-spanned="1" table:number-rows-spanned="6">
            <text:p>94.56</text:p>
          </table:table-cell>
        </table:table-row>
        <table:table-row table:style-name="ro1">
          <table:table-cell office:value-type="string" calcext:value-type="string">
            <text:p>layer_3_TB0_3</text:p>
          </table:table-cell>
          <table:table-cell office:value-type="float" office:value="364.24" calcext:value-type="float">
            <text:p>364.24</text:p>
          </table:table-cell>
          <table:table-cell table:formula="of:=[.B42]-273" office:value-type="float" office:value="91.24" calcext:value-type="float">
            <text:p>91.24</text:p>
          </table:table-cell>
          <table:table-cell table:number-columns-repeated="3"/>
          <table:table-cell table:style-name="ce9" table:formula="of:=[.C244]" office:value-type="float" office:value="82.53" calcext:value-type="float" table:number-columns-spanned="4" table:number-rows-spanned="4">
            <text:p>82.53</text:p>
          </table:table-cell>
          <table:covered-table-cell table:number-columns-repeated="3"/>
          <table:table-cell table:style-name="ce9" table:formula="of:=[.C245]" office:value-type="float" office:value="77.29" calcext:value-type="float" table:number-columns-spanned="1" table:number-rows-spanned="4">
            <text:p>77.29</text:p>
          </table:table-cell>
          <table:table-cell table:formula="of:=['TempMap2.5D_exp'.C240]" office:value-type="float" office:value="82.33" calcext:value-type="float">
            <text:p>82.33</text:p>
          </table:table-cell>
          <table:table-cell table:formula="of:=['TempMap2.5D_exp'.C241]" office:value-type="float" office:value="86.72" calcext:value-type="float">
            <text:p>86.72</text:p>
          </table:table-cell>
          <table:table-cell table:formula="of:=['TempMap2.5D_exp'.C242]" office:value-type="float" office:value="86.95" calcext:value-type="float">
            <text:p>86.95</text:p>
          </table:table-cell>
          <table:table-cell table:formula="of:=['TempMap2.5D_exp'.C243]" office:value-type="float" office:value="85.91" calcext:value-type="float">
            <text:p>85.91</text:p>
          </table:table-cell>
          <table:covered-table-cell/>
        </table:table-row>
        <table:table-row table:style-name="ro1">
          <table:table-cell office:value-type="string" calcext:value-type="string">
            <text:p>layer_3_TB1_0</text:p>
          </table:table-cell>
          <table:table-cell office:value-type="float" office:value="364.58" calcext:value-type="float">
            <text:p>364.58</text:p>
          </table:table-cell>
          <table:table-cell table:formula="of:=[.B43]-273" office:value-type="float" office:value="91.58" calcext:value-type="float">
            <text:p>91.58</text:p>
          </table:table-cell>
          <table:table-cell table:number-columns-repeated="3"/>
          <table:covered-table-cell table:number-columns-repeated="5"/>
          <table:table-cell table:formula="of:=['TempMap2.5D_exp'.C236]" office:value-type="float" office:value="86.92" calcext:value-type="float">
            <text:p>86.92</text:p>
          </table:table-cell>
          <table:table-cell table:formula="of:=['TempMap2.5D_exp'.C237]" office:value-type="float" office:value="94.94" calcext:value-type="float">
            <text:p>94.94</text:p>
          </table:table-cell>
          <table:table-cell table:formula="of:=['TempMap2.5D_exp'.C238]" office:value-type="float" office:value="95.82" calcext:value-type="float">
            <text:p>95.82</text:p>
          </table:table-cell>
          <table:table-cell table:formula="of:=['TempMap2.5D_exp'.C239]" office:value-type="float" office:value="95.19" calcext:value-type="float">
            <text:p>95.19</text:p>
          </table:table-cell>
          <table:covered-table-cell/>
        </table:table-row>
        <table:table-row table:style-name="ro1">
          <table:table-cell office:value-type="string" calcext:value-type="string">
            <text:p>layer_3_TB1_1</text:p>
          </table:table-cell>
          <table:table-cell office:value-type="float" office:value="376.39" calcext:value-type="float">
            <text:p>376.39</text:p>
          </table:table-cell>
          <table:table-cell table:formula="of:=[.B44]-273" office:value-type="float" office:value="103.39" calcext:value-type="float">
            <text:p>103.39</text:p>
          </table:table-cell>
          <table:table-cell table:number-columns-repeated="3"/>
          <table:covered-table-cell table:number-columns-repeated="5"/>
          <table:table-cell table:formula="of:=['TempMap2.5D_exp'.C232]" office:value-type="float" office:value="87.02" calcext:value-type="float">
            <text:p>87.02</text:p>
          </table:table-cell>
          <table:table-cell table:formula="of:=['TempMap2.5D_exp'.C233]" office:value-type="float" office:value="95.03" calcext:value-type="float">
            <text:p>95.03</text:p>
          </table:table-cell>
          <table:table-cell table:formula="of:=['TempMap2.5D_exp'.C234]" office:value-type="float" office:value="95.9" calcext:value-type="float">
            <text:p>95.9</text:p>
          </table:table-cell>
          <table:table-cell table:formula="of:=['TempMap2.5D_exp'.C235]" office:value-type="float" office:value="95.25" calcext:value-type="float">
            <text:p>95.25</text:p>
          </table:table-cell>
          <table:covered-table-cell/>
        </table:table-row>
        <table:table-row table:style-name="ro1">
          <table:table-cell office:value-type="string" calcext:value-type="string">
            <text:p>layer_3_TB1_2</text:p>
          </table:table-cell>
          <table:table-cell office:value-type="float" office:value="378.13" calcext:value-type="float">
            <text:p>378.13</text:p>
          </table:table-cell>
          <table:table-cell table:formula="of:=[.B45]-273" office:value-type="float" office:value="105.13" calcext:value-type="float">
            <text:p>105.13</text:p>
          </table:table-cell>
          <table:table-cell table:number-columns-repeated="3"/>
          <table:covered-table-cell table:number-columns-repeated="5"/>
          <table:table-cell table:formula="of:=['TempMap2.5D_exp'.C228]" office:value-type="float" office:value="82.51" calcext:value-type="float">
            <text:p>82.51</text:p>
          </table:table-cell>
          <table:table-cell table:formula="of:=['TempMap2.5D_exp'.C229]" office:value-type="float" office:value="86.89" calcext:value-type="float">
            <text:p>86.89</text:p>
          </table:table-cell>
          <table:table-cell table:formula="of:=['TempMap2.5D_exp'.C230]" office:value-type="float" office:value="87.09" calcext:value-type="float">
            <text:p>87.09</text:p>
          </table:table-cell>
          <table:table-cell table:formula="of:=['TempMap2.5D_exp'.C231]" office:value-type="float" office:value="86.03" calcext:value-type="float">
            <text:p>86.03</text:p>
          </table:table-cell>
          <table:covered-table-cell/>
        </table:table-row>
        <table:table-row table:style-name="ro1">
          <table:table-cell office:value-type="string" calcext:value-type="string">
            <text:p>layer_3_TB1_3</text:p>
          </table:table-cell>
          <table:table-cell office:value-type="float" office:value="377.88" calcext:value-type="float">
            <text:p>377.88</text:p>
          </table:table-cell>
          <table:table-cell table:formula="of:=[.B46]-273" office:value-type="float" office:value="104.88" calcext:value-type="float">
            <text:p>104.88</text:p>
          </table:table-cell>
          <table:table-cell table:number-columns-repeated="7"/>
          <table:table-cell table:style-name="ce9" table:formula="of:=[.C247]" office:value-type="float" office:value="74.95" calcext:value-type="float" table:number-columns-spanned="5" table:number-rows-spanned="1">
            <text:p>74.95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3_TB2_0</text:p>
          </table:table-cell>
          <table:table-cell office:value-type="float" office:value="364.47" calcext:value-type="float">
            <text:p>364.47</text:p>
          </table:table-cell>
          <table:table-cell table:formula="of:=[.B47]-273" office:value-type="float" office:value="91.47" calcext:value-type="float">
            <text:p>91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3_TB2_1</text:p>
          </table:table-cell>
          <table:table-cell office:value-type="float" office:value="376.29" calcext:value-type="float">
            <text:p>376.29</text:p>
          </table:table-cell>
          <table:table-cell table:formula="of:=[.B48]-273" office:value-type="float" office:value="103.29" calcext:value-type="float">
            <text:p>103.29</text:p>
          </table:table-cell>
          <table:table-cell table:number-columns-repeated="7"/>
          <table:table-cell table:style-name="ce9" table:formula="of:=[.C288]" office:value-type="float" office:value="74.52" calcext:value-type="float" table:number-columns-spanned="5" table:number-rows-spanned="1">
            <text:p>74.52</text:p>
          </table:table-cell>
          <table:covered-table-cell table:number-columns-repeated="4"/>
          <table:table-cell table:style-name="ce21" table:formula="of:=[.C290]" office:value-type="float" office:value="90.31" calcext:value-type="float" table:number-columns-spanned="1" table:number-rows-spanned="6">
            <text:p>90.31</text:p>
          </table:table-cell>
        </table:table-row>
        <table:table-row table:style-name="ro1">
          <table:table-cell office:value-type="string" calcext:value-type="string">
            <text:p>layer_3_TB2_2</text:p>
          </table:table-cell>
          <table:table-cell office:value-type="float" office:value="378.04" calcext:value-type="float">
            <text:p>378.04</text:p>
          </table:table-cell>
          <table:table-cell table:formula="of:=[.B49]-273" office:value-type="float" office:value="105.04" calcext:value-type="float">
            <text:p>105.04</text:p>
          </table:table-cell>
          <table:table-cell table:number-columns-repeated="3"/>
          <table:table-cell table:style-name="ce9" table:formula="of:=[.C286]" office:value-type="float" office:value="82.22" calcext:value-type="float" table:number-columns-spanned="4" table:number-rows-spanned="4">
            <text:p>82.22</text:p>
          </table:table-cell>
          <table:covered-table-cell table:number-columns-repeated="3"/>
          <table:table-cell table:style-name="ce9" table:formula="of:=[.C287]" office:value-type="float" office:value="77.28" calcext:value-type="float" table:number-columns-spanned="1" table:number-rows-spanned="4">
            <text:p>77.28</text:p>
          </table:table-cell>
          <table:table-cell table:formula="of:=['TempMap2.5D_exp'.C282]" office:value-type="float" office:value="81.32" calcext:value-type="float">
            <text:p>81.32</text:p>
          </table:table-cell>
          <table:table-cell table:formula="of:=['TempMap2.5D_exp'.C283]" office:value-type="float" office:value="84.92" calcext:value-type="float">
            <text:p>84.92</text:p>
          </table:table-cell>
          <table:table-cell table:formula="of:=['TempMap2.5D_exp'.C284]" office:value-type="float" office:value="85.01" calcext:value-type="float">
            <text:p>85.01</text:p>
          </table:table-cell>
          <table:table-cell table:formula="of:=['TempMap2.5D_exp'.C285]" office:value-type="float" office:value="83.82" calcext:value-type="float">
            <text:p>83.82</text:p>
          </table:table-cell>
          <table:covered-table-cell/>
        </table:table-row>
        <table:table-row table:style-name="ro1">
          <table:table-cell office:value-type="string" calcext:value-type="string">
            <text:p>layer_3_TB2_3</text:p>
          </table:table-cell>
          <table:table-cell office:value-type="float" office:value="377.8" calcext:value-type="float">
            <text:p>377.8</text:p>
          </table:table-cell>
          <table:table-cell table:formula="of:=[.B50]-273" office:value-type="float" office:value="104.8" calcext:value-type="float">
            <text:p>104.8</text:p>
          </table:table-cell>
          <table:table-cell table:number-columns-repeated="3"/>
          <table:covered-table-cell table:number-columns-repeated="5"/>
          <table:table-cell table:formula="of:=['TempMap2.5D_exp'.C278]" office:value-type="float" office:value="85.13" calcext:value-type="float">
            <text:p>85.13</text:p>
          </table:table-cell>
          <table:table-cell table:formula="of:=['TempMap2.5D_exp'.C279]" office:value-type="float" office:value="91.64" calcext:value-type="float">
            <text:p>91.64</text:p>
          </table:table-cell>
          <table:table-cell table:formula="of:=['TempMap2.5D_exp'.C280]" office:value-type="float" office:value="92.24" calcext:value-type="float">
            <text:p>92.24</text:p>
          </table:table-cell>
          <table:table-cell table:formula="of:=['TempMap2.5D_exp'.C281]" office:value-type="float" office:value="91.34" calcext:value-type="float">
            <text:p>91.34</text:p>
          </table:table-cell>
          <table:covered-table-cell/>
        </table:table-row>
        <table:table-row table:style-name="ro1">
          <table:table-cell office:value-type="string" calcext:value-type="string">
            <text:p>layer_3_TB3_0</text:p>
          </table:table-cell>
          <table:table-cell office:value-type="float" office:value="357.85" calcext:value-type="float">
            <text:p>357.85</text:p>
          </table:table-cell>
          <table:table-cell table:formula="of:=[.B51]-273" office:value-type="float" office:value="84.85" calcext:value-type="float">
            <text:p>84.85</text:p>
          </table:table-cell>
          <table:table-cell table:number-columns-repeated="3"/>
          <table:covered-table-cell table:number-columns-repeated="5"/>
          <table:table-cell table:formula="of:=['TempMap2.5D_exp'.C274]" office:value-type="float" office:value="85.22" calcext:value-type="float">
            <text:p>85.22</text:p>
          </table:table-cell>
          <table:table-cell table:formula="of:=['TempMap2.5D_exp'.C275]" office:value-type="float" office:value="91.73" calcext:value-type="float">
            <text:p>91.73</text:p>
          </table:table-cell>
          <table:table-cell table:formula="of:=['TempMap2.5D_exp'.C276]" office:value-type="float" office:value="92.32" calcext:value-type="float">
            <text:p>92.32</text:p>
          </table:table-cell>
          <table:table-cell table:formula="of:=['TempMap2.5D_exp'.C277]" office:value-type="float" office:value="91.41" calcext:value-type="float">
            <text:p>91.41</text:p>
          </table:table-cell>
          <table:covered-table-cell/>
        </table:table-row>
        <table:table-row table:style-name="ro1">
          <table:table-cell office:value-type="string" calcext:value-type="string">
            <text:p>layer_3_TB3_1</text:p>
          </table:table-cell>
          <table:table-cell office:value-type="float" office:value="364.23" calcext:value-type="float">
            <text:p>364.23</text:p>
          </table:table-cell>
          <table:table-cell table:formula="of:=[.B52]-273" office:value-type="float" office:value="91.23" calcext:value-type="float">
            <text:p>91.23</text:p>
          </table:table-cell>
          <table:table-cell table:number-columns-repeated="3"/>
          <table:covered-table-cell table:number-columns-repeated="5"/>
          <table:table-cell table:formula="of:=['TempMap2.5D_exp'.C270]" office:value-type="float" office:value="81.5" calcext:value-type="float">
            <text:p>81.5</text:p>
          </table:table-cell>
          <table:table-cell table:formula="of:=['TempMap2.5D_exp'.C271]" office:value-type="float" office:value="85.09" calcext:value-type="float">
            <text:p>85.09</text:p>
          </table:table-cell>
          <table:table-cell table:formula="of:=['TempMap2.5D_exp'.C272]" office:value-type="float" office:value="85.16" calcext:value-type="float">
            <text:p>85.16</text:p>
          </table:table-cell>
          <table:table-cell table:formula="of:=['TempMap2.5D_exp'.C273]" office:value-type="float" office:value="83.93" calcext:value-type="float">
            <text:p>83.93</text:p>
          </table:table-cell>
          <table:covered-table-cell/>
        </table:table-row>
        <table:table-row table:style-name="ro1">
          <table:table-cell office:value-type="string" calcext:value-type="string">
            <text:p>layer_3_TB3_2</text:p>
          </table:table-cell>
          <table:table-cell office:value-type="float" office:value="364.86" calcext:value-type="float">
            <text:p>364.86</text:p>
          </table:table-cell>
          <table:table-cell table:formula="of:=[.B53]-273" office:value-type="float" office:value="91.86" calcext:value-type="float">
            <text:p>91.86</text:p>
          </table:table-cell>
          <table:table-cell table:number-columns-repeated="7"/>
          <table:table-cell table:style-name="ce9" table:formula="of:=[.C289]" office:value-type="float" office:value="74.95" calcext:value-type="float" table:number-columns-spanned="5" table:number-rows-spanned="1">
            <text:p>74.95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3_TB3_3</text:p>
          </table:table-cell>
          <table:table-cell office:value-type="float" office:value="364.12" calcext:value-type="float">
            <text:p>364.12</text:p>
          </table:table-cell>
          <table:table-cell table:formula="of:=[.B54]-273" office:value-type="float" office:value="91.12" calcext:value-type="float">
            <text:p>91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3_X0</text:p>
          </table:table-cell>
          <table:table-cell office:value-type="float" office:value="356.86" calcext:value-type="float">
            <text:p>356.86</text:p>
          </table:table-cell>
          <table:table-cell table:formula="of:=[.B55]-273" office:value-type="float" office:value="83.86" calcext:value-type="float">
            <text:p>83.86</text:p>
          </table:table-cell>
          <table:table-cell table:number-columns-repeated="7"/>
          <table:table-cell table:style-name="ce9" table:formula="of:=[.C330]" office:value-type="float" office:value="74.52" calcext:value-type="float" table:number-columns-spanned="5" table:number-rows-spanned="1">
            <text:p>74.52</text:p>
          </table:table-cell>
          <table:covered-table-cell table:number-columns-repeated="4"/>
          <table:table-cell table:style-name="ce21" table:formula="of:=[.C332]" office:value-type="float" office:value="85.16" calcext:value-type="float" table:number-columns-spanned="1" table:number-rows-spanned="6">
            <text:p>85.16</text:p>
          </table:table-cell>
        </table:table-row>
        <table:table-row table:style-name="ro1">
          <table:table-cell office:value-type="string" calcext:value-type="string">
            <text:p>layer_3_X1</text:p>
          </table:table-cell>
          <table:table-cell office:value-type="float" office:value="350.33" calcext:value-type="float">
            <text:p>350.33</text:p>
          </table:table-cell>
          <table:table-cell table:formula="of:=[.B56]-273" office:value-type="float" office:value="77.33" calcext:value-type="float">
            <text:p>77.33</text:p>
          </table:table-cell>
          <table:table-cell table:number-columns-repeated="3"/>
          <table:table-cell table:style-name="ce9" table:formula="of:=[.C328]" office:value-type="float" office:value="81.91" calcext:value-type="float" table:number-columns-spanned="4" table:number-rows-spanned="4">
            <text:p>81.91</text:p>
          </table:table-cell>
          <table:covered-table-cell table:number-columns-repeated="3"/>
          <table:table-cell table:style-name="ce9" table:formula="of:=[.C329]" office:value-type="float" office:value="77.27" calcext:value-type="float" table:number-columns-spanned="1" table:number-rows-spanned="4">
            <text:p>77.27</text:p>
          </table:table-cell>
          <table:table-cell table:formula="of:=['TempMap2.5D_exp'.C324]" office:value-type="float" office:value="80.14" calcext:value-type="float">
            <text:p>80.14</text:p>
          </table:table-cell>
          <table:table-cell table:formula="of:=['TempMap2.5D_exp'.C325]" office:value-type="float" office:value="82.81" calcext:value-type="float">
            <text:p>82.81</text:p>
          </table:table-cell>
          <table:table-cell table:formula="of:=['TempMap2.5D_exp'.C326]" office:value-type="float" office:value="82.75" calcext:value-type="float">
            <text:p>82.75</text:p>
          </table:table-cell>
          <table:table-cell table:formula="of:=['TempMap2.5D_exp'.C327]" office:value-type="float" office:value="81.37" calcext:value-type="float">
            <text:p>81.37</text:p>
          </table:table-cell>
          <table:covered-table-cell/>
        </table:table-row>
        <table:table-row table:style-name="ro1">
          <table:table-cell office:value-type="string" calcext:value-type="string">
            <text:p>layer_3_X2</text:p>
          </table:table-cell>
          <table:table-cell office:value-type="float" office:value="347.53" calcext:value-type="float">
            <text:p>347.53</text:p>
          </table:table-cell>
          <table:table-cell table:formula="of:=[.B57]-273" office:value-type="float" office:value="74.53" calcext:value-type="float">
            <text:p>74.53</text:p>
          </table:table-cell>
          <table:table-cell table:number-columns-repeated="3"/>
          <table:covered-table-cell table:number-columns-repeated="5"/>
          <table:table-cell table:formula="of:=['TempMap2.5D_exp'.C320]" office:value-type="float" office:value="83.03" calcext:value-type="float">
            <text:p>83.03</text:p>
          </table:table-cell>
          <table:table-cell table:formula="of:=['TempMap2.5D_exp'.C321]" office:value-type="float" office:value="87.77" calcext:value-type="float">
            <text:p>87.77</text:p>
          </table:table-cell>
          <table:table-cell table:formula="of:=['TempMap2.5D_exp'.C322]" office:value-type="float" office:value="88.06" calcext:value-type="float">
            <text:p>88.06</text:p>
          </table:table-cell>
          <table:table-cell table:formula="of:=['TempMap2.5D_exp'.C323]" office:value-type="float" office:value="86.85" calcext:value-type="float">
            <text:p>86.85</text:p>
          </table:table-cell>
          <table:covered-table-cell/>
        </table:table-row>
        <table:table-row table:style-name="ro1">
          <table:table-cell office:value-type="string" calcext:value-type="string">
            <text:p>layer_3_X3</text:p>
          </table:table-cell>
          <table:table-cell office:value-type="float" office:value="347.96" calcext:value-type="float">
            <text:p>347.96</text:p>
          </table:table-cell>
          <table:table-cell table:formula="of:=[.B58]-273" office:value-type="float" office:value="74.96" calcext:value-type="float">
            <text:p>74.96</text:p>
          </table:table-cell>
          <table:table-cell table:number-columns-repeated="3"/>
          <table:covered-table-cell table:number-columns-repeated="5"/>
          <table:table-cell table:formula="of:=['TempMap2.5D_exp'.C316]" office:value-type="float" office:value="83.12" calcext:value-type="float">
            <text:p>83.12</text:p>
          </table:table-cell>
          <table:table-cell table:formula="of:=['TempMap2.5D_exp'.C317]" office:value-type="float" office:value="87.86" calcext:value-type="float">
            <text:p>87.86</text:p>
          </table:table-cell>
          <table:table-cell table:formula="of:=['TempMap2.5D_exp'.C318]" office:value-type="float" office:value="88.14" calcext:value-type="float">
            <text:p>88.14</text:p>
          </table:table-cell>
          <table:table-cell table:formula="of:=['TempMap2.5D_exp'.C319]" office:value-type="float" office:value="86.91" calcext:value-type="float">
            <text:p>86.91</text:p>
          </table:table-cell>
          <table:covered-table-cell/>
        </table:table-row>
        <table:table-row table:style-name="ro1">
          <table:table-cell office:value-type="string" calcext:value-type="string">
            <text:p>layer_3_X4</text:p>
          </table:table-cell>
          <table:table-cell office:value-type="float" office:value="370.34" calcext:value-type="float">
            <text:p>370.34</text:p>
          </table:table-cell>
          <table:table-cell table:formula="of:=[.B59]-273" office:value-type="float" office:value="97.34" calcext:value-type="float">
            <text:p>97.34</text:p>
          </table:table-cell>
          <table:table-cell table:number-columns-repeated="3"/>
          <table:covered-table-cell table:number-columns-repeated="5"/>
          <table:table-cell table:formula="of:=['TempMap2.5D_exp'.C312]" office:value-type="float" office:value="80.32" calcext:value-type="float">
            <text:p>80.32</text:p>
          </table:table-cell>
          <table:table-cell table:formula="of:=['TempMap2.5D_exp'.C313]" office:value-type="float" office:value="82.97" calcext:value-type="float">
            <text:p>82.97</text:p>
          </table:table-cell>
          <table:table-cell table:formula="of:=['TempMap2.5D_exp'.C314]" office:value-type="float" office:value="82.89" calcext:value-type="float">
            <text:p>82.89</text:p>
          </table:table-cell>
          <table:table-cell table:formula="of:=['TempMap2.5D_exp'.C315]" office:value-type="float" office:value="81.48" calcext:value-type="float">
            <text:p>81.48</text:p>
          </table:table-cell>
          <table:covered-table-cell/>
        </table:table-row>
        <table:table-row table:style-name="ro1">
          <table:table-cell office:value-type="string" calcext:value-type="string">
            <text:p>layer_4_B0_0</text:p>
          </table:table-cell>
          <table:table-cell office:value-type="float" office:value="357.89" calcext:value-type="float">
            <text:p>357.89</text:p>
          </table:table-cell>
          <table:table-cell table:formula="of:=[.B60]-273" office:value-type="float" office:value="84.89" calcext:value-type="float">
            <text:p>84.89</text:p>
          </table:table-cell>
          <table:table-cell table:number-columns-repeated="7"/>
          <table:table-cell table:style-name="ce9" table:formula="of:=[.C331]" office:value-type="float" office:value="74.95" calcext:value-type="float" table:number-columns-spanned="5" table:number-rows-spanned="1">
            <text:p>74.95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4_B0_1</text:p>
          </table:table-cell>
          <table:table-cell office:value-type="float" office:value="364.13" calcext:value-type="float">
            <text:p>364.13</text:p>
          </table:table-cell>
          <table:table-cell table:formula="of:=[.B61]-273" office:value-type="float" office:value="91.13" calcext:value-type="float">
            <text:p>91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0_2</text:p>
          </table:table-cell>
          <table:table-cell office:value-type="float" office:value="364.71" calcext:value-type="float">
            <text:p>364.71</text:p>
          </table:table-cell>
          <table:table-cell table:formula="of:=[.B62]-273" office:value-type="float" office:value="91.71" calcext:value-type="float">
            <text:p>91.71</text:p>
          </table:table-cell>
          <table:table-cell table:number-columns-repeated="7"/>
          <table:table-cell table:style-name="ce9" table:formula="of:=[.C372]" office:value-type="float" office:value="74.51" calcext:value-type="float" table:number-columns-spanned="5" table:number-rows-spanned="1">
            <text:p>74.51</text:p>
          </table:table-cell>
          <table:covered-table-cell table:number-columns-repeated="4"/>
          <table:table-cell table:style-name="ce21" table:formula="of:=[.C374]" office:value-type="float" office:value="79.05" calcext:value-type="float" table:number-columns-spanned="1" table:number-rows-spanned="6">
            <text:p>79.05</text:p>
          </table:table-cell>
        </table:table-row>
        <table:table-row table:style-name="ro1">
          <table:table-cell office:value-type="string" calcext:value-type="string">
            <text:p>layer_4_B0_3</text:p>
          </table:table-cell>
          <table:table-cell office:value-type="float" office:value="363.96" calcext:value-type="float">
            <text:p>363.96</text:p>
          </table:table-cell>
          <table:table-cell table:formula="of:=[.B63]-273" office:value-type="float" office:value="90.96" calcext:value-type="float">
            <text:p>90.96</text:p>
          </table:table-cell>
          <table:table-cell table:number-columns-repeated="3"/>
          <table:table-cell table:style-name="ce9" table:formula="of:=[.C370]" office:value-type="float" office:value="81.61" calcext:value-type="float" table:number-columns-spanned="4" table:number-rows-spanned="4">
            <text:p>81.61</text:p>
          </table:table-cell>
          <table:covered-table-cell table:number-columns-repeated="3"/>
          <table:table-cell table:style-name="ce9" table:formula="of:=[.C371]" office:value-type="float" office:value="77.25" calcext:value-type="float" table:number-columns-spanned="1" table:number-rows-spanned="4">
            <text:p>77.25</text:p>
          </table:table-cell>
          <table:table-cell table:formula="of:=['TempMap2.5D_exp'.C366]" office:value-type="float" office:value="78.79" calcext:value-type="float">
            <text:p>78.79</text:p>
          </table:table-cell>
          <table:table-cell table:formula="of:=['TempMap2.5D_exp'.C367]" office:value-type="float" office:value="80.36" calcext:value-type="float">
            <text:p>80.36</text:p>
          </table:table-cell>
          <table:table-cell table:formula="of:=['TempMap2.5D_exp'.C368]" office:value-type="float" office:value="80.14" calcext:value-type="float">
            <text:p>80.14</text:p>
          </table:table-cell>
          <table:table-cell table:formula="of:=['TempMap2.5D_exp'.C369]" office:value-type="float" office:value="78.56" calcext:value-type="float">
            <text:p>78.56</text:p>
          </table:table-cell>
          <table:covered-table-cell/>
        </table:table-row>
        <table:table-row table:style-name="ro1">
          <table:table-cell office:value-type="string" calcext:value-type="string">
            <text:p>layer_4_B1_0</text:p>
          </table:table-cell>
          <table:table-cell office:value-type="float" office:value="364.27" calcext:value-type="float">
            <text:p>364.27</text:p>
          </table:table-cell>
          <table:table-cell table:formula="of:=[.B64]-273" office:value-type="float" office:value="91.27" calcext:value-type="float">
            <text:p>91.27</text:p>
          </table:table-cell>
          <table:table-cell table:number-columns-repeated="3"/>
          <table:covered-table-cell table:number-columns-repeated="5"/>
          <table:table-cell table:formula="of:=['TempMap2.5D_exp'.C362]" office:value-type="float" office:value="80.61" calcext:value-type="float">
            <text:p>80.61</text:p>
          </table:table-cell>
          <table:table-cell table:formula="of:=['TempMap2.5D_exp'.C363]" office:value-type="float" office:value="83.3" calcext:value-type="float">
            <text:p>83.3</text:p>
          </table:table-cell>
          <table:table-cell table:formula="of:=['TempMap2.5D_exp'.C364]" office:value-type="float" office:value="83.26" calcext:value-type="float">
            <text:p>83.26</text:p>
          </table:table-cell>
          <table:table-cell table:formula="of:=['TempMap2.5D_exp'.C365]" office:value-type="float" office:value="81.69" calcext:value-type="float">
            <text:p>81.69</text:p>
          </table:table-cell>
          <table:covered-table-cell/>
        </table:table-row>
        <table:table-row table:style-name="ro1">
          <table:table-cell office:value-type="string" calcext:value-type="string">
            <text:p>layer_4_B1_1</text:p>
          </table:table-cell>
          <table:table-cell office:value-type="float" office:value="375.81" calcext:value-type="float">
            <text:p>375.81</text:p>
          </table:table-cell>
          <table:table-cell table:formula="of:=[.B65]-273" office:value-type="float" office:value="102.81" calcext:value-type="float">
            <text:p>102.81</text:p>
          </table:table-cell>
          <table:table-cell table:number-columns-repeated="3"/>
          <table:covered-table-cell table:number-columns-repeated="5"/>
          <table:table-cell table:formula="of:=['TempMap2.5D_exp'.C358]" office:value-type="float" office:value="80.7" calcext:value-type="float">
            <text:p>80.7</text:p>
          </table:table-cell>
          <table:table-cell table:formula="of:=['TempMap2.5D_exp'.C359]" office:value-type="float" office:value="83.38" calcext:value-type="float">
            <text:p>83.38</text:p>
          </table:table-cell>
          <table:table-cell table:formula="of:=['TempMap2.5D_exp'.C360]" office:value-type="float" office:value="83.33" calcext:value-type="float">
            <text:p>83.33</text:p>
          </table:table-cell>
          <table:table-cell table:formula="of:=['TempMap2.5D_exp'.C361]" office:value-type="float" office:value="81.75" calcext:value-type="float">
            <text:p>81.75</text:p>
          </table:table-cell>
          <table:covered-table-cell/>
        </table:table-row>
        <table:table-row table:style-name="ro1">
          <table:table-cell office:value-type="string" calcext:value-type="string">
            <text:p>layer_4_B1_2</text:p>
          </table:table-cell>
          <table:table-cell office:value-type="float" office:value="377.46" calcext:value-type="float">
            <text:p>377.46</text:p>
          </table:table-cell>
          <table:table-cell table:formula="of:=[.B66]-273" office:value-type="float" office:value="104.46" calcext:value-type="float">
            <text:p>104.46</text:p>
          </table:table-cell>
          <table:table-cell table:number-columns-repeated="3"/>
          <table:covered-table-cell table:number-columns-repeated="5"/>
          <table:table-cell table:formula="of:=['TempMap2.5D_exp'.C354]" office:value-type="float" office:value="78.96" calcext:value-type="float">
            <text:p>78.96</text:p>
          </table:table-cell>
          <table:table-cell table:formula="of:=['TempMap2.5D_exp'.C355]" office:value-type="float" office:value="80.51" calcext:value-type="float">
            <text:p>80.51</text:p>
          </table:table-cell>
          <table:table-cell table:formula="of:=['TempMap2.5D_exp'.C356]" office:value-type="float" office:value="80.28" calcext:value-type="float">
            <text:p>80.28</text:p>
          </table:table-cell>
          <table:table-cell table:formula="of:=['TempMap2.5D_exp'.C357]" office:value-type="float" office:value="78.67" calcext:value-type="float">
            <text:p>78.67</text:p>
          </table:table-cell>
          <table:covered-table-cell/>
        </table:table-row>
        <table:table-row table:style-name="ro1">
          <table:table-cell office:value-type="string" calcext:value-type="string">
            <text:p>layer_4_B1_3</text:p>
          </table:table-cell>
          <table:table-cell office:value-type="float" office:value="377.27" calcext:value-type="float">
            <text:p>377.27</text:p>
          </table:table-cell>
          <table:table-cell table:formula="of:=[.B67]-273" office:value-type="float" office:value="104.27" calcext:value-type="float">
            <text:p>104.27</text:p>
          </table:table-cell>
          <table:table-cell table:number-columns-repeated="7"/>
          <table:table-cell table:style-name="ce9" table:formula="of:=[.C373]" office:value-type="float" office:value="74.94" calcext:value-type="float" table:number-columns-spanned="5" table:number-rows-spanned="1">
            <text:p>74.94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4_B2_0</text:p>
          </table:table-cell>
          <table:table-cell office:value-type="float" office:value="364.17" calcext:value-type="float">
            <text:p>364.17</text:p>
          </table:table-cell>
          <table:table-cell table:formula="of:=[.B68]-273" office:value-type="float" office:value="91.17" calcext:value-type="float">
            <text:p>91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2_1</text:p>
          </table:table-cell>
          <table:table-cell office:value-type="float" office:value="375.7" calcext:value-type="float">
            <text:p>375.7</text:p>
          </table:table-cell>
          <table:table-cell table:formula="of:=[.B69]-273" office:value-type="float" office:value="102.7" calcext:value-type="float">
            <text:p>10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2_2</text:p>
          </table:table-cell>
          <table:table-cell office:value-type="float" office:value="377.37" calcext:value-type="float">
            <text:p>377.37</text:p>
          </table:table-cell>
          <table:table-cell table:formula="of:=[.B70]-273" office:value-type="float" office:value="104.37" calcext:value-type="float">
            <text:p>104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2_3</text:p>
          </table:table-cell>
          <table:table-cell office:value-type="float" office:value="377.2" calcext:value-type="float">
            <text:p>377.2</text:p>
          </table:table-cell>
          <table:table-cell table:formula="of:=[.B71]-273" office:value-type="float" office:value="104.2" calcext:value-type="float">
            <text:p>104.2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  <table:table-cell table:style-name="ce10" office:value-type="string" calcext:value-type="string" table:number-columns-spanned="1" table:number-rows-spanned="8">
            <text:p>Air X4</text:p>
          </table:table-cell>
        </table:table-row>
        <table:table-row table:style-name="ro1">
          <table:table-cell office:value-type="string" calcext:value-type="string">
            <text:p>layer_4_B3_0</text:p>
          </table:table-cell>
          <table:table-cell office:value-type="float" office:value="357.7" calcext:value-type="float">
            <text:p>357.7</text:p>
          </table:table-cell>
          <table:table-cell table:formula="of:=[.B72]-273" office:value-type="float" office:value="84.7" calcext:value-type="float">
            <text:p>84.7</text:p>
          </table:table-cell>
          <table:table-cell table:number-columns-repeated="3"/>
          <table:covered-table-cell table:number-columns-repeated="9" table:style-name="ce9"/>
          <table:covered-table-cell/>
        </table:table-row>
        <table:table-row table:style-name="ro1">
          <table:table-cell office:value-type="string" calcext:value-type="string">
            <text:p>layer_4_B3_1</text:p>
          </table:table-cell>
          <table:table-cell office:value-type="float" office:value="363.96" calcext:value-type="float">
            <text:p>363.96</text:p>
          </table:table-cell>
          <table:table-cell table:formula="of:=[.B73]-273" office:value-type="float" office:value="90.96" calcext:value-type="float">
            <text:p>90.96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M13</text:p>
          </table:table-cell>
          <table:table-cell table:style-name="ce8" office:value-type="string" calcext:value-type="string">
            <text:p>M14</text:p>
          </table:table-cell>
          <table:table-cell table:style-name="ce8" office:value-type="string" calcext:value-type="string">
            <text:p>M15</text:p>
          </table:table-cell>
          <table:covered-table-cell/>
        </table:table-row>
        <table:table-row table:style-name="ro1">
          <table:table-cell office:value-type="string" calcext:value-type="string">
            <text:p>layer_4_B3_2</text:p>
          </table:table-cell>
          <table:table-cell office:value-type="float" office:value="364.55" calcext:value-type="float">
            <text:p>364.55</text:p>
          </table:table-cell>
          <table:table-cell table:formula="of:=[.B74]-273" office:value-type="float" office:value="91.55" calcext:value-type="float">
            <text:p>91.55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8</text:p>
          </table:table-cell>
          <table:table-cell table:style-name="ce8" office:value-type="string" calcext:value-type="string">
            <text:p>M9</text:p>
          </table:table-cell>
          <table:table-cell table:style-name="ce8" office:value-type="string" calcext:value-type="string">
            <text:p>M10</text:p>
          </table:table-cell>
          <table:table-cell table:style-name="ce8" office:value-type="string" calcext:value-type="string">
            <text:p>M11</text:p>
          </table:table-cell>
          <table:covered-table-cell/>
        </table:table-row>
        <table:table-row table:style-name="ro1">
          <table:table-cell office:value-type="string" calcext:value-type="string">
            <text:p>layer_4_B3_3</text:p>
          </table:table-cell>
          <table:table-cell office:value-type="float" office:value="363.83" calcext:value-type="float">
            <text:p>363.83</text:p>
          </table:table-cell>
          <table:table-cell table:formula="of:=[.B75]-273" office:value-type="float" office:value="90.83" calcext:value-type="float">
            <text:p>90.83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  <table:covered-table-cell/>
        </table:table-row>
        <table:table-row table:style-name="ro1">
          <table:table-cell office:value-type="string" calcext:value-type="string">
            <text:p>layer_4_X0</text:p>
          </table:table-cell>
          <table:table-cell office:value-type="float" office:value="356.77" calcext:value-type="float">
            <text:p>356.77</text:p>
          </table:table-cell>
          <table:table-cell table:formula="of:=[.B76]-273" office:value-type="float" office:value="83.77" calcext:value-type="float">
            <text:p>83.77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0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covered-table-cell/>
        </table:table-row>
        <table:table-row table:style-name="ro1">
          <table:table-cell office:value-type="string" calcext:value-type="string">
            <text:p>layer_4_X1</text:p>
          </table:table-cell>
          <table:table-cell office:value-type="float" office:value="350.33" calcext:value-type="float">
            <text:p>350.33</text:p>
          </table:table-cell>
          <table:table-cell table:formula="of:=[.B77]-273" office:value-type="float" office:value="77.33" calcext:value-type="float">
            <text:p>77.33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  <table:covered-table-cell/>
        </table:table-row>
        <table:table-row table:style-name="ro1">
          <table:table-cell office:value-type="string" calcext:value-type="string">
            <text:p>layer_4_X2</text:p>
          </table:table-cell>
          <table:table-cell office:value-type="float" office:value="347.53" calcext:value-type="float">
            <text:p>347.53</text:p>
          </table:table-cell>
          <table:table-cell table:formula="of:=[.B78]-273" office:value-type="float" office:value="74.53" calcext:value-type="float">
            <text:p>74.53</text:p>
          </table:table-cell>
          <table:table-cell table:number-columns-repeated="3"/>
          <table:covered-table-cell table:number-columns-repeated="9" table:style-name="ce9"/>
          <table:covered-table-cell/>
        </table:table-row>
        <table:table-row table:style-name="ro1">
          <table:table-cell office:value-type="string" calcext:value-type="string">
            <text:p>layer_4_X3</text:p>
          </table:table-cell>
          <table:table-cell office:value-type="float" office:value="347.96" calcext:value-type="float">
            <text:p>347.96</text:p>
          </table:table-cell>
          <table:table-cell table:formula="of:=[.B79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X4</text:p>
          </table:table-cell>
          <table:table-cell office:value-type="float" office:value="372.03" calcext:value-type="float">
            <text:p>372.03</text:p>
          </table:table-cell>
          <table:table-cell table:formula="of:=[.B80]-273" office:value-type="float" office:value="99.03" calcext:value-type="float">
            <text:p>99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0</text:p>
          </table:table-cell>
          <table:table-cell office:value-type="float" office:value="357.8" calcext:value-type="float">
            <text:p>357.8</text:p>
          </table:table-cell>
          <table:table-cell table:formula="of:=[.B81]-273" office:value-type="float" office:value="84.8" calcext:value-type="float">
            <text:p>8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1</text:p>
          </table:table-cell>
          <table:table-cell office:value-type="float" office:value="364.01" calcext:value-type="float">
            <text:p>364.01</text:p>
          </table:table-cell>
          <table:table-cell table:formula="of:=[.B82]-273" office:value-type="float" office:value="91.01" calcext:value-type="float">
            <text:p>91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2</text:p>
          </table:table-cell>
          <table:table-cell office:value-type="float" office:value="364.58" calcext:value-type="float">
            <text:p>364.58</text:p>
          </table:table-cell>
          <table:table-cell table:formula="of:=[.B83]-273" office:value-type="float" office:value="91.58" calcext:value-type="float">
            <text:p>91.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3</text:p>
          </table:table-cell>
          <table:table-cell office:value-type="float" office:value="363.81" calcext:value-type="float">
            <text:p>363.81</text:p>
          </table:table-cell>
          <table:table-cell table:formula="of:=[.B84]-273" office:value-type="float" office:value="90.81" calcext:value-type="float">
            <text:p>90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0</text:p>
          </table:table-cell>
          <table:table-cell office:value-type="float" office:value="364.18" calcext:value-type="float">
            <text:p>364.18</text:p>
          </table:table-cell>
          <table:table-cell table:formula="of:=[.B85]-273" office:value-type="float" office:value="91.18" calcext:value-type="float">
            <text:p>91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1</text:p>
          </table:table-cell>
          <table:table-cell office:value-type="float" office:value="375.7" calcext:value-type="float">
            <text:p>375.7</text:p>
          </table:table-cell>
          <table:table-cell table:formula="of:=[.B86]-273" office:value-type="float" office:value="102.7" calcext:value-type="float">
            <text:p>10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2</text:p>
          </table:table-cell>
          <table:table-cell office:value-type="float" office:value="377.34" calcext:value-type="float">
            <text:p>377.34</text:p>
          </table:table-cell>
          <table:table-cell table:formula="of:=[.B87]-273" office:value-type="float" office:value="104.34" calcext:value-type="float">
            <text:p>104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3</text:p>
          </table:table-cell>
          <table:table-cell office:value-type="float" office:value="377.15" calcext:value-type="float">
            <text:p>377.15</text:p>
          </table:table-cell>
          <table:table-cell table:formula="of:=[.B88]-273" office:value-type="float" office:value="104.15" calcext:value-type="float">
            <text:p>104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0</text:p>
          </table:table-cell>
          <table:table-cell office:value-type="float" office:value="364.08" calcext:value-type="float">
            <text:p>364.08</text:p>
          </table:table-cell>
          <table:table-cell table:formula="of:=[.B89]-273" office:value-type="float" office:value="91.08" calcext:value-type="float">
            <text:p>91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1</text:p>
          </table:table-cell>
          <table:table-cell office:value-type="float" office:value="375.6" calcext:value-type="float">
            <text:p>375.6</text:p>
          </table:table-cell>
          <table:table-cell table:formula="of:=[.B90]-273" office:value-type="float" office:value="102.6" calcext:value-type="float">
            <text:p>10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2</text:p>
          </table:table-cell>
          <table:table-cell office:value-type="float" office:value="377.24" calcext:value-type="float">
            <text:p>377.24</text:p>
          </table:table-cell>
          <table:table-cell table:formula="of:=[.B91]-273" office:value-type="float" office:value="104.24" calcext:value-type="float">
            <text:p>104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3</text:p>
          </table:table-cell>
          <table:table-cell office:value-type="float" office:value="377.07" calcext:value-type="float">
            <text:p>377.07</text:p>
          </table:table-cell>
          <table:table-cell table:formula="of:=[.B92]-273" office:value-type="float" office:value="104.07" calcext:value-type="float">
            <text:p>104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0</text:p>
          </table:table-cell>
          <table:table-cell office:value-type="float" office:value="357.62" calcext:value-type="float">
            <text:p>357.62</text:p>
          </table:table-cell>
          <table:table-cell table:formula="of:=[.B93]-273" office:value-type="float" office:value="84.62" calcext:value-type="float">
            <text:p>84.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1</text:p>
          </table:table-cell>
          <table:table-cell office:value-type="float" office:value="363.84" calcext:value-type="float">
            <text:p>363.84</text:p>
          </table:table-cell>
          <table:table-cell table:formula="of:=[.B94]-273" office:value-type="float" office:value="90.84" calcext:value-type="float">
            <text:p>90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2</text:p>
          </table:table-cell>
          <table:table-cell office:value-type="float" office:value="364.42" calcext:value-type="float">
            <text:p>364.42</text:p>
          </table:table-cell>
          <table:table-cell table:formula="of:=[.B95]-273" office:value-type="float" office:value="91.42" calcext:value-type="float">
            <text:p>91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3</text:p>
          </table:table-cell>
          <table:table-cell office:value-type="float" office:value="363.69" calcext:value-type="float">
            <text:p>363.69</text:p>
          </table:table-cell>
          <table:table-cell table:formula="of:=[.B96]-273" office:value-type="float" office:value="90.69" calcext:value-type="float">
            <text:p>90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0</text:p>
          </table:table-cell>
          <table:table-cell office:value-type="float" office:value="356.55" calcext:value-type="float">
            <text:p>356.55</text:p>
          </table:table-cell>
          <table:table-cell table:formula="of:=[.B97]-273" office:value-type="float" office:value="83.55" calcext:value-type="float">
            <text:p>83.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50.32" calcext:value-type="float">
            <text:p>350.32</text:p>
          </table:table-cell>
          <table:table-cell table:formula="of:=[.B98]-273" office:value-type="float" office:value="77.32" calcext:value-type="float">
            <text:p>77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7.53" calcext:value-type="float">
            <text:p>347.53</text:p>
          </table:table-cell>
          <table:table-cell table:formula="of:=[.B99]-273" office:value-type="float" office:value="74.53" calcext:value-type="float">
            <text:p>7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7.96" calcext:value-type="float">
            <text:p>347.96</text:p>
          </table:table-cell>
          <table:table-cell table:formula="of:=[.B100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4</text:p>
          </table:table-cell>
          <table:table-cell office:value-type="float" office:value="373.27" calcext:value-type="float">
            <text:p>373.27</text:p>
          </table:table-cell>
          <table:table-cell table:formula="of:=[.B101]-273" office:value-type="float" office:value="100.27" calcext:value-type="float">
            <text:p>100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0</text:p>
          </table:table-cell>
          <table:table-cell office:value-type="float" office:value="357.53" calcext:value-type="float">
            <text:p>357.53</text:p>
          </table:table-cell>
          <table:table-cell table:formula="of:=[.B102]-273" office:value-type="float" office:value="84.53" calcext:value-type="float">
            <text:p>8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1</text:p>
          </table:table-cell>
          <table:table-cell office:value-type="float" office:value="363.5" calcext:value-type="float">
            <text:p>363.5</text:p>
          </table:table-cell>
          <table:table-cell table:formula="of:=[.B103]-273" office:value-type="float" office:value="90.5" calcext:value-type="float">
            <text:p>9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2</text:p>
          </table:table-cell>
          <table:table-cell office:value-type="float" office:value="364.01" calcext:value-type="float">
            <text:p>364.01</text:p>
          </table:table-cell>
          <table:table-cell table:formula="of:=[.B104]-273" office:value-type="float" office:value="91.01" calcext:value-type="float">
            <text:p>91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3</text:p>
          </table:table-cell>
          <table:table-cell office:value-type="float" office:value="363.24" calcext:value-type="float">
            <text:p>363.24</text:p>
          </table:table-cell>
          <table:table-cell table:formula="of:=[.B105]-273" office:value-type="float" office:value="90.24" calcext:value-type="float">
            <text:p>90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0</text:p>
          </table:table-cell>
          <table:table-cell office:value-type="float" office:value="363.64" calcext:value-type="float">
            <text:p>363.64</text:p>
          </table:table-cell>
          <table:table-cell table:formula="of:=[.B106]-273" office:value-type="float" office:value="90.64" calcext:value-type="float">
            <text:p>90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1</text:p>
          </table:table-cell>
          <table:table-cell office:value-type="float" office:value="374.65" calcext:value-type="float">
            <text:p>374.65</text:p>
          </table:table-cell>
          <table:table-cell table:formula="of:=[.B107]-273" office:value-type="float" office:value="101.65" calcext:value-type="float">
            <text:p>101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2</text:p>
          </table:table-cell>
          <table:table-cell office:value-type="float" office:value="376.16" calcext:value-type="float">
            <text:p>376.16</text:p>
          </table:table-cell>
          <table:table-cell table:formula="of:=[.B108]-273" office:value-type="float" office:value="103.16" calcext:value-type="float">
            <text:p>103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3</text:p>
          </table:table-cell>
          <table:table-cell office:value-type="float" office:value="375.96" calcext:value-type="float">
            <text:p>375.96</text:p>
          </table:table-cell>
          <table:table-cell table:formula="of:=[.B109]-273" office:value-type="float" office:value="102.96" calcext:value-type="float">
            <text:p>102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0</text:p>
          </table:table-cell>
          <table:table-cell office:value-type="float" office:value="363.53" calcext:value-type="float">
            <text:p>363.53</text:p>
          </table:table-cell>
          <table:table-cell table:formula="of:=[.B110]-273" office:value-type="float" office:value="90.53" calcext:value-type="float">
            <text:p>90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1</text:p>
          </table:table-cell>
          <table:table-cell office:value-type="float" office:value="374.55" calcext:value-type="float">
            <text:p>374.55</text:p>
          </table:table-cell>
          <table:table-cell table:formula="of:=[.B111]-273" office:value-type="float" office:value="101.55" calcext:value-type="float">
            <text:p>101.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2</text:p>
          </table:table-cell>
          <table:table-cell office:value-type="float" office:value="376.07" calcext:value-type="float">
            <text:p>376.07</text:p>
          </table:table-cell>
          <table:table-cell table:formula="of:=[.B112]-273" office:value-type="float" office:value="103.07" calcext:value-type="float">
            <text:p>103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3</text:p>
          </table:table-cell>
          <table:table-cell office:value-type="float" office:value="375.89" calcext:value-type="float">
            <text:p>375.89</text:p>
          </table:table-cell>
          <table:table-cell table:formula="of:=[.B113]-273" office:value-type="float" office:value="102.89" calcext:value-type="float">
            <text:p>102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0</text:p>
          </table:table-cell>
          <table:table-cell office:value-type="float" office:value="357.35" calcext:value-type="float">
            <text:p>357.35</text:p>
          </table:table-cell>
          <table:table-cell table:formula="of:=[.B114]-273" office:value-type="float" office:value="84.35" calcext:value-type="float">
            <text:p>84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1</text:p>
          </table:table-cell>
          <table:table-cell office:value-type="float" office:value="363.33" calcext:value-type="float">
            <text:p>363.33</text:p>
          </table:table-cell>
          <table:table-cell table:formula="of:=[.B115]-273" office:value-type="float" office:value="90.33" calcext:value-type="float">
            <text:p>90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2</text:p>
          </table:table-cell>
          <table:table-cell office:value-type="float" office:value="363.86" calcext:value-type="float">
            <text:p>363.86</text:p>
          </table:table-cell>
          <table:table-cell table:formula="of:=[.B116]-273" office:value-type="float" office:value="90.86" calcext:value-type="float">
            <text:p>90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3</text:p>
          </table:table-cell>
          <table:table-cell office:value-type="float" office:value="363.12" calcext:value-type="float">
            <text:p>363.12</text:p>
          </table:table-cell>
          <table:table-cell table:formula="of:=[.B117]-273" office:value-type="float" office:value="90.12" calcext:value-type="float">
            <text:p>90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56.46" calcext:value-type="float">
            <text:p>356.46</text:p>
          </table:table-cell>
          <table:table-cell table:formula="of:=[.B118]-273" office:value-type="float" office:value="83.46" calcext:value-type="float">
            <text:p>83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50.32" calcext:value-type="float">
            <text:p>350.32</text:p>
          </table:table-cell>
          <table:table-cell table:formula="of:=[.B119]-273" office:value-type="float" office:value="77.32" calcext:value-type="float">
            <text:p>77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7.53" calcext:value-type="float">
            <text:p>347.53</text:p>
          </table:table-cell>
          <table:table-cell table:formula="of:=[.B120]-273" office:value-type="float" office:value="74.53" calcext:value-type="float">
            <text:p>7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7.96" calcext:value-type="float">
            <text:p>347.96</text:p>
          </table:table-cell>
          <table:table-cell table:formula="of:=[.B121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4</text:p>
          </table:table-cell>
          <table:table-cell office:value-type="float" office:value="373.75" calcext:value-type="float">
            <text:p>373.75</text:p>
          </table:table-cell>
          <table:table-cell table:formula="of:=[.B122]-273" office:value-type="float" office:value="100.75" calcext:value-type="float">
            <text:p>10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0</text:p>
          </table:table-cell>
          <table:table-cell office:value-type="float" office:value="357.42" calcext:value-type="float">
            <text:p>357.42</text:p>
          </table:table-cell>
          <table:table-cell table:formula="of:=[.B123]-273" office:value-type="float" office:value="84.42" calcext:value-type="float">
            <text:p>84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1</text:p>
          </table:table-cell>
          <table:table-cell office:value-type="float" office:value="363.34" calcext:value-type="float">
            <text:p>363.34</text:p>
          </table:table-cell>
          <table:table-cell table:formula="of:=[.B124]-273" office:value-type="float" office:value="90.34" calcext:value-type="float">
            <text:p>90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2</text:p>
          </table:table-cell>
          <table:table-cell office:value-type="float" office:value="363.84" calcext:value-type="float">
            <text:p>363.84</text:p>
          </table:table-cell>
          <table:table-cell table:formula="of:=[.B125]-273" office:value-type="float" office:value="90.84" calcext:value-type="float">
            <text:p>90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3</text:p>
          </table:table-cell>
          <table:table-cell office:value-type="float" office:value="363.04" calcext:value-type="float">
            <text:p>363.04</text:p>
          </table:table-cell>
          <table:table-cell table:formula="of:=[.B126]-273" office:value-type="float" office:value="90.04" calcext:value-type="float">
            <text:p>90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0</text:p>
          </table:table-cell>
          <table:table-cell office:value-type="float" office:value="363.51" calcext:value-type="float">
            <text:p>363.51</text:p>
          </table:table-cell>
          <table:table-cell table:formula="of:=[.B127]-273" office:value-type="float" office:value="90.51" calcext:value-type="float">
            <text:p>90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1</text:p>
          </table:table-cell>
          <table:table-cell office:value-type="float" office:value="374.49" calcext:value-type="float">
            <text:p>374.49</text:p>
          </table:table-cell>
          <table:table-cell table:formula="of:=[.B128]-273" office:value-type="float" office:value="101.49" calcext:value-type="float">
            <text:p>10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2</text:p>
          </table:table-cell>
          <table:table-cell office:value-type="float" office:value="375.99" calcext:value-type="float">
            <text:p>375.99</text:p>
          </table:table-cell>
          <table:table-cell table:formula="of:=[.B129]-273" office:value-type="float" office:value="102.99" calcext:value-type="float">
            <text:p>102.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3</text:p>
          </table:table-cell>
          <table:table-cell office:value-type="float" office:value="375.79" calcext:value-type="float">
            <text:p>375.79</text:p>
          </table:table-cell>
          <table:table-cell table:formula="of:=[.B130]-273" office:value-type="float" office:value="102.79" calcext:value-type="float">
            <text:p>102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0</text:p>
          </table:table-cell>
          <table:table-cell office:value-type="float" office:value="363.4" calcext:value-type="float">
            <text:p>363.4</text:p>
          </table:table-cell>
          <table:table-cell table:formula="of:=[.B131]-273" office:value-type="float" office:value="90.4" calcext:value-type="float">
            <text:p>9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1</text:p>
          </table:table-cell>
          <table:table-cell office:value-type="float" office:value="374.39" calcext:value-type="float">
            <text:p>374.39</text:p>
          </table:table-cell>
          <table:table-cell table:formula="of:=[.B132]-273" office:value-type="float" office:value="101.39" calcext:value-type="float">
            <text:p>101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2</text:p>
          </table:table-cell>
          <table:table-cell office:value-type="float" office:value="375.9" calcext:value-type="float">
            <text:p>375.9</text:p>
          </table:table-cell>
          <table:table-cell table:formula="of:=[.B133]-273" office:value-type="float" office:value="102.9" calcext:value-type="float">
            <text:p>10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3</text:p>
          </table:table-cell>
          <table:table-cell office:value-type="float" office:value="375.71" calcext:value-type="float">
            <text:p>375.71</text:p>
          </table:table-cell>
          <table:table-cell table:formula="of:=[.B134]-273" office:value-type="float" office:value="102.71" calcext:value-type="float">
            <text:p>102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0</text:p>
          </table:table-cell>
          <table:table-cell office:value-type="float" office:value="357.23" calcext:value-type="float">
            <text:p>357.23</text:p>
          </table:table-cell>
          <table:table-cell table:formula="of:=[.B135]-273" office:value-type="float" office:value="84.23" calcext:value-type="float">
            <text:p>84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1</text:p>
          </table:table-cell>
          <table:table-cell office:value-type="float" office:value="363.16" calcext:value-type="float">
            <text:p>363.16</text:p>
          </table:table-cell>
          <table:table-cell table:formula="of:=[.B136]-273" office:value-type="float" office:value="90.16" calcext:value-type="float">
            <text:p>90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2</text:p>
          </table:table-cell>
          <table:table-cell office:value-type="float" office:value="363.68" calcext:value-type="float">
            <text:p>363.68</text:p>
          </table:table-cell>
          <table:table-cell table:formula="of:=[.B137]-273" office:value-type="float" office:value="90.68" calcext:value-type="float">
            <text:p>90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3</text:p>
          </table:table-cell>
          <table:table-cell office:value-type="float" office:value="362.92" calcext:value-type="float">
            <text:p>362.92</text:p>
          </table:table-cell>
          <table:table-cell table:formula="of:=[.B138]-273" office:value-type="float" office:value="89.92" calcext:value-type="float">
            <text:p>89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56.24" calcext:value-type="float">
            <text:p>356.24</text:p>
          </table:table-cell>
          <table:table-cell table:formula="of:=[.B139]-273" office:value-type="float" office:value="83.24" calcext:value-type="float">
            <text:p>83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50.32" calcext:value-type="float">
            <text:p>350.32</text:p>
          </table:table-cell>
          <table:table-cell table:formula="of:=[.B140]-273" office:value-type="float" office:value="77.32" calcext:value-type="float">
            <text:p>77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7.53" calcext:value-type="float">
            <text:p>347.53</text:p>
          </table:table-cell>
          <table:table-cell table:formula="of:=[.B141]-273" office:value-type="float" office:value="74.53" calcext:value-type="float">
            <text:p>7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7.96" calcext:value-type="float">
            <text:p>347.96</text:p>
          </table:table-cell>
          <table:table-cell table:formula="of:=[.B142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4</text:p>
          </table:table-cell>
          <table:table-cell office:value-type="float" office:value="373.27" calcext:value-type="float">
            <text:p>373.27</text:p>
          </table:table-cell>
          <table:table-cell table:formula="of:=[.B143]-273" office:value-type="float" office:value="100.27" calcext:value-type="float">
            <text:p>100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0</text:p>
          </table:table-cell>
          <table:table-cell office:value-type="float" office:value="357.02" calcext:value-type="float">
            <text:p>357.02</text:p>
          </table:table-cell>
          <table:table-cell table:formula="of:=[.B144]-273" office:value-type="float" office:value="84.02" calcext:value-type="float">
            <text:p>84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1</text:p>
          </table:table-cell>
          <table:table-cell office:value-type="float" office:value="362.59" calcext:value-type="float">
            <text:p>362.59</text:p>
          </table:table-cell>
          <table:table-cell table:formula="of:=[.B145]-273" office:value-type="float" office:value="89.59" calcext:value-type="float">
            <text:p>89.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2</text:p>
          </table:table-cell>
          <table:table-cell office:value-type="float" office:value="363.02" calcext:value-type="float">
            <text:p>363.02</text:p>
          </table:table-cell>
          <table:table-cell table:formula="of:=[.B146]-273" office:value-type="float" office:value="90.02" calcext:value-type="float">
            <text:p>9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3</text:p>
          </table:table-cell>
          <table:table-cell office:value-type="float" office:value="362.18" calcext:value-type="float">
            <text:p>362.18</text:p>
          </table:table-cell>
          <table:table-cell table:formula="of:=[.B147]-273" office:value-type="float" office:value="89.18" calcext:value-type="float">
            <text:p>89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0</text:p>
          </table:table-cell>
          <table:table-cell office:value-type="float" office:value="362.72" calcext:value-type="float">
            <text:p>362.72</text:p>
          </table:table-cell>
          <table:table-cell table:formula="of:=[.B148]-273" office:value-type="float" office:value="89.72" calcext:value-type="float">
            <text:p>89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1</text:p>
          </table:table-cell>
          <table:table-cell office:value-type="float" office:value="372.97" calcext:value-type="float">
            <text:p>372.97</text:p>
          </table:table-cell>
          <table:table-cell table:formula="of:=[.B149]-273" office:value-type="float" office:value="99.97" calcext:value-type="float">
            <text:p>99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2</text:p>
          </table:table-cell>
          <table:table-cell office:value-type="float" office:value="374.31" calcext:value-type="float">
            <text:p>374.31</text:p>
          </table:table-cell>
          <table:table-cell table:formula="of:=[.B150]-273" office:value-type="float" office:value="101.31" calcext:value-type="float">
            <text:p>101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3</text:p>
          </table:table-cell>
          <table:table-cell office:value-type="float" office:value="374.03" calcext:value-type="float">
            <text:p>374.03</text:p>
          </table:table-cell>
          <table:table-cell table:formula="of:=[.B151]-273" office:value-type="float" office:value="101.03" calcext:value-type="float">
            <text:p>10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0</text:p>
          </table:table-cell>
          <table:table-cell office:value-type="float" office:value="362.62" calcext:value-type="float">
            <text:p>362.62</text:p>
          </table:table-cell>
          <table:table-cell table:formula="of:=[.B152]-273" office:value-type="float" office:value="89.62" calcext:value-type="float">
            <text:p>89.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1</text:p>
          </table:table-cell>
          <table:table-cell office:value-type="float" office:value="372.87" calcext:value-type="float">
            <text:p>372.87</text:p>
          </table:table-cell>
          <table:table-cell table:formula="of:=[.B153]-273" office:value-type="float" office:value="99.87" calcext:value-type="float">
            <text:p>99.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2</text:p>
          </table:table-cell>
          <table:table-cell office:value-type="float" office:value="374.22" calcext:value-type="float">
            <text:p>374.22</text:p>
          </table:table-cell>
          <table:table-cell table:formula="of:=[.B154]-273" office:value-type="float" office:value="101.22" calcext:value-type="float">
            <text:p>101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3</text:p>
          </table:table-cell>
          <table:table-cell office:value-type="float" office:value="373.96" calcext:value-type="float">
            <text:p>373.96</text:p>
          </table:table-cell>
          <table:table-cell table:formula="of:=[.B155]-273" office:value-type="float" office:value="100.96" calcext:value-type="float">
            <text:p>100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0</text:p>
          </table:table-cell>
          <table:table-cell office:value-type="float" office:value="356.84" calcext:value-type="float">
            <text:p>356.84</text:p>
          </table:table-cell>
          <table:table-cell table:formula="of:=[.B156]-273" office:value-type="float" office:value="83.84" calcext:value-type="float">
            <text:p>8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1</text:p>
          </table:table-cell>
          <table:table-cell office:value-type="float" office:value="362.42" calcext:value-type="float">
            <text:p>362.42</text:p>
          </table:table-cell>
          <table:table-cell table:formula="of:=[.B157]-273" office:value-type="float" office:value="89.42" calcext:value-type="float">
            <text:p>89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2</text:p>
          </table:table-cell>
          <table:table-cell office:value-type="float" office:value="362.86" calcext:value-type="float">
            <text:p>362.86</text:p>
          </table:table-cell>
          <table:table-cell table:formula="of:=[.B158]-273" office:value-type="float" office:value="89.86" calcext:value-type="float">
            <text:p>89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3</text:p>
          </table:table-cell>
          <table:table-cell office:value-type="float" office:value="362.06" calcext:value-type="float">
            <text:p>362.06</text:p>
          </table:table-cell>
          <table:table-cell table:formula="of:=[.B159]-273" office:value-type="float" office:value="89.06" calcext:value-type="float">
            <text:p>89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56.15" calcext:value-type="float">
            <text:p>356.15</text:p>
          </table:table-cell>
          <table:table-cell table:formula="of:=[.B160]-273" office:value-type="float" office:value="83.15" calcext:value-type="float">
            <text:p>83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50.31" calcext:value-type="float">
            <text:p>350.31</text:p>
          </table:table-cell>
          <table:table-cell table:formula="of:=[.B161]-273" office:value-type="float" office:value="77.31" calcext:value-type="float">
            <text:p>77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7.53" calcext:value-type="float">
            <text:p>347.53</text:p>
          </table:table-cell>
          <table:table-cell table:formula="of:=[.B162]-273" office:value-type="float" office:value="74.53" calcext:value-type="float">
            <text:p>7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7.96" calcext:value-type="float">
            <text:p>347.96</text:p>
          </table:table-cell>
          <table:table-cell table:formula="of:=[.B163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4</text:p>
          </table:table-cell>
          <table:table-cell office:value-type="float" office:value="373.07" calcext:value-type="float">
            <text:p>373.07</text:p>
          </table:table-cell>
          <table:table-cell table:formula="of:=[.B164]-273" office:value-type="float" office:value="100.07" calcext:value-type="float">
            <text:p>100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0</text:p>
          </table:table-cell>
          <table:table-cell office:value-type="float" office:value="356.87" calcext:value-type="float">
            <text:p>356.87</text:p>
          </table:table-cell>
          <table:table-cell table:formula="of:=[.B165]-273" office:value-type="float" office:value="83.87" calcext:value-type="float">
            <text:p>83.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1</text:p>
          </table:table-cell>
          <table:table-cell office:value-type="float" office:value="362.37" calcext:value-type="float">
            <text:p>362.37</text:p>
          </table:table-cell>
          <table:table-cell table:formula="of:=[.B166]-273" office:value-type="float" office:value="89.37" calcext:value-type="float">
            <text:p>89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2</text:p>
          </table:table-cell>
          <table:table-cell office:value-type="float" office:value="362.79" calcext:value-type="float">
            <text:p>362.79</text:p>
          </table:table-cell>
          <table:table-cell table:formula="of:=[.B167]-273" office:value-type="float" office:value="89.79" calcext:value-type="float">
            <text:p>89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3</text:p>
          </table:table-cell>
          <table:table-cell office:value-type="float" office:value="361.93" calcext:value-type="float">
            <text:p>361.93</text:p>
          </table:table-cell>
          <table:table-cell table:formula="of:=[.B168]-273" office:value-type="float" office:value="88.93" calcext:value-type="float">
            <text:p>88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0</text:p>
          </table:table-cell>
          <table:table-cell office:value-type="float" office:value="362.55" calcext:value-type="float">
            <text:p>362.55</text:p>
          </table:table-cell>
          <table:table-cell table:formula="of:=[.B169]-273" office:value-type="float" office:value="89.55" calcext:value-type="float">
            <text:p>89.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1</text:p>
          </table:table-cell>
          <table:table-cell office:value-type="float" office:value="372.77" calcext:value-type="float">
            <text:p>372.77</text:p>
          </table:table-cell>
          <table:table-cell table:formula="of:=[.B170]-273" office:value-type="float" office:value="99.77" calcext:value-type="float">
            <text:p>99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2</text:p>
          </table:table-cell>
          <table:table-cell office:value-type="float" office:value="374.09" calcext:value-type="float">
            <text:p>374.09</text:p>
          </table:table-cell>
          <table:table-cell table:formula="of:=[.B171]-273" office:value-type="float" office:value="101.09" calcext:value-type="float">
            <text:p>101.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3</text:p>
          </table:table-cell>
          <table:table-cell office:value-type="float" office:value="373.79" calcext:value-type="float">
            <text:p>373.79</text:p>
          </table:table-cell>
          <table:table-cell table:formula="of:=[.B172]-273" office:value-type="float" office:value="100.79" calcext:value-type="float">
            <text:p>100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0</text:p>
          </table:table-cell>
          <table:table-cell office:value-type="float" office:value="362.45" calcext:value-type="float">
            <text:p>362.45</text:p>
          </table:table-cell>
          <table:table-cell table:formula="of:=[.B173]-273" office:value-type="float" office:value="89.45" calcext:value-type="float">
            <text:p>89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1</text:p>
          </table:table-cell>
          <table:table-cell office:value-type="float" office:value="372.67" calcext:value-type="float">
            <text:p>372.67</text:p>
          </table:table-cell>
          <table:table-cell table:formula="of:=[.B174]-273" office:value-type="float" office:value="99.67" calcext:value-type="float">
            <text:p>99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2</text:p>
          </table:table-cell>
          <table:table-cell office:value-type="float" office:value="374" calcext:value-type="float">
            <text:p>374</text:p>
          </table:table-cell>
          <table:table-cell table:formula="of:=[.B175]-273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3</text:p>
          </table:table-cell>
          <table:table-cell office:value-type="float" office:value="373.72" calcext:value-type="float">
            <text:p>373.72</text:p>
          </table:table-cell>
          <table:table-cell table:formula="of:=[.B176]-273" office:value-type="float" office:value="100.72" calcext:value-type="float">
            <text:p>100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0</text:p>
          </table:table-cell>
          <table:table-cell office:value-type="float" office:value="356.68" calcext:value-type="float">
            <text:p>356.68</text:p>
          </table:table-cell>
          <table:table-cell table:formula="of:=[.B177]-273" office:value-type="float" office:value="83.68" calcext:value-type="float">
            <text:p>83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1</text:p>
          </table:table-cell>
          <table:table-cell office:value-type="float" office:value="362.21" calcext:value-type="float">
            <text:p>362.21</text:p>
          </table:table-cell>
          <table:table-cell table:formula="of:=[.B178]-273" office:value-type="float" office:value="89.21" calcext:value-type="float">
            <text:p>89.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2</text:p>
          </table:table-cell>
          <table:table-cell office:value-type="float" office:value="362.64" calcext:value-type="float">
            <text:p>362.64</text:p>
          </table:table-cell>
          <table:table-cell table:formula="of:=[.B179]-273" office:value-type="float" office:value="89.64" calcext:value-type="float">
            <text:p>89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3</text:p>
          </table:table-cell>
          <table:table-cell office:value-type="float" office:value="361.8" calcext:value-type="float">
            <text:p>361.8</text:p>
          </table:table-cell>
          <table:table-cell table:formula="of:=[.B180]-273" office:value-type="float" office:value="88.8" calcext:value-type="float">
            <text:p>8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55.93" calcext:value-type="float">
            <text:p>355.93</text:p>
          </table:table-cell>
          <table:table-cell table:formula="of:=[.B181]-273" office:value-type="float" office:value="82.93" calcext:value-type="float">
            <text:p>82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50.31" calcext:value-type="float">
            <text:p>350.31</text:p>
          </table:table-cell>
          <table:table-cell table:formula="of:=[.B182]-273" office:value-type="float" office:value="77.31" calcext:value-type="float">
            <text:p>77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7.53" calcext:value-type="float">
            <text:p>347.53</text:p>
          </table:table-cell>
          <table:table-cell table:formula="of:=[.B183]-273" office:value-type="float" office:value="74.53" calcext:value-type="float">
            <text:p>7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7.96" calcext:value-type="float">
            <text:p>347.96</text:p>
          </table:table-cell>
          <table:table-cell table:formula="of:=[.B184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4</text:p>
          </table:table-cell>
          <table:table-cell office:value-type="float" office:value="371.51" calcext:value-type="float">
            <text:p>371.51</text:p>
          </table:table-cell>
          <table:table-cell table:formula="of:=[.B185]-273" office:value-type="float" office:value="98.51" calcext:value-type="float">
            <text:p>98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0</text:p>
          </table:table-cell>
          <table:table-cell office:value-type="float" office:value="356.35" calcext:value-type="float">
            <text:p>356.35</text:p>
          </table:table-cell>
          <table:table-cell table:formula="of:=[.B186]-273" office:value-type="float" office:value="83.35" calcext:value-type="float">
            <text:p>83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1</text:p>
          </table:table-cell>
          <table:table-cell office:value-type="float" office:value="361.39" calcext:value-type="float">
            <text:p>361.39</text:p>
          </table:table-cell>
          <table:table-cell table:formula="of:=[.B187]-273" office:value-type="float" office:value="88.39" calcext:value-type="float">
            <text:p>88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2</text:p>
          </table:table-cell>
          <table:table-cell office:value-type="float" office:value="361.71" calcext:value-type="float">
            <text:p>361.71</text:p>
          </table:table-cell>
          <table:table-cell table:formula="of:=[.B188]-273" office:value-type="float" office:value="88.71" calcext:value-type="float">
            <text:p>88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3</text:p>
          </table:table-cell>
          <table:table-cell office:value-type="float" office:value="360.78" calcext:value-type="float">
            <text:p>360.78</text:p>
          </table:table-cell>
          <table:table-cell table:formula="of:=[.B189]-273" office:value-type="float" office:value="87.78" calcext:value-type="float">
            <text:p>87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0</text:p>
          </table:table-cell>
          <table:table-cell office:value-type="float" office:value="361.51" calcext:value-type="float">
            <text:p>361.51</text:p>
          </table:table-cell>
          <table:table-cell table:formula="of:=[.B190]-273" office:value-type="float" office:value="88.51" calcext:value-type="float">
            <text:p>88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1</text:p>
          </table:table-cell>
          <table:table-cell office:value-type="float" office:value="370.77" calcext:value-type="float">
            <text:p>370.77</text:p>
          </table:table-cell>
          <table:table-cell table:formula="of:=[.B191]-273" office:value-type="float" office:value="97.77" calcext:value-type="float">
            <text:p>97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2</text:p>
          </table:table-cell>
          <table:table-cell office:value-type="float" office:value="371.89" calcext:value-type="float">
            <text:p>371.89</text:p>
          </table:table-cell>
          <table:table-cell table:formula="of:=[.B192]-273" office:value-type="float" office:value="98.89" calcext:value-type="float">
            <text:p>98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3</text:p>
          </table:table-cell>
          <table:table-cell office:value-type="float" office:value="371.46" calcext:value-type="float">
            <text:p>371.46</text:p>
          </table:table-cell>
          <table:table-cell table:formula="of:=[.B193]-273" office:value-type="float" office:value="98.46" calcext:value-type="float">
            <text:p>98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0</text:p>
          </table:table-cell>
          <table:table-cell office:value-type="float" office:value="361.41" calcext:value-type="float">
            <text:p>361.41</text:p>
          </table:table-cell>
          <table:table-cell table:formula="of:=[.B194]-273" office:value-type="float" office:value="88.41" calcext:value-type="float">
            <text:p>88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1</text:p>
          </table:table-cell>
          <table:table-cell office:value-type="float" office:value="370.67" calcext:value-type="float">
            <text:p>370.67</text:p>
          </table:table-cell>
          <table:table-cell table:formula="of:=[.B195]-273" office:value-type="float" office:value="97.67" calcext:value-type="float">
            <text:p>97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2</text:p>
          </table:table-cell>
          <table:table-cell office:value-type="float" office:value="371.81" calcext:value-type="float">
            <text:p>371.81</text:p>
          </table:table-cell>
          <table:table-cell table:formula="of:=[.B196]-273" office:value-type="float" office:value="98.81" calcext:value-type="float">
            <text:p>98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3</text:p>
          </table:table-cell>
          <table:table-cell office:value-type="float" office:value="371.39" calcext:value-type="float">
            <text:p>371.39</text:p>
          </table:table-cell>
          <table:table-cell table:formula="of:=[.B197]-273" office:value-type="float" office:value="98.39" calcext:value-type="float">
            <text:p>98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0</text:p>
          </table:table-cell>
          <table:table-cell office:value-type="float" office:value="356.16" calcext:value-type="float">
            <text:p>356.16</text:p>
          </table:table-cell>
          <table:table-cell table:formula="of:=[.B198]-273" office:value-type="float" office:value="83.16" calcext:value-type="float">
            <text:p>83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1</text:p>
          </table:table-cell>
          <table:table-cell office:value-type="float" office:value="361.22" calcext:value-type="float">
            <text:p>361.22</text:p>
          </table:table-cell>
          <table:table-cell table:formula="of:=[.B199]-273" office:value-type="float" office:value="88.22" calcext:value-type="float">
            <text:p>88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2</text:p>
          </table:table-cell>
          <table:table-cell office:value-type="float" office:value="361.56" calcext:value-type="float">
            <text:p>361.56</text:p>
          </table:table-cell>
          <table:table-cell table:formula="of:=[.B200]-273" office:value-type="float" office:value="88.56" calcext:value-type="float">
            <text:p>88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3</text:p>
          </table:table-cell>
          <table:table-cell office:value-type="float" office:value="360.66" calcext:value-type="float">
            <text:p>360.66</text:p>
          </table:table-cell>
          <table:table-cell table:formula="of:=[.B201]-273" office:value-type="float" office:value="87.66" calcext:value-type="float">
            <text:p>87.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55.84" calcext:value-type="float">
            <text:p>355.84</text:p>
          </table:table-cell>
          <table:table-cell table:formula="of:=[.B202]-273" office:value-type="float" office:value="82.84" calcext:value-type="float">
            <text:p>82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50.3" calcext:value-type="float">
            <text:p>350.3</text:p>
          </table:table-cell>
          <table:table-cell table:formula="of:=[.B203]-273" office:value-type="float" office:value="77.3" calcext:value-type="float">
            <text:p>7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7.53" calcext:value-type="float">
            <text:p>347.53</text:p>
          </table:table-cell>
          <table:table-cell table:formula="of:=[.B204]-273" office:value-type="float" office:value="74.53" calcext:value-type="float">
            <text:p>74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7.96" calcext:value-type="float">
            <text:p>347.96</text:p>
          </table:table-cell>
          <table:table-cell table:formula="of:=[.B205]-273" office:value-type="float" office:value="74.96" calcext:value-type="float">
            <text:p>7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4</text:p>
          </table:table-cell>
          <table:table-cell office:value-type="float" office:value="370.88" calcext:value-type="float">
            <text:p>370.88</text:p>
          </table:table-cell>
          <table:table-cell table:formula="of:=[.B206]-273" office:value-type="float" office:value="97.88" calcext:value-type="float">
            <text:p>97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0</text:p>
          </table:table-cell>
          <table:table-cell office:value-type="float" office:value="356.16" calcext:value-type="float">
            <text:p>356.16</text:p>
          </table:table-cell>
          <table:table-cell table:formula="of:=[.B207]-273" office:value-type="float" office:value="83.16" calcext:value-type="float">
            <text:p>83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1</text:p>
          </table:table-cell>
          <table:table-cell office:value-type="float" office:value="361.13" calcext:value-type="float">
            <text:p>361.13</text:p>
          </table:table-cell>
          <table:table-cell table:formula="of:=[.B208]-273" office:value-type="float" office:value="88.13" calcext:value-type="float">
            <text:p>88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2</text:p>
          </table:table-cell>
          <table:table-cell office:value-type="float" office:value="361.43" calcext:value-type="float">
            <text:p>361.43</text:p>
          </table:table-cell>
          <table:table-cell table:formula="of:=[.B209]-273" office:value-type="float" office:value="88.43" calcext:value-type="float">
            <text:p>88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3</text:p>
          </table:table-cell>
          <table:table-cell office:value-type="float" office:value="360.47" calcext:value-type="float">
            <text:p>360.47</text:p>
          </table:table-cell>
          <table:table-cell table:formula="of:=[.B210]-273" office:value-type="float" office:value="87.47" calcext:value-type="float">
            <text:p>87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0</text:p>
          </table:table-cell>
          <table:table-cell office:value-type="float" office:value="361.31" calcext:value-type="float">
            <text:p>361.31</text:p>
          </table:table-cell>
          <table:table-cell table:formula="of:=[.B211]-273" office:value-type="float" office:value="88.31" calcext:value-type="float">
            <text:p>88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1</text:p>
          </table:table-cell>
          <table:table-cell office:value-type="float" office:value="370.52" calcext:value-type="float">
            <text:p>370.52</text:p>
          </table:table-cell>
          <table:table-cell table:formula="of:=[.B212]-273" office:value-type="float" office:value="97.52" calcext:value-type="float">
            <text:p>97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2</text:p>
          </table:table-cell>
          <table:table-cell office:value-type="float" office:value="371.62" calcext:value-type="float">
            <text:p>371.62</text:p>
          </table:table-cell>
          <table:table-cell table:formula="of:=[.B213]-273" office:value-type="float" office:value="98.62" calcext:value-type="float">
            <text:p>98.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3</text:p>
          </table:table-cell>
          <table:table-cell office:value-type="float" office:value="371.17" calcext:value-type="float">
            <text:p>371.17</text:p>
          </table:table-cell>
          <table:table-cell table:formula="of:=[.B214]-273" office:value-type="float" office:value="98.17" calcext:value-type="float">
            <text:p>98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0</text:p>
          </table:table-cell>
          <table:table-cell office:value-type="float" office:value="361.21" calcext:value-type="float">
            <text:p>361.21</text:p>
          </table:table-cell>
          <table:table-cell table:formula="of:=[.B215]-273" office:value-type="float" office:value="88.21" calcext:value-type="float">
            <text:p>88.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1</text:p>
          </table:table-cell>
          <table:table-cell office:value-type="float" office:value="370.42" calcext:value-type="float">
            <text:p>370.42</text:p>
          </table:table-cell>
          <table:table-cell table:formula="of:=[.B216]-273" office:value-type="float" office:value="97.42" calcext:value-type="float">
            <text:p>97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2</text:p>
          </table:table-cell>
          <table:table-cell office:value-type="float" office:value="371.53" calcext:value-type="float">
            <text:p>371.53</text:p>
          </table:table-cell>
          <table:table-cell table:formula="of:=[.B217]-273" office:value-type="float" office:value="98.53" calcext:value-type="float">
            <text:p>98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3</text:p>
          </table:table-cell>
          <table:table-cell office:value-type="float" office:value="371.1" calcext:value-type="float">
            <text:p>371.1</text:p>
          </table:table-cell>
          <table:table-cell table:formula="of:=[.B218]-273" office:value-type="float" office:value="98.1" calcext:value-type="float">
            <text:p>9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0</text:p>
          </table:table-cell>
          <table:table-cell office:value-type="float" office:value="355.98" calcext:value-type="float">
            <text:p>355.98</text:p>
          </table:table-cell>
          <table:table-cell table:formula="of:=[.B219]-273" office:value-type="float" office:value="82.98" calcext:value-type="float">
            <text:p>82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1</text:p>
          </table:table-cell>
          <table:table-cell office:value-type="float" office:value="360.96" calcext:value-type="float">
            <text:p>360.96</text:p>
          </table:table-cell>
          <table:table-cell table:formula="of:=[.B220]-273" office:value-type="float" office:value="87.96" calcext:value-type="float">
            <text:p>87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2</text:p>
          </table:table-cell>
          <table:table-cell office:value-type="float" office:value="361.28" calcext:value-type="float">
            <text:p>361.28</text:p>
          </table:table-cell>
          <table:table-cell table:formula="of:=[.B221]-273" office:value-type="float" office:value="88.28" calcext:value-type="float">
            <text:p>88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3</text:p>
          </table:table-cell>
          <table:table-cell office:value-type="float" office:value="360.35" calcext:value-type="float">
            <text:p>360.35</text:p>
          </table:table-cell>
          <table:table-cell table:formula="of:=[.B222]-273" office:value-type="float" office:value="87.35" calcext:value-type="float">
            <text:p>87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55.62" calcext:value-type="float">
            <text:p>355.62</text:p>
          </table:table-cell>
          <table:table-cell table:formula="of:=[.B223]-273" office:value-type="float" office:value="82.62" calcext:value-type="float">
            <text:p>82.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50.3" calcext:value-type="float">
            <text:p>350.3</text:p>
          </table:table-cell>
          <table:table-cell table:formula="of:=[.B224]-273" office:value-type="float" office:value="77.3" calcext:value-type="float">
            <text:p>7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7.52" calcext:value-type="float">
            <text:p>347.52</text:p>
          </table:table-cell>
          <table:table-cell table:formula="of:=[.B225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7.95" calcext:value-type="float">
            <text:p>347.95</text:p>
          </table:table-cell>
          <table:table-cell table:formula="of:=[.B226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4</text:p>
          </table:table-cell>
          <table:table-cell office:value-type="float" office:value="368.51" calcext:value-type="float">
            <text:p>368.51</text:p>
          </table:table-cell>
          <table:table-cell table:formula="of:=[.B227]-273" office:value-type="float" office:value="95.51" calcext:value-type="float">
            <text:p>95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0</text:p>
          </table:table-cell>
          <table:table-cell office:value-type="float" office:value="355.51" calcext:value-type="float">
            <text:p>355.51</text:p>
          </table:table-cell>
          <table:table-cell table:formula="of:=[.B228]-273" office:value-type="float" office:value="82.51" calcext:value-type="float">
            <text:p>82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1</text:p>
          </table:table-cell>
          <table:table-cell office:value-type="float" office:value="359.89" calcext:value-type="float">
            <text:p>359.89</text:p>
          </table:table-cell>
          <table:table-cell table:formula="of:=[.B229]-273" office:value-type="float" office:value="86.89" calcext:value-type="float">
            <text:p>86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2</text:p>
          </table:table-cell>
          <table:table-cell office:value-type="float" office:value="360.09" calcext:value-type="float">
            <text:p>360.09</text:p>
          </table:table-cell>
          <table:table-cell table:formula="of:=[.B230]-273" office:value-type="float" office:value="87.09" calcext:value-type="float">
            <text:p>87.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3</text:p>
          </table:table-cell>
          <table:table-cell office:value-type="float" office:value="359.03" calcext:value-type="float">
            <text:p>359.03</text:p>
          </table:table-cell>
          <table:table-cell table:formula="of:=[.B231]-273" office:value-type="float" office:value="86.03" calcext:value-type="float">
            <text:p>86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0</text:p>
          </table:table-cell>
          <table:table-cell office:value-type="float" office:value="360.02" calcext:value-type="float">
            <text:p>360.02</text:p>
          </table:table-cell>
          <table:table-cell table:formula="of:=[.B232]-273" office:value-type="float" office:value="87.02" calcext:value-type="float">
            <text:p>87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1</text:p>
          </table:table-cell>
          <table:table-cell office:value-type="float" office:value="368.03" calcext:value-type="float">
            <text:p>368.03</text:p>
          </table:table-cell>
          <table:table-cell table:formula="of:=[.B233]-273" office:value-type="float" office:value="95.03" calcext:value-type="float">
            <text:p>95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2</text:p>
          </table:table-cell>
          <table:table-cell office:value-type="float" office:value="368.9" calcext:value-type="float">
            <text:p>368.9</text:p>
          </table:table-cell>
          <table:table-cell table:formula="of:=[.B234]-273" office:value-type="float" office:value="95.9" calcext:value-type="float">
            <text:p>9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3</text:p>
          </table:table-cell>
          <table:table-cell office:value-type="float" office:value="368.25" calcext:value-type="float">
            <text:p>368.25</text:p>
          </table:table-cell>
          <table:table-cell table:formula="of:=[.B235]-273" office:value-type="float" office:value="95.25" calcext:value-type="float">
            <text:p>95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0</text:p>
          </table:table-cell>
          <table:table-cell office:value-type="float" office:value="359.92" calcext:value-type="float">
            <text:p>359.92</text:p>
          </table:table-cell>
          <table:table-cell table:formula="of:=[.B236]-273" office:value-type="float" office:value="86.92" calcext:value-type="float">
            <text:p>86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1</text:p>
          </table:table-cell>
          <table:table-cell office:value-type="float" office:value="367.94" calcext:value-type="float">
            <text:p>367.94</text:p>
          </table:table-cell>
          <table:table-cell table:formula="of:=[.B237]-273" office:value-type="float" office:value="94.94" calcext:value-type="float">
            <text:p>9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2</text:p>
          </table:table-cell>
          <table:table-cell office:value-type="float" office:value="368.82" calcext:value-type="float">
            <text:p>368.82</text:p>
          </table:table-cell>
          <table:table-cell table:formula="of:=[.B238]-273" office:value-type="float" office:value="95.82" calcext:value-type="float">
            <text:p>95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3</text:p>
          </table:table-cell>
          <table:table-cell office:value-type="float" office:value="368.19" calcext:value-type="float">
            <text:p>368.19</text:p>
          </table:table-cell>
          <table:table-cell table:formula="of:=[.B239]-273" office:value-type="float" office:value="95.19" calcext:value-type="float">
            <text:p>95.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0</text:p>
          </table:table-cell>
          <table:table-cell office:value-type="float" office:value="355.33" calcext:value-type="float">
            <text:p>355.33</text:p>
          </table:table-cell>
          <table:table-cell table:formula="of:=[.B240]-273" office:value-type="float" office:value="82.33" calcext:value-type="float">
            <text:p>82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1</text:p>
          </table:table-cell>
          <table:table-cell office:value-type="float" office:value="359.72" calcext:value-type="float">
            <text:p>359.72</text:p>
          </table:table-cell>
          <table:table-cell table:formula="of:=[.B241]-273" office:value-type="float" office:value="86.72" calcext:value-type="float">
            <text:p>86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2</text:p>
          </table:table-cell>
          <table:table-cell office:value-type="float" office:value="359.95" calcext:value-type="float">
            <text:p>359.95</text:p>
          </table:table-cell>
          <table:table-cell table:formula="of:=[.B242]-273" office:value-type="float" office:value="86.95" calcext:value-type="float">
            <text:p>86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3</text:p>
          </table:table-cell>
          <table:table-cell office:value-type="float" office:value="358.91" calcext:value-type="float">
            <text:p>358.91</text:p>
          </table:table-cell>
          <table:table-cell table:formula="of:=[.B243]-273" office:value-type="float" office:value="85.91" calcext:value-type="float">
            <text:p>85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55.53" calcext:value-type="float">
            <text:p>355.53</text:p>
          </table:table-cell>
          <table:table-cell table:formula="of:=[.B244]-273" office:value-type="float" office:value="82.53" calcext:value-type="float">
            <text:p>82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50.29" calcext:value-type="float">
            <text:p>350.29</text:p>
          </table:table-cell>
          <table:table-cell table:formula="of:=[.B245]-273" office:value-type="float" office:value="77.29" calcext:value-type="float">
            <text:p>77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7.52" calcext:value-type="float">
            <text:p>347.52</text:p>
          </table:table-cell>
          <table:table-cell table:formula="of:=[.B246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7.95" calcext:value-type="float">
            <text:p>347.95</text:p>
          </table:table-cell>
          <table:table-cell table:formula="of:=[.B247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4</text:p>
          </table:table-cell>
          <table:table-cell office:value-type="float" office:value="367.56" calcext:value-type="float">
            <text:p>367.56</text:p>
          </table:table-cell>
          <table:table-cell table:formula="of:=[.B248]-273" office:value-type="float" office:value="94.56" calcext:value-type="float">
            <text:p>94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0</text:p>
          </table:table-cell>
          <table:table-cell office:value-type="float" office:value="355.29" calcext:value-type="float">
            <text:p>355.29</text:p>
          </table:table-cell>
          <table:table-cell table:formula="of:=[.B249]-273" office:value-type="float" office:value="82.29" calcext:value-type="float">
            <text:p>82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1</text:p>
          </table:table-cell>
          <table:table-cell office:value-type="float" office:value="359.58" calcext:value-type="float">
            <text:p>359.58</text:p>
          </table:table-cell>
          <table:table-cell table:formula="of:=[.B250]-273" office:value-type="float" office:value="86.58" calcext:value-type="float">
            <text:p>86.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2</text:p>
          </table:table-cell>
          <table:table-cell office:value-type="float" office:value="359.77" calcext:value-type="float">
            <text:p>359.77</text:p>
          </table:table-cell>
          <table:table-cell table:formula="of:=[.B251]-273" office:value-type="float" office:value="86.77" calcext:value-type="float">
            <text:p>86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3</text:p>
          </table:table-cell>
          <table:table-cell office:value-type="float" office:value="358.67" calcext:value-type="float">
            <text:p>358.67</text:p>
          </table:table-cell>
          <table:table-cell table:formula="of:=[.B252]-273" office:value-type="float" office:value="85.67" calcext:value-type="float">
            <text:p>85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0</text:p>
          </table:table-cell>
          <table:table-cell office:value-type="float" office:value="359.77" calcext:value-type="float">
            <text:p>359.77</text:p>
          </table:table-cell>
          <table:table-cell table:formula="of:=[.B253]-273" office:value-type="float" office:value="86.77" calcext:value-type="float">
            <text:p>86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1</text:p>
          </table:table-cell>
          <table:table-cell office:value-type="float" office:value="367.73" calcext:value-type="float">
            <text:p>367.73</text:p>
          </table:table-cell>
          <table:table-cell table:formula="of:=[.B254]-273" office:value-type="float" office:value="94.73" calcext:value-type="float">
            <text:p>94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2</text:p>
          </table:table-cell>
          <table:table-cell office:value-type="float" office:value="368.57" calcext:value-type="float">
            <text:p>368.57</text:p>
          </table:table-cell>
          <table:table-cell table:formula="of:=[.B255]-273" office:value-type="float" office:value="95.57" calcext:value-type="float">
            <text:p>95.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3</text:p>
          </table:table-cell>
          <table:table-cell office:value-type="float" office:value="367.9" calcext:value-type="float">
            <text:p>367.9</text:p>
          </table:table-cell>
          <table:table-cell table:formula="of:=[.B256]-273" office:value-type="float" office:value="94.9" calcext:value-type="float">
            <text:p>9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0</text:p>
          </table:table-cell>
          <table:table-cell office:value-type="float" office:value="359.68" calcext:value-type="float">
            <text:p>359.68</text:p>
          </table:table-cell>
          <table:table-cell table:formula="of:=[.B257]-273" office:value-type="float" office:value="86.68" calcext:value-type="float">
            <text:p>86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1</text:p>
          </table:table-cell>
          <table:table-cell office:value-type="float" office:value="367.63" calcext:value-type="float">
            <text:p>367.63</text:p>
          </table:table-cell>
          <table:table-cell table:formula="of:=[.B258]-273" office:value-type="float" office:value="94.63" calcext:value-type="float">
            <text:p>94.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2</text:p>
          </table:table-cell>
          <table:table-cell office:value-type="float" office:value="368.49" calcext:value-type="float">
            <text:p>368.49</text:p>
          </table:table-cell>
          <table:table-cell table:formula="of:=[.B259]-273" office:value-type="float" office:value="95.49" calcext:value-type="float">
            <text:p>95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3</text:p>
          </table:table-cell>
          <table:table-cell office:value-type="float" office:value="367.83" calcext:value-type="float">
            <text:p>367.83</text:p>
          </table:table-cell>
          <table:table-cell table:formula="of:=[.B260]-273" office:value-type="float" office:value="94.83" calcext:value-type="float">
            <text:p>94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0</text:p>
          </table:table-cell>
          <table:table-cell office:value-type="float" office:value="355.11" calcext:value-type="float">
            <text:p>355.11</text:p>
          </table:table-cell>
          <table:table-cell table:formula="of:=[.B261]-273" office:value-type="float" office:value="82.11" calcext:value-type="float">
            <text:p>82.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1</text:p>
          </table:table-cell>
          <table:table-cell office:value-type="float" office:value="359.42" calcext:value-type="float">
            <text:p>359.42</text:p>
          </table:table-cell>
          <table:table-cell table:formula="of:=[.B262]-273" office:value-type="float" office:value="86.42" calcext:value-type="float">
            <text:p>86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2</text:p>
          </table:table-cell>
          <table:table-cell office:value-type="float" office:value="359.62" calcext:value-type="float">
            <text:p>359.62</text:p>
          </table:table-cell>
          <table:table-cell table:formula="of:=[.B263]-273" office:value-type="float" office:value="86.62" calcext:value-type="float">
            <text:p>86.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3</text:p>
          </table:table-cell>
          <table:table-cell office:value-type="float" office:value="358.55" calcext:value-type="float">
            <text:p>358.55</text:p>
          </table:table-cell>
          <table:table-cell table:formula="of:=[.B264]-273" office:value-type="float" office:value="85.55" calcext:value-type="float">
            <text:p>85.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55.31" calcext:value-type="float">
            <text:p>355.31</text:p>
          </table:table-cell>
          <table:table-cell table:formula="of:=[.B265]-273" office:value-type="float" office:value="82.31" calcext:value-type="float">
            <text:p>82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50.28" calcext:value-type="float">
            <text:p>350.28</text:p>
          </table:table-cell>
          <table:table-cell table:formula="of:=[.B266]-273" office:value-type="float" office:value="77.28" calcext:value-type="float">
            <text:p>77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7.52" calcext:value-type="float">
            <text:p>347.52</text:p>
          </table:table-cell>
          <table:table-cell table:formula="of:=[.B267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7.95" calcext:value-type="float">
            <text:p>347.95</text:p>
          </table:table-cell>
          <table:table-cell table:formula="of:=[.B268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4</text:p>
          </table:table-cell>
          <table:table-cell office:value-type="float" office:value="364.53" calcext:value-type="float">
            <text:p>364.53</text:p>
          </table:table-cell>
          <table:table-cell table:formula="of:=[.B269]-273" office:value-type="float" office:value="91.53" calcext:value-type="float">
            <text:p>91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0</text:p>
          </table:table-cell>
          <table:table-cell office:value-type="float" office:value="354.5" calcext:value-type="float">
            <text:p>354.5</text:p>
          </table:table-cell>
          <table:table-cell table:formula="of:=[.B270]-273" office:value-type="float" office:value="81.5" calcext:value-type="float">
            <text:p>8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1</text:p>
          </table:table-cell>
          <table:table-cell office:value-type="float" office:value="358.09" calcext:value-type="float">
            <text:p>358.09</text:p>
          </table:table-cell>
          <table:table-cell table:formula="of:=[.B271]-273" office:value-type="float" office:value="85.09" calcext:value-type="float">
            <text:p>85.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2</text:p>
          </table:table-cell>
          <table:table-cell office:value-type="float" office:value="358.16" calcext:value-type="float">
            <text:p>358.16</text:p>
          </table:table-cell>
          <table:table-cell table:formula="of:=[.B272]-273" office:value-type="float" office:value="85.16" calcext:value-type="float">
            <text:p>85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3</text:p>
          </table:table-cell>
          <table:table-cell office:value-type="float" office:value="356.93" calcext:value-type="float">
            <text:p>356.93</text:p>
          </table:table-cell>
          <table:table-cell table:formula="of:=[.B273]-273" office:value-type="float" office:value="83.93" calcext:value-type="float">
            <text:p>83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0</text:p>
          </table:table-cell>
          <table:table-cell office:value-type="float" office:value="358.22" calcext:value-type="float">
            <text:p>358.22</text:p>
          </table:table-cell>
          <table:table-cell table:formula="of:=[.B274]-273" office:value-type="float" office:value="85.22" calcext:value-type="float">
            <text:p>85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1</text:p>
          </table:table-cell>
          <table:table-cell office:value-type="float" office:value="364.73" calcext:value-type="float">
            <text:p>364.73</text:p>
          </table:table-cell>
          <table:table-cell table:formula="of:=[.B275]-273" office:value-type="float" office:value="91.73" calcext:value-type="float">
            <text:p>91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2</text:p>
          </table:table-cell>
          <table:table-cell office:value-type="float" office:value="365.32" calcext:value-type="float">
            <text:p>365.32</text:p>
          </table:table-cell>
          <table:table-cell table:formula="of:=[.B276]-273" office:value-type="float" office:value="92.32" calcext:value-type="float">
            <text:p>92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3</text:p>
          </table:table-cell>
          <table:table-cell office:value-type="float" office:value="364.41" calcext:value-type="float">
            <text:p>364.41</text:p>
          </table:table-cell>
          <table:table-cell table:formula="of:=[.B277]-273" office:value-type="float" office:value="91.41" calcext:value-type="float">
            <text:p>91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0</text:p>
          </table:table-cell>
          <table:table-cell office:value-type="float" office:value="358.13" calcext:value-type="float">
            <text:p>358.13</text:p>
          </table:table-cell>
          <table:table-cell table:formula="of:=[.B278]-273" office:value-type="float" office:value="85.13" calcext:value-type="float">
            <text:p>85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1</text:p>
          </table:table-cell>
          <table:table-cell office:value-type="float" office:value="364.64" calcext:value-type="float">
            <text:p>364.64</text:p>
          </table:table-cell>
          <table:table-cell table:formula="of:=[.B279]-273" office:value-type="float" office:value="91.64" calcext:value-type="float">
            <text:p>91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2</text:p>
          </table:table-cell>
          <table:table-cell office:value-type="float" office:value="365.24" calcext:value-type="float">
            <text:p>365.24</text:p>
          </table:table-cell>
          <table:table-cell table:formula="of:=[.B280]-273" office:value-type="float" office:value="92.24" calcext:value-type="float">
            <text:p>92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3</text:p>
          </table:table-cell>
          <table:table-cell office:value-type="float" office:value="364.34" calcext:value-type="float">
            <text:p>364.34</text:p>
          </table:table-cell>
          <table:table-cell table:formula="of:=[.B281]-273" office:value-type="float" office:value="91.34" calcext:value-type="float">
            <text:p>91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0</text:p>
          </table:table-cell>
          <table:table-cell office:value-type="float" office:value="354.32" calcext:value-type="float">
            <text:p>354.32</text:p>
          </table:table-cell>
          <table:table-cell table:formula="of:=[.B282]-273" office:value-type="float" office:value="81.32" calcext:value-type="float">
            <text:p>81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1</text:p>
          </table:table-cell>
          <table:table-cell office:value-type="float" office:value="357.92" calcext:value-type="float">
            <text:p>357.92</text:p>
          </table:table-cell>
          <table:table-cell table:formula="of:=[.B283]-273" office:value-type="float" office:value="84.92" calcext:value-type="float">
            <text:p>84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2</text:p>
          </table:table-cell>
          <table:table-cell office:value-type="float" office:value="358.01" calcext:value-type="float">
            <text:p>358.01</text:p>
          </table:table-cell>
          <table:table-cell table:formula="of:=[.B284]-273" office:value-type="float" office:value="85.01" calcext:value-type="float">
            <text:p>85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3</text:p>
          </table:table-cell>
          <table:table-cell office:value-type="float" office:value="356.82" calcext:value-type="float">
            <text:p>356.82</text:p>
          </table:table-cell>
          <table:table-cell table:formula="of:=[.B285]-273" office:value-type="float" office:value="83.82" calcext:value-type="float">
            <text:p>83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55.22" calcext:value-type="float">
            <text:p>355.22</text:p>
          </table:table-cell>
          <table:table-cell table:formula="of:=[.B286]-273" office:value-type="float" office:value="82.22" calcext:value-type="float">
            <text:p>82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50.28" calcext:value-type="float">
            <text:p>350.28</text:p>
          </table:table-cell>
          <table:table-cell table:formula="of:=[.B287]-273" office:value-type="float" office:value="77.28" calcext:value-type="float">
            <text:p>77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7.52" calcext:value-type="float">
            <text:p>347.52</text:p>
          </table:table-cell>
          <table:table-cell table:formula="of:=[.B288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7.95" calcext:value-type="float">
            <text:p>347.95</text:p>
          </table:table-cell>
          <table:table-cell table:formula="of:=[.B289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4</text:p>
          </table:table-cell>
          <table:table-cell office:value-type="float" office:value="363.31" calcext:value-type="float">
            <text:p>363.31</text:p>
          </table:table-cell>
          <table:table-cell table:formula="of:=[.B290]-273" office:value-type="float" office:value="90.31" calcext:value-type="float">
            <text:p>90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0</text:p>
          </table:table-cell>
          <table:table-cell office:value-type="float" office:value="354.25" calcext:value-type="float">
            <text:p>354.25</text:p>
          </table:table-cell>
          <table:table-cell table:formula="of:=[.B291]-273" office:value-type="float" office:value="81.25" calcext:value-type="float">
            <text:p>81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1</text:p>
          </table:table-cell>
          <table:table-cell office:value-type="float" office:value="357.73" calcext:value-type="float">
            <text:p>357.73</text:p>
          </table:table-cell>
          <table:table-cell table:formula="of:=[.B292]-273" office:value-type="float" office:value="84.73" calcext:value-type="float">
            <text:p>84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2</text:p>
          </table:table-cell>
          <table:table-cell office:value-type="float" office:value="357.78" calcext:value-type="float">
            <text:p>357.78</text:p>
          </table:table-cell>
          <table:table-cell table:formula="of:=[.B293]-273" office:value-type="float" office:value="84.78" calcext:value-type="float">
            <text:p>84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3</text:p>
          </table:table-cell>
          <table:table-cell office:value-type="float" office:value="356.52" calcext:value-type="float">
            <text:p>356.52</text:p>
          </table:table-cell>
          <table:table-cell table:formula="of:=[.B294]-273" office:value-type="float" office:value="83.52" calcext:value-type="float">
            <text:p>83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0</text:p>
          </table:table-cell>
          <table:table-cell office:value-type="float" office:value="357.94" calcext:value-type="float">
            <text:p>357.94</text:p>
          </table:table-cell>
          <table:table-cell table:formula="of:=[.B295]-273" office:value-type="float" office:value="84.94" calcext:value-type="float">
            <text:p>8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1</text:p>
          </table:table-cell>
          <table:table-cell office:value-type="float" office:value="364.38" calcext:value-type="float">
            <text:p>364.38</text:p>
          </table:table-cell>
          <table:table-cell table:formula="of:=[.B296]-273" office:value-type="float" office:value="91.38" calcext:value-type="float">
            <text:p>91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2</text:p>
          </table:table-cell>
          <table:table-cell office:value-type="float" office:value="364.94" calcext:value-type="float">
            <text:p>364.94</text:p>
          </table:table-cell>
          <table:table-cell table:formula="of:=[.B297]-273" office:value-type="float" office:value="91.94" calcext:value-type="float">
            <text:p>91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3</text:p>
          </table:table-cell>
          <table:table-cell office:value-type="float" office:value="363.99" calcext:value-type="float">
            <text:p>363.99</text:p>
          </table:table-cell>
          <table:table-cell table:formula="of:=[.B298]-273" office:value-type="float" office:value="90.99" calcext:value-type="float">
            <text:p>90.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0</text:p>
          </table:table-cell>
          <table:table-cell office:value-type="float" office:value="357.85" calcext:value-type="float">
            <text:p>357.85</text:p>
          </table:table-cell>
          <table:table-cell table:formula="of:=[.B299]-273" office:value-type="float" office:value="84.85" calcext:value-type="float">
            <text:p>84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1</text:p>
          </table:table-cell>
          <table:table-cell office:value-type="float" office:value="364.29" calcext:value-type="float">
            <text:p>364.29</text:p>
          </table:table-cell>
          <table:table-cell table:formula="of:=[.B300]-273" office:value-type="float" office:value="91.29" calcext:value-type="float">
            <text:p>91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2</text:p>
          </table:table-cell>
          <table:table-cell office:value-type="float" office:value="364.86" calcext:value-type="float">
            <text:p>364.86</text:p>
          </table:table-cell>
          <table:table-cell table:formula="of:=[.B301]-273" office:value-type="float" office:value="91.86" calcext:value-type="float">
            <text:p>91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3</text:p>
          </table:table-cell>
          <table:table-cell office:value-type="float" office:value="363.93" calcext:value-type="float">
            <text:p>363.93</text:p>
          </table:table-cell>
          <table:table-cell table:formula="of:=[.B302]-273" office:value-type="float" office:value="90.93" calcext:value-type="float">
            <text:p>90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0</text:p>
          </table:table-cell>
          <table:table-cell office:value-type="float" office:value="354.07" calcext:value-type="float">
            <text:p>354.07</text:p>
          </table:table-cell>
          <table:table-cell table:formula="of:=[.B303]-273" office:value-type="float" office:value="81.07" calcext:value-type="float">
            <text:p>81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1</text:p>
          </table:table-cell>
          <table:table-cell office:value-type="float" office:value="357.57" calcext:value-type="float">
            <text:p>357.57</text:p>
          </table:table-cell>
          <table:table-cell table:formula="of:=[.B304]-273" office:value-type="float" office:value="84.57" calcext:value-type="float">
            <text:p>84.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2</text:p>
          </table:table-cell>
          <table:table-cell office:value-type="float" office:value="357.64" calcext:value-type="float">
            <text:p>357.64</text:p>
          </table:table-cell>
          <table:table-cell table:formula="of:=[.B305]-273" office:value-type="float" office:value="84.64" calcext:value-type="float">
            <text:p>84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3</text:p>
          </table:table-cell>
          <table:table-cell office:value-type="float" office:value="356.4" calcext:value-type="float">
            <text:p>356.4</text:p>
          </table:table-cell>
          <table:table-cell table:formula="of:=[.B306]-273" office:value-type="float" office:value="83.4" calcext:value-type="float">
            <text:p>8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55" calcext:value-type="float">
            <text:p>355</text:p>
          </table:table-cell>
          <table:table-cell table:formula="of:=[.B307]-273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50.27" calcext:value-type="float">
            <text:p>350.27</text:p>
          </table:table-cell>
          <table:table-cell table:formula="of:=[.B308]-273" office:value-type="float" office:value="77.27" calcext:value-type="float">
            <text:p>77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7.52" calcext:value-type="float">
            <text:p>347.52</text:p>
          </table:table-cell>
          <table:table-cell table:formula="of:=[.B309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7.95" calcext:value-type="float">
            <text:p>347.95</text:p>
          </table:table-cell>
          <table:table-cell table:formula="of:=[.B310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4</text:p>
          </table:table-cell>
          <table:table-cell office:value-type="float" office:value="359.64" calcext:value-type="float">
            <text:p>359.64</text:p>
          </table:table-cell>
          <table:table-cell table:formula="of:=[.B311]-273" office:value-type="float" office:value="86.64" calcext:value-type="float">
            <text:p>86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0</text:p>
          </table:table-cell>
          <table:table-cell office:value-type="float" office:value="353.32" calcext:value-type="float">
            <text:p>353.32</text:p>
          </table:table-cell>
          <table:table-cell table:formula="of:=[.B312]-273" office:value-type="float" office:value="80.32" calcext:value-type="float">
            <text:p>80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1</text:p>
          </table:table-cell>
          <table:table-cell office:value-type="float" office:value="355.97" calcext:value-type="float">
            <text:p>355.97</text:p>
          </table:table-cell>
          <table:table-cell table:formula="of:=[.B313]-273" office:value-type="float" office:value="82.97" calcext:value-type="float">
            <text:p>82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2</text:p>
          </table:table-cell>
          <table:table-cell office:value-type="float" office:value="355.89" calcext:value-type="float">
            <text:p>355.89</text:p>
          </table:table-cell>
          <table:table-cell table:formula="of:=[.B314]-273" office:value-type="float" office:value="82.89" calcext:value-type="float">
            <text:p>82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3</text:p>
          </table:table-cell>
          <table:table-cell office:value-type="float" office:value="354.48" calcext:value-type="float">
            <text:p>354.48</text:p>
          </table:table-cell>
          <table:table-cell table:formula="of:=[.B315]-273" office:value-type="float" office:value="81.48" calcext:value-type="float">
            <text:p>81.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0</text:p>
          </table:table-cell>
          <table:table-cell office:value-type="float" office:value="356.12" calcext:value-type="float">
            <text:p>356.12</text:p>
          </table:table-cell>
          <table:table-cell table:formula="of:=[.B316]-273" office:value-type="float" office:value="83.12" calcext:value-type="float">
            <text:p>83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1</text:p>
          </table:table-cell>
          <table:table-cell office:value-type="float" office:value="360.86" calcext:value-type="float">
            <text:p>360.86</text:p>
          </table:table-cell>
          <table:table-cell table:formula="of:=[.B317]-273" office:value-type="float" office:value="87.86" calcext:value-type="float">
            <text:p>87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2</text:p>
          </table:table-cell>
          <table:table-cell office:value-type="float" office:value="361.14" calcext:value-type="float">
            <text:p>361.14</text:p>
          </table:table-cell>
          <table:table-cell table:formula="of:=[.B318]-273" office:value-type="float" office:value="88.14" calcext:value-type="float">
            <text:p>88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3</text:p>
          </table:table-cell>
          <table:table-cell office:value-type="float" office:value="359.91" calcext:value-type="float">
            <text:p>359.91</text:p>
          </table:table-cell>
          <table:table-cell table:formula="of:=[.B319]-273" office:value-type="float" office:value="86.91" calcext:value-type="float">
            <text:p>86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0</text:p>
          </table:table-cell>
          <table:table-cell office:value-type="float" office:value="356.03" calcext:value-type="float">
            <text:p>356.03</text:p>
          </table:table-cell>
          <table:table-cell table:formula="of:=[.B320]-273" office:value-type="float" office:value="83.03" calcext:value-type="float">
            <text:p>83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1</text:p>
          </table:table-cell>
          <table:table-cell office:value-type="float" office:value="360.77" calcext:value-type="float">
            <text:p>360.77</text:p>
          </table:table-cell>
          <table:table-cell table:formula="of:=[.B321]-273" office:value-type="float" office:value="87.77" calcext:value-type="float">
            <text:p>87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2</text:p>
          </table:table-cell>
          <table:table-cell office:value-type="float" office:value="361.06" calcext:value-type="float">
            <text:p>361.06</text:p>
          </table:table-cell>
          <table:table-cell table:formula="of:=[.B322]-273" office:value-type="float" office:value="88.06" calcext:value-type="float">
            <text:p>88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3</text:p>
          </table:table-cell>
          <table:table-cell office:value-type="float" office:value="359.85" calcext:value-type="float">
            <text:p>359.85</text:p>
          </table:table-cell>
          <table:table-cell table:formula="of:=[.B323]-273" office:value-type="float" office:value="86.85" calcext:value-type="float">
            <text:p>86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0</text:p>
          </table:table-cell>
          <table:table-cell office:value-type="float" office:value="353.14" calcext:value-type="float">
            <text:p>353.14</text:p>
          </table:table-cell>
          <table:table-cell table:formula="of:=[.B324]-273" office:value-type="float" office:value="80.14" calcext:value-type="float">
            <text:p>80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1</text:p>
          </table:table-cell>
          <table:table-cell office:value-type="float" office:value="355.81" calcext:value-type="float">
            <text:p>355.81</text:p>
          </table:table-cell>
          <table:table-cell table:formula="of:=[.B325]-273" office:value-type="float" office:value="82.81" calcext:value-type="float">
            <text:p>82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2</text:p>
          </table:table-cell>
          <table:table-cell office:value-type="float" office:value="355.75" calcext:value-type="float">
            <text:p>355.75</text:p>
          </table:table-cell>
          <table:table-cell table:formula="of:=[.B326]-273" office:value-type="float" office:value="82.75" calcext:value-type="float">
            <text:p>8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3</text:p>
          </table:table-cell>
          <table:table-cell office:value-type="float" office:value="354.37" calcext:value-type="float">
            <text:p>354.37</text:p>
          </table:table-cell>
          <table:table-cell table:formula="of:=[.B327]-273" office:value-type="float" office:value="81.37" calcext:value-type="float">
            <text:p>81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54.91" calcext:value-type="float">
            <text:p>354.91</text:p>
          </table:table-cell>
          <table:table-cell table:formula="of:=[.B328]-273" office:value-type="float" office:value="81.91" calcext:value-type="float">
            <text:p>81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50.27" calcext:value-type="float">
            <text:p>350.27</text:p>
          </table:table-cell>
          <table:table-cell table:formula="of:=[.B329]-273" office:value-type="float" office:value="77.27" calcext:value-type="float">
            <text:p>77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7.52" calcext:value-type="float">
            <text:p>347.52</text:p>
          </table:table-cell>
          <table:table-cell table:formula="of:=[.B330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7.95" calcext:value-type="float">
            <text:p>347.95</text:p>
          </table:table-cell>
          <table:table-cell table:formula="of:=[.B331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4</text:p>
          </table:table-cell>
          <table:table-cell office:value-type="float" office:value="358.16" calcext:value-type="float">
            <text:p>358.16</text:p>
          </table:table-cell>
          <table:table-cell table:formula="of:=[.B332]-273" office:value-type="float" office:value="85.16" calcext:value-type="float">
            <text:p>85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0</text:p>
          </table:table-cell>
          <table:table-cell office:value-type="float" office:value="353.04" calcext:value-type="float">
            <text:p>353.04</text:p>
          </table:table-cell>
          <table:table-cell table:formula="of:=[.B333]-273" office:value-type="float" office:value="80.04" calcext:value-type="float">
            <text:p>80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1</text:p>
          </table:table-cell>
          <table:table-cell office:value-type="float" office:value="355.56" calcext:value-type="float">
            <text:p>355.56</text:p>
          </table:table-cell>
          <table:table-cell table:formula="of:=[.B334]-273" office:value-type="float" office:value="82.56" calcext:value-type="float">
            <text:p>82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2</text:p>
          </table:table-cell>
          <table:table-cell office:value-type="float" office:value="355.46" calcext:value-type="float">
            <text:p>355.46</text:p>
          </table:table-cell>
          <table:table-cell table:formula="of:=[.B335]-273" office:value-type="float" office:value="82.46" calcext:value-type="float">
            <text:p>82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3</text:p>
          </table:table-cell>
          <table:table-cell office:value-type="float" office:value="354.02" calcext:value-type="float">
            <text:p>354.02</text:p>
          </table:table-cell>
          <table:table-cell table:formula="of:=[.B336]-273" office:value-type="float" office:value="81.02" calcext:value-type="float">
            <text:p>81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0</text:p>
          </table:table-cell>
          <table:table-cell office:value-type="float" office:value="355.8" calcext:value-type="float">
            <text:p>355.8</text:p>
          </table:table-cell>
          <table:table-cell table:formula="of:=[.B337]-273" office:value-type="float" office:value="82.8" calcext:value-type="float">
            <text:p>8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1</text:p>
          </table:table-cell>
          <table:table-cell office:value-type="float" office:value="360.45" calcext:value-type="float">
            <text:p>360.45</text:p>
          </table:table-cell>
          <table:table-cell table:formula="of:=[.B338]-273" office:value-type="float" office:value="87.45" calcext:value-type="float">
            <text:p>87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2</text:p>
          </table:table-cell>
          <table:table-cell office:value-type="float" office:value="360.7" calcext:value-type="float">
            <text:p>360.7</text:p>
          </table:table-cell>
          <table:table-cell table:formula="of:=[.B339]-273" office:value-type="float" office:value="87.7" calcext:value-type="float">
            <text:p>87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3</text:p>
          </table:table-cell>
          <table:table-cell office:value-type="float" office:value="359.43" calcext:value-type="float">
            <text:p>359.43</text:p>
          </table:table-cell>
          <table:table-cell table:formula="of:=[.B340]-273" office:value-type="float" office:value="86.43" calcext:value-type="float">
            <text:p>86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0</text:p>
          </table:table-cell>
          <table:table-cell office:value-type="float" office:value="355.71" calcext:value-type="float">
            <text:p>355.71</text:p>
          </table:table-cell>
          <table:table-cell table:formula="of:=[.B341]-273" office:value-type="float" office:value="82.71" calcext:value-type="float">
            <text:p>82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1</text:p>
          </table:table-cell>
          <table:table-cell office:value-type="float" office:value="360.36" calcext:value-type="float">
            <text:p>360.36</text:p>
          </table:table-cell>
          <table:table-cell table:formula="of:=[.B342]-273" office:value-type="float" office:value="87.36" calcext:value-type="float">
            <text:p>87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2</text:p>
          </table:table-cell>
          <table:table-cell office:value-type="float" office:value="360.62" calcext:value-type="float">
            <text:p>360.62</text:p>
          </table:table-cell>
          <table:table-cell table:formula="of:=[.B343]-273" office:value-type="float" office:value="87.62" calcext:value-type="float">
            <text:p>87.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3</text:p>
          </table:table-cell>
          <table:table-cell office:value-type="float" office:value="359.37" calcext:value-type="float">
            <text:p>359.37</text:p>
          </table:table-cell>
          <table:table-cell table:formula="of:=[.B344]-273" office:value-type="float" office:value="86.37" calcext:value-type="float">
            <text:p>86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0</text:p>
          </table:table-cell>
          <table:table-cell office:value-type="float" office:value="352.86" calcext:value-type="float">
            <text:p>352.86</text:p>
          </table:table-cell>
          <table:table-cell table:formula="of:=[.B345]-273" office:value-type="float" office:value="79.86" calcext:value-type="float">
            <text:p>79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1</text:p>
          </table:table-cell>
          <table:table-cell office:value-type="float" office:value="355.41" calcext:value-type="float">
            <text:p>355.41</text:p>
          </table:table-cell>
          <table:table-cell table:formula="of:=[.B346]-273" office:value-type="float" office:value="82.41" calcext:value-type="float">
            <text:p>82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2</text:p>
          </table:table-cell>
          <table:table-cell office:value-type="float" office:value="355.32" calcext:value-type="float">
            <text:p>355.32</text:p>
          </table:table-cell>
          <table:table-cell table:formula="of:=[.B347]-273" office:value-type="float" office:value="82.32" calcext:value-type="float">
            <text:p>82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3</text:p>
          </table:table-cell>
          <table:table-cell office:value-type="float" office:value="353.9" calcext:value-type="float">
            <text:p>353.9</text:p>
          </table:table-cell>
          <table:table-cell table:formula="of:=[.B348]-273" office:value-type="float" office:value="80.9" calcext:value-type="float">
            <text:p>8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54.69" calcext:value-type="float">
            <text:p>354.69</text:p>
          </table:table-cell>
          <table:table-cell table:formula="of:=[.B349]-273" office:value-type="float" office:value="81.69" calcext:value-type="float">
            <text:p>81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50.26" calcext:value-type="float">
            <text:p>350.26</text:p>
          </table:table-cell>
          <table:table-cell table:formula="of:=[.B350]-273" office:value-type="float" office:value="77.26" calcext:value-type="float">
            <text:p>77.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7.52" calcext:value-type="float">
            <text:p>347.52</text:p>
          </table:table-cell>
          <table:table-cell table:formula="of:=[.B351]-273" office:value-type="float" office:value="74.52" calcext:value-type="float">
            <text:p>74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7.94" calcext:value-type="float">
            <text:p>347.94</text:p>
          </table:table-cell>
          <table:table-cell table:formula="of:=[.B352]-273" office:value-type="float" office:value="74.94" calcext:value-type="float">
            <text:p>7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4</text:p>
          </table:table-cell>
          <table:table-cell office:value-type="float" office:value="353.81" calcext:value-type="float">
            <text:p>353.81</text:p>
          </table:table-cell>
          <table:table-cell table:formula="of:=[.B353]-273" office:value-type="float" office:value="80.81" calcext:value-type="float">
            <text:p>80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0</text:p>
          </table:table-cell>
          <table:table-cell office:value-type="float" office:value="351.96" calcext:value-type="float">
            <text:p>351.96</text:p>
          </table:table-cell>
          <table:table-cell table:formula="of:=[.B354]-273" office:value-type="float" office:value="78.96" calcext:value-type="float">
            <text:p>78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1</text:p>
          </table:table-cell>
          <table:table-cell office:value-type="float" office:value="353.51" calcext:value-type="float">
            <text:p>353.51</text:p>
          </table:table-cell>
          <table:table-cell table:formula="of:=[.B355]-273" office:value-type="float" office:value="80.51" calcext:value-type="float">
            <text:p>80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2</text:p>
          </table:table-cell>
          <table:table-cell office:value-type="float" office:value="353.28" calcext:value-type="float">
            <text:p>353.28</text:p>
          </table:table-cell>
          <table:table-cell table:formula="of:=[.B356]-273" office:value-type="float" office:value="80.28" calcext:value-type="float">
            <text:p>80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3</text:p>
          </table:table-cell>
          <table:table-cell office:value-type="float" office:value="351.67" calcext:value-type="float">
            <text:p>351.67</text:p>
          </table:table-cell>
          <table:table-cell table:formula="of:=[.B357]-273" office:value-type="float" office:value="78.67" calcext:value-type="float">
            <text:p>78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0</text:p>
          </table:table-cell>
          <table:table-cell office:value-type="float" office:value="353.7" calcext:value-type="float">
            <text:p>353.7</text:p>
          </table:table-cell>
          <table:table-cell table:formula="of:=[.B358]-273" office:value-type="float" office:value="80.7" calcext:value-type="float">
            <text:p>8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1</text:p>
          </table:table-cell>
          <table:table-cell office:value-type="float" office:value="356.38" calcext:value-type="float">
            <text:p>356.38</text:p>
          </table:table-cell>
          <table:table-cell table:formula="of:=[.B359]-273" office:value-type="float" office:value="83.38" calcext:value-type="float">
            <text:p>83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2</text:p>
          </table:table-cell>
          <table:table-cell office:value-type="float" office:value="356.33" calcext:value-type="float">
            <text:p>356.33</text:p>
          </table:table-cell>
          <table:table-cell table:formula="of:=[.B360]-273" office:value-type="float" office:value="83.33" calcext:value-type="float">
            <text:p>83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3</text:p>
          </table:table-cell>
          <table:table-cell office:value-type="float" office:value="354.75" calcext:value-type="float">
            <text:p>354.75</text:p>
          </table:table-cell>
          <table:table-cell table:formula="of:=[.B361]-273" office:value-type="float" office:value="81.75" calcext:value-type="float">
            <text:p>8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0</text:p>
          </table:table-cell>
          <table:table-cell office:value-type="float" office:value="353.61" calcext:value-type="float">
            <text:p>353.61</text:p>
          </table:table-cell>
          <table:table-cell table:formula="of:=[.B362]-273" office:value-type="float" office:value="80.61" calcext:value-type="float">
            <text:p>80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1</text:p>
          </table:table-cell>
          <table:table-cell office:value-type="float" office:value="356.3" calcext:value-type="float">
            <text:p>356.3</text:p>
          </table:table-cell>
          <table:table-cell table:formula="of:=[.B363]-273" office:value-type="float" office:value="83.3" calcext:value-type="float">
            <text:p>8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2</text:p>
          </table:table-cell>
          <table:table-cell office:value-type="float" office:value="356.26" calcext:value-type="float">
            <text:p>356.26</text:p>
          </table:table-cell>
          <table:table-cell table:formula="of:=[.B364]-273" office:value-type="float" office:value="83.26" calcext:value-type="float">
            <text:p>83.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3</text:p>
          </table:table-cell>
          <table:table-cell office:value-type="float" office:value="354.69" calcext:value-type="float">
            <text:p>354.69</text:p>
          </table:table-cell>
          <table:table-cell table:formula="of:=[.B365]-273" office:value-type="float" office:value="81.69" calcext:value-type="float">
            <text:p>81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0</text:p>
          </table:table-cell>
          <table:table-cell office:value-type="float" office:value="351.79" calcext:value-type="float">
            <text:p>351.79</text:p>
          </table:table-cell>
          <table:table-cell table:formula="of:=[.B366]-273" office:value-type="float" office:value="78.79" calcext:value-type="float">
            <text:p>78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1</text:p>
          </table:table-cell>
          <table:table-cell office:value-type="float" office:value="353.36" calcext:value-type="float">
            <text:p>353.36</text:p>
          </table:table-cell>
          <table:table-cell table:formula="of:=[.B367]-273" office:value-type="float" office:value="80.36" calcext:value-type="float">
            <text:p>8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2</text:p>
          </table:table-cell>
          <table:table-cell office:value-type="float" office:value="353.14" calcext:value-type="float">
            <text:p>353.14</text:p>
          </table:table-cell>
          <table:table-cell table:formula="of:=[.B368]-273" office:value-type="float" office:value="80.14" calcext:value-type="float">
            <text:p>80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3</text:p>
          </table:table-cell>
          <table:table-cell office:value-type="float" office:value="351.56" calcext:value-type="float">
            <text:p>351.56</text:p>
          </table:table-cell>
          <table:table-cell table:formula="of:=[.B369]-273" office:value-type="float" office:value="78.56" calcext:value-type="float">
            <text:p>78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54.61" calcext:value-type="float">
            <text:p>354.61</text:p>
          </table:table-cell>
          <table:table-cell table:formula="of:=[.B370]-273" office:value-type="float" office:value="81.61" calcext:value-type="float">
            <text:p>81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50.25" calcext:value-type="float">
            <text:p>350.25</text:p>
          </table:table-cell>
          <table:table-cell table:formula="of:=[.B371]-273" office:value-type="float" office:value="77.25" calcext:value-type="float">
            <text:p>77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7.51" calcext:value-type="float">
            <text:p>347.51</text:p>
          </table:table-cell>
          <table:table-cell table:formula="of:=[.B372]-273" office:value-type="float" office:value="74.51" calcext:value-type="float">
            <text:p>74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7.94" calcext:value-type="float">
            <text:p>347.94</text:p>
          </table:table-cell>
          <table:table-cell table:formula="of:=[.B373]-273" office:value-type="float" office:value="74.94" calcext:value-type="float">
            <text:p>7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4</text:p>
          </table:table-cell>
          <table:table-cell office:value-type="float" office:value="352.05" calcext:value-type="float">
            <text:p>352.05</text:p>
          </table:table-cell>
          <table:table-cell table:formula="of:=[.B374]-273" office:value-type="float" office:value="79.05" calcext:value-type="float">
            <text:p>79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0</text:p>
          </table:table-cell>
          <table:table-cell office:value-type="float" office:value="351.64" calcext:value-type="float">
            <text:p>351.64</text:p>
          </table:table-cell>
          <table:table-cell table:formula="of:=[.B375]-273" office:value-type="float" office:value="78.64" calcext:value-type="float">
            <text:p>78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1</text:p>
          </table:table-cell>
          <table:table-cell office:value-type="float" office:value="353.06" calcext:value-type="float">
            <text:p>353.06</text:p>
          </table:table-cell>
          <table:table-cell table:formula="of:=[.B376]-273" office:value-type="float" office:value="80.06" calcext:value-type="float">
            <text:p>80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2</text:p>
          </table:table-cell>
          <table:table-cell office:value-type="float" office:value="352.81" calcext:value-type="float">
            <text:p>352.81</text:p>
          </table:table-cell>
          <table:table-cell table:formula="of:=[.B377]-273" office:value-type="float" office:value="79.81" calcext:value-type="float">
            <text:p>79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3</text:p>
          </table:table-cell>
          <table:table-cell office:value-type="float" office:value="351.15" calcext:value-type="float">
            <text:p>351.15</text:p>
          </table:table-cell>
          <table:table-cell table:formula="of:=[.B378]-273" office:value-type="float" office:value="78.15" calcext:value-type="float">
            <text:p>78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0</text:p>
          </table:table-cell>
          <table:table-cell office:value-type="float" office:value="353.34" calcext:value-type="float">
            <text:p>353.34</text:p>
          </table:table-cell>
          <table:table-cell table:formula="of:=[.B379]-273" office:value-type="float" office:value="80.34" calcext:value-type="float">
            <text:p>80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1</text:p>
          </table:table-cell>
          <table:table-cell office:value-type="float" office:value="355.91" calcext:value-type="float">
            <text:p>355.91</text:p>
          </table:table-cell>
          <table:table-cell table:formula="of:=[.B380]-273" office:value-type="float" office:value="82.91" calcext:value-type="float">
            <text:p>82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2</text:p>
          </table:table-cell>
          <table:table-cell office:value-type="float" office:value="355.84" calcext:value-type="float">
            <text:p>355.84</text:p>
          </table:table-cell>
          <table:table-cell table:formula="of:=[.B381]-273" office:value-type="float" office:value="82.84" calcext:value-type="float">
            <text:p>82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3</text:p>
          </table:table-cell>
          <table:table-cell office:value-type="float" office:value="354.21" calcext:value-type="float">
            <text:p>354.21</text:p>
          </table:table-cell>
          <table:table-cell table:formula="of:=[.B382]-273" office:value-type="float" office:value="81.21" calcext:value-type="float">
            <text:p>81.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0</text:p>
          </table:table-cell>
          <table:table-cell office:value-type="float" office:value="353.25" calcext:value-type="float">
            <text:p>353.25</text:p>
          </table:table-cell>
          <table:table-cell table:formula="of:=[.B383]-273" office:value-type="float" office:value="80.25" calcext:value-type="float">
            <text:p>8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1</text:p>
          </table:table-cell>
          <table:table-cell office:value-type="float" office:value="355.83" calcext:value-type="float">
            <text:p>355.83</text:p>
          </table:table-cell>
          <table:table-cell table:formula="of:=[.B384]-273" office:value-type="float" office:value="82.83" calcext:value-type="float">
            <text:p>82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2</text:p>
          </table:table-cell>
          <table:table-cell office:value-type="float" office:value="355.76" calcext:value-type="float">
            <text:p>355.76</text:p>
          </table:table-cell>
          <table:table-cell table:formula="of:=[.B385]-273" office:value-type="float" office:value="82.76" calcext:value-type="float">
            <text:p>82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3</text:p>
          </table:table-cell>
          <table:table-cell office:value-type="float" office:value="354.16" calcext:value-type="float">
            <text:p>354.16</text:p>
          </table:table-cell>
          <table:table-cell table:formula="of:=[.B386]-273" office:value-type="float" office:value="81.16" calcext:value-type="float">
            <text:p>81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0</text:p>
          </table:table-cell>
          <table:table-cell office:value-type="float" office:value="351.47" calcext:value-type="float">
            <text:p>351.47</text:p>
          </table:table-cell>
          <table:table-cell table:formula="of:=[.B387]-273" office:value-type="float" office:value="78.47" calcext:value-type="float">
            <text:p>78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1</text:p>
          </table:table-cell>
          <table:table-cell office:value-type="float" office:value="352.91" calcext:value-type="float">
            <text:p>352.91</text:p>
          </table:table-cell>
          <table:table-cell table:formula="of:=[.B388]-273" office:value-type="float" office:value="79.91" calcext:value-type="float">
            <text:p>79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2</text:p>
          </table:table-cell>
          <table:table-cell office:value-type="float" office:value="352.67" calcext:value-type="float">
            <text:p>352.67</text:p>
          </table:table-cell>
          <table:table-cell table:formula="of:=[.B389]-273" office:value-type="float" office:value="79.67" calcext:value-type="float">
            <text:p>79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3</text:p>
          </table:table-cell>
          <table:table-cell office:value-type="float" office:value="351.04" calcext:value-type="float">
            <text:p>351.04</text:p>
          </table:table-cell>
          <table:table-cell table:formula="of:=[.B390]-273" office:value-type="float" office:value="78.04" calcext:value-type="float">
            <text:p>78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54.39" calcext:value-type="float">
            <text:p>354.39</text:p>
          </table:table-cell>
          <table:table-cell table:formula="of:=[.B391]-273" office:value-type="float" office:value="81.39" calcext:value-type="float">
            <text:p>81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50.24" calcext:value-type="float">
            <text:p>350.24</text:p>
          </table:table-cell>
          <table:table-cell table:formula="of:=[.B392]-273" office:value-type="float" office:value="77.24" calcext:value-type="float">
            <text:p>77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7.51" calcext:value-type="float">
            <text:p>347.51</text:p>
          </table:table-cell>
          <table:table-cell table:formula="of:=[.B393]-273" office:value-type="float" office:value="74.51" calcext:value-type="float">
            <text:p>74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7.94" calcext:value-type="float">
            <text:p>347.94</text:p>
          </table:table-cell>
          <table:table-cell table:formula="of:=[.B394]-273" office:value-type="float" office:value="74.94" calcext:value-type="float">
            <text:p>7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4</text:p>
          </table:table-cell>
          <table:table-cell office:value-type="float" office:value="346.88" calcext:value-type="float">
            <text:p>346.88</text:p>
          </table:table-cell>
          <table:table-cell table:formula="of:=[.B395]-273" office:value-type="float" office:value="73.88" calcext:value-type="float">
            <text:p>73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50.41" calcext:value-type="float">
            <text:p>350.41</text:p>
          </table:table-cell>
          <table:table-cell table:formula="of:=[.B396]-273" office:value-type="float" office:value="77.41" calcext:value-type="float">
            <text:p>77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50.71" calcext:value-type="float">
            <text:p>350.71</text:p>
          </table:table-cell>
          <table:table-cell table:formula="of:=[.B397]-273" office:value-type="float" office:value="77.71" calcext:value-type="float">
            <text:p>77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50.31" calcext:value-type="float">
            <text:p>350.31</text:p>
          </table:table-cell>
          <table:table-cell table:formula="of:=[.B398]-273" office:value-type="float" office:value="77.31" calcext:value-type="float">
            <text:p>77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8.49" calcext:value-type="float">
            <text:p>348.49</text:p>
          </table:table-cell>
          <table:table-cell table:formula="of:=[.B399]-273" office:value-type="float" office:value="75.49" calcext:value-type="float">
            <text:p>75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50.94" calcext:value-type="float">
            <text:p>350.94</text:p>
          </table:table-cell>
          <table:table-cell table:formula="of:=[.B400]-273" office:value-type="float" office:value="77.94" calcext:value-type="float">
            <text:p>77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51.27" calcext:value-type="float">
            <text:p>351.27</text:p>
          </table:table-cell>
          <table:table-cell table:formula="of:=[.B401]-273" office:value-type="float" office:value="78.27" calcext:value-type="float">
            <text:p>78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50.88" calcext:value-type="float">
            <text:p>350.88</text:p>
          </table:table-cell>
          <table:table-cell table:formula="of:=[.B402]-273" office:value-type="float" office:value="77.88" calcext:value-type="float">
            <text:p>77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48.92" calcext:value-type="float">
            <text:p>348.92</text:p>
          </table:table-cell>
          <table:table-cell table:formula="of:=[.B403]-273" office:value-type="float" office:value="75.92" calcext:value-type="float">
            <text:p>75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50.85" calcext:value-type="float">
            <text:p>350.85</text:p>
          </table:table-cell>
          <table:table-cell table:formula="of:=[.B404]-273" office:value-type="float" office:value="77.85" calcext:value-type="float">
            <text:p>77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51.19" calcext:value-type="float">
            <text:p>351.19</text:p>
          </table:table-cell>
          <table:table-cell table:formula="of:=[.B405]-273" office:value-type="float" office:value="78.19" calcext:value-type="float">
            <text:p>78.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50.81" calcext:value-type="float">
            <text:p>350.81</text:p>
          </table:table-cell>
          <table:table-cell table:formula="of:=[.B406]-273" office:value-type="float" office:value="77.81" calcext:value-type="float">
            <text:p>7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48.86" calcext:value-type="float">
            <text:p>348.86</text:p>
          </table:table-cell>
          <table:table-cell table:formula="of:=[.B407]-273" office:value-type="float" office:value="75.86" calcext:value-type="float">
            <text:p>75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50.24" calcext:value-type="float">
            <text:p>350.24</text:p>
          </table:table-cell>
          <table:table-cell table:formula="of:=[.B408]-273" office:value-type="float" office:value="77.24" calcext:value-type="float">
            <text:p>77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50.56" calcext:value-type="float">
            <text:p>350.56</text:p>
          </table:table-cell>
          <table:table-cell table:formula="of:=[.B409]-273" office:value-type="float" office:value="77.56" calcext:value-type="float">
            <text:p>77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50.18" calcext:value-type="float">
            <text:p>350.18</text:p>
          </table:table-cell>
          <table:table-cell table:formula="of:=[.B410]-273" office:value-type="float" office:value="77.18" calcext:value-type="float">
            <text:p>77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8.38" calcext:value-type="float">
            <text:p>348.38</text:p>
          </table:table-cell>
          <table:table-cell table:formula="of:=[.B411]-273" office:value-type="float" office:value="75.38" calcext:value-type="float">
            <text:p>75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54.3" calcext:value-type="float">
            <text:p>354.3</text:p>
          </table:table-cell>
          <table:table-cell table:formula="of:=[.B412]-273" office:value-type="float" office:value="81.3" calcext:value-type="float">
            <text:p>8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50.24" calcext:value-type="float">
            <text:p>350.24</text:p>
          </table:table-cell>
          <table:table-cell table:formula="of:=[.B413]-273" office:value-type="float" office:value="77.24" calcext:value-type="float">
            <text:p>77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7.51" calcext:value-type="float">
            <text:p>347.51</text:p>
          </table:table-cell>
          <table:table-cell table:formula="of:=[.B414]-273" office:value-type="float" office:value="74.51" calcext:value-type="float">
            <text:p>74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7.94" calcext:value-type="float">
            <text:p>347.94</text:p>
          </table:table-cell>
          <table:table-cell table:formula="of:=[.B415]-273" office:value-type="float" office:value="74.94" calcext:value-type="float">
            <text:p>74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4</text:p>
          </table:table-cell>
          <table:table-cell office:value-type="float" office:value="344.79" calcext:value-type="float">
            <text:p>344.79</text:p>
          </table:table-cell>
          <table:table-cell table:formula="of:=[.B416]-273" office:value-type="float" office:value="71.79" calcext:value-type="float">
            <text:p>71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9.17" calcext:value-type="float">
            <text:p>349.17</text:p>
          </table:table-cell>
          <table:table-cell table:formula="of:=[.B417]-273" office:value-type="float" office:value="76.17" calcext:value-type="float">
            <text:p>76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9.03" calcext:value-type="float">
            <text:p>349.03</text:p>
          </table:table-cell>
          <table:table-cell table:formula="of:=[.B418]-273" office:value-type="float" office:value="76.03" calcext:value-type="float">
            <text:p>76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48.57" calcext:value-type="float">
            <text:p>348.57</text:p>
          </table:table-cell>
          <table:table-cell table:formula="of:=[.B419]-273" office:value-type="float" office:value="75.57" calcext:value-type="float">
            <text:p>75.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47.23" calcext:value-type="float">
            <text:p>347.23</text:p>
          </table:table-cell>
          <table:table-cell table:formula="of:=[.B420]-273" office:value-type="float" office:value="74.23" calcext:value-type="float">
            <text:p>74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9.47" calcext:value-type="float">
            <text:p>349.47</text:p>
          </table:table-cell>
          <table:table-cell table:formula="of:=[.B421]-273" office:value-type="float" office:value="76.47" calcext:value-type="float">
            <text:p>76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9.36" calcext:value-type="float">
            <text:p>349.36</text:p>
          </table:table-cell>
          <table:table-cell table:formula="of:=[.B422]-273" office:value-type="float" office:value="76.36" calcext:value-type="float">
            <text:p>76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8.9" calcext:value-type="float">
            <text:p>348.9</text:p>
          </table:table-cell>
          <table:table-cell table:formula="of:=[.B423]-273" office:value-type="float" office:value="75.9" calcext:value-type="float">
            <text:p>7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7.49" calcext:value-type="float">
            <text:p>347.49</text:p>
          </table:table-cell>
          <table:table-cell table:formula="of:=[.B424]-273" office:value-type="float" office:value="74.49" calcext:value-type="float">
            <text:p>74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9.38" calcext:value-type="float">
            <text:p>349.38</text:p>
          </table:table-cell>
          <table:table-cell table:formula="of:=[.B425]-273" office:value-type="float" office:value="76.38" calcext:value-type="float">
            <text:p>76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9.29" calcext:value-type="float">
            <text:p>349.29</text:p>
          </table:table-cell>
          <table:table-cell table:formula="of:=[.B426]-273" office:value-type="float" office:value="76.29" calcext:value-type="float">
            <text:p>76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48.83" calcext:value-type="float">
            <text:p>348.83</text:p>
          </table:table-cell>
          <table:table-cell table:formula="of:=[.B427]-273" office:value-type="float" office:value="75.83" calcext:value-type="float">
            <text:p>75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47.44" calcext:value-type="float">
            <text:p>347.44</text:p>
          </table:table-cell>
          <table:table-cell table:formula="of:=[.B428]-273" office:value-type="float" office:value="74.44" calcext:value-type="float">
            <text:p>74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9" calcext:value-type="float">
            <text:p>349</text:p>
          </table:table-cell>
          <table:table-cell table:formula="of:=[.B429]-273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8.88" calcext:value-type="float">
            <text:p>348.88</text:p>
          </table:table-cell>
          <table:table-cell table:formula="of:=[.B430]-273" office:value-type="float" office:value="75.88" calcext:value-type="float">
            <text:p>75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48.43" calcext:value-type="float">
            <text:p>348.43</text:p>
          </table:table-cell>
          <table:table-cell table:formula="of:=[.B431]-273" office:value-type="float" office:value="75.43" calcext:value-type="float">
            <text:p>75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47.12" calcext:value-type="float">
            <text:p>347.12</text:p>
          </table:table-cell>
          <table:table-cell table:formula="of:=[.B432]-273" office:value-type="float" office:value="74.12" calcext:value-type="float">
            <text:p>74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53.32" calcext:value-type="float">
            <text:p>353.32</text:p>
          </table:table-cell>
          <table:table-cell table:formula="of:=[.B433]-273" office:value-type="float" office:value="80.32" calcext:value-type="float">
            <text:p>80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50.08" calcext:value-type="float">
            <text:p>350.08</text:p>
          </table:table-cell>
          <table:table-cell table:formula="of:=[.B434]-273" office:value-type="float" office:value="77.08" calcext:value-type="float">
            <text:p>77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7.44" calcext:value-type="float">
            <text:p>347.44</text:p>
          </table:table-cell>
          <table:table-cell table:formula="of:=[.B435]-273" office:value-type="float" office:value="74.44" calcext:value-type="float">
            <text:p>74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7.87" calcext:value-type="float">
            <text:p>347.87</text:p>
          </table:table-cell>
          <table:table-cell table:formula="of:=[.B436]-273" office:value-type="float" office:value="74.87" calcext:value-type="float">
            <text:p>74.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4</text:p>
          </table:table-cell>
          <table:table-cell office:value-type="float" office:value="344.69" calcext:value-type="float">
            <text:p>344.69</text:p>
          </table:table-cell>
          <table:table-cell table:formula="of:=[.B437]-273" office:value-type="float" office:value="71.69" calcext:value-type="float">
            <text:p>71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46.79" calcext:value-type="float">
            <text:p>346.79</text:p>
          </table:table-cell>
          <table:table-cell table:formula="of:=[.B438]-273" office:value-type="float" office:value="73.79" calcext:value-type="float">
            <text:p>73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40.25" calcext:value-type="float">
            <text:p>340.25</text:p>
          </table:table-cell>
          <table:table-cell table:formula="of:=[.B439]-273" office:value-type="float" office:value="67.25" calcext:value-type="float">
            <text:p>67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41.58" calcext:value-type="float">
            <text:p>341.58</text:p>
          </table:table-cell>
          <table:table-cell table:formula="of:=[.B440]-273" office:value-type="float" office:value="68.58" calcext:value-type="float">
            <text:p>68.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42.29" calcext:value-type="float">
            <text:p>342.29</text:p>
          </table:table-cell>
          <table:table-cell table:formula="of:=[.B441]-273" office:value-type="float" office:value="69.29" calcext:value-type="float">
            <text:p>69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46.77" calcext:value-type="float">
            <text:p>346.77</text:p>
          </table:table-cell>
          <table:table-cell table:formula="of:=[.B442]-273" office:value-type="float" office:value="73.77" calcext:value-type="float">
            <text:p>73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40.24" calcext:value-type="float">
            <text:p>340.24</text:p>
          </table:table-cell>
          <table:table-cell table:formula="of:=[.B443]-273" office:value-type="float" office:value="67.24" calcext:value-type="float">
            <text:p>67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41.56" calcext:value-type="float">
            <text:p>341.56</text:p>
          </table:table-cell>
          <table:table-cell table:formula="of:=[.B444]-273" office:value-type="float" office:value="68.56" calcext:value-type="float">
            <text:p>68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42.27" calcext:value-type="float">
            <text:p>342.27</text:p>
          </table:table-cell>
          <table:table-cell table:formula="of:=[.B445]-273" office:value-type="float" office:value="69.27" calcext:value-type="float">
            <text:p>69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46.68" calcext:value-type="float">
            <text:p>346.68</text:p>
          </table:table-cell>
          <table:table-cell table:formula="of:=[.B446]-273" office:value-type="float" office:value="73.68" calcext:value-type="float">
            <text:p>73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40.17" calcext:value-type="float">
            <text:p>340.17</text:p>
          </table:table-cell>
          <table:table-cell table:formula="of:=[.B447]-273" office:value-type="float" office:value="67.17" calcext:value-type="float">
            <text:p>67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41.45" calcext:value-type="float">
            <text:p>341.45</text:p>
          </table:table-cell>
          <table:table-cell table:formula="of:=[.B448]-273" office:value-type="float" office:value="68.45" calcext:value-type="float">
            <text:p>68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42.15" calcext:value-type="float">
            <text:p>342.15</text:p>
          </table:table-cell>
          <table:table-cell table:formula="of:=[.B449]-273" office:value-type="float" office:value="69.15" calcext:value-type="float">
            <text:p>69.15</text:p>
          </table:table-cell>
          <table:table-cell table:number-columns-repeated="13"/>
        </table:table-row>
      </table:table>
      <table:table table:name="TempMap2.5D" table:style-name="ta1"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ayer_0_I0</text:p>
          </table:table-cell>
          <table:table-cell office:value-type="float" office:value="349.1" calcext:value-type="float">
            <text:p>349.1</text:p>
          </table:table-cell>
          <table:table-cell table:formula="of:=[.B1]-273" office:value-type="float" office:value="76.1" calcext:value-type="float">
            <text:p>76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_IT_0</text:p>
          </table:table-cell>
          <table:table-cell office:value-type="float" office:value="349.1" calcext:value-type="float">
            <text:p>349.1</text:p>
          </table:table-cell>
          <table:table-cell table:formula="of:=[.B2]-273" office:value-type="float" office:value="76.1" calcext:value-type="float">
            <text:p>76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0</text:p>
          </table:table-cell>
          <table:table-cell office:value-type="float" office:value="348.8" calcext:value-type="float">
            <text:p>348.8</text:p>
          </table:table-cell>
          <table:table-cell table:formula="of:=[.B3]-273" office:value-type="float" office:value="75.8" calcext:value-type="float">
            <text:p>75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1</text:p>
          </table:table-cell>
          <table:table-cell office:value-type="float" office:value="350.42" calcext:value-type="float">
            <text:p>350.42</text:p>
          </table:table-cell>
          <table:table-cell table:formula="of:=[.B4]-273" office:value-type="float" office:value="77.42" calcext:value-type="float">
            <text:p>77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2</text:p>
          </table:table-cell>
          <table:table-cell office:value-type="float" office:value="350.48" calcext:value-type="float">
            <text:p>350.48</text:p>
          </table:table-cell>
          <table:table-cell table:formula="of:=[.B5]-273" office:value-type="float" office:value="77.48" calcext:value-type="float">
            <text:p>77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3</text:p>
          </table:table-cell>
          <table:table-cell office:value-type="float" office:value="348.91" calcext:value-type="float">
            <text:p>348.91</text:p>
          </table:table-cell>
          <table:table-cell table:formula="of:=[.B6]-273" office:value-type="float" office:value="75.91" calcext:value-type="float">
            <text:p>75.91</text:p>
          </table:table-cell>
          <table:table-cell table:number-columns-repeated="7"/>
          <table:table-cell table:style-name="ce9" table:formula="of:=[.C36]" office:value-type="float" office:value="68.05" calcext:value-type="float" table:number-columns-spanned="5" table:number-rows-spanned="1">
            <text:p>68.0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C1_0</text:p>
          </table:table-cell>
          <table:table-cell office:value-type="float" office:value="350.92" calcext:value-type="float">
            <text:p>350.92</text:p>
          </table:table-cell>
          <table:table-cell table:formula="of:=[.B7]-273" office:value-type="float" office:value="77.92" calcext:value-type="float">
            <text:p>77.92</text:p>
          </table:table-cell>
          <table:table-cell table:number-columns-repeated="3"/>
          <table:table-cell table:formula="of:=['TempMap2.5D'.C15]" office:value-type="float" office:value="74.12" calcext:value-type="float">
            <text:p>74.12</text:p>
          </table:table-cell>
          <table:table-cell table:formula="of:=['TempMap2.5D'.C16]" office:value-type="float" office:value="74.61" calcext:value-type="float">
            <text:p>74.61</text:p>
          </table:table-cell>
          <table:table-cell table:formula="of:=['TempMap2.5D'.C17]" office:value-type="float" office:value="74.38" calcext:value-type="float">
            <text:p>74.38</text:p>
          </table:table-cell>
          <table:table-cell table:formula="of:=['TempMap2.5D'.C18]" office:value-type="float" office:value="73.13" calcext:value-type="float">
            <text:p>73.13</text:p>
          </table:table-cell>
          <table:table-cell table:style-name="ce9" table:formula="of:=[.C35]" office:value-type="float" office:value="69.98" calcext:value-type="float" table:number-columns-spanned="1" table:number-rows-spanned="4">
            <text:p>69.98</text:p>
          </table:table-cell>
          <table:table-cell table:formula="of:=['TempMap2.5D'.C31]" office:value-type="float" office:value="69.46" calcext:value-type="float">
            <text:p>69.46</text:p>
          </table:table-cell>
          <table:table-cell table:formula="of:=['TempMap2.5D'.C32]" office:value-type="float" office:value="71.24" calcext:value-type="float">
            <text:p>71.24</text:p>
          </table:table-cell>
          <table:table-cell table:formula="of:=['TempMap2.5D'.C33]" office:value-type="float" office:value="73.03" calcext:value-type="float">
            <text:p>73.03</text:p>
          </table:table-cell>
          <table:table-cell table:formula="of:=['TempMap2.5D'.C34]" office:value-type="float" office:value="73.03" calcext:value-type="float">
            <text:p>73.03</text:p>
          </table:table-cell>
        </table:table-row>
        <table:table-row table:style-name="ro1">
          <table:table-cell office:value-type="string" calcext:value-type="string">
            <text:p>layer_2_C1_1</text:p>
          </table:table-cell>
          <table:table-cell office:value-type="float" office:value="351.83" calcext:value-type="float">
            <text:p>351.83</text:p>
          </table:table-cell>
          <table:table-cell table:formula="of:=[.B8]-273" office:value-type="float" office:value="78.83" calcext:value-type="float">
            <text:p>78.83</text:p>
          </table:table-cell>
          <table:table-cell table:number-columns-repeated="3"/>
          <table:table-cell table:formula="of:=['TempMap2.5D'.C11]" office:value-type="float" office:value="76.84" calcext:value-type="float">
            <text:p>76.84</text:p>
          </table:table-cell>
          <table:table-cell table:formula="of:=['TempMap2.5D'.C12]" office:value-type="float" office:value="76.82" calcext:value-type="float">
            <text:p>76.82</text:p>
          </table:table-cell>
          <table:table-cell table:formula="of:=['TempMap2.5D'.C13]" office:value-type="float" office:value="76.41" calcext:value-type="float">
            <text:p>76.41</text:p>
          </table:table-cell>
          <table:table-cell table:formula="of:=['TempMap2.5D'.C14]" office:value-type="float" office:value="74.93" calcext:value-type="float">
            <text:p>74.93</text:p>
          </table:table-cell>
          <table:covered-table-cell/>
          <table:table-cell table:formula="of:=['TempMap2.5D'.C27]" office:value-type="float" office:value="70.39" calcext:value-type="float">
            <text:p>70.39</text:p>
          </table:table-cell>
          <table:table-cell table:formula="of:=['TempMap2.5D'.C28]" office:value-type="float" office:value="74.31" calcext:value-type="float">
            <text:p>74.31</text:p>
          </table:table-cell>
          <table:table-cell table:formula="of:=['TempMap2.5D'.C29]" office:value-type="float" office:value="78.23" calcext:value-type="float">
            <text:p>78.23</text:p>
          </table:table-cell>
          <table:table-cell table:formula="of:=['TempMap2.5D'.C30]" office:value-type="float" office:value="78.23" calcext:value-type="float">
            <text:p>78.23</text:p>
          </table:table-cell>
        </table:table-row>
        <table:table-row table:style-name="ro1">
          <table:table-cell office:value-type="string" calcext:value-type="string">
            <text:p>layer_2_C1_2</text:p>
          </table:table-cell>
          <table:table-cell office:value-type="float" office:value="351.65" calcext:value-type="float">
            <text:p>351.65</text:p>
          </table:table-cell>
          <table:table-cell table:formula="of:=[.B9]-273" office:value-type="float" office:value="78.65" calcext:value-type="float">
            <text:p>78.65</text:p>
          </table:table-cell>
          <table:table-cell table:number-columns-repeated="3"/>
          <table:table-cell table:formula="of:=['TempMap2.5D'.C7]" office:value-type="float" office:value="77.92" calcext:value-type="float">
            <text:p>77.92</text:p>
          </table:table-cell>
          <table:table-cell table:formula="of:=['TempMap2.5D'.C8]" office:value-type="float" office:value="78.83" calcext:value-type="float">
            <text:p>78.83</text:p>
          </table:table-cell>
          <table:table-cell table:formula="of:=['TempMap2.5D'.C9]" office:value-type="float" office:value="78.65" calcext:value-type="float">
            <text:p>78.65</text:p>
          </table:table-cell>
          <table:table-cell table:formula="of:=['TempMap2.5D'.C10]" office:value-type="float" office:value="76.92" calcext:value-type="float">
            <text:p>76.92</text:p>
          </table:table-cell>
          <table:covered-table-cell/>
          <table:table-cell table:formula="of:=['TempMap2.5D'.C23]" office:value-type="float" office:value="70.49" calcext:value-type="float">
            <text:p>70.49</text:p>
          </table:table-cell>
          <table:table-cell table:formula="of:=['TempMap2.5D'.C24]" office:value-type="float" office:value="74.39" calcext:value-type="float">
            <text:p>74.39</text:p>
          </table:table-cell>
          <table:table-cell table:formula="of:=['TempMap2.5D'.C25]" office:value-type="float" office:value="78.28" calcext:value-type="float">
            <text:p>78.28</text:p>
          </table:table-cell>
          <table:table-cell table:formula="of:=['TempMap2.5D'.C26]" office:value-type="float" office:value="78.28" calcext:value-type="float">
            <text:p>78.28</text:p>
          </table:table-cell>
        </table:table-row>
        <table:table-row table:style-name="ro1">
          <table:table-cell office:value-type="string" calcext:value-type="string">
            <text:p>layer_2_C1_3</text:p>
          </table:table-cell>
          <table:table-cell office:value-type="float" office:value="349.92" calcext:value-type="float">
            <text:p>349.92</text:p>
          </table:table-cell>
          <table:table-cell table:formula="of:=[.B10]-273" office:value-type="float" office:value="76.92" calcext:value-type="float">
            <text:p>76.92</text:p>
          </table:table-cell>
          <table:table-cell table:number-columns-repeated="3"/>
          <table:table-cell table:formula="of:=['TempMap2.5D'.C3]" office:value-type="float" office:value="75.8" calcext:value-type="float">
            <text:p>75.8</text:p>
          </table:table-cell>
          <table:table-cell table:formula="of:=['TempMap2.5D'.C4]" office:value-type="float" office:value="77.42" calcext:value-type="float">
            <text:p>77.42</text:p>
          </table:table-cell>
          <table:table-cell table:formula="of:=['TempMap2.5D'.C5]" office:value-type="float" office:value="77.48" calcext:value-type="float">
            <text:p>77.48</text:p>
          </table:table-cell>
          <table:table-cell table:formula="of:=['TempMap2.5D'.C6]" office:value-type="float" office:value="75.91" calcext:value-type="float">
            <text:p>75.91</text:p>
          </table:table-cell>
          <table:covered-table-cell/>
          <table:table-cell table:formula="of:=['TempMap2.5D'.C19]" office:value-type="float" office:value="69.64" calcext:value-type="float">
            <text:p>69.64</text:p>
          </table:table-cell>
          <table:table-cell table:formula="of:=['TempMap2.5D'.C20]" office:value-type="float" office:value="71.39" calcext:value-type="float">
            <text:p>71.39</text:p>
          </table:table-cell>
          <table:table-cell table:formula="of:=['TempMap2.5D'.C21]" office:value-type="float" office:value="73.14" calcext:value-type="float">
            <text:p>73.14</text:p>
          </table:table-cell>
          <table:table-cell table:formula="of:=['TempMap2.5D'.C22]" office:value-type="float" office:value="73.14" calcext:value-type="float">
            <text:p>73.14</text:p>
          </table:table-cell>
        </table:table-row>
        <table:table-row table:style-name="ro1">
          <table:table-cell office:value-type="string" calcext:value-type="string">
            <text:p>layer_2_C2_0</text:p>
          </table:table-cell>
          <table:table-cell office:value-type="float" office:value="349.84" calcext:value-type="float">
            <text:p>349.84</text:p>
          </table:table-cell>
          <table:table-cell table:formula="of:=[.B11]-273" office:value-type="float" office:value="76.84" calcext:value-type="float">
            <text:p>76.84</text:p>
          </table:table-cell>
          <table:table-cell table:number-columns-repeated="7"/>
          <table:table-cell table:style-name="ce9" table:formula="of:=[.C37]" office:value-type="float" office:value="68.61" calcext:value-type="float" table:number-columns-spanned="5" table:number-rows-spanned="1">
            <text:p>68.6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C2_1</text:p>
          </table:table-cell>
          <table:table-cell office:value-type="float" office:value="349.82" calcext:value-type="float">
            <text:p>349.82</text:p>
          </table:table-cell>
          <table:table-cell table:formula="of:=[.B12]-273" office:value-type="float" office:value="76.82" calcext:value-type="float">
            <text:p>76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2_2</text:p>
          </table:table-cell>
          <table:table-cell office:value-type="float" office:value="349.41" calcext:value-type="float">
            <text:p>349.41</text:p>
          </table:table-cell>
          <table:table-cell table:formula="of:=[.B13]-273" office:value-type="float" office:value="76.41" calcext:value-type="float">
            <text:p>76.41</text:p>
          </table:table-cell>
          <table:table-cell table:number-columns-repeated="7"/>
          <table:table-cell table:style-name="ce9" table:formula="of:=[.C76]" office:value-type="float" office:value="68.05" calcext:value-type="float" table:number-columns-spanned="5" table:number-rows-spanned="1">
            <text:p>68.0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C2_3</text:p>
          </table:table-cell>
          <table:table-cell office:value-type="float" office:value="347.93" calcext:value-type="float">
            <text:p>347.93</text:p>
          </table:table-cell>
          <table:table-cell table:formula="of:=[.B14]-273" office:value-type="float" office:value="74.93" calcext:value-type="float">
            <text:p>74.93</text:p>
          </table:table-cell>
          <table:table-cell table:number-columns-repeated="3"/>
          <table:table-cell table:style-name="ce9" table:formula="of:=[.C74]" office:value-type="float" office:value="77.8" calcext:value-type="float" table:number-columns-spanned="4" table:number-rows-spanned="4">
            <text:p>77.8</text:p>
          </table:table-cell>
          <table:covered-table-cell table:number-columns-repeated="3"/>
          <table:table-cell table:style-name="ce9" table:formula="of:=[.C75]" office:value-type="float" office:value="69.98" calcext:value-type="float" table:number-columns-spanned="1" table:number-rows-spanned="4">
            <text:p>69.98</text:p>
          </table:table-cell>
          <table:table-cell table:formula="of:=['TempMap2.5D'.C70]" office:value-type="float" office:value="69.43" calcext:value-type="float">
            <text:p>69.43</text:p>
          </table:table-cell>
          <table:table-cell table:formula="of:=['TempMap2.5D'.C71]" office:value-type="float" office:value="71.17" calcext:value-type="float">
            <text:p>71.17</text:p>
          </table:table-cell>
          <table:table-cell table:formula="of:=['TempMap2.5D'.C72]" office:value-type="float" office:value="72.9" calcext:value-type="float">
            <text:p>72.9</text:p>
          </table:table-cell>
          <table:table-cell table:formula="of:=['TempMap2.5D'.C73]"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layer_2_C3_0</text:p>
          </table:table-cell>
          <table:table-cell office:value-type="float" office:value="347.12" calcext:value-type="float">
            <text:p>347.12</text:p>
          </table:table-cell>
          <table:table-cell table:formula="of:=[.B15]-273" office:value-type="float" office:value="74.12" calcext:value-type="float">
            <text:p>74.12</text:p>
          </table:table-cell>
          <table:table-cell table:number-columns-repeated="3"/>
          <table:covered-table-cell table:number-columns-repeated="5"/>
          <table:table-cell table:formula="of:=['TempMap2.5D'.C66]" office:value-type="float" office:value="70.35" calcext:value-type="float">
            <text:p>70.35</text:p>
          </table:table-cell>
          <table:table-cell table:formula="of:=['TempMap2.5D'.C67]" office:value-type="float" office:value="74.18" calcext:value-type="float">
            <text:p>74.18</text:p>
          </table:table-cell>
          <table:table-cell table:formula="of:=['TempMap2.5D'.C68]" office:value-type="float" office:value="78" calcext:value-type="float">
            <text:p>78</text:p>
          </table:table-cell>
          <table:table-cell table:formula="of:=['TempMap2.5D'.C6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ayer_2_C3_1</text:p>
          </table:table-cell>
          <table:table-cell office:value-type="float" office:value="347.61" calcext:value-type="float">
            <text:p>347.61</text:p>
          </table:table-cell>
          <table:table-cell table:formula="of:=[.B16]-273" office:value-type="float" office:value="74.61" calcext:value-type="float">
            <text:p>74.61</text:p>
          </table:table-cell>
          <table:table-cell table:number-columns-repeated="3"/>
          <table:covered-table-cell table:number-columns-repeated="5"/>
          <table:table-cell table:formula="of:=['TempMap2.5D'.C62]" office:value-type="float" office:value="70.45" calcext:value-type="float">
            <text:p>70.45</text:p>
          </table:table-cell>
          <table:table-cell table:formula="of:=['TempMap2.5D'.C63]" office:value-type="float" office:value="74.25" calcext:value-type="float">
            <text:p>74.25</text:p>
          </table:table-cell>
          <table:table-cell table:formula="of:=['TempMap2.5D'.C64]" office:value-type="float" office:value="78.06" calcext:value-type="float">
            <text:p>78.06</text:p>
          </table:table-cell>
          <table:table-cell table:formula="of:=['TempMap2.5D'.C65]" office:value-type="float" office:value="78.06" calcext:value-type="float">
            <text:p>78.06</text:p>
          </table:table-cell>
        </table:table-row>
        <table:table-row table:style-name="ro1">
          <table:table-cell office:value-type="string" calcext:value-type="string">
            <text:p>layer_2_C3_2</text:p>
          </table:table-cell>
          <table:table-cell office:value-type="float" office:value="347.38" calcext:value-type="float">
            <text:p>347.38</text:p>
          </table:table-cell>
          <table:table-cell table:formula="of:=[.B17]-273" office:value-type="float" office:value="74.38" calcext:value-type="float">
            <text:p>74.38</text:p>
          </table:table-cell>
          <table:table-cell table:number-columns-repeated="3"/>
          <table:covered-table-cell table:number-columns-repeated="5"/>
          <table:table-cell table:formula="of:=['TempMap2.5D'.C58]" office:value-type="float" office:value="69.62" calcext:value-type="float">
            <text:p>69.62</text:p>
          </table:table-cell>
          <table:table-cell table:formula="of:=['TempMap2.5D'.C59]" office:value-type="float" office:value="71.32" calcext:value-type="float">
            <text:p>71.32</text:p>
          </table:table-cell>
          <table:table-cell table:formula="of:=['TempMap2.5D'.C60]" office:value-type="float" office:value="73.01" calcext:value-type="float">
            <text:p>73.01</text:p>
          </table:table-cell>
          <table:table-cell table:formula="of:=['TempMap2.5D'.C61]" office:value-type="float" office:value="73.01" calcext:value-type="float">
            <text:p>73.01</text:p>
          </table:table-cell>
        </table:table-row>
        <table:table-row table:style-name="ro1">
          <table:table-cell office:value-type="string" calcext:value-type="string">
            <text:p>layer_2_C3_3</text:p>
          </table:table-cell>
          <table:table-cell office:value-type="float" office:value="346.13" calcext:value-type="float">
            <text:p>346.13</text:p>
          </table:table-cell>
          <table:table-cell table:formula="of:=[.B18]-273" office:value-type="float" office:value="73.13" calcext:value-type="float">
            <text:p>73.13</text:p>
          </table:table-cell>
          <table:table-cell table:number-columns-repeated="7"/>
          <table:table-cell table:style-name="ce9" table:formula="of:=[.C77]" office:value-type="float" office:value="68.61" calcext:value-type="float" table:number-columns-spanned="5" table:number-rows-spanned="1">
            <text:p>68.6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0_0</text:p>
          </table:table-cell>
          <table:table-cell office:value-type="float" office:value="342.64" calcext:value-type="float">
            <text:p>342.64</text:p>
          </table:table-cell>
          <table:table-cell table:formula="of:=[.B19]-273" office:value-type="float" office:value="69.64" calcext:value-type="float">
            <text:p>69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LC0_1</text:p>
          </table:table-cell>
          <table:table-cell office:value-type="float" office:value="344.39" calcext:value-type="float">
            <text:p>344.39</text:p>
          </table:table-cell>
          <table:table-cell table:formula="of:=[.B20]-273" office:value-type="float" office:value="71.39" calcext:value-type="float">
            <text:p>71.39</text:p>
          </table:table-cell>
          <table:table-cell table:number-columns-repeated="7"/>
          <table:table-cell table:style-name="ce9" table:formula="of:=[.C116]" office:value-type="float" office:value="68.05" calcext:value-type="float" table:number-columns-spanned="5" table:number-rows-spanned="1">
            <text:p>68.0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0_2</text:p>
          </table:table-cell>
          <table:table-cell office:value-type="float" office:value="346.14" calcext:value-type="float">
            <text:p>346.14</text:p>
          </table:table-cell>
          <table:table-cell table:formula="of:=[.B21]-273" office:value-type="float" office:value="73.14" calcext:value-type="float">
            <text:p>73.14</text:p>
          </table:table-cell>
          <table:table-cell table:number-columns-repeated="3"/>
          <table:table-cell table:style-name="ce9" table:formula="of:=[.C114]" office:value-type="float" office:value="77.51" calcext:value-type="float" table:number-columns-spanned="4" table:number-rows-spanned="4">
            <text:p>77.51</text:p>
          </table:table-cell>
          <table:covered-table-cell table:number-columns-repeated="3"/>
          <table:table-cell table:style-name="ce9" table:formula="of:=[.C115]" office:value-type="float" office:value="69.98" calcext:value-type="float" table:number-columns-spanned="1" table:number-rows-spanned="4">
            <text:p>69.98</text:p>
          </table:table-cell>
          <table:table-cell table:formula="of:=['TempMap2.5D'.C110]" office:value-type="float" office:value="69.39" calcext:value-type="float">
            <text:p>69.39</text:p>
          </table:table-cell>
          <table:table-cell table:formula="of:=['TempMap2.5D'.C111]" office:value-type="float" office:value="71.02" calcext:value-type="float">
            <text:p>71.02</text:p>
          </table:table-cell>
          <table:table-cell table:formula="of:=['TempMap2.5D'.C112]" office:value-type="float" office:value="72.65" calcext:value-type="float">
            <text:p>72.65</text:p>
          </table:table-cell>
          <table:table-cell table:formula="of:=['TempMap2.5D'.C113]" office:value-type="float" office:value="72.65" calcext:value-type="float">
            <text:p>72.65</text:p>
          </table:table-cell>
        </table:table-row>
        <table:table-row table:style-name="ro1">
          <table:table-cell office:value-type="string" calcext:value-type="string">
            <text:p>layer_2_LC0_3</text:p>
          </table:table-cell>
          <table:table-cell office:value-type="float" office:value="346.14" calcext:value-type="float">
            <text:p>346.14</text:p>
          </table:table-cell>
          <table:table-cell table:formula="of:=[.B22]-273" office:value-type="float" office:value="73.14" calcext:value-type="float">
            <text:p>73.14</text:p>
          </table:table-cell>
          <table:table-cell table:number-columns-repeated="3"/>
          <table:covered-table-cell table:number-columns-repeated="5"/>
          <table:table-cell table:formula="of:=['TempMap2.5D'.C106]" office:value-type="float" office:value="70.29" calcext:value-type="float">
            <text:p>70.29</text:p>
          </table:table-cell>
          <table:table-cell table:formula="of:=['TempMap2.5D'.C107]" office:value-type="float" office:value="73.92" calcext:value-type="float">
            <text:p>73.92</text:p>
          </table:table-cell>
          <table:table-cell table:formula="of:=['TempMap2.5D'.C108]" office:value-type="float" office:value="77.55" calcext:value-type="float">
            <text:p>77.55</text:p>
          </table:table-cell>
          <table:table-cell table:formula="of:=['TempMap2.5D'.C109]"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layer_2_LC1_0</text:p>
          </table:table-cell>
          <table:table-cell office:value-type="float" office:value="343.49" calcext:value-type="float">
            <text:p>343.49</text:p>
          </table:table-cell>
          <table:table-cell table:formula="of:=[.B23]-273" office:value-type="float" office:value="70.49" calcext:value-type="float">
            <text:p>70.49</text:p>
          </table:table-cell>
          <table:table-cell table:number-columns-repeated="3"/>
          <table:covered-table-cell table:number-columns-repeated="5"/>
          <table:table-cell table:formula="of:=['TempMap2.5D'.C102]" office:value-type="float" office:value="70.38" calcext:value-type="float">
            <text:p>70.38</text:p>
          </table:table-cell>
          <table:table-cell table:formula="of:=['TempMap2.5D'.C103]" office:value-type="float" office:value="74" calcext:value-type="float">
            <text:p>74</text:p>
          </table:table-cell>
          <table:table-cell table:formula="of:=['TempMap2.5D'.C104]" office:value-type="float" office:value="77.61" calcext:value-type="float">
            <text:p>77.61</text:p>
          </table:table-cell>
          <table:table-cell table:formula="of:=['TempMap2.5D'.C105]" office:value-type="float" office:value="77.61" calcext:value-type="float">
            <text:p>77.61</text:p>
          </table:table-cell>
        </table:table-row>
        <table:table-row table:style-name="ro1">
          <table:table-cell office:value-type="string" calcext:value-type="string">
            <text:p>layer_2_LC1_1</text:p>
          </table:table-cell>
          <table:table-cell office:value-type="float" office:value="347.39" calcext:value-type="float">
            <text:p>347.39</text:p>
          </table:table-cell>
          <table:table-cell table:formula="of:=[.B24]-273" office:value-type="float" office:value="74.39" calcext:value-type="float">
            <text:p>74.39</text:p>
          </table:table-cell>
          <table:table-cell table:number-columns-repeated="3"/>
          <table:covered-table-cell table:number-columns-repeated="5"/>
          <table:table-cell table:formula="of:=['TempMap2.5D'.C98]" office:value-type="float" office:value="69.58" calcext:value-type="float">
            <text:p>69.58</text:p>
          </table:table-cell>
          <table:table-cell table:formula="of:=['TempMap2.5D'.C99]" office:value-type="float" office:value="71.17" calcext:value-type="float">
            <text:p>71.17</text:p>
          </table:table-cell>
          <table:table-cell table:formula="of:=['TempMap2.5D'.C100]" office:value-type="float" office:value="72.76" calcext:value-type="float">
            <text:p>72.76</text:p>
          </table:table-cell>
          <table:table-cell table:formula="of:=['TempMap2.5D'.C101]" office:value-type="float" office:value="72.76" calcext:value-type="float">
            <text:p>72.76</text:p>
          </table:table-cell>
        </table:table-row>
        <table:table-row table:style-name="ro1">
          <table:table-cell office:value-type="string" calcext:value-type="string">
            <text:p>layer_2_LC1_2</text:p>
          </table:table-cell>
          <table:table-cell office:value-type="float" office:value="351.28" calcext:value-type="float">
            <text:p>351.28</text:p>
          </table:table-cell>
          <table:table-cell table:formula="of:=[.B25]-273" office:value-type="float" office:value="78.28" calcext:value-type="float">
            <text:p>78.28</text:p>
          </table:table-cell>
          <table:table-cell table:number-columns-repeated="7"/>
          <table:table-cell table:style-name="ce9" table:formula="of:=[.C117]" office:value-type="float" office:value="68.61" calcext:value-type="float" table:number-columns-spanned="5" table:number-rows-spanned="1">
            <text:p>68.6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1_3</text:p>
          </table:table-cell>
          <table:table-cell office:value-type="float" office:value="351.28" calcext:value-type="float">
            <text:p>351.28</text:p>
          </table:table-cell>
          <table:table-cell table:formula="of:=[.B26]-273" office:value-type="float" office:value="78.28" calcext:value-type="float">
            <text:p>78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LC2_0</text:p>
          </table:table-cell>
          <table:table-cell office:value-type="float" office:value="343.39" calcext:value-type="float">
            <text:p>343.39</text:p>
          </table:table-cell>
          <table:table-cell table:formula="of:=[.B27]-273" office:value-type="float" office:value="70.39" calcext:value-type="float">
            <text:p>70.39</text:p>
          </table:table-cell>
          <table:table-cell table:number-columns-repeated="7"/>
          <table:table-cell table:style-name="ce9" table:formula="of:=[.C156]" office:value-type="float" office:value="68.05" calcext:value-type="float" table:number-columns-spanned="5" table:number-rows-spanned="1">
            <text:p>68.0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2_1</text:p>
          </table:table-cell>
          <table:table-cell office:value-type="float" office:value="347.31" calcext:value-type="float">
            <text:p>347.31</text:p>
          </table:table-cell>
          <table:table-cell table:formula="of:=[.B28]-273" office:value-type="float" office:value="74.31" calcext:value-type="float">
            <text:p>74.31</text:p>
          </table:table-cell>
          <table:table-cell table:number-columns-repeated="3"/>
          <table:table-cell table:style-name="ce9" table:formula="of:=[.C154]" office:value-type="float" office:value="77.21" calcext:value-type="float" table:number-columns-spanned="4" table:number-rows-spanned="4">
            <text:p>77.21</text:p>
          </table:table-cell>
          <table:covered-table-cell table:number-columns-repeated="3"/>
          <table:table-cell table:style-name="ce9" table:formula="of:=[.C155]" office:value-type="float" office:value="69.97" calcext:value-type="float" table:number-columns-spanned="1" table:number-rows-spanned="4">
            <text:p>69.97</text:p>
          </table:table-cell>
          <table:table-cell table:formula="of:=['TempMap2.5D'.C150]" office:value-type="float" office:value="69.33" calcext:value-type="float">
            <text:p>69.33</text:p>
          </table:table-cell>
          <table:table-cell table:formula="of:=['TempMap2.5D'.C151]" office:value-type="float" office:value="70.81" calcext:value-type="float">
            <text:p>70.81</text:p>
          </table:table-cell>
          <table:table-cell table:formula="of:=['TempMap2.5D'.C152]" office:value-type="float" office:value="72.28" calcext:value-type="float">
            <text:p>72.28</text:p>
          </table:table-cell>
          <table:table-cell table:formula="of:=['TempMap2.5D'.C153]" office:value-type="float" office:value="72.28" calcext:value-type="float">
            <text:p>72.28</text:p>
          </table:table-cell>
        </table:table-row>
        <table:table-row table:style-name="ro1">
          <table:table-cell office:value-type="string" calcext:value-type="string">
            <text:p>layer_2_LC2_2</text:p>
          </table:table-cell>
          <table:table-cell office:value-type="float" office:value="351.23" calcext:value-type="float">
            <text:p>351.23</text:p>
          </table:table-cell>
          <table:table-cell table:formula="of:=[.B29]-273" office:value-type="float" office:value="78.23" calcext:value-type="float">
            <text:p>78.23</text:p>
          </table:table-cell>
          <table:table-cell table:number-columns-repeated="3"/>
          <table:covered-table-cell table:number-columns-repeated="5"/>
          <table:table-cell table:formula="of:=['TempMap2.5D'.C146]" office:value-type="float" office:value="70.19" calcext:value-type="float">
            <text:p>70.19</text:p>
          </table:table-cell>
          <table:table-cell table:formula="of:=['TempMap2.5D'.C147]" office:value-type="float" office:value="73.53" calcext:value-type="float">
            <text:p>73.53</text:p>
          </table:table-cell>
          <table:table-cell table:formula="of:=['TempMap2.5D'.C148]" office:value-type="float" office:value="76.87" calcext:value-type="float">
            <text:p>76.87</text:p>
          </table:table-cell>
          <table:table-cell table:formula="of:=['TempMap2.5D'.C149]" office:value-type="float" office:value="76.87" calcext:value-type="float">
            <text:p>76.87</text:p>
          </table:table-cell>
        </table:table-row>
        <table:table-row table:style-name="ro1">
          <table:table-cell office:value-type="string" calcext:value-type="string">
            <text:p>layer_2_LC2_3</text:p>
          </table:table-cell>
          <table:table-cell office:value-type="float" office:value="351.23" calcext:value-type="float">
            <text:p>351.23</text:p>
          </table:table-cell>
          <table:table-cell table:formula="of:=[.B30]-273" office:value-type="float" office:value="78.23" calcext:value-type="float">
            <text:p>78.23</text:p>
          </table:table-cell>
          <table:table-cell table:number-columns-repeated="3"/>
          <table:covered-table-cell table:number-columns-repeated="5"/>
          <table:table-cell table:formula="of:=['TempMap2.5D'.C142]" office:value-type="float" office:value="70.29" calcext:value-type="float">
            <text:p>70.29</text:p>
          </table:table-cell>
          <table:table-cell table:formula="of:=['TempMap2.5D'.C143]" office:value-type="float" office:value="73.61" calcext:value-type="float">
            <text:p>73.61</text:p>
          </table:table-cell>
          <table:table-cell table:formula="of:=['TempMap2.5D'.C144]" office:value-type="float" office:value="76.93" calcext:value-type="float">
            <text:p>76.93</text:p>
          </table:table-cell>
          <table:table-cell table:formula="of:=['TempMap2.5D'.C145]" office:value-type="float" office:value="76.93" calcext:value-type="float">
            <text:p>76.93</text:p>
          </table:table-cell>
        </table:table-row>
        <table:table-row table:style-name="ro1">
          <table:table-cell office:value-type="string" calcext:value-type="string">
            <text:p>layer_2_LC3_0</text:p>
          </table:table-cell>
          <table:table-cell office:value-type="float" office:value="342.46" calcext:value-type="float">
            <text:p>342.46</text:p>
          </table:table-cell>
          <table:table-cell table:formula="of:=[.B31]-273" office:value-type="float" office:value="69.46" calcext:value-type="float">
            <text:p>69.46</text:p>
          </table:table-cell>
          <table:table-cell table:number-columns-repeated="3"/>
          <table:covered-table-cell table:number-columns-repeated="5"/>
          <table:table-cell table:formula="of:=['TempMap2.5D'.C138]" office:value-type="float" office:value="69.52" calcext:value-type="float">
            <text:p>69.52</text:p>
          </table:table-cell>
          <table:table-cell table:formula="of:=['TempMap2.5D'.C139]" office:value-type="float" office:value="70.95" calcext:value-type="float">
            <text:p>70.95</text:p>
          </table:table-cell>
          <table:table-cell table:formula="of:=['TempMap2.5D'.C140]" office:value-type="float" office:value="72.39" calcext:value-type="float">
            <text:p>72.39</text:p>
          </table:table-cell>
          <table:table-cell table:formula="of:=['TempMap2.5D'.C141]" office:value-type="float" office:value="72.39" calcext:value-type="float">
            <text:p>72.39</text:p>
          </table:table-cell>
        </table:table-row>
        <table:table-row table:style-name="ro1">
          <table:table-cell office:value-type="string" calcext:value-type="string">
            <text:p>layer_2_LC3_1</text:p>
          </table:table-cell>
          <table:table-cell office:value-type="float" office:value="344.24" calcext:value-type="float">
            <text:p>344.24</text:p>
          </table:table-cell>
          <table:table-cell table:formula="of:=[.B32]-273" office:value-type="float" office:value="71.24" calcext:value-type="float">
            <text:p>71.24</text:p>
          </table:table-cell>
          <table:table-cell table:number-columns-repeated="7"/>
          <table:table-cell table:style-name="ce9" table:formula="of:=[.C157]" office:value-type="float" office:value="68.61" calcext:value-type="float" table:number-columns-spanned="5" table:number-rows-spanned="1">
            <text:p>68.6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3_2</text:p>
          </table:table-cell>
          <table:table-cell office:value-type="float" office:value="346.03" calcext:value-type="float">
            <text:p>346.03</text:p>
          </table:table-cell>
          <table:table-cell table:formula="of:=[.B33]-273" office:value-type="float" office:value="73.03" calcext:value-type="float">
            <text:p>7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LC3_3</text:p>
          </table:table-cell>
          <table:table-cell office:value-type="float" office:value="346.03" calcext:value-type="float">
            <text:p>346.03</text:p>
          </table:table-cell>
          <table:table-cell table:formula="of:=[.B34]-273" office:value-type="float" office:value="73.03" calcext:value-type="float">
            <text:p>73.03</text:p>
          </table:table-cell>
          <table:table-cell table:number-columns-repeated="7"/>
          <table:table-cell table:style-name="ce9" table:formula="of:=[.C196]" office:value-type="float" office:value="68.05" calcext:value-type="float" table:number-columns-spanned="5" table:number-rows-spanned="1">
            <text:p>68.0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X1</text:p>
          </table:table-cell>
          <table:table-cell office:value-type="float" office:value="342.98" calcext:value-type="float">
            <text:p>342.98</text:p>
          </table:table-cell>
          <table:table-cell table:formula="of:=[.B35]-273" office:value-type="float" office:value="69.98" calcext:value-type="float">
            <text:p>69.98</text:p>
          </table:table-cell>
          <table:table-cell table:number-columns-repeated="3"/>
          <table:table-cell table:style-name="ce9" table:formula="of:=[.C194]" office:value-type="float" office:value="76.92" calcext:value-type="float" table:number-columns-spanned="4" table:number-rows-spanned="4">
            <text:p>76.92</text:p>
          </table:table-cell>
          <table:covered-table-cell table:number-columns-repeated="3"/>
          <table:table-cell table:style-name="ce9" table:formula="of:=[.C195]" office:value-type="float" office:value="69.97" calcext:value-type="float" table:number-columns-spanned="1" table:number-rows-spanned="4">
            <text:p>69.97</text:p>
          </table:table-cell>
          <table:table-cell table:formula="of:=['TempMap2.5D'.C190]" office:value-type="float" office:value="69.25" calcext:value-type="float">
            <text:p>69.25</text:p>
          </table:table-cell>
          <table:table-cell table:formula="of:=['TempMap2.5D'.C191]" office:value-type="float" office:value="70.52" calcext:value-type="float">
            <text:p>70.52</text:p>
          </table:table-cell>
          <table:table-cell table:formula="of:=['TempMap2.5D'.C192]" office:value-type="float" office:value="71.79" calcext:value-type="float">
            <text:p>71.79</text:p>
          </table:table-cell>
          <table:table-cell table:formula="of:=['TempMap2.5D'.C193]" office:value-type="float" office:value="71.79" calcext:value-type="float">
            <text:p>71.79</text:p>
          </table:table-cell>
        </table:table-row>
        <table:table-row table:style-name="ro1">
          <table:table-cell office:value-type="string" calcext:value-type="string">
            <text:p>layer_2_X2</text:p>
          </table:table-cell>
          <table:table-cell office:value-type="float" office:value="341.05" calcext:value-type="float">
            <text:p>341.05</text:p>
          </table:table-cell>
          <table:table-cell table:formula="of:=[.B36]-273" office:value-type="float" office:value="68.05" calcext:value-type="float">
            <text:p>68.05</text:p>
          </table:table-cell>
          <table:table-cell table:number-columns-repeated="3"/>
          <table:covered-table-cell table:number-columns-repeated="5"/>
          <table:table-cell table:formula="of:=['TempMap2.5D'.C186]" office:value-type="float" office:value="70.06" calcext:value-type="float">
            <text:p>70.06</text:p>
          </table:table-cell>
          <table:table-cell table:formula="of:=['TempMap2.5D'.C187]" office:value-type="float" office:value="73.02" calcext:value-type="float">
            <text:p>73.02</text:p>
          </table:table-cell>
          <table:table-cell table:formula="of:=['TempMap2.5D'.C188]" office:value-type="float" office:value="75.97" calcext:value-type="float">
            <text:p>75.97</text:p>
          </table:table-cell>
          <table:table-cell table:formula="of:=['TempMap2.5D'.C189]" office:value-type="float" office:value="75.97" calcext:value-type="float">
            <text:p>75.97</text:p>
          </table:table-cell>
        </table:table-row>
        <table:table-row table:style-name="ro1">
          <table:table-cell office:value-type="string" calcext:value-type="string">
            <text:p>layer_2_X3</text:p>
          </table:table-cell>
          <table:table-cell office:value-type="float" office:value="341.61" calcext:value-type="float">
            <text:p>341.61</text:p>
          </table:table-cell>
          <table:table-cell table:formula="of:=[.B37]-273" office:value-type="float" office:value="68.61" calcext:value-type="float">
            <text:p>68.61</text:p>
          </table:table-cell>
          <table:table-cell table:number-columns-repeated="3"/>
          <table:covered-table-cell table:number-columns-repeated="5"/>
          <table:table-cell table:formula="of:=['TempMap2.5D'.C182]" office:value-type="float" office:value="70.16" calcext:value-type="float">
            <text:p>70.16</text:p>
          </table:table-cell>
          <table:table-cell table:formula="of:=['TempMap2.5D'.C183]" office:value-type="float" office:value="73.09" calcext:value-type="float">
            <text:p>73.09</text:p>
          </table:table-cell>
          <table:table-cell table:formula="of:=['TempMap2.5D'.C184]" office:value-type="float" office:value="76.03" calcext:value-type="float">
            <text:p>76.03</text:p>
          </table:table-cell>
          <table:table-cell table:formula="of:=['TempMap2.5D'.C185]" office:value-type="float" office:value="76.03" calcext:value-type="float">
            <text:p>76.03</text:p>
          </table:table-cell>
        </table:table-row>
        <table:table-row table:style-name="ro1">
          <table:table-cell office:value-type="string" calcext:value-type="string">
            <text:p>layer_3_TB0_0</text:p>
          </table:table-cell>
          <table:table-cell office:value-type="float" office:value="342.63" calcext:value-type="float">
            <text:p>342.63</text:p>
          </table:table-cell>
          <table:table-cell table:formula="of:=[.B38]-273" office:value-type="float" office:value="69.63" calcext:value-type="float">
            <text:p>69.63</text:p>
          </table:table-cell>
          <table:table-cell table:number-columns-repeated="3"/>
          <table:covered-table-cell table:number-columns-repeated="5"/>
          <table:table-cell table:formula="of:=['TempMap2.5D'.C178]" office:value-type="float" office:value="69.44" calcext:value-type="float">
            <text:p>69.44</text:p>
          </table:table-cell>
          <table:table-cell table:formula="of:=['TempMap2.5D'.C179]" office:value-type="float" office:value="70.67" calcext:value-type="float">
            <text:p>70.67</text:p>
          </table:table-cell>
          <table:table-cell table:formula="of:=['TempMap2.5D'.C180]" office:value-type="float" office:value="71.9" calcext:value-type="float">
            <text:p>71.9</text:p>
          </table:table-cell>
          <table:table-cell table:formula="of:=['TempMap2.5D'.C181]"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layer_3_TB0_1</text:p>
          </table:table-cell>
          <table:table-cell office:value-type="float" office:value="344.37" calcext:value-type="float">
            <text:p>344.37</text:p>
          </table:table-cell>
          <table:table-cell table:formula="of:=[.B39]-273" office:value-type="float" office:value="71.37" calcext:value-type="float">
            <text:p>71.37</text:p>
          </table:table-cell>
          <table:table-cell table:number-columns-repeated="7"/>
          <table:table-cell table:style-name="ce9" table:formula="of:=[.C197]" office:value-type="float" office:value="68.6" calcext:value-type="float" table:number-columns-spanned="5" table:number-rows-spanned="1">
            <text:p>68.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0_2</text:p>
          </table:table-cell>
          <table:table-cell office:value-type="float" office:value="346.12" calcext:value-type="float">
            <text:p>346.12</text:p>
          </table:table-cell>
          <table:table-cell table:formula="of:=[.B40]-273" office:value-type="float" office:value="73.12" calcext:value-type="float">
            <text:p>73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0_3</text:p>
          </table:table-cell>
          <table:table-cell office:value-type="float" office:value="346.12" calcext:value-type="float">
            <text:p>346.12</text:p>
          </table:table-cell>
          <table:table-cell table:formula="of:=[.B41]-273" office:value-type="float" office:value="73.12" calcext:value-type="float">
            <text:p>73.12</text:p>
          </table:table-cell>
          <table:table-cell table:number-columns-repeated="7"/>
          <table:table-cell table:style-name="ce9" table:formula="of:=[.C236]" office:value-type="float" office:value="68.04" calcext:value-type="float" table:number-columns-spanned="5" table:number-rows-spanned="1">
            <text:p>68.0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1_0</text:p>
          </table:table-cell>
          <table:table-cell office:value-type="float" office:value="343.47" calcext:value-type="float">
            <text:p>343.47</text:p>
          </table:table-cell>
          <table:table-cell table:formula="of:=[.B42]-273" office:value-type="float" office:value="70.47" calcext:value-type="float">
            <text:p>70.47</text:p>
          </table:table-cell>
          <table:table-cell table:number-columns-repeated="3"/>
          <table:table-cell table:style-name="ce9" table:formula="of:=[.C234]" office:value-type="float" office:value="76.63" calcext:value-type="float" table:number-columns-spanned="4" table:number-rows-spanned="4">
            <text:p>76.63</text:p>
          </table:table-cell>
          <table:covered-table-cell table:number-columns-repeated="3"/>
          <table:table-cell table:style-name="ce9" table:formula="of:=[.C235]" office:value-type="float" office:value="69.96" calcext:value-type="float" table:number-columns-spanned="1" table:number-rows-spanned="4">
            <text:p>69.96</text:p>
          </table:table-cell>
          <table:table-cell table:formula="of:=['TempMap2.5D'.C230]" office:value-type="float" office:value="69.15" calcext:value-type="float">
            <text:p>69.15</text:p>
          </table:table-cell>
          <table:table-cell table:formula="of:=['TempMap2.5D'.C231]" office:value-type="float" office:value="70.16" calcext:value-type="float">
            <text:p>70.16</text:p>
          </table:table-cell>
          <table:table-cell table:formula="of:=['TempMap2.5D'.C232]" office:value-type="float" office:value="71.17" calcext:value-type="float">
            <text:p>71.17</text:p>
          </table:table-cell>
          <table:table-cell table:formula="of:=['TempMap2.5D'.C233]" office:value-type="float" office:value="71.17" calcext:value-type="float">
            <text:p>71.17</text:p>
          </table:table-cell>
        </table:table-row>
        <table:table-row table:style-name="ro1">
          <table:table-cell office:value-type="string" calcext:value-type="string">
            <text:p>layer_3_TB1_1</text:p>
          </table:table-cell>
          <table:table-cell office:value-type="float" office:value="347.37" calcext:value-type="float">
            <text:p>347.37</text:p>
          </table:table-cell>
          <table:table-cell table:formula="of:=[.B43]-273" office:value-type="float" office:value="74.37" calcext:value-type="float">
            <text:p>74.37</text:p>
          </table:table-cell>
          <table:table-cell table:number-columns-repeated="3"/>
          <table:covered-table-cell table:number-columns-repeated="5"/>
          <table:table-cell table:formula="of:=['TempMap2.5D'.C226]" office:value-type="float" office:value="69.91" calcext:value-type="float">
            <text:p>69.91</text:p>
          </table:table-cell>
          <table:table-cell table:formula="of:=['TempMap2.5D'.C227]" office:value-type="float" office:value="72.37" calcext:value-type="float">
            <text:p>72.37</text:p>
          </table:table-cell>
          <table:table-cell table:formula="of:=['TempMap2.5D'.C228]" office:value-type="float" office:value="74.83" calcext:value-type="float">
            <text:p>74.83</text:p>
          </table:table-cell>
          <table:table-cell table:formula="of:=['TempMap2.5D'.C229]" office:value-type="float" office:value="74.83" calcext:value-type="float">
            <text:p>74.83</text:p>
          </table:table-cell>
        </table:table-row>
        <table:table-row table:style-name="ro1">
          <table:table-cell office:value-type="string" calcext:value-type="string">
            <text:p>layer_3_TB1_2</text:p>
          </table:table-cell>
          <table:table-cell office:value-type="float" office:value="351.26" calcext:value-type="float">
            <text:p>351.26</text:p>
          </table:table-cell>
          <table:table-cell table:formula="of:=[.B44]-273" office:value-type="float" office:value="78.26" calcext:value-type="float">
            <text:p>78.26</text:p>
          </table:table-cell>
          <table:table-cell table:number-columns-repeated="3"/>
          <table:covered-table-cell table:number-columns-repeated="5"/>
          <table:table-cell table:formula="of:=['TempMap2.5D'.C222]" office:value-type="float" office:value="70.01" calcext:value-type="float">
            <text:p>70.01</text:p>
          </table:table-cell>
          <table:table-cell table:formula="of:=['TempMap2.5D'.C223]" office:value-type="float" office:value="72.45" calcext:value-type="float">
            <text:p>72.45</text:p>
          </table:table-cell>
          <table:table-cell table:formula="of:=['TempMap2.5D'.C224]" office:value-type="float" office:value="74.89" calcext:value-type="float">
            <text:p>74.89</text:p>
          </table:table-cell>
          <table:table-cell table:formula="of:=['TempMap2.5D'.C225]" office:value-type="float" office:value="74.89" calcext:value-type="float">
            <text:p>74.89</text:p>
          </table:table-cell>
        </table:table-row>
        <table:table-row table:style-name="ro1">
          <table:table-cell office:value-type="string" calcext:value-type="string">
            <text:p>layer_3_TB1_3</text:p>
          </table:table-cell>
          <table:table-cell office:value-type="float" office:value="351.26" calcext:value-type="float">
            <text:p>351.26</text:p>
          </table:table-cell>
          <table:table-cell table:formula="of:=[.B45]-273" office:value-type="float" office:value="78.26" calcext:value-type="float">
            <text:p>78.26</text:p>
          </table:table-cell>
          <table:table-cell table:number-columns-repeated="3"/>
          <table:covered-table-cell table:number-columns-repeated="5"/>
          <table:table-cell table:formula="of:=['TempMap2.5D'.C218]" office:value-type="float" office:value="69.34" calcext:value-type="float">
            <text:p>69.34</text:p>
          </table:table-cell>
          <table:table-cell table:formula="of:=['TempMap2.5D'.C219]" office:value-type="float" office:value="70.31" calcext:value-type="float">
            <text:p>70.31</text:p>
          </table:table-cell>
          <table:table-cell table:formula="of:=['TempMap2.5D'.C220]" office:value-type="float" office:value="71.28" calcext:value-type="float">
            <text:p>71.28</text:p>
          </table:table-cell>
          <table:table-cell table:formula="of:=['TempMap2.5D'.C221]" office:value-type="float" office:value="71.28" calcext:value-type="float">
            <text:p>71.28</text:p>
          </table:table-cell>
        </table:table-row>
        <table:table-row table:style-name="ro1">
          <table:table-cell office:value-type="string" calcext:value-type="string">
            <text:p>layer_3_TB2_0</text:p>
          </table:table-cell>
          <table:table-cell office:value-type="float" office:value="343.37" calcext:value-type="float">
            <text:p>343.37</text:p>
          </table:table-cell>
          <table:table-cell table:formula="of:=[.B46]-273" office:value-type="float" office:value="70.37" calcext:value-type="float">
            <text:p>70.37</text:p>
          </table:table-cell>
          <table:table-cell table:number-columns-repeated="7"/>
          <table:table-cell table:style-name="ce9" table:formula="of:=[.C237]" office:value-type="float" office:value="68.6" calcext:value-type="float" table:number-columns-spanned="5" table:number-rows-spanned="1">
            <text:p>68.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2_1</text:p>
          </table:table-cell>
          <table:table-cell office:value-type="float" office:value="347.29" calcext:value-type="float">
            <text:p>347.29</text:p>
          </table:table-cell>
          <table:table-cell table:formula="of:=[.B47]-273" office:value-type="float" office:value="74.29" calcext:value-type="float">
            <text:p>74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2</text:p>
          </table:table-cell>
          <table:table-cell office:value-type="float" office:value="351.2" calcext:value-type="float">
            <text:p>351.2</text:p>
          </table:table-cell>
          <table:table-cell table:formula="of:=[.B48]-273" office:value-type="float" office:value="78.2" calcext:value-type="float">
            <text:p>78.2</text:p>
          </table:table-cell>
          <table:table-cell table:number-columns-repeated="7"/>
          <table:table-cell table:style-name="ce9" table:formula="of:=[.C276]" office:value-type="float" office:value="68.04" calcext:value-type="float" table:number-columns-spanned="5" table:number-rows-spanned="1">
            <text:p>68.0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2_3</text:p>
          </table:table-cell>
          <table:table-cell office:value-type="float" office:value="351.2" calcext:value-type="float">
            <text:p>351.2</text:p>
          </table:table-cell>
          <table:table-cell table:formula="of:=[.B49]-273" office:value-type="float" office:value="78.2" calcext:value-type="float">
            <text:p>78.2</text:p>
          </table:table-cell>
          <table:table-cell table:number-columns-repeated="3"/>
          <table:table-cell table:style-name="ce9" table:formula="of:=[.C274]" office:value-type="float" office:value="76.33" calcext:value-type="float" table:number-columns-spanned="4" table:number-rows-spanned="4">
            <text:p>76.33</text:p>
          </table:table-cell>
          <table:covered-table-cell table:number-columns-repeated="3"/>
          <table:table-cell table:style-name="ce9" table:formula="of:=[.C275]" office:value-type="float" office:value="69.96" calcext:value-type="float" table:number-columns-spanned="1" table:number-rows-spanned="4">
            <text:p>69.96</text:p>
          </table:table-cell>
          <table:table-cell table:formula="of:=['TempMap2.5D'.C270]" office:value-type="float" office:value="69.03" calcext:value-type="float">
            <text:p>69.03</text:p>
          </table:table-cell>
          <table:table-cell table:formula="of:=['TempMap2.5D'.C271]" office:value-type="float" office:value="69.73" calcext:value-type="float">
            <text:p>69.73</text:p>
          </table:table-cell>
          <table:table-cell table:formula="of:=['TempMap2.5D'.C272]" office:value-type="float" office:value="70.42" calcext:value-type="float">
            <text:p>70.42</text:p>
          </table:table-cell>
          <table:table-cell table:formula="of:=['TempMap2.5D'.C273]" office:value-type="float" office:value="70.42" calcext:value-type="float">
            <text:p>70.42</text:p>
          </table:table-cell>
        </table:table-row>
        <table:table-row table:style-name="ro1">
          <table:table-cell office:value-type="string" calcext:value-type="string">
            <text:p>layer_3_TB3_0</text:p>
          </table:table-cell>
          <table:table-cell office:value-type="float" office:value="342.44" calcext:value-type="float">
            <text:p>342.44</text:p>
          </table:table-cell>
          <table:table-cell table:formula="of:=[.B50]-273" office:value-type="float" office:value="69.44" calcext:value-type="float">
            <text:p>69.44</text:p>
          </table:table-cell>
          <table:table-cell table:number-columns-repeated="3"/>
          <table:covered-table-cell table:number-columns-repeated="5"/>
          <table:table-cell table:formula="of:=['TempMap2.5D'.C266]" office:value-type="float" office:value="69.72" calcext:value-type="float">
            <text:p>69.72</text:p>
          </table:table-cell>
          <table:table-cell table:formula="of:=['TempMap2.5D'.C267]" office:value-type="float" office:value="71.58" calcext:value-type="float">
            <text:p>71.58</text:p>
          </table:table-cell>
          <table:table-cell table:formula="of:=['TempMap2.5D'.C268]" office:value-type="float" office:value="73.45" calcext:value-type="float">
            <text:p>73.45</text:p>
          </table:table-cell>
          <table:table-cell table:formula="of:=['TempMap2.5D'.C269]" office:value-type="float" office:value="73.45" calcext:value-type="float">
            <text:p>73.45</text:p>
          </table:table-cell>
        </table:table-row>
        <table:table-row table:style-name="ro1">
          <table:table-cell office:value-type="string" calcext:value-type="string">
            <text:p>layer_3_TB3_1</text:p>
          </table:table-cell>
          <table:table-cell office:value-type="float" office:value="344.23" calcext:value-type="float">
            <text:p>344.23</text:p>
          </table:table-cell>
          <table:table-cell table:formula="of:=[.B51]-273" office:value-type="float" office:value="71.23" calcext:value-type="float">
            <text:p>71.23</text:p>
          </table:table-cell>
          <table:table-cell table:number-columns-repeated="3"/>
          <table:covered-table-cell table:number-columns-repeated="5"/>
          <table:table-cell table:formula="of:=['TempMap2.5D'.C262]" office:value-type="float" office:value="69.82" calcext:value-type="float">
            <text:p>69.82</text:p>
          </table:table-cell>
          <table:table-cell table:formula="of:=['TempMap2.5D'.C263]" office:value-type="float" office:value="71.66" calcext:value-type="float">
            <text:p>71.66</text:p>
          </table:table-cell>
          <table:table-cell table:formula="of:=['TempMap2.5D'.C264]" office:value-type="float" office:value="73.5" calcext:value-type="float">
            <text:p>73.5</text:p>
          </table:table-cell>
          <table:table-cell table:formula="of:=['TempMap2.5D'.C265]"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layer_3_TB3_2</text:p>
          </table:table-cell>
          <table:table-cell office:value-type="float" office:value="346.01" calcext:value-type="float">
            <text:p>346.01</text:p>
          </table:table-cell>
          <table:table-cell table:formula="of:=[.B52]-273" office:value-type="float" office:value="73.01" calcext:value-type="float">
            <text:p>73.01</text:p>
          </table:table-cell>
          <table:table-cell table:number-columns-repeated="3"/>
          <table:covered-table-cell table:number-columns-repeated="5"/>
          <table:table-cell table:formula="of:=['TempMap2.5D'.C258]" office:value-type="float" office:value="69.22" calcext:value-type="float">
            <text:p>69.22</text:p>
          </table:table-cell>
          <table:table-cell table:formula="of:=['TempMap2.5D'.C259]" office:value-type="float" office:value="69.87" calcext:value-type="float">
            <text:p>69.87</text:p>
          </table:table-cell>
          <table:table-cell table:formula="of:=['TempMap2.5D'.C260]" office:value-type="float" office:value="70.53" calcext:value-type="float">
            <text:p>70.53</text:p>
          </table:table-cell>
          <table:table-cell table:formula="of:=['TempMap2.5D'.C261]" office:value-type="float" office:value="70.53" calcext:value-type="float">
            <text:p>70.53</text:p>
          </table:table-cell>
        </table:table-row>
        <table:table-row table:style-name="ro1">
          <table:table-cell office:value-type="string" calcext:value-type="string">
            <text:p>layer_3_TB3_3</text:p>
          </table:table-cell>
          <table:table-cell office:value-type="float" office:value="346.01" calcext:value-type="float">
            <text:p>346.01</text:p>
          </table:table-cell>
          <table:table-cell table:formula="of:=[.B53]-273" office:value-type="float" office:value="73.01" calcext:value-type="float">
            <text:p>73.01</text:p>
          </table:table-cell>
          <table:table-cell table:number-columns-repeated="7"/>
          <table:table-cell table:style-name="ce9" table:formula="of:=[.C277]" office:value-type="float" office:value="68.6" calcext:value-type="float" table:number-columns-spanned="5" table:number-rows-spanned="1">
            <text:p>68.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X0</text:p>
          </table:table-cell>
          <table:table-cell office:value-type="float" office:value="350.89" calcext:value-type="float">
            <text:p>350.89</text:p>
          </table:table-cell>
          <table:table-cell table:formula="of:=[.B54]-273" office:value-type="float" office:value="77.89" calcext:value-type="float">
            <text:p>77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1</text:p>
          </table:table-cell>
          <table:table-cell office:value-type="float" office:value="342.98" calcext:value-type="float">
            <text:p>342.98</text:p>
          </table:table-cell>
          <table:table-cell table:formula="of:=[.B55]-273" office:value-type="float" office:value="69.98" calcext:value-type="float">
            <text:p>69.98</text:p>
          </table:table-cell>
          <table:table-cell table:number-columns-repeated="7"/>
          <table:table-cell table:style-name="ce9" table:formula="of:=[.C316]" office:value-type="float" office:value="68.04" calcext:value-type="float" table:number-columns-spanned="5" table:number-rows-spanned="1">
            <text:p>68.0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X2</text:p>
          </table:table-cell>
          <table:table-cell office:value-type="float" office:value="341.05" calcext:value-type="float">
            <text:p>341.05</text:p>
          </table:table-cell>
          <table:table-cell table:formula="of:=[.B56]-273" office:value-type="float" office:value="68.05" calcext:value-type="float">
            <text:p>68.05</text:p>
          </table:table-cell>
          <table:table-cell table:number-columns-repeated="3"/>
          <table:table-cell table:style-name="ce9" table:formula="of:=[.C314]" office:value-type="float" office:value="76.04" calcext:value-type="float" table:number-columns-spanned="4" table:number-rows-spanned="4">
            <text:p>76.04</text:p>
          </table:table-cell>
          <table:covered-table-cell table:number-columns-repeated="3"/>
          <table:table-cell table:style-name="ce9" table:formula="of:=[.C315]" office:value-type="float" office:value="69.95" calcext:value-type="float" table:number-columns-spanned="1" table:number-rows-spanned="4">
            <text:p>69.95</text:p>
          </table:table-cell>
          <table:table-cell table:formula="of:=['TempMap2.5D'.C310]" office:value-type="float" office:value="68.9" calcext:value-type="float">
            <text:p>68.9</text:p>
          </table:table-cell>
          <table:table-cell table:formula="of:=['TempMap2.5D'.C311]" office:value-type="float" office:value="69.22" calcext:value-type="float">
            <text:p>69.22</text:p>
          </table:table-cell>
          <table:table-cell table:formula="of:=['TempMap2.5D'.C312]" office:value-type="float" office:value="69.54" calcext:value-type="float">
            <text:p>69.54</text:p>
          </table:table-cell>
          <table:table-cell table:formula="of:=['TempMap2.5D'.C313]" office:value-type="float" office:value="69.54" calcext:value-type="float">
            <text:p>69.54</text:p>
          </table:table-cell>
        </table:table-row>
        <table:table-row table:style-name="ro1">
          <table:table-cell office:value-type="string" calcext:value-type="string">
            <text:p>layer_3_X3</text:p>
          </table:table-cell>
          <table:table-cell office:value-type="float" office:value="341.61" calcext:value-type="float">
            <text:p>341.61</text:p>
          </table:table-cell>
          <table:table-cell table:formula="of:=[.B57]-273" office:value-type="float" office:value="68.61" calcext:value-type="float">
            <text:p>68.61</text:p>
          </table:table-cell>
          <table:table-cell table:number-columns-repeated="3"/>
          <table:covered-table-cell table:number-columns-repeated="5"/>
          <table:table-cell table:formula="of:=['TempMap2.5D'.C306]" office:value-type="float" office:value="69.51" calcext:value-type="float">
            <text:p>69.51</text:p>
          </table:table-cell>
          <table:table-cell table:formula="of:=['TempMap2.5D'.C307]" office:value-type="float" office:value="70.66" calcext:value-type="float">
            <text:p>70.66</text:p>
          </table:table-cell>
          <table:table-cell table:formula="of:=['TempMap2.5D'.C308]" office:value-type="float" office:value="71.81" calcext:value-type="float">
            <text:p>71.81</text:p>
          </table:table-cell>
          <table:table-cell table:formula="of:=['TempMap2.5D'.C309]" office:value-type="float" office:value="71.81" calcext:value-type="float">
            <text:p>71.81</text:p>
          </table:table-cell>
        </table:table-row>
        <table:table-row table:style-name="ro1">
          <table:table-cell office:value-type="string" calcext:value-type="string">
            <text:p>layer_4_B0_0</text:p>
          </table:table-cell>
          <table:table-cell office:value-type="float" office:value="342.62" calcext:value-type="float">
            <text:p>342.62</text:p>
          </table:table-cell>
          <table:table-cell table:formula="of:=[.B58]-273" office:value-type="float" office:value="69.62" calcext:value-type="float">
            <text:p>69.62</text:p>
          </table:table-cell>
          <table:table-cell table:number-columns-repeated="3"/>
          <table:covered-table-cell table:number-columns-repeated="5"/>
          <table:table-cell table:formula="of:=['TempMap2.5D'.C302]" office:value-type="float" office:value="69.6" calcext:value-type="float">
            <text:p>69.6</text:p>
          </table:table-cell>
          <table:table-cell table:formula="of:=['TempMap2.5D'.C303]" office:value-type="float" office:value="70.74" calcext:value-type="float">
            <text:p>70.74</text:p>
          </table:table-cell>
          <table:table-cell table:formula="of:=['TempMap2.5D'.C304]" office:value-type="float" office:value="71.87" calcext:value-type="float">
            <text:p>71.87</text:p>
          </table:table-cell>
          <table:table-cell table:formula="of:=['TempMap2.5D'.C305]" office:value-type="float" office:value="71.87" calcext:value-type="float">
            <text:p>71.87</text:p>
          </table:table-cell>
        </table:table-row>
        <table:table-row table:style-name="ro1">
          <table:table-cell office:value-type="string" calcext:value-type="string">
            <text:p>layer_4_B0_1</text:p>
          </table:table-cell>
          <table:table-cell office:value-type="float" office:value="344.32" calcext:value-type="float">
            <text:p>344.32</text:p>
          </table:table-cell>
          <table:table-cell table:formula="of:=[.B59]-273" office:value-type="float" office:value="71.32" calcext:value-type="float">
            <text:p>71.32</text:p>
          </table:table-cell>
          <table:table-cell table:number-columns-repeated="3"/>
          <table:covered-table-cell table:number-columns-repeated="5"/>
          <table:table-cell table:formula="of:=['TempMap2.5D'.C298]" office:value-type="float" office:value="69.08" calcext:value-type="float">
            <text:p>69.08</text:p>
          </table:table-cell>
          <table:table-cell table:formula="of:=['TempMap2.5D'.C299]" office:value-type="float" office:value="69.36" calcext:value-type="float">
            <text:p>69.36</text:p>
          </table:table-cell>
          <table:table-cell table:formula="of:=['TempMap2.5D'.C300]" office:value-type="float" office:value="69.65" calcext:value-type="float">
            <text:p>69.65</text:p>
          </table:table-cell>
          <table:table-cell table:formula="of:=['TempMap2.5D'.C301]" office:value-type="float" office:value="69.65" calcext:value-type="float">
            <text:p>69.65</text:p>
          </table:table-cell>
        </table:table-row>
        <table:table-row table:style-name="ro1">
          <table:table-cell office:value-type="string" calcext:value-type="string">
            <text:p>layer_4_B0_2</text:p>
          </table:table-cell>
          <table:table-cell office:value-type="float" office:value="346.01" calcext:value-type="float">
            <text:p>346.01</text:p>
          </table:table-cell>
          <table:table-cell table:formula="of:=[.B60]-273" office:value-type="float" office:value="73.01" calcext:value-type="float">
            <text:p>73.01</text:p>
          </table:table-cell>
          <table:table-cell table:number-columns-repeated="7"/>
          <table:table-cell table:style-name="ce9" table:formula="of:=[.C317]" office:value-type="float" office:value="68.59" calcext:value-type="float" table:number-columns-spanned="5" table:number-rows-spanned="1">
            <text:p>68.59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4_B0_3</text:p>
          </table:table-cell>
          <table:table-cell office:value-type="float" office:value="346.01" calcext:value-type="float">
            <text:p>346.01</text:p>
          </table:table-cell>
          <table:table-cell table:formula="of:=[.B61]-273" office:value-type="float" office:value="73.01" calcext:value-type="float">
            <text:p>73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1_0</text:p>
          </table:table-cell>
          <table:table-cell office:value-type="float" office:value="343.45" calcext:value-type="float">
            <text:p>343.45</text:p>
          </table:table-cell>
          <table:table-cell table:formula="of:=[.B62]-273" office:value-type="float" office:value="70.45" calcext:value-type="float">
            <text:p>70.45</text:p>
          </table:table-cell>
          <table:table-cell table:number-columns-repeated="7"/>
          <table:table-cell table:style-name="ce9" table:formula="of:=[.C356]" office:value-type="float" office:value="68.03" calcext:value-type="float" table:number-columns-spanned="5" table:number-rows-spanned="1">
            <text:p>68.0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4_B1_1</text:p>
          </table:table-cell>
          <table:table-cell office:value-type="float" office:value="347.25" calcext:value-type="float">
            <text:p>347.25</text:p>
          </table:table-cell>
          <table:table-cell table:formula="of:=[.B63]-273" office:value-type="float" office:value="74.25" calcext:value-type="float">
            <text:p>74.25</text:p>
          </table:table-cell>
          <table:table-cell table:number-columns-repeated="3"/>
          <table:table-cell table:style-name="ce9" table:formula="of:=[.C354]" office:value-type="float" office:value="75.75" calcext:value-type="float" table:number-columns-spanned="4" table:number-rows-spanned="4">
            <text:p>75.75</text:p>
          </table:table-cell>
          <table:covered-table-cell table:number-columns-repeated="3"/>
          <table:table-cell table:style-name="ce9" table:formula="of:=[.C355]" office:value-type="float" office:value="69.94" calcext:value-type="float" table:number-columns-spanned="1" table:number-rows-spanned="4">
            <text:p>69.94</text:p>
          </table:table-cell>
          <table:table-cell table:formula="of:=['TempMap2.5D'.C350]" office:value-type="float" office:value="68.74" calcext:value-type="float">
            <text:p>68.74</text:p>
          </table:table-cell>
          <table:table-cell table:formula="of:=['TempMap2.5D'.C351]" office:value-type="float" office:value="68.63" calcext:value-type="float">
            <text:p>68.63</text:p>
          </table:table-cell>
          <table:table-cell table:formula="of:=['TempMap2.5D'.C352]" office:value-type="float" office:value="68.51" calcext:value-type="float">
            <text:p>68.51</text:p>
          </table:table-cell>
          <table:table-cell table:formula="of:=['TempMap2.5D'.C353]" office:value-type="float" office:value="68.51" calcext:value-type="float">
            <text:p>68.51</text:p>
          </table:table-cell>
        </table:table-row>
        <table:table-row table:style-name="ro1">
          <table:table-cell office:value-type="string" calcext:value-type="string">
            <text:p>layer_4_B1_2</text:p>
          </table:table-cell>
          <table:table-cell office:value-type="float" office:value="351.06" calcext:value-type="float">
            <text:p>351.06</text:p>
          </table:table-cell>
          <table:table-cell table:formula="of:=[.B64]-273" office:value-type="float" office:value="78.06" calcext:value-type="float">
            <text:p>78.06</text:p>
          </table:table-cell>
          <table:table-cell table:number-columns-repeated="3"/>
          <table:covered-table-cell table:number-columns-repeated="5"/>
          <table:table-cell table:formula="of:=['TempMap2.5D'.C346]" office:value-type="float" office:value="69.26" calcext:value-type="float">
            <text:p>69.26</text:p>
          </table:table-cell>
          <table:table-cell table:formula="of:=['TempMap2.5D'.C347]" office:value-type="float" office:value="69.59" calcext:value-type="float">
            <text:p>69.59</text:p>
          </table:table-cell>
          <table:table-cell table:formula="of:=['TempMap2.5D'.C348]" office:value-type="float" office:value="69.92" calcext:value-type="float">
            <text:p>69.92</text:p>
          </table:table-cell>
          <table:table-cell table:formula="of:=['TempMap2.5D'.C349]" office:value-type="float" office:value="69.92" calcext:value-type="float">
            <text:p>69.92</text:p>
          </table:table-cell>
        </table:table-row>
        <table:table-row table:style-name="ro1">
          <table:table-cell office:value-type="string" calcext:value-type="string">
            <text:p>layer_4_B1_3</text:p>
          </table:table-cell>
          <table:table-cell office:value-type="float" office:value="351.06" calcext:value-type="float">
            <text:p>351.06</text:p>
          </table:table-cell>
          <table:table-cell table:formula="of:=[.B65]-273" office:value-type="float" office:value="78.06" calcext:value-type="float">
            <text:p>78.06</text:p>
          </table:table-cell>
          <table:table-cell table:number-columns-repeated="3"/>
          <table:covered-table-cell table:number-columns-repeated="5"/>
          <table:table-cell table:formula="of:=['TempMap2.5D'.C342]" office:value-type="float" office:value="69.36" calcext:value-type="float">
            <text:p>69.36</text:p>
          </table:table-cell>
          <table:table-cell table:formula="of:=['TempMap2.5D'.C343]" office:value-type="float" office:value="69.67" calcext:value-type="float">
            <text:p>69.67</text:p>
          </table:table-cell>
          <table:table-cell table:formula="of:=['TempMap2.5D'.C344]" office:value-type="float" office:value="69.97" calcext:value-type="float">
            <text:p>69.97</text:p>
          </table:table-cell>
          <table:table-cell table:formula="of:=['TempMap2.5D'.C345]" office:value-type="float" office:value="69.97" calcext:value-type="float">
            <text:p>69.97</text:p>
          </table:table-cell>
        </table:table-row>
        <table:table-row table:style-name="ro1">
          <table:table-cell office:value-type="string" calcext:value-type="string">
            <text:p>layer_4_B2_0</text:p>
          </table:table-cell>
          <table:table-cell office:value-type="float" office:value="343.35" calcext:value-type="float">
            <text:p>343.35</text:p>
          </table:table-cell>
          <table:table-cell table:formula="of:=[.B66]-273" office:value-type="float" office:value="70.35" calcext:value-type="float">
            <text:p>70.35</text:p>
          </table:table-cell>
          <table:table-cell table:number-columns-repeated="3"/>
          <table:covered-table-cell table:number-columns-repeated="5"/>
          <table:table-cell table:formula="of:=['TempMap2.5D'.C338]" office:value-type="float" office:value="68.93" calcext:value-type="float">
            <text:p>68.93</text:p>
          </table:table-cell>
          <table:table-cell table:formula="of:=['TempMap2.5D'.C339]" office:value-type="float" office:value="68.78" calcext:value-type="float">
            <text:p>68.78</text:p>
          </table:table-cell>
          <table:table-cell table:formula="of:=['TempMap2.5D'.C340]" office:value-type="float" office:value="68.62" calcext:value-type="float">
            <text:p>68.62</text:p>
          </table:table-cell>
          <table:table-cell table:formula="of:=['TempMap2.5D'.C341]" office:value-type="float" office:value="68.62" calcext:value-type="float">
            <text:p>68.62</text:p>
          </table:table-cell>
        </table:table-row>
        <table:table-row table:style-name="ro1">
          <table:table-cell office:value-type="string" calcext:value-type="string">
            <text:p>layer_4_B2_1</text:p>
          </table:table-cell>
          <table:table-cell office:value-type="float" office:value="347.18" calcext:value-type="float">
            <text:p>347.18</text:p>
          </table:table-cell>
          <table:table-cell table:formula="of:=[.B67]-273" office:value-type="float" office:value="74.18" calcext:value-type="float">
            <text:p>74.18</text:p>
          </table:table-cell>
          <table:table-cell table:number-columns-repeated="7"/>
          <table:table-cell table:style-name="ce9" table:formula="of:=[.C357]" office:value-type="float" office:value="68.59" calcext:value-type="float" table:number-columns-spanned="5" table:number-rows-spanned="1">
            <text:p>68.59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4_B2_2</text:p>
          </table:table-cell>
          <table:table-cell office:value-type="float" office:value="351" calcext:value-type="float">
            <text:p>351</text:p>
          </table:table-cell>
          <table:table-cell table:formula="of:=[.B68]-273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2_3</text:p>
          </table:table-cell>
          <table:table-cell office:value-type="float" office:value="351" calcext:value-type="float">
            <text:p>351</text:p>
          </table:table-cell>
          <table:table-cell table:formula="of:=[.B69]-273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0</text:p>
          </table:table-cell>
          <table:table-cell office:value-type="float" office:value="342.43" calcext:value-type="float">
            <text:p>342.43</text:p>
          </table:table-cell>
          <table:table-cell table:formula="of:=[.B70]-273" office:value-type="float" office:value="69.43" calcext:value-type="float">
            <text:p>69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1</text:p>
          </table:table-cell>
          <table:table-cell office:value-type="float" office:value="344.17" calcext:value-type="float">
            <text:p>344.17</text:p>
          </table:table-cell>
          <table:table-cell table:formula="of:=[.B71]-273" office:value-type="float" office:value="71.17" calcext:value-type="float">
            <text:p>71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2</text:p>
          </table:table-cell>
          <table:table-cell office:value-type="float" office:value="345.9" calcext:value-type="float">
            <text:p>345.9</text:p>
          </table:table-cell>
          <table:table-cell table:formula="of:=[.B72]-273" office:value-type="float" office:value="72.9" calcext:value-type="float">
            <text:p>7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3</text:p>
          </table:table-cell>
          <table:table-cell office:value-type="float" office:value="345.9" calcext:value-type="float">
            <text:p>345.9</text:p>
          </table:table-cell>
          <table:table-cell table:formula="of:=[.B73]-273" office:value-type="float" office:value="72.9" calcext:value-type="float">
            <text:p>7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0</text:p>
          </table:table-cell>
          <table:table-cell office:value-type="float" office:value="350.8" calcext:value-type="float">
            <text:p>350.8</text:p>
          </table:table-cell>
          <table:table-cell table:formula="of:=[.B74]-273" office:value-type="float" office:value="77.8" calcext:value-type="float">
            <text:p>77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1</text:p>
          </table:table-cell>
          <table:table-cell office:value-type="float" office:value="342.98" calcext:value-type="float">
            <text:p>342.98</text:p>
          </table:table-cell>
          <table:table-cell table:formula="of:=[.B75]-273" office:value-type="float" office:value="69.98" calcext:value-type="float">
            <text:p>69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2</text:p>
          </table:table-cell>
          <table:table-cell office:value-type="float" office:value="341.05" calcext:value-type="float">
            <text:p>341.05</text:p>
          </table:table-cell>
          <table:table-cell table:formula="of:=[.B76]-273" office:value-type="float" office:value="68.05" calcext:value-type="float">
            <text:p>68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3</text:p>
          </table:table-cell>
          <table:table-cell office:value-type="float" office:value="341.61" calcext:value-type="float">
            <text:p>341.61</text:p>
          </table:table-cell>
          <table:table-cell table:formula="of:=[.B77]-273" office:value-type="float" office:value="68.61" calcext:value-type="float">
            <text:p>6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0</text:p>
          </table:table-cell>
          <table:table-cell office:value-type="float" office:value="342.6" calcext:value-type="float">
            <text:p>342.6</text:p>
          </table:table-cell>
          <table:table-cell table:formula="of:=[.B78]-273" office:value-type="float" office:value="69.6" calcext:value-type="float">
            <text:p>6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1</text:p>
          </table:table-cell>
          <table:table-cell office:value-type="float" office:value="344.29" calcext:value-type="float">
            <text:p>344.29</text:p>
          </table:table-cell>
          <table:table-cell table:formula="of:=[.B79]-273" office:value-type="float" office:value="71.29" calcext:value-type="float">
            <text:p>71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2</text:p>
          </table:table-cell>
          <table:table-cell office:value-type="float" office:value="345.98" calcext:value-type="float">
            <text:p>345.98</text:p>
          </table:table-cell>
          <table:table-cell table:formula="of:=[.B80]-273" office:value-type="float" office:value="72.98" calcext:value-type="float">
            <text:p>72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3</text:p>
          </table:table-cell>
          <table:table-cell office:value-type="float" office:value="345.98" calcext:value-type="float">
            <text:p>345.98</text:p>
          </table:table-cell>
          <table:table-cell table:formula="of:=[.B81]-273" office:value-type="float" office:value="72.98" calcext:value-type="float">
            <text:p>72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0</text:p>
          </table:table-cell>
          <table:table-cell office:value-type="float" office:value="343.42" calcext:value-type="float">
            <text:p>343.42</text:p>
          </table:table-cell>
          <table:table-cell table:formula="of:=[.B82]-273" office:value-type="float" office:value="70.42" calcext:value-type="float">
            <text:p>70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1</text:p>
          </table:table-cell>
          <table:table-cell office:value-type="float" office:value="347.22" calcext:value-type="float">
            <text:p>347.22</text:p>
          </table:table-cell>
          <table:table-cell table:formula="of:=[.B83]-273" office:value-type="float" office:value="74.22" calcext:value-type="float">
            <text:p>74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2</text:p>
          </table:table-cell>
          <table:table-cell office:value-type="float" office:value="351.02" calcext:value-type="float">
            <text:p>351.02</text:p>
          </table:table-cell>
          <table:table-cell table:formula="of:=[.B84]-273" office:value-type="float" office:value="78.02" calcext:value-type="float">
            <text:p>78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3</text:p>
          </table:table-cell>
          <table:table-cell office:value-type="float" office:value="351.02" calcext:value-type="float">
            <text:p>351.02</text:p>
          </table:table-cell>
          <table:table-cell table:formula="of:=[.B85]-273" office:value-type="float" office:value="78.02" calcext:value-type="float">
            <text:p>78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0</text:p>
          </table:table-cell>
          <table:table-cell office:value-type="float" office:value="343.32" calcext:value-type="float">
            <text:p>343.32</text:p>
          </table:table-cell>
          <table:table-cell table:formula="of:=[.B86]-273" office:value-type="float" office:value="70.32" calcext:value-type="float">
            <text:p>70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1</text:p>
          </table:table-cell>
          <table:table-cell office:value-type="float" office:value="347.14" calcext:value-type="float">
            <text:p>347.14</text:p>
          </table:table-cell>
          <table:table-cell table:formula="of:=[.B87]-273" office:value-type="float" office:value="74.14" calcext:value-type="float">
            <text:p>74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2</text:p>
          </table:table-cell>
          <table:table-cell office:value-type="float" office:value="350.96" calcext:value-type="float">
            <text:p>350.96</text:p>
          </table:table-cell>
          <table:table-cell table:formula="of:=[.B88]-273" office:value-type="float" office:value="77.96" calcext:value-type="float">
            <text:p>77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3</text:p>
          </table:table-cell>
          <table:table-cell office:value-type="float" office:value="350.96" calcext:value-type="float">
            <text:p>350.96</text:p>
          </table:table-cell>
          <table:table-cell table:formula="of:=[.B89]-273" office:value-type="float" office:value="77.96" calcext:value-type="float">
            <text:p>77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0</text:p>
          </table:table-cell>
          <table:table-cell office:value-type="float" office:value="342.41" calcext:value-type="float">
            <text:p>342.41</text:p>
          </table:table-cell>
          <table:table-cell table:formula="of:=[.B90]-273" office:value-type="float" office:value="69.41" calcext:value-type="float">
            <text:p>69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1</text:p>
          </table:table-cell>
          <table:table-cell office:value-type="float" office:value="344.14" calcext:value-type="float">
            <text:p>344.14</text:p>
          </table:table-cell>
          <table:table-cell table:formula="of:=[.B91]-273" office:value-type="float" office:value="71.14" calcext:value-type="float">
            <text:p>71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2</text:p>
          </table:table-cell>
          <table:table-cell office:value-type="float" office:value="345.87" calcext:value-type="float">
            <text:p>345.87</text:p>
          </table:table-cell>
          <table:table-cell table:formula="of:=[.B92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3</text:p>
          </table:table-cell>
          <table:table-cell office:value-type="float" office:value="345.87" calcext:value-type="float">
            <text:p>345.87</text:p>
          </table:table-cell>
          <table:table-cell table:formula="of:=[.B93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0</text:p>
          </table:table-cell>
          <table:table-cell office:value-type="float" office:value="350.59" calcext:value-type="float">
            <text:p>350.59</text:p>
          </table:table-cell>
          <table:table-cell table:formula="of:=[.B94]-273" office:value-type="float" office:value="77.59" calcext:value-type="float">
            <text:p>7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42.98" calcext:value-type="float">
            <text:p>342.98</text:p>
          </table:table-cell>
          <table:table-cell table:formula="of:=[.B95]-273" office:value-type="float" office:value="69.98" calcext:value-type="float">
            <text:p>69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1.05" calcext:value-type="float">
            <text:p>341.05</text:p>
          </table:table-cell>
          <table:table-cell table:formula="of:=[.B96]-273" office:value-type="float" office:value="68.05" calcext:value-type="float">
            <text:p>68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1.61" calcext:value-type="float">
            <text:p>341.61</text:p>
          </table:table-cell>
          <table:table-cell table:formula="of:=[.B97]-273" office:value-type="float" office:value="68.61" calcext:value-type="float">
            <text:p>6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0</text:p>
          </table:table-cell>
          <table:table-cell office:value-type="float" office:value="342.58" calcext:value-type="float">
            <text:p>342.58</text:p>
          </table:table-cell>
          <table:table-cell table:formula="of:=[.B98]-273" office:value-type="float" office:value="69.58" calcext:value-type="float">
            <text:p>69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1</text:p>
          </table:table-cell>
          <table:table-cell office:value-type="float" office:value="344.17" calcext:value-type="float">
            <text:p>344.17</text:p>
          </table:table-cell>
          <table:table-cell table:formula="of:=[.B99]-273" office:value-type="float" office:value="71.17" calcext:value-type="float">
            <text:p>71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2</text:p>
          </table:table-cell>
          <table:table-cell office:value-type="float" office:value="345.76" calcext:value-type="float">
            <text:p>345.76</text:p>
          </table:table-cell>
          <table:table-cell table:formula="of:=[.B100]-273" office:value-type="float" office:value="72.76" calcext:value-type="float">
            <text:p>7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3</text:p>
          </table:table-cell>
          <table:table-cell office:value-type="float" office:value="345.76" calcext:value-type="float">
            <text:p>345.76</text:p>
          </table:table-cell>
          <table:table-cell table:formula="of:=[.B101]-273" office:value-type="float" office:value="72.76" calcext:value-type="float">
            <text:p>7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0</text:p>
          </table:table-cell>
          <table:table-cell office:value-type="float" office:value="343.38" calcext:value-type="float">
            <text:p>343.38</text:p>
          </table:table-cell>
          <table:table-cell table:formula="of:=[.B102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1</text:p>
          </table:table-cell>
          <table:table-cell office:value-type="float" office:value="347" calcext:value-type="float">
            <text:p>347</text:p>
          </table:table-cell>
          <table:table-cell table:formula="of:=[.B103]-273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2</text:p>
          </table:table-cell>
          <table:table-cell office:value-type="float" office:value="350.61" calcext:value-type="float">
            <text:p>350.61</text:p>
          </table:table-cell>
          <table:table-cell table:formula="of:=[.B104]-273" office:value-type="float" office:value="77.61" calcext:value-type="float">
            <text:p>77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3</text:p>
          </table:table-cell>
          <table:table-cell office:value-type="float" office:value="350.61" calcext:value-type="float">
            <text:p>350.61</text:p>
          </table:table-cell>
          <table:table-cell table:formula="of:=[.B105]-273" office:value-type="float" office:value="77.61" calcext:value-type="float">
            <text:p>77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0</text:p>
          </table:table-cell>
          <table:table-cell office:value-type="float" office:value="343.29" calcext:value-type="float">
            <text:p>343.29</text:p>
          </table:table-cell>
          <table:table-cell table:formula="of:=[.B106]-273" office:value-type="float" office:value="70.29" calcext:value-type="float">
            <text:p>70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1</text:p>
          </table:table-cell>
          <table:table-cell office:value-type="float" office:value="346.92" calcext:value-type="float">
            <text:p>346.92</text:p>
          </table:table-cell>
          <table:table-cell table:formula="of:=[.B107]-273" office:value-type="float" office:value="73.92" calcext:value-type="float">
            <text:p>73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2</text:p>
          </table:table-cell>
          <table:table-cell office:value-type="float" office:value="350.55" calcext:value-type="float">
            <text:p>350.55</text:p>
          </table:table-cell>
          <table:table-cell table:formula="of:=[.B108]-273" office:value-type="float" office:value="77.55" calcext:value-type="float">
            <text:p>77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3</text:p>
          </table:table-cell>
          <table:table-cell office:value-type="float" office:value="350.55" calcext:value-type="float">
            <text:p>350.55</text:p>
          </table:table-cell>
          <table:table-cell table:formula="of:=[.B109]-273" office:value-type="float" office:value="77.55" calcext:value-type="float">
            <text:p>77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0</text:p>
          </table:table-cell>
          <table:table-cell office:value-type="float" office:value="342.39" calcext:value-type="float">
            <text:p>342.39</text:p>
          </table:table-cell>
          <table:table-cell table:formula="of:=[.B110]-273" office:value-type="float" office:value="69.39" calcext:value-type="float">
            <text:p>69.39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layer_6_B3_1</text:p>
          </table:table-cell>
          <table:table-cell office:value-type="float" office:value="344.02" calcext:value-type="float">
            <text:p>344.02</text:p>
          </table:table-cell>
          <table:table-cell table:formula="of:=[.B111]-273" office:value-type="float" office:value="71.02" calcext:value-type="float">
            <text:p>71.02</text:p>
          </table:table-cell>
          <table:table-cell table:number-columns-repeated="3"/>
          <table:covered-table-cell table:number-columns-repeated="9" table:style-name="ce9"/>
        </table:table-row>
        <table:table-row table:style-name="ro1">
          <table:table-cell office:value-type="string" calcext:value-type="string">
            <text:p>layer_6_B3_2</text:p>
          </table:table-cell>
          <table:table-cell office:value-type="float" office:value="345.65" calcext:value-type="float">
            <text:p>345.65</text:p>
          </table:table-cell>
          <table:table-cell table:formula="of:=[.B112]-273" office:value-type="float" office:value="72.65" calcext:value-type="float">
            <text:p>72.65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M13</text:p>
          </table:table-cell>
          <table:table-cell table:style-name="ce8" office:value-type="string" calcext:value-type="string">
            <text:p>M14</text:p>
          </table:table-cell>
          <table:table-cell table:style-name="ce8" office:value-type="string" calcext:value-type="string">
            <text:p>M15</text:p>
          </table:table-cell>
        </table:table-row>
        <table:table-row table:style-name="ro1">
          <table:table-cell office:value-type="string" calcext:value-type="string">
            <text:p>layer_6_B3_3</text:p>
          </table:table-cell>
          <table:table-cell office:value-type="float" office:value="345.65" calcext:value-type="float">
            <text:p>345.65</text:p>
          </table:table-cell>
          <table:table-cell table:formula="of:=[.B113]-273" office:value-type="float" office:value="72.65" calcext:value-type="float">
            <text:p>72.65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8</text:p>
          </table:table-cell>
          <table:table-cell table:style-name="ce8" office:value-type="string" calcext:value-type="string">
            <text:p>M9</text:p>
          </table:table-cell>
          <table:table-cell table:style-name="ce8" office:value-type="string" calcext:value-type="string">
            <text:p>M10</text:p>
          </table:table-cell>
          <table:table-cell table:style-name="ce8"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50.51" calcext:value-type="float">
            <text:p>350.51</text:p>
          </table:table-cell>
          <table:table-cell table:formula="of:=[.B114]-273" office:value-type="float" office:value="77.51" calcext:value-type="float">
            <text:p>77.51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42.98" calcext:value-type="float">
            <text:p>342.98</text:p>
          </table:table-cell>
          <table:table-cell table:formula="of:=[.B115]-273" office:value-type="float" office:value="69.98" calcext:value-type="float">
            <text:p>69.98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0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1.05" calcext:value-type="float">
            <text:p>341.05</text:p>
          </table:table-cell>
          <table:table-cell table:formula="of:=[.B116]-273" office:value-type="float" office:value="68.05" calcext:value-type="float">
            <text:p>68.05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1.61" calcext:value-type="float">
            <text:p>341.61</text:p>
          </table:table-cell>
          <table:table-cell table:formula="of:=[.B117]-273" office:value-type="float" office:value="68.61" calcext:value-type="float">
            <text:p>68.61</text:p>
          </table:table-cell>
          <table:table-cell table:number-columns-repeated="3"/>
          <table:covered-table-cell table:number-columns-repeated="9" table:style-name="ce9"/>
        </table:table-row>
        <table:table-row table:style-name="ro1">
          <table:table-cell office:value-type="string" calcext:value-type="string">
            <text:p>layer_7_TB0_0</text:p>
          </table:table-cell>
          <table:table-cell office:value-type="float" office:value="342.54" calcext:value-type="float">
            <text:p>342.54</text:p>
          </table:table-cell>
          <table:table-cell table:formula="of:=[.B118]-273" office:value-type="float" office:value="69.54" calcext:value-type="float">
            <text:p>69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1</text:p>
          </table:table-cell>
          <table:table-cell office:value-type="float" office:value="344.13" calcext:value-type="float">
            <text:p>344.13</text:p>
          </table:table-cell>
          <table:table-cell table:formula="of:=[.B119]-273" office:value-type="float" office:value="71.13" calcext:value-type="float">
            <text:p>71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2</text:p>
          </table:table-cell>
          <table:table-cell office:value-type="float" office:value="345.71" calcext:value-type="float">
            <text:p>345.71</text:p>
          </table:table-cell>
          <table:table-cell table:formula="of:=[.B120]-273" office:value-type="float" office:value="72.71" calcext:value-type="float">
            <text:p>72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3</text:p>
          </table:table-cell>
          <table:table-cell office:value-type="float" office:value="345.71" calcext:value-type="float">
            <text:p>345.71</text:p>
          </table:table-cell>
          <table:table-cell table:formula="of:=[.B121]-273" office:value-type="float" office:value="72.71" calcext:value-type="float">
            <text:p>72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0</text:p>
          </table:table-cell>
          <table:table-cell office:value-type="float" office:value="343.33" calcext:value-type="float">
            <text:p>343.33</text:p>
          </table:table-cell>
          <table:table-cell table:formula="of:=[.B122]-273" office:value-type="float" office:value="70.33" calcext:value-type="float">
            <text:p>70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1</text:p>
          </table:table-cell>
          <table:table-cell office:value-type="float" office:value="346.94" calcext:value-type="float">
            <text:p>346.94</text:p>
          </table:table-cell>
          <table:table-cell table:formula="of:=[.B123]-273" office:value-type="float" office:value="73.94" calcext:value-type="float">
            <text:p>73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2</text:p>
          </table:table-cell>
          <table:table-cell office:value-type="float" office:value="350.54" calcext:value-type="float">
            <text:p>350.54</text:p>
          </table:table-cell>
          <table:table-cell table:formula="of:=[.B124]-273" office:value-type="float" office:value="77.54" calcext:value-type="float">
            <text:p>77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3</text:p>
          </table:table-cell>
          <table:table-cell office:value-type="float" office:value="350.54" calcext:value-type="float">
            <text:p>350.54</text:p>
          </table:table-cell>
          <table:table-cell table:formula="of:=[.B125]-273" office:value-type="float" office:value="77.54" calcext:value-type="float">
            <text:p>77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0</text:p>
          </table:table-cell>
          <table:table-cell office:value-type="float" office:value="343.24" calcext:value-type="float">
            <text:p>343.24</text:p>
          </table:table-cell>
          <table:table-cell table:formula="of:=[.B126]-273" office:value-type="float" office:value="70.24" calcext:value-type="float">
            <text:p>70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1</text:p>
          </table:table-cell>
          <table:table-cell office:value-type="float" office:value="346.86" calcext:value-type="float">
            <text:p>346.86</text:p>
          </table:table-cell>
          <table:table-cell table:formula="of:=[.B127]-273" office:value-type="float" office:value="73.86" calcext:value-type="float">
            <text:p>73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2</text:p>
          </table:table-cell>
          <table:table-cell office:value-type="float" office:value="350.49" calcext:value-type="float">
            <text:p>350.49</text:p>
          </table:table-cell>
          <table:table-cell table:formula="of:=[.B128]-273" office:value-type="float" office:value="77.49" calcext:value-type="float">
            <text:p>77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3</text:p>
          </table:table-cell>
          <table:table-cell office:value-type="float" office:value="350.49" calcext:value-type="float">
            <text:p>350.49</text:p>
          </table:table-cell>
          <table:table-cell table:formula="of:=[.B129]-273" office:value-type="float" office:value="77.49" calcext:value-type="float">
            <text:p>77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0</text:p>
          </table:table-cell>
          <table:table-cell office:value-type="float" office:value="342.36" calcext:value-type="float">
            <text:p>342.36</text:p>
          </table:table-cell>
          <table:table-cell table:formula="of:=[.B130]-273" office:value-type="float" office:value="69.36" calcext:value-type="float">
            <text:p>69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1</text:p>
          </table:table-cell>
          <table:table-cell office:value-type="float" office:value="343.98" calcext:value-type="float">
            <text:p>343.98</text:p>
          </table:table-cell>
          <table:table-cell table:formula="of:=[.B131]-273" office:value-type="float" office:value="70.98" calcext:value-type="float">
            <text:p>70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2</text:p>
          </table:table-cell>
          <table:table-cell office:value-type="float" office:value="345.6" calcext:value-type="float">
            <text:p>345.6</text:p>
          </table:table-cell>
          <table:table-cell table:formula="of:=[.B132]-273" office:value-type="float" office:value="72.6" calcext:value-type="float">
            <text:p>72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3</text:p>
          </table:table-cell>
          <table:table-cell office:value-type="float" office:value="345.6" calcext:value-type="float">
            <text:p>345.6</text:p>
          </table:table-cell>
          <table:table-cell table:formula="of:=[.B133]-273" office:value-type="float" office:value="72.6" calcext:value-type="float">
            <text:p>72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50.3" calcext:value-type="float">
            <text:p>350.3</text:p>
          </table:table-cell>
          <table:table-cell table:formula="of:=[.B134]-273" office:value-type="float" office:value="77.3" calcext:value-type="float">
            <text:p>77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42.98" calcext:value-type="float">
            <text:p>342.98</text:p>
          </table:table-cell>
          <table:table-cell table:formula="of:=[.B135]-273" office:value-type="float" office:value="69.98" calcext:value-type="float">
            <text:p>69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1.05" calcext:value-type="float">
            <text:p>341.05</text:p>
          </table:table-cell>
          <table:table-cell table:formula="of:=[.B136]-273" office:value-type="float" office:value="68.05" calcext:value-type="float">
            <text:p>68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1.61" calcext:value-type="float">
            <text:p>341.61</text:p>
          </table:table-cell>
          <table:table-cell table:formula="of:=[.B137]-273" office:value-type="float" office:value="68.61" calcext:value-type="float">
            <text:p>6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0</text:p>
          </table:table-cell>
          <table:table-cell office:value-type="float" office:value="342.52" calcext:value-type="float">
            <text:p>342.52</text:p>
          </table:table-cell>
          <table:table-cell table:formula="of:=[.B138]-273" office:value-type="float" office:value="69.52" calcext:value-type="float">
            <text:p>69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1</text:p>
          </table:table-cell>
          <table:table-cell office:value-type="float" office:value="343.95" calcext:value-type="float">
            <text:p>343.95</text:p>
          </table:table-cell>
          <table:table-cell table:formula="of:=[.B139]-273" office:value-type="float" office:value="70.95" calcext:value-type="float">
            <text:p>70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2</text:p>
          </table:table-cell>
          <table:table-cell office:value-type="float" office:value="345.39" calcext:value-type="float">
            <text:p>345.39</text:p>
          </table:table-cell>
          <table:table-cell table:formula="of:=[.B140]-273" office:value-type="float" office:value="72.39" calcext:value-type="float">
            <text:p>72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3</text:p>
          </table:table-cell>
          <table:table-cell office:value-type="float" office:value="345.39" calcext:value-type="float">
            <text:p>345.39</text:p>
          </table:table-cell>
          <table:table-cell table:formula="of:=[.B141]-273" office:value-type="float" office:value="72.39" calcext:value-type="float">
            <text:p>72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0</text:p>
          </table:table-cell>
          <table:table-cell office:value-type="float" office:value="343.29" calcext:value-type="float">
            <text:p>343.29</text:p>
          </table:table-cell>
          <table:table-cell table:formula="of:=[.B142]-273" office:value-type="float" office:value="70.29" calcext:value-type="float">
            <text:p>70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1</text:p>
          </table:table-cell>
          <table:table-cell office:value-type="float" office:value="346.61" calcext:value-type="float">
            <text:p>346.61</text:p>
          </table:table-cell>
          <table:table-cell table:formula="of:=[.B143]-273" office:value-type="float" office:value="73.61" calcext:value-type="float">
            <text:p>73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2</text:p>
          </table:table-cell>
          <table:table-cell office:value-type="float" office:value="349.93" calcext:value-type="float">
            <text:p>349.93</text:p>
          </table:table-cell>
          <table:table-cell table:formula="of:=[.B144]-273" office:value-type="float" office:value="76.93" calcext:value-type="float">
            <text:p>76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3</text:p>
          </table:table-cell>
          <table:table-cell office:value-type="float" office:value="349.93" calcext:value-type="float">
            <text:p>349.93</text:p>
          </table:table-cell>
          <table:table-cell table:formula="of:=[.B145]-273" office:value-type="float" office:value="76.93" calcext:value-type="float">
            <text:p>76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0</text:p>
          </table:table-cell>
          <table:table-cell office:value-type="float" office:value="343.19" calcext:value-type="float">
            <text:p>343.19</text:p>
          </table:table-cell>
          <table:table-cell table:formula="of:=[.B146]-273" office:value-type="float" office:value="70.19" calcext:value-type="float">
            <text:p>7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1</text:p>
          </table:table-cell>
          <table:table-cell office:value-type="float" office:value="346.53" calcext:value-type="float">
            <text:p>346.53</text:p>
          </table:table-cell>
          <table:table-cell table:formula="of:=[.B147]-273" office:value-type="float" office:value="73.53" calcext:value-type="float">
            <text:p>73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2</text:p>
          </table:table-cell>
          <table:table-cell office:value-type="float" office:value="349.87" calcext:value-type="float">
            <text:p>349.87</text:p>
          </table:table-cell>
          <table:table-cell table:formula="of:=[.B148]-273" office:value-type="float" office:value="76.87" calcext:value-type="float">
            <text:p>76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3</text:p>
          </table:table-cell>
          <table:table-cell office:value-type="float" office:value="349.87" calcext:value-type="float">
            <text:p>349.87</text:p>
          </table:table-cell>
          <table:table-cell table:formula="of:=[.B149]-273" office:value-type="float" office:value="76.87" calcext:value-type="float">
            <text:p>76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0</text:p>
          </table:table-cell>
          <table:table-cell office:value-type="float" office:value="342.33" calcext:value-type="float">
            <text:p>342.33</text:p>
          </table:table-cell>
          <table:table-cell table:formula="of:=[.B150]-273" office:value-type="float" office:value="69.33" calcext:value-type="float">
            <text:p>69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1</text:p>
          </table:table-cell>
          <table:table-cell office:value-type="float" office:value="343.81" calcext:value-type="float">
            <text:p>343.81</text:p>
          </table:table-cell>
          <table:table-cell table:formula="of:=[.B151]-273" office:value-type="float" office:value="70.81" calcext:value-type="float">
            <text:p>70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2</text:p>
          </table:table-cell>
          <table:table-cell office:value-type="float" office:value="345.28" calcext:value-type="float">
            <text:p>345.28</text:p>
          </table:table-cell>
          <table:table-cell table:formula="of:=[.B152]-273" office:value-type="float" office:value="72.28" calcext:value-type="float">
            <text:p>72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3</text:p>
          </table:table-cell>
          <table:table-cell office:value-type="float" office:value="345.28" calcext:value-type="float">
            <text:p>345.28</text:p>
          </table:table-cell>
          <table:table-cell table:formula="of:=[.B153]-273" office:value-type="float" office:value="72.28" calcext:value-type="float">
            <text:p>72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50.21" calcext:value-type="float">
            <text:p>350.21</text:p>
          </table:table-cell>
          <table:table-cell table:formula="of:=[.B154]-273" office:value-type="float" office:value="77.21" calcext:value-type="float">
            <text:p>77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42.97" calcext:value-type="float">
            <text:p>342.97</text:p>
          </table:table-cell>
          <table:table-cell table:formula="of:=[.B155]-273" office:value-type="float" office:value="69.97" calcext:value-type="float">
            <text:p>6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1.05" calcext:value-type="float">
            <text:p>341.05</text:p>
          </table:table-cell>
          <table:table-cell table:formula="of:=[.B156]-273" office:value-type="float" office:value="68.05" calcext:value-type="float">
            <text:p>68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1.61" calcext:value-type="float">
            <text:p>341.61</text:p>
          </table:table-cell>
          <table:table-cell table:formula="of:=[.B157]-273" office:value-type="float" office:value="68.61" calcext:value-type="float">
            <text:p>6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0</text:p>
          </table:table-cell>
          <table:table-cell office:value-type="float" office:value="342.47" calcext:value-type="float">
            <text:p>342.47</text:p>
          </table:table-cell>
          <table:table-cell table:formula="of:=[.B158]-273" office:value-type="float" office:value="69.47" calcext:value-type="float">
            <text:p>69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1</text:p>
          </table:table-cell>
          <table:table-cell office:value-type="float" office:value="343.9" calcext:value-type="float">
            <text:p>343.9</text:p>
          </table:table-cell>
          <table:table-cell table:formula="of:=[.B159]-273" office:value-type="float" office:value="70.9" calcext:value-type="float">
            <text:p>70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2</text:p>
          </table:table-cell>
          <table:table-cell office:value-type="float" office:value="345.33" calcext:value-type="float">
            <text:p>345.33</text:p>
          </table:table-cell>
          <table:table-cell table:formula="of:=[.B160]-273" office:value-type="float" office:value="72.33" calcext:value-type="float">
            <text:p>72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3</text:p>
          </table:table-cell>
          <table:table-cell office:value-type="float" office:value="345.33" calcext:value-type="float">
            <text:p>345.33</text:p>
          </table:table-cell>
          <table:table-cell table:formula="of:=[.B161]-273" office:value-type="float" office:value="72.33" calcext:value-type="float">
            <text:p>72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0</text:p>
          </table:table-cell>
          <table:table-cell office:value-type="float" office:value="343.22" calcext:value-type="float">
            <text:p>343.22</text:p>
          </table:table-cell>
          <table:table-cell table:formula="of:=[.B162]-273" office:value-type="float" office:value="70.22" calcext:value-type="float">
            <text:p>70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1</text:p>
          </table:table-cell>
          <table:table-cell office:value-type="float" office:value="346.54" calcext:value-type="float">
            <text:p>346.54</text:p>
          </table:table-cell>
          <table:table-cell table:formula="of:=[.B163]-273" office:value-type="float" office:value="73.54" calcext:value-type="float">
            <text:p>73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2</text:p>
          </table:table-cell>
          <table:table-cell office:value-type="float" office:value="349.85" calcext:value-type="float">
            <text:p>349.85</text:p>
          </table:table-cell>
          <table:table-cell table:formula="of:=[.B164]-273" office:value-type="float" office:value="76.85" calcext:value-type="float">
            <text:p>76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3</text:p>
          </table:table-cell>
          <table:table-cell office:value-type="float" office:value="349.85" calcext:value-type="float">
            <text:p>349.85</text:p>
          </table:table-cell>
          <table:table-cell table:formula="of:=[.B165]-273" office:value-type="float" office:value="76.85" calcext:value-type="float">
            <text:p>76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0</text:p>
          </table:table-cell>
          <table:table-cell office:value-type="float" office:value="343.12" calcext:value-type="float">
            <text:p>343.12</text:p>
          </table:table-cell>
          <table:table-cell table:formula="of:=[.B166]-273" office:value-type="float" office:value="70.12" calcext:value-type="float">
            <text:p>70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1</text:p>
          </table:table-cell>
          <table:table-cell office:value-type="float" office:value="346.46" calcext:value-type="float">
            <text:p>346.46</text:p>
          </table:table-cell>
          <table:table-cell table:formula="of:=[.B167]-273" office:value-type="float" office:value="73.46" calcext:value-type="float">
            <text:p>73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2</text:p>
          </table:table-cell>
          <table:table-cell office:value-type="float" office:value="349.79" calcext:value-type="float">
            <text:p>349.79</text:p>
          </table:table-cell>
          <table:table-cell table:formula="of:=[.B168]-273" office:value-type="float" office:value="76.79" calcext:value-type="float">
            <text:p>76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3</text:p>
          </table:table-cell>
          <table:table-cell office:value-type="float" office:value="349.79" calcext:value-type="float">
            <text:p>349.79</text:p>
          </table:table-cell>
          <table:table-cell table:formula="of:=[.B169]-273" office:value-type="float" office:value="76.79" calcext:value-type="float">
            <text:p>76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0</text:p>
          </table:table-cell>
          <table:table-cell office:value-type="float" office:value="342.29" calcext:value-type="float">
            <text:p>342.29</text:p>
          </table:table-cell>
          <table:table-cell table:formula="of:=[.B170]-273" office:value-type="float" office:value="69.29" calcext:value-type="float">
            <text:p>69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1</text:p>
          </table:table-cell>
          <table:table-cell office:value-type="float" office:value="343.75" calcext:value-type="float">
            <text:p>343.75</text:p>
          </table:table-cell>
          <table:table-cell table:formula="of:=[.B171]-273" office:value-type="float" office:value="70.75" calcext:value-type="float">
            <text:p>70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2</text:p>
          </table:table-cell>
          <table:table-cell office:value-type="float" office:value="345.22" calcext:value-type="float">
            <text:p>345.22</text:p>
          </table:table-cell>
          <table:table-cell table:formula="of:=[.B172]-273" office:value-type="float" office:value="72.22" calcext:value-type="float">
            <text:p>72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3</text:p>
          </table:table-cell>
          <table:table-cell office:value-type="float" office:value="345.22" calcext:value-type="float">
            <text:p>345.22</text:p>
          </table:table-cell>
          <table:table-cell table:formula="of:=[.B173]-273" office:value-type="float" office:value="72.22" calcext:value-type="float">
            <text:p>72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50" calcext:value-type="float">
            <text:p>350</text:p>
          </table:table-cell>
          <table:table-cell table:formula="of:=[.B174]-273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42.97" calcext:value-type="float">
            <text:p>342.97</text:p>
          </table:table-cell>
          <table:table-cell table:formula="of:=[.B175]-273" office:value-type="float" office:value="69.97" calcext:value-type="float">
            <text:p>6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1.05" calcext:value-type="float">
            <text:p>341.05</text:p>
          </table:table-cell>
          <table:table-cell table:formula="of:=[.B176]-273" office:value-type="float" office:value="68.05" calcext:value-type="float">
            <text:p>68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1.61" calcext:value-type="float">
            <text:p>341.61</text:p>
          </table:table-cell>
          <table:table-cell table:formula="of:=[.B177]-273" office:value-type="float" office:value="68.61" calcext:value-type="float">
            <text:p>6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0</text:p>
          </table:table-cell>
          <table:table-cell office:value-type="float" office:value="342.44" calcext:value-type="float">
            <text:p>342.44</text:p>
          </table:table-cell>
          <table:table-cell table:formula="of:=[.B178]-273" office:value-type="float" office:value="69.44" calcext:value-type="float">
            <text:p>69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1</text:p>
          </table:table-cell>
          <table:table-cell office:value-type="float" office:value="343.67" calcext:value-type="float">
            <text:p>343.67</text:p>
          </table:table-cell>
          <table:table-cell table:formula="of:=[.B179]-273" office:value-type="float" office:value="70.67" calcext:value-type="float">
            <text:p>70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2</text:p>
          </table:table-cell>
          <table:table-cell office:value-type="float" office:value="344.9" calcext:value-type="float">
            <text:p>344.9</text:p>
          </table:table-cell>
          <table:table-cell table:formula="of:=[.B180]-273" office:value-type="float" office:value="71.9" calcext:value-type="float">
            <text:p>71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3</text:p>
          </table:table-cell>
          <table:table-cell office:value-type="float" office:value="344.9" calcext:value-type="float">
            <text:p>344.9</text:p>
          </table:table-cell>
          <table:table-cell table:formula="of:=[.B181]-273" office:value-type="float" office:value="71.9" calcext:value-type="float">
            <text:p>71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0</text:p>
          </table:table-cell>
          <table:table-cell office:value-type="float" office:value="343.16" calcext:value-type="float">
            <text:p>343.16</text:p>
          </table:table-cell>
          <table:table-cell table:formula="of:=[.B182]-273" office:value-type="float" office:value="70.16" calcext:value-type="float">
            <text:p>70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1</text:p>
          </table:table-cell>
          <table:table-cell office:value-type="float" office:value="346.09" calcext:value-type="float">
            <text:p>346.09</text:p>
          </table:table-cell>
          <table:table-cell table:formula="of:=[.B183]-273" office:value-type="float" office:value="73.09" calcext:value-type="float">
            <text:p>73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2</text:p>
          </table:table-cell>
          <table:table-cell office:value-type="float" office:value="349.03" calcext:value-type="float">
            <text:p>349.03</text:p>
          </table:table-cell>
          <table:table-cell table:formula="of:=[.B184]-273" office:value-type="float" office:value="76.03" calcext:value-type="float">
            <text:p>76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3</text:p>
          </table:table-cell>
          <table:table-cell office:value-type="float" office:value="349.03" calcext:value-type="float">
            <text:p>349.03</text:p>
          </table:table-cell>
          <table:table-cell table:formula="of:=[.B185]-273" office:value-type="float" office:value="76.03" calcext:value-type="float">
            <text:p>76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0</text:p>
          </table:table-cell>
          <table:table-cell office:value-type="float" office:value="343.06" calcext:value-type="float">
            <text:p>343.06</text:p>
          </table:table-cell>
          <table:table-cell table:formula="of:=[.B186]-273" office:value-type="float" office:value="70.06" calcext:value-type="float">
            <text:p>70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1</text:p>
          </table:table-cell>
          <table:table-cell office:value-type="float" office:value="346.02" calcext:value-type="float">
            <text:p>346.02</text:p>
          </table:table-cell>
          <table:table-cell table:formula="of:=[.B187]-273" office:value-type="float" office:value="73.02" calcext:value-type="float">
            <text:p>73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2</text:p>
          </table:table-cell>
          <table:table-cell office:value-type="float" office:value="348.97" calcext:value-type="float">
            <text:p>348.97</text:p>
          </table:table-cell>
          <table:table-cell table:formula="of:=[.B188]-273" office:value-type="float" office:value="75.97" calcext:value-type="float">
            <text:p>75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3</text:p>
          </table:table-cell>
          <table:table-cell office:value-type="float" office:value="348.97" calcext:value-type="float">
            <text:p>348.97</text:p>
          </table:table-cell>
          <table:table-cell table:formula="of:=[.B189]-273" office:value-type="float" office:value="75.97" calcext:value-type="float">
            <text:p>75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0</text:p>
          </table:table-cell>
          <table:table-cell office:value-type="float" office:value="342.25" calcext:value-type="float">
            <text:p>342.25</text:p>
          </table:table-cell>
          <table:table-cell table:formula="of:=[.B190]-273" office:value-type="float" office:value="69.25" calcext:value-type="float">
            <text:p>69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1</text:p>
          </table:table-cell>
          <table:table-cell office:value-type="float" office:value="343.52" calcext:value-type="float">
            <text:p>343.52</text:p>
          </table:table-cell>
          <table:table-cell table:formula="of:=[.B191]-273" office:value-type="float" office:value="70.52" calcext:value-type="float">
            <text:p>70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2</text:p>
          </table:table-cell>
          <table:table-cell office:value-type="float" office:value="344.79" calcext:value-type="float">
            <text:p>344.79</text:p>
          </table:table-cell>
          <table:table-cell table:formula="of:=[.B192]-273" office:value-type="float" office:value="71.79" calcext:value-type="float">
            <text:p>71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3</text:p>
          </table:table-cell>
          <table:table-cell office:value-type="float" office:value="344.79" calcext:value-type="float">
            <text:p>344.79</text:p>
          </table:table-cell>
          <table:table-cell table:formula="of:=[.B193]-273" office:value-type="float" office:value="71.79" calcext:value-type="float">
            <text:p>71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49.92" calcext:value-type="float">
            <text:p>349.92</text:p>
          </table:table-cell>
          <table:table-cell table:formula="of:=[.B194]-273" office:value-type="float" office:value="76.92" calcext:value-type="float">
            <text:p>76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42.97" calcext:value-type="float">
            <text:p>342.97</text:p>
          </table:table-cell>
          <table:table-cell table:formula="of:=[.B195]-273" office:value-type="float" office:value="69.97" calcext:value-type="float">
            <text:p>6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1.05" calcext:value-type="float">
            <text:p>341.05</text:p>
          </table:table-cell>
          <table:table-cell table:formula="of:=[.B196]-273" office:value-type="float" office:value="68.05" calcext:value-type="float">
            <text:p>68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1.6" calcext:value-type="float">
            <text:p>341.6</text:p>
          </table:table-cell>
          <table:table-cell table:formula="of:=[.B197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0</text:p>
          </table:table-cell>
          <table:table-cell office:value-type="float" office:value="342.38" calcext:value-type="float">
            <text:p>342.38</text:p>
          </table:table-cell>
          <table:table-cell table:formula="of:=[.B198]-273" office:value-type="float" office:value="69.38" calcext:value-type="float">
            <text:p>6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1</text:p>
          </table:table-cell>
          <table:table-cell office:value-type="float" office:value="343.6" calcext:value-type="float">
            <text:p>343.6</text:p>
          </table:table-cell>
          <table:table-cell table:formula="of:=[.B199]-273" office:value-type="float" office:value="70.6" calcext:value-type="float">
            <text:p>7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2</text:p>
          </table:table-cell>
          <table:table-cell office:value-type="float" office:value="344.82" calcext:value-type="float">
            <text:p>344.82</text:p>
          </table:table-cell>
          <table:table-cell table:formula="of:=[.B200]-273" office:value-type="float" office:value="71.82" calcext:value-type="float">
            <text:p>7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3</text:p>
          </table:table-cell>
          <table:table-cell office:value-type="float" office:value="344.82" calcext:value-type="float">
            <text:p>344.82</text:p>
          </table:table-cell>
          <table:table-cell table:formula="of:=[.B201]-273" office:value-type="float" office:value="71.82" calcext:value-type="float">
            <text:p>7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0</text:p>
          </table:table-cell>
          <table:table-cell office:value-type="float" office:value="343.08" calcext:value-type="float">
            <text:p>343.08</text:p>
          </table:table-cell>
          <table:table-cell table:formula="of:=[.B202]-273" office:value-type="float" office:value="70.08" calcext:value-type="float">
            <text:p>70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1</text:p>
          </table:table-cell>
          <table:table-cell office:value-type="float" office:value="346" calcext:value-type="float">
            <text:p>346</text:p>
          </table:table-cell>
          <table:table-cell table:formula="of:=[.B203]-273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2</text:p>
          </table:table-cell>
          <table:table-cell office:value-type="float" office:value="348.92" calcext:value-type="float">
            <text:p>348.92</text:p>
          </table:table-cell>
          <table:table-cell table:formula="of:=[.B204]-273" office:value-type="float" office:value="75.92" calcext:value-type="float">
            <text:p>75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3</text:p>
          </table:table-cell>
          <table:table-cell office:value-type="float" office:value="348.92" calcext:value-type="float">
            <text:p>348.92</text:p>
          </table:table-cell>
          <table:table-cell table:formula="of:=[.B205]-273" office:value-type="float" office:value="75.92" calcext:value-type="float">
            <text:p>75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0</text:p>
          </table:table-cell>
          <table:table-cell office:value-type="float" office:value="342.98" calcext:value-type="float">
            <text:p>342.98</text:p>
          </table:table-cell>
          <table:table-cell table:formula="of:=[.B206]-273" office:value-type="float" office:value="69.98" calcext:value-type="float">
            <text:p>69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1</text:p>
          </table:table-cell>
          <table:table-cell office:value-type="float" office:value="345.92" calcext:value-type="float">
            <text:p>345.92</text:p>
          </table:table-cell>
          <table:table-cell table:formula="of:=[.B207]-273" office:value-type="float" office:value="72.92" calcext:value-type="float">
            <text:p>72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2</text:p>
          </table:table-cell>
          <table:table-cell office:value-type="float" office:value="348.86" calcext:value-type="float">
            <text:p>348.86</text:p>
          </table:table-cell>
          <table:table-cell table:formula="of:=[.B208]-273" office:value-type="float" office:value="75.86" calcext:value-type="float">
            <text:p>75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3</text:p>
          </table:table-cell>
          <table:table-cell office:value-type="float" office:value="348.86" calcext:value-type="float">
            <text:p>348.86</text:p>
          </table:table-cell>
          <table:table-cell table:formula="of:=[.B209]-273" office:value-type="float" office:value="75.86" calcext:value-type="float">
            <text:p>75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0</text:p>
          </table:table-cell>
          <table:table-cell office:value-type="float" office:value="342.2" calcext:value-type="float">
            <text:p>342.2</text:p>
          </table:table-cell>
          <table:table-cell table:formula="of:=[.B210]-273" office:value-type="float" office:value="69.2" calcext:value-type="float">
            <text:p>69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1</text:p>
          </table:table-cell>
          <table:table-cell office:value-type="float" office:value="343.45" calcext:value-type="float">
            <text:p>343.45</text:p>
          </table:table-cell>
          <table:table-cell table:formula="of:=[.B211]-273" office:value-type="float" office:value="70.45" calcext:value-type="float">
            <text:p>70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2</text:p>
          </table:table-cell>
          <table:table-cell office:value-type="float" office:value="344.71" calcext:value-type="float">
            <text:p>344.71</text:p>
          </table:table-cell>
          <table:table-cell table:formula="of:=[.B212]-273" office:value-type="float" office:value="71.71" calcext:value-type="float">
            <text:p>71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3</text:p>
          </table:table-cell>
          <table:table-cell office:value-type="float" office:value="344.71" calcext:value-type="float">
            <text:p>344.71</text:p>
          </table:table-cell>
          <table:table-cell table:formula="of:=[.B213]-273" office:value-type="float" office:value="71.71" calcext:value-type="float">
            <text:p>71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49.71" calcext:value-type="float">
            <text:p>349.71</text:p>
          </table:table-cell>
          <table:table-cell table:formula="of:=[.B214]-273" office:value-type="float" office:value="76.71" calcext:value-type="float">
            <text:p>76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42.97" calcext:value-type="float">
            <text:p>342.97</text:p>
          </table:table-cell>
          <table:table-cell table:formula="of:=[.B215]-273" office:value-type="float" office:value="69.97" calcext:value-type="float">
            <text:p>6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1.04" calcext:value-type="float">
            <text:p>341.04</text:p>
          </table:table-cell>
          <table:table-cell table:formula="of:=[.B216]-273" office:value-type="float" office:value="68.04" calcext:value-type="float">
            <text:p>68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1.6" calcext:value-type="float">
            <text:p>341.6</text:p>
          </table:table-cell>
          <table:table-cell table:formula="of:=[.B217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0</text:p>
          </table:table-cell>
          <table:table-cell office:value-type="float" office:value="342.34" calcext:value-type="float">
            <text:p>342.34</text:p>
          </table:table-cell>
          <table:table-cell table:formula="of:=[.B218]-273" office:value-type="float" office:value="69.34" calcext:value-type="float">
            <text:p>69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1</text:p>
          </table:table-cell>
          <table:table-cell office:value-type="float" office:value="343.31" calcext:value-type="float">
            <text:p>343.31</text:p>
          </table:table-cell>
          <table:table-cell table:formula="of:=[.B219]-273" office:value-type="float" office:value="70.31" calcext:value-type="float">
            <text:p>70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2</text:p>
          </table:table-cell>
          <table:table-cell office:value-type="float" office:value="344.28" calcext:value-type="float">
            <text:p>344.28</text:p>
          </table:table-cell>
          <table:table-cell table:formula="of:=[.B220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3</text:p>
          </table:table-cell>
          <table:table-cell office:value-type="float" office:value="344.28" calcext:value-type="float">
            <text:p>344.28</text:p>
          </table:table-cell>
          <table:table-cell table:formula="of:=[.B221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0</text:p>
          </table:table-cell>
          <table:table-cell office:value-type="float" office:value="343.01" calcext:value-type="float">
            <text:p>343.01</text:p>
          </table:table-cell>
          <table:table-cell table:formula="of:=[.B222]-273" office:value-type="float" office:value="70.01" calcext:value-type="float">
            <text:p>70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1</text:p>
          </table:table-cell>
          <table:table-cell office:value-type="float" office:value="345.45" calcext:value-type="float">
            <text:p>345.45</text:p>
          </table:table-cell>
          <table:table-cell table:formula="of:=[.B223]-273" office:value-type="float" office:value="72.45" calcext:value-type="float">
            <text:p>72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2</text:p>
          </table:table-cell>
          <table:table-cell office:value-type="float" office:value="347.89" calcext:value-type="float">
            <text:p>347.89</text:p>
          </table:table-cell>
          <table:table-cell table:formula="of:=[.B224]-273" office:value-type="float" office:value="74.89" calcext:value-type="float">
            <text:p>74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3</text:p>
          </table:table-cell>
          <table:table-cell office:value-type="float" office:value="347.89" calcext:value-type="float">
            <text:p>347.89</text:p>
          </table:table-cell>
          <table:table-cell table:formula="of:=[.B225]-273" office:value-type="float" office:value="74.89" calcext:value-type="float">
            <text:p>74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0</text:p>
          </table:table-cell>
          <table:table-cell office:value-type="float" office:value="342.91" calcext:value-type="float">
            <text:p>342.91</text:p>
          </table:table-cell>
          <table:table-cell table:formula="of:=[.B226]-273" office:value-type="float" office:value="69.91" calcext:value-type="float">
            <text:p>69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1</text:p>
          </table:table-cell>
          <table:table-cell office:value-type="float" office:value="345.37" calcext:value-type="float">
            <text:p>345.37</text:p>
          </table:table-cell>
          <table:table-cell table:formula="of:=[.B227]-273" office:value-type="float" office:value="72.37" calcext:value-type="float">
            <text:p>72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2</text:p>
          </table:table-cell>
          <table:table-cell office:value-type="float" office:value="347.83" calcext:value-type="float">
            <text:p>347.83</text:p>
          </table:table-cell>
          <table:table-cell table:formula="of:=[.B228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3</text:p>
          </table:table-cell>
          <table:table-cell office:value-type="float" office:value="347.83" calcext:value-type="float">
            <text:p>347.83</text:p>
          </table:table-cell>
          <table:table-cell table:formula="of:=[.B229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0</text:p>
          </table:table-cell>
          <table:table-cell office:value-type="float" office:value="342.15" calcext:value-type="float">
            <text:p>342.15</text:p>
          </table:table-cell>
          <table:table-cell table:formula="of:=[.B230]-273" office:value-type="float" office:value="69.15" calcext:value-type="float">
            <text:p>69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1</text:p>
          </table:table-cell>
          <table:table-cell office:value-type="float" office:value="343.16" calcext:value-type="float">
            <text:p>343.16</text:p>
          </table:table-cell>
          <table:table-cell table:formula="of:=[.B231]-273" office:value-type="float" office:value="70.16" calcext:value-type="float">
            <text:p>70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2</text:p>
          </table:table-cell>
          <table:table-cell office:value-type="float" office:value="344.17" calcext:value-type="float">
            <text:p>344.17</text:p>
          </table:table-cell>
          <table:table-cell table:formula="of:=[.B232]-273" office:value-type="float" office:value="71.17" calcext:value-type="float">
            <text:p>71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3</text:p>
          </table:table-cell>
          <table:table-cell office:value-type="float" office:value="344.17" calcext:value-type="float">
            <text:p>344.17</text:p>
          </table:table-cell>
          <table:table-cell table:formula="of:=[.B233]-273" office:value-type="float" office:value="71.17" calcext:value-type="float">
            <text:p>71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49.63" calcext:value-type="float">
            <text:p>349.63</text:p>
          </table:table-cell>
          <table:table-cell table:formula="of:=[.B234]-273" office:value-type="float" office:value="76.63" calcext:value-type="float">
            <text:p>76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42.96" calcext:value-type="float">
            <text:p>342.96</text:p>
          </table:table-cell>
          <table:table-cell table:formula="of:=[.B235]-273" office:value-type="float" office:value="69.96" calcext:value-type="float">
            <text:p>69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1.04" calcext:value-type="float">
            <text:p>341.04</text:p>
          </table:table-cell>
          <table:table-cell table:formula="of:=[.B236]-273" office:value-type="float" office:value="68.04" calcext:value-type="float">
            <text:p>68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1.6" calcext:value-type="float">
            <text:p>341.6</text:p>
          </table:table-cell>
          <table:table-cell table:formula="of:=[.B237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0</text:p>
          </table:table-cell>
          <table:table-cell office:value-type="float" office:value="342.27" calcext:value-type="float">
            <text:p>342.27</text:p>
          </table:table-cell>
          <table:table-cell table:formula="of:=[.B238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1</text:p>
          </table:table-cell>
          <table:table-cell office:value-type="float" office:value="343.23" calcext:value-type="float">
            <text:p>343.23</text:p>
          </table:table-cell>
          <table:table-cell table:formula="of:=[.B239]-273" office:value-type="float" office:value="70.23" calcext:value-type="float">
            <text:p>70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2</text:p>
          </table:table-cell>
          <table:table-cell office:value-type="float" office:value="344.18" calcext:value-type="float">
            <text:p>344.18</text:p>
          </table:table-cell>
          <table:table-cell table:formula="of:=[.B240]-273" office:value-type="float" office:value="71.18" calcext:value-type="float">
            <text:p>71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3</text:p>
          </table:table-cell>
          <table:table-cell office:value-type="float" office:value="344.18" calcext:value-type="float">
            <text:p>344.18</text:p>
          </table:table-cell>
          <table:table-cell table:formula="of:=[.B241]-273" office:value-type="float" office:value="71.18" calcext:value-type="float">
            <text:p>71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0</text:p>
          </table:table-cell>
          <table:table-cell office:value-type="float" office:value="342.91" calcext:value-type="float">
            <text:p>342.91</text:p>
          </table:table-cell>
          <table:table-cell table:formula="of:=[.B242]-273" office:value-type="float" office:value="69.91" calcext:value-type="float">
            <text:p>69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1</text:p>
          </table:table-cell>
          <table:table-cell office:value-type="float" office:value="345.33" calcext:value-type="float">
            <text:p>345.33</text:p>
          </table:table-cell>
          <table:table-cell table:formula="of:=[.B243]-273" office:value-type="float" office:value="72.33" calcext:value-type="float">
            <text:p>72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2</text:p>
          </table:table-cell>
          <table:table-cell office:value-type="float" office:value="347.76" calcext:value-type="float">
            <text:p>347.76</text:p>
          </table:table-cell>
          <table:table-cell table:formula="of:=[.B244]-273" office:value-type="float" office:value="74.76" calcext:value-type="float">
            <text:p>74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3</text:p>
          </table:table-cell>
          <table:table-cell office:value-type="float" office:value="347.76" calcext:value-type="float">
            <text:p>347.76</text:p>
          </table:table-cell>
          <table:table-cell table:formula="of:=[.B245]-273" office:value-type="float" office:value="74.76" calcext:value-type="float">
            <text:p>74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0</text:p>
          </table:table-cell>
          <table:table-cell office:value-type="float" office:value="342.81" calcext:value-type="float">
            <text:p>342.81</text:p>
          </table:table-cell>
          <table:table-cell table:formula="of:=[.B24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1</text:p>
          </table:table-cell>
          <table:table-cell office:value-type="float" office:value="345.26" calcext:value-type="float">
            <text:p>345.26</text:p>
          </table:table-cell>
          <table:table-cell table:formula="of:=[.B247]-273" office:value-type="float" office:value="72.26" calcext:value-type="float">
            <text:p>72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2</text:p>
          </table:table-cell>
          <table:table-cell office:value-type="float" office:value="347.7" calcext:value-type="float">
            <text:p>347.7</text:p>
          </table:table-cell>
          <table:table-cell table:formula="of:=[.B248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3</text:p>
          </table:table-cell>
          <table:table-cell office:value-type="float" office:value="347.7" calcext:value-type="float">
            <text:p>347.7</text:p>
          </table:table-cell>
          <table:table-cell table:formula="of:=[.B249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0</text:p>
          </table:table-cell>
          <table:table-cell office:value-type="float" office:value="342.09" calcext:value-type="float">
            <text:p>342.09</text:p>
          </table:table-cell>
          <table:table-cell table:formula="of:=[.B250]-273" office:value-type="float" office:value="69.09" calcext:value-type="float">
            <text:p>69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1</text:p>
          </table:table-cell>
          <table:table-cell office:value-type="float" office:value="343.08" calcext:value-type="float">
            <text:p>343.08</text:p>
          </table:table-cell>
          <table:table-cell table:formula="of:=[.B251]-273" office:value-type="float" office:value="70.08" calcext:value-type="float">
            <text:p>70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2</text:p>
          </table:table-cell>
          <table:table-cell office:value-type="float" office:value="344.07" calcext:value-type="float">
            <text:p>344.07</text:p>
          </table:table-cell>
          <table:table-cell table:formula="of:=[.B252]-273" office:value-type="float" office:value="71.07" calcext:value-type="float">
            <text:p>71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3</text:p>
          </table:table-cell>
          <table:table-cell office:value-type="float" office:value="344.07" calcext:value-type="float">
            <text:p>344.07</text:p>
          </table:table-cell>
          <table:table-cell table:formula="of:=[.B253]-273" office:value-type="float" office:value="71.07" calcext:value-type="float">
            <text:p>71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49.42" calcext:value-type="float">
            <text:p>349.42</text:p>
          </table:table-cell>
          <table:table-cell table:formula="of:=[.B254]-273" office:value-type="float" office:value="76.42" calcext:value-type="float">
            <text:p>76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42.96" calcext:value-type="float">
            <text:p>342.96</text:p>
          </table:table-cell>
          <table:table-cell table:formula="of:=[.B255]-273" office:value-type="float" office:value="69.96" calcext:value-type="float">
            <text:p>69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1.04" calcext:value-type="float">
            <text:p>341.04</text:p>
          </table:table-cell>
          <table:table-cell table:formula="of:=[.B256]-273" office:value-type="float" office:value="68.04" calcext:value-type="float">
            <text:p>68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1.6" calcext:value-type="float">
            <text:p>341.6</text:p>
          </table:table-cell>
          <table:table-cell table:formula="of:=[.B257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0</text:p>
          </table:table-cell>
          <table:table-cell office:value-type="float" office:value="342.22" calcext:value-type="float">
            <text:p>342.22</text:p>
          </table:table-cell>
          <table:table-cell table:formula="of:=[.B258]-273" office:value-type="float" office:value="69.22" calcext:value-type="float">
            <text:p>69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1</text:p>
          </table:table-cell>
          <table:table-cell office:value-type="float" office:value="342.87" calcext:value-type="float">
            <text:p>342.87</text:p>
          </table:table-cell>
          <table:table-cell table:formula="of:=[.B259]-273" office:value-type="float" office:value="69.87" calcext:value-type="float">
            <text:p>69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2</text:p>
          </table:table-cell>
          <table:table-cell office:value-type="float" office:value="343.53" calcext:value-type="float">
            <text:p>343.53</text:p>
          </table:table-cell>
          <table:table-cell table:formula="of:=[.B260]-273" office:value-type="float" office:value="70.53" calcext:value-type="float">
            <text:p>70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3</text:p>
          </table:table-cell>
          <table:table-cell office:value-type="float" office:value="343.53" calcext:value-type="float">
            <text:p>343.53</text:p>
          </table:table-cell>
          <table:table-cell table:formula="of:=[.B261]-273" office:value-type="float" office:value="70.53" calcext:value-type="float">
            <text:p>70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0</text:p>
          </table:table-cell>
          <table:table-cell office:value-type="float" office:value="342.82" calcext:value-type="float">
            <text:p>342.82</text:p>
          </table:table-cell>
          <table:table-cell table:formula="of:=[.B262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1</text:p>
          </table:table-cell>
          <table:table-cell office:value-type="float" office:value="344.66" calcext:value-type="float">
            <text:p>344.66</text:p>
          </table:table-cell>
          <table:table-cell table:formula="of:=[.B263]-273" office:value-type="float" office:value="71.66" calcext:value-type="float">
            <text:p>71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2</text:p>
          </table:table-cell>
          <table:table-cell office:value-type="float" office:value="346.5" calcext:value-type="float">
            <text:p>346.5</text:p>
          </table:table-cell>
          <table:table-cell table:formula="of:=[.B264]-273" office:value-type="float" office:value="73.5" calcext:value-type="float">
            <text:p>7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3</text:p>
          </table:table-cell>
          <table:table-cell office:value-type="float" office:value="346.5" calcext:value-type="float">
            <text:p>346.5</text:p>
          </table:table-cell>
          <table:table-cell table:formula="of:=[.B265]-273" office:value-type="float" office:value="73.5" calcext:value-type="float">
            <text:p>7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0</text:p>
          </table:table-cell>
          <table:table-cell office:value-type="float" office:value="342.72" calcext:value-type="float">
            <text:p>342.72</text:p>
          </table:table-cell>
          <table:table-cell table:formula="of:=[.B266]-273" office:value-type="float" office:value="69.72" calcext:value-type="float">
            <text:p>69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1</text:p>
          </table:table-cell>
          <table:table-cell office:value-type="float" office:value="344.58" calcext:value-type="float">
            <text:p>344.58</text:p>
          </table:table-cell>
          <table:table-cell table:formula="of:=[.B267]-273" office:value-type="float" office:value="71.58" calcext:value-type="float">
            <text:p>71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2</text:p>
          </table:table-cell>
          <table:table-cell office:value-type="float" office:value="346.45" calcext:value-type="float">
            <text:p>346.45</text:p>
          </table:table-cell>
          <table:table-cell table:formula="of:=[.B268]-273"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3</text:p>
          </table:table-cell>
          <table:table-cell office:value-type="float" office:value="346.45" calcext:value-type="float">
            <text:p>346.45</text:p>
          </table:table-cell>
          <table:table-cell table:formula="of:=[.B269]-273"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0</text:p>
          </table:table-cell>
          <table:table-cell office:value-type="float" office:value="342.03" calcext:value-type="float">
            <text:p>342.03</text:p>
          </table:table-cell>
          <table:table-cell table:formula="of:=[.B270]-273" office:value-type="float" office:value="69.03" calcext:value-type="float">
            <text:p>69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1</text:p>
          </table:table-cell>
          <table:table-cell office:value-type="float" office:value="342.73" calcext:value-type="float">
            <text:p>342.73</text:p>
          </table:table-cell>
          <table:table-cell table:formula="of:=[.B271]-273" office:value-type="float" office:value="69.73" calcext:value-type="float">
            <text:p>69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2</text:p>
          </table:table-cell>
          <table:table-cell office:value-type="float" office:value="343.42" calcext:value-type="float">
            <text:p>343.42</text:p>
          </table:table-cell>
          <table:table-cell table:formula="of:=[.B272]-273" office:value-type="float" office:value="70.42" calcext:value-type="float">
            <text:p>70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3</text:p>
          </table:table-cell>
          <table:table-cell office:value-type="float" office:value="343.42" calcext:value-type="float">
            <text:p>343.42</text:p>
          </table:table-cell>
          <table:table-cell table:formula="of:=[.B273]-273" office:value-type="float" office:value="70.42" calcext:value-type="float">
            <text:p>70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49.33" calcext:value-type="float">
            <text:p>349.33</text:p>
          </table:table-cell>
          <table:table-cell table:formula="of:=[.B274]-273" office:value-type="float" office:value="76.33" calcext:value-type="float">
            <text:p>76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42.96" calcext:value-type="float">
            <text:p>342.96</text:p>
          </table:table-cell>
          <table:table-cell table:formula="of:=[.B275]-273" office:value-type="float" office:value="69.96" calcext:value-type="float">
            <text:p>69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1.04" calcext:value-type="float">
            <text:p>341.04</text:p>
          </table:table-cell>
          <table:table-cell table:formula="of:=[.B276]-273" office:value-type="float" office:value="68.04" calcext:value-type="float">
            <text:p>68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1.6" calcext:value-type="float">
            <text:p>341.6</text:p>
          </table:table-cell>
          <table:table-cell table:formula="of:=[.B277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0</text:p>
          </table:table-cell>
          <table:table-cell office:value-type="float" office:value="342.14" calcext:value-type="float">
            <text:p>342.14</text:p>
          </table:table-cell>
          <table:table-cell table:formula="of:=[.B278]-273" office:value-type="float" office:value="69.14" calcext:value-type="float">
            <text:p>69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1</text:p>
          </table:table-cell>
          <table:table-cell office:value-type="float" office:value="342.78" calcext:value-type="float">
            <text:p>342.78</text:p>
          </table:table-cell>
          <table:table-cell table:formula="of:=[.B279]-273" office:value-type="float" office:value="69.78" calcext:value-type="float">
            <text:p>69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2</text:p>
          </table:table-cell>
          <table:table-cell office:value-type="float" office:value="343.41" calcext:value-type="float">
            <text:p>343.41</text:p>
          </table:table-cell>
          <table:table-cell table:formula="of:=[.B280]-273" office:value-type="float" office:value="70.41" calcext:value-type="float">
            <text:p>70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3</text:p>
          </table:table-cell>
          <table:table-cell office:value-type="float" office:value="343.41" calcext:value-type="float">
            <text:p>343.41</text:p>
          </table:table-cell>
          <table:table-cell table:formula="of:=[.B281]-273" office:value-type="float" office:value="70.41" calcext:value-type="float">
            <text:p>70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0</text:p>
          </table:table-cell>
          <table:table-cell office:value-type="float" office:value="342.71" calcext:value-type="float">
            <text:p>342.71</text:p>
          </table:table-cell>
          <table:table-cell table:formula="of:=[.B282]-273" office:value-type="float" office:value="69.71" calcext:value-type="float">
            <text:p>69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1</text:p>
          </table:table-cell>
          <table:table-cell office:value-type="float" office:value="344.53" calcext:value-type="float">
            <text:p>344.53</text:p>
          </table:table-cell>
          <table:table-cell table:formula="of:=[.B283]-273" office:value-type="float" office:value="71.53" calcext:value-type="float">
            <text:p>71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2</text:p>
          </table:table-cell>
          <table:table-cell office:value-type="float" office:value="346.35" calcext:value-type="float">
            <text:p>346.35</text:p>
          </table:table-cell>
          <table:table-cell table:formula="of:=[.B284]-273" office:value-type="float" office:value="73.35" calcext:value-type="float">
            <text:p>73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3</text:p>
          </table:table-cell>
          <table:table-cell office:value-type="float" office:value="346.35" calcext:value-type="float">
            <text:p>346.35</text:p>
          </table:table-cell>
          <table:table-cell table:formula="of:=[.B285]-273" office:value-type="float" office:value="73.35" calcext:value-type="float">
            <text:p>73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0</text:p>
          </table:table-cell>
          <table:table-cell office:value-type="float" office:value="342.61" calcext:value-type="float">
            <text:p>342.61</text:p>
          </table:table-cell>
          <table:table-cell table:formula="of:=[.B286]-273" office:value-type="float" office:value="69.61" calcext:value-type="float">
            <text:p>69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1</text:p>
          </table:table-cell>
          <table:table-cell office:value-type="float" office:value="344.45" calcext:value-type="float">
            <text:p>344.45</text:p>
          </table:table-cell>
          <table:table-cell table:formula="of:=[.B287]-273" office:value-type="float" office:value="71.45" calcext:value-type="float">
            <text:p>71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2</text:p>
          </table:table-cell>
          <table:table-cell office:value-type="float" office:value="346.3" calcext:value-type="float">
            <text:p>346.3</text:p>
          </table:table-cell>
          <table:table-cell table:formula="of:=[.B288]-273" office:value-type="float" office:value="73.3" calcext:value-type="float">
            <text:p>73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3</text:p>
          </table:table-cell>
          <table:table-cell office:value-type="float" office:value="346.3" calcext:value-type="float">
            <text:p>346.3</text:p>
          </table:table-cell>
          <table:table-cell table:formula="of:=[.B289]-273" office:value-type="float" office:value="73.3" calcext:value-type="float">
            <text:p>73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0</text:p>
          </table:table-cell>
          <table:table-cell office:value-type="float" office:value="341.96" calcext:value-type="float">
            <text:p>341.96</text:p>
          </table:table-cell>
          <table:table-cell table:formula="of:=[.B290]-273" office:value-type="float" office:value="68.96" calcext:value-type="float">
            <text:p>68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1</text:p>
          </table:table-cell>
          <table:table-cell office:value-type="float" office:value="342.63" calcext:value-type="float">
            <text:p>342.63</text:p>
          </table:table-cell>
          <table:table-cell table:formula="of:=[.B291]-273" office:value-type="float" office:value="69.63" calcext:value-type="float">
            <text:p>69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2</text:p>
          </table:table-cell>
          <table:table-cell office:value-type="float" office:value="343.3" calcext:value-type="float">
            <text:p>343.3</text:p>
          </table:table-cell>
          <table:table-cell table:formula="of:=[.B292]-273" office:value-type="float" office:value="70.3" calcext:value-type="float">
            <text:p>70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3</text:p>
          </table:table-cell>
          <table:table-cell office:value-type="float" office:value="343.3" calcext:value-type="float">
            <text:p>343.3</text:p>
          </table:table-cell>
          <table:table-cell table:formula="of:=[.B293]-273" office:value-type="float" office:value="70.3" calcext:value-type="float">
            <text:p>70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49.12" calcext:value-type="float">
            <text:p>349.12</text:p>
          </table:table-cell>
          <table:table-cell table:formula="of:=[.B294]-273" office:value-type="float" office:value="76.12" calcext:value-type="float">
            <text:p>76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42.95" calcext:value-type="float">
            <text:p>342.95</text:p>
          </table:table-cell>
          <table:table-cell table:formula="of:=[.B295]-273" office:value-type="float" office:value="69.95" calcext:value-type="float">
            <text:p>69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1.04" calcext:value-type="float">
            <text:p>341.04</text:p>
          </table:table-cell>
          <table:table-cell table:formula="of:=[.B296]-273" office:value-type="float" office:value="68.04" calcext:value-type="float">
            <text:p>68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1.59" calcext:value-type="float">
            <text:p>341.59</text:p>
          </table:table-cell>
          <table:table-cell table:formula="of:=[.B297]-273" office:value-type="float" office:value="68.59" calcext:value-type="float">
            <text:p>68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0</text:p>
          </table:table-cell>
          <table:table-cell office:value-type="float" office:value="342.08" calcext:value-type="float">
            <text:p>342.08</text:p>
          </table:table-cell>
          <table:table-cell table:formula="of:=[.B298]-273" office:value-type="float" office:value="69.08" calcext:value-type="float">
            <text:p>69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1</text:p>
          </table:table-cell>
          <table:table-cell office:value-type="float" office:value="342.36" calcext:value-type="float">
            <text:p>342.36</text:p>
          </table:table-cell>
          <table:table-cell table:formula="of:=[.B299]-273" office:value-type="float" office:value="69.36" calcext:value-type="float">
            <text:p>69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2</text:p>
          </table:table-cell>
          <table:table-cell office:value-type="float" office:value="342.65" calcext:value-type="float">
            <text:p>342.65</text:p>
          </table:table-cell>
          <table:table-cell table:formula="of:=[.B300]-273" office:value-type="float" office:value="69.65" calcext:value-type="float">
            <text:p>69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3</text:p>
          </table:table-cell>
          <table:table-cell office:value-type="float" office:value="342.65" calcext:value-type="float">
            <text:p>342.65</text:p>
          </table:table-cell>
          <table:table-cell table:formula="of:=[.B301]-273" office:value-type="float" office:value="69.65" calcext:value-type="float">
            <text:p>69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0</text:p>
          </table:table-cell>
          <table:table-cell office:value-type="float" office:value="342.6" calcext:value-type="float">
            <text:p>342.6</text:p>
          </table:table-cell>
          <table:table-cell table:formula="of:=[.B302]-273" office:value-type="float" office:value="69.6" calcext:value-type="float">
            <text:p>6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1</text:p>
          </table:table-cell>
          <table:table-cell office:value-type="float" office:value="343.74" calcext:value-type="float">
            <text:p>343.74</text:p>
          </table:table-cell>
          <table:table-cell table:formula="of:=[.B303]-273" office:value-type="float" office:value="70.74" calcext:value-type="float">
            <text:p>7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2</text:p>
          </table:table-cell>
          <table:table-cell office:value-type="float" office:value="344.87" calcext:value-type="float">
            <text:p>344.87</text:p>
          </table:table-cell>
          <table:table-cell table:formula="of:=[.B304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3</text:p>
          </table:table-cell>
          <table:table-cell office:value-type="float" office:value="344.87" calcext:value-type="float">
            <text:p>344.87</text:p>
          </table:table-cell>
          <table:table-cell table:formula="of:=[.B30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0</text:p>
          </table:table-cell>
          <table:table-cell office:value-type="float" office:value="342.51" calcext:value-type="float">
            <text:p>342.51</text:p>
          </table:table-cell>
          <table:table-cell table:formula="of:=[.B306]-273" office:value-type="float" office:value="69.51" calcext:value-type="float">
            <text:p>69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1</text:p>
          </table:table-cell>
          <table:table-cell office:value-type="float" office:value="343.66" calcext:value-type="float">
            <text:p>343.66</text:p>
          </table:table-cell>
          <table:table-cell table:formula="of:=[.B307]-273" office:value-type="float" office:value="70.66" calcext:value-type="float">
            <text:p>70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2</text:p>
          </table:table-cell>
          <table:table-cell office:value-type="float" office:value="344.81" calcext:value-type="float">
            <text:p>344.81</text:p>
          </table:table-cell>
          <table:table-cell table:formula="of:=[.B308]-273" office:value-type="float" office:value="71.81" calcext:value-type="float">
            <text:p>71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3</text:p>
          </table:table-cell>
          <table:table-cell office:value-type="float" office:value="344.81" calcext:value-type="float">
            <text:p>344.81</text:p>
          </table:table-cell>
          <table:table-cell table:formula="of:=[.B309]-273" office:value-type="float" office:value="71.81" calcext:value-type="float">
            <text:p>71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0</text:p>
          </table:table-cell>
          <table:table-cell office:value-type="float" office:value="341.9" calcext:value-type="float">
            <text:p>341.9</text:p>
          </table:table-cell>
          <table:table-cell table:formula="of:=[.B310]-273" office:value-type="float" office:value="68.9" calcext:value-type="float">
            <text:p>68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1</text:p>
          </table:table-cell>
          <table:table-cell office:value-type="float" office:value="342.22" calcext:value-type="float">
            <text:p>342.22</text:p>
          </table:table-cell>
          <table:table-cell table:formula="of:=[.B311]-273" office:value-type="float" office:value="69.22" calcext:value-type="float">
            <text:p>69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2</text:p>
          </table:table-cell>
          <table:table-cell office:value-type="float" office:value="342.54" calcext:value-type="float">
            <text:p>342.54</text:p>
          </table:table-cell>
          <table:table-cell table:formula="of:=[.B312]-273" office:value-type="float" office:value="69.54" calcext:value-type="float">
            <text:p>69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3</text:p>
          </table:table-cell>
          <table:table-cell office:value-type="float" office:value="342.54" calcext:value-type="float">
            <text:p>342.54</text:p>
          </table:table-cell>
          <table:table-cell table:formula="of:=[.B313]-273" office:value-type="float" office:value="69.54" calcext:value-type="float">
            <text:p>69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49.04" calcext:value-type="float">
            <text:p>349.04</text:p>
          </table:table-cell>
          <table:table-cell table:formula="of:=[.B314]-273" office:value-type="float" office:value="76.04" calcext:value-type="float">
            <text:p>76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42.95" calcext:value-type="float">
            <text:p>342.95</text:p>
          </table:table-cell>
          <table:table-cell table:formula="of:=[.B315]-273" office:value-type="float" office:value="69.95" calcext:value-type="float">
            <text:p>69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1.04" calcext:value-type="float">
            <text:p>341.04</text:p>
          </table:table-cell>
          <table:table-cell table:formula="of:=[.B316]-273" office:value-type="float" office:value="68.04" calcext:value-type="float">
            <text:p>68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1.59" calcext:value-type="float">
            <text:p>341.59</text:p>
          </table:table-cell>
          <table:table-cell table:formula="of:=[.B317]-273" office:value-type="float" office:value="68.59" calcext:value-type="float">
            <text:p>68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0</text:p>
          </table:table-cell>
          <table:table-cell office:value-type="float" office:value="342" calcext:value-type="float">
            <text:p>342</text:p>
          </table:table-cell>
          <table:table-cell table:formula="of:=[.B318]-273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1</text:p>
          </table:table-cell>
          <table:table-cell office:value-type="float" office:value="342.26" calcext:value-type="float">
            <text:p>342.26</text:p>
          </table:table-cell>
          <table:table-cell table:formula="of:=[.B319]-273" office:value-type="float" office:value="69.26" calcext:value-type="float">
            <text:p>69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2</text:p>
          </table:table-cell>
          <table:table-cell office:value-type="float" office:value="342.51" calcext:value-type="float">
            <text:p>342.51</text:p>
          </table:table-cell>
          <table:table-cell table:formula="of:=[.B320]-273" office:value-type="float" office:value="69.51" calcext:value-type="float">
            <text:p>69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3</text:p>
          </table:table-cell>
          <table:table-cell office:value-type="float" office:value="342.51" calcext:value-type="float">
            <text:p>342.51</text:p>
          </table:table-cell>
          <table:table-cell table:formula="of:=[.B321]-273" office:value-type="float" office:value="69.51" calcext:value-type="float">
            <text:p>69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0</text:p>
          </table:table-cell>
          <table:table-cell office:value-type="float" office:value="342.48" calcext:value-type="float">
            <text:p>342.48</text:p>
          </table:table-cell>
          <table:table-cell table:formula="of:=[.B322]-273" office:value-type="float" office:value="69.48" calcext:value-type="float">
            <text:p>69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1</text:p>
          </table:table-cell>
          <table:table-cell office:value-type="float" office:value="343.59" calcext:value-type="float">
            <text:p>343.59</text:p>
          </table:table-cell>
          <table:table-cell table:formula="of:=[.B323]-273" office:value-type="float" office:value="70.59" calcext:value-type="float">
            <text:p>70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2</text:p>
          </table:table-cell>
          <table:table-cell office:value-type="float" office:value="344.7" calcext:value-type="float">
            <text:p>344.7</text:p>
          </table:table-cell>
          <table:table-cell table:formula="of:=[.B324]-273" office:value-type="float" office:value="71.7" calcext:value-type="float">
            <text:p>71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3</text:p>
          </table:table-cell>
          <table:table-cell office:value-type="float" office:value="344.7" calcext:value-type="float">
            <text:p>344.7</text:p>
          </table:table-cell>
          <table:table-cell table:formula="of:=[.B325]-273" office:value-type="float" office:value="71.7" calcext:value-type="float">
            <text:p>71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0</text:p>
          </table:table-cell>
          <table:table-cell office:value-type="float" office:value="342.38" calcext:value-type="float">
            <text:p>342.38</text:p>
          </table:table-cell>
          <table:table-cell table:formula="of:=[.B326]-273" office:value-type="float" office:value="69.38" calcext:value-type="float">
            <text:p>6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1</text:p>
          </table:table-cell>
          <table:table-cell office:value-type="float" office:value="343.51" calcext:value-type="float">
            <text:p>343.51</text:p>
          </table:table-cell>
          <table:table-cell table:formula="of:=[.B327]-273" office:value-type="float" office:value="70.51" calcext:value-type="float">
            <text:p>70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2</text:p>
          </table:table-cell>
          <table:table-cell office:value-type="float" office:value="344.64" calcext:value-type="float">
            <text:p>344.64</text:p>
          </table:table-cell>
          <table:table-cell table:formula="of:=[.B328]-273" office:value-type="float" office:value="71.64" calcext:value-type="float">
            <text:p>71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3</text:p>
          </table:table-cell>
          <table:table-cell office:value-type="float" office:value="344.64" calcext:value-type="float">
            <text:p>344.64</text:p>
          </table:table-cell>
          <table:table-cell table:formula="of:=[.B329]-273" office:value-type="float" office:value="71.64" calcext:value-type="float">
            <text:p>71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0</text:p>
          </table:table-cell>
          <table:table-cell office:value-type="float" office:value="341.81" calcext:value-type="float">
            <text:p>341.81</text:p>
          </table:table-cell>
          <table:table-cell table:formula="of:=[.B330]-273" office:value-type="float" office:value="68.81" calcext:value-type="float">
            <text:p>68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1</text:p>
          </table:table-cell>
          <table:table-cell office:value-type="float" office:value="342.11" calcext:value-type="float">
            <text:p>342.11</text:p>
          </table:table-cell>
          <table:table-cell table:formula="of:=[.B331]-273" office:value-type="float" office:value="69.11" calcext:value-type="float">
            <text:p>69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2</text:p>
          </table:table-cell>
          <table:table-cell office:value-type="float" office:value="342.4" calcext:value-type="float">
            <text:p>342.4</text:p>
          </table:table-cell>
          <table:table-cell table:formula="of:=[.B332]-273" office:value-type="float" office:value="69.4" calcext:value-type="float">
            <text:p>69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3</text:p>
          </table:table-cell>
          <table:table-cell office:value-type="float" office:value="342.4" calcext:value-type="float">
            <text:p>342.4</text:p>
          </table:table-cell>
          <table:table-cell table:formula="of:=[.B333]-273" office:value-type="float" office:value="69.4" calcext:value-type="float">
            <text:p>69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48.83" calcext:value-type="float">
            <text:p>348.83</text:p>
          </table:table-cell>
          <table:table-cell table:formula="of:=[.B334]-273" office:value-type="float" office:value="75.83" calcext:value-type="float">
            <text:p>75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42.95" calcext:value-type="float">
            <text:p>342.95</text:p>
          </table:table-cell>
          <table:table-cell table:formula="of:=[.B335]-273" office:value-type="float" office:value="69.95" calcext:value-type="float">
            <text:p>69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1.03" calcext:value-type="float">
            <text:p>341.03</text:p>
          </table:table-cell>
          <table:table-cell table:formula="of:=[.B336]-273" office:value-type="float" office:value="68.03" calcext:value-type="float">
            <text:p>68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1.59" calcext:value-type="float">
            <text:p>341.59</text:p>
          </table:table-cell>
          <table:table-cell table:formula="of:=[.B337]-273" office:value-type="float" office:value="68.59" calcext:value-type="float">
            <text:p>68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0</text:p>
          </table:table-cell>
          <table:table-cell office:value-type="float" office:value="341.93" calcext:value-type="float">
            <text:p>341.93</text:p>
          </table:table-cell>
          <table:table-cell table:formula="of:=[.B338]-273" office:value-type="float" office:value="68.93" calcext:value-type="float">
            <text:p>68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1</text:p>
          </table:table-cell>
          <table:table-cell office:value-type="float" office:value="341.78" calcext:value-type="float">
            <text:p>341.78</text:p>
          </table:table-cell>
          <table:table-cell table:formula="of:=[.B339]-273" office:value-type="float" office:value="68.78" calcext:value-type="float">
            <text:p>68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2</text:p>
          </table:table-cell>
          <table:table-cell office:value-type="float" office:value="341.62" calcext:value-type="float">
            <text:p>341.62</text:p>
          </table:table-cell>
          <table:table-cell table:formula="of:=[.B340]-273" office:value-type="float" office:value="68.62" calcext:value-type="float">
            <text:p>68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3</text:p>
          </table:table-cell>
          <table:table-cell office:value-type="float" office:value="341.62" calcext:value-type="float">
            <text:p>341.62</text:p>
          </table:table-cell>
          <table:table-cell table:formula="of:=[.B341]-273" office:value-type="float" office:value="68.62" calcext:value-type="float">
            <text:p>68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0</text:p>
          </table:table-cell>
          <table:table-cell office:value-type="float" office:value="342.36" calcext:value-type="float">
            <text:p>342.36</text:p>
          </table:table-cell>
          <table:table-cell table:formula="of:=[.B342]-273" office:value-type="float" office:value="69.36" calcext:value-type="float">
            <text:p>69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1</text:p>
          </table:table-cell>
          <table:table-cell office:value-type="float" office:value="342.67" calcext:value-type="float">
            <text:p>342.67</text:p>
          </table:table-cell>
          <table:table-cell table:formula="of:=[.B343]-273" office:value-type="float" office:value="69.67" calcext:value-type="float">
            <text:p>69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2</text:p>
          </table:table-cell>
          <table:table-cell office:value-type="float" office:value="342.97" calcext:value-type="float">
            <text:p>342.97</text:p>
          </table:table-cell>
          <table:table-cell table:formula="of:=[.B344]-273" office:value-type="float" office:value="69.97" calcext:value-type="float">
            <text:p>6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3</text:p>
          </table:table-cell>
          <table:table-cell office:value-type="float" office:value="342.97" calcext:value-type="float">
            <text:p>342.97</text:p>
          </table:table-cell>
          <table:table-cell table:formula="of:=[.B345]-273" office:value-type="float" office:value="69.97" calcext:value-type="float">
            <text:p>6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0</text:p>
          </table:table-cell>
          <table:table-cell office:value-type="float" office:value="342.26" calcext:value-type="float">
            <text:p>342.26</text:p>
          </table:table-cell>
          <table:table-cell table:formula="of:=[.B346]-273" office:value-type="float" office:value="69.26" calcext:value-type="float">
            <text:p>69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1</text:p>
          </table:table-cell>
          <table:table-cell office:value-type="float" office:value="342.59" calcext:value-type="float">
            <text:p>342.59</text:p>
          </table:table-cell>
          <table:table-cell table:formula="of:=[.B347]-273" office:value-type="float" office:value="69.59" calcext:value-type="float">
            <text:p>69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2</text:p>
          </table:table-cell>
          <table:table-cell office:value-type="float" office:value="342.92" calcext:value-type="float">
            <text:p>342.92</text:p>
          </table:table-cell>
          <table:table-cell table:formula="of:=[.B348]-273" office:value-type="float" office:value="69.92" calcext:value-type="float">
            <text:p>69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3</text:p>
          </table:table-cell>
          <table:table-cell office:value-type="float" office:value="342.92" calcext:value-type="float">
            <text:p>342.92</text:p>
          </table:table-cell>
          <table:table-cell table:formula="of:=[.B349]-273" office:value-type="float" office:value="69.92" calcext:value-type="float">
            <text:p>69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0</text:p>
          </table:table-cell>
          <table:table-cell office:value-type="float" office:value="341.74" calcext:value-type="float">
            <text:p>341.74</text:p>
          </table:table-cell>
          <table:table-cell table:formula="of:=[.B350]-273" office:value-type="float" office:value="68.74" calcext:value-type="float">
            <text:p>68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1</text:p>
          </table:table-cell>
          <table:table-cell office:value-type="float" office:value="341.63" calcext:value-type="float">
            <text:p>341.63</text:p>
          </table:table-cell>
          <table:table-cell table:formula="of:=[.B351]-273" office:value-type="float" office:value="68.63" calcext:value-type="float">
            <text:p>68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2</text:p>
          </table:table-cell>
          <table:table-cell office:value-type="float" office:value="341.51" calcext:value-type="float">
            <text:p>341.51</text:p>
          </table:table-cell>
          <table:table-cell table:formula="of:=[.B352]-273" office:value-type="float" office:value="68.51" calcext:value-type="float">
            <text:p>68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3</text:p>
          </table:table-cell>
          <table:table-cell office:value-type="float" office:value="341.51" calcext:value-type="float">
            <text:p>341.51</text:p>
          </table:table-cell>
          <table:table-cell table:formula="of:=[.B353]-273" office:value-type="float" office:value="68.51" calcext:value-type="float">
            <text:p>68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48.75" calcext:value-type="float">
            <text:p>348.75</text:p>
          </table:table-cell>
          <table:table-cell table:formula="of:=[.B354]-273" office:value-type="float" office:value="75.75" calcext:value-type="float">
            <text:p>75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42.94" calcext:value-type="float">
            <text:p>342.94</text:p>
          </table:table-cell>
          <table:table-cell table:formula="of:=[.B355]-273" office:value-type="float" office:value="69.94" calcext:value-type="float">
            <text:p>69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1.03" calcext:value-type="float">
            <text:p>341.03</text:p>
          </table:table-cell>
          <table:table-cell table:formula="of:=[.B356]-273" office:value-type="float" office:value="68.03" calcext:value-type="float">
            <text:p>68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1.59" calcext:value-type="float">
            <text:p>341.59</text:p>
          </table:table-cell>
          <table:table-cell table:formula="of:=[.B357]-273" office:value-type="float" office:value="68.59" calcext:value-type="float">
            <text:p>68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0</text:p>
          </table:table-cell>
          <table:table-cell office:value-type="float" office:value="341.83" calcext:value-type="float">
            <text:p>341.83</text:p>
          </table:table-cell>
          <table:table-cell table:formula="of:=[.B358]-273" office:value-type="float" office:value="68.83" calcext:value-type="float">
            <text:p>68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1</text:p>
          </table:table-cell>
          <table:table-cell office:value-type="float" office:value="341.65" calcext:value-type="float">
            <text:p>341.65</text:p>
          </table:table-cell>
          <table:table-cell table:formula="of:=[.B359]-273" office:value-type="float" office:value="68.65" calcext:value-type="float">
            <text:p>68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2</text:p>
          </table:table-cell>
          <table:table-cell office:value-type="float" office:value="341.47" calcext:value-type="float">
            <text:p>341.47</text:p>
          </table:table-cell>
          <table:table-cell table:formula="of:=[.B360]-273" office:value-type="float" office:value="68.47" calcext:value-type="float">
            <text:p>68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3</text:p>
          </table:table-cell>
          <table:table-cell office:value-type="float" office:value="341.47" calcext:value-type="float">
            <text:p>341.47</text:p>
          </table:table-cell>
          <table:table-cell table:formula="of:=[.B361]-273" office:value-type="float" office:value="68.47" calcext:value-type="float">
            <text:p>68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0</text:p>
          </table:table-cell>
          <table:table-cell office:value-type="float" office:value="342.22" calcext:value-type="float">
            <text:p>342.22</text:p>
          </table:table-cell>
          <table:table-cell table:formula="of:=[.B362]-273" office:value-type="float" office:value="69.22" calcext:value-type="float">
            <text:p>69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1</text:p>
          </table:table-cell>
          <table:table-cell office:value-type="float" office:value="342.5" calcext:value-type="float">
            <text:p>342.5</text:p>
          </table:table-cell>
          <table:table-cell table:formula="of:=[.B363]-273" office:value-type="float" office:value="69.5" calcext:value-type="float">
            <text:p>69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2</text:p>
          </table:table-cell>
          <table:table-cell office:value-type="float" office:value="342.78" calcext:value-type="float">
            <text:p>342.78</text:p>
          </table:table-cell>
          <table:table-cell table:formula="of:=[.B364]-273" office:value-type="float" office:value="69.78" calcext:value-type="float">
            <text:p>69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3</text:p>
          </table:table-cell>
          <table:table-cell office:value-type="float" office:value="342.78" calcext:value-type="float">
            <text:p>342.78</text:p>
          </table:table-cell>
          <table:table-cell table:formula="of:=[.B365]-273" office:value-type="float" office:value="69.78" calcext:value-type="float">
            <text:p>69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0</text:p>
          </table:table-cell>
          <table:table-cell office:value-type="float" office:value="342.12" calcext:value-type="float">
            <text:p>342.12</text:p>
          </table:table-cell>
          <table:table-cell table:formula="of:=[.B366]-273" office:value-type="float" office:value="69.12" calcext:value-type="float">
            <text:p>69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1</text:p>
          </table:table-cell>
          <table:table-cell office:value-type="float" office:value="342.42" calcext:value-type="float">
            <text:p>342.42</text:p>
          </table:table-cell>
          <table:table-cell table:formula="of:=[.B367]-273" office:value-type="float" office:value="69.42" calcext:value-type="float">
            <text:p>69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2</text:p>
          </table:table-cell>
          <table:table-cell office:value-type="float" office:value="342.72" calcext:value-type="float">
            <text:p>342.72</text:p>
          </table:table-cell>
          <table:table-cell table:formula="of:=[.B368]-273" office:value-type="float" office:value="69.72" calcext:value-type="float">
            <text:p>69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3</text:p>
          </table:table-cell>
          <table:table-cell office:value-type="float" office:value="342.72" calcext:value-type="float">
            <text:p>342.72</text:p>
          </table:table-cell>
          <table:table-cell table:formula="of:=[.B369]-273" office:value-type="float" office:value="69.72" calcext:value-type="float">
            <text:p>69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0</text:p>
          </table:table-cell>
          <table:table-cell office:value-type="float" office:value="341.65" calcext:value-type="float">
            <text:p>341.65</text:p>
          </table:table-cell>
          <table:table-cell table:formula="of:=[.B370]-273" office:value-type="float" office:value="68.65" calcext:value-type="float">
            <text:p>68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1</text:p>
          </table:table-cell>
          <table:table-cell office:value-type="float" office:value="341.51" calcext:value-type="float">
            <text:p>341.51</text:p>
          </table:table-cell>
          <table:table-cell table:formula="of:=[.B371]-273" office:value-type="float" office:value="68.51" calcext:value-type="float">
            <text:p>68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2</text:p>
          </table:table-cell>
          <table:table-cell office:value-type="float" office:value="341.36" calcext:value-type="float">
            <text:p>341.36</text:p>
          </table:table-cell>
          <table:table-cell table:formula="of:=[.B372]-273" office:value-type="float" office:value="68.36" calcext:value-type="float">
            <text:p>68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3</text:p>
          </table:table-cell>
          <table:table-cell office:value-type="float" office:value="341.36" calcext:value-type="float">
            <text:p>341.36</text:p>
          </table:table-cell>
          <table:table-cell table:formula="of:=[.B373]-273" office:value-type="float" office:value="68.36" calcext:value-type="float">
            <text:p>68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48.54" calcext:value-type="float">
            <text:p>348.54</text:p>
          </table:table-cell>
          <table:table-cell table:formula="of:=[.B374]-273" office:value-type="float" office:value="75.54" calcext:value-type="float">
            <text:p>75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42.94" calcext:value-type="float">
            <text:p>342.94</text:p>
          </table:table-cell>
          <table:table-cell table:formula="of:=[.B375]-273" office:value-type="float" office:value="69.94" calcext:value-type="float">
            <text:p>69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1.03" calcext:value-type="float">
            <text:p>341.03</text:p>
          </table:table-cell>
          <table:table-cell table:formula="of:=[.B376]-273" office:value-type="float" office:value="68.03" calcext:value-type="float">
            <text:p>68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1.59" calcext:value-type="float">
            <text:p>341.59</text:p>
          </table:table-cell>
          <table:table-cell table:formula="of:=[.B377]-273" office:value-type="float" office:value="68.59" calcext:value-type="float">
            <text:p>68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41.76" calcext:value-type="float">
            <text:p>341.76</text:p>
          </table:table-cell>
          <table:table-cell table:formula="of:=[.B378]-273" office:value-type="float" office:value="68.76" calcext:value-type="float">
            <text:p>68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41.11" calcext:value-type="float">
            <text:p>341.11</text:p>
          </table:table-cell>
          <table:table-cell table:formula="of:=[.B379]-273" office:value-type="float" office:value="68.11" calcext:value-type="float">
            <text:p>68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40.46" calcext:value-type="float">
            <text:p>340.46</text:p>
          </table:table-cell>
          <table:table-cell table:formula="of:=[.B380]-273" office:value-type="float" office:value="67.46" calcext:value-type="float">
            <text:p>67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0.46" calcext:value-type="float">
            <text:p>340.46</text:p>
          </table:table-cell>
          <table:table-cell table:formula="of:=[.B381]-273" office:value-type="float" office:value="67.46" calcext:value-type="float">
            <text:p>67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42.09" calcext:value-type="float">
            <text:p>342.09</text:p>
          </table:table-cell>
          <table:table-cell table:formula="of:=[.B382]-273" office:value-type="float" office:value="69.09" calcext:value-type="float">
            <text:p>69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41.44" calcext:value-type="float">
            <text:p>341.44</text:p>
          </table:table-cell>
          <table:table-cell table:formula="of:=[.B383]-273" office:value-type="float" office:value="68.44" calcext:value-type="float">
            <text:p>68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40.8" calcext:value-type="float">
            <text:p>340.8</text:p>
          </table:table-cell>
          <table:table-cell table:formula="of:=[.B384]-273" office:value-type="float" office:value="67.8" calcext:value-type="float">
            <text:p>67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40.8" calcext:value-type="float">
            <text:p>340.8</text:p>
          </table:table-cell>
          <table:table-cell table:formula="of:=[.B385]-273" office:value-type="float" office:value="67.8" calcext:value-type="float">
            <text:p>67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41.99" calcext:value-type="float">
            <text:p>341.99</text:p>
          </table:table-cell>
          <table:table-cell table:formula="of:=[.B386]-273" office:value-type="float" office:value="68.99" calcext:value-type="float">
            <text:p>68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41.37" calcext:value-type="float">
            <text:p>341.37</text:p>
          </table:table-cell>
          <table:table-cell table:formula="of:=[.B387]-273" office:value-type="float" office:value="68.37" calcext:value-type="float">
            <text:p>68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40.75" calcext:value-type="float">
            <text:p>340.75</text:p>
          </table:table-cell>
          <table:table-cell table:formula="of:=[.B388]-273" office:value-type="float" office:value="67.75" calcext:value-type="float">
            <text:p>67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40.75" calcext:value-type="float">
            <text:p>340.75</text:p>
          </table:table-cell>
          <table:table-cell table:formula="of:=[.B389]-273" office:value-type="float" office:value="67.75" calcext:value-type="float">
            <text:p>67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41.57" calcext:value-type="float">
            <text:p>341.57</text:p>
          </table:table-cell>
          <table:table-cell table:formula="of:=[.B390]-273" office:value-type="float" office:value="68.57" calcext:value-type="float">
            <text:p>68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40.96" calcext:value-type="float">
            <text:p>340.96</text:p>
          </table:table-cell>
          <table:table-cell table:formula="of:=[.B391]-273" office:value-type="float" office:value="67.96" calcext:value-type="float">
            <text:p>67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40.35" calcext:value-type="float">
            <text:p>340.35</text:p>
          </table:table-cell>
          <table:table-cell table:formula="of:=[.B392]-273" office:value-type="float" office:value="67.35" calcext:value-type="float">
            <text:p>6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0.35" calcext:value-type="float">
            <text:p>340.35</text:p>
          </table:table-cell>
          <table:table-cell table:formula="of:=[.B393]-273" office:value-type="float" office:value="67.35" calcext:value-type="float">
            <text:p>6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48.46" calcext:value-type="float">
            <text:p>348.46</text:p>
          </table:table-cell>
          <table:table-cell table:formula="of:=[.B394]-273" office:value-type="float" office:value="75.46" calcext:value-type="float">
            <text:p>75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42.94" calcext:value-type="float">
            <text:p>342.94</text:p>
          </table:table-cell>
          <table:table-cell table:formula="of:=[.B395]-273" office:value-type="float" office:value="69.94" calcext:value-type="float">
            <text:p>69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1.03" calcext:value-type="float">
            <text:p>341.03</text:p>
          </table:table-cell>
          <table:table-cell table:formula="of:=[.B396]-273" office:value-type="float" office:value="68.03" calcext:value-type="float">
            <text:p>68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1.58" calcext:value-type="float">
            <text:p>341.58</text:p>
          </table:table-cell>
          <table:table-cell table:formula="of:=[.B397]-273" office:value-type="float" office:value="68.58" calcext:value-type="float">
            <text:p>68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1.34" calcext:value-type="float">
            <text:p>341.34</text:p>
          </table:table-cell>
          <table:table-cell table:formula="of:=[.B398]-273" office:value-type="float" office:value="68.34" calcext:value-type="float">
            <text:p>68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0.59" calcext:value-type="float">
            <text:p>340.59</text:p>
          </table:table-cell>
          <table:table-cell table:formula="of:=[.B399]-273" office:value-type="float" office:value="67.59" calcext:value-type="float">
            <text:p>6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39.84" calcext:value-type="float">
            <text:p>339.84</text:p>
          </table:table-cell>
          <table:table-cell table:formula="of:=[.B400]-273" office:value-type="float" office:value="66.84" calcext:value-type="float">
            <text:p>66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39.84" calcext:value-type="float">
            <text:p>339.84</text:p>
          </table:table-cell>
          <table:table-cell table:formula="of:=[.B401]-273" office:value-type="float" office:value="66.84" calcext:value-type="float">
            <text:p>66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1.51" calcext:value-type="float">
            <text:p>341.51</text:p>
          </table:table-cell>
          <table:table-cell table:formula="of:=[.B402]-273" office:value-type="float" office:value="68.51" calcext:value-type="float">
            <text:p>68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0.76" calcext:value-type="float">
            <text:p>340.76</text:p>
          </table:table-cell>
          <table:table-cell table:formula="of:=[.B403]-273" office:value-type="float" office:value="67.76" calcext:value-type="float">
            <text:p>67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0.01" calcext:value-type="float">
            <text:p>340.01</text:p>
          </table:table-cell>
          <table:table-cell table:formula="of:=[.B404]-273" office:value-type="float" office:value="67.01" calcext:value-type="float">
            <text:p>67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0.01" calcext:value-type="float">
            <text:p>340.01</text:p>
          </table:table-cell>
          <table:table-cell table:formula="of:=[.B405]-273" office:value-type="float" office:value="67.01" calcext:value-type="float">
            <text:p>67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1.41" calcext:value-type="float">
            <text:p>341.41</text:p>
          </table:table-cell>
          <table:table-cell table:formula="of:=[.B406]-273" office:value-type="float" office:value="68.41" calcext:value-type="float">
            <text:p>68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0.68" calcext:value-type="float">
            <text:p>340.68</text:p>
          </table:table-cell>
          <table:table-cell table:formula="of:=[.B407]-273" office:value-type="float" office:value="67.68" calcext:value-type="float">
            <text:p>67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39.95" calcext:value-type="float">
            <text:p>339.95</text:p>
          </table:table-cell>
          <table:table-cell table:formula="of:=[.B408]-273" office:value-type="float" office:value="66.95" calcext:value-type="float">
            <text:p>66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39.95" calcext:value-type="float">
            <text:p>339.95</text:p>
          </table:table-cell>
          <table:table-cell table:formula="of:=[.B409]-273" office:value-type="float" office:value="66.95" calcext:value-type="float">
            <text:p>66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1.16" calcext:value-type="float">
            <text:p>341.16</text:p>
          </table:table-cell>
          <table:table-cell table:formula="of:=[.B410]-273" office:value-type="float" office:value="68.16" calcext:value-type="float">
            <text:p>68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0.44" calcext:value-type="float">
            <text:p>340.44</text:p>
          </table:table-cell>
          <table:table-cell table:formula="of:=[.B411]-273" office:value-type="float" office:value="67.44" calcext:value-type="float">
            <text:p>67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39.73" calcext:value-type="float">
            <text:p>339.73</text:p>
          </table:table-cell>
          <table:table-cell table:formula="of:=[.B412]-273" office:value-type="float" office:value="66.73" calcext:value-type="float">
            <text:p>66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39.73" calcext:value-type="float">
            <text:p>339.73</text:p>
          </table:table-cell>
          <table:table-cell table:formula="of:=[.B413]-273" office:value-type="float" office:value="66.73" calcext:value-type="float">
            <text:p>66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47.53" calcext:value-type="float">
            <text:p>347.53</text:p>
          </table:table-cell>
          <table:table-cell table:formula="of:=[.B414]-273" office:value-type="float" office:value="74.53" calcext:value-type="float">
            <text:p>74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42.85" calcext:value-type="float">
            <text:p>342.85</text:p>
          </table:table-cell>
          <table:table-cell table:formula="of:=[.B415]-273" office:value-type="float" office:value="69.85" calcext:value-type="float">
            <text:p>69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0.98" calcext:value-type="float">
            <text:p>340.98</text:p>
          </table:table-cell>
          <table:table-cell table:formula="of:=[.B416]-273" office:value-type="float" office:value="67.98" calcext:value-type="float">
            <text:p>67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1.52" calcext:value-type="float">
            <text:p>341.52</text:p>
          </table:table-cell>
          <table:table-cell table:formula="of:=[.B417]-273" office:value-type="float" office:value="68.52" calcext:value-type="float">
            <text:p>68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40.79" calcext:value-type="float">
            <text:p>340.79</text:p>
          </table:table-cell>
          <table:table-cell table:formula="of:=[.B418]-273" office:value-type="float" office:value="67.79" calcext:value-type="float">
            <text:p>67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35.97" calcext:value-type="float">
            <text:p>335.97</text:p>
          </table:table-cell>
          <table:table-cell table:formula="of:=[.B419]-273" office:value-type="float" office:value="62.97" calcext:value-type="float">
            <text:p>62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37.27" calcext:value-type="float">
            <text:p>337.27</text:p>
          </table:table-cell>
          <table:table-cell table:formula="of:=[.B420]-273" office:value-type="float" office:value="64.27" calcext:value-type="float">
            <text:p>6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38.09" calcext:value-type="float">
            <text:p>338.09</text:p>
          </table:table-cell>
          <table:table-cell table:formula="of:=[.B421]-273" office:value-type="float" office:value="65.09" calcext:value-type="float">
            <text:p>65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40.78" calcext:value-type="float">
            <text:p>340.78</text:p>
          </table:table-cell>
          <table:table-cell table:formula="of:=[.B422]-273" office:value-type="float" office:value="67.78" calcext:value-type="float">
            <text:p>67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35.96" calcext:value-type="float">
            <text:p>335.96</text:p>
          </table:table-cell>
          <table:table-cell table:formula="of:=[.B423]-273" office:value-type="float" office:value="62.96" calcext:value-type="float">
            <text:p>6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37.25" calcext:value-type="float">
            <text:p>337.25</text:p>
          </table:table-cell>
          <table:table-cell table:formula="of:=[.B424]-273" office:value-type="float" office:value="64.25" calcext:value-type="float">
            <text:p>6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38.08" calcext:value-type="float">
            <text:p>338.08</text:p>
          </table:table-cell>
          <table:table-cell table:formula="of:=[.B425]-273" office:value-type="float" office:value="65.08" calcext:value-type="float">
            <text:p>65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40.69" calcext:value-type="float">
            <text:p>340.69</text:p>
          </table:table-cell>
          <table:table-cell table:formula="of:=[.B426]-273" office:value-type="float" office:value="67.69" calcext:value-type="float">
            <text:p>67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35.89" calcext:value-type="float">
            <text:p>335.89</text:p>
          </table:table-cell>
          <table:table-cell table:formula="of:=[.B427]-273" office:value-type="float" office:value="62.89" calcext:value-type="float">
            <text:p>6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37.16" calcext:value-type="float">
            <text:p>337.16</text:p>
          </table:table-cell>
          <table:table-cell table:formula="of:=[.B428]-273" office:value-type="float" office:value="64.16" calcext:value-type="float">
            <text:p>64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37.98" calcext:value-type="float">
            <text:p>337.98</text:p>
          </table:table-cell>
          <table:table-cell table:formula="of:=[.B429]-273" office:value-type="float" office:value="64.98" calcext:value-type="float">
            <text:p>64.98</text:p>
          </table:table-cell>
          <table:table-cell table:number-columns-repeated="12"/>
        </table:table-row>
      </table:table>
      <table:table table:name="TempMap2.5D_withPCB" table:style-name="ta1"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cb_I0</text:p>
          </table:table-cell>
          <table:table-cell office:value-type="float" office:value="342.19" calcext:value-type="float">
            <text:p>342.19</text:p>
          </table:table-cell>
          <table:table-cell table:formula="of:=[.B1]-273" office:value-type="float" office:value="69.19" calcext:value-type="float">
            <text:p>69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lder_I0</text:p>
          </table:table-cell>
          <table:table-cell office:value-type="float" office:value="342.45" calcext:value-type="float">
            <text:p>342.45</text:p>
          </table:table-cell>
          <table:table-cell table:formula="of:=[.B2]-273" office:value-type="float" office:value="69.45" calcext:value-type="float">
            <text:p>69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_I0</text:p>
          </table:table-cell>
          <table:table-cell office:value-type="float" office:value="342.52" calcext:value-type="float">
            <text:p>342.52</text:p>
          </table:table-cell>
          <table:table-cell table:formula="of:=[.B3]-273" office:value-type="float" office:value="69.52" calcext:value-type="float">
            <text:p>69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I0</text:p>
          </table:table-cell>
          <table:table-cell office:value-type="float" office:value="343.23" calcext:value-type="float">
            <text:p>343.23</text:p>
          </table:table-cell>
          <table:table-cell table:formula="of:=[.B4]-273" office:value-type="float" office:value="70.23" calcext:value-type="float">
            <text:p>70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IT_0</text:p>
          </table:table-cell>
          <table:table-cell office:value-type="float" office:value="343.23" calcext:value-type="float">
            <text:p>343.23</text:p>
          </table:table-cell>
          <table:table-cell table:formula="of:=[.B5]-273" office:value-type="float" office:value="70.23" calcext:value-type="float">
            <text:p>70.23</text:p>
          </table:table-cell>
          <table:table-cell table:number-columns-repeated="3"/>
          <table:table-cell table:style-name="ce9" table:formula="of:=[.C1]" office:value-type="float" office:value="69.19" calcext:value-type="float" table:number-columns-spanned="9" table:number-rows-spanned="1">
            <text:p>69.19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layer_5_C0_0</text:p>
          </table:table-cell>
          <table:table-cell office:value-type="float" office:value="341.23" calcext:value-type="float">
            <text:p>341.23</text:p>
          </table:table-cell>
          <table:table-cell table:formula="of:=[.B6]-273" office:value-type="float" office:value="68.23" calcext:value-type="float">
            <text:p>68.23</text:p>
          </table:table-cell>
          <table:table-cell table:number-columns-repeated="3"/>
          <table:table-cell table:style-name="ce9" table:formula="of:=[.C2]" office:value-type="float" office:value="69.45" calcext:value-type="float" table:number-columns-spanned="9" table:number-rows-spanned="1">
            <text:p>69.45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layer_5_C0_1</text:p>
          </table:table-cell>
          <table:table-cell office:value-type="float" office:value="341.82" calcext:value-type="float">
            <text:p>341.82</text:p>
          </table:table-cell>
          <table:table-cell table:formula="of:=[.B7]-273" office:value-type="float" office:value="68.82" calcext:value-type="float">
            <text:p>68.82</text:p>
          </table:table-cell>
          <table:table-cell table:number-columns-repeated="3"/>
          <table:table-cell table:style-name="ce9" table:formula="of:=[.C3]" office:value-type="float" office:value="69.52" calcext:value-type="float" table:number-columns-spanned="9" table:number-rows-spanned="1">
            <text:p>69.52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layer_5_C0_2</text:p>
          </table:table-cell>
          <table:table-cell office:value-type="float" office:value="342.13" calcext:value-type="float">
            <text:p>342.13</text:p>
          </table:table-cell>
          <table:table-cell table:formula="of:=[.B8]-273" office:value-type="float" office:value="69.13" calcext:value-type="float">
            <text:p>69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C0_3</text:p>
          </table:table-cell>
          <table:table-cell office:value-type="float" office:value="341.91" calcext:value-type="float">
            <text:p>341.91</text:p>
          </table:table-cell>
          <table:table-cell table:formula="of:=[.B9]-273" office:value-type="float" office:value="68.91" calcext:value-type="float">
            <text:p>68.91</text:p>
          </table:table-cell>
          <table:table-cell table:number-columns-repeated="7"/>
          <table:table-cell table:style-name="ce9" table:formula="of:=[.C39]" office:value-type="float" office:value="67.47" calcext:value-type="float" table:number-columns-spanned="5" table:number-rows-spanned="1">
            <text:p>67.4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C1_0</text:p>
          </table:table-cell>
          <table:table-cell office:value-type="float" office:value="341.89" calcext:value-type="float">
            <text:p>341.89</text:p>
          </table:table-cell>
          <table:table-cell table:formula="of:=[.B10]-273" office:value-type="float" office:value="68.89" calcext:value-type="float">
            <text:p>68.89</text:p>
          </table:table-cell>
          <table:table-cell table:number-columns-repeated="3"/>
          <table:table-cell table:formula="of:=['TempMap2.5D_withPCB'.C18]" office:value-type="float" office:value="67.83" calcext:value-type="float">
            <text:p>67.83</text:p>
          </table:table-cell>
          <table:table-cell table:formula="of:=['TempMap2.5D_withPCB'.C19]" office:value-type="float" office:value="68.69" calcext:value-type="float">
            <text:p>68.69</text:p>
          </table:table-cell>
          <table:table-cell table:formula="of:=['TempMap2.5D_withPCB'.C20]" office:value-type="float" office:value="69.09" calcext:value-type="float">
            <text:p>69.09</text:p>
          </table:table-cell>
          <table:table-cell table:formula="of:=['TempMap2.5D_withPCB'.C21]" office:value-type="float" office:value="68.9" calcext:value-type="float">
            <text:p>68.9</text:p>
          </table:table-cell>
          <table:table-cell table:style-name="ce9" table:formula="of:=[.C38]" office:value-type="float" office:value="68.74" calcext:value-type="float" table:number-columns-spanned="1" table:number-rows-spanned="4">
            <text:p>68.74</text:p>
          </table:table-cell>
          <table:table-cell table:formula="of:=['TempMap2.5D_withPCB'.C34]" office:value-type="float" office:value="73.36" calcext:value-type="float">
            <text:p>73.36</text:p>
          </table:table-cell>
          <table:table-cell table:formula="of:=['TempMap2.5D_withPCB'.C35]" office:value-type="float" office:value="81.99" calcext:value-type="float">
            <text:p>81.99</text:p>
          </table:table-cell>
          <table:table-cell table:formula="of:=['TempMap2.5D_withPCB'.C36]" office:value-type="float" office:value="90.62" calcext:value-type="float">
            <text:p>90.62</text:p>
          </table:table-cell>
          <table:table-cell table:formula="of:=['TempMap2.5D_withPCB'.C37]" office:value-type="float" office:value="90.62" calcext:value-type="float">
            <text:p>90.62</text:p>
          </table:table-cell>
        </table:table-row>
        <table:table-row table:style-name="ro1">
          <table:table-cell office:value-type="string" calcext:value-type="string">
            <text:p>layer_5_C1_1</text:p>
          </table:table-cell>
          <table:table-cell office:value-type="float" office:value="342.76" calcext:value-type="float">
            <text:p>342.76</text:p>
          </table:table-cell>
          <table:table-cell table:formula="of:=[.B11]-273" office:value-type="float" office:value="69.76" calcext:value-type="float">
            <text:p>69.76</text:p>
          </table:table-cell>
          <table:table-cell table:number-columns-repeated="3"/>
          <table:table-cell table:formula="of:=['TempMap2.5D_withPCB'.C14]" office:value-type="float" office:value="68.71" calcext:value-type="float">
            <text:p>68.71</text:p>
          </table:table-cell>
          <table:table-cell table:formula="of:=['TempMap2.5D_withPCB'.C15]" office:value-type="float" office:value="69.69" calcext:value-type="float">
            <text:p>69.69</text:p>
          </table:table-cell>
          <table:table-cell table:formula="of:=['TempMap2.5D_withPCB'.C16]" office:value-type="float" office:value="70.19" calcext:value-type="float">
            <text:p>70.19</text:p>
          </table:table-cell>
          <table:table-cell table:formula="of:=['TempMap2.5D_withPCB'.C17]" office:value-type="float" office:value="70.08" calcext:value-type="float">
            <text:p>70.08</text:p>
          </table:table-cell>
          <table:covered-table-cell/>
          <table:table-cell table:formula="of:=['TempMap2.5D_withPCB'.C30]" office:value-type="float" office:value="75.99" calcext:value-type="float">
            <text:p>75.99</text:p>
          </table:table-cell>
          <table:table-cell table:formula="of:=['TempMap2.5D_withPCB'.C31]" office:value-type="float" office:value="91.97" calcext:value-type="float">
            <text:p>91.97</text:p>
          </table:table-cell>
          <table:table-cell table:formula="of:=['TempMap2.5D_withPCB'.C32]" office:value-type="float" office:value="107.95" calcext:value-type="float">
            <text:p>107.95</text:p>
          </table:table-cell>
          <table:table-cell table:formula="of:=['TempMap2.5D_withPCB'.C33]" office:value-type="float" office:value="107.95" calcext:value-type="float">
            <text:p>107.95</text:p>
          </table:table-cell>
        </table:table-row>
        <table:table-row table:style-name="ro1">
          <table:table-cell office:value-type="string" calcext:value-type="string">
            <text:p>layer_5_C1_2</text:p>
          </table:table-cell>
          <table:table-cell office:value-type="float" office:value="343.21" calcext:value-type="float">
            <text:p>343.21</text:p>
          </table:table-cell>
          <table:table-cell table:formula="of:=[.B12]-273" office:value-type="float" office:value="70.21" calcext:value-type="float">
            <text:p>70.21</text:p>
          </table:table-cell>
          <table:table-cell table:number-columns-repeated="3"/>
          <table:table-cell table:formula="of:=['TempMap2.5D_withPCB'.C10]" office:value-type="float" office:value="68.89" calcext:value-type="float">
            <text:p>68.89</text:p>
          </table:table-cell>
          <table:table-cell table:formula="of:=['TempMap2.5D_withPCB'.C11]" office:value-type="float" office:value="69.76" calcext:value-type="float">
            <text:p>69.76</text:p>
          </table:table-cell>
          <table:table-cell table:formula="of:=['TempMap2.5D_withPCB'.C12]" office:value-type="float" office:value="70.21" calcext:value-type="float">
            <text:p>70.21</text:p>
          </table:table-cell>
          <table:table-cell table:formula="of:=['TempMap2.5D_withPCB'.C13]" office:value-type="float" office:value="70.08" calcext:value-type="float">
            <text:p>70.08</text:p>
          </table:table-cell>
          <table:covered-table-cell/>
          <table:table-cell table:formula="of:=['TempMap2.5D_withPCB'.C26]" office:value-type="float" office:value="75.78" calcext:value-type="float">
            <text:p>75.78</text:p>
          </table:table-cell>
          <table:table-cell table:formula="of:=['TempMap2.5D_withPCB'.C27]" office:value-type="float" office:value="91.12" calcext:value-type="float">
            <text:p>91.12</text:p>
          </table:table-cell>
          <table:table-cell table:formula="of:=['TempMap2.5D_withPCB'.C28]" office:value-type="float" office:value="106.47" calcext:value-type="float">
            <text:p>106.47</text:p>
          </table:table-cell>
          <table:table-cell table:formula="of:=['TempMap2.5D_withPCB'.C29]" office:value-type="float" office:value="106.47" calcext:value-type="float">
            <text:p>106.47</text:p>
          </table:table-cell>
        </table:table-row>
        <table:table-row table:style-name="ro1">
          <table:table-cell office:value-type="string" calcext:value-type="string">
            <text:p>layer_5_C1_3</text:p>
          </table:table-cell>
          <table:table-cell office:value-type="float" office:value="343.08" calcext:value-type="float">
            <text:p>343.08</text:p>
          </table:table-cell>
          <table:table-cell table:formula="of:=[.B13]-273" office:value-type="float" office:value="70.08" calcext:value-type="float">
            <text:p>70.08</text:p>
          </table:table-cell>
          <table:table-cell table:number-columns-repeated="3"/>
          <table:table-cell table:formula="of:=['TempMap2.5D_withPCB'.C6]" office:value-type="float" office:value="68.23" calcext:value-type="float">
            <text:p>68.23</text:p>
          </table:table-cell>
          <table:table-cell table:formula="of:=['TempMap2.5D_withPCB'.C7]" office:value-type="float" office:value="68.82" calcext:value-type="float">
            <text:p>68.82</text:p>
          </table:table-cell>
          <table:table-cell table:formula="of:=['TempMap2.5D_withPCB'.C8]" office:value-type="float" office:value="69.13" calcext:value-type="float">
            <text:p>69.13</text:p>
          </table:table-cell>
          <table:table-cell table:formula="of:=['TempMap2.5D_withPCB'.C9]" office:value-type="float" office:value="68.91" calcext:value-type="float">
            <text:p>68.91</text:p>
          </table:table-cell>
          <table:covered-table-cell/>
          <table:table-cell table:formula="of:=['TempMap2.5D_withPCB'.C22]" office:value-type="float" office:value="73.13" calcext:value-type="float">
            <text:p>73.13</text:p>
          </table:table-cell>
          <table:table-cell table:formula="of:=['TempMap2.5D_withPCB'.C23]" office:value-type="float" office:value="81.34" calcext:value-type="float">
            <text:p>81.34</text:p>
          </table:table-cell>
          <table:table-cell table:formula="of:=['TempMap2.5D_withPCB'.C24]" office:value-type="float" office:value="89.55" calcext:value-type="float">
            <text:p>89.55</text:p>
          </table:table-cell>
          <table:table-cell table:formula="of:=['TempMap2.5D_withPCB'.C25]" office:value-type="float" office:value="89.55" calcext:value-type="float">
            <text:p>89.55</text:p>
          </table:table-cell>
        </table:table-row>
        <table:table-row table:style-name="ro1">
          <table:table-cell office:value-type="string" calcext:value-type="string">
            <text:p>layer_5_C2_0</text:p>
          </table:table-cell>
          <table:table-cell office:value-type="float" office:value="341.71" calcext:value-type="float">
            <text:p>341.71</text:p>
          </table:table-cell>
          <table:table-cell table:formula="of:=[.B14]-273" office:value-type="float" office:value="68.71" calcext:value-type="float">
            <text:p>68.71</text:p>
          </table:table-cell>
          <table:table-cell table:number-columns-repeated="7"/>
          <table:table-cell table:style-name="ce9" table:formula="of:=[.C40]" office:value-type="float" office:value="67.37" calcext:value-type="float" table:number-columns-spanned="5" table:number-rows-spanned="1">
            <text:p>67.3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C2_1</text:p>
          </table:table-cell>
          <table:table-cell office:value-type="float" office:value="342.69" calcext:value-type="float">
            <text:p>342.69</text:p>
          </table:table-cell>
          <table:table-cell table:formula="of:=[.B15]-273" office:value-type="float" office:value="69.69" calcext:value-type="float">
            <text:p>69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C2_2</text:p>
          </table:table-cell>
          <table:table-cell office:value-type="float" office:value="343.19" calcext:value-type="float">
            <text:p>343.19</text:p>
          </table:table-cell>
          <table:table-cell table:formula="of:=[.B16]-273" office:value-type="float" office:value="70.19" calcext:value-type="float">
            <text:p>70.19</text:p>
          </table:table-cell>
          <table:table-cell table:number-columns-repeated="7"/>
          <table:table-cell table:style-name="ce9" table:formula="of:=[.C79]" office:value-type="float" office:value="67.47" calcext:value-type="float" table:number-columns-spanned="5" table:number-rows-spanned="1">
            <text:p>67.4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C2_3</text:p>
          </table:table-cell>
          <table:table-cell office:value-type="float" office:value="343.08" calcext:value-type="float">
            <text:p>343.08</text:p>
          </table:table-cell>
          <table:table-cell table:formula="of:=[.B17]-273" office:value-type="float" office:value="70.08" calcext:value-type="float">
            <text:p>70.08</text:p>
          </table:table-cell>
          <table:table-cell table:number-columns-repeated="3"/>
          <table:table-cell table:style-name="ce9" table:formula="of:=[.C77]" office:value-type="float" office:value="70.03" calcext:value-type="float" table:number-columns-spanned="4" table:number-rows-spanned="4">
            <text:p>70.03</text:p>
          </table:table-cell>
          <table:covered-table-cell table:number-columns-repeated="3"/>
          <table:table-cell table:style-name="ce9" table:formula="of:=[.C78]" office:value-type="float" office:value="68.73" calcext:value-type="float" table:number-columns-spanned="1" table:number-rows-spanned="4">
            <text:p>68.73</text:p>
          </table:table-cell>
          <table:table-cell table:formula="of:=['TempMap2.5D_withPCB'.C73]" office:value-type="float" office:value="73.28" calcext:value-type="float">
            <text:p>73.28</text:p>
          </table:table-cell>
          <table:table-cell table:formula="of:=['TempMap2.5D_withPCB'.C74]" office:value-type="float" office:value="81.71" calcext:value-type="float">
            <text:p>81.71</text:p>
          </table:table-cell>
          <table:table-cell table:formula="of:=['TempMap2.5D_withPCB'.C75]" office:value-type="float" office:value="90.15" calcext:value-type="float">
            <text:p>90.15</text:p>
          </table:table-cell>
          <table:table-cell table:formula="of:=['TempMap2.5D_withPCB'.C76]" office:value-type="float" office:value="90.15" calcext:value-type="float">
            <text:p>90.15</text:p>
          </table:table-cell>
        </table:table-row>
        <table:table-row table:style-name="ro1">
          <table:table-cell office:value-type="string" calcext:value-type="string">
            <text:p>layer_5_C3_0</text:p>
          </table:table-cell>
          <table:table-cell office:value-type="float" office:value="340.83" calcext:value-type="float">
            <text:p>340.83</text:p>
          </table:table-cell>
          <table:table-cell table:formula="of:=[.B18]-273" office:value-type="float" office:value="67.83" calcext:value-type="float">
            <text:p>67.83</text:p>
          </table:table-cell>
          <table:table-cell table:number-columns-repeated="3"/>
          <table:covered-table-cell table:number-columns-repeated="5"/>
          <table:table-cell table:formula="of:=['TempMap2.5D_withPCB'.C69]" office:value-type="float" office:value="75.87" calcext:value-type="float">
            <text:p>75.87</text:p>
          </table:table-cell>
          <table:table-cell table:formula="of:=['TempMap2.5D_withPCB'.C70]" office:value-type="float" office:value="91.49" calcext:value-type="float">
            <text:p>91.49</text:p>
          </table:table-cell>
          <table:table-cell table:formula="of:=['TempMap2.5D_withPCB'.C71]" office:value-type="float" office:value="107.12" calcext:value-type="float">
            <text:p>107.12</text:p>
          </table:table-cell>
          <table:table-cell table:formula="of:=['TempMap2.5D_withPCB'.C72]" office:value-type="float" office:value="107.12" calcext:value-type="float">
            <text:p>107.12</text:p>
          </table:table-cell>
        </table:table-row>
        <table:table-row table:style-name="ro1">
          <table:table-cell office:value-type="string" calcext:value-type="string">
            <text:p>layer_5_C3_1</text:p>
          </table:table-cell>
          <table:table-cell office:value-type="float" office:value="341.69" calcext:value-type="float">
            <text:p>341.69</text:p>
          </table:table-cell>
          <table:table-cell table:formula="of:=[.B19]-273" office:value-type="float" office:value="68.69" calcext:value-type="float">
            <text:p>68.69</text:p>
          </table:table-cell>
          <table:table-cell table:number-columns-repeated="3"/>
          <table:covered-table-cell table:number-columns-repeated="5"/>
          <table:table-cell table:formula="of:=['TempMap2.5D_withPCB'.C65]" office:value-type="float" office:value="75.68" calcext:value-type="float">
            <text:p>75.68</text:p>
          </table:table-cell>
          <table:table-cell table:formula="of:=['TempMap2.5D_withPCB'.C66]" office:value-type="float" office:value="90.74" calcext:value-type="float">
            <text:p>90.74</text:p>
          </table:table-cell>
          <table:table-cell table:formula="of:=['TempMap2.5D_withPCB'.C67]" office:value-type="float" office:value="105.81" calcext:value-type="float">
            <text:p>105.81</text:p>
          </table:table-cell>
          <table:table-cell table:formula="of:=['TempMap2.5D_withPCB'.C68]" office:value-type="float" office:value="105.81" calcext:value-type="float">
            <text:p>105.81</text:p>
          </table:table-cell>
        </table:table-row>
        <table:table-row table:style-name="ro1">
          <table:table-cell office:value-type="string" calcext:value-type="string">
            <text:p>layer_5_C3_2</text:p>
          </table:table-cell>
          <table:table-cell office:value-type="float" office:value="342.09" calcext:value-type="float">
            <text:p>342.09</text:p>
          </table:table-cell>
          <table:table-cell table:formula="of:=[.B20]-273" office:value-type="float" office:value="69.09" calcext:value-type="float">
            <text:p>69.09</text:p>
          </table:table-cell>
          <table:table-cell table:number-columns-repeated="3"/>
          <table:covered-table-cell table:number-columns-repeated="5"/>
          <table:table-cell table:formula="of:=['TempMap2.5D_withPCB'.C61]" office:value-type="float" office:value="73.06" calcext:value-type="float">
            <text:p>73.06</text:p>
          </table:table-cell>
          <table:table-cell table:formula="of:=['TempMap2.5D_withPCB'.C62]" office:value-type="float" office:value="81.13" calcext:value-type="float">
            <text:p>81.13</text:p>
          </table:table-cell>
          <table:table-cell table:formula="of:=['TempMap2.5D_withPCB'.C63]" office:value-type="float" office:value="89.19" calcext:value-type="float">
            <text:p>89.19</text:p>
          </table:table-cell>
          <table:table-cell table:formula="of:=['TempMap2.5D_withPCB'.C64]" office:value-type="float" office:value="89.19" calcext:value-type="float">
            <text:p>89.19</text:p>
          </table:table-cell>
        </table:table-row>
        <table:table-row table:style-name="ro1">
          <table:table-cell office:value-type="string" calcext:value-type="string">
            <text:p>layer_5_C3_3</text:p>
          </table:table-cell>
          <table:table-cell office:value-type="float" office:value="341.9" calcext:value-type="float">
            <text:p>341.9</text:p>
          </table:table-cell>
          <table:table-cell table:formula="of:=[.B21]-273" office:value-type="float" office:value="68.9" calcext:value-type="float">
            <text:p>68.9</text:p>
          </table:table-cell>
          <table:table-cell table:number-columns-repeated="7"/>
          <table:table-cell table:style-name="ce9" table:formula="of:=[.C80]" office:value-type="float" office:value="67.37" calcext:value-type="float" table:number-columns-spanned="5" table:number-rows-spanned="1">
            <text:p>67.3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LC0_0</text:p>
          </table:table-cell>
          <table:table-cell office:value-type="float" office:value="346.13" calcext:value-type="float">
            <text:p>346.13</text:p>
          </table:table-cell>
          <table:table-cell table:formula="of:=[.B22]-273" office:value-type="float" office:value="73.13" calcext:value-type="float">
            <text:p>73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LC0_1</text:p>
          </table:table-cell>
          <table:table-cell office:value-type="float" office:value="354.34" calcext:value-type="float">
            <text:p>354.34</text:p>
          </table:table-cell>
          <table:table-cell table:formula="of:=[.B23]-273" office:value-type="float" office:value="81.34" calcext:value-type="float">
            <text:p>81.34</text:p>
          </table:table-cell>
          <table:table-cell table:number-columns-repeated="7"/>
          <table:table-cell table:style-name="ce9" table:formula="of:=[.C119]" office:value-type="float" office:value="67.46" calcext:value-type="float" table:number-columns-spanned="5" table:number-rows-spanned="1">
            <text:p>67.4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LC0_2</text:p>
          </table:table-cell>
          <table:table-cell office:value-type="float" office:value="362.55" calcext:value-type="float">
            <text:p>362.55</text:p>
          </table:table-cell>
          <table:table-cell table:formula="of:=[.B24]-273" office:value-type="float" office:value="89.55" calcext:value-type="float">
            <text:p>89.55</text:p>
          </table:table-cell>
          <table:table-cell table:number-columns-repeated="3"/>
          <table:table-cell table:style-name="ce9" table:formula="of:=[.C117]" office:value-type="float" office:value="69.86" calcext:value-type="float" table:number-columns-spanned="4" table:number-rows-spanned="4">
            <text:p>69.86</text:p>
          </table:table-cell>
          <table:covered-table-cell table:number-columns-repeated="3"/>
          <table:table-cell table:style-name="ce9" table:formula="of:=[.C118]" office:value-type="float" office:value="68.72" calcext:value-type="float" table:number-columns-spanned="1" table:number-rows-spanned="4">
            <text:p>68.72</text:p>
          </table:table-cell>
          <table:table-cell table:formula="of:=['TempMap2.5D_withPCB'.C113]" office:value-type="float" office:value="73.14" calcext:value-type="float">
            <text:p>73.14</text:p>
          </table:table-cell>
          <table:table-cell table:formula="of:=['TempMap2.5D_withPCB'.C114]" office:value-type="float" office:value="81.2" calcext:value-type="float">
            <text:p>81.2</text:p>
          </table:table-cell>
          <table:table-cell table:formula="of:=['TempMap2.5D_withPCB'.C115]" office:value-type="float" office:value="89.26" calcext:value-type="float">
            <text:p>89.26</text:p>
          </table:table-cell>
          <table:table-cell table:formula="of:=['TempMap2.5D_withPCB'.C116]" office:value-type="float" office:value="89.26" calcext:value-type="float">
            <text:p>89.26</text:p>
          </table:table-cell>
        </table:table-row>
        <table:table-row table:style-name="ro1">
          <table:table-cell office:value-type="string" calcext:value-type="string">
            <text:p>layer_5_LC0_3</text:p>
          </table:table-cell>
          <table:table-cell office:value-type="float" office:value="362.55" calcext:value-type="float">
            <text:p>362.55</text:p>
          </table:table-cell>
          <table:table-cell table:formula="of:=[.B25]-273" office:value-type="float" office:value="89.55" calcext:value-type="float">
            <text:p>89.55</text:p>
          </table:table-cell>
          <table:table-cell table:number-columns-repeated="3"/>
          <table:covered-table-cell table:number-columns-repeated="5"/>
          <table:table-cell table:formula="of:=['TempMap2.5D_withPCB'.C109]" office:value-type="float" office:value="75.66" calcext:value-type="float">
            <text:p>75.66</text:p>
          </table:table-cell>
          <table:table-cell table:formula="of:=['TempMap2.5D_withPCB'.C110]" office:value-type="float" office:value="90.59" calcext:value-type="float">
            <text:p>90.59</text:p>
          </table:table-cell>
          <table:table-cell table:formula="of:=['TempMap2.5D_withPCB'.C111]" office:value-type="float" office:value="105.52" calcext:value-type="float">
            <text:p>105.52</text:p>
          </table:table-cell>
          <table:table-cell table:formula="of:=['TempMap2.5D_withPCB'.C112]" office:value-type="float" office:value="105.52" calcext:value-type="float">
            <text:p>105.52</text:p>
          </table:table-cell>
        </table:table-row>
        <table:table-row table:style-name="ro1">
          <table:table-cell office:value-type="string" calcext:value-type="string">
            <text:p>layer_5_LC1_0</text:p>
          </table:table-cell>
          <table:table-cell office:value-type="float" office:value="348.78" calcext:value-type="float">
            <text:p>348.78</text:p>
          </table:table-cell>
          <table:table-cell table:formula="of:=[.B26]-273" office:value-type="float" office:value="75.78" calcext:value-type="float">
            <text:p>75.78</text:p>
          </table:table-cell>
          <table:table-cell table:number-columns-repeated="3"/>
          <table:covered-table-cell table:number-columns-repeated="5"/>
          <table:table-cell table:formula="of:=['TempMap2.5D_withPCB'.C105]" office:value-type="float" office:value="75.48" calcext:value-type="float">
            <text:p>75.48</text:p>
          </table:table-cell>
          <table:table-cell table:formula="of:=['TempMap2.5D_withPCB'.C106]" office:value-type="float" office:value="89.93" calcext:value-type="float">
            <text:p>89.93</text:p>
          </table:table-cell>
          <table:table-cell table:formula="of:=['TempMap2.5D_withPCB'.C107]" office:value-type="float" office:value="104.39" calcext:value-type="float">
            <text:p>104.39</text:p>
          </table:table-cell>
          <table:table-cell table:formula="of:=['TempMap2.5D_withPCB'.C108]" office:value-type="float" office:value="104.39" calcext:value-type="float">
            <text:p>104.39</text:p>
          </table:table-cell>
        </table:table-row>
        <table:table-row table:style-name="ro1">
          <table:table-cell office:value-type="string" calcext:value-type="string">
            <text:p>layer_5_LC1_1</text:p>
          </table:table-cell>
          <table:table-cell office:value-type="float" office:value="364.12" calcext:value-type="float">
            <text:p>364.12</text:p>
          </table:table-cell>
          <table:table-cell table:formula="of:=[.B27]-273" office:value-type="float" office:value="91.12" calcext:value-type="float">
            <text:p>91.12</text:p>
          </table:table-cell>
          <table:table-cell table:number-columns-repeated="3"/>
          <table:covered-table-cell table:number-columns-repeated="5"/>
          <table:table-cell table:formula="of:=['TempMap2.5D_withPCB'.C101]" office:value-type="float" office:value="72.94" calcext:value-type="float">
            <text:p>72.94</text:p>
          </table:table-cell>
          <table:table-cell table:formula="of:=['TempMap2.5D_withPCB'.C102]" office:value-type="float" office:value="80.68" calcext:value-type="float">
            <text:p>80.68</text:p>
          </table:table-cell>
          <table:table-cell table:formula="of:=['TempMap2.5D_withPCB'.C103]" office:value-type="float" office:value="88.41" calcext:value-type="float">
            <text:p>88.41</text:p>
          </table:table-cell>
          <table:table-cell table:formula="of:=['TempMap2.5D_withPCB'.C104]" office:value-type="float" office:value="88.41" calcext:value-type="float">
            <text:p>88.41</text:p>
          </table:table-cell>
        </table:table-row>
        <table:table-row table:style-name="ro1">
          <table:table-cell office:value-type="string" calcext:value-type="string">
            <text:p>layer_5_LC1_2</text:p>
          </table:table-cell>
          <table:table-cell office:value-type="float" office:value="379.47" calcext:value-type="float">
            <text:p>379.47</text:p>
          </table:table-cell>
          <table:table-cell table:formula="of:=[.B28]-273" office:value-type="float" office:value="106.47" calcext:value-type="float">
            <text:p>106.47</text:p>
          </table:table-cell>
          <table:table-cell table:number-columns-repeated="7"/>
          <table:table-cell table:style-name="ce9" table:formula="of:=[.C120]" office:value-type="float" office:value="67.37" calcext:value-type="float" table:number-columns-spanned="5" table:number-rows-spanned="1">
            <text:p>67.3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LC1_3</text:p>
          </table:table-cell>
          <table:table-cell office:value-type="float" office:value="379.47" calcext:value-type="float">
            <text:p>379.47</text:p>
          </table:table-cell>
          <table:table-cell table:formula="of:=[.B29]-273" office:value-type="float" office:value="106.47" calcext:value-type="float">
            <text:p>106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LC2_0</text:p>
          </table:table-cell>
          <table:table-cell office:value-type="float" office:value="348.99" calcext:value-type="float">
            <text:p>348.99</text:p>
          </table:table-cell>
          <table:table-cell table:formula="of:=[.B30]-273" office:value-type="float" office:value="75.99" calcext:value-type="float">
            <text:p>75.99</text:p>
          </table:table-cell>
          <table:table-cell table:number-columns-repeated="7"/>
          <table:table-cell table:style-name="ce9" table:formula="of:=[.C159]" office:value-type="float" office:value="67.45" calcext:value-type="float" table:number-columns-spanned="5" table:number-rows-spanned="1">
            <text:p>67.4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LC2_1</text:p>
          </table:table-cell>
          <table:table-cell office:value-type="float" office:value="364.97" calcext:value-type="float">
            <text:p>364.97</text:p>
          </table:table-cell>
          <table:table-cell table:formula="of:=[.B31]-273" office:value-type="float" office:value="91.97" calcext:value-type="float">
            <text:p>91.97</text:p>
          </table:table-cell>
          <table:table-cell table:number-columns-repeated="3"/>
          <table:table-cell table:style-name="ce9" table:formula="of:=[.C157]" office:value-type="float" office:value="69.69" calcext:value-type="float" table:number-columns-spanned="4" table:number-rows-spanned="4">
            <text:p>69.69</text:p>
          </table:table-cell>
          <table:covered-table-cell table:number-columns-repeated="3"/>
          <table:table-cell table:style-name="ce9" table:formula="of:=[.C158]" office:value-type="float" office:value="68.71" calcext:value-type="float" table:number-columns-spanned="1" table:number-rows-spanned="4">
            <text:p>68.71</text:p>
          </table:table-cell>
          <table:table-cell table:formula="of:=['TempMap2.5D_withPCB'.C153]" office:value-type="float" office:value="72.95" calcext:value-type="float">
            <text:p>72.95</text:p>
          </table:table-cell>
          <table:table-cell table:formula="of:=['TempMap2.5D_withPCB'.C154]" office:value-type="float" office:value="80.45" calcext:value-type="float">
            <text:p>80.45</text:p>
          </table:table-cell>
          <table:table-cell table:formula="of:=['TempMap2.5D_withPCB'.C155]" office:value-type="float" office:value="87.96" calcext:value-type="float">
            <text:p>87.96</text:p>
          </table:table-cell>
          <table:table-cell table:formula="of:=['TempMap2.5D_withPCB'.C156]" office:value-type="float" office:value="87.96" calcext:value-type="float">
            <text:p>87.96</text:p>
          </table:table-cell>
        </table:table-row>
        <table:table-row table:style-name="ro1">
          <table:table-cell office:value-type="string" calcext:value-type="string">
            <text:p>layer_5_LC2_2</text:p>
          </table:table-cell>
          <table:table-cell office:value-type="float" office:value="380.95" calcext:value-type="float">
            <text:p>380.95</text:p>
          </table:table-cell>
          <table:table-cell table:formula="of:=[.B32]-273" office:value-type="float" office:value="107.95" calcext:value-type="float">
            <text:p>107.95</text:p>
          </table:table-cell>
          <table:table-cell table:number-columns-repeated="3"/>
          <table:covered-table-cell table:number-columns-repeated="5"/>
          <table:table-cell table:formula="of:=['TempMap2.5D_withPCB'.C149]" office:value-type="float" office:value="75.35" calcext:value-type="float">
            <text:p>75.35</text:p>
          </table:table-cell>
          <table:table-cell table:formula="of:=['TempMap2.5D_withPCB'.C150]" office:value-type="float" office:value="89.26" calcext:value-type="float">
            <text:p>89.26</text:p>
          </table:table-cell>
          <table:table-cell table:formula="of:=['TempMap2.5D_withPCB'.C151]" office:value-type="float" office:value="103.16" calcext:value-type="float">
            <text:p>103.16</text:p>
          </table:table-cell>
          <table:table-cell table:formula="of:=['TempMap2.5D_withPCB'.C152]" office:value-type="float" office:value="103.16" calcext:value-type="float">
            <text:p>103.16</text:p>
          </table:table-cell>
        </table:table-row>
        <table:table-row table:style-name="ro1">
          <table:table-cell office:value-type="string" calcext:value-type="string">
            <text:p>layer_5_LC2_3</text:p>
          </table:table-cell>
          <table:table-cell office:value-type="float" office:value="380.95" calcext:value-type="float">
            <text:p>380.95</text:p>
          </table:table-cell>
          <table:table-cell table:formula="of:=[.B33]-273" office:value-type="float" office:value="107.95" calcext:value-type="float">
            <text:p>107.95</text:p>
          </table:table-cell>
          <table:table-cell table:number-columns-repeated="3"/>
          <table:covered-table-cell table:number-columns-repeated="5"/>
          <table:table-cell table:formula="of:=['TempMap2.5D_withPCB'.C145]" office:value-type="float" office:value="75.19" calcext:value-type="float">
            <text:p>75.19</text:p>
          </table:table-cell>
          <table:table-cell table:formula="of:=['TempMap2.5D_withPCB'.C146]" office:value-type="float" office:value="88.69" calcext:value-type="float">
            <text:p>88.69</text:p>
          </table:table-cell>
          <table:table-cell table:formula="of:=['TempMap2.5D_withPCB'.C147]" office:value-type="float" office:value="102.19" calcext:value-type="float">
            <text:p>102.19</text:p>
          </table:table-cell>
          <table:table-cell table:formula="of:=['TempMap2.5D_withPCB'.C148]" office:value-type="float" office:value="102.19" calcext:value-type="float">
            <text:p>102.19</text:p>
          </table:table-cell>
        </table:table-row>
        <table:table-row table:style-name="ro1">
          <table:table-cell office:value-type="string" calcext:value-type="string">
            <text:p>layer_5_LC3_0</text:p>
          </table:table-cell>
          <table:table-cell office:value-type="float" office:value="346.36" calcext:value-type="float">
            <text:p>346.36</text:p>
          </table:table-cell>
          <table:table-cell table:formula="of:=[.B34]-273" office:value-type="float" office:value="73.36" calcext:value-type="float">
            <text:p>73.36</text:p>
          </table:table-cell>
          <table:table-cell table:number-columns-repeated="3"/>
          <table:covered-table-cell table:number-columns-repeated="5"/>
          <table:table-cell table:formula="of:=['TempMap2.5D_withPCB'.C141]" office:value-type="float" office:value="72.76" calcext:value-type="float">
            <text:p>72.76</text:p>
          </table:table-cell>
          <table:table-cell table:formula="of:=['TempMap2.5D_withPCB'.C142]" office:value-type="float" office:value="79.99" calcext:value-type="float">
            <text:p>79.99</text:p>
          </table:table-cell>
          <table:table-cell table:formula="of:=['TempMap2.5D_withPCB'.C143]" office:value-type="float" office:value="87.22" calcext:value-type="float">
            <text:p>87.22</text:p>
          </table:table-cell>
          <table:table-cell table:formula="of:=['TempMap2.5D_withPCB'.C144]" office:value-type="float" office:value="87.22" calcext:value-type="float">
            <text:p>87.22</text:p>
          </table:table-cell>
        </table:table-row>
        <table:table-row table:style-name="ro1">
          <table:table-cell office:value-type="string" calcext:value-type="string">
            <text:p>layer_5_LC3_1</text:p>
          </table:table-cell>
          <table:table-cell office:value-type="float" office:value="354.99" calcext:value-type="float">
            <text:p>354.99</text:p>
          </table:table-cell>
          <table:table-cell table:formula="of:=[.B35]-273" office:value-type="float" office:value="81.99" calcext:value-type="float">
            <text:p>81.99</text:p>
          </table:table-cell>
          <table:table-cell table:number-columns-repeated="7"/>
          <table:table-cell table:style-name="ce9" table:formula="of:=[.C160]" office:value-type="float" office:value="67.37" calcext:value-type="float" table:number-columns-spanned="5" table:number-rows-spanned="1">
            <text:p>67.3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LC3_2</text:p>
          </table:table-cell>
          <table:table-cell office:value-type="float" office:value="363.62" calcext:value-type="float">
            <text:p>363.62</text:p>
          </table:table-cell>
          <table:table-cell table:formula="of:=[.B36]-273" office:value-type="float" office:value="90.62" calcext:value-type="float">
            <text:p>90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LC3_3</text:p>
          </table:table-cell>
          <table:table-cell office:value-type="float" office:value="363.62" calcext:value-type="float">
            <text:p>363.62</text:p>
          </table:table-cell>
          <table:table-cell table:formula="of:=[.B37]-273" office:value-type="float" office:value="90.62" calcext:value-type="float">
            <text:p>90.62</text:p>
          </table:table-cell>
          <table:table-cell table:number-columns-repeated="7"/>
          <table:table-cell table:style-name="ce9" table:formula="of:=[.C199]" office:value-type="float" office:value="67.45" calcext:value-type="float" table:number-columns-spanned="5" table:number-rows-spanned="1">
            <text:p>67.4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41.74" calcext:value-type="float">
            <text:p>341.74</text:p>
          </table:table-cell>
          <table:table-cell table:formula="of:=[.B38]-273" office:value-type="float" office:value="68.74" calcext:value-type="float">
            <text:p>68.74</text:p>
          </table:table-cell>
          <table:table-cell table:number-columns-repeated="3"/>
          <table:table-cell table:style-name="ce9" table:formula="of:=[.C197]" office:value-type="float" office:value="69.52" calcext:value-type="float" table:number-columns-spanned="4" table:number-rows-spanned="4">
            <text:p>69.52</text:p>
          </table:table-cell>
          <table:covered-table-cell table:number-columns-repeated="3"/>
          <table:table-cell table:style-name="ce9" table:formula="of:=[.C198]" office:value-type="float" office:value="68.7" calcext:value-type="float" table:number-columns-spanned="1" table:number-rows-spanned="4">
            <text:p>68.7</text:p>
          </table:table-cell>
          <table:table-cell table:formula="of:=['TempMap2.5D_withPCB'.C193]" office:value-type="float" office:value="72.69" calcext:value-type="float">
            <text:p>72.69</text:p>
          </table:table-cell>
          <table:table-cell table:formula="of:=['TempMap2.5D_withPCB'.C194]" office:value-type="float" office:value="79.47" calcext:value-type="float">
            <text:p>79.47</text:p>
          </table:table-cell>
          <table:table-cell table:formula="of:=['TempMap2.5D_withPCB'.C195]" office:value-type="float" office:value="86.25" calcext:value-type="float">
            <text:p>86.25</text:p>
          </table:table-cell>
          <table:table-cell table:formula="of:=['TempMap2.5D_withPCB'.C196]"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0.47" calcext:value-type="float">
            <text:p>340.47</text:p>
          </table:table-cell>
          <table:table-cell table:formula="of:=[.B39]-273" office:value-type="float" office:value="67.47" calcext:value-type="float">
            <text:p>67.47</text:p>
          </table:table-cell>
          <table:table-cell table:number-columns-repeated="3"/>
          <table:covered-table-cell table:number-columns-repeated="5"/>
          <table:table-cell table:formula="of:=['TempMap2.5D_withPCB'.C189]" office:value-type="float" office:value="74.96" calcext:value-type="float">
            <text:p>74.96</text:p>
          </table:table-cell>
          <table:table-cell table:formula="of:=['TempMap2.5D_withPCB'.C190]" office:value-type="float" office:value="87.5" calcext:value-type="float">
            <text:p>87.5</text:p>
          </table:table-cell>
          <table:table-cell table:formula="of:=['TempMap2.5D_withPCB'.C191]" office:value-type="float" office:value="100.04" calcext:value-type="float">
            <text:p>100.04</text:p>
          </table:table-cell>
          <table:table-cell table:formula="of:=['TempMap2.5D_withPCB'.C192]" office:value-type="float" office:value="100.04" calcext:value-type="float">
            <text:p>100.04</text:p>
          </table:table-cell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0.37" calcext:value-type="float">
            <text:p>340.37</text:p>
          </table:table-cell>
          <table:table-cell table:formula="of:=[.B40]-273" office:value-type="float" office:value="67.37" calcext:value-type="float">
            <text:p>67.37</text:p>
          </table:table-cell>
          <table:table-cell table:number-columns-repeated="3"/>
          <table:covered-table-cell table:number-columns-repeated="5"/>
          <table:table-cell table:formula="of:=['TempMap2.5D_withPCB'.C185]" office:value-type="float" office:value="74.81" calcext:value-type="float">
            <text:p>74.81</text:p>
          </table:table-cell>
          <table:table-cell table:formula="of:=['TempMap2.5D_withPCB'.C186]" office:value-type="float" office:value="87.01" calcext:value-type="float">
            <text:p>87.01</text:p>
          </table:table-cell>
          <table:table-cell table:formula="of:=['TempMap2.5D_withPCB'.C187]" office:value-type="float" office:value="99.22" calcext:value-type="float">
            <text:p>99.22</text:p>
          </table:table-cell>
          <table:table-cell table:formula="of:=['TempMap2.5D_withPCB'.C188]"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layer_6_TB0_0</text:p>
          </table:table-cell>
          <table:table-cell office:value-type="float" office:value="346.09" calcext:value-type="float">
            <text:p>346.09</text:p>
          </table:table-cell>
          <table:table-cell table:formula="of:=[.B41]-273" office:value-type="float" office:value="73.09" calcext:value-type="float">
            <text:p>73.09</text:p>
          </table:table-cell>
          <table:table-cell table:number-columns-repeated="3"/>
          <table:covered-table-cell table:number-columns-repeated="5"/>
          <table:table-cell table:formula="of:=['TempMap2.5D_withPCB'.C181]" office:value-type="float" office:value="72.52" calcext:value-type="float">
            <text:p>72.52</text:p>
          </table:table-cell>
          <table:table-cell table:formula="of:=['TempMap2.5D_withPCB'.C182]" office:value-type="float" office:value="79.07" calcext:value-type="float">
            <text:p>79.07</text:p>
          </table:table-cell>
          <table:table-cell table:formula="of:=['TempMap2.5D_withPCB'.C183]" office:value-type="float" office:value="85.61" calcext:value-type="float">
            <text:p>85.61</text:p>
          </table:table-cell>
          <table:table-cell table:formula="of:=['TempMap2.5D_withPCB'.C184]" office:value-type="float" office:value="85.61" calcext:value-type="float">
            <text:p>85.61</text:p>
          </table:table-cell>
        </table:table-row>
        <table:table-row table:style-name="ro1">
          <table:table-cell office:value-type="string" calcext:value-type="string">
            <text:p>layer_6_TB0_1</text:p>
          </table:table-cell>
          <table:table-cell office:value-type="float" office:value="354.29" calcext:value-type="float">
            <text:p>354.29</text:p>
          </table:table-cell>
          <table:table-cell table:formula="of:=[.B42]-273" office:value-type="float" office:value="81.29" calcext:value-type="float">
            <text:p>81.29</text:p>
          </table:table-cell>
          <table:table-cell table:number-columns-repeated="7"/>
          <table:table-cell table:style-name="ce9" table:formula="of:=[.C200]" office:value-type="float" office:value="67.37" calcext:value-type="float" table:number-columns-spanned="5" table:number-rows-spanned="1">
            <text:p>67.3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6_TB0_2</text:p>
          </table:table-cell>
          <table:table-cell office:value-type="float" office:value="362.5" calcext:value-type="float">
            <text:p>362.5</text:p>
          </table:table-cell>
          <table:table-cell table:formula="of:=[.B43]-273" office:value-type="float" office:value="89.5" calcext:value-type="float">
            <text:p>89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TB0_3</text:p>
          </table:table-cell>
          <table:table-cell office:value-type="float" office:value="362.5" calcext:value-type="float">
            <text:p>362.5</text:p>
          </table:table-cell>
          <table:table-cell table:formula="of:=[.B44]-273" office:value-type="float" office:value="89.5" calcext:value-type="float">
            <text:p>89.5</text:p>
          </table:table-cell>
          <table:table-cell table:number-columns-repeated="7"/>
          <table:table-cell table:style-name="ce9" table:formula="of:=[.C239]" office:value-type="float" office:value="67.44" calcext:value-type="float" table:number-columns-spanned="5" table:number-rows-spanned="1">
            <text:p>67.4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6_TB1_0</text:p>
          </table:table-cell>
          <table:table-cell office:value-type="float" office:value="348.73" calcext:value-type="float">
            <text:p>348.73</text:p>
          </table:table-cell>
          <table:table-cell table:formula="of:=[.B45]-273" office:value-type="float" office:value="75.73" calcext:value-type="float">
            <text:p>75.73</text:p>
          </table:table-cell>
          <table:table-cell table:number-columns-repeated="3"/>
          <table:table-cell table:style-name="ce9" table:formula="of:=[.C237]" office:value-type="float" office:value="69.35" calcext:value-type="float" table:number-columns-spanned="4" table:number-rows-spanned="4">
            <text:p>69.35</text:p>
          </table:table-cell>
          <table:covered-table-cell table:number-columns-repeated="3"/>
          <table:table-cell table:style-name="ce9" table:formula="of:=[.C238]" office:value-type="float" office:value="68.68" calcext:value-type="float" table:number-columns-spanned="1" table:number-rows-spanned="4">
            <text:p>68.68</text:p>
          </table:table-cell>
          <table:table-cell table:formula="of:=['TempMap2.5D_withPCB'.C233]" office:value-type="float" office:value="72.38" calcext:value-type="float">
            <text:p>72.38</text:p>
          </table:table-cell>
          <table:table-cell table:formula="of:=['TempMap2.5D_withPCB'.C234]" office:value-type="float" office:value="78.25" calcext:value-type="float">
            <text:p>78.25</text:p>
          </table:table-cell>
          <table:table-cell table:formula="of:=['TempMap2.5D_withPCB'.C235]" office:value-type="float" office:value="84.12" calcext:value-type="float">
            <text:p>84.12</text:p>
          </table:table-cell>
          <table:table-cell table:formula="of:=['TempMap2.5D_withPCB'.C236]" office:value-type="float" office:value="84.12" calcext:value-type="float">
            <text:p>84.12</text:p>
          </table:table-cell>
        </table:table-row>
        <table:table-row table:style-name="ro1">
          <table:table-cell office:value-type="string" calcext:value-type="string">
            <text:p>layer_6_TB1_1</text:p>
          </table:table-cell>
          <table:table-cell office:value-type="float" office:value="364.06" calcext:value-type="float">
            <text:p>364.06</text:p>
          </table:table-cell>
          <table:table-cell table:formula="of:=[.B46]-273" office:value-type="float" office:value="91.06" calcext:value-type="float">
            <text:p>91.06</text:p>
          </table:table-cell>
          <table:table-cell table:number-columns-repeated="3"/>
          <table:covered-table-cell table:number-columns-repeated="5"/>
          <table:table-cell table:formula="of:=['TempMap2.5D_withPCB'.C229]" office:value-type="float" office:value="74.47" calcext:value-type="float">
            <text:p>74.47</text:p>
          </table:table-cell>
          <table:table-cell table:formula="of:=['TempMap2.5D_withPCB'.C230]" office:value-type="float" office:value="85.3" calcext:value-type="float">
            <text:p>85.3</text:p>
          </table:table-cell>
          <table:table-cell table:formula="of:=['TempMap2.5D_withPCB'.C231]" office:value-type="float" office:value="96.13" calcext:value-type="float">
            <text:p>96.13</text:p>
          </table:table-cell>
          <table:table-cell table:formula="of:=['TempMap2.5D_withPCB'.C232]" office:value-type="float" office:value="96.13" calcext:value-type="float">
            <text:p>96.13</text:p>
          </table:table-cell>
        </table:table-row>
        <table:table-row table:style-name="ro1">
          <table:table-cell office:value-type="string" calcext:value-type="string">
            <text:p>layer_6_TB1_2</text:p>
          </table:table-cell>
          <table:table-cell office:value-type="float" office:value="379.4" calcext:value-type="float">
            <text:p>379.4</text:p>
          </table:table-cell>
          <table:table-cell table:formula="of:=[.B47]-273" office:value-type="float" office:value="106.4" calcext:value-type="float">
            <text:p>106.4</text:p>
          </table:table-cell>
          <table:table-cell table:number-columns-repeated="3"/>
          <table:covered-table-cell table:number-columns-repeated="5"/>
          <table:table-cell table:formula="of:=['TempMap2.5D_withPCB'.C225]" office:value-type="float" office:value="74.34" calcext:value-type="float">
            <text:p>74.34</text:p>
          </table:table-cell>
          <table:table-cell table:formula="of:=['TempMap2.5D_withPCB'.C226]" office:value-type="float" office:value="84.9" calcext:value-type="float">
            <text:p>84.9</text:p>
          </table:table-cell>
          <table:table-cell table:formula="of:=['TempMap2.5D_withPCB'.C227]" office:value-type="float" office:value="95.47" calcext:value-type="float">
            <text:p>95.47</text:p>
          </table:table-cell>
          <table:table-cell table:formula="of:=['TempMap2.5D_withPCB'.C228]" office:value-type="float" office:value="95.47" calcext:value-type="float">
            <text:p>95.47</text:p>
          </table:table-cell>
        </table:table-row>
        <table:table-row table:style-name="ro1">
          <table:table-cell office:value-type="string" calcext:value-type="string">
            <text:p>layer_6_TB1_3</text:p>
          </table:table-cell>
          <table:table-cell office:value-type="float" office:value="379.4" calcext:value-type="float">
            <text:p>379.4</text:p>
          </table:table-cell>
          <table:table-cell table:formula="of:=[.B48]-273" office:value-type="float" office:value="106.4" calcext:value-type="float">
            <text:p>106.4</text:p>
          </table:table-cell>
          <table:table-cell table:number-columns-repeated="3"/>
          <table:covered-table-cell table:number-columns-repeated="5"/>
          <table:table-cell table:formula="of:=['TempMap2.5D_withPCB'.C221]" office:value-type="float" office:value="72.23" calcext:value-type="float">
            <text:p>72.23</text:p>
          </table:table-cell>
          <table:table-cell table:formula="of:=['TempMap2.5D_withPCB'.C222]" office:value-type="float" office:value="77.9" calcext:value-type="float">
            <text:p>77.9</text:p>
          </table:table-cell>
          <table:table-cell table:formula="of:=['TempMap2.5D_withPCB'.C223]" office:value-type="float" office:value="83.58" calcext:value-type="float">
            <text:p>83.58</text:p>
          </table:table-cell>
          <table:table-cell table:formula="of:=['TempMap2.5D_withPCB'.C224]" office:value-type="float" office:value="83.58" calcext:value-type="float">
            <text:p>83.58</text:p>
          </table:table-cell>
        </table:table-row>
        <table:table-row table:style-name="ro1">
          <table:table-cell office:value-type="string" calcext:value-type="string">
            <text:p>layer_6_TB2_0</text:p>
          </table:table-cell>
          <table:table-cell office:value-type="float" office:value="348.93" calcext:value-type="float">
            <text:p>348.93</text:p>
          </table:table-cell>
          <table:table-cell table:formula="of:=[.B49]-273" office:value-type="float" office:value="75.93" calcext:value-type="float">
            <text:p>75.93</text:p>
          </table:table-cell>
          <table:table-cell table:number-columns-repeated="7"/>
          <table:table-cell table:style-name="ce9" table:formula="of:=[.C240]" office:value-type="float" office:value="67.36" calcext:value-type="float" table:number-columns-spanned="5" table:number-rows-spanned="1">
            <text:p>67.3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6_TB2_1</text:p>
          </table:table-cell>
          <table:table-cell office:value-type="float" office:value="364.9" calcext:value-type="float">
            <text:p>364.9</text:p>
          </table:table-cell>
          <table:table-cell table:formula="of:=[.B50]-273" office:value-type="float" office:value="91.9" calcext:value-type="float">
            <text:p>91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TB2_2</text:p>
          </table:table-cell>
          <table:table-cell office:value-type="float" office:value="380.87" calcext:value-type="float">
            <text:p>380.87</text:p>
          </table:table-cell>
          <table:table-cell table:formula="of:=[.B51]-273" office:value-type="float" office:value="107.87" calcext:value-type="float">
            <text:p>107.87</text:p>
          </table:table-cell>
          <table:table-cell table:number-columns-repeated="7"/>
          <table:table-cell table:style-name="ce9" table:formula="of:=[.C279]" office:value-type="float" office:value="67.43" calcext:value-type="float" table:number-columns-spanned="5" table:number-rows-spanned="1">
            <text:p>67.4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6_TB2_3</text:p>
          </table:table-cell>
          <table:table-cell office:value-type="float" office:value="380.87" calcext:value-type="float">
            <text:p>380.87</text:p>
          </table:table-cell>
          <table:table-cell table:formula="of:=[.B52]-273" office:value-type="float" office:value="107.87" calcext:value-type="float">
            <text:p>107.87</text:p>
          </table:table-cell>
          <table:table-cell table:number-columns-repeated="3"/>
          <table:table-cell table:style-name="ce9" table:formula="of:=[.C277]" office:value-type="float" office:value="69.18" calcext:value-type="float" table:number-columns-spanned="4" table:number-rows-spanned="4">
            <text:p>69.18</text:p>
          </table:table-cell>
          <table:covered-table-cell table:number-columns-repeated="3"/>
          <table:table-cell table:style-name="ce9" table:formula="of:=[.C278]" office:value-type="float" office:value="68.67" calcext:value-type="float" table:number-columns-spanned="1" table:number-rows-spanned="4">
            <text:p>68.67</text:p>
          </table:table-cell>
          <table:table-cell table:formula="of:=['TempMap2.5D_withPCB'.C273]" office:value-type="float" office:value="72.01" calcext:value-type="float">
            <text:p>72.01</text:p>
          </table:table-cell>
          <table:table-cell table:formula="of:=['TempMap2.5D_withPCB'.C274]" office:value-type="float" office:value="76.79" calcext:value-type="float">
            <text:p>76.79</text:p>
          </table:table-cell>
          <table:table-cell table:formula="of:=['TempMap2.5D_withPCB'.C275]" office:value-type="float" office:value="81.57" calcext:value-type="float">
            <text:p>81.57</text:p>
          </table:table-cell>
          <table:table-cell table:formula="of:=['TempMap2.5D_withPCB'.C276]" office:value-type="float" office:value="81.57" calcext:value-type="float">
            <text:p>81.57</text:p>
          </table:table-cell>
        </table:table-row>
        <table:table-row table:style-name="ro1">
          <table:table-cell office:value-type="string" calcext:value-type="string">
            <text:p>layer_6_TB3_0</text:p>
          </table:table-cell>
          <table:table-cell office:value-type="float" office:value="346.31" calcext:value-type="float">
            <text:p>346.31</text:p>
          </table:table-cell>
          <table:table-cell table:formula="of:=[.B53]-273" office:value-type="float" office:value="73.31" calcext:value-type="float">
            <text:p>73.31</text:p>
          </table:table-cell>
          <table:table-cell table:number-columns-repeated="3"/>
          <table:covered-table-cell table:number-columns-repeated="5"/>
          <table:table-cell table:formula="of:=['TempMap2.5D_withPCB'.C269]" office:value-type="float" office:value="73.89" calcext:value-type="float">
            <text:p>73.89</text:p>
          </table:table-cell>
          <table:table-cell table:formula="of:=['TempMap2.5D_withPCB'.C270]" office:value-type="float" office:value="82.66" calcext:value-type="float">
            <text:p>82.66</text:p>
          </table:table-cell>
          <table:table-cell table:formula="of:=['TempMap2.5D_withPCB'.C271]" office:value-type="float" office:value="91.44" calcext:value-type="float">
            <text:p>91.44</text:p>
          </table:table-cell>
          <table:table-cell table:formula="of:=['TempMap2.5D_withPCB'.C272]" office:value-type="float" office:value="91.44" calcext:value-type="float">
            <text:p>91.44</text:p>
          </table:table-cell>
        </table:table-row>
        <table:table-row table:style-name="ro1">
          <table:table-cell office:value-type="string" calcext:value-type="string">
            <text:p>layer_6_TB3_1</text:p>
          </table:table-cell>
          <table:table-cell office:value-type="float" office:value="354.93" calcext:value-type="float">
            <text:p>354.93</text:p>
          </table:table-cell>
          <table:table-cell table:formula="of:=[.B54]-273" office:value-type="float" office:value="81.93" calcext:value-type="float">
            <text:p>81.93</text:p>
          </table:table-cell>
          <table:table-cell table:number-columns-repeated="3"/>
          <table:covered-table-cell table:number-columns-repeated="5"/>
          <table:table-cell table:formula="of:=['TempMap2.5D_withPCB'.C265]" office:value-type="float" office:value="73.78" calcext:value-type="float">
            <text:p>73.78</text:p>
          </table:table-cell>
          <table:table-cell table:formula="of:=['TempMap2.5D_withPCB'.C266]" office:value-type="float" office:value="82.35" calcext:value-type="float">
            <text:p>82.35</text:p>
          </table:table-cell>
          <table:table-cell table:formula="of:=['TempMap2.5D_withPCB'.C267]" office:value-type="float" office:value="90.92" calcext:value-type="float">
            <text:p>90.92</text:p>
          </table:table-cell>
          <table:table-cell table:formula="of:=['TempMap2.5D_withPCB'.C268]" office:value-type="float" office:value="90.92" calcext:value-type="float">
            <text:p>90.92</text:p>
          </table:table-cell>
        </table:table-row>
        <table:table-row table:style-name="ro1">
          <table:table-cell office:value-type="string" calcext:value-type="string">
            <text:p>layer_6_TB3_2</text:p>
          </table:table-cell>
          <table:table-cell office:value-type="float" office:value="363.55" calcext:value-type="float">
            <text:p>363.55</text:p>
          </table:table-cell>
          <table:table-cell table:formula="of:=[.B55]-273" office:value-type="float" office:value="90.55" calcext:value-type="float">
            <text:p>90.55</text:p>
          </table:table-cell>
          <table:table-cell table:number-columns-repeated="3"/>
          <table:covered-table-cell table:number-columns-repeated="5"/>
          <table:table-cell table:formula="of:=['TempMap2.5D_withPCB'.C261]" office:value-type="float" office:value="71.88" calcext:value-type="float">
            <text:p>71.88</text:p>
          </table:table-cell>
          <table:table-cell table:formula="of:=['TempMap2.5D_withPCB'.C262]" office:value-type="float" office:value="76.5" calcext:value-type="float">
            <text:p>76.5</text:p>
          </table:table-cell>
          <table:table-cell table:formula="of:=['TempMap2.5D_withPCB'.C263]" office:value-type="float" office:value="81.13" calcext:value-type="float">
            <text:p>81.13</text:p>
          </table:table-cell>
          <table:table-cell table:formula="of:=['TempMap2.5D_withPCB'.C264]" office:value-type="float" office:value="81.13" calcext:value-type="float">
            <text:p>81.13</text:p>
          </table:table-cell>
        </table:table-row>
        <table:table-row table:style-name="ro1">
          <table:table-cell office:value-type="string" calcext:value-type="string">
            <text:p>layer_6_TB3_3</text:p>
          </table:table-cell>
          <table:table-cell office:value-type="float" office:value="363.55" calcext:value-type="float">
            <text:p>363.55</text:p>
          </table:table-cell>
          <table:table-cell table:formula="of:=[.B56]-273" office:value-type="float" office:value="90.55" calcext:value-type="float">
            <text:p>90.55</text:p>
          </table:table-cell>
          <table:table-cell table:number-columns-repeated="7"/>
          <table:table-cell table:style-name="ce9" table:formula="of:=[.C280]" office:value-type="float" office:value="67.36" calcext:value-type="float" table:number-columns-spanned="5" table:number-rows-spanned="1">
            <text:p>67.3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43.08" calcext:value-type="float">
            <text:p>343.08</text:p>
          </table:table-cell>
          <table:table-cell table:formula="of:=[.B57]-273" office:value-type="float" office:value="70.08" calcext:value-type="float">
            <text:p>70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41.73" calcext:value-type="float">
            <text:p>341.73</text:p>
          </table:table-cell>
          <table:table-cell table:formula="of:=[.B58]-273" office:value-type="float" office:value="68.73" calcext:value-type="float">
            <text:p>68.73</text:p>
          </table:table-cell>
          <table:table-cell table:number-columns-repeated="7"/>
          <table:table-cell table:style-name="ce9" table:formula="of:=[.C319]" office:value-type="float" office:value="67.43" calcext:value-type="float" table:number-columns-spanned="5" table:number-rows-spanned="1">
            <text:p>67.4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0.47" calcext:value-type="float">
            <text:p>340.47</text:p>
          </table:table-cell>
          <table:table-cell table:formula="of:=[.B59]-273" office:value-type="float" office:value="67.47" calcext:value-type="float">
            <text:p>67.47</text:p>
          </table:table-cell>
          <table:table-cell table:number-columns-repeated="3"/>
          <table:table-cell table:style-name="ce9" table:formula="of:=[.C317]" office:value-type="float" office:value="69.01" calcext:value-type="float" table:number-columns-spanned="4" table:number-rows-spanned="4">
            <text:p>69.01</text:p>
          </table:table-cell>
          <table:covered-table-cell table:number-columns-repeated="3"/>
          <table:table-cell table:style-name="ce9" table:formula="of:=[.C318]" office:value-type="float" office:value="68.65" calcext:value-type="float" table:number-columns-spanned="1" table:number-rows-spanned="4">
            <text:p>68.65</text:p>
          </table:table-cell>
          <table:table-cell table:formula="of:=['TempMap2.5D_withPCB'.C313]" office:value-type="float" office:value="71.59" calcext:value-type="float">
            <text:p>71.59</text:p>
          </table:table-cell>
          <table:table-cell table:formula="of:=['TempMap2.5D_withPCB'.C314]" office:value-type="float" office:value="75.1" calcext:value-type="float">
            <text:p>75.1</text:p>
          </table:table-cell>
          <table:table-cell table:formula="of:=['TempMap2.5D_withPCB'.C315]" office:value-type="float" office:value="78.6" calcext:value-type="float">
            <text:p>78.6</text:p>
          </table:table-cell>
          <table:table-cell table:formula="of:=['TempMap2.5D_withPCB'.C316]" office:value-type="float" office:value="78.6" calcext:value-type="float">
            <text:p>78.6</text:p>
          </table:table-cell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0.37" calcext:value-type="float">
            <text:p>340.37</text:p>
          </table:table-cell>
          <table:table-cell table:formula="of:=[.B60]-273" office:value-type="float" office:value="67.37" calcext:value-type="float">
            <text:p>67.37</text:p>
          </table:table-cell>
          <table:table-cell table:number-columns-repeated="3"/>
          <table:covered-table-cell table:number-columns-repeated="5"/>
          <table:table-cell table:formula="of:=['TempMap2.5D_withPCB'.C309]" office:value-type="float" office:value="73.22" calcext:value-type="float">
            <text:p>73.22</text:p>
          </table:table-cell>
          <table:table-cell table:formula="of:=['TempMap2.5D_withPCB'.C310]" office:value-type="float" office:value="79.59" calcext:value-type="float">
            <text:p>79.59</text:p>
          </table:table-cell>
          <table:table-cell table:formula="of:=['TempMap2.5D_withPCB'.C311]" office:value-type="float" office:value="85.95" calcext:value-type="float">
            <text:p>85.95</text:p>
          </table:table-cell>
          <table:table-cell table:formula="of:=['TempMap2.5D_withPCB'.C312]" office:value-type="float" office:value="85.95" calcext:value-type="float">
            <text:p>85.95</text:p>
          </table:table-cell>
        </table:table-row>
        <table:table-row table:style-name="ro1">
          <table:table-cell office:value-type="string" calcext:value-type="string">
            <text:p>layer_7_B0_0</text:p>
          </table:table-cell>
          <table:table-cell office:value-type="float" office:value="346.06" calcext:value-type="float">
            <text:p>346.06</text:p>
          </table:table-cell>
          <table:table-cell table:formula="of:=[.B61]-273" office:value-type="float" office:value="73.06" calcext:value-type="float">
            <text:p>73.06</text:p>
          </table:table-cell>
          <table:table-cell table:number-columns-repeated="3"/>
          <table:covered-table-cell table:number-columns-repeated="5"/>
          <table:table-cell table:formula="of:=['TempMap2.5D_withPCB'.C305]" office:value-type="float" office:value="73.12" calcext:value-type="float">
            <text:p>73.12</text:p>
          </table:table-cell>
          <table:table-cell table:formula="of:=['TempMap2.5D_withPCB'.C306]" office:value-type="float" office:value="79.35" calcext:value-type="float">
            <text:p>79.35</text:p>
          </table:table-cell>
          <table:table-cell table:formula="of:=['TempMap2.5D_withPCB'.C307]" office:value-type="float" office:value="85.57" calcext:value-type="float">
            <text:p>85.57</text:p>
          </table:table-cell>
          <table:table-cell table:formula="of:=['TempMap2.5D_withPCB'.C308]" office:value-type="float" office:value="85.57" calcext:value-type="float">
            <text:p>85.57</text:p>
          </table:table-cell>
        </table:table-row>
        <table:table-row table:style-name="ro1">
          <table:table-cell office:value-type="string" calcext:value-type="string">
            <text:p>layer_7_B0_1</text:p>
          </table:table-cell>
          <table:table-cell office:value-type="float" office:value="354.13" calcext:value-type="float">
            <text:p>354.13</text:p>
          </table:table-cell>
          <table:table-cell table:formula="of:=[.B62]-273" office:value-type="float" office:value="81.13" calcext:value-type="float">
            <text:p>81.13</text:p>
          </table:table-cell>
          <table:table-cell table:number-columns-repeated="3"/>
          <table:covered-table-cell table:number-columns-repeated="5"/>
          <table:table-cell table:formula="of:=['TempMap2.5D_withPCB'.C301]" office:value-type="float" office:value="71.47" calcext:value-type="float">
            <text:p>71.47</text:p>
          </table:table-cell>
          <table:table-cell table:formula="of:=['TempMap2.5D_withPCB'.C302]" office:value-type="float" office:value="74.86" calcext:value-type="float">
            <text:p>74.86</text:p>
          </table:table-cell>
          <table:table-cell table:formula="of:=['TempMap2.5D_withPCB'.C303]" office:value-type="float" office:value="78.25" calcext:value-type="float">
            <text:p>78.25</text:p>
          </table:table-cell>
          <table:table-cell table:formula="of:=['TempMap2.5D_withPCB'.C304]"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layer_7_B0_2</text:p>
          </table:table-cell>
          <table:table-cell office:value-type="float" office:value="362.19" calcext:value-type="float">
            <text:p>362.19</text:p>
          </table:table-cell>
          <table:table-cell table:formula="of:=[.B63]-273" office:value-type="float" office:value="89.19" calcext:value-type="float">
            <text:p>89.19</text:p>
          </table:table-cell>
          <table:table-cell table:number-columns-repeated="7"/>
          <table:table-cell table:style-name="ce9" table:formula="of:=[.C320]" office:value-type="float" office:value="67.35" calcext:value-type="float" table:number-columns-spanned="5" table:number-rows-spanned="1">
            <text:p>67.3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7_B0_3</text:p>
          </table:table-cell>
          <table:table-cell office:value-type="float" office:value="362.19" calcext:value-type="float">
            <text:p>362.19</text:p>
          </table:table-cell>
          <table:table-cell table:formula="of:=[.B64]-273" office:value-type="float" office:value="89.19" calcext:value-type="float">
            <text:p>89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B1_0</text:p>
          </table:table-cell>
          <table:table-cell office:value-type="float" office:value="348.68" calcext:value-type="float">
            <text:p>348.68</text:p>
          </table:table-cell>
          <table:table-cell table:formula="of:=[.B65]-273" office:value-type="float" office:value="75.68" calcext:value-type="float">
            <text:p>75.68</text:p>
          </table:table-cell>
          <table:table-cell table:number-columns-repeated="7"/>
          <table:table-cell table:style-name="ce9" table:formula="of:=[.C359]" office:value-type="float" office:value="67.42" calcext:value-type="float" table:number-columns-spanned="5" table:number-rows-spanned="1">
            <text:p>67.42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7_B1_1</text:p>
          </table:table-cell>
          <table:table-cell office:value-type="float" office:value="363.74" calcext:value-type="float">
            <text:p>363.74</text:p>
          </table:table-cell>
          <table:table-cell table:formula="of:=[.B66]-273" office:value-type="float" office:value="90.74" calcext:value-type="float">
            <text:p>90.74</text:p>
          </table:table-cell>
          <table:table-cell table:number-columns-repeated="3"/>
          <table:table-cell table:style-name="ce9" table:formula="of:=[.C357]" office:value-type="float" office:value="68.84" calcext:value-type="float" table:number-columns-spanned="4" table:number-rows-spanned="4">
            <text:p>68.84</text:p>
          </table:table-cell>
          <table:covered-table-cell table:number-columns-repeated="3"/>
          <table:table-cell table:style-name="ce9" table:formula="of:=[.C358]" office:value-type="float" office:value="68.64" calcext:value-type="float" table:number-columns-spanned="1" table:number-rows-spanned="4">
            <text:p>68.64</text:p>
          </table:table-cell>
          <table:table-cell table:formula="of:=['TempMap2.5D_withPCB'.C353]" office:value-type="float" office:value="71.11" calcext:value-type="float">
            <text:p>71.11</text:p>
          </table:table-cell>
          <table:table-cell table:formula="of:=['TempMap2.5D_withPCB'.C354]" office:value-type="float" office:value="73.16" calcext:value-type="float">
            <text:p>73.16</text:p>
          </table:table-cell>
          <table:table-cell table:formula="of:=['TempMap2.5D_withPCB'.C355]" office:value-type="float" office:value="75.2" calcext:value-type="float">
            <text:p>75.2</text:p>
          </table:table-cell>
          <table:table-cell table:formula="of:=['TempMap2.5D_withPCB'.C356]"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layer_7_B1_2</text:p>
          </table:table-cell>
          <table:table-cell office:value-type="float" office:value="378.81" calcext:value-type="float">
            <text:p>378.81</text:p>
          </table:table-cell>
          <table:table-cell table:formula="of:=[.B67]-273" office:value-type="float" office:value="105.81" calcext:value-type="float">
            <text:p>105.81</text:p>
          </table:table-cell>
          <table:table-cell table:number-columns-repeated="3"/>
          <table:covered-table-cell table:number-columns-repeated="5"/>
          <table:table-cell table:formula="of:=['TempMap2.5D_withPCB'.C349]" office:value-type="float" office:value="72.47" calcext:value-type="float">
            <text:p>72.47</text:p>
          </table:table-cell>
          <table:table-cell table:formula="of:=['TempMap2.5D_withPCB'.C350]" office:value-type="float" office:value="76.06" calcext:value-type="float">
            <text:p>76.06</text:p>
          </table:table-cell>
          <table:table-cell table:formula="of:=['TempMap2.5D_withPCB'.C351]" office:value-type="float" office:value="79.65" calcext:value-type="float">
            <text:p>79.65</text:p>
          </table:table-cell>
          <table:table-cell table:formula="of:=['TempMap2.5D_withPCB'.C352]" office:value-type="float" office:value="79.65" calcext:value-type="float">
            <text:p>79.65</text:p>
          </table:table-cell>
        </table:table-row>
        <table:table-row table:style-name="ro1">
          <table:table-cell office:value-type="string" calcext:value-type="string">
            <text:p>layer_7_B1_3</text:p>
          </table:table-cell>
          <table:table-cell office:value-type="float" office:value="378.81" calcext:value-type="float">
            <text:p>378.81</text:p>
          </table:table-cell>
          <table:table-cell table:formula="of:=[.B68]-273" office:value-type="float" office:value="105.81" calcext:value-type="float">
            <text:p>105.81</text:p>
          </table:table-cell>
          <table:table-cell table:number-columns-repeated="3"/>
          <table:covered-table-cell table:number-columns-repeated="5"/>
          <table:table-cell table:formula="of:=['TempMap2.5D_withPCB'.C345]" office:value-type="float" office:value="72.38" calcext:value-type="float">
            <text:p>72.38</text:p>
          </table:table-cell>
          <table:table-cell table:formula="of:=['TempMap2.5D_withPCB'.C346]" office:value-type="float" office:value="75.9" calcext:value-type="float">
            <text:p>75.9</text:p>
          </table:table-cell>
          <table:table-cell table:formula="of:=['TempMap2.5D_withPCB'.C347]" office:value-type="float" office:value="79.41" calcext:value-type="float">
            <text:p>79.41</text:p>
          </table:table-cell>
          <table:table-cell table:formula="of:=['TempMap2.5D_withPCB'.C348]" office:value-type="float" office:value="79.41" calcext:value-type="float">
            <text:p>79.41</text:p>
          </table:table-cell>
        </table:table-row>
        <table:table-row table:style-name="ro1">
          <table:table-cell office:value-type="string" calcext:value-type="string">
            <text:p>layer_7_B2_0</text:p>
          </table:table-cell>
          <table:table-cell office:value-type="float" office:value="348.87" calcext:value-type="float">
            <text:p>348.87</text:p>
          </table:table-cell>
          <table:table-cell table:formula="of:=[.B69]-273" office:value-type="float" office:value="75.87" calcext:value-type="float">
            <text:p>75.87</text:p>
          </table:table-cell>
          <table:table-cell table:number-columns-repeated="3"/>
          <table:covered-table-cell table:number-columns-repeated="5"/>
          <table:table-cell table:formula="of:=['TempMap2.5D_withPCB'.C341]" office:value-type="float" office:value="71.01" calcext:value-type="float">
            <text:p>71.01</text:p>
          </table:table-cell>
          <table:table-cell table:formula="of:=['TempMap2.5D_withPCB'.C342]" office:value-type="float" office:value="72.97" calcext:value-type="float">
            <text:p>72.97</text:p>
          </table:table-cell>
          <table:table-cell table:formula="of:=['TempMap2.5D_withPCB'.C343]" office:value-type="float" office:value="74.94" calcext:value-type="float">
            <text:p>74.94</text:p>
          </table:table-cell>
          <table:table-cell table:formula="of:=['TempMap2.5D_withPCB'.C344]" office:value-type="float" office:value="74.94" calcext:value-type="float">
            <text:p>74.94</text:p>
          </table:table-cell>
        </table:table-row>
        <table:table-row table:style-name="ro1">
          <table:table-cell office:value-type="string" calcext:value-type="string">
            <text:p>layer_7_B2_1</text:p>
          </table:table-cell>
          <table:table-cell office:value-type="float" office:value="364.49" calcext:value-type="float">
            <text:p>364.49</text:p>
          </table:table-cell>
          <table:table-cell table:formula="of:=[.B70]-273" office:value-type="float" office:value="91.49" calcext:value-type="float">
            <text:p>91.49</text:p>
          </table:table-cell>
          <table:table-cell table:number-columns-repeated="7"/>
          <table:table-cell table:style-name="ce9" table:formula="of:=[.C360]" office:value-type="float" office:value="67.35" calcext:value-type="float" table:number-columns-spanned="5" table:number-rows-spanned="1">
            <text:p>67.3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7_B2_2</text:p>
          </table:table-cell>
          <table:table-cell office:value-type="float" office:value="380.12" calcext:value-type="float">
            <text:p>380.12</text:p>
          </table:table-cell>
          <table:table-cell table:formula="of:=[.B71]-273" office:value-type="float" office:value="107.12" calcext:value-type="float">
            <text:p>107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B2_3</text:p>
          </table:table-cell>
          <table:table-cell office:value-type="float" office:value="380.12" calcext:value-type="float">
            <text:p>380.12</text:p>
          </table:table-cell>
          <table:table-cell table:formula="of:=[.B72]-273" office:value-type="float" office:value="107.12" calcext:value-type="float">
            <text:p>107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B3_0</text:p>
          </table:table-cell>
          <table:table-cell office:value-type="float" office:value="346.28" calcext:value-type="float">
            <text:p>346.28</text:p>
          </table:table-cell>
          <table:table-cell table:formula="of:=[.B73]-273" office:value-type="float" office:value="73.28" calcext:value-type="float">
            <text:p>73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B3_1</text:p>
          </table:table-cell>
          <table:table-cell office:value-type="float" office:value="354.71" calcext:value-type="float">
            <text:p>354.71</text:p>
          </table:table-cell>
          <table:table-cell table:formula="of:=[.B74]-273" office:value-type="float" office:value="81.71" calcext:value-type="float">
            <text:p>81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B3_2</text:p>
          </table:table-cell>
          <table:table-cell office:value-type="float" office:value="363.15" calcext:value-type="float">
            <text:p>363.15</text:p>
          </table:table-cell>
          <table:table-cell table:formula="of:=[.B75]-273" office:value-type="float" office:value="90.15" calcext:value-type="float">
            <text:p>9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B3_3</text:p>
          </table:table-cell>
          <table:table-cell office:value-type="float" office:value="363.15" calcext:value-type="float">
            <text:p>363.15</text:p>
          </table:table-cell>
          <table:table-cell table:formula="of:=[.B76]-273" office:value-type="float" office:value="90.15" calcext:value-type="float">
            <text:p>9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43.03" calcext:value-type="float">
            <text:p>343.03</text:p>
          </table:table-cell>
          <table:table-cell table:formula="of:=[.B77]-273" office:value-type="float" office:value="70.03" calcext:value-type="float">
            <text:p>70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41.73" calcext:value-type="float">
            <text:p>341.73</text:p>
          </table:table-cell>
          <table:table-cell table:formula="of:=[.B78]-273" office:value-type="float" office:value="68.73" calcext:value-type="float">
            <text:p>68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0.47" calcext:value-type="float">
            <text:p>340.47</text:p>
          </table:table-cell>
          <table:table-cell table:formula="of:=[.B79]-273" office:value-type="float" office:value="67.47" calcext:value-type="float">
            <text:p>67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0.37" calcext:value-type="float">
            <text:p>340.37</text:p>
          </table:table-cell>
          <table:table-cell table:formula="of:=[.B80]-273" office:value-type="float" office:value="67.37" calcext:value-type="float">
            <text:p>6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0_0</text:p>
          </table:table-cell>
          <table:table-cell office:value-type="float" office:value="346" calcext:value-type="float">
            <text:p>346</text:p>
          </table:table-cell>
          <table:table-cell table:formula="of:=[.B81]-273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0_1</text:p>
          </table:table-cell>
          <table:table-cell office:value-type="float" office:value="354.04" calcext:value-type="float">
            <text:p>354.04</text:p>
          </table:table-cell>
          <table:table-cell table:formula="of:=[.B82]-273" office:value-type="float" office:value="81.04" calcext:value-type="float">
            <text:p>81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0_2</text:p>
          </table:table-cell>
          <table:table-cell office:value-type="float" office:value="362.08" calcext:value-type="float">
            <text:p>362.08</text:p>
          </table:table-cell>
          <table:table-cell table:formula="of:=[.B83]-273" office:value-type="float" office:value="89.08" calcext:value-type="float">
            <text:p>89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0_3</text:p>
          </table:table-cell>
          <table:table-cell office:value-type="float" office:value="362.08" calcext:value-type="float">
            <text:p>362.08</text:p>
          </table:table-cell>
          <table:table-cell table:formula="of:=[.B84]-273" office:value-type="float" office:value="89.08" calcext:value-type="float">
            <text:p>89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1_0</text:p>
          </table:table-cell>
          <table:table-cell office:value-type="float" office:value="348.57" calcext:value-type="float">
            <text:p>348.57</text:p>
          </table:table-cell>
          <table:table-cell table:formula="of:=[.B85]-273" office:value-type="float" office:value="75.57" calcext:value-type="float">
            <text:p>75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1_1</text:p>
          </table:table-cell>
          <table:table-cell office:value-type="float" office:value="363.63" calcext:value-type="float">
            <text:p>363.63</text:p>
          </table:table-cell>
          <table:table-cell table:formula="of:=[.B86]-273" office:value-type="float" office:value="90.63" calcext:value-type="float">
            <text:p>90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1_2</text:p>
          </table:table-cell>
          <table:table-cell office:value-type="float" office:value="378.68" calcext:value-type="float">
            <text:p>378.68</text:p>
          </table:table-cell>
          <table:table-cell table:formula="of:=[.B87]-273" office:value-type="float" office:value="105.68" calcext:value-type="float">
            <text:p>105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1_3</text:p>
          </table:table-cell>
          <table:table-cell office:value-type="float" office:value="378.68" calcext:value-type="float">
            <text:p>378.68</text:p>
          </table:table-cell>
          <table:table-cell table:formula="of:=[.B88]-273" office:value-type="float" office:value="105.68" calcext:value-type="float">
            <text:p>105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2_0</text:p>
          </table:table-cell>
          <table:table-cell office:value-type="float" office:value="348.76" calcext:value-type="float">
            <text:p>348.76</text:p>
          </table:table-cell>
          <table:table-cell table:formula="of:=[.B89]-273" office:value-type="float" office:value="75.76" calcext:value-type="float">
            <text:p>75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2_1</text:p>
          </table:table-cell>
          <table:table-cell office:value-type="float" office:value="364.36" calcext:value-type="float">
            <text:p>364.36</text:p>
          </table:table-cell>
          <table:table-cell table:formula="of:=[.B90]-273" office:value-type="float" office:value="91.36" calcext:value-type="float">
            <text:p>91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2_2</text:p>
          </table:table-cell>
          <table:table-cell office:value-type="float" office:value="379.97" calcext:value-type="float">
            <text:p>379.97</text:p>
          </table:table-cell>
          <table:table-cell table:formula="of:=[.B91]-273" office:value-type="float" office:value="106.97" calcext:value-type="float">
            <text:p>106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2_3</text:p>
          </table:table-cell>
          <table:table-cell office:value-type="float" office:value="379.97" calcext:value-type="float">
            <text:p>379.97</text:p>
          </table:table-cell>
          <table:table-cell table:formula="of:=[.B92]-273" office:value-type="float" office:value="106.97" calcext:value-type="float">
            <text:p>106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3_0</text:p>
          </table:table-cell>
          <table:table-cell office:value-type="float" office:value="346.2" calcext:value-type="float">
            <text:p>346.2</text:p>
          </table:table-cell>
          <table:table-cell table:formula="of:=[.B93]-273" office:value-type="float" office:value="73.2" calcext:value-type="float">
            <text:p>73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3_1</text:p>
          </table:table-cell>
          <table:table-cell office:value-type="float" office:value="354.61" calcext:value-type="float">
            <text:p>354.61</text:p>
          </table:table-cell>
          <table:table-cell table:formula="of:=[.B94]-273" office:value-type="float" office:value="81.61" calcext:value-type="float">
            <text:p>81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3_2</text:p>
          </table:table-cell>
          <table:table-cell office:value-type="float" office:value="363.02" calcext:value-type="float">
            <text:p>363.02</text:p>
          </table:table-cell>
          <table:table-cell table:formula="of:=[.B95]-273" office:value-type="float" office:value="90.02" calcext:value-type="float">
            <text:p>90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TB3_3</text:p>
          </table:table-cell>
          <table:table-cell office:value-type="float" office:value="363.02" calcext:value-type="float">
            <text:p>363.02</text:p>
          </table:table-cell>
          <table:table-cell table:formula="of:=[.B96]-273" office:value-type="float" office:value="90.02" calcext:value-type="float">
            <text:p>90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42.91" calcext:value-type="float">
            <text:p>342.91</text:p>
          </table:table-cell>
          <table:table-cell table:formula="of:=[.B97]-273" office:value-type="float" office:value="69.91" calcext:value-type="float">
            <text:p>69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41.72" calcext:value-type="float">
            <text:p>341.72</text:p>
          </table:table-cell>
          <table:table-cell table:formula="of:=[.B98]-273" office:value-type="float" office:value="68.72" calcext:value-type="float">
            <text:p>68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0.46" calcext:value-type="float">
            <text:p>340.46</text:p>
          </table:table-cell>
          <table:table-cell table:formula="of:=[.B99]-273" office:value-type="float" office:value="67.46" calcext:value-type="float">
            <text:p>67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0.37" calcext:value-type="float">
            <text:p>340.37</text:p>
          </table:table-cell>
          <table:table-cell table:formula="of:=[.B100]-273" office:value-type="float" office:value="67.37" calcext:value-type="float">
            <text:p>6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0_0</text:p>
          </table:table-cell>
          <table:table-cell office:value-type="float" office:value="345.94" calcext:value-type="float">
            <text:p>345.94</text:p>
          </table:table-cell>
          <table:table-cell table:formula="of:=[.B101]-273" office:value-type="float" office:value="72.94" calcext:value-type="float">
            <text:p>72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0_1</text:p>
          </table:table-cell>
          <table:table-cell office:value-type="float" office:value="353.68" calcext:value-type="float">
            <text:p>353.68</text:p>
          </table:table-cell>
          <table:table-cell table:formula="of:=[.B102]-273" office:value-type="float" office:value="80.68" calcext:value-type="float">
            <text:p>80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0_2</text:p>
          </table:table-cell>
          <table:table-cell office:value-type="float" office:value="361.41" calcext:value-type="float">
            <text:p>361.41</text:p>
          </table:table-cell>
          <table:table-cell table:formula="of:=[.B103]-273" office:value-type="float" office:value="88.41" calcext:value-type="float">
            <text:p>88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0_3</text:p>
          </table:table-cell>
          <table:table-cell office:value-type="float" office:value="361.41" calcext:value-type="float">
            <text:p>361.41</text:p>
          </table:table-cell>
          <table:table-cell table:formula="of:=[.B104]-273" office:value-type="float" office:value="88.41" calcext:value-type="float">
            <text:p>88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1_0</text:p>
          </table:table-cell>
          <table:table-cell office:value-type="float" office:value="348.48" calcext:value-type="float">
            <text:p>348.48</text:p>
          </table:table-cell>
          <table:table-cell table:formula="of:=[.B105]-273" office:value-type="float" office:value="75.48" calcext:value-type="float">
            <text:p>75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1_1</text:p>
          </table:table-cell>
          <table:table-cell office:value-type="float" office:value="362.93" calcext:value-type="float">
            <text:p>362.93</text:p>
          </table:table-cell>
          <table:table-cell table:formula="of:=[.B106]-273" office:value-type="float" office:value="89.93" calcext:value-type="float">
            <text:p>89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1_2</text:p>
          </table:table-cell>
          <table:table-cell office:value-type="float" office:value="377.39" calcext:value-type="float">
            <text:p>377.39</text:p>
          </table:table-cell>
          <table:table-cell table:formula="of:=[.B107]-273" office:value-type="float" office:value="104.39" calcext:value-type="float">
            <text:p>104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1_3</text:p>
          </table:table-cell>
          <table:table-cell office:value-type="float" office:value="377.39" calcext:value-type="float">
            <text:p>377.39</text:p>
          </table:table-cell>
          <table:table-cell table:formula="of:=[.B108]-273" office:value-type="float" office:value="104.39" calcext:value-type="float">
            <text:p>104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2_0</text:p>
          </table:table-cell>
          <table:table-cell office:value-type="float" office:value="348.66" calcext:value-type="float">
            <text:p>348.66</text:p>
          </table:table-cell>
          <table:table-cell table:formula="of:=[.B109]-273" office:value-type="float" office:value="75.66" calcext:value-type="float">
            <text:p>75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2_1</text:p>
          </table:table-cell>
          <table:table-cell office:value-type="float" office:value="363.59" calcext:value-type="float">
            <text:p>363.59</text:p>
          </table:table-cell>
          <table:table-cell table:formula="of:=[.B110]-273" office:value-type="float" office:value="90.59" calcext:value-type="float">
            <text:p>90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2_2</text:p>
          </table:table-cell>
          <table:table-cell office:value-type="float" office:value="378.52" calcext:value-type="float">
            <text:p>378.52</text:p>
          </table:table-cell>
          <table:table-cell table:formula="of:=[.B111]-273" office:value-type="float" office:value="105.52" calcext:value-type="float">
            <text:p>105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2_3</text:p>
          </table:table-cell>
          <table:table-cell office:value-type="float" office:value="378.52" calcext:value-type="float">
            <text:p>378.52</text:p>
          </table:table-cell>
          <table:table-cell table:formula="of:=[.B112]-273" office:value-type="float" office:value="105.52" calcext:value-type="float">
            <text:p>105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B3_0</text:p>
          </table:table-cell>
          <table:table-cell office:value-type="float" office:value="346.14" calcext:value-type="float">
            <text:p>346.14</text:p>
          </table:table-cell>
          <table:table-cell table:formula="of:=[.B113]-273" office:value-type="float" office:value="73.14" calcext:value-type="float">
            <text:p>73.14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layer_9_B3_1</text:p>
          </table:table-cell>
          <table:table-cell office:value-type="float" office:value="354.2" calcext:value-type="float">
            <text:p>354.2</text:p>
          </table:table-cell>
          <table:table-cell table:formula="of:=[.B114]-273" office:value-type="float" office:value="81.2" calcext:value-type="float">
            <text:p>81.2</text:p>
          </table:table-cell>
          <table:table-cell table:number-columns-repeated="3"/>
          <table:covered-table-cell table:number-columns-repeated="9" table:style-name="ce9"/>
        </table:table-row>
        <table:table-row table:style-name="ro1">
          <table:table-cell office:value-type="string" calcext:value-type="string">
            <text:p>layer_9_B3_2</text:p>
          </table:table-cell>
          <table:table-cell office:value-type="float" office:value="362.26" calcext:value-type="float">
            <text:p>362.26</text:p>
          </table:table-cell>
          <table:table-cell table:formula="of:=[.B115]-273" office:value-type="float" office:value="89.26" calcext:value-type="float">
            <text:p>89.26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M13</text:p>
          </table:table-cell>
          <table:table-cell table:style-name="ce8" office:value-type="string" calcext:value-type="string">
            <text:p>M14</text:p>
          </table:table-cell>
          <table:table-cell table:style-name="ce8" office:value-type="string" calcext:value-type="string">
            <text:p>M15</text:p>
          </table:table-cell>
        </table:table-row>
        <table:table-row table:style-name="ro1">
          <table:table-cell office:value-type="string" calcext:value-type="string">
            <text:p>layer_9_B3_3</text:p>
          </table:table-cell>
          <table:table-cell office:value-type="float" office:value="362.26" calcext:value-type="float">
            <text:p>362.26</text:p>
          </table:table-cell>
          <table:table-cell table:formula="of:=[.B116]-273" office:value-type="float" office:value="89.26" calcext:value-type="float">
            <text:p>89.26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8</text:p>
          </table:table-cell>
          <table:table-cell table:style-name="ce8" office:value-type="string" calcext:value-type="string">
            <text:p>M9</text:p>
          </table:table-cell>
          <table:table-cell table:style-name="ce8" office:value-type="string" calcext:value-type="string">
            <text:p>M10</text:p>
          </table:table-cell>
          <table:table-cell table:style-name="ce8"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42.86" calcext:value-type="float">
            <text:p>342.86</text:p>
          </table:table-cell>
          <table:table-cell table:formula="of:=[.B117]-273" office:value-type="float" office:value="69.86" calcext:value-type="float">
            <text:p>69.86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41.72" calcext:value-type="float">
            <text:p>341.72</text:p>
          </table:table-cell>
          <table:table-cell table:formula="of:=[.B118]-273" office:value-type="float" office:value="68.72" calcext:value-type="float">
            <text:p>68.72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0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0.46" calcext:value-type="float">
            <text:p>340.46</text:p>
          </table:table-cell>
          <table:table-cell table:formula="of:=[.B119]-273" office:value-type="float" office:value="67.46" calcext:value-type="float">
            <text:p>67.46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0.37" calcext:value-type="float">
            <text:p>340.37</text:p>
          </table:table-cell>
          <table:table-cell table:formula="of:=[.B120]-273" office:value-type="float" office:value="67.37" calcext:value-type="float">
            <text:p>67.37</text:p>
          </table:table-cell>
          <table:table-cell table:number-columns-repeated="3"/>
          <table:covered-table-cell table:number-columns-repeated="9" table:style-name="ce9"/>
        </table:table-row>
        <table:table-row table:style-name="ro1">
          <table:table-cell office:value-type="string" calcext:value-type="string">
            <text:p>layer_10_TB0_0</text:p>
          </table:table-cell>
          <table:table-cell office:value-type="float" office:value="345.84" calcext:value-type="float">
            <text:p>345.84</text:p>
          </table:table-cell>
          <table:table-cell table:formula="of:=[.B121]-273" office:value-type="float" office:value="72.84" calcext:value-type="float">
            <text:p>72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0_1</text:p>
          </table:table-cell>
          <table:table-cell office:value-type="float" office:value="353.55" calcext:value-type="float">
            <text:p>353.55</text:p>
          </table:table-cell>
          <table:table-cell table:formula="of:=[.B122]-273" office:value-type="float" office:value="80.55" calcext:value-type="float">
            <text:p>80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0_2</text:p>
          </table:table-cell>
          <table:table-cell office:value-type="float" office:value="361.25" calcext:value-type="float">
            <text:p>361.25</text:p>
          </table:table-cell>
          <table:table-cell table:formula="of:=[.B123]-273" office:value-type="float" office:value="88.25" calcext:value-type="float">
            <text:p>8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0_3</text:p>
          </table:table-cell>
          <table:table-cell office:value-type="float" office:value="361.25" calcext:value-type="float">
            <text:p>361.25</text:p>
          </table:table-cell>
          <table:table-cell table:formula="of:=[.B124]-273" office:value-type="float" office:value="88.25" calcext:value-type="float">
            <text:p>8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1_0</text:p>
          </table:table-cell>
          <table:table-cell office:value-type="float" office:value="348.33" calcext:value-type="float">
            <text:p>348.33</text:p>
          </table:table-cell>
          <table:table-cell table:formula="of:=[.B125]-273" office:value-type="float" office:value="75.33" calcext:value-type="float">
            <text:p>75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1_1</text:p>
          </table:table-cell>
          <table:table-cell office:value-type="float" office:value="362.76" calcext:value-type="float">
            <text:p>362.76</text:p>
          </table:table-cell>
          <table:table-cell table:formula="of:=[.B126]-273" office:value-type="float" office:value="89.76" calcext:value-type="float">
            <text:p>89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1_2</text:p>
          </table:table-cell>
          <table:table-cell office:value-type="float" office:value="377.19" calcext:value-type="float">
            <text:p>377.19</text:p>
          </table:table-cell>
          <table:table-cell table:formula="of:=[.B127]-273" office:value-type="float" office:value="104.19" calcext:value-type="float">
            <text:p>104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1_3</text:p>
          </table:table-cell>
          <table:table-cell office:value-type="float" office:value="377.19" calcext:value-type="float">
            <text:p>377.19</text:p>
          </table:table-cell>
          <table:table-cell table:formula="of:=[.B128]-273" office:value-type="float" office:value="104.19" calcext:value-type="float">
            <text:p>104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2_0</text:p>
          </table:table-cell>
          <table:table-cell office:value-type="float" office:value="348.5" calcext:value-type="float">
            <text:p>348.5</text:p>
          </table:table-cell>
          <table:table-cell table:formula="of:=[.B129]-273" office:value-type="float" office:value="75.5" calcext:value-type="float">
            <text:p>75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2_1</text:p>
          </table:table-cell>
          <table:table-cell office:value-type="float" office:value="363.4" calcext:value-type="float">
            <text:p>363.4</text:p>
          </table:table-cell>
          <table:table-cell table:formula="of:=[.B130]-273" office:value-type="float" office:value="90.4" calcext:value-type="float">
            <text:p>9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2_2</text:p>
          </table:table-cell>
          <table:table-cell office:value-type="float" office:value="378.31" calcext:value-type="float">
            <text:p>378.31</text:p>
          </table:table-cell>
          <table:table-cell table:formula="of:=[.B131]-273" office:value-type="float" office:value="105.31" calcext:value-type="float">
            <text:p>105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2_3</text:p>
          </table:table-cell>
          <table:table-cell office:value-type="float" office:value="378.31" calcext:value-type="float">
            <text:p>378.31</text:p>
          </table:table-cell>
          <table:table-cell table:formula="of:=[.B132]-273" office:value-type="float" office:value="105.31" calcext:value-type="float">
            <text:p>105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3_0</text:p>
          </table:table-cell>
          <table:table-cell office:value-type="float" office:value="346.03" calcext:value-type="float">
            <text:p>346.03</text:p>
          </table:table-cell>
          <table:table-cell table:formula="of:=[.B133]-273" office:value-type="float" office:value="73.03" calcext:value-type="float">
            <text:p>7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3_1</text:p>
          </table:table-cell>
          <table:table-cell office:value-type="float" office:value="354.05" calcext:value-type="float">
            <text:p>354.05</text:p>
          </table:table-cell>
          <table:table-cell table:formula="of:=[.B134]-273" office:value-type="float" office:value="81.05" calcext:value-type="float">
            <text:p>81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3_2</text:p>
          </table:table-cell>
          <table:table-cell office:value-type="float" office:value="362.08" calcext:value-type="float">
            <text:p>362.08</text:p>
          </table:table-cell>
          <table:table-cell table:formula="of:=[.B135]-273" office:value-type="float" office:value="89.08" calcext:value-type="float">
            <text:p>89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TB3_3</text:p>
          </table:table-cell>
          <table:table-cell office:value-type="float" office:value="362.08" calcext:value-type="float">
            <text:p>362.08</text:p>
          </table:table-cell>
          <table:table-cell table:formula="of:=[.B136]-273" office:value-type="float" office:value="89.08" calcext:value-type="float">
            <text:p>89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42.74" calcext:value-type="float">
            <text:p>342.74</text:p>
          </table:table-cell>
          <table:table-cell table:formula="of:=[.B137]-273" office:value-type="float" office:value="69.74" calcext:value-type="float">
            <text:p>69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41.71" calcext:value-type="float">
            <text:p>341.71</text:p>
          </table:table-cell>
          <table:table-cell table:formula="of:=[.B138]-273" office:value-type="float" office:value="68.71" calcext:value-type="float">
            <text:p>68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0.46" calcext:value-type="float">
            <text:p>340.46</text:p>
          </table:table-cell>
          <table:table-cell table:formula="of:=[.B139]-273" office:value-type="float" office:value="67.46" calcext:value-type="float">
            <text:p>67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0.37" calcext:value-type="float">
            <text:p>340.37</text:p>
          </table:table-cell>
          <table:table-cell table:formula="of:=[.B140]-273" office:value-type="float" office:value="67.37" calcext:value-type="float">
            <text:p>6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0_0</text:p>
          </table:table-cell>
          <table:table-cell office:value-type="float" office:value="345.76" calcext:value-type="float">
            <text:p>345.76</text:p>
          </table:table-cell>
          <table:table-cell table:formula="of:=[.B141]-273" office:value-type="float" office:value="72.76" calcext:value-type="float">
            <text:p>7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0_1</text:p>
          </table:table-cell>
          <table:table-cell office:value-type="float" office:value="352.99" calcext:value-type="float">
            <text:p>352.99</text:p>
          </table:table-cell>
          <table:table-cell table:formula="of:=[.B142]-273" office:value-type="float" office:value="79.99" calcext:value-type="float">
            <text:p>79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0_2</text:p>
          </table:table-cell>
          <table:table-cell office:value-type="float" office:value="360.22" calcext:value-type="float">
            <text:p>360.22</text:p>
          </table:table-cell>
          <table:table-cell table:formula="of:=[.B143]-273" office:value-type="float" office:value="87.22" calcext:value-type="float">
            <text:p>87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0_3</text:p>
          </table:table-cell>
          <table:table-cell office:value-type="float" office:value="360.22" calcext:value-type="float">
            <text:p>360.22</text:p>
          </table:table-cell>
          <table:table-cell table:formula="of:=[.B144]-273" office:value-type="float" office:value="87.22" calcext:value-type="float">
            <text:p>87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1_0</text:p>
          </table:table-cell>
          <table:table-cell office:value-type="float" office:value="348.19" calcext:value-type="float">
            <text:p>348.19</text:p>
          </table:table-cell>
          <table:table-cell table:formula="of:=[.B145]-273" office:value-type="float" office:value="75.19" calcext:value-type="float">
            <text:p>7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1_1</text:p>
          </table:table-cell>
          <table:table-cell office:value-type="float" office:value="361.69" calcext:value-type="float">
            <text:p>361.69</text:p>
          </table:table-cell>
          <table:table-cell table:formula="of:=[.B146]-273" office:value-type="float" office:value="88.69" calcext:value-type="float">
            <text:p>88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1_2</text:p>
          </table:table-cell>
          <table:table-cell office:value-type="float" office:value="375.19" calcext:value-type="float">
            <text:p>375.19</text:p>
          </table:table-cell>
          <table:table-cell table:formula="of:=[.B147]-273" office:value-type="float" office:value="102.19" calcext:value-type="float">
            <text:p>102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1_3</text:p>
          </table:table-cell>
          <table:table-cell office:value-type="float" office:value="375.19" calcext:value-type="float">
            <text:p>375.19</text:p>
          </table:table-cell>
          <table:table-cell table:formula="of:=[.B148]-273" office:value-type="float" office:value="102.19" calcext:value-type="float">
            <text:p>102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2_0</text:p>
          </table:table-cell>
          <table:table-cell office:value-type="float" office:value="348.35" calcext:value-type="float">
            <text:p>348.35</text:p>
          </table:table-cell>
          <table:table-cell table:formula="of:=[.B149]-273" office:value-type="float" office:value="75.35" calcext:value-type="float">
            <text:p>75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2_1</text:p>
          </table:table-cell>
          <table:table-cell office:value-type="float" office:value="362.26" calcext:value-type="float">
            <text:p>362.26</text:p>
          </table:table-cell>
          <table:table-cell table:formula="of:=[.B150]-273" office:value-type="float" office:value="89.26" calcext:value-type="float">
            <text:p>89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2_2</text:p>
          </table:table-cell>
          <table:table-cell office:value-type="float" office:value="376.16" calcext:value-type="float">
            <text:p>376.16</text:p>
          </table:table-cell>
          <table:table-cell table:formula="of:=[.B151]-273" office:value-type="float" office:value="103.16" calcext:value-type="float">
            <text:p>103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2_3</text:p>
          </table:table-cell>
          <table:table-cell office:value-type="float" office:value="376.16" calcext:value-type="float">
            <text:p>376.16</text:p>
          </table:table-cell>
          <table:table-cell table:formula="of:=[.B152]-273" office:value-type="float" office:value="103.16" calcext:value-type="float">
            <text:p>103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3_0</text:p>
          </table:table-cell>
          <table:table-cell office:value-type="float" office:value="345.95" calcext:value-type="float">
            <text:p>345.95</text:p>
          </table:table-cell>
          <table:table-cell table:formula="of:=[.B153]-273" office:value-type="float" office:value="72.95" calcext:value-type="float">
            <text:p>72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3_1</text:p>
          </table:table-cell>
          <table:table-cell office:value-type="float" office:value="353.45" calcext:value-type="float">
            <text:p>353.45</text:p>
          </table:table-cell>
          <table:table-cell table:formula="of:=[.B154]-273" office:value-type="float" office:value="80.45" calcext:value-type="float">
            <text:p>80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3_2</text:p>
          </table:table-cell>
          <table:table-cell office:value-type="float" office:value="360.96" calcext:value-type="float">
            <text:p>360.96</text:p>
          </table:table-cell>
          <table:table-cell table:formula="of:=[.B155]-273" office:value-type="float" office:value="87.96" calcext:value-type="float">
            <text:p>87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B3_3</text:p>
          </table:table-cell>
          <table:table-cell office:value-type="float" office:value="360.96" calcext:value-type="float">
            <text:p>360.96</text:p>
          </table:table-cell>
          <table:table-cell table:formula="of:=[.B156]-273" office:value-type="float" office:value="87.96" calcext:value-type="float">
            <text:p>87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42.69" calcext:value-type="float">
            <text:p>342.69</text:p>
          </table:table-cell>
          <table:table-cell table:formula="of:=[.B157]-273" office:value-type="float" office:value="69.69" calcext:value-type="float">
            <text:p>69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41.71" calcext:value-type="float">
            <text:p>341.71</text:p>
          </table:table-cell>
          <table:table-cell table:formula="of:=[.B158]-273" office:value-type="float" office:value="68.71" calcext:value-type="float">
            <text:p>68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0.45" calcext:value-type="float">
            <text:p>340.45</text:p>
          </table:table-cell>
          <table:table-cell table:formula="of:=[.B159]-273" office:value-type="float" office:value="67.45" calcext:value-type="float">
            <text:p>6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0.37" calcext:value-type="float">
            <text:p>340.37</text:p>
          </table:table-cell>
          <table:table-cell table:formula="of:=[.B160]-273" office:value-type="float" office:value="67.37" calcext:value-type="float">
            <text:p>6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0_0</text:p>
          </table:table-cell>
          <table:table-cell office:value-type="float" office:value="345.63" calcext:value-type="float">
            <text:p>345.63</text:p>
          </table:table-cell>
          <table:table-cell table:formula="of:=[.B161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0_1</text:p>
          </table:table-cell>
          <table:table-cell office:value-type="float" office:value="352.82" calcext:value-type="float">
            <text:p>352.82</text:p>
          </table:table-cell>
          <table:table-cell table:formula="of:=[.B162]-273" office:value-type="float" office:value="79.82" calcext:value-type="float">
            <text:p>7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0_2</text:p>
          </table:table-cell>
          <table:table-cell office:value-type="float" office:value="360" calcext:value-type="float">
            <text:p>360</text:p>
          </table:table-cell>
          <table:table-cell table:formula="of:=[.B163]-273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0_3</text:p>
          </table:table-cell>
          <table:table-cell office:value-type="float" office:value="360" calcext:value-type="float">
            <text:p>360</text:p>
          </table:table-cell>
          <table:table-cell table:formula="of:=[.B164]-273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1_0</text:p>
          </table:table-cell>
          <table:table-cell office:value-type="float" office:value="347.99" calcext:value-type="float">
            <text:p>347.99</text:p>
          </table:table-cell>
          <table:table-cell table:formula="of:=[.B165]-273" office:value-type="float" office:value="74.99" calcext:value-type="float">
            <text:p>74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1_1</text:p>
          </table:table-cell>
          <table:table-cell office:value-type="float" office:value="361.46" calcext:value-type="float">
            <text:p>361.46</text:p>
          </table:table-cell>
          <table:table-cell table:formula="of:=[.B166]-273" office:value-type="float" office:value="88.46" calcext:value-type="float">
            <text:p>88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1_2</text:p>
          </table:table-cell>
          <table:table-cell office:value-type="float" office:value="374.92" calcext:value-type="float">
            <text:p>374.92</text:p>
          </table:table-cell>
          <table:table-cell table:formula="of:=[.B167]-273" office:value-type="float" office:value="101.92" calcext:value-type="float">
            <text:p>10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1_3</text:p>
          </table:table-cell>
          <table:table-cell office:value-type="float" office:value="374.92" calcext:value-type="float">
            <text:p>374.92</text:p>
          </table:table-cell>
          <table:table-cell table:formula="of:=[.B168]-273" office:value-type="float" office:value="101.92" calcext:value-type="float">
            <text:p>10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2_0</text:p>
          </table:table-cell>
          <table:table-cell office:value-type="float" office:value="348.14" calcext:value-type="float">
            <text:p>348.14</text:p>
          </table:table-cell>
          <table:table-cell table:formula="of:=[.B169]-273" office:value-type="float" office:value="75.14" calcext:value-type="float">
            <text:p>7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2_1</text:p>
          </table:table-cell>
          <table:table-cell office:value-type="float" office:value="362.01" calcext:value-type="float">
            <text:p>362.01</text:p>
          </table:table-cell>
          <table:table-cell table:formula="of:=[.B170]-273" office:value-type="float" office:value="89.01" calcext:value-type="float">
            <text:p>89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2_2</text:p>
          </table:table-cell>
          <table:table-cell office:value-type="float" office:value="375.88" calcext:value-type="float">
            <text:p>375.88</text:p>
          </table:table-cell>
          <table:table-cell table:formula="of:=[.B171]-273" office:value-type="float" office:value="102.88" calcext:value-type="float">
            <text:p>102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2_3</text:p>
          </table:table-cell>
          <table:table-cell office:value-type="float" office:value="375.88" calcext:value-type="float">
            <text:p>375.88</text:p>
          </table:table-cell>
          <table:table-cell table:formula="of:=[.B172]-273" office:value-type="float" office:value="102.88" calcext:value-type="float">
            <text:p>102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3_0</text:p>
          </table:table-cell>
          <table:table-cell office:value-type="float" office:value="345.8" calcext:value-type="float">
            <text:p>345.8</text:p>
          </table:table-cell>
          <table:table-cell table:formula="of:=[.B173]-273" office:value-type="float" office:value="72.8" calcext:value-type="float">
            <text:p>72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3_1</text:p>
          </table:table-cell>
          <table:table-cell office:value-type="float" office:value="353.26" calcext:value-type="float">
            <text:p>353.26</text:p>
          </table:table-cell>
          <table:table-cell table:formula="of:=[.B174]-273" office:value-type="float" office:value="80.26" calcext:value-type="float">
            <text:p>80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3_2</text:p>
          </table:table-cell>
          <table:table-cell office:value-type="float" office:value="360.72" calcext:value-type="float">
            <text:p>360.72</text:p>
          </table:table-cell>
          <table:table-cell table:formula="of:=[.B175]-273" office:value-type="float" office:value="87.72" calcext:value-type="float">
            <text:p>87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TB3_3</text:p>
          </table:table-cell>
          <table:table-cell office:value-type="float" office:value="360.72" calcext:value-type="float">
            <text:p>360.72</text:p>
          </table:table-cell>
          <table:table-cell table:formula="of:=[.B176]-273" office:value-type="float" office:value="87.72" calcext:value-type="float">
            <text:p>87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42.57" calcext:value-type="float">
            <text:p>342.57</text:p>
          </table:table-cell>
          <table:table-cell table:formula="of:=[.B177]-273" office:value-type="float" office:value="69.57" calcext:value-type="float">
            <text:p>69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41.7" calcext:value-type="float">
            <text:p>341.7</text:p>
          </table:table-cell>
          <table:table-cell table:formula="of:=[.B178]-273" office:value-type="float" office:value="68.7" calcext:value-type="float">
            <text:p>68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0.45" calcext:value-type="float">
            <text:p>340.45</text:p>
          </table:table-cell>
          <table:table-cell table:formula="of:=[.B179]-273" office:value-type="float" office:value="67.45" calcext:value-type="float">
            <text:p>6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0.37" calcext:value-type="float">
            <text:p>340.37</text:p>
          </table:table-cell>
          <table:table-cell table:formula="of:=[.B180]-273" office:value-type="float" office:value="67.37" calcext:value-type="float">
            <text:p>6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0_0</text:p>
          </table:table-cell>
          <table:table-cell office:value-type="float" office:value="345.52" calcext:value-type="float">
            <text:p>345.52</text:p>
          </table:table-cell>
          <table:table-cell table:formula="of:=[.B181]-273" office:value-type="float" office:value="72.52" calcext:value-type="float">
            <text:p>72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0_1</text:p>
          </table:table-cell>
          <table:table-cell office:value-type="float" office:value="352.07" calcext:value-type="float">
            <text:p>352.07</text:p>
          </table:table-cell>
          <table:table-cell table:formula="of:=[.B182]-273" office:value-type="float" office:value="79.07" calcext:value-type="float">
            <text:p>79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0_2</text:p>
          </table:table-cell>
          <table:table-cell office:value-type="float" office:value="358.61" calcext:value-type="float">
            <text:p>358.61</text:p>
          </table:table-cell>
          <table:table-cell table:formula="of:=[.B183]-273" office:value-type="float" office:value="85.61" calcext:value-type="float">
            <text:p>85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0_3</text:p>
          </table:table-cell>
          <table:table-cell office:value-type="float" office:value="358.61" calcext:value-type="float">
            <text:p>358.61</text:p>
          </table:table-cell>
          <table:table-cell table:formula="of:=[.B184]-273" office:value-type="float" office:value="85.61" calcext:value-type="float">
            <text:p>85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1_0</text:p>
          </table:table-cell>
          <table:table-cell office:value-type="float" office:value="347.81" calcext:value-type="float">
            <text:p>347.81</text:p>
          </table:table-cell>
          <table:table-cell table:formula="of:=[.B185]-273" office:value-type="float" office:value="74.81" calcext:value-type="float">
            <text:p>74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1_1</text:p>
          </table:table-cell>
          <table:table-cell office:value-type="float" office:value="360.01" calcext:value-type="float">
            <text:p>360.01</text:p>
          </table:table-cell>
          <table:table-cell table:formula="of:=[.B186]-273" office:value-type="float" office:value="87.01" calcext:value-type="float">
            <text:p>87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1_2</text:p>
          </table:table-cell>
          <table:table-cell office:value-type="float" office:value="372.22" calcext:value-type="float">
            <text:p>372.22</text:p>
          </table:table-cell>
          <table:table-cell table:formula="of:=[.B187]-273" office:value-type="float" office:value="99.22" calcext:value-type="float">
            <text:p>99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1_3</text:p>
          </table:table-cell>
          <table:table-cell office:value-type="float" office:value="372.22" calcext:value-type="float">
            <text:p>372.22</text:p>
          </table:table-cell>
          <table:table-cell table:formula="of:=[.B188]-273" office:value-type="float" office:value="99.22" calcext:value-type="float">
            <text:p>99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2_0</text:p>
          </table:table-cell>
          <table:table-cell office:value-type="float" office:value="347.96" calcext:value-type="float">
            <text:p>347.96</text:p>
          </table:table-cell>
          <table:table-cell table:formula="of:=[.B189]-273" office:value-type="float" office:value="74.96" calcext:value-type="float">
            <text:p>74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2_1</text:p>
          </table:table-cell>
          <table:table-cell office:value-type="float" office:value="360.5" calcext:value-type="float">
            <text:p>360.5</text:p>
          </table:table-cell>
          <table:table-cell table:formula="of:=[.B190]-273" office:value-type="float" office:value="87.5" calcext:value-type="float">
            <text:p>8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2_2</text:p>
          </table:table-cell>
          <table:table-cell office:value-type="float" office:value="373.04" calcext:value-type="float">
            <text:p>373.04</text:p>
          </table:table-cell>
          <table:table-cell table:formula="of:=[.B191]-273" office:value-type="float" office:value="100.04" calcext:value-type="float">
            <text:p>100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2_3</text:p>
          </table:table-cell>
          <table:table-cell office:value-type="float" office:value="373.04" calcext:value-type="float">
            <text:p>373.04</text:p>
          </table:table-cell>
          <table:table-cell table:formula="of:=[.B192]-273" office:value-type="float" office:value="100.04" calcext:value-type="float">
            <text:p>100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3_0</text:p>
          </table:table-cell>
          <table:table-cell office:value-type="float" office:value="345.69" calcext:value-type="float">
            <text:p>345.69</text:p>
          </table:table-cell>
          <table:table-cell table:formula="of:=[.B193]-273" office:value-type="float" office:value="72.69" calcext:value-type="float">
            <text:p>72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3_1</text:p>
          </table:table-cell>
          <table:table-cell office:value-type="float" office:value="352.47" calcext:value-type="float">
            <text:p>352.47</text:p>
          </table:table-cell>
          <table:table-cell table:formula="of:=[.B194]-273" office:value-type="float" office:value="79.47" calcext:value-type="float">
            <text:p>79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3_2</text:p>
          </table:table-cell>
          <table:table-cell office:value-type="float" office:value="359.25" calcext:value-type="float">
            <text:p>359.25</text:p>
          </table:table-cell>
          <table:table-cell table:formula="of:=[.B195]-273" office:value-type="float" office:value="86.25" calcext:value-type="float">
            <text:p>86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B3_3</text:p>
          </table:table-cell>
          <table:table-cell office:value-type="float" office:value="359.25" calcext:value-type="float">
            <text:p>359.25</text:p>
          </table:table-cell>
          <table:table-cell table:formula="of:=[.B196]-273" office:value-type="float" office:value="86.25" calcext:value-type="float">
            <text:p>86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42.52" calcext:value-type="float">
            <text:p>342.52</text:p>
          </table:table-cell>
          <table:table-cell table:formula="of:=[.B197]-273" office:value-type="float" office:value="69.52" calcext:value-type="float">
            <text:p>69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41.7" calcext:value-type="float">
            <text:p>341.7</text:p>
          </table:table-cell>
          <table:table-cell table:formula="of:=[.B198]-273" office:value-type="float" office:value="68.7" calcext:value-type="float">
            <text:p>68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0.45" calcext:value-type="float">
            <text:p>340.45</text:p>
          </table:table-cell>
          <table:table-cell table:formula="of:=[.B199]-273" office:value-type="float" office:value="67.45" calcext:value-type="float">
            <text:p>6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0.37" calcext:value-type="float">
            <text:p>340.37</text:p>
          </table:table-cell>
          <table:table-cell table:formula="of:=[.B200]-273" office:value-type="float" office:value="67.37" calcext:value-type="float">
            <text:p>6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0_0</text:p>
          </table:table-cell>
          <table:table-cell office:value-type="float" office:value="345.36" calcext:value-type="float">
            <text:p>345.36</text:p>
          </table:table-cell>
          <table:table-cell table:formula="of:=[.B201]-273" office:value-type="float" office:value="72.36" calcext:value-type="float">
            <text:p>72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0_1</text:p>
          </table:table-cell>
          <table:table-cell office:value-type="float" office:value="351.85" calcext:value-type="float">
            <text:p>351.85</text:p>
          </table:table-cell>
          <table:table-cell table:formula="of:=[.B202]-273" office:value-type="float" office:value="78.85" calcext:value-type="float">
            <text:p>78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0_2</text:p>
          </table:table-cell>
          <table:table-cell office:value-type="float" office:value="358.34" calcext:value-type="float">
            <text:p>358.34</text:p>
          </table:table-cell>
          <table:table-cell table:formula="of:=[.B203]-273" office:value-type="float" office:value="85.34" calcext:value-type="float">
            <text:p>85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0_3</text:p>
          </table:table-cell>
          <table:table-cell office:value-type="float" office:value="358.34" calcext:value-type="float">
            <text:p>358.34</text:p>
          </table:table-cell>
          <table:table-cell table:formula="of:=[.B204]-273" office:value-type="float" office:value="85.34" calcext:value-type="float">
            <text:p>85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1_0</text:p>
          </table:table-cell>
          <table:table-cell office:value-type="float" office:value="347.56" calcext:value-type="float">
            <text:p>347.56</text:p>
          </table:table-cell>
          <table:table-cell table:formula="of:=[.B205]-273" office:value-type="float" office:value="74.56" calcext:value-type="float">
            <text:p>74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1_1</text:p>
          </table:table-cell>
          <table:table-cell office:value-type="float" office:value="359.72" calcext:value-type="float">
            <text:p>359.72</text:p>
          </table:table-cell>
          <table:table-cell table:formula="of:=[.B206]-273" office:value-type="float" office:value="86.72" calcext:value-type="float">
            <text:p>86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1_2</text:p>
          </table:table-cell>
          <table:table-cell office:value-type="float" office:value="371.88" calcext:value-type="float">
            <text:p>371.88</text:p>
          </table:table-cell>
          <table:table-cell table:formula="of:=[.B207]-273" office:value-type="float" office:value="98.88" calcext:value-type="float">
            <text:p>9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1_3</text:p>
          </table:table-cell>
          <table:table-cell office:value-type="float" office:value="371.88" calcext:value-type="float">
            <text:p>371.88</text:p>
          </table:table-cell>
          <table:table-cell table:formula="of:=[.B208]-273" office:value-type="float" office:value="98.88" calcext:value-type="float">
            <text:p>9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2_0</text:p>
          </table:table-cell>
          <table:table-cell office:value-type="float" office:value="347.7" calcext:value-type="float">
            <text:p>347.7</text:p>
          </table:table-cell>
          <table:table-cell table:formula="of:=[.B209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2_1</text:p>
          </table:table-cell>
          <table:table-cell office:value-type="float" office:value="360.19" calcext:value-type="float">
            <text:p>360.19</text:p>
          </table:table-cell>
          <table:table-cell table:formula="of:=[.B210]-273" office:value-type="float" office:value="87.19" calcext:value-type="float">
            <text:p>87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2_2</text:p>
          </table:table-cell>
          <table:table-cell office:value-type="float" office:value="372.68" calcext:value-type="float">
            <text:p>372.68</text:p>
          </table:table-cell>
          <table:table-cell table:formula="of:=[.B211]-273" office:value-type="float" office:value="99.68" calcext:value-type="float">
            <text:p>99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2_3</text:p>
          </table:table-cell>
          <table:table-cell office:value-type="float" office:value="372.68" calcext:value-type="float">
            <text:p>372.68</text:p>
          </table:table-cell>
          <table:table-cell table:formula="of:=[.B212]-273" office:value-type="float" office:value="99.68" calcext:value-type="float">
            <text:p>99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3_0</text:p>
          </table:table-cell>
          <table:table-cell office:value-type="float" office:value="345.52" calcext:value-type="float">
            <text:p>345.52</text:p>
          </table:table-cell>
          <table:table-cell table:formula="of:=[.B213]-273" office:value-type="float" office:value="72.52" calcext:value-type="float">
            <text:p>72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3_1</text:p>
          </table:table-cell>
          <table:table-cell office:value-type="float" office:value="352.24" calcext:value-type="float">
            <text:p>352.24</text:p>
          </table:table-cell>
          <table:table-cell table:formula="of:=[.B214]-273" office:value-type="float" office:value="79.24" calcext:value-type="float">
            <text:p>79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3_2</text:p>
          </table:table-cell>
          <table:table-cell office:value-type="float" office:value="358.96" calcext:value-type="float">
            <text:p>358.96</text:p>
          </table:table-cell>
          <table:table-cell table:formula="of:=[.B215]-273" office:value-type="float" office:value="85.96" calcext:value-type="float">
            <text:p>85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TB3_3</text:p>
          </table:table-cell>
          <table:table-cell office:value-type="float" office:value="358.96" calcext:value-type="float">
            <text:p>358.96</text:p>
          </table:table-cell>
          <table:table-cell table:formula="of:=[.B216]-273" office:value-type="float" office:value="85.96" calcext:value-type="float">
            <text:p>85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42.4" calcext:value-type="float">
            <text:p>342.4</text:p>
          </table:table-cell>
          <table:table-cell table:formula="of:=[.B217]-273" office:value-type="float" office:value="69.4" calcext:value-type="float">
            <text:p>69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41.69" calcext:value-type="float">
            <text:p>341.69</text:p>
          </table:table-cell>
          <table:table-cell table:formula="of:=[.B218]-273" office:value-type="float" office:value="68.69" calcext:value-type="float">
            <text:p>68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0.44" calcext:value-type="float">
            <text:p>340.44</text:p>
          </table:table-cell>
          <table:table-cell table:formula="of:=[.B219]-273" office:value-type="float" office:value="67.44" calcext:value-type="float">
            <text:p>67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0.36" calcext:value-type="float">
            <text:p>340.36</text:p>
          </table:table-cell>
          <table:table-cell table:formula="of:=[.B220]-273" office:value-type="float" office:value="67.36" calcext:value-type="float">
            <text:p>67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0_0</text:p>
          </table:table-cell>
          <table:table-cell office:value-type="float" office:value="345.23" calcext:value-type="float">
            <text:p>345.23</text:p>
          </table:table-cell>
          <table:table-cell table:formula="of:=[.B221]-273" office:value-type="float" office:value="72.23" calcext:value-type="float">
            <text:p>72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0_1</text:p>
          </table:table-cell>
          <table:table-cell office:value-type="float" office:value="350.9" calcext:value-type="float">
            <text:p>350.9</text:p>
          </table:table-cell>
          <table:table-cell table:formula="of:=[.B222]-273" office:value-type="float" office:value="77.9" calcext:value-type="float">
            <text:p>77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0_2</text:p>
          </table:table-cell>
          <table:table-cell office:value-type="float" office:value="356.58" calcext:value-type="float">
            <text:p>356.58</text:p>
          </table:table-cell>
          <table:table-cell table:formula="of:=[.B223]-273" office:value-type="float" office:value="83.58" calcext:value-type="float">
            <text:p>83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0_3</text:p>
          </table:table-cell>
          <table:table-cell office:value-type="float" office:value="356.58" calcext:value-type="float">
            <text:p>356.58</text:p>
          </table:table-cell>
          <table:table-cell table:formula="of:=[.B224]-273" office:value-type="float" office:value="83.58" calcext:value-type="float">
            <text:p>83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1_0</text:p>
          </table:table-cell>
          <table:table-cell office:value-type="float" office:value="347.34" calcext:value-type="float">
            <text:p>347.34</text:p>
          </table:table-cell>
          <table:table-cell table:formula="of:=[.B225]-273" office:value-type="float" office:value="74.34" calcext:value-type="float">
            <text:p>74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1_1</text:p>
          </table:table-cell>
          <table:table-cell office:value-type="float" office:value="357.9" calcext:value-type="float">
            <text:p>357.9</text:p>
          </table:table-cell>
          <table:table-cell table:formula="of:=[.B226]-273" office:value-type="float" office:value="84.9" calcext:value-type="float">
            <text:p>84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1_2</text:p>
          </table:table-cell>
          <table:table-cell office:value-type="float" office:value="368.47" calcext:value-type="float">
            <text:p>368.47</text:p>
          </table:table-cell>
          <table:table-cell table:formula="of:=[.B227]-273" office:value-type="float" office:value="95.47" calcext:value-type="float">
            <text:p>95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1_3</text:p>
          </table:table-cell>
          <table:table-cell office:value-type="float" office:value="368.47" calcext:value-type="float">
            <text:p>368.47</text:p>
          </table:table-cell>
          <table:table-cell table:formula="of:=[.B228]-273" office:value-type="float" office:value="95.47" calcext:value-type="float">
            <text:p>95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2_0</text:p>
          </table:table-cell>
          <table:table-cell office:value-type="float" office:value="347.47" calcext:value-type="float">
            <text:p>347.47</text:p>
          </table:table-cell>
          <table:table-cell table:formula="of:=[.B229]-273" office:value-type="float" office:value="74.47" calcext:value-type="float">
            <text:p>7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2_1</text:p>
          </table:table-cell>
          <table:table-cell office:value-type="float" office:value="358.3" calcext:value-type="float">
            <text:p>358.3</text:p>
          </table:table-cell>
          <table:table-cell table:formula="of:=[.B230]-273" office:value-type="float" office:value="85.3" calcext:value-type="float">
            <text:p>85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2_2</text:p>
          </table:table-cell>
          <table:table-cell office:value-type="float" office:value="369.13" calcext:value-type="float">
            <text:p>369.13</text:p>
          </table:table-cell>
          <table:table-cell table:formula="of:=[.B231]-273" office:value-type="float" office:value="96.13" calcext:value-type="float">
            <text:p>96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2_3</text:p>
          </table:table-cell>
          <table:table-cell office:value-type="float" office:value="369.13" calcext:value-type="float">
            <text:p>369.13</text:p>
          </table:table-cell>
          <table:table-cell table:formula="of:=[.B232]-273" office:value-type="float" office:value="96.13" calcext:value-type="float">
            <text:p>96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3_0</text:p>
          </table:table-cell>
          <table:table-cell office:value-type="float" office:value="345.38" calcext:value-type="float">
            <text:p>345.38</text:p>
          </table:table-cell>
          <table:table-cell table:formula="of:=[.B233]-273" office:value-type="float" office:value="72.38" calcext:value-type="float">
            <text:p>72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3_1</text:p>
          </table:table-cell>
          <table:table-cell office:value-type="float" office:value="351.25" calcext:value-type="float">
            <text:p>351.25</text:p>
          </table:table-cell>
          <table:table-cell table:formula="of:=[.B234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3_2</text:p>
          </table:table-cell>
          <table:table-cell office:value-type="float" office:value="357.12" calcext:value-type="float">
            <text:p>357.12</text:p>
          </table:table-cell>
          <table:table-cell table:formula="of:=[.B235]-273" office:value-type="float" office:value="84.12" calcext:value-type="float">
            <text:p>84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B3_3</text:p>
          </table:table-cell>
          <table:table-cell office:value-type="float" office:value="357.12" calcext:value-type="float">
            <text:p>357.12</text:p>
          </table:table-cell>
          <table:table-cell table:formula="of:=[.B236]-273" office:value-type="float" office:value="84.12" calcext:value-type="float">
            <text:p>84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42.35" calcext:value-type="float">
            <text:p>342.35</text:p>
          </table:table-cell>
          <table:table-cell table:formula="of:=[.B237]-273" office:value-type="float" office:value="69.35" calcext:value-type="float">
            <text:p>69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41.68" calcext:value-type="float">
            <text:p>341.68</text:p>
          </table:table-cell>
          <table:table-cell table:formula="of:=[.B238]-273" office:value-type="float" office:value="68.68" calcext:value-type="float">
            <text:p>6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0.44" calcext:value-type="float">
            <text:p>340.44</text:p>
          </table:table-cell>
          <table:table-cell table:formula="of:=[.B239]-273" office:value-type="float" office:value="67.44" calcext:value-type="float">
            <text:p>67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0.36" calcext:value-type="float">
            <text:p>340.36</text:p>
          </table:table-cell>
          <table:table-cell table:formula="of:=[.B240]-273" office:value-type="float" office:value="67.36" calcext:value-type="float">
            <text:p>67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0_0</text:p>
          </table:table-cell>
          <table:table-cell office:value-type="float" office:value="345.03" calcext:value-type="float">
            <text:p>345.03</text:p>
          </table:table-cell>
          <table:table-cell table:formula="of:=[.B241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0_1</text:p>
          </table:table-cell>
          <table:table-cell office:value-type="float" office:value="350.65" calcext:value-type="float">
            <text:p>350.65</text:p>
          </table:table-cell>
          <table:table-cell table:formula="of:=[.B242]-273" office:value-type="float" office:value="77.65" calcext:value-type="float">
            <text:p>77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0_2</text:p>
          </table:table-cell>
          <table:table-cell office:value-type="float" office:value="356.26" calcext:value-type="float">
            <text:p>356.26</text:p>
          </table:table-cell>
          <table:table-cell table:formula="of:=[.B243]-273" office:value-type="float" office:value="83.26" calcext:value-type="float">
            <text:p>83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0_3</text:p>
          </table:table-cell>
          <table:table-cell office:value-type="float" office:value="356.26" calcext:value-type="float">
            <text:p>356.26</text:p>
          </table:table-cell>
          <table:table-cell table:formula="of:=[.B244]-273" office:value-type="float" office:value="83.26" calcext:value-type="float">
            <text:p>83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1_0</text:p>
          </table:table-cell>
          <table:table-cell office:value-type="float" office:value="347.04" calcext:value-type="float">
            <text:p>347.04</text:p>
          </table:table-cell>
          <table:table-cell table:formula="of:=[.B245]-273" office:value-type="float" office:value="74.04" calcext:value-type="float">
            <text:p>74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1_1</text:p>
          </table:table-cell>
          <table:table-cell office:value-type="float" office:value="357.55" calcext:value-type="float">
            <text:p>357.55</text:p>
          </table:table-cell>
          <table:table-cell table:formula="of:=[.B246]-273" office:value-type="float" office:value="84.55" calcext:value-type="float">
            <text:p>84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1_2</text:p>
          </table:table-cell>
          <table:table-cell office:value-type="float" office:value="368.05" calcext:value-type="float">
            <text:p>368.05</text:p>
          </table:table-cell>
          <table:table-cell table:formula="of:=[.B247]-273" office:value-type="float" office:value="95.05" calcext:value-type="float">
            <text:p>9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1_3</text:p>
          </table:table-cell>
          <table:table-cell office:value-type="float" office:value="368.05" calcext:value-type="float">
            <text:p>368.05</text:p>
          </table:table-cell>
          <table:table-cell table:formula="of:=[.B248]-273" office:value-type="float" office:value="95.05" calcext:value-type="float">
            <text:p>9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2_0</text:p>
          </table:table-cell>
          <table:table-cell office:value-type="float" office:value="347.17" calcext:value-type="float">
            <text:p>347.17</text:p>
          </table:table-cell>
          <table:table-cell table:formula="of:=[.B249]-273" office:value-type="float" office:value="74.17" calcext:value-type="float">
            <text:p>74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2_1</text:p>
          </table:table-cell>
          <table:table-cell office:value-type="float" office:value="357.93" calcext:value-type="float">
            <text:p>357.93</text:p>
          </table:table-cell>
          <table:table-cell table:formula="of:=[.B250]-273" office:value-type="float" office:value="84.93" calcext:value-type="float">
            <text:p>84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2_2</text:p>
          </table:table-cell>
          <table:table-cell office:value-type="float" office:value="368.7" calcext:value-type="float">
            <text:p>368.7</text:p>
          </table:table-cell>
          <table:table-cell table:formula="of:=[.B251]-273" office:value-type="float" office:value="95.7" calcext:value-type="float">
            <text:p>95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2_3</text:p>
          </table:table-cell>
          <table:table-cell office:value-type="float" office:value="368.7" calcext:value-type="float">
            <text:p>368.7</text:p>
          </table:table-cell>
          <table:table-cell table:formula="of:=[.B252]-273" office:value-type="float" office:value="95.7" calcext:value-type="float">
            <text:p>95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3_0</text:p>
          </table:table-cell>
          <table:table-cell office:value-type="float" office:value="345.18" calcext:value-type="float">
            <text:p>345.18</text:p>
          </table:table-cell>
          <table:table-cell table:formula="of:=[.B253]-273" office:value-type="float" office:value="72.18" calcext:value-type="float">
            <text:p>72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3_1</text:p>
          </table:table-cell>
          <table:table-cell office:value-type="float" office:value="350.98" calcext:value-type="float">
            <text:p>350.98</text:p>
          </table:table-cell>
          <table:table-cell table:formula="of:=[.B254]-273" office:value-type="float" office:value="77.98" calcext:value-type="float">
            <text:p>77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3_2</text:p>
          </table:table-cell>
          <table:table-cell office:value-type="float" office:value="356.78" calcext:value-type="float">
            <text:p>356.78</text:p>
          </table:table-cell>
          <table:table-cell table:formula="of:=[.B255]-273" office:value-type="float" office:value="83.78" calcext:value-type="float">
            <text:p>83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TB3_3</text:p>
          </table:table-cell>
          <table:table-cell office:value-type="float" office:value="356.78" calcext:value-type="float">
            <text:p>356.78</text:p>
          </table:table-cell>
          <table:table-cell table:formula="of:=[.B256]-273" office:value-type="float" office:value="83.78" calcext:value-type="float">
            <text:p>83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42.23" calcext:value-type="float">
            <text:p>342.23</text:p>
          </table:table-cell>
          <table:table-cell table:formula="of:=[.B257]-273" office:value-type="float" office:value="69.23" calcext:value-type="float">
            <text:p>69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41.67" calcext:value-type="float">
            <text:p>341.67</text:p>
          </table:table-cell>
          <table:table-cell table:formula="of:=[.B258]-273" office:value-type="float" office:value="68.67" calcext:value-type="float">
            <text:p>68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0.44" calcext:value-type="float">
            <text:p>340.44</text:p>
          </table:table-cell>
          <table:table-cell table:formula="of:=[.B259]-273" office:value-type="float" office:value="67.44" calcext:value-type="float">
            <text:p>67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0.36" calcext:value-type="float">
            <text:p>340.36</text:p>
          </table:table-cell>
          <table:table-cell table:formula="of:=[.B260]-273" office:value-type="float" office:value="67.36" calcext:value-type="float">
            <text:p>67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0_0</text:p>
          </table:table-cell>
          <table:table-cell office:value-type="float" office:value="344.88" calcext:value-type="float">
            <text:p>344.88</text:p>
          </table:table-cell>
          <table:table-cell table:formula="of:=[.B261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0_1</text:p>
          </table:table-cell>
          <table:table-cell office:value-type="float" office:value="349.5" calcext:value-type="float">
            <text:p>349.5</text:p>
          </table:table-cell>
          <table:table-cell table:formula="of:=[.B262]-273" office:value-type="float" office:value="76.5" calcext:value-type="float">
            <text:p>76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0_2</text:p>
          </table:table-cell>
          <table:table-cell office:value-type="float" office:value="354.13" calcext:value-type="float">
            <text:p>354.13</text:p>
          </table:table-cell>
          <table:table-cell table:formula="of:=[.B263]-273" office:value-type="float" office:value="81.13" calcext:value-type="float">
            <text:p>81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0_3</text:p>
          </table:table-cell>
          <table:table-cell office:value-type="float" office:value="354.13" calcext:value-type="float">
            <text:p>354.13</text:p>
          </table:table-cell>
          <table:table-cell table:formula="of:=[.B264]-273" office:value-type="float" office:value="81.13" calcext:value-type="float">
            <text:p>81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1_0</text:p>
          </table:table-cell>
          <table:table-cell office:value-type="float" office:value="346.78" calcext:value-type="float">
            <text:p>346.78</text:p>
          </table:table-cell>
          <table:table-cell table:formula="of:=[.B265]-273" office:value-type="float" office:value="73.78" calcext:value-type="float">
            <text:p>73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1_1</text:p>
          </table:table-cell>
          <table:table-cell office:value-type="float" office:value="355.35" calcext:value-type="float">
            <text:p>355.35</text:p>
          </table:table-cell>
          <table:table-cell table:formula="of:=[.B266]-273" office:value-type="float" office:value="82.35" calcext:value-type="float">
            <text:p>82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1_2</text:p>
          </table:table-cell>
          <table:table-cell office:value-type="float" office:value="363.92" calcext:value-type="float">
            <text:p>363.92</text:p>
          </table:table-cell>
          <table:table-cell table:formula="of:=[.B267]-273" office:value-type="float" office:value="90.92" calcext:value-type="float">
            <text:p>90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1_3</text:p>
          </table:table-cell>
          <table:table-cell office:value-type="float" office:value="363.92" calcext:value-type="float">
            <text:p>363.92</text:p>
          </table:table-cell>
          <table:table-cell table:formula="of:=[.B268]-273" office:value-type="float" office:value="90.92" calcext:value-type="float">
            <text:p>90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2_0</text:p>
          </table:table-cell>
          <table:table-cell office:value-type="float" office:value="346.89" calcext:value-type="float">
            <text:p>346.89</text:p>
          </table:table-cell>
          <table:table-cell table:formula="of:=[.B269]-273" office:value-type="float" office:value="73.89" calcext:value-type="float">
            <text:p>73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2_1</text:p>
          </table:table-cell>
          <table:table-cell office:value-type="float" office:value="355.66" calcext:value-type="float">
            <text:p>355.66</text:p>
          </table:table-cell>
          <table:table-cell table:formula="of:=[.B270]-273" office:value-type="float" office:value="82.66" calcext:value-type="float">
            <text:p>82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2_2</text:p>
          </table:table-cell>
          <table:table-cell office:value-type="float" office:value="364.44" calcext:value-type="float">
            <text:p>364.44</text:p>
          </table:table-cell>
          <table:table-cell table:formula="of:=[.B271]-273" office:value-type="float" office:value="91.44" calcext:value-type="float">
            <text:p>91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2_3</text:p>
          </table:table-cell>
          <table:table-cell office:value-type="float" office:value="364.44" calcext:value-type="float">
            <text:p>364.44</text:p>
          </table:table-cell>
          <table:table-cell table:formula="of:=[.B272]-273" office:value-type="float" office:value="91.44" calcext:value-type="float">
            <text:p>91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3_0</text:p>
          </table:table-cell>
          <table:table-cell office:value-type="float" office:value="345.01" calcext:value-type="float">
            <text:p>345.01</text:p>
          </table:table-cell>
          <table:table-cell table:formula="of:=[.B273]-273" office:value-type="float" office:value="72.01" calcext:value-type="float">
            <text:p>72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3_1</text:p>
          </table:table-cell>
          <table:table-cell office:value-type="float" office:value="349.79" calcext:value-type="float">
            <text:p>349.79</text:p>
          </table:table-cell>
          <table:table-cell table:formula="of:=[.B274]-273" office:value-type="float" office:value="76.79" calcext:value-type="float">
            <text:p>76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3_2</text:p>
          </table:table-cell>
          <table:table-cell office:value-type="float" office:value="354.57" calcext:value-type="float">
            <text:p>354.57</text:p>
          </table:table-cell>
          <table:table-cell table:formula="of:=[.B275]-273" office:value-type="float" office:value="81.57" calcext:value-type="float">
            <text:p>8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B3_3</text:p>
          </table:table-cell>
          <table:table-cell office:value-type="float" office:value="354.57" calcext:value-type="float">
            <text:p>354.57</text:p>
          </table:table-cell>
          <table:table-cell table:formula="of:=[.B276]-273" office:value-type="float" office:value="81.57" calcext:value-type="float">
            <text:p>8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42.18" calcext:value-type="float">
            <text:p>342.18</text:p>
          </table:table-cell>
          <table:table-cell table:formula="of:=[.B277]-273" office:value-type="float" office:value="69.18" calcext:value-type="float">
            <text:p>69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41.67" calcext:value-type="float">
            <text:p>341.67</text:p>
          </table:table-cell>
          <table:table-cell table:formula="of:=[.B278]-273" office:value-type="float" office:value="68.67" calcext:value-type="float">
            <text:p>68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0.43" calcext:value-type="float">
            <text:p>340.43</text:p>
          </table:table-cell>
          <table:table-cell table:formula="of:=[.B279]-273" office:value-type="float" office:value="67.43" calcext:value-type="float">
            <text:p>67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0.36" calcext:value-type="float">
            <text:p>340.36</text:p>
          </table:table-cell>
          <table:table-cell table:formula="of:=[.B280]-273" office:value-type="float" office:value="67.36" calcext:value-type="float">
            <text:p>67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0_0</text:p>
          </table:table-cell>
          <table:table-cell office:value-type="float" office:value="344.65" calcext:value-type="float">
            <text:p>344.65</text:p>
          </table:table-cell>
          <table:table-cell table:formula="of:=[.B281]-273" office:value-type="float" office:value="71.65" calcext:value-type="float">
            <text:p>71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0_1</text:p>
          </table:table-cell>
          <table:table-cell office:value-type="float" office:value="349.2" calcext:value-type="float">
            <text:p>349.2</text:p>
          </table:table-cell>
          <table:table-cell table:formula="of:=[.B282]-273" office:value-type="float" office:value="76.2" calcext:value-type="float">
            <text:p>76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0_2</text:p>
          </table:table-cell>
          <table:table-cell office:value-type="float" office:value="353.75" calcext:value-type="float">
            <text:p>353.75</text:p>
          </table:table-cell>
          <table:table-cell table:formula="of:=[.B283]-273" office:value-type="float" office:value="80.75" calcext:value-type="float">
            <text:p>80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0_3</text:p>
          </table:table-cell>
          <table:table-cell office:value-type="float" office:value="353.75" calcext:value-type="float">
            <text:p>353.75</text:p>
          </table:table-cell>
          <table:table-cell table:formula="of:=[.B284]-273" office:value-type="float" office:value="80.75" calcext:value-type="float">
            <text:p>80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1_0</text:p>
          </table:table-cell>
          <table:table-cell office:value-type="float" office:value="346.44" calcext:value-type="float">
            <text:p>346.44</text:p>
          </table:table-cell>
          <table:table-cell table:formula="of:=[.B285]-273" office:value-type="float" office:value="73.44" calcext:value-type="float">
            <text:p>73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1_1</text:p>
          </table:table-cell>
          <table:table-cell office:value-type="float" office:value="354.93" calcext:value-type="float">
            <text:p>354.93</text:p>
          </table:table-cell>
          <table:table-cell table:formula="of:=[.B286]-273" office:value-type="float" office:value="81.93" calcext:value-type="float">
            <text:p>8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1_2</text:p>
          </table:table-cell>
          <table:table-cell office:value-type="float" office:value="363.43" calcext:value-type="float">
            <text:p>363.43</text:p>
          </table:table-cell>
          <table:table-cell table:formula="of:=[.B287]-273" office:value-type="float" office:value="90.43" calcext:value-type="float">
            <text:p>9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1_3</text:p>
          </table:table-cell>
          <table:table-cell office:value-type="float" office:value="363.43" calcext:value-type="float">
            <text:p>363.43</text:p>
          </table:table-cell>
          <table:table-cell table:formula="of:=[.B288]-273" office:value-type="float" office:value="90.43" calcext:value-type="float">
            <text:p>9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2_0</text:p>
          </table:table-cell>
          <table:table-cell office:value-type="float" office:value="346.54" calcext:value-type="float">
            <text:p>346.54</text:p>
          </table:table-cell>
          <table:table-cell table:formula="of:=[.B289]-273" office:value-type="float" office:value="73.54" calcext:value-type="float">
            <text:p>73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2_1</text:p>
          </table:table-cell>
          <table:table-cell office:value-type="float" office:value="355.24" calcext:value-type="float">
            <text:p>355.24</text:p>
          </table:table-cell>
          <table:table-cell table:formula="of:=[.B290]-273" office:value-type="float" office:value="82.24" calcext:value-type="float">
            <text:p>82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2_2</text:p>
          </table:table-cell>
          <table:table-cell office:value-type="float" office:value="363.94" calcext:value-type="float">
            <text:p>363.94</text:p>
          </table:table-cell>
          <table:table-cell table:formula="of:=[.B291]-273" office:value-type="float" office:value="90.94" calcext:value-type="float">
            <text:p>90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2_3</text:p>
          </table:table-cell>
          <table:table-cell office:value-type="float" office:value="363.94" calcext:value-type="float">
            <text:p>363.94</text:p>
          </table:table-cell>
          <table:table-cell table:formula="of:=[.B292]-273" office:value-type="float" office:value="90.94" calcext:value-type="float">
            <text:p>90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3_0</text:p>
          </table:table-cell>
          <table:table-cell office:value-type="float" office:value="344.78" calcext:value-type="float">
            <text:p>344.78</text:p>
          </table:table-cell>
          <table:table-cell table:formula="of:=[.B293]-273" office:value-type="float" office:value="71.78" calcext:value-type="float">
            <text:p>71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3_1</text:p>
          </table:table-cell>
          <table:table-cell office:value-type="float" office:value="349.48" calcext:value-type="float">
            <text:p>349.48</text:p>
          </table:table-cell>
          <table:table-cell table:formula="of:=[.B294]-273" office:value-type="float" office:value="76.48" calcext:value-type="float">
            <text:p>7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3_2</text:p>
          </table:table-cell>
          <table:table-cell office:value-type="float" office:value="354.18" calcext:value-type="float">
            <text:p>354.18</text:p>
          </table:table-cell>
          <table:table-cell table:formula="of:=[.B295]-273" office:value-type="float" office:value="81.18" calcext:value-type="float">
            <text:p>81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TB3_3</text:p>
          </table:table-cell>
          <table:table-cell office:value-type="float" office:value="354.18" calcext:value-type="float">
            <text:p>354.18</text:p>
          </table:table-cell>
          <table:table-cell table:formula="of:=[.B296]-273" office:value-type="float" office:value="81.18" calcext:value-type="float">
            <text:p>81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42.06" calcext:value-type="float">
            <text:p>342.06</text:p>
          </table:table-cell>
          <table:table-cell table:formula="of:=[.B297]-273" office:value-type="float" office:value="69.06" calcext:value-type="float">
            <text:p>69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41.66" calcext:value-type="float">
            <text:p>341.66</text:p>
          </table:table-cell>
          <table:table-cell table:formula="of:=[.B298]-273" office:value-type="float" office:value="68.66" calcext:value-type="float">
            <text:p>68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0.43" calcext:value-type="float">
            <text:p>340.43</text:p>
          </table:table-cell>
          <table:table-cell table:formula="of:=[.B299]-273" office:value-type="float" office:value="67.43" calcext:value-type="float">
            <text:p>67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0.35" calcext:value-type="float">
            <text:p>340.35</text:p>
          </table:table-cell>
          <table:table-cell table:formula="of:=[.B300]-273" office:value-type="float" office:value="67.35" calcext:value-type="float">
            <text:p>6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0_0</text:p>
          </table:table-cell>
          <table:table-cell office:value-type="float" office:value="344.47" calcext:value-type="float">
            <text:p>344.47</text:p>
          </table:table-cell>
          <table:table-cell table:formula="of:=[.B301]-273" office:value-type="float" office:value="71.47" calcext:value-type="float">
            <text:p>71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0_1</text:p>
          </table:table-cell>
          <table:table-cell office:value-type="float" office:value="347.86" calcext:value-type="float">
            <text:p>347.86</text:p>
          </table:table-cell>
          <table:table-cell table:formula="of:=[.B302]-273" office:value-type="float" office:value="74.86" calcext:value-type="float">
            <text:p>74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0_2</text:p>
          </table:table-cell>
          <table:table-cell office:value-type="float" office:value="351.25" calcext:value-type="float">
            <text:p>351.25</text:p>
          </table:table-cell>
          <table:table-cell table:formula="of:=[.B303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0_3</text:p>
          </table:table-cell>
          <table:table-cell office:value-type="float" office:value="351.25" calcext:value-type="float">
            <text:p>351.25</text:p>
          </table:table-cell>
          <table:table-cell table:formula="of:=[.B304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1_0</text:p>
          </table:table-cell>
          <table:table-cell office:value-type="float" office:value="346.12" calcext:value-type="float">
            <text:p>346.12</text:p>
          </table:table-cell>
          <table:table-cell table:formula="of:=[.B305]-273" office:value-type="float" office:value="73.12" calcext:value-type="float">
            <text:p>73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1_1</text:p>
          </table:table-cell>
          <table:table-cell office:value-type="float" office:value="352.35" calcext:value-type="float">
            <text:p>352.35</text:p>
          </table:table-cell>
          <table:table-cell table:formula="of:=[.B306]-273" office:value-type="float" office:value="79.35" calcext:value-type="float">
            <text:p>79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1_2</text:p>
          </table:table-cell>
          <table:table-cell office:value-type="float" office:value="358.57" calcext:value-type="float">
            <text:p>358.57</text:p>
          </table:table-cell>
          <table:table-cell table:formula="of:=[.B307]-273" office:value-type="float" office:value="85.57" calcext:value-type="float">
            <text:p>85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1_3</text:p>
          </table:table-cell>
          <table:table-cell office:value-type="float" office:value="358.57" calcext:value-type="float">
            <text:p>358.57</text:p>
          </table:table-cell>
          <table:table-cell table:formula="of:=[.B308]-273" office:value-type="float" office:value="85.57" calcext:value-type="float">
            <text:p>85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2_0</text:p>
          </table:table-cell>
          <table:table-cell office:value-type="float" office:value="346.22" calcext:value-type="float">
            <text:p>346.22</text:p>
          </table:table-cell>
          <table:table-cell table:formula="of:=[.B309]-273" office:value-type="float" office:value="73.22" calcext:value-type="float">
            <text:p>73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2_1</text:p>
          </table:table-cell>
          <table:table-cell office:value-type="float" office:value="352.59" calcext:value-type="float">
            <text:p>352.59</text:p>
          </table:table-cell>
          <table:table-cell table:formula="of:=[.B310]-273" office:value-type="float" office:value="79.59" calcext:value-type="float">
            <text:p>79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2_2</text:p>
          </table:table-cell>
          <table:table-cell office:value-type="float" office:value="358.95" calcext:value-type="float">
            <text:p>358.95</text:p>
          </table:table-cell>
          <table:table-cell table:formula="of:=[.B311]-273" office:value-type="float" office:value="85.95" calcext:value-type="float">
            <text:p>85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2_3</text:p>
          </table:table-cell>
          <table:table-cell office:value-type="float" office:value="358.95" calcext:value-type="float">
            <text:p>358.95</text:p>
          </table:table-cell>
          <table:table-cell table:formula="of:=[.B312]-273" office:value-type="float" office:value="85.95" calcext:value-type="float">
            <text:p>85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3_0</text:p>
          </table:table-cell>
          <table:table-cell office:value-type="float" office:value="344.59" calcext:value-type="float">
            <text:p>344.59</text:p>
          </table:table-cell>
          <table:table-cell table:formula="of:=[.B313]-273" office:value-type="float" office:value="71.59" calcext:value-type="float">
            <text:p>71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3_1</text:p>
          </table:table-cell>
          <table:table-cell office:value-type="float" office:value="348.1" calcext:value-type="float">
            <text:p>348.1</text:p>
          </table:table-cell>
          <table:table-cell table:formula="of:=[.B314]-273" office:value-type="float" office:value="75.1" calcext:value-type="float">
            <text:p>7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3_2</text:p>
          </table:table-cell>
          <table:table-cell office:value-type="float" office:value="351.6" calcext:value-type="float">
            <text:p>351.6</text:p>
          </table:table-cell>
          <table:table-cell table:formula="of:=[.B315]-273" office:value-type="float" office:value="78.6" calcext:value-type="float">
            <text:p>7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B3_3</text:p>
          </table:table-cell>
          <table:table-cell office:value-type="float" office:value="351.6" calcext:value-type="float">
            <text:p>351.6</text:p>
          </table:table-cell>
          <table:table-cell table:formula="of:=[.B316]-273" office:value-type="float" office:value="78.6" calcext:value-type="float">
            <text:p>7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42.01" calcext:value-type="float">
            <text:p>342.01</text:p>
          </table:table-cell>
          <table:table-cell table:formula="of:=[.B317]-273" office:value-type="float" office:value="69.01" calcext:value-type="float">
            <text:p>69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41.65" calcext:value-type="float">
            <text:p>341.65</text:p>
          </table:table-cell>
          <table:table-cell table:formula="of:=[.B318]-273" office:value-type="float" office:value="68.65" calcext:value-type="float">
            <text:p>68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0.43" calcext:value-type="float">
            <text:p>340.43</text:p>
          </table:table-cell>
          <table:table-cell table:formula="of:=[.B319]-273" office:value-type="float" office:value="67.43" calcext:value-type="float">
            <text:p>67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0.35" calcext:value-type="float">
            <text:p>340.35</text:p>
          </table:table-cell>
          <table:table-cell table:formula="of:=[.B320]-273" office:value-type="float" office:value="67.35" calcext:value-type="float">
            <text:p>6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0_0</text:p>
          </table:table-cell>
          <table:table-cell office:value-type="float" office:value="344.21" calcext:value-type="float">
            <text:p>344.21</text:p>
          </table:table-cell>
          <table:table-cell table:formula="of:=[.B321]-273" office:value-type="float" office:value="71.21" calcext:value-type="float">
            <text:p>71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0_1</text:p>
          </table:table-cell>
          <table:table-cell office:value-type="float" office:value="347.52" calcext:value-type="float">
            <text:p>347.52</text:p>
          </table:table-cell>
          <table:table-cell table:formula="of:=[.B322]-273" office:value-type="float" office:value="74.52" calcext:value-type="float">
            <text:p>74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0_2</text:p>
          </table:table-cell>
          <table:table-cell office:value-type="float" office:value="350.83" calcext:value-type="float">
            <text:p>350.83</text:p>
          </table:table-cell>
          <table:table-cell table:formula="of:=[.B323]-273" office:value-type="float" office:value="77.83" calcext:value-type="float">
            <text:p>77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0_3</text:p>
          </table:table-cell>
          <table:table-cell office:value-type="float" office:value="350.83" calcext:value-type="float">
            <text:p>350.83</text:p>
          </table:table-cell>
          <table:table-cell table:formula="of:=[.B324]-273" office:value-type="float" office:value="77.83" calcext:value-type="float">
            <text:p>77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1_0</text:p>
          </table:table-cell>
          <table:table-cell office:value-type="float" office:value="345.74" calcext:value-type="float">
            <text:p>345.74</text:p>
          </table:table-cell>
          <table:table-cell table:formula="of:=[.B325]-273" office:value-type="float" office:value="72.74" calcext:value-type="float">
            <text:p>72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1_1</text:p>
          </table:table-cell>
          <table:table-cell office:value-type="float" office:value="351.88" calcext:value-type="float">
            <text:p>351.88</text:p>
          </table:table-cell>
          <table:table-cell table:formula="of:=[.B326]-273" office:value-type="float" office:value="78.88" calcext:value-type="float">
            <text:p>7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1_2</text:p>
          </table:table-cell>
          <table:table-cell office:value-type="float" office:value="358.01" calcext:value-type="float">
            <text:p>358.01</text:p>
          </table:table-cell>
          <table:table-cell table:formula="of:=[.B327]-273" office:value-type="float" office:value="85.01" calcext:value-type="float">
            <text:p>85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1_3</text:p>
          </table:table-cell>
          <table:table-cell office:value-type="float" office:value="358.01" calcext:value-type="float">
            <text:p>358.01</text:p>
          </table:table-cell>
          <table:table-cell table:formula="of:=[.B328]-273" office:value-type="float" office:value="85.01" calcext:value-type="float">
            <text:p>85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2_0</text:p>
          </table:table-cell>
          <table:table-cell office:value-type="float" office:value="345.83" calcext:value-type="float">
            <text:p>345.83</text:p>
          </table:table-cell>
          <table:table-cell table:formula="of:=[.B329]-273" office:value-type="float" office:value="72.83" calcext:value-type="float">
            <text:p>72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2_1</text:p>
          </table:table-cell>
          <table:table-cell office:value-type="float" office:value="352.1" calcext:value-type="float">
            <text:p>352.1</text:p>
          </table:table-cell>
          <table:table-cell table:formula="of:=[.B330]-273" office:value-type="float" office:value="79.1" calcext:value-type="float">
            <text:p>79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2_2</text:p>
          </table:table-cell>
          <table:table-cell office:value-type="float" office:value="358.38" calcext:value-type="float">
            <text:p>358.38</text:p>
          </table:table-cell>
          <table:table-cell table:formula="of:=[.B331]-273" office:value-type="float" office:value="85.38" calcext:value-type="float">
            <text:p>8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2_3</text:p>
          </table:table-cell>
          <table:table-cell office:value-type="float" office:value="358.38" calcext:value-type="float">
            <text:p>358.38</text:p>
          </table:table-cell>
          <table:table-cell table:formula="of:=[.B332]-273" office:value-type="float" office:value="85.38" calcext:value-type="float">
            <text:p>8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3_0</text:p>
          </table:table-cell>
          <table:table-cell office:value-type="float" office:value="344.33" calcext:value-type="float">
            <text:p>344.33</text:p>
          </table:table-cell>
          <table:table-cell table:formula="of:=[.B333]-273" office:value-type="float" office:value="71.33" calcext:value-type="float">
            <text:p>71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3_1</text:p>
          </table:table-cell>
          <table:table-cell office:value-type="float" office:value="347.74" calcext:value-type="float">
            <text:p>347.74</text:p>
          </table:table-cell>
          <table:table-cell table:formula="of:=[.B334]-273" office:value-type="float" office:value="74.74" calcext:value-type="float">
            <text:p>74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3_2</text:p>
          </table:table-cell>
          <table:table-cell office:value-type="float" office:value="351.16" calcext:value-type="float">
            <text:p>351.16</text:p>
          </table:table-cell>
          <table:table-cell table:formula="of:=[.B335]-273" office:value-type="float" office:value="78.16" calcext:value-type="float">
            <text:p>78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TB3_3</text:p>
          </table:table-cell>
          <table:table-cell office:value-type="float" office:value="351.16" calcext:value-type="float">
            <text:p>351.16</text:p>
          </table:table-cell>
          <table:table-cell table:formula="of:=[.B336]-273" office:value-type="float" office:value="78.16" calcext:value-type="float">
            <text:p>78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X0</text:p>
          </table:table-cell>
          <table:table-cell office:value-type="float" office:value="341.89" calcext:value-type="float">
            <text:p>341.89</text:p>
          </table:table-cell>
          <table:table-cell table:formula="of:=[.B337]-273" office:value-type="float" office:value="68.89" calcext:value-type="float">
            <text:p>68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X1</text:p>
          </table:table-cell>
          <table:table-cell office:value-type="float" office:value="341.64" calcext:value-type="float">
            <text:p>341.64</text:p>
          </table:table-cell>
          <table:table-cell table:formula="of:=[.B338]-273" office:value-type="float" office:value="68.64" calcext:value-type="float">
            <text:p>68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X2</text:p>
          </table:table-cell>
          <table:table-cell office:value-type="float" office:value="340.42" calcext:value-type="float">
            <text:p>340.42</text:p>
          </table:table-cell>
          <table:table-cell table:formula="of:=[.B339]-273" office:value-type="float" office:value="67.42" calcext:value-type="float">
            <text:p>67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0_X3</text:p>
          </table:table-cell>
          <table:table-cell office:value-type="float" office:value="340.35" calcext:value-type="float">
            <text:p>340.35</text:p>
          </table:table-cell>
          <table:table-cell table:formula="of:=[.B340]-273" office:value-type="float" office:value="67.35" calcext:value-type="float">
            <text:p>6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0_0</text:p>
          </table:table-cell>
          <table:table-cell office:value-type="float" office:value="344.01" calcext:value-type="float">
            <text:p>344.01</text:p>
          </table:table-cell>
          <table:table-cell table:formula="of:=[.B341]-273" office:value-type="float" office:value="71.01" calcext:value-type="float">
            <text:p>71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0_1</text:p>
          </table:table-cell>
          <table:table-cell office:value-type="float" office:value="345.97" calcext:value-type="float">
            <text:p>345.97</text:p>
          </table:table-cell>
          <table:table-cell table:formula="of:=[.B342]-273" office:value-type="float" office:value="72.97" calcext:value-type="float">
            <text:p>72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0_2</text:p>
          </table:table-cell>
          <table:table-cell office:value-type="float" office:value="347.94" calcext:value-type="float">
            <text:p>347.94</text:p>
          </table:table-cell>
          <table:table-cell table:formula="of:=[.B343]-273" office:value-type="float" office:value="74.94" calcext:value-type="float">
            <text:p>74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0_3</text:p>
          </table:table-cell>
          <table:table-cell office:value-type="float" office:value="347.94" calcext:value-type="float">
            <text:p>347.94</text:p>
          </table:table-cell>
          <table:table-cell table:formula="of:=[.B344]-273" office:value-type="float" office:value="74.94" calcext:value-type="float">
            <text:p>74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1_0</text:p>
          </table:table-cell>
          <table:table-cell office:value-type="float" office:value="345.38" calcext:value-type="float">
            <text:p>345.38</text:p>
          </table:table-cell>
          <table:table-cell table:formula="of:=[.B345]-273" office:value-type="float" office:value="72.38" calcext:value-type="float">
            <text:p>72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1_1</text:p>
          </table:table-cell>
          <table:table-cell office:value-type="float" office:value="348.9" calcext:value-type="float">
            <text:p>348.9</text:p>
          </table:table-cell>
          <table:table-cell table:formula="of:=[.B346]-273" office:value-type="float" office:value="75.9" calcext:value-type="float">
            <text:p>75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1_2</text:p>
          </table:table-cell>
          <table:table-cell office:value-type="float" office:value="352.41" calcext:value-type="float">
            <text:p>352.41</text:p>
          </table:table-cell>
          <table:table-cell table:formula="of:=[.B347]-273" office:value-type="float" office:value="79.41" calcext:value-type="float">
            <text:p>79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1_3</text:p>
          </table:table-cell>
          <table:table-cell office:value-type="float" office:value="352.41" calcext:value-type="float">
            <text:p>352.41</text:p>
          </table:table-cell>
          <table:table-cell table:formula="of:=[.B348]-273" office:value-type="float" office:value="79.41" calcext:value-type="float">
            <text:p>79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2_0</text:p>
          </table:table-cell>
          <table:table-cell office:value-type="float" office:value="345.47" calcext:value-type="float">
            <text:p>345.47</text:p>
          </table:table-cell>
          <table:table-cell table:formula="of:=[.B349]-273" office:value-type="float" office:value="72.47" calcext:value-type="float">
            <text:p>72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2_1</text:p>
          </table:table-cell>
          <table:table-cell office:value-type="float" office:value="349.06" calcext:value-type="float">
            <text:p>349.06</text:p>
          </table:table-cell>
          <table:table-cell table:formula="of:=[.B350]-273" office:value-type="float" office:value="76.06" calcext:value-type="float">
            <text:p>76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2_2</text:p>
          </table:table-cell>
          <table:table-cell office:value-type="float" office:value="352.65" calcext:value-type="float">
            <text:p>352.65</text:p>
          </table:table-cell>
          <table:table-cell table:formula="of:=[.B351]-273" office:value-type="float" office:value="79.65" calcext:value-type="float">
            <text:p>79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2_3</text:p>
          </table:table-cell>
          <table:table-cell office:value-type="float" office:value="352.65" calcext:value-type="float">
            <text:p>352.65</text:p>
          </table:table-cell>
          <table:table-cell table:formula="of:=[.B352]-273" office:value-type="float" office:value="79.65" calcext:value-type="float">
            <text:p>79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3_0</text:p>
          </table:table-cell>
          <table:table-cell office:value-type="float" office:value="344.11" calcext:value-type="float">
            <text:p>344.11</text:p>
          </table:table-cell>
          <table:table-cell table:formula="of:=[.B353]-273" office:value-type="float" office:value="71.11" calcext:value-type="float">
            <text:p>71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3_1</text:p>
          </table:table-cell>
          <table:table-cell office:value-type="float" office:value="346.16" calcext:value-type="float">
            <text:p>346.16</text:p>
          </table:table-cell>
          <table:table-cell table:formula="of:=[.B354]-273" office:value-type="float" office:value="73.16" calcext:value-type="float">
            <text:p>73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3_2</text:p>
          </table:table-cell>
          <table:table-cell office:value-type="float" office:value="348.2" calcext:value-type="float">
            <text:p>348.2</text:p>
          </table:table-cell>
          <table:table-cell table:formula="of:=[.B355]-273" office:value-type="float" office:value="75.2" calcext:value-type="float">
            <text:p>7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B3_3</text:p>
          </table:table-cell>
          <table:table-cell office:value-type="float" office:value="348.2" calcext:value-type="float">
            <text:p>348.2</text:p>
          </table:table-cell>
          <table:table-cell table:formula="of:=[.B356]-273" office:value-type="float" office:value="75.2" calcext:value-type="float">
            <text:p>7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X0</text:p>
          </table:table-cell>
          <table:table-cell office:value-type="float" office:value="341.84" calcext:value-type="float">
            <text:p>341.84</text:p>
          </table:table-cell>
          <table:table-cell table:formula="of:=[.B357]-273" office:value-type="float" office:value="68.84" calcext:value-type="float">
            <text:p>68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X1</text:p>
          </table:table-cell>
          <table:table-cell office:value-type="float" office:value="341.64" calcext:value-type="float">
            <text:p>341.64</text:p>
          </table:table-cell>
          <table:table-cell table:formula="of:=[.B358]-273" office:value-type="float" office:value="68.64" calcext:value-type="float">
            <text:p>68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X2</text:p>
          </table:table-cell>
          <table:table-cell office:value-type="float" office:value="340.42" calcext:value-type="float">
            <text:p>340.42</text:p>
          </table:table-cell>
          <table:table-cell table:formula="of:=[.B359]-273" office:value-type="float" office:value="67.42" calcext:value-type="float">
            <text:p>67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1_X3</text:p>
          </table:table-cell>
          <table:table-cell office:value-type="float" office:value="340.35" calcext:value-type="float">
            <text:p>340.35</text:p>
          </table:table-cell>
          <table:table-cell table:formula="of:=[.B360]-273" office:value-type="float" office:value="67.35" calcext:value-type="float">
            <text:p>6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0_0</text:p>
          </table:table-cell>
          <table:table-cell office:value-type="float" office:value="343.72" calcext:value-type="float">
            <text:p>343.72</text:p>
          </table:table-cell>
          <table:table-cell table:formula="of:=[.B361]-273" office:value-type="float" office:value="70.72" calcext:value-type="float">
            <text:p>7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0_1</text:p>
          </table:table-cell>
          <table:table-cell office:value-type="float" office:value="345.59" calcext:value-type="float">
            <text:p>345.59</text:p>
          </table:table-cell>
          <table:table-cell table:formula="of:=[.B362]-273" office:value-type="float" office:value="72.59" calcext:value-type="float">
            <text:p>72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0_2</text:p>
          </table:table-cell>
          <table:table-cell office:value-type="float" office:value="347.47" calcext:value-type="float">
            <text:p>347.47</text:p>
          </table:table-cell>
          <table:table-cell table:formula="of:=[.B363]-273" office:value-type="float" office:value="74.47" calcext:value-type="float">
            <text:p>7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0_3</text:p>
          </table:table-cell>
          <table:table-cell office:value-type="float" office:value="347.47" calcext:value-type="float">
            <text:p>347.47</text:p>
          </table:table-cell>
          <table:table-cell table:formula="of:=[.B364]-273" office:value-type="float" office:value="74.47" calcext:value-type="float">
            <text:p>7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1_0</text:p>
          </table:table-cell>
          <table:table-cell office:value-type="float" office:value="344.95" calcext:value-type="float">
            <text:p>344.95</text:p>
          </table:table-cell>
          <table:table-cell table:formula="of:=[.B365]-273" office:value-type="float" office:value="71.95" calcext:value-type="float">
            <text:p>71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1_1</text:p>
          </table:table-cell>
          <table:table-cell office:value-type="float" office:value="348.37" calcext:value-type="float">
            <text:p>348.37</text:p>
          </table:table-cell>
          <table:table-cell table:formula="of:=[.B366]-273" office:value-type="float" office:value="75.37" calcext:value-type="float">
            <text:p>75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1_2</text:p>
          </table:table-cell>
          <table:table-cell office:value-type="float" office:value="351.78" calcext:value-type="float">
            <text:p>351.78</text:p>
          </table:table-cell>
          <table:table-cell table:formula="of:=[.B367]-273" office:value-type="float" office:value="78.78" calcext:value-type="float">
            <text:p>78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1_3</text:p>
          </table:table-cell>
          <table:table-cell office:value-type="float" office:value="351.78" calcext:value-type="float">
            <text:p>351.78</text:p>
          </table:table-cell>
          <table:table-cell table:formula="of:=[.B368]-273" office:value-type="float" office:value="78.78" calcext:value-type="float">
            <text:p>78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2_0</text:p>
          </table:table-cell>
          <table:table-cell office:value-type="float" office:value="345.03" calcext:value-type="float">
            <text:p>345.03</text:p>
          </table:table-cell>
          <table:table-cell table:formula="of:=[.B369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2_1</text:p>
          </table:table-cell>
          <table:table-cell office:value-type="float" office:value="348.51" calcext:value-type="float">
            <text:p>348.51</text:p>
          </table:table-cell>
          <table:table-cell table:formula="of:=[.B370]-273" office:value-type="float" office:value="75.51" calcext:value-type="float">
            <text:p>75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2_2</text:p>
          </table:table-cell>
          <table:table-cell office:value-type="float" office:value="352" calcext:value-type="float">
            <text:p>352</text:p>
          </table:table-cell>
          <table:table-cell table:formula="of:=[.B371]-273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2_3</text:p>
          </table:table-cell>
          <table:table-cell office:value-type="float" office:value="352" calcext:value-type="float">
            <text:p>352</text:p>
          </table:table-cell>
          <table:table-cell table:formula="of:=[.B372]-273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3_0</text:p>
          </table:table-cell>
          <table:table-cell office:value-type="float" office:value="343.82" calcext:value-type="float">
            <text:p>343.82</text:p>
          </table:table-cell>
          <table:table-cell table:formula="of:=[.B373]-273" office:value-type="float" office:value="70.82" calcext:value-type="float">
            <text:p>70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3_1</text:p>
          </table:table-cell>
          <table:table-cell office:value-type="float" office:value="345.76" calcext:value-type="float">
            <text:p>345.76</text:p>
          </table:table-cell>
          <table:table-cell table:formula="of:=[.B374]-273" office:value-type="float" office:value="72.76" calcext:value-type="float">
            <text:p>7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3_2</text:p>
          </table:table-cell>
          <table:table-cell office:value-type="float" office:value="347.7" calcext:value-type="float">
            <text:p>347.7</text:p>
          </table:table-cell>
          <table:table-cell table:formula="of:=[.B375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TB3_3</text:p>
          </table:table-cell>
          <table:table-cell office:value-type="float" office:value="347.7" calcext:value-type="float">
            <text:p>347.7</text:p>
          </table:table-cell>
          <table:table-cell table:formula="of:=[.B376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X0</text:p>
          </table:table-cell>
          <table:table-cell office:value-type="float" office:value="341.72" calcext:value-type="float">
            <text:p>341.72</text:p>
          </table:table-cell>
          <table:table-cell table:formula="of:=[.B377]-273" office:value-type="float" office:value="68.72" calcext:value-type="float">
            <text:p>68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X1</text:p>
          </table:table-cell>
          <table:table-cell office:value-type="float" office:value="341.62" calcext:value-type="float">
            <text:p>341.62</text:p>
          </table:table-cell>
          <table:table-cell table:formula="of:=[.B378]-273" office:value-type="float" office:value="68.62" calcext:value-type="float">
            <text:p>68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X2</text:p>
          </table:table-cell>
          <table:table-cell office:value-type="float" office:value="340.41" calcext:value-type="float">
            <text:p>340.41</text:p>
          </table:table-cell>
          <table:table-cell table:formula="of:=[.B379]-273" office:value-type="float" office:value="67.41" calcext:value-type="float">
            <text:p>67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2_X3</text:p>
          </table:table-cell>
          <table:table-cell office:value-type="float" office:value="340.34" calcext:value-type="float">
            <text:p>340.34</text:p>
          </table:table-cell>
          <table:table-cell table:formula="of:=[.B380]-273" office:value-type="float" office:value="67.34" calcext:value-type="float">
            <text:p>67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43.49" calcext:value-type="float">
            <text:p>343.49</text:p>
          </table:table-cell>
          <table:table-cell table:formula="of:=[.B381]-273" office:value-type="float" office:value="70.49" calcext:value-type="float">
            <text:p>70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43.84" calcext:value-type="float">
            <text:p>343.84</text:p>
          </table:table-cell>
          <table:table-cell table:formula="of:=[.B382]-273" office:value-type="float" office:value="70.84" calcext:value-type="float">
            <text:p>70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44.2" calcext:value-type="float">
            <text:p>344.2</text:p>
          </table:table-cell>
          <table:table-cell table:formula="of:=[.B383]-273" office:value-type="float" office:value="71.2" calcext:value-type="float">
            <text:p>71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4.2" calcext:value-type="float">
            <text:p>344.2</text:p>
          </table:table-cell>
          <table:table-cell table:formula="of:=[.B384]-273" office:value-type="float" office:value="71.2" calcext:value-type="float">
            <text:p>71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44.56" calcext:value-type="float">
            <text:p>344.56</text:p>
          </table:table-cell>
          <table:table-cell table:formula="of:=[.B385]-273" office:value-type="float" office:value="71.56" calcext:value-type="float">
            <text:p>71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44.99" calcext:value-type="float">
            <text:p>344.99</text:p>
          </table:table-cell>
          <table:table-cell table:formula="of:=[.B386]-273" office:value-type="float" office:value="71.99" calcext:value-type="float">
            <text:p>71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45.42" calcext:value-type="float">
            <text:p>345.42</text:p>
          </table:table-cell>
          <table:table-cell table:formula="of:=[.B387]-273" office:value-type="float" office:value="72.42" calcext:value-type="float">
            <text:p>72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45.42" calcext:value-type="float">
            <text:p>345.42</text:p>
          </table:table-cell>
          <table:table-cell table:formula="of:=[.B388]-273" office:value-type="float" office:value="72.42" calcext:value-type="float">
            <text:p>72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44.62" calcext:value-type="float">
            <text:p>344.62</text:p>
          </table:table-cell>
          <table:table-cell table:formula="of:=[.B389]-273" office:value-type="float" office:value="71.62" calcext:value-type="float">
            <text:p>7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45.07" calcext:value-type="float">
            <text:p>345.07</text:p>
          </table:table-cell>
          <table:table-cell table:formula="of:=[.B390]-273" office:value-type="float" office:value="72.07" calcext:value-type="float">
            <text:p>72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45.52" calcext:value-type="float">
            <text:p>345.52</text:p>
          </table:table-cell>
          <table:table-cell table:formula="of:=[.B391]-273" office:value-type="float" office:value="72.52" calcext:value-type="float">
            <text:p>72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45.52" calcext:value-type="float">
            <text:p>345.52</text:p>
          </table:table-cell>
          <table:table-cell table:formula="of:=[.B392]-273" office:value-type="float" office:value="72.52" calcext:value-type="float">
            <text:p>72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43.58" calcext:value-type="float">
            <text:p>343.58</text:p>
          </table:table-cell>
          <table:table-cell table:formula="of:=[.B393]-273" office:value-type="float" office:value="70.58" calcext:value-type="float">
            <text:p>70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43.97" calcext:value-type="float">
            <text:p>343.97</text:p>
          </table:table-cell>
          <table:table-cell table:formula="of:=[.B394]-273" office:value-type="float" office:value="70.97" calcext:value-type="float">
            <text:p>70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44.36" calcext:value-type="float">
            <text:p>344.36</text:p>
          </table:table-cell>
          <table:table-cell table:formula="of:=[.B395]-273" office:value-type="float" office:value="71.36" calcext:value-type="float">
            <text:p>71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4.36" calcext:value-type="float">
            <text:p>344.36</text:p>
          </table:table-cell>
          <table:table-cell table:formula="of:=[.B396]-273" office:value-type="float" office:value="71.36" calcext:value-type="float">
            <text:p>71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41.68" calcext:value-type="float">
            <text:p>341.68</text:p>
          </table:table-cell>
          <table:table-cell table:formula="of:=[.B397]-273" office:value-type="float" office:value="68.68" calcext:value-type="float">
            <text:p>6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41.62" calcext:value-type="float">
            <text:p>341.62</text:p>
          </table:table-cell>
          <table:table-cell table:formula="of:=[.B398]-273" office:value-type="float" office:value="68.62" calcext:value-type="float">
            <text:p>68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0.41" calcext:value-type="float">
            <text:p>340.41</text:p>
          </table:table-cell>
          <table:table-cell table:formula="of:=[.B399]-273" office:value-type="float" office:value="67.41" calcext:value-type="float">
            <text:p>67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0.34" calcext:value-type="float">
            <text:p>340.34</text:p>
          </table:table-cell>
          <table:table-cell table:formula="of:=[.B400]-273" office:value-type="float" office:value="67.34" calcext:value-type="float">
            <text:p>67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2.28" calcext:value-type="float">
            <text:p>342.28</text:p>
          </table:table-cell>
          <table:table-cell table:formula="of:=[.B401]-273" office:value-type="float" office:value="69.28" calcext:value-type="float">
            <text:p>69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2.28" calcext:value-type="float">
            <text:p>342.28</text:p>
          </table:table-cell>
          <table:table-cell table:formula="of:=[.B402]-273" office:value-type="float" office:value="69.28" calcext:value-type="float">
            <text:p>69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42.27" calcext:value-type="float">
            <text:p>342.27</text:p>
          </table:table-cell>
          <table:table-cell table:formula="of:=[.B403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42.27" calcext:value-type="float">
            <text:p>342.27</text:p>
          </table:table-cell>
          <table:table-cell table:formula="of:=[.B404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2.83" calcext:value-type="float">
            <text:p>342.83</text:p>
          </table:table-cell>
          <table:table-cell table:formula="of:=[.B405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2.86" calcext:value-type="float">
            <text:p>342.86</text:p>
          </table:table-cell>
          <table:table-cell table:formula="of:=[.B406]-273" office:value-type="float" office:value="69.86" calcext:value-type="float">
            <text:p>69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2.89" calcext:value-type="float">
            <text:p>342.89</text:p>
          </table:table-cell>
          <table:table-cell table:formula="of:=[.B407]-273" office:value-type="float" office:value="69.89" calcext:value-type="float">
            <text:p>69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2.89" calcext:value-type="float">
            <text:p>342.89</text:p>
          </table:table-cell>
          <table:table-cell table:formula="of:=[.B408]-273" office:value-type="float" office:value="69.89" calcext:value-type="float">
            <text:p>69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2.87" calcext:value-type="float">
            <text:p>342.87</text:p>
          </table:table-cell>
          <table:table-cell table:formula="of:=[.B409]-273" office:value-type="float" office:value="69.87" calcext:value-type="float">
            <text:p>69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2.9" calcext:value-type="float">
            <text:p>342.9</text:p>
          </table:table-cell>
          <table:table-cell table:formula="of:=[.B410]-273" office:value-type="float" office:value="69.9" calcext:value-type="float">
            <text:p>69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42.94" calcext:value-type="float">
            <text:p>342.94</text:p>
          </table:table-cell>
          <table:table-cell table:formula="of:=[.B411]-273" office:value-type="float" office:value="69.94" calcext:value-type="float">
            <text:p>69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42.94" calcext:value-type="float">
            <text:p>342.94</text:p>
          </table:table-cell>
          <table:table-cell table:formula="of:=[.B412]-273" office:value-type="float" office:value="69.94" calcext:value-type="float">
            <text:p>69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2.33" calcext:value-type="float">
            <text:p>342.33</text:p>
          </table:table-cell>
          <table:table-cell table:formula="of:=[.B413]-273" office:value-type="float" office:value="69.33" calcext:value-type="float">
            <text:p>69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2.34" calcext:value-type="float">
            <text:p>342.34</text:p>
          </table:table-cell>
          <table:table-cell table:formula="of:=[.B414]-273" office:value-type="float" office:value="69.34" calcext:value-type="float">
            <text:p>69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42.35" calcext:value-type="float">
            <text:p>342.35</text:p>
          </table:table-cell>
          <table:table-cell table:formula="of:=[.B415]-273" office:value-type="float" office:value="69.35" calcext:value-type="float">
            <text:p>69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42.35" calcext:value-type="float">
            <text:p>342.35</text:p>
          </table:table-cell>
          <table:table-cell table:formula="of:=[.B416]-273" office:value-type="float" office:value="69.35" calcext:value-type="float">
            <text:p>69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41.14" calcext:value-type="float">
            <text:p>341.14</text:p>
          </table:table-cell>
          <table:table-cell table:formula="of:=[.B417]-273" office:value-type="float" office:value="68.14" calcext:value-type="float">
            <text:p>68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41.47" calcext:value-type="float">
            <text:p>341.47</text:p>
          </table:table-cell>
          <table:table-cell table:formula="of:=[.B418]-273" office:value-type="float" office:value="68.47" calcext:value-type="float">
            <text:p>68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0.32" calcext:value-type="float">
            <text:p>340.32</text:p>
          </table:table-cell>
          <table:table-cell table:formula="of:=[.B419]-273" office:value-type="float" office:value="67.32" calcext:value-type="float">
            <text:p>67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0.26" calcext:value-type="float">
            <text:p>340.26</text:p>
          </table:table-cell>
          <table:table-cell table:formula="of:=[.B420]-273" office:value-type="float" office:value="67.26" calcext:value-type="float">
            <text:p>67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35.5" calcext:value-type="float">
            <text:p>335.5</text:p>
          </table:table-cell>
          <table:table-cell table:formula="of:=[.B421]-273" office:value-type="float" office:value="62.5" calcext:value-type="float">
            <text:p>6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37.39" calcext:value-type="float">
            <text:p>337.39</text:p>
          </table:table-cell>
          <table:table-cell table:formula="of:=[.B422]-273" office:value-type="float" office:value="64.39" calcext:value-type="float">
            <text:p>64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34.89" calcext:value-type="float">
            <text:p>334.89</text:p>
          </table:table-cell>
          <table:table-cell table:formula="of:=[.B423]-273" office:value-type="float" office:value="61.89" calcext:value-type="float">
            <text:p>6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34.9" calcext:value-type="float">
            <text:p>334.9</text:p>
          </table:table-cell>
          <table:table-cell table:formula="of:=[.B424]-273" office:value-type="float" office:value="61.9" calcext:value-type="float">
            <text:p>61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35.49" calcext:value-type="float">
            <text:p>335.49</text:p>
          </table:table-cell>
          <table:table-cell table:formula="of:=[.B425]-273" office:value-type="float" office:value="62.49" calcext:value-type="float">
            <text:p>62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37.37" calcext:value-type="float">
            <text:p>337.37</text:p>
          </table:table-cell>
          <table:table-cell table:formula="of:=[.B426]-273" office:value-type="float" office:value="64.37" calcext:value-type="float">
            <text:p>6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34.88" calcext:value-type="float">
            <text:p>334.88</text:p>
          </table:table-cell>
          <table:table-cell table:formula="of:=[.B427]-273" office:value-type="float" office:value="61.88" calcext:value-type="float">
            <text:p>6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34.89" calcext:value-type="float">
            <text:p>334.89</text:p>
          </table:table-cell>
          <table:table-cell table:formula="of:=[.B428]-273" office:value-type="float" office:value="61.89" calcext:value-type="float">
            <text:p>6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35.42" calcext:value-type="float">
            <text:p>335.42</text:p>
          </table:table-cell>
          <table:table-cell table:formula="of:=[.B429]-273" office:value-type="float" office:value="62.42" calcext:value-type="float">
            <text:p>62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37.3" calcext:value-type="float">
            <text:p>337.3</text:p>
          </table:table-cell>
          <table:table-cell table:formula="of:=[.B430]-273" office:value-type="float" office:value="64.3" calcext:value-type="float">
            <text:p>64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34.79" calcext:value-type="float">
            <text:p>334.79</text:p>
          </table:table-cell>
          <table:table-cell table:formula="of:=[.B431]-273" office:value-type="float" office:value="61.79" calcext:value-type="float">
            <text:p>61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34.81" calcext:value-type="float">
            <text:p>334.81</text:p>
          </table:table-cell>
          <table:table-cell table:formula="of:=[.B432]-273" office:value-type="float" office:value="61.81" calcext:value-type="float">
            <text:p>61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2</text:p>
          </table:table-cell>
          <table:table-cell office:value-type="float" office:value="340.82" calcext:value-type="float">
            <text:p>340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3</text:p>
          </table:table-cell>
          <table:table-cell office:value-type="float" office:value="354.26" calcext:value-type="float">
            <text:p>354.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4</text:p>
          </table:table-cell>
          <table:table-cell office:value-type="float" office:value="335.88" calcext:value-type="float">
            <text:p>335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5</text:p>
          </table:table-cell>
          <table:table-cell office:value-type="float" office:value="335.98" calcext:value-type="float">
            <text:p>335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6</text:p>
          </table:table-cell>
          <table:table-cell office:value-type="float" office:value="340.82" calcext:value-type="float">
            <text:p>340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7</text:p>
          </table:table-cell>
          <table:table-cell office:value-type="float" office:value="354.27" calcext:value-type="float">
            <text:p>354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8</text:p>
          </table:table-cell>
          <table:table-cell office:value-type="float" office:value="335.74" calcext:value-type="float">
            <text:p>335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9</text:p>
          </table:table-cell>
          <table:table-cell office:value-type="float" office:value="335.84" calcext:value-type="float">
            <text:p>335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0</text:p>
          </table:table-cell>
          <table:table-cell office:value-type="float" office:value="340.95" calcext:value-type="float">
            <text:p>340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1</text:p>
          </table:table-cell>
          <table:table-cell office:value-type="float" office:value="354.98" calcext:value-type="float">
            <text:p>354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2</text:p>
          </table:table-cell>
          <table:table-cell office:value-type="float" office:value="333.82" calcext:value-type="float">
            <text:p>333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3</text:p>
          </table:table-cell>
          <table:table-cell office:value-type="float" office:value="333.92" calcext:value-type="float">
            <text:p>333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4</text:p>
          </table:table-cell>
          <table:table-cell office:value-type="float" office:value="336.27" calcext:value-type="float">
            <text:p>336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5</text:p>
          </table:table-cell>
          <table:table-cell office:value-type="float" office:value="347.42" calcext:value-type="float">
            <text:p>347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6</text:p>
          </table:table-cell>
          <table:table-cell office:value-type="float" office:value="329.43" calcext:value-type="float">
            <text:p>329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7</text:p>
          </table:table-cell>
          <table:table-cell office:value-type="float" office:value="329.5" calcext:value-type="float">
            <text:p>329.5</text:p>
          </table:table-cell>
          <table:table-cell table:number-columns-repeated="13"/>
        </table:table-row>
      </table:table>
      <table:table table:name="TempMap3D" table:style-name="ta1"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ayer_0_I0</text:p>
          </table:table-cell>
          <table:table-cell office:value-type="float" office:value="350.69" calcext:value-type="float">
            <text:p>350.69</text:p>
          </table:table-cell>
          <table:table-cell table:formula="of:=[.B1]-273" office:value-type="float" office:value="77.69" calcext:value-type="float">
            <text:p>77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_IT_0</text:p>
          </table:table-cell>
          <table:table-cell office:value-type="float" office:value="350.69" calcext:value-type="float">
            <text:p>350.69</text:p>
          </table:table-cell>
          <table:table-cell table:formula="of:=[.B2]-273" office:value-type="float" office:value="77.69" calcext:value-type="float">
            <text:p>77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0</text:p>
          </table:table-cell>
          <table:table-cell office:value-type="float" office:value="350.02" calcext:value-type="float">
            <text:p>350.02</text:p>
          </table:table-cell>
          <table:table-cell table:formula="of:=[.B3]-273" office:value-type="float" office:value="77.02" calcext:value-type="float">
            <text:p>77.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0_1</text:p>
          </table:table-cell>
          <table:table-cell office:value-type="float" office:value="351.72" calcext:value-type="float">
            <text:p>351.72</text:p>
          </table:table-cell>
          <table:table-cell table:formula="of:=[.B4]-273" office:value-type="float" office:value="78.72" calcext:value-type="float">
            <text:p>78.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0_2</text:p>
          </table:table-cell>
          <table:table-cell office:value-type="float" office:value="351.88" calcext:value-type="float">
            <text:p>351.88</text:p>
          </table:table-cell>
          <table:table-cell table:formula="of:=[.B5]-273" office:value-type="float" office:value="78.88" calcext:value-type="float">
            <text:p>78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0_3</text:p>
          </table:table-cell>
          <table:table-cell office:value-type="float" office:value="350.4" calcext:value-type="float">
            <text:p>350.4</text:p>
          </table:table-cell>
          <table:table-cell table:formula="of:=[.B6]-273" office:value-type="float" office:value="77.4" calcext:value-type="float">
            <text:p>77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9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layer_2_C1_0</text:p>
          </table:table-cell>
          <table:table-cell office:value-type="float" office:value="352.16" calcext:value-type="float">
            <text:p>352.16</text:p>
          </table:table-cell>
          <table:table-cell table:formula="of:=[.B7]-273" office:value-type="float" office:value="79.16" calcext:value-type="float">
            <text:p>79.1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" table:number-columns-spanned="1" table:number-rows-spanned="4"/>
          <table:table-cell table:formula="of:=[TempMap3D.C13]" office:value-type="float" office:value="77.86" calcext:value-type="float">
            <text:p>77.86</text:p>
          </table:table-cell>
          <table:table-cell table:formula="of:=[TempMap3D.C14]" office:value-type="float" office:value="76.51" calcext:value-type="float">
            <text:p>76.51</text:p>
          </table:table-cell>
          <table:table-cell table:formula="of:=[TempMap3D.C15]" office:value-type="float" office:value="75.34" calcext:value-type="float">
            <text:p>75.34</text:p>
          </table:table-cell>
          <table:table-cell table:formula="of:=[TempMap3D.C16]" office:value-type="float" office:value="75.91" calcext:value-type="float">
            <text:p>75.91</text:p>
          </table:table-cell>
        </table:table-row>
        <table:table-row table:style-name="ro1">
          <table:table-cell office:value-type="string" calcext:value-type="string">
            <text:p>layer_2_C1_1</text:p>
          </table:table-cell>
          <table:table-cell office:value-type="float" office:value="353.17" calcext:value-type="float">
            <text:p>353.17</text:p>
          </table:table-cell>
          <table:table-cell table:formula="of:=[.B8]-273" office:value-type="float" office:value="80.17" calcext:value-type="float">
            <text:p>80.1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covered-table-cell/>
          <table:table-cell table:formula="of:=[TempMap3D.C9]" office:value-type="float" office:value="80.1" calcext:value-type="float">
            <text:p>80.1</text:p>
          </table:table-cell>
          <table:table-cell table:formula="of:=[TempMap3D.C10]" office:value-type="float" office:value="78.5" calcext:value-type="float">
            <text:p>78.5</text:p>
          </table:table-cell>
          <table:table-cell table:formula="of:=[TempMap3D.C11]" office:value-type="float" office:value="78.08" calcext:value-type="float">
            <text:p>78.08</text:p>
          </table:table-cell>
          <table:table-cell table:formula="of:=[TempMap3D.C12]" office:value-type="float" office:value="78.16" calcext:value-type="float">
            <text:p>78.16</text:p>
          </table:table-cell>
        </table:table-row>
        <table:table-row table:style-name="ro1">
          <table:table-cell office:value-type="string" calcext:value-type="string">
            <text:p>layer_2_C1_2</text:p>
          </table:table-cell>
          <table:table-cell office:value-type="float" office:value="353.1" calcext:value-type="float">
            <text:p>353.1</text:p>
          </table:table-cell>
          <table:table-cell table:formula="of:=[.B9]-273" office:value-type="float" office:value="80.1" calcext:value-type="float">
            <text:p>80.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covered-table-cell/>
          <table:table-cell table:formula="of:=[TempMap3D.C5]" office:value-type="float" office:value="78.88" calcext:value-type="float">
            <text:p>78.88</text:p>
          </table:table-cell>
          <table:table-cell table:formula="of:=[TempMap3D.C6]" office:value-type="float" office:value="77.4" calcext:value-type="float">
            <text:p>77.4</text:p>
          </table:table-cell>
          <table:table-cell table:formula="of:=[TempMap3D.C7]" office:value-type="float" office:value="79.16" calcext:value-type="float">
            <text:p>79.16</text:p>
          </table:table-cell>
          <table:table-cell table:formula="of:=[TempMap3D.C8]" office:value-type="float" office:value="80.17" calcext:value-type="float">
            <text:p>80.17</text:p>
          </table:table-cell>
        </table:table-row>
        <table:table-row table:style-name="ro1">
          <table:table-cell office:value-type="string" calcext:value-type="string">
            <text:p>layer_2_C1_3</text:p>
          </table:table-cell>
          <table:table-cell office:value-type="float" office:value="351.5" calcext:value-type="float">
            <text:p>351.5</text:p>
          </table:table-cell>
          <table:table-cell table:formula="of:=[.B10]-273" office:value-type="float" office:value="78.5" calcext:value-type="float">
            <text:p>78.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covered-table-cell/>
          <table:table-cell table:formula="of:=[TempMap3D.C1]" office:value-type="float" office:value="77.69" calcext:value-type="float">
            <text:p>77.69</text:p>
          </table:table-cell>
          <table:table-cell table:formula="of:=[TempMap3D.C2]" office:value-type="float" office:value="77.69" calcext:value-type="float">
            <text:p>77.69</text:p>
          </table:table-cell>
          <table:table-cell table:formula="of:=[TempMap3D.C3]" office:value-type="float" office:value="77.02" calcext:value-type="float">
            <text:p>77.02</text:p>
          </table:table-cell>
          <table:table-cell table:formula="of:=[TempMap3D.C4]" office:value-type="float" office:value="78.72" calcext:value-type="float">
            <text:p>78.72</text:p>
          </table:table-cell>
        </table:table-row>
        <table:table-row table:style-name="ro1">
          <table:table-cell office:value-type="string" calcext:value-type="string">
            <text:p>layer_2_C2_0</text:p>
          </table:table-cell>
          <table:table-cell office:value-type="float" office:value="351.08" calcext:value-type="float">
            <text:p>351.08</text:p>
          </table:table-cell>
          <table:table-cell table:formula="of:=[.B11]-273" office:value-type="float" office:value="78.08" calcext:value-type="float">
            <text:p>78.0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9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layer_2_C2_1</text:p>
          </table:table-cell>
          <table:table-cell office:value-type="float" office:value="351.16" calcext:value-type="float">
            <text:p>351.16</text:p>
          </table:table-cell>
          <table:table-cell table:formula="of:=[.B12]-273" office:value-type="float" office:value="78.16" calcext:value-type="float">
            <text:p>78.1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2_2</text:p>
          </table:table-cell>
          <table:table-cell office:value-type="float" office:value="350.86" calcext:value-type="float">
            <text:p>350.86</text:p>
          </table:table-cell>
          <table:table-cell table:formula="of:=[.B13]-273" office:value-type="float" office:value="77.86" calcext:value-type="float">
            <text:p>77.8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2_3</text:p>
          </table:table-cell>
          <table:table-cell office:value-type="float" office:value="349.51" calcext:value-type="float">
            <text:p>349.51</text:p>
          </table:table-cell>
          <table:table-cell table:formula="of:=[.B14]-273" office:value-type="float" office:value="76.51" calcext:value-type="float">
            <text:p>76.5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0</text:p>
          </table:table-cell>
          <table:table-cell office:value-type="float" office:value="348.34" calcext:value-type="float">
            <text:p>348.34</text:p>
          </table:table-cell>
          <table:table-cell table:formula="of:=[.B15]-273" office:value-type="float" office:value="75.34" calcext:value-type="float">
            <text:p>75.3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1</text:p>
          </table:table-cell>
          <table:table-cell office:value-type="float" office:value="348.91" calcext:value-type="float">
            <text:p>348.91</text:p>
          </table:table-cell>
          <table:table-cell table:formula="of:=[.B16]-273" office:value-type="float" office:value="75.91" calcext:value-type="float">
            <text:p>75.9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2</text:p>
          </table:table-cell>
          <table:table-cell office:value-type="float" office:value="348.77" calcext:value-type="float">
            <text:p>348.77</text:p>
          </table:table-cell>
          <table:table-cell table:formula="of:=[.B17]-273" office:value-type="float" office:value="75.77" calcext:value-type="float">
            <text:p>75.77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3</text:p>
          </table:table-cell>
          <table:table-cell office:value-type="float" office:value="347.62" calcext:value-type="float">
            <text:p>347.62</text:p>
          </table:table-cell>
          <table:table-cell table:formula="of:=[.B18]-273" office:value-type="float" office:value="74.62" calcext:value-type="float">
            <text:p>74.6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LC0_0</text:p>
          </table:table-cell>
          <table:table-cell office:value-type="float" office:value="346.11" calcext:value-type="float">
            <text:p>346.11</text:p>
          </table:table-cell>
          <table:table-cell table:formula="of:=[.B19]-273" office:value-type="float" office:value="73.11" calcext:value-type="float">
            <text:p>73.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0_1</text:p>
          </table:table-cell>
          <table:table-cell office:value-type="float" office:value="346.93" calcext:value-type="float">
            <text:p>346.93</text:p>
          </table:table-cell>
          <table:table-cell table:formula="of:=[.B20]-273" office:value-type="float" office:value="73.93" calcext:value-type="float">
            <text:p>73.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0_2</text:p>
          </table:table-cell>
          <table:table-cell office:value-type="float" office:value="347.75" calcext:value-type="float">
            <text:p>347.75</text:p>
          </table:table-cell>
          <table:table-cell table:formula="of:=[.B21]-273" office:value-type="float" office:value="74.75" calcext:value-type="float">
            <text:p>74.7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0_3</text:p>
          </table:table-cell>
          <table:table-cell office:value-type="float" office:value="347.75" calcext:value-type="float">
            <text:p>347.75</text:p>
          </table:table-cell>
          <table:table-cell table:formula="of:=[.B22]-273" office:value-type="float" office:value="74.75" calcext:value-type="float">
            <text:p>74.7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1_0</text:p>
          </table:table-cell>
          <table:table-cell office:value-type="float" office:value="347.74" calcext:value-type="float">
            <text:p>347.74</text:p>
          </table:table-cell>
          <table:table-cell table:formula="of:=[.B23]-273" office:value-type="float" office:value="74.74" calcext:value-type="float">
            <text:p>74.7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1_1</text:p>
          </table:table-cell>
          <table:table-cell office:value-type="float" office:value="349.88" calcext:value-type="float">
            <text:p>349.88</text:p>
          </table:table-cell>
          <table:table-cell table:formula="of:=[.B24]-273" office:value-type="float" office:value="76.88" calcext:value-type="float">
            <text:p>76.8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1_2</text:p>
          </table:table-cell>
          <table:table-cell office:value-type="float" office:value="352.01" calcext:value-type="float">
            <text:p>352.01</text:p>
          </table:table-cell>
          <table:table-cell table:formula="of:=[.B25]-273" office:value-type="float" office:value="79.01" calcext:value-type="float">
            <text:p>79.0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1_3</text:p>
          </table:table-cell>
          <table:table-cell office:value-type="float" office:value="352.01" calcext:value-type="float">
            <text:p>352.01</text:p>
          </table:table-cell>
          <table:table-cell table:formula="of:=[.B26]-273" office:value-type="float" office:value="79.01" calcext:value-type="float">
            <text:p>79.0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2_0</text:p>
          </table:table-cell>
          <table:table-cell office:value-type="float" office:value="347.64" calcext:value-type="float">
            <text:p>347.64</text:p>
          </table:table-cell>
          <table:table-cell table:formula="of:=[.B27]-273" office:value-type="float" office:value="74.64" calcext:value-type="float">
            <text:p>74.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2_1</text:p>
          </table:table-cell>
          <table:table-cell office:value-type="float" office:value="349.79" calcext:value-type="float">
            <text:p>349.79</text:p>
          </table:table-cell>
          <table:table-cell table:formula="of:=[.B28]-273" office:value-type="float" office:value="76.79" calcext:value-type="float">
            <text:p>76.7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2_2</text:p>
          </table:table-cell>
          <table:table-cell office:value-type="float" office:value="351.94" calcext:value-type="float">
            <text:p>351.94</text:p>
          </table:table-cell>
          <table:table-cell table:formula="of:=[.B29]-273" office:value-type="float" office:value="78.94" calcext:value-type="float">
            <text:p>78.94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2_3</text:p>
          </table:table-cell>
          <table:table-cell office:value-type="float" office:value="351.94" calcext:value-type="float">
            <text:p>351.94</text:p>
          </table:table-cell>
          <table:table-cell table:formula="of:=[.B30]-273" office:value-type="float" office:value="78.94" calcext:value-type="float">
            <text:p>78.9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3_0</text:p>
          </table:table-cell>
          <table:table-cell office:value-type="float" office:value="345.92" calcext:value-type="float">
            <text:p>345.92</text:p>
          </table:table-cell>
          <table:table-cell table:formula="of:=[.B31]-273" office:value-type="float" office:value="72.92" calcext:value-type="float">
            <text:p>72.9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3_1</text:p>
          </table:table-cell>
          <table:table-cell office:value-type="float" office:value="346.78" calcext:value-type="float">
            <text:p>346.78</text:p>
          </table:table-cell>
          <table:table-cell table:formula="of:=[.B32]-273" office:value-type="float" office:value="73.78" calcext:value-type="float">
            <text:p>73.7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3_2</text:p>
          </table:table-cell>
          <table:table-cell office:value-type="float" office:value="347.63" calcext:value-type="float">
            <text:p>347.63</text:p>
          </table:table-cell>
          <table:table-cell table:formula="of:=[.B33]-273" office:value-type="float" office:value="74.63" calcext:value-type="float">
            <text:p>74.6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3_3</text:p>
          </table:table-cell>
          <table:table-cell office:value-type="float" office:value="347.63" calcext:value-type="float">
            <text:p>347.63</text:p>
          </table:table-cell>
          <table:table-cell table:formula="of:=[.B34]-273" office:value-type="float" office:value="74.63" calcext:value-type="float">
            <text:p>74.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X1</text:p>
          </table:table-cell>
          <table:table-cell office:value-type="float" office:value="344.89" calcext:value-type="float">
            <text:p>344.89</text:p>
          </table:table-cell>
          <table:table-cell table:formula="of:=[.B3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X2</text:p>
          </table:table-cell>
          <table:table-cell office:value-type="float" office:value="342.83" calcext:value-type="float">
            <text:p>342.83</text:p>
          </table:table-cell>
          <table:table-cell table:formula="of:=[.B3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X3</text:p>
          </table:table-cell>
          <table:table-cell office:value-type="float" office:value="343.39" calcext:value-type="float">
            <text:p>343.39</text:p>
          </table:table-cell>
          <table:table-cell table:formula="of:=[.B3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0_0</text:p>
          </table:table-cell>
          <table:table-cell office:value-type="float" office:value="346.08" calcext:value-type="float">
            <text:p>346.08</text:p>
          </table:table-cell>
          <table:table-cell table:formula="of:=[.B38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0_1</text:p>
          </table:table-cell>
          <table:table-cell office:value-type="float" office:value="346.9" calcext:value-type="float">
            <text:p>346.9</text:p>
          </table:table-cell>
          <table:table-cell table:formula="of:=[.B39]-273" office:value-type="float" office:value="73.9" calcext:value-type="float">
            <text:p>73.9</text:p>
          </table:table-cell>
          <table:table-cell table:number-columns-repeated="8"/>
          <table:table-cell table:formula="of:=[TempMap3D.C45]" office:value-type="float" office:value="78.98" calcext:value-type="float">
            <text:p>78.98</text:p>
          </table:table-cell>
          <table:table-cell table:formula="of:=[TempMap3D.C46]" office:value-type="float" office:value="74.58" calcext:value-type="float">
            <text:p>74.58</text:p>
          </table:table-cell>
          <table:table-cell table:formula="of:=[TempMap3D.C47]" office:value-type="float" office:value="76.75" calcext:value-type="float">
            <text:p>76.75</text:p>
          </table:table-cell>
          <table:table-cell table:formula="of:=[TempMap3D.C48]" office:value-type="float" office:value="78.91" calcext:value-type="float">
            <text:p>78.91</text:p>
          </table:table-cell>
        </table:table-row>
        <table:table-row table:style-name="ro1">
          <table:table-cell office:value-type="string" calcext:value-type="string">
            <text:p>layer_3_TB0_2</text:p>
          </table:table-cell>
          <table:table-cell office:value-type="float" office:value="347.72" calcext:value-type="float">
            <text:p>347.72</text:p>
          </table:table-cell>
          <table:table-cell table:formula="of:=[.B40]-273" office:value-type="float" office:value="74.72" calcext:value-type="float">
            <text:p>74.72</text:p>
          </table:table-cell>
          <table:table-cell table:number-columns-repeated="8"/>
          <table:table-cell table:formula="of:=[TempMap3D.C41]" office:value-type="float" office:value="74.72" calcext:value-type="float">
            <text:p>74.72</text:p>
          </table:table-cell>
          <table:table-cell table:formula="of:=[TempMap3D.C42]" office:value-type="float" office:value="74.69" calcext:value-type="float">
            <text:p>74.69</text:p>
          </table:table-cell>
          <table:table-cell table:formula="of:=[TempMap3D.C43]" office:value-type="float" office:value="76.83" calcext:value-type="float">
            <text:p>76.83</text:p>
          </table:table-cell>
          <table:table-cell table:formula="of:=[TempMap3D.C44]" office:value-type="float" office:value="78.98" calcext:value-type="float">
            <text:p>78.98</text:p>
          </table:table-cell>
        </table:table-row>
        <table:table-row table:style-name="ro1">
          <table:table-cell office:value-type="string" calcext:value-type="string">
            <text:p>layer_3_TB0_3</text:p>
          </table:table-cell>
          <table:table-cell office:value-type="float" office:value="347.72" calcext:value-type="float">
            <text:p>347.72</text:p>
          </table:table-cell>
          <table:table-cell table:formula="of:=[.B41]-273" office:value-type="float" office:value="74.72" calcext:value-type="float">
            <text:p>74.72</text:p>
          </table:table-cell>
          <table:table-cell table:number-columns-repeated="8"/>
          <table:table-cell table:formula="of:=[TempMap3D.C37]" office:value-type="float" office:value="70.39" calcext:value-type="float">
            <text:p>70.39</text:p>
          </table:table-cell>
          <table:table-cell table:formula="of:=[TempMap3D.C38]" office:value-type="float" office:value="73.08" calcext:value-type="float">
            <text:p>73.08</text:p>
          </table:table-cell>
          <table:table-cell table:style-name="ce23" table:formula="of:=[TempMap3D.C39]" office:value-type="float" office:value="73.9" calcext:value-type="float">
            <text:p>73.9</text:p>
          </table:table-cell>
          <table:table-cell table:formula="of:=[TempMap3D.C40]" office:value-type="float" office:value="74.72" calcext:value-type="float">
            <text:p>74.72</text:p>
          </table:table-cell>
        </table:table-row>
        <table:table-row table:style-name="ro1">
          <table:table-cell office:value-type="string" calcext:value-type="string">
            <text:p>layer_3_TB1_0</text:p>
          </table:table-cell>
          <table:table-cell office:value-type="float" office:value="347.69" calcext:value-type="float">
            <text:p>347.69</text:p>
          </table:table-cell>
          <table:table-cell table:formula="of:=[.B42]-273" office:value-type="float" office:value="74.69" calcext:value-type="float">
            <text:p>74.69</text:p>
          </table:table-cell>
          <table:table-cell table:number-columns-repeated="8"/>
          <table:table-cell table:formula="of:=[TempMap3D.C33]" office:value-type="float" office:value="74.63" calcext:value-type="float">
            <text:p>74.63</text:p>
          </table:table-cell>
          <table:table-cell table:formula="of:=[TempMap3D.C34]" office:value-type="float" office:value="74.63" calcext:value-type="float">
            <text:p>74.63</text:p>
          </table:table-cell>
          <table:table-cell table:formula="of:=[TempMap3D.C35]" office:value-type="float" office:value="71.89" calcext:value-type="float">
            <text:p>71.89</text:p>
          </table:table-cell>
          <table:table-cell table:formula="of:=[TempMap3D.C36]" office:value-type="float" office:value="69.83" calcext:value-type="float">
            <text:p>69.83</text:p>
          </table:table-cell>
        </table:table-row>
        <table:table-row table:style-name="ro1">
          <table:table-cell office:value-type="string" calcext:value-type="string">
            <text:p>layer_3_TB1_1</text:p>
          </table:table-cell>
          <table:table-cell office:value-type="float" office:value="349.83" calcext:value-type="float">
            <text:p>349.83</text:p>
          </table:table-cell>
          <table:table-cell table:formula="of:=[.B43]-273" office:value-type="float" office:value="76.83" calcext:value-type="float">
            <text:p>76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1_2</text:p>
          </table:table-cell>
          <table:table-cell office:value-type="float" office:value="351.98" calcext:value-type="float">
            <text:p>351.98</text:p>
          </table:table-cell>
          <table:table-cell table:formula="of:=[.B44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1_3</text:p>
          </table:table-cell>
          <table:table-cell office:value-type="float" office:value="351.98" calcext:value-type="float">
            <text:p>351.98</text:p>
          </table:table-cell>
          <table:table-cell table:formula="of:=[.B45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0</text:p>
          </table:table-cell>
          <table:table-cell office:value-type="float" office:value="347.58" calcext:value-type="float">
            <text:p>347.58</text:p>
          </table:table-cell>
          <table:table-cell table:formula="of:=[.B46]-273" office:value-type="float" office:value="74.58" calcext:value-type="float">
            <text:p>74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1</text:p>
          </table:table-cell>
          <table:table-cell office:value-type="float" office:value="349.75" calcext:value-type="float">
            <text:p>349.75</text:p>
          </table:table-cell>
          <table:table-cell table:formula="of:=[.B47]-273" office:value-type="float" office:value="76.75" calcext:value-type="float">
            <text:p>7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2</text:p>
          </table:table-cell>
          <table:table-cell office:value-type="float" office:value="351.91" calcext:value-type="float">
            <text:p>351.91</text:p>
          </table:table-cell>
          <table:table-cell table:formula="of:=[.B48]-273" office:value-type="float" office:value="78.91" calcext:value-type="float">
            <text:p>78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3</text:p>
          </table:table-cell>
          <table:table-cell office:value-type="float" office:value="351.91" calcext:value-type="float">
            <text:p>351.91</text:p>
          </table:table-cell>
          <table:table-cell table:formula="of:=[.B49]-273" office:value-type="float" office:value="78.91" calcext:value-type="float">
            <text:p>78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3_0</text:p>
          </table:table-cell>
          <table:table-cell office:value-type="float" office:value="345.89" calcext:value-type="float">
            <text:p>345.89</text:p>
          </table:table-cell>
          <table:table-cell table:formula="of:=[.B50]-273" office:value-type="float" office:value="72.89" calcext:value-type="float">
            <text:p>72.89</text:p>
          </table:table-cell>
          <table:table-cell table:number-columns-repeated="9"/>
          <table:table-cell table:formula="of:=128/(16*8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er_3_TB3_1</text:p>
          </table:table-cell>
          <table:table-cell office:value-type="float" office:value="346.75" calcext:value-type="float">
            <text:p>346.75</text:p>
          </table:table-cell>
          <table:table-cell table:formula="of:=[.B51]-273" office:value-type="float" office:value="73.75" calcext:value-type="float">
            <text:p>73.75</text:p>
          </table:table-cell>
          <table:table-cell table:number-columns-repeated="9"/>
          <table:table-cell table:formula="of:=1312 * 6" office:value-type="float" office:value="7872" calcext:value-type="float">
            <text:p>7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er_3_TB3_2</text:p>
          </table:table-cell>
          <table:table-cell office:value-type="float" office:value="347.6" calcext:value-type="float">
            <text:p>347.6</text:p>
          </table:table-cell>
          <table:table-cell table:formula="of:=[.B52]-273" office:value-type="float" office:value="74.6" calcext:value-type="float">
            <text:p>74.6</text:p>
          </table:table-cell>
          <table:table-cell table:number-columns-repeated="9"/>
          <table:table-cell table:formula="of:=946 * 12" office:value-type="float" office:value="11352" calcext:value-type="float">
            <text:p>11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er_3_TB3_3</text:p>
          </table:table-cell>
          <table:table-cell office:value-type="float" office:value="347.6" calcext:value-type="float">
            <text:p>347.6</text:p>
          </table:table-cell>
          <table:table-cell table:formula="of:=[.B53]-273" office:value-type="float" office:value="74.6" calcext:value-type="float">
            <text:p>74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0</text:p>
          </table:table-cell>
          <table:table-cell office:value-type="float" office:value="352.28" calcext:value-type="float">
            <text:p>352.28</text:p>
          </table:table-cell>
          <table:table-cell table:formula="of:=[.B54]-273" office:value-type="float" office:value="79.28" calcext:value-type="float">
            <text:p>79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1</text:p>
          </table:table-cell>
          <table:table-cell office:value-type="float" office:value="344.89" calcext:value-type="float">
            <text:p>344.89</text:p>
          </table:table-cell>
          <table:table-cell table:formula="of:=[.B5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2</text:p>
          </table:table-cell>
          <table:table-cell office:value-type="float" office:value="342.83" calcext:value-type="float">
            <text:p>342.83</text:p>
          </table:table-cell>
          <table:table-cell table:formula="of:=[.B5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3</text:p>
          </table:table-cell>
          <table:table-cell office:value-type="float" office:value="343.39" calcext:value-type="float">
            <text:p>343.39</text:p>
          </table:table-cell>
          <table:table-cell table:formula="of:=[.B5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0_0</text:p>
          </table:table-cell>
          <table:table-cell office:value-type="float" office:value="346.05" calcext:value-type="float">
            <text:p>346.05</text:p>
          </table:table-cell>
          <table:table-cell table:formula="of:=[.B58]-273" office:value-type="float" office:value="73.05" calcext:value-type="float">
            <text:p>73.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0_1</text:p>
          </table:table-cell>
          <table:table-cell office:value-type="float" office:value="346.81" calcext:value-type="float">
            <text:p>346.81</text:p>
          </table:table-cell>
          <table:table-cell table:formula="of:=[.B59]-273" office:value-type="float" office:value="73.81" calcext:value-type="float">
            <text:p>73.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0_2</text:p>
          </table:table-cell>
          <table:table-cell office:value-type="float" office:value="347.58" calcext:value-type="float">
            <text:p>347.58</text:p>
          </table:table-cell>
          <table:table-cell table:formula="of:=[.B60]-273" office:value-type="float" office:value="74.58" calcext:value-type="float">
            <text:p>74.5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0_3</text:p>
          </table:table-cell>
          <table:table-cell office:value-type="float" office:value="347.58" calcext:value-type="float">
            <text:p>347.58</text:p>
          </table:table-cell>
          <table:table-cell table:formula="of:=[.B61]-273" office:value-type="float" office:value="74.58" calcext:value-type="float">
            <text:p>74.5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0</text:p>
          </table:table-cell>
          <table:table-cell office:value-type="float" office:value="347.64" calcext:value-type="float">
            <text:p>347.64</text:p>
          </table:table-cell>
          <table:table-cell table:formula="of:=[.B62]-273" office:value-type="float" office:value="74.64" calcext:value-type="float">
            <text:p>74.6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1</text:p>
          </table:table-cell>
          <table:table-cell office:value-type="float" office:value="349.68" calcext:value-type="float">
            <text:p>349.68</text:p>
          </table:table-cell>
          <table:table-cell table:formula="of:=[.B63]-273" office:value-type="float" office:value="76.68" calcext:value-type="float">
            <text:p>76.6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2</text:p>
          </table:table-cell>
          <table:table-cell office:value-type="float" office:value="351.72" calcext:value-type="float">
            <text:p>351.72</text:p>
          </table:table-cell>
          <table:table-cell table:formula="of:=[.B64]-273" office:value-type="float" office:value="78.72" calcext:value-type="float">
            <text:p>78.7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3</text:p>
          </table:table-cell>
          <table:table-cell office:value-type="float" office:value="351.72" calcext:value-type="float">
            <text:p>351.72</text:p>
          </table:table-cell>
          <table:table-cell table:formula="of:=[.B65]-273" office:value-type="float" office:value="78.72" calcext:value-type="float">
            <text:p>78.7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0</text:p>
          </table:table-cell>
          <table:table-cell office:value-type="float" office:value="347.54" calcext:value-type="float">
            <text:p>347.54</text:p>
          </table:table-cell>
          <table:table-cell table:formula="of:=[.B66]-273" office:value-type="float" office:value="74.54" calcext:value-type="float">
            <text:p>74.5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1</text:p>
          </table:table-cell>
          <table:table-cell office:value-type="float" office:value="349.59" calcext:value-type="float">
            <text:p>349.59</text:p>
          </table:table-cell>
          <table:table-cell table:formula="of:=[.B67]-273" office:value-type="float" office:value="76.59" calcext:value-type="float">
            <text:p>76.59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2</text:p>
          </table:table-cell>
          <table:table-cell office:value-type="float" office:value="351.65" calcext:value-type="float">
            <text:p>351.65</text:p>
          </table:table-cell>
          <table:table-cell table:formula="of:=[.B68]-273" office:value-type="float" office:value="78.65" calcext:value-type="float">
            <text:p>78.65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3</text:p>
          </table:table-cell>
          <table:table-cell office:value-type="float" office:value="351.65" calcext:value-type="float">
            <text:p>351.65</text:p>
          </table:table-cell>
          <table:table-cell table:formula="of:=[.B69]-273" office:value-type="float" office:value="78.65" calcext:value-type="float">
            <text:p>78.6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0</text:p>
          </table:table-cell>
          <table:table-cell office:value-type="float" office:value="345.86" calcext:value-type="float">
            <text:p>345.86</text:p>
          </table:table-cell>
          <table:table-cell table:formula="of:=[.B70]-273" office:value-type="float" office:value="72.86" calcext:value-type="float">
            <text:p>72.8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1</text:p>
          </table:table-cell>
          <table:table-cell office:value-type="float" office:value="346.66" calcext:value-type="float">
            <text:p>346.66</text:p>
          </table:table-cell>
          <table:table-cell table:formula="of:=[.B71]-273" office:value-type="float" office:value="73.66" calcext:value-type="float">
            <text:p>73.6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2</text:p>
          </table:table-cell>
          <table:table-cell office:value-type="float" office:value="347.46" calcext:value-type="float">
            <text:p>347.46</text:p>
          </table:table-cell>
          <table:table-cell table:formula="of:=[.B72]-273" office:value-type="float" office:value="74.46" calcext:value-type="float">
            <text:p>74.4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3</text:p>
          </table:table-cell>
          <table:table-cell office:value-type="float" office:value="347.46" calcext:value-type="float">
            <text:p>347.46</text:p>
          </table:table-cell>
          <table:table-cell table:formula="of:=[.B73]-273" office:value-type="float" office:value="74.46" calcext:value-type="float">
            <text:p>74.4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0</text:p>
          </table:table-cell>
          <table:table-cell office:value-type="float" office:value="352.19" calcext:value-type="float">
            <text:p>352.19</text:p>
          </table:table-cell>
          <table:table-cell table:formula="of:=[.B74]-273" office:value-type="float" office:value="79.19" calcext:value-type="float">
            <text:p>79.19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1</text:p>
          </table:table-cell>
          <table:table-cell office:value-type="float" office:value="344.89" calcext:value-type="float">
            <text:p>344.89</text:p>
          </table:table-cell>
          <table:table-cell table:formula="of:=[.B75]-273" office:value-type="float" office:value="71.89" calcext:value-type="float">
            <text:p>71.8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2</text:p>
          </table:table-cell>
          <table:table-cell office:value-type="float" office:value="342.83" calcext:value-type="float">
            <text:p>342.83</text:p>
          </table:table-cell>
          <table:table-cell table:formula="of:=[.B76]-273" office:value-type="float" office:value="69.83" calcext:value-type="float">
            <text:p>69.8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3</text:p>
          </table:table-cell>
          <table:table-cell office:value-type="float" office:value="343.39" calcext:value-type="float">
            <text:p>343.39</text:p>
          </table:table-cell>
          <table:table-cell table:formula="of:=[.B77]-273" office:value-type="float" office:value="70.39" calcext:value-type="float">
            <text:p>70.3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5_TB0_0</text:p>
          </table:table-cell>
          <table:table-cell office:value-type="float" office:value="345.99" calcext:value-type="float">
            <text:p>345.99</text:p>
          </table:table-cell>
          <table:table-cell table:formula="of:=[.B78]-273" office:value-type="float" office:value="72.99" calcext:value-type="float">
            <text:p>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1</text:p>
          </table:table-cell>
          <table:table-cell office:value-type="float" office:value="346.76" calcext:value-type="float">
            <text:p>346.76</text:p>
          </table:table-cell>
          <table:table-cell table:formula="of:=[.B79]-273" office:value-type="float" office:value="73.76" calcext:value-type="float">
            <text:p>73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2</text:p>
          </table:table-cell>
          <table:table-cell office:value-type="float" office:value="347.54" calcext:value-type="float">
            <text:p>347.54</text:p>
          </table:table-cell>
          <table:table-cell table:formula="of:=[.B80]-273" office:value-type="float" office:value="74.54" calcext:value-type="float">
            <text:p>74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3</text:p>
          </table:table-cell>
          <table:table-cell office:value-type="float" office:value="347.54" calcext:value-type="float">
            <text:p>347.54</text:p>
          </table:table-cell>
          <table:table-cell table:formula="of:=[.B81]-273" office:value-type="float" office:value="74.54" calcext:value-type="float">
            <text:p>74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0</text:p>
          </table:table-cell>
          <table:table-cell office:value-type="float" office:value="347.55" calcext:value-type="float">
            <text:p>347.55</text:p>
          </table:table-cell>
          <table:table-cell table:formula="of:=[.B82]-273" office:value-type="float" office:value="74.55" calcext:value-type="float">
            <text:p>74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1</text:p>
          </table:table-cell>
          <table:table-cell office:value-type="float" office:value="349.62" calcext:value-type="float">
            <text:p>349.62</text:p>
          </table:table-cell>
          <table:table-cell table:formula="of:=[.B83]-273" office:value-type="float" office:value="76.62" calcext:value-type="float">
            <text:p>76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2</text:p>
          </table:table-cell>
          <table:table-cell office:value-type="float" office:value="351.68" calcext:value-type="float">
            <text:p>351.68</text:p>
          </table:table-cell>
          <table:table-cell table:formula="of:=[.B84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3</text:p>
          </table:table-cell>
          <table:table-cell office:value-type="float" office:value="351.68" calcext:value-type="float">
            <text:p>351.68</text:p>
          </table:table-cell>
          <table:table-cell table:formula="of:=[.B85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0</text:p>
          </table:table-cell>
          <table:table-cell office:value-type="float" office:value="347.45" calcext:value-type="float">
            <text:p>347.45</text:p>
          </table:table-cell>
          <table:table-cell table:formula="of:=[.B86]-273" office:value-type="float" office:value="74.45" calcext:value-type="float">
            <text:p>74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1</text:p>
          </table:table-cell>
          <table:table-cell office:value-type="float" office:value="349.53" calcext:value-type="float">
            <text:p>349.53</text:p>
          </table:table-cell>
          <table:table-cell table:formula="of:=[.B87]-273" office:value-type="float" office:value="76.53" calcext:value-type="float">
            <text:p>76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2</text:p>
          </table:table-cell>
          <table:table-cell office:value-type="float" office:value="351.61" calcext:value-type="float">
            <text:p>351.61</text:p>
          </table:table-cell>
          <table:table-cell table:formula="of:=[.B88]-273" office:value-type="float" office:value="78.61" calcext:value-type="float">
            <text:p>7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3</text:p>
          </table:table-cell>
          <table:table-cell office:value-type="float" office:value="351.61" calcext:value-type="float">
            <text:p>351.61</text:p>
          </table:table-cell>
          <table:table-cell table:formula="of:=[.B89]-273" office:value-type="float" office:value="78.61" calcext:value-type="float">
            <text:p>7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0</text:p>
          </table:table-cell>
          <table:table-cell office:value-type="float" office:value="345.8" calcext:value-type="float">
            <text:p>345.8</text:p>
          </table:table-cell>
          <table:table-cell table:formula="of:=[.B90]-273" office:value-type="float" office:value="72.8" calcext:value-type="float">
            <text:p>72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1</text:p>
          </table:table-cell>
          <table:table-cell office:value-type="float" office:value="346.61" calcext:value-type="float">
            <text:p>346.61</text:p>
          </table:table-cell>
          <table:table-cell table:formula="of:=[.B91]-273" office:value-type="float" office:value="73.61" calcext:value-type="float">
            <text:p>73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2</text:p>
          </table:table-cell>
          <table:table-cell office:value-type="float" office:value="347.42" calcext:value-type="float">
            <text:p>347.42</text:p>
          </table:table-cell>
          <table:table-cell table:formula="of:=[.B92]-273" office:value-type="float" office:value="74.42" calcext:value-type="float">
            <text:p>74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3</text:p>
          </table:table-cell>
          <table:table-cell office:value-type="float" office:value="347.42" calcext:value-type="float">
            <text:p>347.42</text:p>
          </table:table-cell>
          <table:table-cell table:formula="of:=[.B93]-273" office:value-type="float" office:value="74.42" calcext:value-type="float">
            <text:p>74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0</text:p>
          </table:table-cell>
          <table:table-cell office:value-type="float" office:value="351.98" calcext:value-type="float">
            <text:p>351.98</text:p>
          </table:table-cell>
          <table:table-cell table:formula="of:=[.B94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44.89" calcext:value-type="float">
            <text:p>344.89</text:p>
          </table:table-cell>
          <table:table-cell table:formula="of:=[.B9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2.83" calcext:value-type="float">
            <text:p>342.83</text:p>
          </table:table-cell>
          <table:table-cell table:formula="of:=[.B9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3.39" calcext:value-type="float">
            <text:p>343.39</text:p>
          </table:table-cell>
          <table:table-cell table:formula="of:=[.B9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0</text:p>
          </table:table-cell>
          <table:table-cell office:value-type="float" office:value="345.95" calcext:value-type="float">
            <text:p>345.95</text:p>
          </table:table-cell>
          <table:table-cell table:formula="of:=[.B98]-273" office:value-type="float" office:value="72.95" calcext:value-type="float">
            <text:p>72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1</text:p>
          </table:table-cell>
          <table:table-cell office:value-type="float" office:value="346.63" calcext:value-type="float">
            <text:p>346.63</text:p>
          </table:table-cell>
          <table:table-cell table:formula="of:=[.B99]-273" office:value-type="float" office:value="73.63" calcext:value-type="float">
            <text:p>73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2</text:p>
          </table:table-cell>
          <table:table-cell office:value-type="float" office:value="347.31" calcext:value-type="float">
            <text:p>347.31</text:p>
          </table:table-cell>
          <table:table-cell table:formula="of:=[.B100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3</text:p>
          </table:table-cell>
          <table:table-cell office:value-type="float" office:value="347.31" calcext:value-type="float">
            <text:p>347.31</text:p>
          </table:table-cell>
          <table:table-cell table:formula="of:=[.B101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0</text:p>
          </table:table-cell>
          <table:table-cell office:value-type="float" office:value="347.48" calcext:value-type="float">
            <text:p>347.48</text:p>
          </table:table-cell>
          <table:table-cell table:formula="of:=[.B102]-273" office:value-type="float" office:value="74.48" calcext:value-type="float">
            <text:p>74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1</text:p>
          </table:table-cell>
          <table:table-cell office:value-type="float" office:value="349.36" calcext:value-type="float">
            <text:p>349.36</text:p>
          </table:table-cell>
          <table:table-cell table:formula="of:=[.B103]-273" office:value-type="float" office:value="76.36" calcext:value-type="float">
            <text:p>76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2</text:p>
          </table:table-cell>
          <table:table-cell office:value-type="float" office:value="351.25" calcext:value-type="float">
            <text:p>351.25</text:p>
          </table:table-cell>
          <table:table-cell table:formula="of:=[.B104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3</text:p>
          </table:table-cell>
          <table:table-cell office:value-type="float" office:value="351.25" calcext:value-type="float">
            <text:p>351.25</text:p>
          </table:table-cell>
          <table:table-cell table:formula="of:=[.B105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0</text:p>
          </table:table-cell>
          <table:table-cell office:value-type="float" office:value="347.38" calcext:value-type="float">
            <text:p>347.38</text:p>
          </table:table-cell>
          <table:table-cell table:formula="of:=[.B106]-273" office:value-type="float" office:value="74.38" calcext:value-type="float">
            <text:p>74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1</text:p>
          </table:table-cell>
          <table:table-cell office:value-type="float" office:value="349.28" calcext:value-type="float">
            <text:p>349.28</text:p>
          </table:table-cell>
          <table:table-cell table:formula="of:=[.B107]-273" office:value-type="float" office:value="76.28" calcext:value-type="float">
            <text:p>76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2</text:p>
          </table:table-cell>
          <table:table-cell office:value-type="float" office:value="351.18" calcext:value-type="float">
            <text:p>351.18</text:p>
          </table:table-cell>
          <table:table-cell table:formula="of:=[.B108]-273" office:value-type="float" office:value="78.18" calcext:value-type="float">
            <text:p>78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3</text:p>
          </table:table-cell>
          <table:table-cell office:value-type="float" office:value="351.18" calcext:value-type="float">
            <text:p>351.18</text:p>
          </table:table-cell>
          <table:table-cell table:formula="of:=[.B109]-273" office:value-type="float" office:value="78.18" calcext:value-type="float">
            <text:p>78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0</text:p>
          </table:table-cell>
          <table:table-cell office:value-type="float" office:value="345.76" calcext:value-type="float">
            <text:p>345.76</text:p>
          </table:table-cell>
          <table:table-cell table:formula="of:=[.B110]-273" office:value-type="float" office:value="72.76" calcext:value-type="float">
            <text:p>7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1</text:p>
          </table:table-cell>
          <table:table-cell office:value-type="float" office:value="346.48" calcext:value-type="float">
            <text:p>346.48</text:p>
          </table:table-cell>
          <table:table-cell table:formula="of:=[.B111]-273" office:value-type="float" office:value="73.48" calcext:value-type="float">
            <text:p>73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2</text:p>
          </table:table-cell>
          <table:table-cell office:value-type="float" office:value="347.19" calcext:value-type="float">
            <text:p>347.19</text:p>
          </table:table-cell>
          <table:table-cell table:formula="of:=[.B112]-273" office:value-type="float" office:value="74.19" calcext:value-type="float">
            <text:p>74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3</text:p>
          </table:table-cell>
          <table:table-cell office:value-type="float" office:value="347.19" calcext:value-type="float">
            <text:p>347.19</text:p>
          </table:table-cell>
          <table:table-cell table:formula="of:=[.B113]-273" office:value-type="float" office:value="74.19" calcext:value-type="float">
            <text:p>74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51.9" calcext:value-type="float">
            <text:p>351.9</text:p>
          </table:table-cell>
          <table:table-cell table:formula="of:=[.B114]-273" office:value-type="float" office:value="78.9" calcext:value-type="float">
            <text:p>78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44.89" calcext:value-type="float">
            <text:p>344.89</text:p>
          </table:table-cell>
          <table:table-cell table:formula="of:=[.B11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2.83" calcext:value-type="float">
            <text:p>342.83</text:p>
          </table:table-cell>
          <table:table-cell table:formula="of:=[.B11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3.39" calcext:value-type="float">
            <text:p>343.39</text:p>
          </table:table-cell>
          <table:table-cell table:formula="of:=[.B11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0</text:p>
          </table:table-cell>
          <table:table-cell office:value-type="float" office:value="345.87" calcext:value-type="float">
            <text:p>345.87</text:p>
          </table:table-cell>
          <table:table-cell table:formula="of:=[.B118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1</text:p>
          </table:table-cell>
          <table:table-cell office:value-type="float" office:value="346.56" calcext:value-type="float">
            <text:p>346.56</text:p>
          </table:table-cell>
          <table:table-cell table:formula="of:=[.B119]-273" office:value-type="float" office:value="73.56" calcext:value-type="float">
            <text:p>73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2</text:p>
          </table:table-cell>
          <table:table-cell office:value-type="float" office:value="347.25" calcext:value-type="float">
            <text:p>347.25</text:p>
          </table:table-cell>
          <table:table-cell table:formula="of:=[.B120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3</text:p>
          </table:table-cell>
          <table:table-cell office:value-type="float" office:value="347.25" calcext:value-type="float">
            <text:p>347.25</text:p>
          </table:table-cell>
          <table:table-cell table:formula="of:=[.B121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0</text:p>
          </table:table-cell>
          <table:table-cell office:value-type="float" office:value="347.37" calcext:value-type="float">
            <text:p>347.37</text:p>
          </table:table-cell>
          <table:table-cell table:formula="of:=[.B122]-273" office:value-type="float" office:value="74.37" calcext:value-type="float">
            <text:p>7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1</text:p>
          </table:table-cell>
          <table:table-cell office:value-type="float" office:value="349.28" calcext:value-type="float">
            <text:p>349.28</text:p>
          </table:table-cell>
          <table:table-cell table:formula="of:=[.B123]-273" office:value-type="float" office:value="76.28" calcext:value-type="float">
            <text:p>76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2</text:p>
          </table:table-cell>
          <table:table-cell office:value-type="float" office:value="351.19" calcext:value-type="float">
            <text:p>351.19</text:p>
          </table:table-cell>
          <table:table-cell table:formula="of:=[.B124]-273" office:value-type="float" office:value="78.19" calcext:value-type="float">
            <text:p>78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3</text:p>
          </table:table-cell>
          <table:table-cell office:value-type="float" office:value="351.19" calcext:value-type="float">
            <text:p>351.19</text:p>
          </table:table-cell>
          <table:table-cell table:formula="of:=[.B125]-273" office:value-type="float" office:value="78.19" calcext:value-type="float">
            <text:p>78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0</text:p>
          </table:table-cell>
          <table:table-cell office:value-type="float" office:value="347.27" calcext:value-type="float">
            <text:p>347.27</text:p>
          </table:table-cell>
          <table:table-cell table:formula="of:=[.B12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1</text:p>
          </table:table-cell>
          <table:table-cell office:value-type="float" office:value="349.19" calcext:value-type="float">
            <text:p>349.19</text:p>
          </table:table-cell>
          <table:table-cell table:formula="of:=[.B127]-273" office:value-type="float" office:value="76.19" calcext:value-type="float">
            <text:p>76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2</text:p>
          </table:table-cell>
          <table:table-cell office:value-type="float" office:value="351.12" calcext:value-type="float">
            <text:p>351.12</text:p>
          </table:table-cell>
          <table:table-cell table:formula="of:=[.B128]-273" office:value-type="float" office:value="78.12" calcext:value-type="float">
            <text:p>78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3</text:p>
          </table:table-cell>
          <table:table-cell office:value-type="float" office:value="351.12" calcext:value-type="float">
            <text:p>351.12</text:p>
          </table:table-cell>
          <table:table-cell table:formula="of:=[.B129]-273" office:value-type="float" office:value="78.12" calcext:value-type="float">
            <text:p>78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0</text:p>
          </table:table-cell>
          <table:table-cell office:value-type="float" office:value="345.68" calcext:value-type="float">
            <text:p>345.68</text:p>
          </table:table-cell>
          <table:table-cell table:formula="of:=[.B130]-273" office:value-type="float" office:value="72.68" calcext:value-type="float">
            <text:p>72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1</text:p>
          </table:table-cell>
          <table:table-cell office:value-type="float" office:value="346.41" calcext:value-type="float">
            <text:p>346.41</text:p>
          </table:table-cell>
          <table:table-cell table:formula="of:=[.B131]-273" office:value-type="float" office:value="73.41" calcext:value-type="float">
            <text:p>73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2</text:p>
          </table:table-cell>
          <table:table-cell office:value-type="float" office:value="347.13" calcext:value-type="float">
            <text:p>347.13</text:p>
          </table:table-cell>
          <table:table-cell table:formula="of:=[.B132]-273" office:value-type="float" office:value="74.13" calcext:value-type="float">
            <text:p>74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3</text:p>
          </table:table-cell>
          <table:table-cell office:value-type="float" office:value="347.13" calcext:value-type="float">
            <text:p>347.13</text:p>
          </table:table-cell>
          <table:table-cell table:formula="of:=[.B133]-273" office:value-type="float" office:value="74.13" calcext:value-type="float">
            <text:p>74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51.68" calcext:value-type="float">
            <text:p>351.68</text:p>
          </table:table-cell>
          <table:table-cell table:formula="of:=[.B134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44.88" calcext:value-type="float">
            <text:p>344.88</text:p>
          </table:table-cell>
          <table:table-cell table:formula="of:=[.B135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2.82" calcext:value-type="float">
            <text:p>342.82</text:p>
          </table:table-cell>
          <table:table-cell table:formula="of:=[.B13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3.38" calcext:value-type="float">
            <text:p>343.38</text:p>
          </table:table-cell>
          <table:table-cell table:formula="of:=[.B13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0</text:p>
          </table:table-cell>
          <table:table-cell office:value-type="float" office:value="345.81" calcext:value-type="float">
            <text:p>345.81</text:p>
          </table:table-cell>
          <table:table-cell table:formula="of:=[.B138]-273" office:value-type="float" office:value="72.81" calcext:value-type="float">
            <text:p>72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1</text:p>
          </table:table-cell>
          <table:table-cell office:value-type="float" office:value="346.37" calcext:value-type="float">
            <text:p>346.37</text:p>
          </table:table-cell>
          <table:table-cell table:formula="of:=[.B139]-273" office:value-type="float" office:value="73.37" calcext:value-type="float">
            <text:p>73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2</text:p>
          </table:table-cell>
          <table:table-cell office:value-type="float" office:value="346.93" calcext:value-type="float">
            <text:p>346.93</text:p>
          </table:table-cell>
          <table:table-cell table:formula="of:=[.B140]-273" office:value-type="float" office:value="73.93" calcext:value-type="float">
            <text:p>73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3</text:p>
          </table:table-cell>
          <table:table-cell office:value-type="float" office:value="346.93" calcext:value-type="float">
            <text:p>346.93</text:p>
          </table:table-cell>
          <table:table-cell table:formula="of:=[.B141]-273" office:value-type="float" office:value="73.93" calcext:value-type="float">
            <text:p>73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0</text:p>
          </table:table-cell>
          <table:table-cell office:value-type="float" office:value="347.27" calcext:value-type="float">
            <text:p>347.27</text:p>
          </table:table-cell>
          <table:table-cell table:formula="of:=[.B142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1</text:p>
          </table:table-cell>
          <table:table-cell office:value-type="float" office:value="348.93" calcext:value-type="float">
            <text:p>348.93</text:p>
          </table:table-cell>
          <table:table-cell table:formula="of:=[.B143]-273" office:value-type="float" office:value="75.93" calcext:value-type="float">
            <text:p>75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2</text:p>
          </table:table-cell>
          <table:table-cell office:value-type="float" office:value="350.59" calcext:value-type="float">
            <text:p>350.59</text:p>
          </table:table-cell>
          <table:table-cell table:formula="of:=[.B144]-273" office:value-type="float" office:value="77.59" calcext:value-type="float">
            <text:p>7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3</text:p>
          </table:table-cell>
          <table:table-cell office:value-type="float" office:value="350.59" calcext:value-type="float">
            <text:p>350.59</text:p>
          </table:table-cell>
          <table:table-cell table:formula="of:=[.B145]-273" office:value-type="float" office:value="77.59" calcext:value-type="float">
            <text:p>7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0</text:p>
          </table:table-cell>
          <table:table-cell office:value-type="float" office:value="347.17" calcext:value-type="float">
            <text:p>347.17</text:p>
          </table:table-cell>
          <table:table-cell table:formula="of:=[.B146]-273" office:value-type="float" office:value="74.17" calcext:value-type="float">
            <text:p>74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1</text:p>
          </table:table-cell>
          <table:table-cell office:value-type="float" office:value="348.85" calcext:value-type="float">
            <text:p>348.85</text:p>
          </table:table-cell>
          <table:table-cell table:formula="of:=[.B147]-273" office:value-type="float" office:value="75.85" calcext:value-type="float">
            <text:p>75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2</text:p>
          </table:table-cell>
          <table:table-cell office:value-type="float" office:value="350.53" calcext:value-type="float">
            <text:p>350.53</text:p>
          </table:table-cell>
          <table:table-cell table:formula="of:=[.B148]-273" office:value-type="float" office:value="77.53" calcext:value-type="float">
            <text:p>77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3</text:p>
          </table:table-cell>
          <table:table-cell office:value-type="float" office:value="350.53" calcext:value-type="float">
            <text:p>350.53</text:p>
          </table:table-cell>
          <table:table-cell table:formula="of:=[.B149]-273" office:value-type="float" office:value="77.53" calcext:value-type="float">
            <text:p>77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0</text:p>
          </table:table-cell>
          <table:table-cell office:value-type="float" office:value="345.62" calcext:value-type="float">
            <text:p>345.62</text:p>
          </table:table-cell>
          <table:table-cell table:formula="of:=[.B150]-273" office:value-type="float" office:value="72.62" calcext:value-type="float">
            <text:p>72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1</text:p>
          </table:table-cell>
          <table:table-cell office:value-type="float" office:value="346.22" calcext:value-type="float">
            <text:p>346.22</text:p>
          </table:table-cell>
          <table:table-cell table:formula="of:=[.B151]-273" office:value-type="float" office:value="73.22" calcext:value-type="float">
            <text:p>73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2</text:p>
          </table:table-cell>
          <table:table-cell office:value-type="float" office:value="346.82" calcext:value-type="float">
            <text:p>346.82</text:p>
          </table:table-cell>
          <table:table-cell table:formula="of:=[.B152]-273" office:value-type="float" office:value="73.82" calcext:value-type="float">
            <text:p>73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3</text:p>
          </table:table-cell>
          <table:table-cell office:value-type="float" office:value="346.82" calcext:value-type="float">
            <text:p>346.82</text:p>
          </table:table-cell>
          <table:table-cell table:formula="of:=[.B153]-273" office:value-type="float" office:value="73.82" calcext:value-type="float">
            <text:p>73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51.6" calcext:value-type="float">
            <text:p>351.6</text:p>
          </table:table-cell>
          <table:table-cell table:formula="of:=[.B154]-273" office:value-type="float" office:value="78.6" calcext:value-type="float">
            <text:p>7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44.88" calcext:value-type="float">
            <text:p>344.88</text:p>
          </table:table-cell>
          <table:table-cell table:formula="of:=[.B155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2.82" calcext:value-type="float">
            <text:p>342.82</text:p>
          </table:table-cell>
          <table:table-cell table:formula="of:=[.B15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3.38" calcext:value-type="float">
            <text:p>343.38</text:p>
          </table:table-cell>
          <table:table-cell table:formula="of:=[.B15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0</text:p>
          </table:table-cell>
          <table:table-cell office:value-type="float" office:value="345.72" calcext:value-type="float">
            <text:p>345.72</text:p>
          </table:table-cell>
          <table:table-cell table:formula="of:=[.B158]-273" office:value-type="float" office:value="72.72" calcext:value-type="float">
            <text:p>72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1</text:p>
          </table:table-cell>
          <table:table-cell office:value-type="float" office:value="346.29" calcext:value-type="float">
            <text:p>346.29</text:p>
          </table:table-cell>
          <table:table-cell table:formula="of:=[.B159]-273" office:value-type="float" office:value="73.29" calcext:value-type="float">
            <text:p>73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2</text:p>
          </table:table-cell>
          <table:table-cell office:value-type="float" office:value="346.85" calcext:value-type="float">
            <text:p>346.85</text:p>
          </table:table-cell>
          <table:table-cell table:formula="of:=[.B160]-273" office:value-type="float" office:value="73.85" calcext:value-type="float">
            <text:p>73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3</text:p>
          </table:table-cell>
          <table:table-cell office:value-type="float" office:value="346.85" calcext:value-type="float">
            <text:p>346.85</text:p>
          </table:table-cell>
          <table:table-cell table:formula="of:=[.B161]-273" office:value-type="float" office:value="73.85" calcext:value-type="float">
            <text:p>73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0</text:p>
          </table:table-cell>
          <table:table-cell office:value-type="float" office:value="347.13" calcext:value-type="float">
            <text:p>347.13</text:p>
          </table:table-cell>
          <table:table-cell table:formula="of:=[.B162]-273" office:value-type="float" office:value="74.13" calcext:value-type="float">
            <text:p>74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1</text:p>
          </table:table-cell>
          <table:table-cell office:value-type="float" office:value="348.82" calcext:value-type="float">
            <text:p>348.82</text:p>
          </table:table-cell>
          <table:table-cell table:formula="of:=[.B163]-273" office:value-type="float" office:value="75.82" calcext:value-type="float">
            <text:p>75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2</text:p>
          </table:table-cell>
          <table:table-cell office:value-type="float" office:value="350.52" calcext:value-type="float">
            <text:p>350.52</text:p>
          </table:table-cell>
          <table:table-cell table:formula="of:=[.B164]-273" office:value-type="float" office:value="77.52" calcext:value-type="float">
            <text:p>77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3</text:p>
          </table:table-cell>
          <table:table-cell office:value-type="float" office:value="350.52" calcext:value-type="float">
            <text:p>350.52</text:p>
          </table:table-cell>
          <table:table-cell table:formula="of:=[.B165]-273" office:value-type="float" office:value="77.52" calcext:value-type="float">
            <text:p>77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0</text:p>
          </table:table-cell>
          <table:table-cell office:value-type="float" office:value="347.03" calcext:value-type="float">
            <text:p>347.03</text:p>
          </table:table-cell>
          <table:table-cell table:formula="of:=[.B166]-273" office:value-type="float" office:value="74.03" calcext:value-type="float">
            <text:p>74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1</text:p>
          </table:table-cell>
          <table:table-cell office:value-type="float" office:value="348.74" calcext:value-type="float">
            <text:p>348.74</text:p>
          </table:table-cell>
          <table:table-cell table:formula="of:=[.B167]-273" office:value-type="float" office:value="75.74" calcext:value-type="float">
            <text:p>75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2</text:p>
          </table:table-cell>
          <table:table-cell office:value-type="float" office:value="350.45" calcext:value-type="float">
            <text:p>350.45</text:p>
          </table:table-cell>
          <table:table-cell table:formula="of:=[.B168]-273" office:value-type="float" office:value="77.45" calcext:value-type="float">
            <text:p>7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3</text:p>
          </table:table-cell>
          <table:table-cell office:value-type="float" office:value="350.45" calcext:value-type="float">
            <text:p>350.45</text:p>
          </table:table-cell>
          <table:table-cell table:formula="of:=[.B169]-273" office:value-type="float" office:value="77.45" calcext:value-type="float">
            <text:p>7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0</text:p>
          </table:table-cell>
          <table:table-cell office:value-type="float" office:value="345.53" calcext:value-type="float">
            <text:p>345.53</text:p>
          </table:table-cell>
          <table:table-cell table:formula="of:=[.B170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1</text:p>
          </table:table-cell>
          <table:table-cell office:value-type="float" office:value="346.13" calcext:value-type="float">
            <text:p>346.13</text:p>
          </table:table-cell>
          <table:table-cell table:formula="of:=[.B171]-273" office:value-type="float" office:value="73.13" calcext:value-type="float">
            <text:p>73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2</text:p>
          </table:table-cell>
          <table:table-cell office:value-type="float" office:value="346.74" calcext:value-type="float">
            <text:p>346.74</text:p>
          </table:table-cell>
          <table:table-cell table:formula="of:=[.B172]-273" office:value-type="float" office:value="73.74" calcext:value-type="float">
            <text:p>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3</text:p>
          </table:table-cell>
          <table:table-cell office:value-type="float" office:value="346.74" calcext:value-type="float">
            <text:p>346.74</text:p>
          </table:table-cell>
          <table:table-cell table:formula="of:=[.B173]-273" office:value-type="float" office:value="73.74" calcext:value-type="float">
            <text:p>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51.39" calcext:value-type="float">
            <text:p>351.39</text:p>
          </table:table-cell>
          <table:table-cell table:formula="of:=[.B174]-273" office:value-type="float" office:value="78.39" calcext:value-type="float">
            <text:p>78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44.88" calcext:value-type="float">
            <text:p>344.88</text:p>
          </table:table-cell>
          <table:table-cell table:formula="of:=[.B175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2.82" calcext:value-type="float">
            <text:p>342.82</text:p>
          </table:table-cell>
          <table:table-cell table:formula="of:=[.B17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3.38" calcext:value-type="float">
            <text:p>343.38</text:p>
          </table:table-cell>
          <table:table-cell table:formula="of:=[.B17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0</text:p>
          </table:table-cell>
          <table:table-cell office:value-type="float" office:value="345.64" calcext:value-type="float">
            <text:p>345.64</text:p>
          </table:table-cell>
          <table:table-cell table:formula="of:=[.B178]-273" office:value-type="float" office:value="72.64" calcext:value-type="float">
            <text:p>72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1</text:p>
          </table:table-cell>
          <table:table-cell office:value-type="float" office:value="346.05" calcext:value-type="float">
            <text:p>346.05</text:p>
          </table:table-cell>
          <table:table-cell table:formula="of:=[.B179]-273" office:value-type="float" office:value="73.05" calcext:value-type="float">
            <text:p>73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2</text:p>
          </table:table-cell>
          <table:table-cell office:value-type="float" office:value="346.45" calcext:value-type="float">
            <text:p>346.45</text:p>
          </table:table-cell>
          <table:table-cell table:formula="of:=[.B180]-273"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3</text:p>
          </table:table-cell>
          <table:table-cell office:value-type="float" office:value="346.45" calcext:value-type="float">
            <text:p>346.45</text:p>
          </table:table-cell>
          <table:table-cell table:formula="of:=[.B181]-273"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0</text:p>
          </table:table-cell>
          <table:table-cell office:value-type="float" office:value="347" calcext:value-type="float">
            <text:p>347</text:p>
          </table:table-cell>
          <table:table-cell table:formula="of:=[.B182]-273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1</text:p>
          </table:table-cell>
          <table:table-cell office:value-type="float" office:value="348.38" calcext:value-type="float">
            <text:p>348.38</text:p>
          </table:table-cell>
          <table:table-cell table:formula="of:=[.B183]-273" office:value-type="float" office:value="75.38" calcext:value-type="float">
            <text:p>7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2</text:p>
          </table:table-cell>
          <table:table-cell office:value-type="float" office:value="349.75" calcext:value-type="float">
            <text:p>349.75</text:p>
          </table:table-cell>
          <table:table-cell table:formula="of:=[.B184]-273" office:value-type="float" office:value="76.75" calcext:value-type="float">
            <text:p>7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3</text:p>
          </table:table-cell>
          <table:table-cell office:value-type="float" office:value="349.75" calcext:value-type="float">
            <text:p>349.75</text:p>
          </table:table-cell>
          <table:table-cell table:formula="of:=[.B185]-273" office:value-type="float" office:value="76.75" calcext:value-type="float">
            <text:p>7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0</text:p>
          </table:table-cell>
          <table:table-cell office:value-type="float" office:value="346.9" calcext:value-type="float">
            <text:p>346.9</text:p>
          </table:table-cell>
          <table:table-cell table:formula="of:=[.B186]-273" office:value-type="float" office:value="73.9" calcext:value-type="float">
            <text:p>73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1</text:p>
          </table:table-cell>
          <table:table-cell office:value-type="float" office:value="348.29" calcext:value-type="float">
            <text:p>348.29</text:p>
          </table:table-cell>
          <table:table-cell table:formula="of:=[.B187]-273" office:value-type="float" office:value="75.29" calcext:value-type="float">
            <text:p>75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2</text:p>
          </table:table-cell>
          <table:table-cell office:value-type="float" office:value="349.69" calcext:value-type="float">
            <text:p>349.69</text:p>
          </table:table-cell>
          <table:table-cell table:formula="of:=[.B188]-273" office:value-type="float" office:value="76.69" calcext:value-type="float">
            <text:p>76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3</text:p>
          </table:table-cell>
          <table:table-cell office:value-type="float" office:value="349.69" calcext:value-type="float">
            <text:p>349.69</text:p>
          </table:table-cell>
          <table:table-cell table:formula="of:=[.B189]-273" office:value-type="float" office:value="76.69" calcext:value-type="float">
            <text:p>76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0</text:p>
          </table:table-cell>
          <table:table-cell office:value-type="float" office:value="345.46" calcext:value-type="float">
            <text:p>345.46</text:p>
          </table:table-cell>
          <table:table-cell table:formula="of:=[.B190]-273" office:value-type="float" office:value="72.46" calcext:value-type="float">
            <text:p>72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1</text:p>
          </table:table-cell>
          <table:table-cell office:value-type="float" office:value="345.9" calcext:value-type="float">
            <text:p>345.9</text:p>
          </table:table-cell>
          <table:table-cell table:formula="of:=[.B191]-273" office:value-type="float" office:value="72.9" calcext:value-type="float">
            <text:p>7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2</text:p>
          </table:table-cell>
          <table:table-cell office:value-type="float" office:value="346.33" calcext:value-type="float">
            <text:p>346.33</text:p>
          </table:table-cell>
          <table:table-cell table:formula="of:=[.B192]-273" office:value-type="float" office:value="73.33" calcext:value-type="float">
            <text:p>7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3</text:p>
          </table:table-cell>
          <table:table-cell office:value-type="float" office:value="346.33" calcext:value-type="float">
            <text:p>346.33</text:p>
          </table:table-cell>
          <table:table-cell table:formula="of:=[.B193]-273" office:value-type="float" office:value="73.33" calcext:value-type="float">
            <text:p>7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51.3" calcext:value-type="float">
            <text:p>351.3</text:p>
          </table:table-cell>
          <table:table-cell table:formula="of:=[.B194]-273" office:value-type="float" office:value="78.3" calcext:value-type="float">
            <text:p>7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44.87" calcext:value-type="float">
            <text:p>344.87</text:p>
          </table:table-cell>
          <table:table-cell table:formula="of:=[.B19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2.82" calcext:value-type="float">
            <text:p>342.82</text:p>
          </table:table-cell>
          <table:table-cell table:formula="of:=[.B19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3.38" calcext:value-type="float">
            <text:p>343.38</text:p>
          </table:table-cell>
          <table:table-cell table:formula="of:=[.B19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0</text:p>
          </table:table-cell>
          <table:table-cell office:value-type="float" office:value="345.53" calcext:value-type="float">
            <text:p>345.53</text:p>
          </table:table-cell>
          <table:table-cell table:formula="of:=[.B198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1</text:p>
          </table:table-cell>
          <table:table-cell office:value-type="float" office:value="345.94" calcext:value-type="float">
            <text:p>345.94</text:p>
          </table:table-cell>
          <table:table-cell table:formula="of:=[.B199]-273" office:value-type="float" office:value="72.94" calcext:value-type="float">
            <text:p>72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2</text:p>
          </table:table-cell>
          <table:table-cell office:value-type="float" office:value="346.36" calcext:value-type="float">
            <text:p>346.36</text:p>
          </table:table-cell>
          <table:table-cell table:formula="of:=[.B200]-273" office:value-type="float" office:value="73.36" calcext:value-type="float">
            <text:p>73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3</text:p>
          </table:table-cell>
          <table:table-cell office:value-type="float" office:value="346.36" calcext:value-type="float">
            <text:p>346.36</text:p>
          </table:table-cell>
          <table:table-cell table:formula="of:=[.B201]-273" office:value-type="float" office:value="73.36" calcext:value-type="float">
            <text:p>73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0</text:p>
          </table:table-cell>
          <table:table-cell office:value-type="float" office:value="346.84" calcext:value-type="float">
            <text:p>346.84</text:p>
          </table:table-cell>
          <table:table-cell table:formula="of:=[.B202]-273" office:value-type="float" office:value="73.84" calcext:value-type="float">
            <text:p>73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1</text:p>
          </table:table-cell>
          <table:table-cell office:value-type="float" office:value="348.25" calcext:value-type="float">
            <text:p>348.25</text:p>
          </table:table-cell>
          <table:table-cell table:formula="of:=[.B203]-273" office:value-type="float" office:value="75.25" calcext:value-type="float">
            <text:p>75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2</text:p>
          </table:table-cell>
          <table:table-cell office:value-type="float" office:value="349.66" calcext:value-type="float">
            <text:p>349.66</text:p>
          </table:table-cell>
          <table:table-cell table:formula="of:=[.B204]-273" office:value-type="float" office:value="76.66" calcext:value-type="float">
            <text:p>76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3</text:p>
          </table:table-cell>
          <table:table-cell office:value-type="float" office:value="349.66" calcext:value-type="float">
            <text:p>349.66</text:p>
          </table:table-cell>
          <table:table-cell table:formula="of:=[.B205]-273" office:value-type="float" office:value="76.66" calcext:value-type="float">
            <text:p>76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0</text:p>
          </table:table-cell>
          <table:table-cell office:value-type="float" office:value="346.74" calcext:value-type="float">
            <text:p>346.74</text:p>
          </table:table-cell>
          <table:table-cell table:formula="of:=[.B206]-273" office:value-type="float" office:value="73.74" calcext:value-type="float">
            <text:p>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1</text:p>
          </table:table-cell>
          <table:table-cell office:value-type="float" office:value="348.16" calcext:value-type="float">
            <text:p>348.16</text:p>
          </table:table-cell>
          <table:table-cell table:formula="of:=[.B207]-273" office:value-type="float" office:value="75.16" calcext:value-type="float">
            <text:p>7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2</text:p>
          </table:table-cell>
          <table:table-cell office:value-type="float" office:value="349.59" calcext:value-type="float">
            <text:p>349.59</text:p>
          </table:table-cell>
          <table:table-cell table:formula="of:=[.B208]-273" office:value-type="float" office:value="76.59" calcext:value-type="float">
            <text:p>76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3</text:p>
          </table:table-cell>
          <table:table-cell office:value-type="float" office:value="349.59" calcext:value-type="float">
            <text:p>349.59</text:p>
          </table:table-cell>
          <table:table-cell table:formula="of:=[.B209]-273" office:value-type="float" office:value="76.59" calcext:value-type="float">
            <text:p>76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0</text:p>
          </table:table-cell>
          <table:table-cell office:value-type="float" office:value="345.34" calcext:value-type="float">
            <text:p>345.34</text:p>
          </table:table-cell>
          <table:table-cell table:formula="of:=[.B210]-273" office:value-type="float" office:value="72.34" calcext:value-type="float">
            <text:p>72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1</text:p>
          </table:table-cell>
          <table:table-cell office:value-type="float" office:value="345.79" calcext:value-type="float">
            <text:p>345.79</text:p>
          </table:table-cell>
          <table:table-cell table:formula="of:=[.B211]-273" office:value-type="float" office:value="72.79" calcext:value-type="float">
            <text:p>72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2</text:p>
          </table:table-cell>
          <table:table-cell office:value-type="float" office:value="346.24" calcext:value-type="float">
            <text:p>346.24</text:p>
          </table:table-cell>
          <table:table-cell table:formula="of:=[.B212]-273" office:value-type="float" office:value="73.24" calcext:value-type="float">
            <text:p>7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3</text:p>
          </table:table-cell>
          <table:table-cell office:value-type="float" office:value="346.24" calcext:value-type="float">
            <text:p>346.24</text:p>
          </table:table-cell>
          <table:table-cell table:formula="of:=[.B213]-273" office:value-type="float" office:value="73.24" calcext:value-type="float">
            <text:p>7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51.09" calcext:value-type="float">
            <text:p>351.09</text:p>
          </table:table-cell>
          <table:table-cell table:formula="of:=[.B214]-273" office:value-type="float" office:value="78.09" calcext:value-type="float">
            <text:p>78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44.87" calcext:value-type="float">
            <text:p>344.87</text:p>
          </table:table-cell>
          <table:table-cell table:formula="of:=[.B21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2.82" calcext:value-type="float">
            <text:p>342.82</text:p>
          </table:table-cell>
          <table:table-cell table:formula="of:=[.B21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3.38" calcext:value-type="float">
            <text:p>343.38</text:p>
          </table:table-cell>
          <table:table-cell table:formula="of:=[.B21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0</text:p>
          </table:table-cell>
          <table:table-cell office:value-type="float" office:value="345.44" calcext:value-type="float">
            <text:p>345.44</text:p>
          </table:table-cell>
          <table:table-cell table:formula="of:=[.B218]-273" office:value-type="float" office:value="72.44" calcext:value-type="float">
            <text:p>72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1</text:p>
          </table:table-cell>
          <table:table-cell office:value-type="float" office:value="345.65" calcext:value-type="float">
            <text:p>345.65</text:p>
          </table:table-cell>
          <table:table-cell table:formula="of:=[.B219]-273" office:value-type="float" office:value="72.65" calcext:value-type="float">
            <text:p>72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2</text:p>
          </table:table-cell>
          <table:table-cell office:value-type="float" office:value="345.86" calcext:value-type="float">
            <text:p>345.86</text:p>
          </table:table-cell>
          <table:table-cell table:formula="of:=[.B220]-273" office:value-type="float" office:value="72.86" calcext:value-type="float">
            <text:p>72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3</text:p>
          </table:table-cell>
          <table:table-cell office:value-type="float" office:value="345.86" calcext:value-type="float">
            <text:p>345.86</text:p>
          </table:table-cell>
          <table:table-cell table:formula="of:=[.B221]-273" office:value-type="float" office:value="72.86" calcext:value-type="float">
            <text:p>72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0</text:p>
          </table:table-cell>
          <table:table-cell office:value-type="float" office:value="346.68" calcext:value-type="float">
            <text:p>346.68</text:p>
          </table:table-cell>
          <table:table-cell table:formula="of:=[.B222]-273" office:value-type="float" office:value="73.68" calcext:value-type="float">
            <text:p>73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1</text:p>
          </table:table-cell>
          <table:table-cell office:value-type="float" office:value="347.7" calcext:value-type="float">
            <text:p>347.7</text:p>
          </table:table-cell>
          <table:table-cell table:formula="of:=[.B223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2</text:p>
          </table:table-cell>
          <table:table-cell office:value-type="float" office:value="348.72" calcext:value-type="float">
            <text:p>348.72</text:p>
          </table:table-cell>
          <table:table-cell table:formula="of:=[.B224]-273" office:value-type="float" office:value="75.72" calcext:value-type="float">
            <text:p>75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3</text:p>
          </table:table-cell>
          <table:table-cell office:value-type="float" office:value="348.72" calcext:value-type="float">
            <text:p>348.72</text:p>
          </table:table-cell>
          <table:table-cell table:formula="of:=[.B225]-273" office:value-type="float" office:value="75.72" calcext:value-type="float">
            <text:p>75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0</text:p>
          </table:table-cell>
          <table:table-cell office:value-type="float" office:value="346.58" calcext:value-type="float">
            <text:p>346.58</text:p>
          </table:table-cell>
          <table:table-cell table:formula="of:=[.B226]-273" office:value-type="float" office:value="73.58" calcext:value-type="float">
            <text:p>73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1</text:p>
          </table:table-cell>
          <table:table-cell office:value-type="float" office:value="347.62" calcext:value-type="float">
            <text:p>347.62</text:p>
          </table:table-cell>
          <table:table-cell table:formula="of:=[.B227]-273" office:value-type="float" office:value="74.62" calcext:value-type="float">
            <text:p>74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2</text:p>
          </table:table-cell>
          <table:table-cell office:value-type="float" office:value="348.66" calcext:value-type="float">
            <text:p>348.66</text:p>
          </table:table-cell>
          <table:table-cell table:formula="of:=[.B228]-273" office:value-type="float" office:value="75.66" calcext:value-type="float">
            <text:p>75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3</text:p>
          </table:table-cell>
          <table:table-cell office:value-type="float" office:value="348.66" calcext:value-type="float">
            <text:p>348.66</text:p>
          </table:table-cell>
          <table:table-cell table:formula="of:=[.B229]-273" office:value-type="float" office:value="75.66" calcext:value-type="float">
            <text:p>75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0</text:p>
          </table:table-cell>
          <table:table-cell office:value-type="float" office:value="345.25" calcext:value-type="float">
            <text:p>345.25</text:p>
          </table:table-cell>
          <table:table-cell table:formula="of:=[.B230]-273" office:value-type="float" office:value="72.25" calcext:value-type="float">
            <text:p>72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1</text:p>
          </table:table-cell>
          <table:table-cell office:value-type="float" office:value="345.5" calcext:value-type="float">
            <text:p>345.5</text:p>
          </table:table-cell>
          <table:table-cell table:formula="of:=[.B231]-273" office:value-type="float" office:value="72.5" calcext:value-type="float">
            <text:p>7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2</text:p>
          </table:table-cell>
          <table:table-cell office:value-type="float" office:value="345.75" calcext:value-type="float">
            <text:p>345.75</text:p>
          </table:table-cell>
          <table:table-cell table:formula="of:=[.B232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3</text:p>
          </table:table-cell>
          <table:table-cell office:value-type="float" office:value="345.75" calcext:value-type="float">
            <text:p>345.75</text:p>
          </table:table-cell>
          <table:table-cell table:formula="of:=[.B233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51" calcext:value-type="float">
            <text:p>351</text:p>
          </table:table-cell>
          <table:table-cell table:formula="of:=[.B234]-273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44.87" calcext:value-type="float">
            <text:p>344.87</text:p>
          </table:table-cell>
          <table:table-cell table:formula="of:=[.B23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2.82" calcext:value-type="float">
            <text:p>342.82</text:p>
          </table:table-cell>
          <table:table-cell table:formula="of:=[.B23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3.38" calcext:value-type="float">
            <text:p>343.38</text:p>
          </table:table-cell>
          <table:table-cell table:formula="of:=[.B23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0</text:p>
          </table:table-cell>
          <table:table-cell office:value-type="float" office:value="345.31" calcext:value-type="float">
            <text:p>345.31</text:p>
          </table:table-cell>
          <table:table-cell table:formula="of:=[.B238]-273" office:value-type="float" office:value="72.31" calcext:value-type="float">
            <text:p>72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1</text:p>
          </table:table-cell>
          <table:table-cell office:value-type="float" office:value="345.53" calcext:value-type="float">
            <text:p>345.53</text:p>
          </table:table-cell>
          <table:table-cell table:formula="of:=[.B239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2</text:p>
          </table:table-cell>
          <table:table-cell office:value-type="float" office:value="345.75" calcext:value-type="float">
            <text:p>345.75</text:p>
          </table:table-cell>
          <table:table-cell table:formula="of:=[.B240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3</text:p>
          </table:table-cell>
          <table:table-cell office:value-type="float" office:value="345.75" calcext:value-type="float">
            <text:p>345.75</text:p>
          </table:table-cell>
          <table:table-cell table:formula="of:=[.B241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0</text:p>
          </table:table-cell>
          <table:table-cell office:value-type="float" office:value="346.49" calcext:value-type="float">
            <text:p>346.49</text:p>
          </table:table-cell>
          <table:table-cell table:formula="of:=[.B242]-273" office:value-type="float" office:value="73.49" calcext:value-type="float">
            <text:p>73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1</text:p>
          </table:table-cell>
          <table:table-cell office:value-type="float" office:value="347.55" calcext:value-type="float">
            <text:p>347.55</text:p>
          </table:table-cell>
          <table:table-cell table:formula="of:=[.B243]-273" office:value-type="float" office:value="74.55" calcext:value-type="float">
            <text:p>74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2</text:p>
          </table:table-cell>
          <table:table-cell office:value-type="float" office:value="348.61" calcext:value-type="float">
            <text:p>348.61</text:p>
          </table:table-cell>
          <table:table-cell table:formula="of:=[.B244]-273" office:value-type="float" office:value="75.61" calcext:value-type="float">
            <text:p>75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3</text:p>
          </table:table-cell>
          <table:table-cell office:value-type="float" office:value="348.61" calcext:value-type="float">
            <text:p>348.61</text:p>
          </table:table-cell>
          <table:table-cell table:formula="of:=[.B245]-273" office:value-type="float" office:value="75.61" calcext:value-type="float">
            <text:p>75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0</text:p>
          </table:table-cell>
          <table:table-cell office:value-type="float" office:value="346.39" calcext:value-type="float">
            <text:p>346.39</text:p>
          </table:table-cell>
          <table:table-cell table:formula="of:=[.B246]-273" office:value-type="float" office:value="73.39" calcext:value-type="float">
            <text:p>73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1</text:p>
          </table:table-cell>
          <table:table-cell office:value-type="float" office:value="347.47" calcext:value-type="float">
            <text:p>347.47</text:p>
          </table:table-cell>
          <table:table-cell table:formula="of:=[.B247]-273" office:value-type="float" office:value="74.47" calcext:value-type="float">
            <text:p>7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2</text:p>
          </table:table-cell>
          <table:table-cell office:value-type="float" office:value="348.55" calcext:value-type="float">
            <text:p>348.55</text:p>
          </table:table-cell>
          <table:table-cell table:formula="of:=[.B248]-273" office:value-type="float" office:value="75.55" calcext:value-type="float">
            <text:p>75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3</text:p>
          </table:table-cell>
          <table:table-cell office:value-type="float" office:value="348.55" calcext:value-type="float">
            <text:p>348.55</text:p>
          </table:table-cell>
          <table:table-cell table:formula="of:=[.B249]-273" office:value-type="float" office:value="75.55" calcext:value-type="float">
            <text:p>75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0</text:p>
          </table:table-cell>
          <table:table-cell office:value-type="float" office:value="345.12" calcext:value-type="float">
            <text:p>345.12</text:p>
          </table:table-cell>
          <table:table-cell table:formula="of:=[.B250]-273" office:value-type="float" office:value="72.12" calcext:value-type="float">
            <text:p>72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1</text:p>
          </table:table-cell>
          <table:table-cell office:value-type="float" office:value="345.38" calcext:value-type="float">
            <text:p>345.38</text:p>
          </table:table-cell>
          <table:table-cell table:formula="of:=[.B251]-273" office:value-type="float" office:value="72.38" calcext:value-type="float">
            <text:p>72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2</text:p>
          </table:table-cell>
          <table:table-cell office:value-type="float" office:value="345.63" calcext:value-type="float">
            <text:p>345.63</text:p>
          </table:table-cell>
          <table:table-cell table:formula="of:=[.B252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3</text:p>
          </table:table-cell>
          <table:table-cell office:value-type="float" office:value="345.63" calcext:value-type="float">
            <text:p>345.63</text:p>
          </table:table-cell>
          <table:table-cell table:formula="of:=[.B253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50.79" calcext:value-type="float">
            <text:p>350.79</text:p>
          </table:table-cell>
          <table:table-cell table:formula="of:=[.B254]-273" office:value-type="float" office:value="77.79" calcext:value-type="float">
            <text:p>77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44.86" calcext:value-type="float">
            <text:p>344.86</text:p>
          </table:table-cell>
          <table:table-cell table:formula="of:=[.B255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2.81" calcext:value-type="float">
            <text:p>342.81</text:p>
          </table:table-cell>
          <table:table-cell table:formula="of:=[.B25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3.37" calcext:value-type="float">
            <text:p>343.37</text:p>
          </table:table-cell>
          <table:table-cell table:formula="of:=[.B25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0</text:p>
          </table:table-cell>
          <table:table-cell office:value-type="float" office:value="345.2" calcext:value-type="float">
            <text:p>345.2</text:p>
          </table:table-cell>
          <table:table-cell table:formula="of:=[.B258]-273" office:value-type="float" office:value="72.2" calcext:value-type="float">
            <text:p>72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1</text:p>
          </table:table-cell>
          <table:table-cell office:value-type="float" office:value="345.18" calcext:value-type="float">
            <text:p>345.18</text:p>
          </table:table-cell>
          <table:table-cell table:formula="of:=[.B259]-273" office:value-type="float" office:value="72.18" calcext:value-type="float">
            <text:p>72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2</text:p>
          </table:table-cell>
          <table:table-cell office:value-type="float" office:value="345.16" calcext:value-type="float">
            <text:p>345.16</text:p>
          </table:table-cell>
          <table:table-cell table:formula="of:=[.B260]-273" office:value-type="float" office:value="72.16" calcext:value-type="float">
            <text:p>72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3</text:p>
          </table:table-cell>
          <table:table-cell office:value-type="float" office:value="345.16" calcext:value-type="float">
            <text:p>345.16</text:p>
          </table:table-cell>
          <table:table-cell table:formula="of:=[.B261]-273" office:value-type="float" office:value="72.16" calcext:value-type="float">
            <text:p>72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0</text:p>
          </table:table-cell>
          <table:table-cell office:value-type="float" office:value="346.31" calcext:value-type="float">
            <text:p>346.31</text:p>
          </table:table-cell>
          <table:table-cell table:formula="of:=[.B262]-273" office:value-type="float" office:value="73.31" calcext:value-type="float">
            <text:p>7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1</text:p>
          </table:table-cell>
          <table:table-cell office:value-type="float" office:value="346.9" calcext:value-type="float">
            <text:p>346.9</text:p>
          </table:table-cell>
          <table:table-cell table:formula="of:=[.B263]-273" office:value-type="float" office:value="73.9" calcext:value-type="float">
            <text:p>73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2</text:p>
          </table:table-cell>
          <table:table-cell office:value-type="float" office:value="347.5" calcext:value-type="float">
            <text:p>347.5</text:p>
          </table:table-cell>
          <table:table-cell table:formula="of:=[.B264]-273" office:value-type="float" office:value="74.5" calcext:value-type="float">
            <text:p>7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3</text:p>
          </table:table-cell>
          <table:table-cell office:value-type="float" office:value="347.5" calcext:value-type="float">
            <text:p>347.5</text:p>
          </table:table-cell>
          <table:table-cell table:formula="of:=[.B265]-273" office:value-type="float" office:value="74.5" calcext:value-type="float">
            <text:p>7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0</text:p>
          </table:table-cell>
          <table:table-cell office:value-type="float" office:value="346.21" calcext:value-type="float">
            <text:p>346.21</text:p>
          </table:table-cell>
          <table:table-cell table:formula="of:=[.B266]-273" office:value-type="float" office:value="73.21" calcext:value-type="float">
            <text:p>73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1</text:p>
          </table:table-cell>
          <table:table-cell office:value-type="float" office:value="346.82" calcext:value-type="float">
            <text:p>346.82</text:p>
          </table:table-cell>
          <table:table-cell table:formula="of:=[.B267]-273" office:value-type="float" office:value="73.82" calcext:value-type="float">
            <text:p>73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2</text:p>
          </table:table-cell>
          <table:table-cell office:value-type="float" office:value="347.44" calcext:value-type="float">
            <text:p>347.44</text:p>
          </table:table-cell>
          <table:table-cell table:formula="of:=[.B268]-273" office:value-type="float" office:value="74.44" calcext:value-type="float">
            <text:p>74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3</text:p>
          </table:table-cell>
          <table:table-cell office:value-type="float" office:value="347.44" calcext:value-type="float">
            <text:p>347.44</text:p>
          </table:table-cell>
          <table:table-cell table:formula="of:=[.B269]-273" office:value-type="float" office:value="74.44" calcext:value-type="float">
            <text:p>74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0</text:p>
          </table:table-cell>
          <table:table-cell office:value-type="float" office:value="345.01" calcext:value-type="float">
            <text:p>345.01</text:p>
          </table:table-cell>
          <table:table-cell table:formula="of:=[.B270]-273" office:value-type="float" office:value="72.01" calcext:value-type="float">
            <text:p>72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1</text:p>
          </table:table-cell>
          <table:table-cell office:value-type="float" office:value="345.03" calcext:value-type="float">
            <text:p>345.03</text:p>
          </table:table-cell>
          <table:table-cell table:formula="of:=[.B271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2</text:p>
          </table:table-cell>
          <table:table-cell office:value-type="float" office:value="345.05" calcext:value-type="float">
            <text:p>345.05</text:p>
          </table:table-cell>
          <table:table-cell table:formula="of:=[.B272]-273" office:value-type="float" office:value="72.05" calcext:value-type="float">
            <text:p>7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3</text:p>
          </table:table-cell>
          <table:table-cell office:value-type="float" office:value="345.05" calcext:value-type="float">
            <text:p>345.05</text:p>
          </table:table-cell>
          <table:table-cell table:formula="of:=[.B273]-273" office:value-type="float" office:value="72.05" calcext:value-type="float">
            <text:p>7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50.71" calcext:value-type="float">
            <text:p>350.71</text:p>
          </table:table-cell>
          <table:table-cell table:formula="of:=[.B274]-273" office:value-type="float" office:value="77.71" calcext:value-type="float">
            <text:p>77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44.86" calcext:value-type="float">
            <text:p>344.86</text:p>
          </table:table-cell>
          <table:table-cell table:formula="of:=[.B275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2.81" calcext:value-type="float">
            <text:p>342.81</text:p>
          </table:table-cell>
          <table:table-cell table:formula="of:=[.B27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3.37" calcext:value-type="float">
            <text:p>343.37</text:p>
          </table:table-cell>
          <table:table-cell table:formula="of:=[.B27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0</text:p>
          </table:table-cell>
          <table:table-cell office:value-type="float" office:value="345.05" calcext:value-type="float">
            <text:p>345.05</text:p>
          </table:table-cell>
          <table:table-cell table:formula="of:=[.B278]-273" office:value-type="float" office:value="72.05" calcext:value-type="float">
            <text:p>7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1</text:p>
          </table:table-cell>
          <table:table-cell office:value-type="float" office:value="345.04" calcext:value-type="float">
            <text:p>345.04</text:p>
          </table:table-cell>
          <table:table-cell table:formula="of:=[.B279]-273" office:value-type="float" office:value="72.04" calcext:value-type="float">
            <text:p>72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2</text:p>
          </table:table-cell>
          <table:table-cell office:value-type="float" office:value="345.03" calcext:value-type="float">
            <text:p>345.03</text:p>
          </table:table-cell>
          <table:table-cell table:formula="of:=[.B280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3</text:p>
          </table:table-cell>
          <table:table-cell office:value-type="float" office:value="345.03" calcext:value-type="float">
            <text:p>345.03</text:p>
          </table:table-cell>
          <table:table-cell table:formula="of:=[.B281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0</text:p>
          </table:table-cell>
          <table:table-cell office:value-type="float" office:value="346.08" calcext:value-type="float">
            <text:p>346.08</text:p>
          </table:table-cell>
          <table:table-cell table:formula="of:=[.B282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1</text:p>
          </table:table-cell>
          <table:table-cell office:value-type="float" office:value="346.73" calcext:value-type="float">
            <text:p>346.73</text:p>
          </table:table-cell>
          <table:table-cell table:formula="of:=[.B283]-273" office:value-type="float" office:value="73.73" calcext:value-type="float">
            <text:p>73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2</text:p>
          </table:table-cell>
          <table:table-cell office:value-type="float" office:value="347.37" calcext:value-type="float">
            <text:p>347.37</text:p>
          </table:table-cell>
          <table:table-cell table:formula="of:=[.B284]-273" office:value-type="float" office:value="74.37" calcext:value-type="float">
            <text:p>7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3</text:p>
          </table:table-cell>
          <table:table-cell office:value-type="float" office:value="347.37" calcext:value-type="float">
            <text:p>347.37</text:p>
          </table:table-cell>
          <table:table-cell table:formula="of:=[.B285]-273" office:value-type="float" office:value="74.37" calcext:value-type="float">
            <text:p>7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0</text:p>
          </table:table-cell>
          <table:table-cell office:value-type="float" office:value="345.99" calcext:value-type="float">
            <text:p>345.99</text:p>
          </table:table-cell>
          <table:table-cell table:formula="of:=[.B286]-273" office:value-type="float" office:value="72.99" calcext:value-type="float">
            <text:p>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1</text:p>
          </table:table-cell>
          <table:table-cell office:value-type="float" office:value="346.65" calcext:value-type="float">
            <text:p>346.65</text:p>
          </table:table-cell>
          <table:table-cell table:formula="of:=[.B287]-273" office:value-type="float" office:value="73.65" calcext:value-type="float">
            <text:p>73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2</text:p>
          </table:table-cell>
          <table:table-cell office:value-type="float" office:value="347.31" calcext:value-type="float">
            <text:p>347.31</text:p>
          </table:table-cell>
          <table:table-cell table:formula="of:=[.B288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3</text:p>
          </table:table-cell>
          <table:table-cell office:value-type="float" office:value="347.31" calcext:value-type="float">
            <text:p>347.31</text:p>
          </table:table-cell>
          <table:table-cell table:formula="of:=[.B289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0</text:p>
          </table:table-cell>
          <table:table-cell office:value-type="float" office:value="344.86" calcext:value-type="float">
            <text:p>344.86</text:p>
          </table:table-cell>
          <table:table-cell table:formula="of:=[.B290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1</text:p>
          </table:table-cell>
          <table:table-cell office:value-type="float" office:value="344.89" calcext:value-type="float">
            <text:p>344.89</text:p>
          </table:table-cell>
          <table:table-cell table:formula="of:=[.B291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2</text:p>
          </table:table-cell>
          <table:table-cell office:value-type="float" office:value="344.92" calcext:value-type="float">
            <text:p>344.92</text:p>
          </table:table-cell>
          <table:table-cell table:formula="of:=[.B292]-273" office:value-type="float" office:value="71.92" calcext:value-type="float">
            <text:p>7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3</text:p>
          </table:table-cell>
          <table:table-cell office:value-type="float" office:value="344.92" calcext:value-type="float">
            <text:p>344.92</text:p>
          </table:table-cell>
          <table:table-cell table:formula="of:=[.B293]-273" office:value-type="float" office:value="71.92" calcext:value-type="float">
            <text:p>7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50.5" calcext:value-type="float">
            <text:p>350.5</text:p>
          </table:table-cell>
          <table:table-cell table:formula="of:=[.B294]-273" office:value-type="float" office:value="77.5" calcext:value-type="float">
            <text:p>7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44.85" calcext:value-type="float">
            <text:p>344.85</text:p>
          </table:table-cell>
          <table:table-cell table:formula="of:=[.B295]-273" office:value-type="float" office:value="71.85" calcext:value-type="float">
            <text:p>7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2.81" calcext:value-type="float">
            <text:p>342.81</text:p>
          </table:table-cell>
          <table:table-cell table:formula="of:=[.B29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3.37" calcext:value-type="float">
            <text:p>343.37</text:p>
          </table:table-cell>
          <table:table-cell table:formula="of:=[.B29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0</text:p>
          </table:table-cell>
          <table:table-cell office:value-type="float" office:value="344.93" calcext:value-type="float">
            <text:p>344.93</text:p>
          </table:table-cell>
          <table:table-cell table:formula="of:=[.B298]-273" office:value-type="float" office:value="71.93" calcext:value-type="float">
            <text:p>7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1</text:p>
          </table:table-cell>
          <table:table-cell office:value-type="float" office:value="344.64" calcext:value-type="float">
            <text:p>344.64</text:p>
          </table:table-cell>
          <table:table-cell table:formula="of:=[.B299]-273" office:value-type="float" office:value="71.64" calcext:value-type="float">
            <text:p>71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2</text:p>
          </table:table-cell>
          <table:table-cell office:value-type="float" office:value="344.35" calcext:value-type="float">
            <text:p>344.35</text:p>
          </table:table-cell>
          <table:table-cell table:formula="of:=[.B300]-273" office:value-type="float" office:value="71.35" calcext:value-type="float">
            <text:p>71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3</text:p>
          </table:table-cell>
          <table:table-cell office:value-type="float" office:value="344.35" calcext:value-type="float">
            <text:p>344.35</text:p>
          </table:table-cell>
          <table:table-cell table:formula="of:=[.B301]-273" office:value-type="float" office:value="71.35" calcext:value-type="float">
            <text:p>71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0</text:p>
          </table:table-cell>
          <table:table-cell office:value-type="float" office:value="345.88" calcext:value-type="float">
            <text:p>345.88</text:p>
          </table:table-cell>
          <table:table-cell table:formula="of:=[.B302]-273" office:value-type="float" office:value="72.88" calcext:value-type="float">
            <text:p>72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1</text:p>
          </table:table-cell>
          <table:table-cell office:value-type="float" office:value="345.98" calcext:value-type="float">
            <text:p>345.98</text:p>
          </table:table-cell>
          <table:table-cell table:formula="of:=[.B303]-273" office:value-type="float" office:value="72.98" calcext:value-type="float">
            <text:p>72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2</text:p>
          </table:table-cell>
          <table:table-cell office:value-type="float" office:value="346.08" calcext:value-type="float">
            <text:p>346.08</text:p>
          </table:table-cell>
          <table:table-cell table:formula="of:=[.B304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3</text:p>
          </table:table-cell>
          <table:table-cell office:value-type="float" office:value="346.08" calcext:value-type="float">
            <text:p>346.08</text:p>
          </table:table-cell>
          <table:table-cell table:formula="of:=[.B305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0</text:p>
          </table:table-cell>
          <table:table-cell office:value-type="float" office:value="345.78" calcext:value-type="float">
            <text:p>345.78</text:p>
          </table:table-cell>
          <table:table-cell table:formula="of:=[.B306]-273" office:value-type="float" office:value="72.78" calcext:value-type="float">
            <text:p>72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1</text:p>
          </table:table-cell>
          <table:table-cell office:value-type="float" office:value="345.9" calcext:value-type="float">
            <text:p>345.9</text:p>
          </table:table-cell>
          <table:table-cell table:formula="of:=[.B307]-273" office:value-type="float" office:value="72.9" calcext:value-type="float">
            <text:p>7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2</text:p>
          </table:table-cell>
          <table:table-cell office:value-type="float" office:value="346.02" calcext:value-type="float">
            <text:p>346.02</text:p>
          </table:table-cell>
          <table:table-cell table:formula="of:=[.B308]-273" office:value-type="float" office:value="73.02" calcext:value-type="float">
            <text:p>73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3</text:p>
          </table:table-cell>
          <table:table-cell office:value-type="float" office:value="346.02" calcext:value-type="float">
            <text:p>346.02</text:p>
          </table:table-cell>
          <table:table-cell table:formula="of:=[.B309]-273" office:value-type="float" office:value="73.02" calcext:value-type="float">
            <text:p>73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0</text:p>
          </table:table-cell>
          <table:table-cell office:value-type="float" office:value="344.74" calcext:value-type="float">
            <text:p>344.74</text:p>
          </table:table-cell>
          <table:table-cell table:formula="of:=[.B310]-273" office:value-type="float" office:value="71.74" calcext:value-type="float">
            <text:p>71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1</text:p>
          </table:table-cell>
          <table:table-cell office:value-type="float" office:value="344.49" calcext:value-type="float">
            <text:p>344.49</text:p>
          </table:table-cell>
          <table:table-cell table:formula="of:=[.B311]-273" office:value-type="float" office:value="71.49" calcext:value-type="float">
            <text:p>71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2</text:p>
          </table:table-cell>
          <table:table-cell office:value-type="float" office:value="344.24" calcext:value-type="float">
            <text:p>344.24</text:p>
          </table:table-cell>
          <table:table-cell table:formula="of:=[.B312]-273" office:value-type="float" office:value="71.24" calcext:value-type="float">
            <text:p>71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3</text:p>
          </table:table-cell>
          <table:table-cell office:value-type="float" office:value="344.24" calcext:value-type="float">
            <text:p>344.24</text:p>
          </table:table-cell>
          <table:table-cell table:formula="of:=[.B313]-273" office:value-type="float" office:value="71.24" calcext:value-type="float">
            <text:p>71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50.41" calcext:value-type="float">
            <text:p>350.41</text:p>
          </table:table-cell>
          <table:table-cell table:formula="of:=[.B314]-273" office:value-type="float" office:value="77.41" calcext:value-type="float">
            <text:p>77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44.85" calcext:value-type="float">
            <text:p>344.85</text:p>
          </table:table-cell>
          <table:table-cell table:formula="of:=[.B315]-273" office:value-type="float" office:value="71.85" calcext:value-type="float">
            <text:p>7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2.81" calcext:value-type="float">
            <text:p>342.81</text:p>
          </table:table-cell>
          <table:table-cell table:formula="of:=[.B31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3.37" calcext:value-type="float">
            <text:p>343.37</text:p>
          </table:table-cell>
          <table:table-cell table:formula="of:=[.B31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0</text:p>
          </table:table-cell>
          <table:table-cell office:value-type="float" office:value="344.76" calcext:value-type="float">
            <text:p>344.76</text:p>
          </table:table-cell>
          <table:table-cell table:formula="of:=[.B318]-273" office:value-type="float" office:value="71.76" calcext:value-type="float">
            <text:p>71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1</text:p>
          </table:table-cell>
          <table:table-cell office:value-type="float" office:value="344.48" calcext:value-type="float">
            <text:p>344.48</text:p>
          </table:table-cell>
          <table:table-cell table:formula="of:=[.B319]-273" office:value-type="float" office:value="71.48" calcext:value-type="float">
            <text:p>71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2</text:p>
          </table:table-cell>
          <table:table-cell office:value-type="float" office:value="344.21" calcext:value-type="float">
            <text:p>344.21</text:p>
          </table:table-cell>
          <table:table-cell table:formula="of:=[.B320]-273" office:value-type="float" office:value="71.21" calcext:value-type="float">
            <text:p>71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3</text:p>
          </table:table-cell>
          <table:table-cell office:value-type="float" office:value="344.21" calcext:value-type="float">
            <text:p>344.21</text:p>
          </table:table-cell>
          <table:table-cell table:formula="of:=[.B321]-273" office:value-type="float" office:value="71.21" calcext:value-type="float">
            <text:p>71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0</text:p>
          </table:table-cell>
          <table:table-cell office:value-type="float" office:value="345.63" calcext:value-type="float">
            <text:p>345.63</text:p>
          </table:table-cell>
          <table:table-cell table:formula="of:=[.B322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1</text:p>
          </table:table-cell>
          <table:table-cell office:value-type="float" office:value="345.78" calcext:value-type="float">
            <text:p>345.78</text:p>
          </table:table-cell>
          <table:table-cell table:formula="of:=[.B323]-273" office:value-type="float" office:value="72.78" calcext:value-type="float">
            <text:p>72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2</text:p>
          </table:table-cell>
          <table:table-cell office:value-type="float" office:value="345.93" calcext:value-type="float">
            <text:p>345.93</text:p>
          </table:table-cell>
          <table:table-cell table:formula="of:=[.B324]-273" office:value-type="float" office:value="72.93" calcext:value-type="float">
            <text:p>72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3</text:p>
          </table:table-cell>
          <table:table-cell office:value-type="float" office:value="345.93" calcext:value-type="float">
            <text:p>345.93</text:p>
          </table:table-cell>
          <table:table-cell table:formula="of:=[.B325]-273" office:value-type="float" office:value="72.93" calcext:value-type="float">
            <text:p>72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0</text:p>
          </table:table-cell>
          <table:table-cell office:value-type="float" office:value="345.53" calcext:value-type="float">
            <text:p>345.53</text:p>
          </table:table-cell>
          <table:table-cell table:formula="of:=[.B326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1</text:p>
          </table:table-cell>
          <table:table-cell office:value-type="float" office:value="345.7" calcext:value-type="float">
            <text:p>345.7</text:p>
          </table:table-cell>
          <table:table-cell table:formula="of:=[.B327]-273" office:value-type="float" office:value="72.7" calcext:value-type="float">
            <text:p>7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2</text:p>
          </table:table-cell>
          <table:table-cell office:value-type="float" office:value="345.87" calcext:value-type="float">
            <text:p>345.87</text:p>
          </table:table-cell>
          <table:table-cell table:formula="of:=[.B328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3</text:p>
          </table:table-cell>
          <table:table-cell office:value-type="float" office:value="345.87" calcext:value-type="float">
            <text:p>345.87</text:p>
          </table:table-cell>
          <table:table-cell table:formula="of:=[.B329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0</text:p>
          </table:table-cell>
          <table:table-cell office:value-type="float" office:value="344.57" calcext:value-type="float">
            <text:p>344.57</text:p>
          </table:table-cell>
          <table:table-cell table:formula="of:=[.B330]-273" office:value-type="float" office:value="71.57" calcext:value-type="float">
            <text:p>7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1</text:p>
          </table:table-cell>
          <table:table-cell office:value-type="float" office:value="344.33" calcext:value-type="float">
            <text:p>344.33</text:p>
          </table:table-cell>
          <table:table-cell table:formula="of:=[.B331]-273" office:value-type="float" office:value="71.33" calcext:value-type="float">
            <text:p>71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2</text:p>
          </table:table-cell>
          <table:table-cell office:value-type="float" office:value="344.09" calcext:value-type="float">
            <text:p>344.09</text:p>
          </table:table-cell>
          <table:table-cell table:formula="of:=[.B332]-273" office:value-type="float" office:value="71.09" calcext:value-type="float">
            <text:p>7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3</text:p>
          </table:table-cell>
          <table:table-cell office:value-type="float" office:value="344.09" calcext:value-type="float">
            <text:p>344.09</text:p>
          </table:table-cell>
          <table:table-cell table:formula="of:=[.B333]-273" office:value-type="float" office:value="71.09" calcext:value-type="float">
            <text:p>7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50.2" calcext:value-type="float">
            <text:p>350.2</text:p>
          </table:table-cell>
          <table:table-cell table:formula="of:=[.B334]-273" office:value-type="float" office:value="77.2" calcext:value-type="float">
            <text:p>77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44.84" calcext:value-type="float">
            <text:p>344.84</text:p>
          </table:table-cell>
          <table:table-cell table:formula="of:=[.B335]-273" office:value-type="float" office:value="71.84" calcext:value-type="float">
            <text:p>71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2.8" calcext:value-type="float">
            <text:p>342.8</text:p>
          </table:table-cell>
          <table:table-cell table:formula="of:=[.B33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3.36" calcext:value-type="float">
            <text:p>343.36</text:p>
          </table:table-cell>
          <table:table-cell table:formula="of:=[.B337]-273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0</text:p>
          </table:table-cell>
          <table:table-cell office:value-type="float" office:value="344.62" calcext:value-type="float">
            <text:p>344.62</text:p>
          </table:table-cell>
          <table:table-cell table:formula="of:=[.B338]-273" office:value-type="float" office:value="71.62" calcext:value-type="float">
            <text:p>7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1</text:p>
          </table:table-cell>
          <table:table-cell office:value-type="float" office:value="344.02" calcext:value-type="float">
            <text:p>344.02</text:p>
          </table:table-cell>
          <table:table-cell table:formula="of:=[.B339]-273" office:value-type="float" office:value="71.02" calcext:value-type="float">
            <text:p>71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2</text:p>
          </table:table-cell>
          <table:table-cell office:value-type="float" office:value="343.43" calcext:value-type="float">
            <text:p>343.43</text:p>
          </table:table-cell>
          <table:table-cell table:formula="of:=[.B340]-273" office:value-type="float" office:value="70.43" calcext:value-type="float">
            <text:p>7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3</text:p>
          </table:table-cell>
          <table:table-cell office:value-type="float" office:value="343.43" calcext:value-type="float">
            <text:p>343.43</text:p>
          </table:table-cell>
          <table:table-cell table:formula="of:=[.B341]-273" office:value-type="float" office:value="70.43" calcext:value-type="float">
            <text:p>7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0</text:p>
          </table:table-cell>
          <table:table-cell office:value-type="float" office:value="345.4" calcext:value-type="float">
            <text:p>345.4</text:p>
          </table:table-cell>
          <table:table-cell table:formula="of:=[.B342]-273" office:value-type="float" office:value="72.4" calcext:value-type="float">
            <text:p>72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1</text:p>
          </table:table-cell>
          <table:table-cell office:value-type="float" office:value="344.92" calcext:value-type="float">
            <text:p>344.92</text:p>
          </table:table-cell>
          <table:table-cell table:formula="of:=[.B343]-273" office:value-type="float" office:value="71.92" calcext:value-type="float">
            <text:p>7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2</text:p>
          </table:table-cell>
          <table:table-cell office:value-type="float" office:value="344.45" calcext:value-type="float">
            <text:p>344.45</text:p>
          </table:table-cell>
          <table:table-cell table:formula="of:=[.B344]-273" office:value-type="float" office:value="71.45" calcext:value-type="float">
            <text:p>71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3</text:p>
          </table:table-cell>
          <table:table-cell office:value-type="float" office:value="344.45" calcext:value-type="float">
            <text:p>344.45</text:p>
          </table:table-cell>
          <table:table-cell table:formula="of:=[.B345]-273" office:value-type="float" office:value="71.45" calcext:value-type="float">
            <text:p>71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0</text:p>
          </table:table-cell>
          <table:table-cell office:value-type="float" office:value="345.3" calcext:value-type="float">
            <text:p>345.3</text:p>
          </table:table-cell>
          <table:table-cell table:formula="of:=[.B346]-273" office:value-type="float" office:value="72.3" calcext:value-type="float">
            <text:p>72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1</text:p>
          </table:table-cell>
          <table:table-cell office:value-type="float" office:value="344.84" calcext:value-type="float">
            <text:p>344.84</text:p>
          </table:table-cell>
          <table:table-cell table:formula="of:=[.B347]-273" office:value-type="float" office:value="71.84" calcext:value-type="float">
            <text:p>71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2</text:p>
          </table:table-cell>
          <table:table-cell office:value-type="float" office:value="344.39" calcext:value-type="float">
            <text:p>344.39</text:p>
          </table:table-cell>
          <table:table-cell table:formula="of:=[.B348]-273" office:value-type="float" office:value="71.39" calcext:value-type="float">
            <text:p>71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3</text:p>
          </table:table-cell>
          <table:table-cell office:value-type="float" office:value="344.39" calcext:value-type="float">
            <text:p>344.39</text:p>
          </table:table-cell>
          <table:table-cell table:formula="of:=[.B349]-273" office:value-type="float" office:value="71.39" calcext:value-type="float">
            <text:p>71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0</text:p>
          </table:table-cell>
          <table:table-cell office:value-type="float" office:value="344.44" calcext:value-type="float">
            <text:p>344.44</text:p>
          </table:table-cell>
          <table:table-cell table:formula="of:=[.B350]-273" office:value-type="float" office:value="71.44" calcext:value-type="float">
            <text:p>71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1</text:p>
          </table:table-cell>
          <table:table-cell office:value-type="float" office:value="343.88" calcext:value-type="float">
            <text:p>343.88</text:p>
          </table:table-cell>
          <table:table-cell table:formula="of:=[.B351]-273" office:value-type="float" office:value="70.88" calcext:value-type="float">
            <text:p>70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2</text:p>
          </table:table-cell>
          <table:table-cell office:value-type="float" office:value="343.31" calcext:value-type="float">
            <text:p>343.31</text:p>
          </table:table-cell>
          <table:table-cell table:formula="of:=[.B352]-273" office:value-type="float" office:value="70.31" calcext:value-type="float">
            <text:p>70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3</text:p>
          </table:table-cell>
          <table:table-cell office:value-type="float" office:value="343.31" calcext:value-type="float">
            <text:p>343.31</text:p>
          </table:table-cell>
          <table:table-cell table:formula="of:=[.B353]-273" office:value-type="float" office:value="70.31" calcext:value-type="float">
            <text:p>70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50.12" calcext:value-type="float">
            <text:p>350.12</text:p>
          </table:table-cell>
          <table:table-cell table:formula="of:=[.B354]-273" office:value-type="float" office:value="77.12" calcext:value-type="float">
            <text:p>77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44.84" calcext:value-type="float">
            <text:p>344.84</text:p>
          </table:table-cell>
          <table:table-cell table:formula="of:=[.B355]-273" office:value-type="float" office:value="71.84" calcext:value-type="float">
            <text:p>71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2.8" calcext:value-type="float">
            <text:p>342.8</text:p>
          </table:table-cell>
          <table:table-cell table:formula="of:=[.B35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3.36" calcext:value-type="float">
            <text:p>343.36</text:p>
          </table:table-cell>
          <table:table-cell table:formula="of:=[.B357]-273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0</text:p>
          </table:table-cell>
          <table:table-cell office:value-type="float" office:value="344.43" calcext:value-type="float">
            <text:p>344.43</text:p>
          </table:table-cell>
          <table:table-cell table:formula="of:=[.B358]-273" office:value-type="float" office:value="71.43" calcext:value-type="float">
            <text:p>71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1</text:p>
          </table:table-cell>
          <table:table-cell office:value-type="float" office:value="343.85" calcext:value-type="float">
            <text:p>343.85</text:p>
          </table:table-cell>
          <table:table-cell table:formula="of:=[.B359]-273" office:value-type="float" office:value="70.85" calcext:value-type="float">
            <text:p>70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2</text:p>
          </table:table-cell>
          <table:table-cell office:value-type="float" office:value="343.26" calcext:value-type="float">
            <text:p>343.26</text:p>
          </table:table-cell>
          <table:table-cell table:formula="of:=[.B360]-273" office:value-type="float" office:value="70.26" calcext:value-type="float">
            <text:p>70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3</text:p>
          </table:table-cell>
          <table:table-cell office:value-type="float" office:value="343.26" calcext:value-type="float">
            <text:p>343.26</text:p>
          </table:table-cell>
          <table:table-cell table:formula="of:=[.B361]-273" office:value-type="float" office:value="70.26" calcext:value-type="float">
            <text:p>70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0</text:p>
          </table:table-cell>
          <table:table-cell office:value-type="float" office:value="345.12" calcext:value-type="float">
            <text:p>345.12</text:p>
          </table:table-cell>
          <table:table-cell table:formula="of:=[.B362]-273" office:value-type="float" office:value="72.12" calcext:value-type="float">
            <text:p>72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1</text:p>
          </table:table-cell>
          <table:table-cell office:value-type="float" office:value="344.7" calcext:value-type="float">
            <text:p>344.7</text:p>
          </table:table-cell>
          <table:table-cell table:formula="of:=[.B363]-273" office:value-type="float" office:value="71.7" calcext:value-type="float">
            <text:p>71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2</text:p>
          </table:table-cell>
          <table:table-cell office:value-type="float" office:value="344.28" calcext:value-type="float">
            <text:p>344.28</text:p>
          </table:table-cell>
          <table:table-cell table:formula="of:=[.B364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3</text:p>
          </table:table-cell>
          <table:table-cell office:value-type="float" office:value="344.28" calcext:value-type="float">
            <text:p>344.28</text:p>
          </table:table-cell>
          <table:table-cell table:formula="of:=[.B365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0</text:p>
          </table:table-cell>
          <table:table-cell office:value-type="float" office:value="345.02" calcext:value-type="float">
            <text:p>345.02</text:p>
          </table:table-cell>
          <table:table-cell table:formula="of:=[.B366]-273" office:value-type="float" office:value="72.02" calcext:value-type="float">
            <text:p>72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1</text:p>
          </table:table-cell>
          <table:table-cell office:value-type="float" office:value="344.62" calcext:value-type="float">
            <text:p>344.62</text:p>
          </table:table-cell>
          <table:table-cell table:formula="of:=[.B367]-273" office:value-type="float" office:value="71.62" calcext:value-type="float">
            <text:p>7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2</text:p>
          </table:table-cell>
          <table:table-cell office:value-type="float" office:value="344.22" calcext:value-type="float">
            <text:p>344.22</text:p>
          </table:table-cell>
          <table:table-cell table:formula="of:=[.B368]-273" office:value-type="float" office:value="71.22" calcext:value-type="float">
            <text:p>7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3</text:p>
          </table:table-cell>
          <table:table-cell office:value-type="float" office:value="344.22" calcext:value-type="float">
            <text:p>344.22</text:p>
          </table:table-cell>
          <table:table-cell table:formula="of:=[.B369]-273" office:value-type="float" office:value="71.22" calcext:value-type="float">
            <text:p>7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0</text:p>
          </table:table-cell>
          <table:table-cell office:value-type="float" office:value="344.25" calcext:value-type="float">
            <text:p>344.25</text:p>
          </table:table-cell>
          <table:table-cell table:formula="of:=[.B370]-273" office:value-type="float" office:value="71.25" calcext:value-type="float">
            <text:p>71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1</text:p>
          </table:table-cell>
          <table:table-cell office:value-type="float" office:value="343.7" calcext:value-type="float">
            <text:p>343.7</text:p>
          </table:table-cell>
          <table:table-cell table:formula="of:=[.B371]-273" office:value-type="float" office:value="70.7" calcext:value-type="float">
            <text:p>70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2</text:p>
          </table:table-cell>
          <table:table-cell office:value-type="float" office:value="343.15" calcext:value-type="float">
            <text:p>343.15</text:p>
          </table:table-cell>
          <table:table-cell table:formula="of:=[.B372]-273" office:value-type="float" office:value="70.15" calcext:value-type="float">
            <text:p>7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3</text:p>
          </table:table-cell>
          <table:table-cell office:value-type="float" office:value="343.15" calcext:value-type="float">
            <text:p>343.15</text:p>
          </table:table-cell>
          <table:table-cell table:formula="of:=[.B373]-273" office:value-type="float" office:value="70.15" calcext:value-type="float">
            <text:p>7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49.91" calcext:value-type="float">
            <text:p>349.91</text:p>
          </table:table-cell>
          <table:table-cell table:formula="of:=[.B374]-273" office:value-type="float" office:value="76.91" calcext:value-type="float">
            <text:p>76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44.83" calcext:value-type="float">
            <text:p>344.83</text:p>
          </table:table-cell>
          <table:table-cell table:formula="of:=[.B375]-273" office:value-type="float" office:value="71.83" calcext:value-type="float">
            <text:p>71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2.8" calcext:value-type="float">
            <text:p>342.8</text:p>
          </table:table-cell>
          <table:table-cell table:formula="of:=[.B37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3.36" calcext:value-type="float">
            <text:p>343.36</text:p>
          </table:table-cell>
          <table:table-cell table:formula="of:=[.B377]-273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44.28" calcext:value-type="float">
            <text:p>344.28</text:p>
          </table:table-cell>
          <table:table-cell table:formula="of:=[.B378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43.33" calcext:value-type="float">
            <text:p>343.33</text:p>
          </table:table-cell>
          <table:table-cell table:formula="of:=[.B379]-273" office:value-type="float" office:value="70.33" calcext:value-type="float">
            <text:p>70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42.38" calcext:value-type="float">
            <text:p>342.38</text:p>
          </table:table-cell>
          <table:table-cell table:formula="of:=[.B380]-273" office:value-type="float" office:value="69.38" calcext:value-type="float">
            <text:p>6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2.38" calcext:value-type="float">
            <text:p>342.38</text:p>
          </table:table-cell>
          <table:table-cell table:formula="of:=[.B381]-273" office:value-type="float" office:value="69.38" calcext:value-type="float">
            <text:p>6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44.86" calcext:value-type="float">
            <text:p>344.86</text:p>
          </table:table-cell>
          <table:table-cell table:formula="of:=[.B382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43.73" calcext:value-type="float">
            <text:p>343.73</text:p>
          </table:table-cell>
          <table:table-cell table:formula="of:=[.B383]-273" office:value-type="float" office:value="70.73" calcext:value-type="float">
            <text:p>70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42.6" calcext:value-type="float">
            <text:p>342.6</text:p>
          </table:table-cell>
          <table:table-cell table:formula="of:=[.B384]-273" office:value-type="float" office:value="69.6" calcext:value-type="float">
            <text:p>6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42.6" calcext:value-type="float">
            <text:p>342.6</text:p>
          </table:table-cell>
          <table:table-cell table:formula="of:=[.B385]-273" office:value-type="float" office:value="69.6" calcext:value-type="float">
            <text:p>6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44.76" calcext:value-type="float">
            <text:p>344.76</text:p>
          </table:table-cell>
          <table:table-cell table:formula="of:=[.B386]-273" office:value-type="float" office:value="71.76" calcext:value-type="float">
            <text:p>71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43.66" calcext:value-type="float">
            <text:p>343.66</text:p>
          </table:table-cell>
          <table:table-cell table:formula="of:=[.B387]-273" office:value-type="float" office:value="70.66" calcext:value-type="float">
            <text:p>70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42.55" calcext:value-type="float">
            <text:p>342.55</text:p>
          </table:table-cell>
          <table:table-cell table:formula="of:=[.B388]-273" office:value-type="float" office:value="69.55" calcext:value-type="float">
            <text:p>69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42.55" calcext:value-type="float">
            <text:p>342.55</text:p>
          </table:table-cell>
          <table:table-cell table:formula="of:=[.B389]-273" office:value-type="float" office:value="69.55" calcext:value-type="float">
            <text:p>69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44.1" calcext:value-type="float">
            <text:p>344.1</text:p>
          </table:table-cell>
          <table:table-cell table:formula="of:=[.B390]-273" office:value-type="float" office:value="71.1" calcext:value-type="float">
            <text:p>7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43.18" calcext:value-type="float">
            <text:p>343.18</text:p>
          </table:table-cell>
          <table:table-cell table:formula="of:=[.B391]-273" office:value-type="float" office:value="70.18" calcext:value-type="float">
            <text:p>70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42.27" calcext:value-type="float">
            <text:p>342.27</text:p>
          </table:table-cell>
          <table:table-cell table:formula="of:=[.B392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2.27" calcext:value-type="float">
            <text:p>342.27</text:p>
          </table:table-cell>
          <table:table-cell table:formula="of:=[.B393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49.82" calcext:value-type="float">
            <text:p>349.82</text:p>
          </table:table-cell>
          <table:table-cell table:formula="of:=[.B394]-273" office:value-type="float" office:value="76.82" calcext:value-type="float">
            <text:p>76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44.83" calcext:value-type="float">
            <text:p>344.83</text:p>
          </table:table-cell>
          <table:table-cell table:formula="of:=[.B395]-273" office:value-type="float" office:value="71.83" calcext:value-type="float">
            <text:p>71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2.8" calcext:value-type="float">
            <text:p>342.8</text:p>
          </table:table-cell>
          <table:table-cell table:formula="of:=[.B39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3.35" calcext:value-type="float">
            <text:p>343.35</text:p>
          </table:table-cell>
          <table:table-cell table:formula="of:=[.B397]-273" office:value-type="float" office:value="70.35" calcext:value-type="float">
            <text:p>70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3.5" calcext:value-type="float">
            <text:p>343.5</text:p>
          </table:table-cell>
          <table:table-cell table:formula="of:=[.B398]-273" office:value-type="float" office:value="70.5" calcext:value-type="float">
            <text:p>7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2.61" calcext:value-type="float">
            <text:p>342.61</text:p>
          </table:table-cell>
          <table:table-cell table:formula="of:=[.B399]-273" office:value-type="float" office:value="69.61" calcext:value-type="float">
            <text:p>69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41.71" calcext:value-type="float">
            <text:p>341.71</text:p>
          </table:table-cell>
          <table:table-cell table:formula="of:=[.B400]-273" office:value-type="float" office:value="68.71" calcext:value-type="float">
            <text:p>68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41.71" calcext:value-type="float">
            <text:p>341.71</text:p>
          </table:table-cell>
          <table:table-cell table:formula="of:=[.B401]-273" office:value-type="float" office:value="68.71" calcext:value-type="float">
            <text:p>68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3.77" calcext:value-type="float">
            <text:p>343.77</text:p>
          </table:table-cell>
          <table:table-cell table:formula="of:=[.B402]-273" office:value-type="float" office:value="70.77" calcext:value-type="float">
            <text:p>70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2.82" calcext:value-type="float">
            <text:p>342.82</text:p>
          </table:table-cell>
          <table:table-cell table:formula="of:=[.B403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1.88" calcext:value-type="float">
            <text:p>341.88</text:p>
          </table:table-cell>
          <table:table-cell table:formula="of:=[.B404]-273" office:value-type="float" office:value="68.88" calcext:value-type="float">
            <text:p>6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1.88" calcext:value-type="float">
            <text:p>341.88</text:p>
          </table:table-cell>
          <table:table-cell table:formula="of:=[.B405]-273" office:value-type="float" office:value="68.88" calcext:value-type="float">
            <text:p>6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3.67" calcext:value-type="float">
            <text:p>343.67</text:p>
          </table:table-cell>
          <table:table-cell table:formula="of:=[.B406]-273" office:value-type="float" office:value="70.67" calcext:value-type="float">
            <text:p>70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2.75" calcext:value-type="float">
            <text:p>342.75</text:p>
          </table:table-cell>
          <table:table-cell table:formula="of:=[.B407]-273" office:value-type="float" office:value="69.75" calcext:value-type="float">
            <text:p>69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41.82" calcext:value-type="float">
            <text:p>341.82</text:p>
          </table:table-cell>
          <table:table-cell table:formula="of:=[.B408]-273" office:value-type="float" office:value="68.82" calcext:value-type="float">
            <text:p>68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41.82" calcext:value-type="float">
            <text:p>341.82</text:p>
          </table:table-cell>
          <table:table-cell table:formula="of:=[.B409]-273" office:value-type="float" office:value="68.82" calcext:value-type="float">
            <text:p>68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3.32" calcext:value-type="float">
            <text:p>343.32</text:p>
          </table:table-cell>
          <table:table-cell table:formula="of:=[.B410]-273" office:value-type="float" office:value="70.32" calcext:value-type="float">
            <text:p>70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2.46" calcext:value-type="float">
            <text:p>342.46</text:p>
          </table:table-cell>
          <table:table-cell table:formula="of:=[.B411]-273" office:value-type="float" office:value="69.46" calcext:value-type="float">
            <text:p>69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41.6" calcext:value-type="float">
            <text:p>341.6</text:p>
          </table:table-cell>
          <table:table-cell table:formula="of:=[.B412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41.6" calcext:value-type="float">
            <text:p>341.6</text:p>
          </table:table-cell>
          <table:table-cell table:formula="of:=[.B413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48.88" calcext:value-type="float">
            <text:p>348.88</text:p>
          </table:table-cell>
          <table:table-cell table:formula="of:=[.B414]-273" office:value-type="float" office:value="75.88" calcext:value-type="float">
            <text:p>75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44.71" calcext:value-type="float">
            <text:p>344.71</text:p>
          </table:table-cell>
          <table:table-cell table:formula="of:=[.B415]-273" office:value-type="float" office:value="71.71" calcext:value-type="float">
            <text:p>71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2.73" calcext:value-type="float">
            <text:p>342.73</text:p>
          </table:table-cell>
          <table:table-cell table:formula="of:=[.B416]-273" office:value-type="float" office:value="69.73" calcext:value-type="float">
            <text:p>69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3.28" calcext:value-type="float">
            <text:p>343.28</text:p>
          </table:table-cell>
          <table:table-cell table:formula="of:=[.B417]-273" office:value-type="float" office:value="70.28" calcext:value-type="float">
            <text:p>70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41.76" calcext:value-type="float">
            <text:p>341.76</text:p>
          </table:table-cell>
          <table:table-cell table:formula="of:=[.B418]-273" office:value-type="float" office:value="68.76" calcext:value-type="float">
            <text:p>68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37.47" calcext:value-type="float">
            <text:p>337.47</text:p>
          </table:table-cell>
          <table:table-cell table:formula="of:=[.B419]-273" office:value-type="float" office:value="64.47" calcext:value-type="float">
            <text:p>6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38.39" calcext:value-type="float">
            <text:p>338.39</text:p>
          </table:table-cell>
          <table:table-cell table:formula="of:=[.B420]-273" office:value-type="float" office:value="65.39" calcext:value-type="float">
            <text:p>65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39.22" calcext:value-type="float">
            <text:p>339.22</text:p>
          </table:table-cell>
          <table:table-cell table:formula="of:=[.B421]-273" office:value-type="float" office:value="66.22" calcext:value-type="float">
            <text:p>66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41.74" calcext:value-type="float">
            <text:p>341.74</text:p>
          </table:table-cell>
          <table:table-cell table:formula="of:=[.B422]-273" office:value-type="float" office:value="68.74" calcext:value-type="float">
            <text:p>68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37.46" calcext:value-type="float">
            <text:p>337.46</text:p>
          </table:table-cell>
          <table:table-cell table:formula="of:=[.B423]-273" office:value-type="float" office:value="64.46" calcext:value-type="float">
            <text:p>64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38.38" calcext:value-type="float">
            <text:p>338.38</text:p>
          </table:table-cell>
          <table:table-cell table:formula="of:=[.B424]-273" office:value-type="float" office:value="65.38" calcext:value-type="float">
            <text:p>6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39.2" calcext:value-type="float">
            <text:p>339.2</text:p>
          </table:table-cell>
          <table:table-cell table:formula="of:=[.B425]-273" office:value-type="float" office:value="66.2" calcext:value-type="float">
            <text:p>66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41.65" calcext:value-type="float">
            <text:p>341.65</text:p>
          </table:table-cell>
          <table:table-cell table:formula="of:=[.B426]-273" office:value-type="float" office:value="68.65" calcext:value-type="float">
            <text:p>68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37.39" calcext:value-type="float">
            <text:p>337.39</text:p>
          </table:table-cell>
          <table:table-cell table:formula="of:=[.B427]-273" office:value-type="float" office:value="64.39" calcext:value-type="float">
            <text:p>64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38.28" calcext:value-type="float">
            <text:p>338.28</text:p>
          </table:table-cell>
          <table:table-cell table:formula="of:=[.B428]-273" office:value-type="float" office:value="65.28" calcext:value-type="float">
            <text:p>65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39.1" calcext:value-type="float">
            <text:p>339.1</text:p>
          </table:table-cell>
          <table:table-cell table:formula="of:=[.B429]-273" office:value-type="float" office:value="66.1" calcext:value-type="float">
            <text:p>66.1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2" table:target-range-address="Result.A137:Result.F148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Result_spec.A137:Result_spec.F14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5:46:44.791577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5:14.763623522</meta:creation-date>
    <dc:date>2018-01-16T23:07:51.615140631</dc:date>
    <meta:editing-duration>P29DT19H48M46S</meta:editing-duration>
    <meta:editing-cycles>65</meta:editing-cycles>
    <meta:generator>LibreOffice/4.2.8.2$Linux_X86_64 LibreOffice_project/420m0$Build-2</meta:generator>
    <meta:document-statistic meta:table-count="8" meta:cell-count="10224" meta:object-count="0"/>
  </office:meta>
</office:document-meta>
</file>